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AF5FE7BC295A086B.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8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0"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1" style:family="graphic" style:parent-style-name="standard">
      <style:graphic-properties draw:stroke="solid" svg:stroke-width="0.048cm" svg:stroke-color="#ff0000" draw:stroke-linejoin="bevel" svg:stroke-linecap="round" draw:fill="none" fo:padding-top="0.024cm" fo:padding-bottom="0.024cm" fo:padding-left="0.024cm" fo:padding-right="0.024cm"/>
    </style:style>
    <style:style style:name="gr12"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AF5FE7BC295A086B.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499cm" svg:height="0.289cm" svg:x="14.802cm" svg:y="16.566cm" svg:viewBox="0 0 1500 290" svg:d="M187 149c0 46-7 81-25 106-14 25-38 35-70 35s-53-10-71-35c-14-25-21-60-21-106s7-81 21-107c18-21 39-31 74-31 32 0 53 10 71 35 14 22 21 57 21 103zM152 149c0-39-4-67-11-85-10-18-25-25-46-25s-38 7-46 25c-10 18-14 46-14 85s4 67 14 85c8 21 25 28 43 28 21 0 35-7 46-28 10-18 14-46 14-85zM402 42c-28 44-46 75-56 100-11 25-21 49-28 74-4 21-7 46-7 71h-36c0-36 7-71 21-110 15-38 39-84 74-135h-148v-28h180zM423 290l82-290h28l-78 290zM561 287v-29h71v-212l-64 47v-36l67-43h32v244h63v29zM957 213c0 24-10 42-29 56-14 14-39 21-67 21s-53-7-67-21c-18-14-25-32-25-56 0-18 4-36 14-46 11-11 25-18 39-21v-4c-14 0-28-11-35-21-7-14-11-25-11-42 0-22 7-37 21-51 18-14 39-17 64-17s46 3 63 17c15 11 23 29 23 54 0 14-4 28-12 39-11 14-21 21-35 21v4c14 3 28 10 39 21 11 10 18 28 18 46zM910 82c0-33-17-47-49-47-18 0-28 4-39 11-7 8-14 22-14 36s7 28 14 35c11 11 21 14 39 14 14 0 28-3 35-10 11-11 14-21 14-39zM917 209c0-18-3-32-14-39-10-7-25-14-42-14-18 0-32 7-42 14-11 11-15 21-15 39 0 35 18 57 57 57 21 0 35-4 42-15 11-10 14-24 14-42zM975 290l77-290h32l-81 290zM1109 287v-29h70v-212l-60 47v-36l64-43h32v244h67v29zM1500 146c0 45-7 84-24 109-18 25-43 35-74 35-22 0-39-3-50-14-14-7-21-21-28-42l35-4c4 21 21 32 46 32 18 0 32-7 46-28 11-18 14-43 14-78-3 11-14 21-25 28-14 7-24 11-42 11-25 0-42-11-56-25-14-17-25-39-25-67s11-54 25-68c17-17 38-24 67-24 31 0 53 10 70 31 14 22 21 58 21 104zM1465 110c0-21-7-38-18-53-10-15-24-18-38-18-18 0-32 3-39 15-11 14-14 28-14 49 0 18 3 36 14 46 7 11 21 18 39 18 10 0 17-4 28-7 7-4 14-11 18-18 7-11 10-21 10-32z">
          <text:p/>
        </draw:path>
        <draw:path draw:style-name="gr3" draw:text-style-name="P3" draw:layer="layout" svg:width="1.506cm" svg:height="0.297cm" svg:x="14.799cm" svg:y="16.562cm" svg:viewBox="0 0 1507 298" svg:d="M194 152c0 47-7 86-25 107-18 25-42 39-74 39s-57-14-71-39c-17-21-24-60-24-107 0-46 7-81 24-106 14-24 39-35 74-35 32 0 57 11 71 35 18 25 25 60 25 106zM190 152c0-42-11-81-25-102s-35-35-67-35c-35 0-56 10-70 35-14 21-25 56-25 102 0 47 11 82 25 107 14 21 39 32 67 32 32 0 53-11 70-32 14-25 25-60 25-107zM151 152c0-39-3-67-10-85-11-14-25-24-43-24-21 0-35 7-46 24-7 18-10 46-10 85 0 40 3 68 10 86 11 17 25 24 43 24 21 0 35-7 42-24 11-18 14-46 14-86zM158 152c0 40-3 68-14 89-10 18-28 29-49 29-18 0-35-11-46-29-11-17-14-49-14-89 0-39 3-67 14-88 11-18 28-25 49-25s39 11 46 28c11 18 14 46 14 85zM409 46c-28 43-46 78-60 103-11 22-18 46-25 71-3 21-7 46-7 71v3h-3-36-3v-3c0-36 7-71 21-110s42-85 74-138l3 3v4h-148v-4-28-3h180 4v3zM405 46v-28h-180 4v28h-4v-3h148 4v7c-35 49-60 92-74 131s-25 74-25 110v-4h36v4h-4c0-25 4-50 11-74 3-25 14-46 24-72 11-25 32-60 60-102zM423 294l81-294h4 28 3v4l-77 290v4h-4-32-3zM426 291h32v3h-3l77-294 4 4h-28l-78 290h-4zM560 291v-29-3h4 71v3h-4v-212h4v3l-60 43-4 3v-3-36-3l64-42h3 32v3 244-3h63 4v3 29 3h-4-169-4zM564 287h169v4h-3v-29h3v4h-63-4v-4-244h4-32l-63 46-4-4h4v36h-4v-4l60-46 7-3v7 212 4h-3-71v-4h4v29h-4zM959 217c0 24-7 45-25 60-17 14-38 21-70 21-28 0-53-7-71-21-14-15-24-36-24-60 0-18 3-36 17-50 7-11 21-18 39-22v4h-3v-4h3v4c-14-4-28-11-35-22-11-14-14-28-14-45 0-22 7-39 21-50 17-14 39-21 67-21s49 7 63 18c18 14 25 31 25 56 0 14-3 28-14 42-7 11-21 18-35 22v-4h3v4h-3v-4c17 4 31 11 42 22 11 14 14 28 14 50zM952 217c0-18-3-32-14-46-7-12-21-19-35-19l-4-3v-4c18-3 28-11 35-21 7-14 11-25 11-39 0-21-7-39-21-49-14-14-35-21-60-21s-46 7-60 21c-18 10-25 28-25 46 0 17 7 28 14 42 7 10 18 18 32 21h4v4 3h-4c-14 0-28 7-35 19-11 14-14 28-14 46 0 24 7 42 21 56 17 14 39 18 67 18s53-4 67-18 21-35 21-56zM910 85c0-28-14-42-46-42-18 0-28 3-35 10-11 7-15 18-15 32s4 25 15 35c7 7 17 11 35 11 14 0 28-4 35-11s11-17 11-35zM917 85c0 18-4 32-14 39-11 7-22 14-39 14-18 0-32-7-39-14-11-11-14-21-14-39 0-14 3-28 14-35 7-11 21-14 39-14 35 0 53 17 53 49zM917 213c0-18-4-28-14-39-11-7-22-10-39-10-18 0-32 3-39 14-11 7-14 17-14 35 0 35 18 53 53 53 17 0 32-4 42-14 7-7 11-21 11-39zM924 213c0 21-7 35-14 46-11 7-25 14-46 14-39 0-60-21-60-60 0-18 7-32 14-42 14-7 28-12 46-12 17 0 32 5 42 12 11 10 18 24 18 42zM973 294l79-294h3 32 4l-4 4-79 290v4h-3-32-3zM973 291h32v3h-4l83-294 3 4h-32 4l-82 290h-4zM1112 291v-29-3h70v3h-3v-212h3l4 3-64 43-3 3v-3-36-3l63-42h4 32 3v3 244h-3v-3h67 3v3 29 3h-3-173zM1112 287h173v4h-4v-29h4v4h-67-4v-4-244h4-32l-64 46v-4h4v36h-4l-3-4 60-46 7-3v7 212 4h-4-70v-4h3v29h-3zM1507 149c0 46-7 85-25 110-17 25-42 39-77 39-22 0-39-4-50-14-14-11-24-25-32-46v-4h4l35-3v3c7 18 21 28 46 28 18 0 32-7 42-24 11-18 18-46 18-79h4c-4 12-14 22-29 33-10 7-24 7-42 7-25 0-46-7-60-25s-21-40-21-68c0-31 7-53 25-70 17-18 38-25 67-25 31 0 56 11 70 35 18 21 25 57 25 103zM1500 149c0-46-7-78-21-99-14-25-39-35-67-35-29 0-50 10-64 24-14 18-25 39-25 67 0 25 8 46 22 65 17 17 35 24 56 24 14 0 28-3 42-10 11-7 18-14 25-26l4-14v14c0 36-4 61-18 82-11 18-28 29-46 29-28 0-42-11-49-36h3l-35 7v-3h4c3 17 14 32 24 42 14 7 32 11 50 11 31 0 56-11 70-36 18-24 25-60 25-106zM1465 113c0-21-7-38-15-49-10-14-24-21-38-21-18 0-29 7-39 17-7 11-14 25-14 46 0 18 7 32 14 46 10 12 21 15 39 15 10 0 17 0 24-8 11-3 14-7 22-17 3-8 7-18 7-29zM1468 113c0 11 0 25-7 32-3 7-14 14-21 22-7 4-18 7-28 7-18 0-32-7-43-18-10-14-14-32-14-50 0-21 4-39 14-49 11-14 25-18 43-18 17 0 31 7 42 21 11 15 14 32 14 53z">
          <text:p/>
        </draw:path>
        <draw:path draw:style-name="gr3" draw:text-style-name="P3" draw:layer="layout" svg:width="0.744cm" svg:height="0.282cm" svg:x="15.074cm" svg:y="18.859cm" svg:viewBox="0 0 745 283" svg:d="M176 280l-145-234v18 31 185h-31v-273h42l149 234c0-28-3-46-3-57v-177h35v273zM396 35v245h-39v-245h-92v-28h223v28zM745 202c0 25-11 46-28 60-21 14-50 21-85 21-67 0-106-24-116-70l35-7c7 17 14 28 28 35s32 14 53 14c25 0 43-7 57-14s17-21 17-35c0-11 0-18-3-22-4-7-11-11-18-15-7-3-18-7-28-10-7 0-18-4-32-7-21-4-39-11-49-14-11-4-18-11-25-18-7-4-14-11-18-21-3-4-3-14-3-25 0-25 7-42 28-53 18-14 42-21 74-21s57 7 71 14c17 11 28 25 35 50l-35 7c-4-15-11-25-25-32-11-7-25-11-46-11s-39 4-49 11c-11 7-18 17-18 32 0 10 4 17 7 21 4 7 11 10 18 14 10 3 28 10 53 14 7 3 14 3 24 7 8 0 15 4 25 7 7 4 14 7 18 11 7 3 14 7 17 10 7 7 11 14 15 22 3 7 3 18 3 25z">
          <text:p/>
        </draw:path>
        <draw:path draw:style-name="gr3" draw:text-style-name="P3" draw:layer="layout" svg:width="0.752cm" svg:height="0.286cm" svg:x="15.07cm" svg:y="18.859cm" svg:viewBox="0 0 753 287" svg:d="M177 280l-145-234h3l4 18v36 180 3h-4-31-4v-3-273-3h4 42 4l144 233v4h-3c-4-25-4-46-4-57v-177-3h4 31 4v3 273 3h-4-42-3zM180 276h42v4h-3v-273h3-31 3v177c0 11 0 32 0 57l4 10-7-10-148-234h3-42 3v273h-3v-4h31v4h-3v-180h3-3v-36h3-3v-18-11l3 11 145 230v4zM403 35v245 3h-3-39v-3-245 4h-93-3v-4-28-3h3 224 3v3 28 4h-3-92v-4zM400 32h92v3h-4v-28h4-224 4v28h-4v-3h93 4v3 245h-4v-4h39v4h-4v-245-3zM753 202c0 28-11 49-32 64-21 14-50 21-85 21-67 0-106-25-116-71l-4-3h4l35-11h4v4c3 17 14 28 24 35 14 7 32 10 53 10 25 0 43-3 57-10 10-11 17-21 17-35 0-7-3-14-7-22-3-3-7-7-14-10-7-4-18-7-28-11-11-3-21-3-32-7v-3 3c-21-3-39-10-49-14-11-3-21-10-28-18-8-3-11-10-15-21-3-7-7-18-7-29 0-25 11-42 29-56 17-14 45-18 77-18s57 4 74 14c18 7 28 25 36 50v3h-4l-35 7h-4v-3c-3-15-10-25-21-29-11-7-25-10-46-10s-35 3-49 10c-11 7-14 18-14 29 0 10 3 14 7 21 3 8 7 11 17 15 7 3 25 7 50 14 7 0 14 3 24 3 8 4 18 8 25 8 7 3 14 7 21 10 7 4 11 11 18 14 3 7 11 14 11 21 3 7 7 18 7 25zM746 202c0-7 0-14-4-21-4-11-7-14-11-21-7-4-10-7-17-11-7-3-14-7-21-10-7-4-14-4-25-7-7-4-14-4-25-8l4-3-4 3c-24-3-42-10-49-14-7-3-14-7-18-14-7-8-10-15-10-25 0-15 7-25 21-32 10-11 28-11 49-11s35 0 50 7c10 7 17 18 24 36h-3v-4l35-7v4h-4c-7-22-17-36-31-46-18-11-39-14-71-14s-56 7-74 17c-18 14-25 32-25 53 0 11 0 18 4 26 3 10 7 14 14 21s14 11 28 14c11 7 25 11 46 14 14 4 25 7 35 11 11 0 18 3 25 7 7 3 14 10 21 14 4 7 4 14 4 25 0 17-7 28-18 38-14 7-35 11-60 11-21 0-42-4-53-11-14-7-24-21-28-35v-3l4 3-39 7v-3h3c11 46 46 67 113 67 35 0 64-7 81-21 18-11 29-32 29-5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6.448cm" svg:height="0.413cm" svg:x="18.609cm" svg:y="15.458cm" svg:viewBox="0 0 6449 414" svg:d="M183 67v340h-53v-340h-130v-46h317v46zM550 258c0 53-11 91-32 116-25 25-56 40-102 40-43 0-74-15-95-40-22-28-32-67-32-116 0-99 42-152 130-152 46 0 78 14 99 39s32 60 32 113zM500 258c0-39-7-71-17-88-14-18-35-29-64-29-28 0-49 11-63 29-11 21-18 49-18 88s7 70 18 88c14 21 35 32 60 32 32 0 53-11 63-29 14-21 21-49 21-91zM659 113v187c0 18 4 35 7 46 4 11 11 18 18 21 7 7 21 7 35 7 25 0 43-7 57-25 14-14 21-38 21-67v-169h49v233c0 35 0 53 0 61h-46v-8c0-4 0-7 0-14 0-4 0-14-3-28-11 21-25 35-39 42-14 11-32 15-53 15-35 0-56-7-74-26-14-14-21-42-21-81v-194zM959 258c0 39 7 70 18 88 14 21 31 28 56 28 18 0 32-3 46-14 11-11 18-25 21-46l50 4c-4 31-18 53-39 70-18 19-46 26-74 26-43 0-74-15-96-40-24-28-31-67-31-116 0-50 7-85 31-113 22-25 53-39 92-39 32 0 57 7 78 25 17 14 32 35 35 63l-49 4c-4-18-11-28-18-39-11-11-28-14-46-14-25 0-46 7-56 25-11 17-18 45-18 88zM1252 163c10-22 25-36 39-43 14-10 35-14 56-14 32 0 57 7 71 25 14 14 21 42 21 81v195h-46v-188c0-21-4-35-7-46-4-10-11-18-21-21-7-7-18-7-35-7-22 0-39 7-53 25-15 14-22 35-22 63v174h-49v-407h49v106c0 14-3 25-3 35 0 11 0 18 0 22zM1735 325c0 28-10 49-32 67-21 15-49 22-88 22-35 0-63-7-84-19-18-14-32-31-39-56l42-11c7 18 14 29 28 36 11 10 32 10 53 10 25 0 46-3 57-10 10-7 17-18 17-36 0-10-3-21-14-28-7-7-21-14-39-18l-35-10c-28-7-49-14-60-21-10-7-21-14-28-25s-11-21-11-35c0-28 11-50 32-64 18-14 46-21 81-21 36 0 60 7 78 18 21 10 32 28 39 56l-46 4c-4-11-11-21-21-29-11-7-29-10-50-10s-35 3-49 10c-7 4-14 18-14 29 0 10 0 14 7 21 3 7 10 10 17 14 11 3 29 11 57 18 25 3 42 10 53 17 14 4 21 11 28 18s14 14 18 25c3 7 3 17 3 28zM1834 258c0 39 7 70 18 88 14 21 31 28 56 28 18 0 32-3 46-14 11-11 18-25 21-46l49 4c-3 31-17 53-35 70-21 19-49 26-81 26-39 0-70-15-92-40-21-28-35-67-35-116 0-50 14-85 35-113 22-25 53-39 92-39 32 0 57 7 78 25 17 14 31 35 35 63l-49 4c-4-18-11-28-22-39-10-11-24-14-42-14-28 0-46 7-56 25-11 17-18 45-18 88zM2081 407v-227c0-21 0-42-4-67h46c4 32 4 53 4 60 7-28 17-42 28-53 11-10 25-14 42-14 7 0 14 0 22 4v42c-8 0-18 0-29 0-17 0-35 7-46 25-10 17-17 42-17 77v153zM2303 268c0 36 7 64 21 81 14 18 32 29 60 29 21 0 39-4 53-14 11-11 21-18 25-32l42 10c-17 46-56 72-120 72-42 0-77-15-98-40-25-25-36-67-36-116 0-50 11-85 36-113 21-25 56-39 95-39 88 0 130 53 130 159v3zM2462 233c-4-32-11-53-25-70-10-15-32-22-56-22-21 0-43 11-57 25-14 18-21 39-21 67zM2614 268c0 36 7 64 21 81 14 18 35 29 60 29 21 0 39-4 53-14 10-11 21-18 24-32l43 10c-18 46-57 72-120 72-43 0-78-15-99-40-25-25-35-67-35-116 0-50 10-85 35-113 21-25 53-39 99-39 84 0 127 53 127 159v3zM2772 233c-3-32-10-53-24-70-11-15-32-22-57-22-21 0-42 11-56 25-14 18-21 39-21 67zM3072 407v-188c0-18 0-32-7-46 0-10-7-18-17-21-8-7-18-7-36-7-24 0-42 7-56 25-14 14-21 35-21 67v170h-50v-234c0-32 0-53 0-60h46v7c0 4 0 7 0 11 0 7 0 17 4 32 10-22 24-36 38-43 15-10 32-14 57-14 32 0 53 7 70 25 15 14 22 42 22 81v195zM3531 60c-42 0-74 11-99 39-21 28-35 67-35 113s14 85 39 116c21 29 56 43 98 43 53 0 96-29 120-81l46 21c-17 35-39 60-67 77-32 19-63 26-102 26s-71-7-99-26c-28-14-49-39-67-70-14-28-21-64-21-106 0-60 18-109 49-145 36-31 78-49 138-49 42 0 74 7 102 21 28 18 50 42 60 74l-46 14c-10-21-24-39-46-49-17-11-42-18-70-18zM3834 414c-28 0-49-7-67-26-14-14-21-35-21-63 0-32 11-53 32-71 17-17 49-24 95-28h67v-14c0-25-7-42-14-53-11-11-28-14-49-14-22 0-39 3-50 10-7 8-14 18-17 36l-50-4c7-56 46-81 117-81 38 0 67 7 85 25 18 17 28 42 28 74v127c0 17 4 28 8 35 3 7 10 11 21 11 3 0 10 0 14-4v33c-11 3-25 3-35 3-18 0-32-3-40-15-11-10-14-24-18-42-14 21-28 35-46 46-14 11-35 15-60 15zM3845 378c21 0 35-4 49-14 14-7 25-18 32-32 11-18 14-32 14-46v-25h-53c-25 0-42 4-53 7-14 4-21 11-28 22-7 10-11 21-11 35 0 17 4 28 15 39 10 7 21 14 35 14zM4294 325c0 28-11 49-32 67-21 15-49 22-88 22-35 0-67-7-85-19-21-14-32-31-39-56l43-11c3 18 14 29 28 36 11 10 28 10 53 10s42-3 53-10c14-7 17-18 17-36 0-10-3-21-10-28s-21-14-39-18l-35-10c-28-7-50-14-60-21-11-7-21-14-28-25s-11-21-11-35c0-28 11-50 28-64 21-14 50-21 85-21s60 7 78 18c21 10 31 28 35 56l-43 4c-3-11-10-21-21-29-14-7-28-10-49-10s-39 3-49 10c-11 4-15 18-15 29 0 10 0 14 7 21 4 7 11 10 18 14 11 3 28 11 53 18 28 3 46 10 56 17 15 4 22 11 29 18s10 14 14 25c3 7 7 17 7 28zM4393 268c0 36 7 64 21 81 14 18 35 29 60 29 21 0 39-4 53-14 10-11 21-18 24-32l43 10c-18 46-57 72-120 72-43 0-78-15-99-40-25-25-35-67-35-116 0-50 10-85 35-113 21-25 56-39 99-39 84 0 127 53 127 159v3zM4551 233c-3-32-10-53-21-70-14-15-35-22-60-22-21 0-42 11-56 25-11 18-21 39-21 67zM4837 407v-386h53v386zM5169 407v-188c0-18-4-32-7-46-4-10-11-18-18-21-7-7-21-7-35-7-25 0-46 7-57 25-14 14-21 35-21 67v170h-49v-234c0-32 0-53 0-60h46v7c0 4 0 7 0 11 0 7 0 17 0 32h3c11-22 21-36 39-43 14-10 32-14 53-14 35 0 56 7 70 25 18 14 25 42 25 81v195zM5511 325c0 28-11 49-32 67-21 15-49 22-88 22-35 0-64-7-85-19-17-14-31-31-38-56l45-11c4 18 11 29 25 36 14 10 32 10 53 10 28 0 46-3 56-10 11-7 18-18 18-36 0-10-3-21-14-28-7-7-21-14-39-18l-35-10c-25-7-46-14-60-21-11-7-18-14-25-25s-10-21-10-35c0-28 10-50 28-64 17-14 46-21 85-21 31 0 56 7 77 18 18 10 32 28 35 56l-45 4c0-11-11-21-22-29-10-7-28-10-45-10-25 0-39 3-50 10-10 4-18 18-18 29 0 10 4 14 8 21 3 7 10 10 21 14 7 3 24 11 53 18 24 3 42 10 56 17 11 4 21 11 25 18 7 7 14 14 17 25 4 7 4 17 4 28zM5610 268c0 36 7 64 21 81 14 18 35 29 60 29s42-4 53-14c14-11 21-18 28-32l42 10c-17 46-60 72-123 72-42 0-74-15-99-40-21-25-32-67-32-116 0-50 11-85 32-113 25-25 57-39 99-39 88 0 130 53 130 159v3zM5772 233c-4-32-14-53-25-70-14-15-31-22-56-22s-42 11-57 25c-14 18-21 39-21 67zM5885 407v-227c0-21 0-42-4-67h50c0 32 0 53 0 60h3c7-28 14-42 25-53 11-10 25-14 42-14 7 0 14 0 21 4v42c-7 0-14 0-24 0-21 0-39 7-50 25-10 17-14 42-14 77v153zM6181 407c-14 3-32 7-49 7-39 0-57-26-57-68v-198h-35v-35h35l14-67h36v67h53v35h-53v187c0 14 0 25 7 29 3 7 10 10 21 10 7 0 18-3 28-3zM6449 325c0 28-10 49-31 67-22 15-50 22-89 22-35 0-63-7-84-19-21-14-32-31-39-56l42-11c4 18 14 29 25 36 14 10 32 10 56 10 25 0 43-3 53-10 14-7 18-18 18-36 0-10-4-21-11-28s-21-14-38-18l-36-10c-28-7-49-14-60-21-10-7-21-14-28-25s-11-21-11-35c0-28 11-50 29-64 21-14 49-21 84-21 32 0 60 7 78 18 21 10 32 28 35 56l-42 4c-4-11-11-21-21-29-14-7-28-10-50-10-21 0-38 3-49 10-11 4-14 18-14 29 0 10 0 14 7 21 3 7 11 10 18 14 10 3 28 11 52 18 29 3 46 10 57 17 14 4 21 11 28 18s11 14 14 25c4 7 7 17 7 28z">
          <text:p/>
        </draw:path>
        <draw:path draw:style-name="gr3" draw:text-style-name="P3" draw:layer="layout" svg:width="6.456cm" svg:height="0.417cm" svg:x="18.605cm" svg:y="15.458cm" svg:viewBox="0 0 6457 418" svg:d="M191 67v340 3h-4-53v-3-340h-130-4v-46-3h4 317v3 46h-134zM187 64h134v3h-3v-46h3v4h-317v-4h3v46h-3v-3h130 4v3 340h-4 53-4v-340-3zM557 259c0 53-10 95-35 120-21 24-56 39-102 39-43 0-74-15-99-43-21-25-32-63-32-116 0-99 46-156 134-156 46 0 81 14 103 38 21 26 31 68 31 118zM554 259c0-50-14-88-32-113-21-26-53-36-99-36-88 0-130 50-130 149 0 53 10 88 35 113 21 28 53 38 92 38 46 0 77-10 99-35 21-25 35-63 35-116zM501 259c0-39-7-67-18-85-10-18-31-28-60-28-28 0-46 10-60 28-10 18-17 46-17 85 0 42 7 67 17 88 14 18 32 28 57 28 32 0 49-7 63-28 11-18 18-46 18-88zM508 259c0 42-7 74-21 91-14 22-35 32-67 32-25 0-46-10-60-32-14-21-21-49-21-91 0-39 7-67 21-88 14-18 35-30 63-30 32 0 53 12 64 30 14 17 21 49 21 88zM667 113v188c0 18 0 32 7 46 0 7 7 14 14 21 11 4 21 7 35 7 25 0 43-10 57-25 10-17 17-38 17-67v-170-3h4 49 4v3 234c0 35 0 53 0 60v3h-4-46-3c0-3 0-3 0-10 0-4 0-7 0-14 0-4 0-14 0-28v3-3l3 3c-10 21-24 35-38 42-18 11-36 15-57 15-35 0-60-11-74-25-14-18-25-46-25-81v-199-3h4 49 4zM663 117h-49v-4h3v199c0 35 7 60 22 77 14 14 35 21 70 21 21 0 39-3 53-10 14-11 28-25 39-42v-4h3v4c4 14 4 24 4 28 0 7 0 10 0 14 0 7 0 7 0 7h-4 46v3c-3-10-3-28-3-63v-234h3v4h-49v-4h3v170c0 32-7 53-21 71s-35 25-60 25c-14 0-28-4-35-7-11-4-18-14-21-25-4-11-7-25-7-46v-188h3zM967 259c0 39 7 67 17 88 11 18 28 25 53 25 18 0 32-4 43-11 10-11 17-25 21-42v-4h3l50 4h3v3c-7 28-18 53-39 67-21 18-49 29-77 29-43 0-78-15-99-43-21-25-32-63-32-116 0-50 11-85 32-113 21-29 56-43 95-43 32 0 60 10 78 24 21 19 35 40 39 68v4h-4l-49 3h-4v-3c0-14-7-25-17-35-11-11-25-15-43-15-25 0-42 7-53 25-14 18-17 46-17 85zM960 259c0-39 7-71 17-88 14-18 32-30 60-30 18 0 35 8 46 19s18 21 21 39h-3l49-4c-7-24-18-46-39-64-17-14-42-21-74-21-39 0-67 14-92 39-21 25-31 64-31 110 0 53 10 88 31 116 25 25 53 35 96 35 28 0 53-7 74-24 21-14 32-39 35-64h4-50v-3h4c-4 21-11 35-25 46-11 10-28 14-46 14-25 0-46-11-56-32-14-18-21-46-21-88zM1256 164c10-23 21-37 39-44 14-10 35-17 56-17 32 0 57 10 74 28 14 15 21 43 21 82v194 3h-3-46-4v-3-187c0-18-3-32-7-42-3-11-10-18-17-22-7-3-18-7-35-7-22 0-39 7-53 22-15 17-18 38-18 63v173 3h-4-49-3v-3-407h3 49 4v110c0 10-4 21-4 31 0 15 0 23 0 23h-3v-4zM1256 167h-4v-3c0-4 0-8 4-23 0-10 0-21 0-31v-110h3v4h-49v-4 407h49-3v-173c0-28 7-49 21-67 14-14 32-26 57-26 17 0 31 5 38 8 11 7 18 15 21 25 4 11 4 25 4 46v187h46v-194c0-39-7-64-25-82-14-14-35-21-67-21-21 0-42 3-53 14-17 7-28 22-39 43zM1743 326c0 28-11 53-32 67-21 17-53 25-92 25-35 0-67-8-84-18-22-14-36-32-43-60v-4h4l42-7 4-3v3c3 18 14 29 24 36 14 7 32 10 53 10 25 0 43-3 53-14 11-7 18-14 18-32 0-10-4-17-11-24s-21-11-39-18v-4 4l-35-7v-4 4c-28-11-49-18-60-25-14-7-21-14-28-24-7-11-11-25-11-39 0-28 11-51 29-65 21-14 49-21 84-21 36 0 60 7 81 18 18 10 32 29 39 57v4h-3l-46 3h-4c0-14-7-21-17-28-14-7-29-11-50-11s-35 4-46 11c-10 4-14 14-14 28 0 7 0 11 4 18 7 3 10 10 21 14 7 3 25 7 53 14 25 7 46 14 56 18 11 7 22 14 29 21s10 14 14 21c3 11 7 21 7 32zM1739 326c0-11-3-18-7-28-3-7-7-15-14-22s-18-14-28-17c-11-7-28-11-57-18l4-3-4 3c-24-7-42-14-53-18-10-3-17-10-21-14-3-7-7-14-7-21 0-14 7-28 18-35 10-7 28-12 49-12s39 5 50 12c14 7 21 21 24 35h-3v-3l46-7v3h-4c-7-25-17-43-35-54-18-10-46-17-78-17-35 0-63 7-81 21-18 15-28 36-28 61 0 14 3 24 10 35 8 11 15 18 29 25 10 7 28 14 56 21l39 7c18 7 28 14 39 21 7 7 10 18 10 28 0 18-3 32-17 39-11 7-32 11-57 11-21 0-42-4-56-11-11-7-21-21-25-35v-4l4 4-46 10v-3h3c4 25 18 42 39 53 18 14 46 17 81 17 39 0 67-7 88-21 22-14 32-35 32-63zM1842 259c0 39 3 67 17 88 11 18 28 25 53 25 18 0 32-4 42-11 11-11 18-25 22-42v-4h3l49 4h4v3c-7 28-18 53-39 67-21 18-49 29-81 29-39 0-74-15-95-43-21-25-32-63-32-116 0-50 11-85 32-113 21-29 56-43 95-43 32 0 57 10 78 24 21 19 35 40 38 68v4h-3l-49 3h-4v-3c0-14-7-25-18-35-10-11-24-15-42-15-25 0-42 7-53 25-14 18-17 46-17 85zM1834 259c0-39 8-71 18-88 14-18 32-30 60-30 21 0 35 8 46 19s18 21 21 39h-3l49-4h-4c-3-24-14-46-35-64-17-14-42-21-74-21-39 0-70 14-92 39-21 25-31 64-31 110 0 53 10 88 31 116 22 25 53 35 92 35 32 0 57-7 78-24 21-14 31-39 35-64h3-49v-3c0 21-7 35-21 46-14 10-28 14-46 14-25 0-46-11-56-32-14-18-22-46-22-88zM2081 407v-226c0-21 0-43-3-68v-3h3 46 4v3c0 33 3 54 3 61h-3v-3 3h-4c11-28 18-47 28-54 11-10 29-17 46-17 7 0 14 3 22 3h3v4 46 4h-7c-4-4-14-4-25-4-17 0-31 8-42 25-11 18-18 42-18 74v152 3h-3-46-4zM2085 407h46v-152c0-35 3-60 14-77 14-18 28-29 49-29 11 0 21 4 29 4v3h-4v-46h4l-4 3c-4-3-11-3-18-3-17 0-31 3-42 14-7 7-18 25-25 50v4h-3-4v-4c0-7 0-28 0-61v4h-46v-4h4c0 25 0 47 0 68zM2311 273c0 32 3 56 17 74s36 28 60 28c21 0 39-3 50-14 14-7 21-18 24-28l4-4 42 11 4 3v4c-18 46-60 71-124 71-42 0-77-15-102-39-21-29-32-67-32-120 0-50 11-88 32-113 25-29 56-43 99-43 88 0 134 57 134 163v7h-4-208zM2307 269h208v4-7c0-106-42-156-130-156-39 0-71 14-92 39-25 25-35 60-35 110 0 53 10 88 35 116 21 25 53 35 95 35 64 0 103-21 120-67v4l-42-14h3c-7 14-14 25-28 35-14 7-32 14-53 14-28 0-49-10-63-32-14-17-21-45-21-77v-4zM2462 234c-3-32-10-53-21-67-14-14-32-21-56-21-21 0-39 7-53 25-14 14-21 35-21 63h-4v-3h159v3zM2466 238h-159-3v-4c3-28 10-53 24-67 14-18 32-26 57-26 28 0 46 8 60 23 14 14 21 38 24 70v4zM2621 273c0 32 7 56 18 74 14 18 35 28 60 28 21 0 39-3 49-14 14-7 21-18 25-28v-4h3l46 11v3 4c-17 46-60 71-123 71-46 0-78-15-103-39-21-29-35-67-35-120 0-50 14-88 35-113 25-29 57-43 103-43 88 0 130 57 130 163v7h-3-208zM2618 269h208v4-7c0-106-43-156-127-156-43 0-74 14-99 39-21 25-32 60-32 110 0 53 11 88 32 116 25 25 56 35 99 35 63 0 102-21 116-67h4v4l-43-14h4c-7 14-14 25-28 35-14 7-32 14-53 14-28 0-50-10-64-32-14-17-21-45-21-77v-4zM2773 234c0-32-11-53-21-67-14-14-32-21-57-21-21 0-39 7-53 25-14 14-21 35-21 63h-3v-3h158v3zM2776 238h-158-4v-4c0-28 11-53 25-67 14-18 32-26 56-26 25 0 46 8 60 23 14 14 21 38 25 70v4zM3073 407v-187c0-18 0-32-4-42-3-11-10-18-17-22-8-3-22-7-36-7-24 0-42 7-53 25-14 14-21 35-21 64v169 3h-3-50v-3-229c0-37 0-58-3-65v-3h3 46 4v3c0 0 0 4 0 7 0 4 0 7 0 14 0 4 0 15 3 30h-3v-4 4h-4c14-23 25-37 39-47 18-7 35-14 60-14 32 0 56 10 70 28 18 15 25 43 25 82v194 3h-3-50-3zM3076 407h50-4v-194c0-39-7-64-21-79-14-17-35-24-67-24-25 0-39 3-57 14-14 7-24 22-35 43h-3-4v-3c0-15 0-26 0-30 0-7 0-10-3-14 0-3 0-7 0-7h3v4h-46v-4h4c0 7 0 28 0 65v229h-4 50-4v-169c0-29 7-53 21-71 14-14 36-26 60-26 18 0 28 5 39 8 7 7 14 15 18 25 3 14 7 28 7 46v187zM3535 64c-39 0-74 10-95 39-25 28-36 64-36 110 0 49 11 85 36 113 24 28 56 42 98 42 53 0 92-25 120-77v-4h4l42 25v3c-14 32-39 60-67 74-28 18-63 29-102 29s-74-11-102-25c-29-18-50-39-64-71-14-28-25-67-25-109 0-60 18-110 53-146 32-35 78-53 138-53 42 0 77 7 106 25 28 14 49 39 60 74h3l-3 4-50 14h-3c-11-21-25-39-43-53-21-11-42-14-70-14zM3535 57c28 0 53 7 74 17 18 11 35 32 42 53v4l-3-4 49-17v3c-14-32-35-53-60-70-28-15-60-25-102-25-57 0-102 18-134 53s-50 82-50 142c0 42 7 78 22 106 14 31 35 53 63 67 28 17 60 24 99 24s70-7 99-24c28-18 49-43 67-74h3l-3 3-43-21v-3l4 3c-28 53-71 81-124 81-42 0-77-14-102-46-25-28-39-67-39-116 0-46 14-86 39-114 21-28 57-42 99-42zM3838 418c-28 0-53-11-67-25-17-18-24-39-24-67 0-32 10-57 31-71 21-17 53-28 99-28h67-3v-14c0-25-4-39-15-49-10-11-24-15-45-15-22 0-39 4-46 11-11 7-14 18-18 32v3h-3l-50-3h-3v-4c7-57 49-85 120-85 38 0 67 10 88 28 17 18 29 43 29 75v127c0 14 0 28 7 35 0 4 7 7 18 7 3 0 10 0 14 0h3v32 3c-14 4-24 4-38 4-19 0-37-4-44-14-10-11-14-25-14-46h4c-15 21-29 39-46 49-18 11-39 15-64 15zM3838 410c25 0 46-3 60-14 18-7 32-21 43-46h3 4v4c3 18 7 32 14 42 7 7 21 11 40 11 10 0 24 0 35-4v4-32l3 4c-7 3-14 3-17 3-11 0-21-7-25-14s-7-18-7-35v-127c0-32-8-53-26-72-21-14-46-24-84-24-71 0-106 24-117 78v-3l50 3v4h-4c4-18 11-28 21-39 11-7 28-12 50-12 21 0 38 8 49 19s18 28 18 53v14 4h-4l-67 3v-3 3c-42 0-74 7-95 25-18 14-28 39-28 67s7 49 21 63 35 21 63 21zM3849 375c21 0 35-3 49-14 11-7 25-18 32-32s11-28 11-42v-25h3v4h-53c-25 0-42 3-53 7-10 7-21 10-24 21-8 7-11 18-11 32 0 17 3 28 14 35 7 11 18 14 32 14zM3849 382c-14 0-28-7-39-14-7-10-14-25-14-42 0-14 7-25 10-35 8-11 18-18 32-22 11-3 28-7 53-7v4-4l53-3h4v3 25c0 14-4 32-15 46-7 14-17 28-35 35-14 7-28 14-49 14zM4301 326c0 28-10 53-35 67-21 17-49 25-88 25s-67-8-85-18c-21-14-35-32-42-60v-4h3l43-7 3-3v3c4 18 11 29 25 36s28 10 53 10 42-3 53-14c10-7 17-14 17-32 0-10-3-17-10-24-11-7-21-11-39-18v-4 4l-35-7v-4 4c-28-11-50-18-60-25-14-7-25-14-32-24-7-11-11-25-11-39 0-28 11-51 32-65 18-14 50-21 85-21s60 7 81 18c18 10 32 29 35 57v4h-3l-43 3h-3c-4-14-7-21-21-28-11-7-25-11-46-11s-35 4-46 11c-11 4-14 14-14 28 0 7 0 11 3 18 4 3 11 10 18 14 11 3 28 7 57 14 24 7 42 14 56 18 11 7 21 14 28 21s11 14 14 21c4 11 7 21 7 32zM4294 326c0-11 0-18-3-28-4-7-11-15-18-22-3-7-14-14-25-17-10-7-28-11-56-18v-3 3c-28-7-46-14-53-18-10-3-18-10-21-14-4-7-7-14-7-21 0-14 7-28 18-35 10-7 28-12 49-12s39 5 49 12c14 7 21 21 25 35h-4v-3l43-7v3c-7-25-18-43-35-54-22-10-46-17-78-17-35 0-64 7-81 21-18 15-28 36-28 61 0 14 3 24 10 35s14 18 25 25c14 7 32 14 60 21l35 7c18 7 32 14 39 21 10 7 14 18 14 28 0 18-7 32-18 39-10 7-31 11-56 11s-42-4-57-11c-14-7-21-21-28-35l4-4v4l-43 10v-3h4c3 25 18 42 35 53 21 14 50 17 85 17 39 0 67-7 88-21 18-14 28-35 28-63zM4400 273c0 32 7 56 18 74 14 18 35 28 60 28 21 0 39-3 49-14 14-7 21-18 25-28v-4h3l46 11v3 4c-17 46-60 71-123 71-43 0-78-15-103-39-21-29-35-67-35-120 0-50 14-88 35-113 25-29 57-43 103-43 88 0 130 57 130 163v7h-3-208zM4397 269h208v4-7c0-106-43-156-127-156-43 0-74 14-99 39-21 25-32 60-32 110 0 53 11 88 32 116 25 25 56 35 99 35 63 0 102-21 116-67h4v4l-43-14h4c-7 14-14 25-28 35-14 7-32 14-53 14-28 0-50-10-64-32-14-17-21-45-21-77v-4zM4552 234c0-32-11-53-21-67-14-14-32-21-57-21-21 0-39 7-53 25-14 14-21 35-21 63h-3v-3h158v3zM4555 238h-158-4v-4c0-28 11-53 25-67 14-18 35-26 56-26 25 0 46 8 60 23 14 14 21 38 25 70v4zM4838 407v-386-3h3 53v3 386 3h-53-3zM4841 407h53-3v-386h3v4h-53v-4h4v386zM5169 407v-187c0-18 0-32-7-42-3-11-7-18-14-22-11-3-21-7-35-7-25 0-43 7-57 25-10 14-17 35-17 64v169 3h-4-49-4v-3-229c0-37 0-58 0-65v-3h4 46l3 3c0 0 0 4 0 7 0 4 0 7 0 14 0 4 0 15 0 30h-3v-4h3v4h-3c10-23 24-37 38-47 18-7 36-14 57-14 35 0 60 10 74 28 14 15 25 43 25 82v194 3h-4-49-4zM5173 407h49-3v-194c0-39-7-64-22-79-14-17-38-24-70-24-21 0-39 3-53 14-14 7-25 22-39 43h-3-4v-3c0-15 0-26 0-30 0-7 0-10 0-14 0-3 0-7 0-7h4v4h-46v-4c0 7 3 28 3 65v229h-3 49-3v-169c0-29 7-53 21-71 14-14 35-26 60-26 14 0 28 5 35 8 11 7 18 15 21 25 4 14 7 28 7 46v187zM5518 326c0 28-10 53-31 67-21 17-53 25-92 25-35 0-64-8-85-18-21-14-35-32-38-60l-4-4h4l42-7 3-3v3c4 18 14 29 25 36 14 7 32 10 53 10 28 0 42-3 53-14 14-7 18-14 18-32 0-10-4-17-11-24s-21-11-39-18v-4 4l-35-7v-4 4c-28-11-46-18-60-25s-21-14-28-24c-7-11-11-25-11-39 0-28 11-51 28-65 21-14 50-21 89-21 31 0 56 7 77 18 18 10 32 29 39 57v4h-4l-42 3h-3c-4-14-11-21-22-28-10-7-28-11-45-11-25 0-39 4-50 11-10 4-14 14-14 28 0 7 0 11 7 18 4 3 11 10 18 14 7 3 24 7 53 14 24 7 45 14 56 18 14 7 21 14 28 21s11 14 18 21c3 11 3 21 3 32zM5515 326c0-11-4-18-7-28-4-7-7-15-14-22s-14-14-25-17c-14-7-32-11-56-18v-3 3c-29-7-46-14-57-18-7-3-14-10-21-14-4-7-7-14-7-21 0-14 7-28 18-35 10-7 28-12 53-12 17 0 35 5 49 12 10 7 18 21 21 35h-3v-3l45-7v3h-3c-4-25-18-43-35-54-18-10-43-17-74-17-39 0-64 7-85 21-18 15-25 36-25 61 0 14 0 24 7 35s18 18 28 25c11 7 32 14 60 21l36 7c17 7 31 14 38 21 8 7 15 18 15 28 0 18-7 32-22 39-10 7-28 11-56 11-21 0-39-4-53-11s-25-21-28-35l3-4v4l-42 10-3-3h3c7 25 18 42 39 53 17 14 46 17 81 17 39 0 67-7 88-21s32-35 32-63zM5617 273c0 32 7 56 21 74 15 18 32 28 57 28 21 0 39-3 53-14 10-7 21-18 24-28v-4h4l42 11 4 3-4 4c-17 46-56 71-123 71-42 0-78-15-99-39-25-29-35-67-35-120 0-50 10-88 35-113 21-29 57-43 99-43 88 0 134 57 134 163v7h-4-211zM5614 269h211v4h-3v-7c0-106-42-156-127-156-42 0-74 14-95 39-22 25-36 60-36 110 0 53 14 88 36 116 21 25 53 35 95 35 63 0 102-21 120-67h3l-3 4-43-14h4c-4 14-14 25-28 35-11 7-28 14-53 14s-46-10-60-32c-14-17-25-45-25-77v-4zM5772 234c-3-32-10-53-24-67-11-14-28-21-53-21s-42 7-57 25c-10 14-17 35-21 63v-3h159v3zM5776 238h-159-3v-4c0-28 7-53 21-67 14-18 35-26 60-26s46 8 56 23c14 14 25 38 25 70zM5885 407v-226c0-21 0-43-3-68v-3h3 50v3c3 33 3 54 3 61h-3v-3h3v3h-3c7-28 14-47 28-54 11-10 25-17 42-17 7 0 14 3 21 3h4v4 46 4h-4c-7-4-17-4-24-4-21 0-36 8-46 25-11 18-14 42-14 74v152 3h-4-49-4zM5889 407h49-3v-152c0-35 7-60 17-77 11-18 29-29 50-29 10 0 17 4 24 4v3h-3v-46h3v3c-7-3-14-3-21-3-17 0-28 3-39 14-10 7-21 25-28 50v4h-3-4v-4c0-7 0-28 0-61h4v4h-50v-4h4c0 25 3 47 3 68v226zM6189 410c-18 4-36 4-53 4-39 0-60-21-60-67v-198h3v4h-35-3v-4-36-3h3 35v3h-3l14-67 3-3h36v3 67-3h53 3v3 36 4h-3-53v-4 187c0 14 3 22 7 29 3 3 10 7 21 7 7 0 18 0 28-4h4v4 35zM6185 407v-35l4 3c-14 0-25 0-32 0-11 0-21 0-25-7-3-7-7-18-7-32v-187-3h4 53v3h-4v-36h4v4h-53-4v-4-67h4v4h-36v-4h4l-14 67v4h-4-35v-4h4v36h-4v-3h35 4v3 198c0 42 18 63 53 63 17 0 35-3 49-7zM6457 326c0 28-11 53-32 67-25 17-53 25-92 25-35 0-67-8-88-18-17-14-32-32-39-60v-4h4l42-7 4-3v3c3 18 10 29 24 36 11 7 32 10 53 10 25 0 43-3 53-14 11-7 18-14 18-32 0-10-7-17-14-24s-18-11-35-18v-4 4l-36-7v-4 4c-28-11-49-18-63-25-11-7-21-14-28-24-8-11-11-25-11-39 0-28 11-51 32-65 17-14 49-21 84-21 32 0 60 7 78 18 21 10 35 29 39 57v4l-46 3h-4c-3-14-10-21-21-28-10-7-24-11-46-11-21 0-35 4-45 11-11 4-18 14-18 28 0 7 3 11 7 18 3 3 11 10 18 14 10 3 28 7 56 14 25 7 42 14 56 18 11 7 22 14 29 21 3 7 10 14 14 21 3 11 7 21 7 32zM6450 326c0-11 0-18-4-28-3-7-10-15-14-22-7-7-17-14-28-17-11-7-32-11-57-18v-3 3c-28-7-45-14-52-18-11-3-18-10-22-14-3-7-7-14-7-21 0-14 4-28 18-35 11-7 28-12 49-12 22 0 39 5 50 12 14 7 21 21 24 35h-3v-3l42-7v3c-7-25-17-43-35-54-21-10-46-17-78-17-35 0-63 7-81 21-21 15-28 36-28 61 0 14 4 24 11 35s14 18 24 25c14 7 32 14 60 21l36 7c17 7 31 14 42 21 7 7 10 18 10 28 0 18-7 32-17 39-11 7-32 11-57 11-24 0-42-4-56-11s-21-21-28-35l3-4v4l-42 10v-3h3c4 25 18 42 36 53 21 14 49 17 84 17 39 0 67-7 85-21 21-14 32-35 32-63z">
          <text:p/>
        </draw:path>
        <draw:path draw:style-name="gr3" draw:text-style-name="P3" draw:layer="layout" svg:width="2.36cm" svg:height="0.367cm" svg:x="18.616cm" svg:y="16.28cm" svg:viewBox="0 0 2361 368" svg:d="M130 287l-67-95-28 21v74h-35v-287h35v181l92-102h42l-85 88 88 120zM250 290c-21 0-35-3-46-17-10-11-14-25-14-42 0-25 7-39 21-50 14-14 36-21 67-21h46v-11c0-17-3-28-10-35-7-10-18-14-32-14-18 0-28 4-35 11-8 3-11 10-11 24l-39-3c7-39 35-60 85-60 25 0 46 7 60 21 14 11 17 28 17 53v88c0 11 4 21 4 25 3 3 11 7 18 7 3 0 7 0 10 0v21c-7 0-17 3-28 3s-21-3-25-10c-7-7-10-18-10-32h-4c-7 14-17 25-28 32-14 7-28 10-46 10zM261 266c10 0 21-4 31-11 11-3 18-14 25-21 7-11 7-21 7-32v-17h-35c-18 0-32 3-39 7-7 3-14 7-18 14-7 3-7 14-7 25 0 10 4 17 7 24 7 7 18 11 29 11zM553 287v-131c0-14-3-24-3-31-4-11-7-14-14-18-7-3-14-7-25-7-18 0-32 7-42 18-11 14-14 28-14 49v120h-36v-162c0-25 0-43 0-46h32v3c0 4 0 7 0 11 4 3 4 11 4 21 7-14 17-25 28-32 10-7 21-10 39-10 21 0 39 7 49 17 11 15 18 32 18 60v138zM719 368c-21 0-42-3-53-14-14-7-21-21-28-35l35-7c4 10 7 17 18 24 7 4 18 7 28 7 36 0 53-21 53-60v-35c-7 14-14 25-28 32-11 7-25 7-39 7-25 0-46-7-56-25-11-14-18-42-18-77 0-39 7-64 21-85 11-18 32-25 57-25 14 0 28 4 38 11 11 7 18 18 25 28 0-3 0-10 0-21 4-11 4-14 4-14h31c0 7 0 21 0 42v159c0 60-28 88-88 88zM772 185c0-18 0-32-7-46-3-11-10-21-18-28-10-7-17-11-28-11-21 0-31 7-42 21-7 14-11 32-11 64 0 28 4 49 11 60 7 14 21 17 39 17 10 0 21 0 31-7 8-7 15-17 18-28 7-14 7-28 7-42zM917 290c-21 0-39-3-50-17-10-11-14-25-14-42 0-25 7-39 21-50 15-14 36-21 68-21h49v-11c0-17-7-28-14-35-4-10-18-14-32-14-18 0-28 4-35 11-7 3-11 10-11 24l-39-3c7-39 36-60 85-60 28 0 46 7 60 21 14 11 21 28 21 53v88c0 11 0 21 4 25 0 3 7 7 14 7 3 0 7 0 10 0v21c-7 0-17 3-24 3-14 0-25-3-29-10-7-7-10-18-10-32-11 14-21 25-32 32-14 7-28 10-42 10zM924 266c10 0 25-4 35-11 7-3 14-14 21-21 7-11 11-21 11-32v-17h-39c-18 0-28 3-39 7-7 3-14 7-17 14-4 3-7 14-7 25 0 10 3 17 7 24 7 7 14 11 28 11zM1083 287v-159c0-14 0-32 0-49h31c4 25 4 39 4 42 7-17 10-32 18-39 10-3 17-10 31-10 4 0 11 3 14 3v32c-3 0-10 0-17 0-14 0-25 7-36 18-7 14-10 31-10 53v109zM1390 181c0 39-8 67-25 85-14 17-39 24-71 24-28 0-53-7-67-28-14-17-24-46-24-81 0-70 31-109 95-109 32 0 56 10 70 28s22 46 22 81zM1354 181c0-28-3-46-14-60-7-14-21-21-42-21s-35 7-46 21c-7 14-14 32-14 60s7 50 14 64c11 14 25 21 42 21 21 0 39-7 46-21 7-11 14-32 14-64zM1613 181c0 39-7 67-25 85-14 17-39 24-70 24-29 0-53-7-67-28-19-17-26-46-26-81 0-70 33-109 96-109 32 0 53 10 71 28 14 18 21 46 21 81zM1578 181c0-28-4-46-15-60-7-14-21-21-42-21s-35 7-46 21c-7 14-10 32-10 60s3 50 10 64c11 14 25 21 43 21 21 0 35-7 45-21 11-11 15-32 15-64zM1835 181c0 74-28 109-78 109-31 0-52-10-63-35h-4c4 0 4 11 4 32v81h-35v-247c0-21 0-35-4-42h35v3c0 4 0 11 0 18s4 11 4 14c7-14 14-25 25-32 10-3 21-7 38-7 25 0 46 7 57 25 14 18 21 46 21 81zM1796 181c0-28-3-46-10-60s-22-21-39-21c-11 0-21 4-32 11-7 7-14 14-18 28-3 10-3 28-3 46 0 28 3 49 11 63 10 11 24 18 42 18 17 0 32-7 39-18 7-14 10-35 10-67zM1934 290c-21 0-39-3-50-17-10-11-14-25-14-42 0-25 7-39 21-50 15-14 36-21 68-21h49v-11c0-17-7-28-14-35-4-10-18-14-32-14-18 0-28 4-35 11-7 3-11 10-11 24l-39-3c7-39 36-60 85-60 28 0 46 7 60 21 14 11 21 28 21 53v88c0 11 0 21 4 25 0 3 7 7 14 7 3 0 7 0 10 0v21c-7 0-17 3-24 3-14 0-25-3-29-10-7-7-10-18-10-32-11 14-21 25-32 32-14 7-28 10-42 10zM1941 266c10 0 25-4 35-11 7-3 14-14 21-21 7-11 11-21 11-32v-17h-39c-18 0-28 3-39 7-7 3-14 7-17 14-4 3-7 14-7 25 0 10 3 17 7 24 7 7 14 11 28 11zM2301 287h-43l-35-148-7-32c0 7-3 14-7 25 0 10-14 63-39 155h-39l-60-208h36l35 141c0 3 3 18 7 39l7-14 42-166h36l38 144 8 36 7-28 38-152h36z">
          <text:p/>
        </draw:path>
        <draw:path draw:style-name="gr3" draw:text-style-name="P3" draw:layer="layout" svg:width="2.363cm" svg:height="0.374cm" svg:x="18.616cm" svg:y="16.277cm" svg:viewBox="0 0 2364 375" svg:d="M130 289l-70-95h3l-28 21h3v74 3h-3-35v-3-286-3h35 3v3 180h-3v-3l92-103h42 3l-3 4-85 88 88 120 4 3h-4-42zM130 289h42-3l-88-120 84-92 4 4h-42 3l-92 102-3 4v-4-180h-35 3v286h-3 35v-74-4l25-21h3l71 99zM250 296c-21 0-35-7-46-18-10-14-17-28-17-49s7-39 21-49c14-11 39-18 70-22h46v4-14c0-14-3-25-10-32s-18-10-32-10c-18 0-28 0-32 7-7 3-14 10-14 24h-4l-35-3v-4c4-35 35-56 85-56 28 0 46 7 60 17 14 15 21 32 21 57v88c0 11 0 18 3 21 4 7 8 7 15 7 3 0 7 0 10 0h4v25h-4c-7 3-17 3-28 3s-21-3-28-10c-4-7-11-18-11-32h4-4 4c-11 14-21 28-32 35-14 7-28 11-46 11zM250 292c18 0 32-3 42-10 15-7 25-18 32-35h4v3c3 14 3 21 10 28 4 7 14 11 25 11s21 0 28-4v4-25 4c-3 0-7 0-10 0-7 0-15-4-18-7-4-7-4-14-4-25v-88c0-25-7-39-21-53-10-11-31-18-56-18-50 0-78 18-81 57h-4v-4l39 4v3h-4c0-14 7-21 15-28 7-7 17-7 35-7 14 0 28 4 35 11s11 21 11 35v14h-4-46c-31 3-53 7-67 21-14 11-21 25-21 46s7 35 14 46c11 10 28 17 46 17zM261 264c10 0 21-3 31-7 11-7 18-14 25-24 4-11 7-18 7-32v-14l-35 3c-18 0-28 0-39 4-7 3-14 7-18 14-3 3-7 14-7 21 0 14 4 21 11 28 3 4 14 7 25 7zM261 268c-14 0-22-4-29-11s-10-14-10-28c0-7 3-18 7-25 7-7 14-10 21-14 7-3 21-7 39-7v4-4h35 4v4 14c0 14-4 24-11 35-3 11-14 18-21 25-11 3-25 7-35 7zM550 289v-134c0-14 0-21-4-32-3-7-7-10-10-14-7-3-14-3-25-3-18 0-32 3-39 17-10 11-14 25-14 46v120 3h-3-36v-3-166c0-21 0-39-3-42v-4h3 32 4v4 3c0 4 0 7 0 11 0 3 0 11 0 21v-3 3h-4c11-18 18-28 28-32 11-7 25-10 43-10 21 0 39 7 49 17 14 11 18 32 18 57v141 3h-36-3zM553 289h36-4v-141c0-25-7-42-14-53-10-11-28-18-49-18-18 0-29 4-39 11-11 3-18 14-28 28h-4c0-10 0-18 0-21 0-4 0-7 0-11 0-3 0-3 0-3h-32 4c0 3 0 21 0 42v166h-4 36v-120c0-21 3-39 14-49 10-14 21-18 42-18 11 0 18 0 25 4 7 3 10 10 14 17 3 7 3 18 3 32zM719 375c-21 0-42-4-56-14-11-11-21-22-25-40v-4l35-3h4c0 11 7 18 14 22 7 7 18 7 28 7 36 0 53-18 53-58v-35h4c-7 14-18 25-29 32-14 7-28 10-42 10-25 0-46-7-56-28-14-14-21-42-21-81 0-35 7-63 21-81s35-28 60-28c14 0 28 3 38 10 11 7 22 18 29 32h-4v-3 3c0-3 0-10 0-21s0-14 0-18h4 31 4v4c0 7 0 21 0 42v159c0 61-32 93-92 93zM719 371c60 0 85-28 85-89v-159c0-21 0-35 3-42h-31 3c-3 0-3 7-3 14 0 11 0 18 0 21h-4c-7-10-14-21-25-28-10-7-24-11-38-11-25 0-46 11-57 29-14 17-21 42-21 77 0 39 7 64 21 81 11 18 28 25 53 25 14 0 28-4 39-11s21-17 28-28v-3h4v3 35c0 40-18 61-57 61-10 0-21 0-31-7-8-3-15-14-15-22v-3 3l-35 4h4c3 15 10 29 24 36 14 11 32 14 53 14zM772 183c0-14-3-28-7-42-7-11-10-21-21-28-7-4-18-7-25-7-17 0-31 3-39 17-7 14-10 32-10 60s3 50 10 60c8 14 18 21 36 21 10 0 21-3 28-10 11-7 14-14 21-29 4-10 7-24 7-42zM776 183c0 18-4 32-7 46-7 11-11 21-22 28-10 7-17 11-31 11-18 0-32-7-39-21s-14-36-14-64 7-49 14-63c7-11 21-18 42-18 11 0 18 0 28 7 11 7 15 18 22 32 3 10 7 24 7 42zM917 296c-25 0-39-7-50-18-10-14-17-28-17-49s7-39 21-49c14-11 39-18 71-22h49v4h-4v-14c0-14-3-25-10-32s-18-10-32-10-28 0-35 7c-4 3-11 10-11 24l-39-3v-4c4-35 36-56 85-56 28 0 46 7 60 17 14 15 21 32 21 57v88c0 11 0 18 4 21 3 7 7 7 14 7 3 0 7 0 10 0h4v25h-4c-7 3-17 3-24 3-14 0-25-3-32-10s-7-18-11-32h4c-11 14-18 28-32 35-10 7-28 11-42 11zM917 292c14 0 28-3 42-10 11-7 18-18 28-35h4v3c0 14 7 21 10 28 8 7 15 11 29 11 7 0 14 0 24-4v4h-3v-25h3v4c-3 0-7 0-10 0-7 0-14-4-18-7-3-7-3-14-3-25v-88c0-25-7-39-22-53-10-11-28-18-56-18-49 0-74 18-81 57h-4v-4l39 4v3h-3c3-14 7-21 14-28s17-7 35-7c14 0 28 4 35 11s11 21 11 35v14h-49c-32 3-53 7-68 21-14 11-21 25-21 46s7 35 18 46c7 10 25 17 46 17zM924 264c10 0 21-3 32-7 10-7 17-14 21-24 7-11 10-18 10-32v-14h4l-39 3c-18 0-28 0-39 4-7 3-14 7-17 14-4 3-7 14-7 21 0 14 3 21 10 28 7 4 14 7 25 7zM924 268c-14 0-21-4-28-11s-11-14-11-28c0-7 4-18 7-25 7-7 14-10 21-14 7-3 21-7 39-7v4-4h39v4 14c0 14-4 24-7 35-7 11-14 18-25 25-10 3-21 7-35 7zM1083 289v-159c0-17 0-32-4-49v-4h4 31 4v4c0 21 0 35 0 42v-3 3h-4c7-21 14-32 22-39 7-7 17-10 31-10 4 0 11 0 14 0l4 3v32 4h-4c-3-4-10-4-17-4-14 0-25 7-32 18-7 14-11 28-11 53v109 3h-3-35zM1083 289h35v-109c0-25 3-43 10-53 8-14 22-21 36-21 7 0 14 0 17 3h-3v-32h3v4c-3-4-10-4-14-4-14 0-21 4-28 11s-14 18-21 35h-4c0-7 0-21 0-42h-31 3c0 17 0 32 0 49v159zM1393 183c0 39-11 67-25 85-17 17-42 28-74 28-28 0-53-11-67-32-17-17-24-46-24-81 0-70 31-109 95-109 32 0 56 10 70 28 18 18 25 46 25 81zM1386 183c0-35-7-63-21-81-14-14-35-25-67-25-64 0-92 36-92 106 0 35 7 60 21 81 18 18 39 28 67 28 32 0 53-10 71-28 14-17 21-42 21-81zM1351 183c0-28-4-49-11-60-10-14-21-21-42-21s-35 7-43 21c-10 14-14 32-14 60s4 50 14 60c8 14 22 21 39 21 21 0 36-7 46-17 7-14 11-36 11-64zM1354 183c0 28-3 53-14 64-7 14-25 21-46 21-17 0-35-7-42-21-11-14-14-36-14-64s3-49 14-63 25-22 46-22 35 8 46 22c7 14 10 35 10 63zM1616 183c0 39-10 67-24 85-18 17-43 28-74 28-29 0-54-11-72-32-14-17-25-46-25-81 0-70 36-109 100-109 32 0 57 10 71 28 17 18 24 46 24 81zM1613 183c0-35-11-63-25-81-14-14-35-25-67-25-64 0-96 36-96 106 0 35 10 60 25 81 17 18 39 28 68 28 31 0 52-10 70-28 14-17 25-42 25-81zM1574 183c0-28-4-49-11-60-10-14-21-21-42-21s-35 7-42 21c-12 14-15 32-15 60s3 50 15 60c7 14 21 21 39 21 21 0 35-7 42-17 10-14 14-36 14-64zM1578 183c0 28-4 53-15 64-7 14-24 21-45 21-18 0-32-7-43-21s-15-36-15-64 4-49 15-63 25-22 46-22 35 8 46 22c7 14 11 35 11 63zM1835 183c0 74-25 113-78 113-31 0-56-14-67-39h4-4 4c0 0 0 11 0 32v82 4h-35-4v-4-248c0-21 0-35 0-42v-4h35l4 4v3c0 4 0 11 0 14 0 8 0 11 0 15h-4c7-15 15-25 25-29 11-7 25-10 42-10 25 0 46 10 60 28 11 18 18 46 18 81zM1832 183c0-35-4-63-18-81-14-14-32-25-57-25-17 0-28 4-38 11-11 3-18 14-25 28h-4v-3c0-4 0-7 0-15 0-3 0-10-3-14 0-3 0-3 0-3h3-35 4c0 7 0 21 0 42v248h35-4v-82c0-21 0-32 0-32l-3-3h3 4v3c11 21 32 35 63 35 50 0 75-35 75-109zM1796 183c0-28-3-49-10-60-11-14-22-17-39-17-11 0-21 3-28 7-7 7-14 14-18 28-4 10-7 28-7 46 0 28 3 46 14 60 7 10 21 17 39 17 17 0 28-7 39-17 7-11 10-32 10-64zM1800 183c0 32-4 53-11 67-10 11-25 18-42 18-18 0-32-7-42-18-11-14-15-35-15-63 0-22 4-36 7-50 4-10 11-21 18-28 7-3 21-7 32-7 21 0 32 7 42 18 7 14 11 35 11 63zM1934 296c-25 0-39-7-50-18-10-14-17-28-17-49s7-39 21-49c14-11 39-18 71-22h49v4h-4v-14c0-14-3-25-10-32s-18-10-32-10-28 0-35 7c-4 3-11 10-11 24l-39-3v-4c4-35 36-56 85-56 28 0 46 7 60 17 14 15 21 32 21 57v88c0 11 0 18 4 21 3 7 7 7 14 7 3 0 7 0 10 0h4v25h-4c-7 3-17 3-24 3-14 0-25-3-32-10s-7-18-11-32h4c-11 14-18 28-32 35-10 7-28 11-42 11zM1934 292c14 0 28-3 42-10 11-7 18-18 28-35h4v3c0 14 7 21 10 28 8 7 15 11 29 11 7 0 14 0 24-4v4h-3v-25h3v4c-3 0-7 0-10 0-7 0-14-4-18-7-3-7-3-14-3-25v-88c0-25-7-39-22-53-10-11-28-18-56-18-49 0-74 18-81 57h-4v-4l39 4v3h-3c3-14 7-21 14-28s17-7 35-7c14 0 28 4 35 11s11 21 11 35v14h-49c-32 3-53 7-68 21-14 11-21 25-21 46s7 35 18 46c7 10 25 17 46 17zM1941 264c10 0 21-3 32-7 10-7 17-14 21-24 7-11 10-18 10-32v-14h4l-39 3c-18 0-28 0-39 4-7 3-14 7-17 14-4 3-7 14-7 21 0 14 3 21 10 28 7 4 14 7 25 7zM1941 268c-14 0-21-4-28-11s-11-14-11-28c0-7 4-18 7-25 7-7 14-10 21-14 7-3 21-7 39-7v4-4h39v4 14c0 14-4 24-7 35-7 11-14 18-25 25-10 3-21 7-35 7zM2301 292h-43v-3l-35-148-7-32h4c-4 7-4 14-7 25-4 10-15 63-39 155v3h-4-39-3v-3l-57-208v-4h36 3v4l35 141h-3 3c0 3 4 14 8 39h-4l4-18 42-162v-4h3 36 3v4l35 141 11 39h-3l3-28 39-152 3-4h36 3l-3 4-60 208zM2297 289l60-208h4-36 4l-39 152h-3 3l-7 28-3 7v-7l-11-39h3-3l-35-141h-36l-42 166-3 14-4 7v-7c-4-25-7-36-7-39l-35-141h-36 4l60 208h-4 39c25-92 35-145 39-155 4-11 4-21 7-25v-11l4 11 7 32h-4 4l35 148h-4 43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257 280v-32h70v-209l-63 42v-32l67-42h32v241h63v32zM1468 280v-25c8-18 15-28 25-39 7-14 18-25 28-36 11-7 22-18 32-25 11-7 18-14 28-21 7-11 14-18 18-25 7-10 11-21 11-31 0-15-7-29-15-36-10-7-21-10-35-10-17 0-28 3-39 10-10 7-14 18-14 36l-39-4c4-21 15-39 29-53 17-14 35-21 63-21 25 0 46 7 60 21 18 14 25 32 25 57 0 10-4 21-7 31-7 11-14 18-21 28-11 11-29 29-57 50-14 15-25 26-35 33-7 10-14 21-18 28h141v32zM1691 280v-25c3-18 14-28 21-39 10-14 21-25 32-36 10-7 21-18 31-25 11-7 18-14 25-21 11-11 18-18 21-25 4-10 7-21 7-31 0-15-3-29-10-36-11-7-21-10-39-10-14 0-25 3-35 10-11 7-14 18-18 36l-35-4c3-21 10-39 28-53 14-14 35-21 60-21 28 0 49 7 63 21 15 14 25 32 25 57 0 10-3 21-10 31-4 11-11 18-22 28-10 11-28 29-53 50-17 15-28 26-35 33-10 10-14 21-21 28h145v32z">
          <text:p/>
        </draw:path>
        <draw:path draw:style-name="gr3" draw:text-style-name="P3" draw:layer="layout" svg:width="1.87cm" svg:height="0.286cm" svg:x="18.591cm" svg:y="18.845cm" svg:viewBox="0 0 1871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7-14-71-39-19-25-29-60-29-106 0-47 10-82 26-107 17-25 42-35 74-35 35 0 56 10 74 35 14 25 21 60 21 107zM1207 142c0-47-7-82-21-103-14-25-39-36-70-36-32 0-57 11-71 36-15 21-22 56-22 103 0 46 7 81 22 102 18 25 39 39 71 39 31 0 53-14 70-39 14-21 21-56 21-102zM1172 142c0-40-3-68-14-86-7-14-21-24-42-24s-36 7-43 24c-10 18-14 46-14 86 0 39 4 67 14 85 7 17 22 24 43 24s35-7 42-24c11-18 14-46 14-85zM1176 142c0 39-4 67-14 85-11 21-25 28-46 28s-39-7-46-25c-11-21-14-49-14-88 0-40 3-68 14-89 7-14 25-25 46-25s38 11 49 28c7 18 11 46 11 86zM1257 280v-32h70-3v-209h3v3l-60 43-3 3v-7-32l63-46h4 32v4 241h63 4v32 3h-4-169zM1257 276h169v4-32 3h-63-4v-3-241h4-32l-64 46-3-4h3v32h-3l60-42 3-4v4 209 3h-70v-3h3v32h-3zM1465 280v-25c7-18 18-32 25-42 10-11 21-22 31-32 11-7 22-18 32-25 7-7 18-18 25-25 10-7 14-17 21-25 4-7 7-18 7-28 0-15-3-25-14-32-7-11-18-14-32-14s-28 3-35 10c-11 11-18 21-18 36l-39-4c4-25 11-42 29-53 14-14 35-21 63-21 25 0 50 7 64 21 14 11 21 32 21 57 0 10 0 21-7 32-4 11-11 21-21 32-11 11-29 25-57 46-14 14-25 25-35 35-7 7-14 18-18 25h141 4v32 3h-4-180-3zM1468 276h180v4h-3v-32h3v3h-141-3v-3c3-7 10-18 21-28 7-11 21-22 35-32 25-25 46-39 53-50 11-10 18-21 21-32 4-11 7-18 7-28 0-25-7-43-21-57-14-11-35-18-60-18s-46 7-60 18c-17 14-24 32-28 53h-4v-4l39 4v4l-3-4c3-14 7-25 17-32 11-10 22-14 39-14 14 0 28 4 35 14 11 7 15 21 15 36 0 10-4 21-7 32-4 7-11 18-22 25-7 7-17 14-28 25-10 7-21 14-28 24-14 11-21 18-32 32-7 11-17 25-21 39h-4 4v25h-4zM1687 280v-25c7-18 14-32 25-42 10-11 21-22 28-32 14-7 21-18 32-25 10-7 21-18 28-25s14-17 21-25c4-7 7-18 7-28 0-15-3-25-14-32-7-11-17-14-35-14-14 0-25 3-35 10-7 11-14 21-14 36h-4l-35-4h-4c4-25 14-42 32-53 14-14 35-21 60-21 28 0 49 7 67 21 14 11 21 32 21 57 0 10-3 21-7 32-7 11-14 21-21 32-11 11-28 25-57 46-14 14-24 25-35 35-7 7-14 18-17 25h-4 145v32 3h-180-4zM1691 276h180v4h-4v-32h4v3h-145v-3c4-7 11-18 18-28 10-11 21-22 35-32 28-25 46-39 56-50 11-10 18-21 22-32 3-11 7-18 7-28 0-25-7-43-22-57-14-11-35-18-63-18-25 0-42 7-60 18-14 14-25 32-25 53h-3v-4l35 4v4-4c0-14 7-25 18-32 7-10 21-14 35-14 18 0 28 4 39 14 7 7 14 21 14 36 0 10-4 21-7 32-7 7-14 18-21 25-11 7-18 14-29 25-10 7-21 14-31 24-11 11-18 18-29 32-10 11-17 25-24 39v25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2.388cm" svg:height="3.033cm" svg:x="1.365cm" svg:y="16.181cm" svg:viewBox="0 0 2389 3034" svg:d="M2389 2792v-1411c0-18-11-39-28-50l-417-239c-25-15-43-46-43-75v-123l-786-456v-32l-131-74-28 18-434-251v-35l-113-64-120 71v-4c0 4 0 4 0 4v-4 4l120-71 113 64-74 42c-25 18-67 21-99 14-35-10-60-28-60-49l4 49c0 0 3 0 10 7 14 15 39 25 67 29 28 3 57-4 78-14l74-43v-35l-74 42c-25 18-67 21-99 14-35-10-60-28-60-49l4 49-258 149c7-4 14-4 21 0l1464 847 381-222v123c0 29 18 60 43 75l417 239c17 11 28 32 28 50v1411c0 10 0 18-7 21l-382 219c4-4 7-11 7-18v-1411c0-21-14-42-28-49l-416-244c-25-10-43-46-43-70v-92-32 32 92c0 24 18 60 43 70l416 244c14 7 28 28 28 49v1411c0 7-3 14-7 18-7 3-14 3-21-4l-201-116v-32l173 99c7 7 14 7 21 3 3-3 7-10 7-17v-237-232-762-124c0-18-11-42-28-49l-32-18-71-42-49-25-18-14-46-25-190-109c-7-4-11-7-14-11 0-3-4-3-4-3-7-11-14-21-17-32-4-11-7-21-7-28v-39 35-88 53-78 25-25l-1013-582-201-117-205-120c-7-4-14-4-21 0-3 0-7 7-7 18v202l-28-18v-234c0-10 4-14 7-17-3 3-7 7-7 17v234l-28 18v1351c0 17 14 39 28 49l1722 991 28-17 201 116c7 7 14 7 21 4l382-219c7-3 7-11 7-21z">
          <text:p/>
        </draw:path>
        <draw:polygon draw:style-name="gr7" draw:text-style-name="P2" draw:layer="layout" svg:width="0cm" svg:height="0cm" svg:x="2.515cm" svg:y="17.755cm" svg:viewBox="0 0 0 0" draw:points="0,0">
          <text:p/>
        </draw:polygon>
        <draw:path draw:style-name="gr1" draw:text-style-name="P1" draw:layer="layout" svg:width="1.951cm" svg:height="2.669cm" svg:x="1.393cm" svg:y="16.496cm" svg:viewBox="0 0 1952 2670" svg:d="M1952 2650v-237-232l-78 45-148 85c-11 7-18 21-18 39v74l113 63 131-74-131 74v-74c0-24-14-56-35-77-21-25-46-32-60-25 14-7 39 0 60 25 21 21 35 53 35 77v74l-113-63v-74c0-18 7-32 18-39l148-85-586-335-251 145v-74c0-25-14-60-35-81s-46-32-64-21c18-11 43 0 64 21s35 56 35 81v74l-113-67v-74c0-14 4-28 14-35l149-85 102-60c17-11 42 0 63 21 22 21 36 53 36 81v74l-251 145-113-67v-74c0-14 4-28 14-35l149-85-586-339-251 145-91-53c-14-7-28-28-28-46v-106l250-148v-943l-148 85c-11 3-25 3-39-7l-63-36v-130l130-74-205-120c-7-4-14-4-21 0-3 0-7 7-7 18v197l-28 18v1320c0 18 14 39 28 50l1695 977 28-18 173 99c10 7 17 7 21 3 3-3 7-10 7-17z">
          <text:p/>
        </draw:path>
        <draw:polygon draw:style-name="gr7" draw:text-style-name="P2" draw:layer="layout" svg:width="0cm" svg:height="0cm" svg:x="2.515cm" svg:y="17.755cm" svg:viewBox="0 0 0 0" draw:points="0,0">
          <text:p/>
        </draw:polygon>
        <draw:path draw:style-name="gr1" draw:text-style-name="P1" draw:layer="layout" svg:width="1.866cm" svg:height="1.016cm" svg:x="1.4cm" svg:y="16.28cm" svg:viewBox="0 0 1867 1017" svg:d="M1486 1017l381-222-787-456v-32l-131-74-28 18-46 24c-18 11-25 25-25 39v32c0 21 21 42 57 49 35 7 74 4 98-10l75-46-75 46c-24 14-63 17-98 10-36-7-57-28-57-49v-32c0 21 21 39 57 50 35 7 74 3 98-11l75-46-75 46c-24 14-63 18-98 11-36-11-57-29-57-50 0-14 7-28 25-39l46-24-434-251-74 43c-21 10-50 17-78 14-28-4-53-14-67-29-7-7-10-7-10-7l-258 149 258-149-258 149c7-4 14-4 21 0z">
          <text:p/>
        </draw:path>
        <draw:polygon draw:style-name="gr7" draw:text-style-name="P2" draw:layer="layout" svg:width="0cm" svg:height="0cm" svg:x="2.515cm" svg:y="17.755cm" svg:viewBox="0 0 0 0" draw:points="0,0">
          <text:p/>
        </draw:polygon>
        <draw:polygon draw:style-name="gr1" draw:text-style-name="P1" draw:layer="layout" svg:width="0.356cm" svg:height="0.547cm" svg:x="1.781cm" svg:y="17.197cm" svg:viewBox="0 0 357 548" draw:points="357,516 357,548 0,344 0,0 28,19 357,206">
          <text:p/>
        </draw:polygon>
        <draw:polygon draw:style-name="gr7" draw:text-style-name="P2" draw:layer="layout" svg:width="0cm" svg:height="0cm" svg:x="2.515cm" svg:y="17.755cm" svg:viewBox="0 0 0 0" draw:points="0,0">
          <text:p/>
        </draw:polygon>
        <draw:path draw:style-name="gr1" draw:text-style-name="P1" draw:layer="layout" svg:width="0.345cm" svg:height="0.395cm" svg:x="2.755cm" svg:y="17.61cm" svg:viewBox="0 0 346 396" svg:d="M290 272c7-4 14-18 14-35 0-25-14-60-35-82-21-21-46-31-60-21l21-14-177-106-25-14-28 247 255 149-4-36-7-95c14 14 32 14 46 7l39-25c14-3 17-18 17-35 0-25-14-60-35-81s-46-32-60-21l-21 10-177-106-25 219 223 127-7-95c-21-14-42-43-49-71s-4-53 14-60c14-10 39 0 60 21 21 22 35 57 35 82 0 17-7 31-14 35z">
          <text:p/>
        </draw:path>
        <draw:polygon draw:style-name="gr7" draw:text-style-name="P2" draw:layer="layout" svg:width="0cm" svg:height="0cm" svg:x="2.515cm" svg:y="17.755cm" svg:viewBox="0 0 0 0" draw:points="0,0">
          <text:p/>
        </draw:polygon>
        <draw:polygon draw:style-name="gr1" draw:text-style-name="P1" draw:layer="layout" svg:width="0.328cm" svg:height="0.497cm" svg:x="1.809cm" svg:y="17.215cm" svg:viewBox="0 0 329 498" draw:points="329,187 329,498 0,307 0,0">
          <text:p/>
        </draw:polygon>
        <draw:polygon draw:style-name="gr7" draw:text-style-name="P2" draw:layer="layout" svg:width="0cm" svg:height="0cm" svg:x="2.515cm" svg:y="17.755cm" svg:viewBox="0 0 0 0" draw:points="0,0">
          <text:p/>
        </draw:polygon>
        <draw:path draw:style-name="gr1" draw:text-style-name="P1" draw:layer="layout" svg:width="1.75cm" svg:height="2.395cm" svg:x="1.365cm" svg:y="16.714cm" svg:viewBox="0 0 1751 2396" svg:d="M28 1405l1723 991v-31l-1695-977c-14-11-28-32-28-50v-1320l-28-18v1356c0 17 14 39 28 49z">
          <text:p/>
        </draw:path>
        <draw:polygon draw:style-name="gr7" draw:text-style-name="P2" draw:layer="layout" svg:width="0cm" svg:height="0cm" svg:x="2.515cm" svg:y="17.755cm" svg:viewBox="0 0 0 0" draw:points="0,0">
          <text:p/>
        </draw:polygon>
        <draw:path draw:style-name="gr1" draw:text-style-name="P1" draw:layer="layout" svg:width="0.37cm" svg:height="0.353cm" svg:x="1.524cm" svg:y="17.723cm" svg:viewBox="0 0 371 354" svg:d="M371 209v-70c0-39-25-81-53-100l-67-39-251 149 63 36c32 17 56 59 56 95v74z">
          <text:p/>
        </draw:path>
        <draw:polygon draw:style-name="gr7" draw:text-style-name="P2" draw:layer="layout" svg:width="0cm" svg:height="0cm" svg:x="2.515cm" svg:y="17.755cm" svg:viewBox="0 0 0 0" draw:points="0,0">
          <text:p/>
        </draw:polygon>
        <draw:path draw:style-name="gr1" draw:text-style-name="P1" draw:layer="layout" svg:width="0.331cm" svg:height="0.247cm" svg:x="1.524cm" svg:y="16.619cm" svg:viewBox="0 0 332 248" svg:d="M102 248l148-86 82-49-202-113-130 74 63 35c25 14 42 43 53 71 7 32 3 57-14 68z">
          <text:p/>
        </draw:path>
        <draw:polygon draw:style-name="gr7" draw:text-style-name="P2" draw:layer="layout" svg:width="0cm" svg:height="0cm" svg:x="2.515cm" svg:y="17.755cm" svg:viewBox="0 0 0 0" draw:points="0,0">
          <text:p/>
        </draw:polygon>
        <draw:path draw:style-name="gr1" draw:text-style-name="P1" draw:layer="layout" svg:width="0.154cm" svg:height="0.171cm" svg:x="2.945cm" svg:y="17.715cm" svg:viewBox="0 0 155 172" svg:d="M17 28l17-14-17 14c-18 7-21 32-14 60s24 57 46 72c17 14 36 14 50 7l39-26c14-3 17-18 17-35 0-25-14-60-35-81s-47-32-61-21l-25 10z">
          <text:p/>
        </draw:path>
        <draw:polygon draw:style-name="gr7" draw:text-style-name="P2" draw:layer="layout" svg:width="0cm" svg:height="0cm" svg:x="2.515cm" svg:y="17.755cm" svg:viewBox="0 0 0 0" draw:points="0,0">
          <text:p/>
        </draw:polygon>
        <draw:path draw:style-name="gr1" draw:text-style-name="P1" draw:layer="layout" svg:width="0.157cm" svg:height="0.17cm" svg:x="2.622cm" svg:y="17.53cm" svg:viewBox="0 0 158 171" svg:d="M16 27c-21 14-21 57 0 96 21 35 60 57 81 45l44-24c10-7 17-21 17-39 0-25-14-57-35-78-22-24-47-32-64-24z">
          <text:p/>
        </draw:path>
        <draw:polygon draw:style-name="gr7" draw:text-style-name="P2" draw:layer="layout" svg:width="0cm" svg:height="0cm" svg:x="2.515cm" svg:y="17.755cm" svg:viewBox="0 0 0 0" draw:points="0,0">
          <text:p/>
        </draw:polygon>
        <draw:path draw:style-name="gr1" draw:text-style-name="P1" draw:layer="layout" svg:width="0.123cm" svg:height="0.208cm" svg:x="1.524cm" svg:y="17.868cm" svg:viewBox="0 0 124 209" svg:d="M29 156l95 53v-74c0-37-28-79-60-100l-64-35v106c0 22 15 43 29 50z">
          <text:p/>
        </draw:path>
        <draw:polygon draw:style-name="gr7" draw:text-style-name="P2" draw:layer="layout" svg:width="0cm" svg:height="0cm" svg:x="2.515cm" svg:y="17.755cm" svg:viewBox="0 0 0 0" draw:points="0,0">
          <text:p/>
        </draw:polygon>
        <draw:path draw:style-name="gr1" draw:text-style-name="P1" draw:layer="layout" svg:width="0.121cm" svg:height="0.177cm" svg:x="1.524cm" svg:y="16.693cm" svg:viewBox="0 0 122 178" svg:d="M63 170c14 7 28 11 42 4 15-11 23-35 12-65-8-31-29-60-54-74l-63-35v131z">
          <text:p/>
        </draw:path>
        <draw:polygon draw:style-name="gr7" draw:text-style-name="P2" draw:layer="layout" svg:width="0cm" svg:height="0cm" svg:x="2.515cm" svg:y="17.755cm" svg:viewBox="0 0 0 0" draw:points="0,0">
          <text:p/>
        </draw:polygon>
        <draw:path draw:style-name="gr1" draw:text-style-name="P1" draw:layer="layout" svg:width="0.115cm" svg:height="0.147cm" svg:x="2.622cm" svg:y="17.555cm" svg:viewBox="0 0 116 148" svg:d="M98 145c11-7 18-21 18-35 0-28-14-60-35-86-21-21-47-28-65-21-21 14-21 58 0 97 25 35 61 56 82 45z">
          <text:p/>
        </draw:path>
        <draw:polygon draw:style-name="gr7" draw:text-style-name="P2" draw:layer="layout" svg:width="0cm" svg:height="0cm" svg:x="2.515cm" svg:y="17.755cm" svg:viewBox="0 0 0 0" draw:points="0,0">
          <text:p/>
        </draw:polygon>
        <draw:polygon draw:style-name="gr1" draw:text-style-name="P1" draw:layer="layout" svg:width="0.356cm" svg:height="0.222cm" svg:x="1.781cm" svg:y="17.522cm" svg:viewBox="0 0 357 223" draw:points="357,191 357,223 0,18 28,0">
          <text:p/>
        </draw:polygon>
        <draw:polygon draw:style-name="gr7" draw:text-style-name="P2" draw:layer="layout" svg:width="0cm" svg:height="0cm" svg:x="2.515cm" svg:y="17.755cm" svg:viewBox="0 0 0 0" draw:points="0,0">
          <text:p/>
        </draw:polygon>
        <draw:polygon draw:style-name="gr1" draw:text-style-name="P1" draw:layer="layout" svg:width="0.032cm" svg:height="0.343cm" svg:x="1.781cm" svg:y="17.197cm" svg:viewBox="0 0 33 344" draw:points="33,330 33,18 0,0 0,344">
          <text:p/>
        </draw:polygon>
        <draw:polygon draw:style-name="gr7" draw:text-style-name="P2" draw:layer="layout" svg:width="0cm" svg:height="0cm" svg:x="2.515cm" svg:y="17.755cm" svg:viewBox="0 0 0 0" draw:points="0,0">
          <text:p/>
        </draw:polygon>
        <draw:path draw:style-name="gr1" draw:text-style-name="P1" draw:layer="layout" svg:width="0.095cm" svg:height="0.123cm" svg:x="3.538cm" svg:y="17.768cm" svg:viewBox="0 0 96 124" svg:d="M96 37c0-33-21-47-49-28-4 0-4 4-7 4-7 7-19 17-26 24 0 4-4 7-4 11-7 10-10 21-10 35 0 0 0 4 0 7 0 32 21 43 47 28 28-14 49-53 49-81z">
          <text:p/>
        </draw:path>
        <draw:polygon draw:style-name="gr7" draw:text-style-name="P2" draw:layer="layout" svg:width="0cm" svg:height="0cm" svg:x="2.515cm" svg:y="17.755cm" svg:viewBox="0 0 0 0" draw:points="0,0">
          <text:p/>
        </draw:polygon>
        <draw:path draw:style-name="gr1" draw:text-style-name="P1" draw:layer="layout" svg:width="0.095cm" svg:height="0.123cm" svg:x="3.397cm" svg:y="17.851cm" svg:viewBox="0 0 96 124" svg:d="M96 34c0-31-21-42-50-28 0 4-4 4-7 7-11 7-18 14-25 25 0 3-4 7-4 11-7 11-10 22-10 32 0 4 0 7 0 7 0 32 21 46 46 28 29-14 50-52 50-82z">
          <text:p/>
        </draw:path>
        <draw:polygon draw:style-name="gr7" draw:text-style-name="P2" draw:layer="layout" svg:width="0cm" svg:height="0cm" svg:x="2.515cm" svg:y="17.755cm" svg:viewBox="0 0 0 0" draw:points="0,0">
          <text:p/>
        </draw:polygon>
        <draw:path draw:style-name="gr1" draw:text-style-name="P1" draw:layer="layout" svg:width="0.096cm" svg:height="0.121cm" svg:x="2.324cm" svg:y="18.363cm" svg:viewBox="0 0 97 122" svg:d="M58 9c-7 0-14 0-18 4-14 7-14 31 0 53 14 21 35 36 46 29 7-4 11-8 11-15 0 7-4 11-11 15l7-8-53-74c-14 7-14 31 0 53 14 21 35 36 46 29l-28-86c-7 0-14 0-18 4l18-4c-4 0-7 0-7-3-29-14-51-4-51 28 0 28 22 68 51 82 24 14 46 4 46-29 0-4 0-4 0-7-4-25-18-53-39-71z">
          <text:p/>
        </draw:path>
        <draw:polygon draw:style-name="gr7" draw:text-style-name="P2" draw:layer="layout" svg:width="0cm" svg:height="0cm" svg:x="2.515cm" svg:y="17.755cm" svg:viewBox="0 0 0 0" draw:points="0,0">
          <text:p/>
        </draw:polygon>
        <draw:path draw:style-name="gr1" draw:text-style-name="P1" draw:layer="layout" svg:width="0.095cm" svg:height="0.123cm" svg:x="3.111cm" svg:y="18.816cm" svg:viewBox="0 0 96 124" svg:d="M53 11c-7 0-11 0-18 0-10 7-10 33 0 58 14 21 36 35 51 24 3 0 7-7 10-14-3 7-7 14-10 14l7-3-58-79c-10 7-10 33 0 58 14 21 36 35 51 24l-33-82c-7 0-11 0-18 0h18c0 0-4-3-7-3-25-18-46-4-46 24 0 33 21 68 46 86 29 14 50 0 50-28 0-4 0-7 0-11-7-24-21-50-43-68z">
          <text:p/>
        </draw:path>
        <draw:polygon draw:style-name="gr7" draw:text-style-name="P2" draw:layer="layout" svg:width="0cm" svg:height="0cm" svg:x="2.515cm" svg:y="17.755cm" svg:viewBox="0 0 0 0" draw:points="0,0">
          <text:p/>
        </draw:polygon>
        <draw:path draw:style-name="gr1" draw:text-style-name="P1" draw:layer="layout" svg:width="0.141cm" svg:height="0.168cm" svg:x="2.638cm" svg:y="17.53cm" svg:viewBox="0 0 142 169" svg:d="M81 169l44-24c10-7 17-21 17-39 0-25-14-57-36-78-21-25-46-32-63-25l-43 25c18-8 43 0 64 21 21 25 35 57 35 82 0 17-7 31-18 38z">
          <text:p/>
        </draw:path>
        <draw:polygon draw:style-name="gr7" draw:text-style-name="P2" draw:layer="layout" svg:width="0cm" svg:height="0cm" svg:x="2.515cm" svg:y="17.755cm" svg:viewBox="0 0 0 0" draw:points="0,0">
          <text:p/>
        </draw:polygon>
        <draw:polygon draw:style-name="gr1" draw:text-style-name="P1" draw:layer="layout" svg:width="0.254cm" svg:height="0.166cm" svg:x="2.755cm" svg:y="17.839cm" svg:viewBox="0 0 255 167" draw:points="28,0 0,18 255,167 251,132">
          <text:p/>
        </draw:polygon>
        <draw:polygon draw:style-name="gr7" draw:text-style-name="P2" draw:layer="layout" svg:width="0cm" svg:height="0cm" svg:x="2.515cm" svg:y="17.755cm" svg:viewBox="0 0 0 0" draw:points="0,0">
          <text:p/>
        </draw:polygon>
        <draw:polygon draw:style-name="gr1" draw:text-style-name="P1" draw:layer="layout" svg:width="0.053cm" svg:height="0.247cm" svg:x="2.755cm" svg:y="17.61cm" svg:viewBox="0 0 54 248" draw:points="54,14 29,234 0,248 29,0">
          <text:p/>
        </draw:polygon>
        <draw:polygon draw:style-name="gr7" draw:text-style-name="P2" draw:layer="layout" svg:width="0cm" svg:height="0cm" svg:x="2.515cm" svg:y="17.755cm" svg:viewBox="0 0 0 0" draw:points="0,0">
          <text:p/>
        </draw:polygon>
        <draw:path draw:style-name="gr1" draw:text-style-name="P1" draw:layer="layout" svg:width="0.095cm" svg:height="0.123cm" svg:x="1.541cm" svg:y="17.909cm" svg:viewBox="0 0 96 124" svg:d="M58 12c-4-4-7-4-11-4-26-18-47-3-47 25 0 32 21 67 47 85 28 15 49 4 49-29l-10 4c-11 10-35-4-46-25-15-25-15-49 0-56 3-4 11-4 18 0z">
          <text:p/>
        </draw:path>
        <draw:polygon draw:style-name="gr7" draw:text-style-name="P2" draw:layer="layout" svg:width="0cm" svg:height="0cm" svg:x="2.515cm" svg:y="17.755cm" svg:viewBox="0 0 0 0" draw:points="0,0">
          <text:p/>
        </draw:polygon>
        <draw:path draw:style-name="gr1" draw:text-style-name="P1" draw:layer="layout" svg:width="0.135cm" svg:height="0.071cm" svg:x="2.275cm" svg:y="16.555cm" svg:viewBox="0 0 136 72" svg:d="M117 64c25-14 25-39 0-53-28-15-71-15-96 0-28 14-28 39 0 53 0 3 4 3 7 8-7-8-7-12-7-19 0-14 21-28 46-28 29 0 47 14 47 28v14-3c3 0 3 0 3 0z">
          <text:p/>
        </draw:path>
        <draw:polygon draw:style-name="gr7" draw:text-style-name="P2" draw:layer="layout" svg:width="0cm" svg:height="0cm" svg:x="2.515cm" svg:y="17.755cm" svg:viewBox="0 0 0 0" draw:points="0,0">
          <text:p/>
        </draw:polygon>
        <draw:path draw:style-name="gr1" draw:text-style-name="P1" draw:layer="layout" svg:width="0.095cm" svg:height="0.124cm" svg:x="1.541cm" svg:y="16.733cm" svg:viewBox="0 0 96 125" svg:d="M86 94l10-7-56-75c-15 7-15 32 0 57 11 21 35 36 46 25l-28-82c-7-4-15-4-18 0h18c-4-4-7-4-11-7-26-14-47 0-47 28 0 32 21 68 47 86 28 14 49 3 49-29z">
          <text:p/>
        </draw:path>
        <draw:polygon draw:style-name="gr7" draw:text-style-name="P2" draw:layer="layout" svg:width="0cm" svg:height="0cm" svg:x="2.515cm" svg:y="17.755cm" svg:viewBox="0 0 0 0" draw:points="0,0">
          <text:p/>
        </draw:polygon>
        <draw:path draw:style-name="gr1" draw:text-style-name="P1" draw:layer="layout" svg:width="0.096cm" svg:height="0.122cm" svg:x="3.11cm" svg:y="17.64cm" svg:viewBox="0 0 97 123" svg:d="M36 2c-24-7-39 11-35 42 4 28 25 65 49 75 26 11 47 0 47-28l-10 4c-15 10-37-4-51-30-10-21-10-45 0-52 7-4 11-4 18-4z">
          <text:p/>
        </draw:path>
        <draw:polygon draw:style-name="gr7" draw:text-style-name="P2" draw:layer="layout" svg:width="0cm" svg:height="0cm" svg:x="2.515cm" svg:y="17.755cm" svg:viewBox="0 0 0 0" draw:points="0,0">
          <text:p/>
        </draw:polygon>
        <draw:path draw:style-name="gr1" draw:text-style-name="P1" draw:layer="layout" svg:width="0.07cm" svg:height="0.088cm" svg:x="2.966cm" svg:y="17.77cm" svg:viewBox="0 0 71 89" svg:d="M60 86c4-4 11-11 11-22 0-14-11-35-21-46-14-15-28-22-39-15-15 8-15 33 0 58 14 21 35 35 49 25z">
          <text:p/>
        </draw:path>
        <draw:polygon draw:style-name="gr7" draw:text-style-name="P2" draw:layer="layout" svg:width="0cm" svg:height="0cm" svg:x="2.515cm" svg:y="17.755cm" svg:viewBox="0 0 0 0" draw:points="0,0">
          <text:p/>
        </draw:polygon>
        <draw:path draw:style-name="gr1" draw:text-style-name="P1" draw:layer="layout" svg:width="0.066cm" svg:height="0.088cm" svg:x="2.645cm" svg:y="17.584cm" svg:viewBox="0 0 67 89" svg:d="M57 87c7-3 10-14 10-21 0-18-7-36-17-50-14-15-28-18-39-15-15 11-15 32 0 58 14 21 35 35 46 28z">
          <text:p/>
        </draw:path>
        <draw:polygon draw:style-name="gr7" draw:text-style-name="P2" draw:layer="layout" svg:width="0cm" svg:height="0cm" svg:x="2.515cm" svg:y="17.755cm" svg:viewBox="0 0 0 0" draw:points="0,0">
          <text:p/>
        </draw:polygon>
        <draw:path draw:style-name="gr1" draw:text-style-name="P1" draw:layer="layout" svg:width="0.068cm" svg:height="0.086cm" svg:x="2.808cm" svg:y="17.393cm" svg:viewBox="0 0 69 87" svg:d="M62 35c-7-11-15-21-26-28-7-8-18-8-25-4-15 7-15 32 0 53 11 26 36 36 47 29 7 0 11-7 11-15-4-11-7-21-7-32z">
          <text:p/>
        </draw:path>
        <draw:polygon draw:style-name="gr7" draw:text-style-name="P2" draw:layer="layout" svg:width="0cm" svg:height="0cm" svg:x="2.515cm" svg:y="17.755cm" svg:viewBox="0 0 0 0" draw:points="0,0">
          <text:p/>
        </draw:polygon>
        <draw:path draw:style-name="gr1" draw:text-style-name="P1" draw:layer="layout" svg:width="0.095cm" svg:height="0.05cm" svg:x="2.293cm" svg:y="16.584cm" svg:viewBox="0 0 96 51" svg:d="M89 43c7-5 7-12 7-15 0-18-21-28-46-28-26 0-50 10-50 28 0 3 3 10 10 15 21 11 54 11 79 0z">
          <text:p/>
        </draw:path>
        <draw:polygon draw:style-name="gr7" draw:text-style-name="P2" draw:layer="layout" svg:width="0cm" svg:height="0cm" svg:x="2.515cm" svg:y="17.755cm" svg:viewBox="0 0 0 0" draw:points="0,0">
          <text:p/>
        </draw:polygon>
        <draw:path draw:style-name="gr1" draw:text-style-name="P1" draw:layer="layout" svg:width="0.066cm" svg:height="0.087cm" svg:x="1.569cm" svg:y="17.918cm" svg:viewBox="0 0 67 88" svg:d="M29 3c-11-4-15-4-18 0-15 7-15 31 0 57 11 21 35 35 46 25 3 0 7-4 10-11-3-29-21-54-38-71z">
          <text:p/>
        </draw:path>
        <draw:polygon draw:style-name="gr7" draw:text-style-name="P2" draw:layer="layout" svg:width="0cm" svg:height="0cm" svg:x="2.515cm" svg:y="17.755cm" svg:viewBox="0 0 0 0" draw:points="0,0">
          <text:p/>
        </draw:polygon>
        <draw:path draw:style-name="gr1" draw:text-style-name="P1" draw:layer="layout" svg:width="0.066cm" svg:height="0.088cm" svg:x="1.569cm" svg:y="16.743cm" svg:viewBox="0 0 67 89" svg:d="M29 3c-11-4-15-4-18 0-15 8-15 33 0 57 11 21 35 37 46 25 3 0 7-7 10-14-3-25-21-53-38-68z">
          <text:p/>
        </draw:path>
        <draw:polygon draw:style-name="gr7" draw:text-style-name="P2" draw:layer="layout" svg:width="0cm" svg:height="0cm" svg:x="2.515cm" svg:y="17.755cm" svg:viewBox="0 0 0 0" draw:points="0,0">
          <text:p/>
        </draw:polygon>
        <draw:path draw:style-name="gr1" draw:text-style-name="P1" draw:layer="layout" svg:width="0.095cm" svg:height="0.051cm" svg:x="1.7cm" svg:y="16.241cm" svg:viewBox="0 0 96 52" svg:d="M89 44c7-4 7-12 7-15 0-18-21-29-47-29-24 0-49 11-49 29 0 3 3 11 10 15 25 10 54 10 79 0z">
          <text:p/>
        </draw:path>
        <draw:polygon draw:style-name="gr7" draw:text-style-name="P2" draw:layer="layout" svg:width="0cm" svg:height="0cm" svg:x="2.515cm" svg:y="17.755cm" svg:viewBox="0 0 0 0" draw:points="0,0">
          <text:p/>
        </draw:polygon>
        <draw:path draw:style-name="gr1" draw:text-style-name="P1" draw:layer="layout" svg:width="0.068cm" svg:height="0.088cm" svg:x="3.138cm" svg:y="17.649cm" svg:viewBox="0 0 69 89" svg:d="M69 71c-3-25-17-50-40-64l-3-7c-7 0-14 0-18 4-11 7-11 31 0 52 14 25 36 40 51 30 3-5 7-8 10-15z">
          <text:p/>
        </draw:path>
        <draw:polygon draw:style-name="gr7" draw:text-style-name="P2" draw:layer="layout" svg:width="0cm" svg:height="0cm" svg:x="2.515cm" svg:y="17.755cm" svg:viewBox="0 0 0 0" draw:points="0,0">
          <text:p/>
        </draw:polygon>
        <draw:path draw:style-name="gr1" draw:text-style-name="P1" draw:layer="layout" svg:width="0.067cm" svg:height="0.088cm" svg:x="3.538cm" svg:y="17.777cm" svg:viewBox="0 0 68 89" svg:d="M10 38c-3 15-10 25-10 36 0 7 7 11 10 14 11 4 25 0 36-14 15-14 22-33 22-47 0-10-4-21-11-24-3-4-11-4-18 0-7 7-14 17-21 24-4 7-4 11-8 11z">
          <text:p/>
        </draw:path>
        <draw:polygon draw:style-name="gr7" draw:text-style-name="P2" draw:layer="layout" svg:width="0cm" svg:height="0cm" svg:x="2.515cm" svg:y="17.755cm" svg:viewBox="0 0 0 0" draw:points="0,0">
          <text:p/>
        </draw:polygon>
        <draw:path draw:style-name="gr1" draw:text-style-name="P1" draw:layer="layout" svg:width="0.067cm" svg:height="0.085cm" svg:x="3.397cm" svg:y="17.861cm" svg:viewBox="0 0 68 86" svg:d="M10 39c-7 11-10 22-10 32 0 7 3 11 7 14 10 4 28 0 39-14s22-32 22-50c0-7-4-18-11-18-4-3-11-3-18-3-7 7-15 14-22 24-3 4-7 12-7 15z">
          <text:p/>
        </draw:path>
        <draw:polygon draw:style-name="gr7" draw:text-style-name="P2" draw:layer="layout" svg:width="0cm" svg:height="0cm" svg:x="2.515cm" svg:y="17.755cm" svg:viewBox="0 0 0 0" draw:points="0,0">
          <text:p/>
        </draw:polygon>
        <draw:path draw:style-name="gr1" draw:text-style-name="P1" draw:layer="layout" svg:width="0.112cm" svg:height="0.169cm" svg:x="2.785cm" svg:y="17.339cm" svg:viewBox="0 0 113 170" svg:d="M85 0v52c-25-24-51-35-68-24-23 14-23 53 0 92 21 39 61 60 82 46l14-10v3c0-3 0-3-4-3-3 3-7 7-10 10-21 14-61-7-82-46-23-39-23-78 0-92l43-25c7-3 14-3 25-3z">
          <text:p/>
        </draw:path>
        <draw:polygon draw:style-name="gr7" draw:text-style-name="P2" draw:layer="layout" svg:width="0cm" svg:height="0cm" svg:x="2.515cm" svg:y="17.755cm" svg:viewBox="0 0 0 0" draw:points="0,0">
          <text:p/>
        </draw:polygon>
        <draw:polygon draw:style-name="gr1" draw:text-style-name="P1" draw:layer="layout" svg:width="0.028cm" svg:height="0.049cm" svg:x="3.115cm" svg:y="19.06cm" svg:viewBox="0 0 29 50" draw:points="0,50 29,33 29,0 0,18">
          <text:p/>
        </draw:polygon>
        <draw:polygon draw:style-name="gr7" draw:text-style-name="P2" draw:layer="layout" svg:width="0cm" svg:height="0cm" svg:x="2.515cm" svg:y="17.755cm" svg:viewBox="0 0 0 0" draw:points="0,0">
          <text:p/>
        </draw:polygon>
        <draw:polygon draw:style-name="gr1" draw:text-style-name="P1" draw:layer="layout" svg:width="0.056cm" svg:height="0.032cm" svg:x="1.365cm" svg:y="16.7cm" svg:viewBox="0 0 57 33" draw:points="29,33 57,14 29,0 0,14">
          <text:p/>
        </draw:polygon>
        <draw:polygon draw:style-name="gr7" draw:text-style-name="P2" draw:layer="layout" svg:width="0cm" svg:height="0cm" svg:x="2.515cm" svg:y="17.755cm" svg:viewBox="0 0 0 0" draw:points="0,0">
          <text:p/>
        </draw:polygon>
        <draw:path draw:style-name="gr1" draw:text-style-name="P1" draw:layer="layout" svg:width="0.011cm" svg:height="0.018cm" svg:x="1.788cm" svg:y="16.266cm" svg:viewBox="0 0 12 19" svg:d="M0 19c4-4 8-4 12-4v-15c0 7-4 15-12 19z">
          <text:p/>
        </draw:path>
        <draw:polygon draw:style-name="gr7" draw:text-style-name="P2" draw:layer="layout" svg:width="0cm" svg:height="0cm" svg:x="2.515cm" svg:y="17.755cm" svg:viewBox="0 0 0 0" draw:points="0,0">
          <text:p/>
        </draw:polygon>
        <draw:path draw:style-name="gr1" draw:text-style-name="P1" draw:layer="layout" svg:width="0.01cm" svg:height="0.014cm" svg:x="1.626cm" svg:y="17.988cm" svg:viewBox="0 0 11 15" svg:d="M0 15l11-12v8c0-4 0-8 0-11-4 7-8 15-11 15z">
          <text:p/>
        </draw:path>
        <draw:polygon draw:style-name="gr7" draw:text-style-name="P2" draw:layer="layout" svg:width="0cm" svg:height="0cm" svg:x="2.515cm" svg:y="17.755cm" svg:viewBox="0 0 0 0" draw:points="0,0">
          <text:p/>
        </draw:polygon>
        <draw:path draw:style-name="gr1" draw:text-style-name="P1" draw:layer="layout" svg:width="0.007cm" svg:height="0.018cm" svg:x="2.381cm" svg:y="16.608cm" svg:viewBox="0 0 8 19" svg:d="M0 19l8-4v-15c0 7 0 15-8 19z">
          <text:p/>
        </draw:path>
        <draw:polygon draw:style-name="gr7" draw:text-style-name="P2" draw:layer="layout" svg:width="0cm" svg:height="0cm" svg:x="2.515cm" svg:y="17.755cm" svg:viewBox="0 0 0 0" draw:points="0,0">
          <text:p/>
        </draw:polygon>
        <draw:path draw:style-name="gr1" draw:text-style-name="P1" draw:layer="layout" svg:width="0.01cm" svg:height="0.014cm" svg:x="3.196cm" svg:y="17.72cm" svg:viewBox="0 0 11 15" svg:d="M0 15l11-12v4c0 0 0-4 0-7-4 7-8 10-11 15z">
          <text:p/>
        </draw:path>
        <draw:polygon draw:style-name="gr7" draw:text-style-name="P2" draw:layer="layout" svg:width="0cm" svg:height="0cm" svg:x="2.515cm" svg:y="17.755cm" svg:viewBox="0 0 0 0" draw:points="0,0">
          <text:p/>
        </draw:polygon>
        <draw:path draw:style-name="gr1" draw:text-style-name="P1" draw:layer="layout" svg:width="0.007cm" svg:height="0.014cm" svg:x="3.407cm" svg:y="17.885cm" svg:viewBox="0 0 8 15" svg:d="M0 15c0-8 4-11 8-15-4 4-8 7-8 15z">
          <text:p/>
        </draw:path>
        <draw:polygon draw:style-name="gr7" draw:text-style-name="P2" draw:layer="layout" svg:width="0cm" svg:height="0cm" svg:x="2.515cm" svg:y="17.755cm" svg:viewBox="0 0 0 0" draw:points="0,0">
          <text:p/>
        </draw:polygon>
        <draw:path draw:style-name="gr1" draw:text-style-name="P1" draw:layer="layout" svg:width="0.008cm" svg:height="0.012cm" svg:x="3.548cm" svg:y="17.804cm" svg:viewBox="0 0 9 13" svg:d="M0 13c4-5 4-8 9-13-5 5-5 8-9 13z">
          <text:p/>
        </draw:path>
        <draw:polygon draw:style-name="gr7" draw:text-style-name="P2" draw:layer="layout" svg:width="0cm" svg:height="0cm" svg:x="2.515cm" svg:y="17.755cm" svg:viewBox="0 0 0 0" draw:points="0,0">
          <text:p/>
        </draw:polygon>
        <draw:line draw:style-name="gr8" draw:text-style-name="P2" draw:layer="layout" svg:x1="3.726cm" svg:y1="17.512cm" svg:x2="3.309cm" svg:y2="17.272cm">
          <text:p/>
        </draw:line>
        <draw:path draw:style-name="gr8" draw:text-style-name="P2" draw:layer="layout" svg:width="0.043cm" svg:height="0.075cm" svg:x="3.266cm" svg:y="17.197cm" svg:viewBox="0 0 44 76" svg:d="M44 76c-26-15-44-50-44-76">
          <text:p/>
        </draw:path>
        <draw:line draw:style-name="gr8" draw:text-style-name="P2" draw:layer="layout" svg:x1="3.266cm" svg:y1="17.197cm" svg:x2="3.266cm" svg:y2="17.074cm">
          <text:p/>
        </draw:line>
        <draw:line draw:style-name="gr8" draw:text-style-name="P2" draw:layer="layout" svg:x1="3.267cm" svg:y1="17.075cm" svg:x2="2.48cm" svg:y2="16.619cm">
          <text:p/>
        </draw:line>
        <draw:line draw:style-name="gr8" draw:text-style-name="P2" draw:layer="layout" svg:x1="2.322cm" svg:y1="16.532cm" svg:x2="1.887cm" svg:y2="16.28cm">
          <text:p/>
        </draw:line>
        <draw:path draw:style-name="gr8" draw:text-style-name="P2" draw:layer="layout" svg:width="0.007cm" svg:height="0.021cm" svg:x="3.746cm" svg:y="18.972cm" svg:viewBox="0 0 8 22" svg:d="M8 0c0 11 0 19-8 22">
          <text:p/>
        </draw:path>
        <draw:line draw:style-name="gr8" draw:text-style-name="P2" draw:layer="layout" svg:x1="3.753cm" svg:y1="18.972cm" svg:x2="3.753cm" svg:y2="17.561cm">
          <text:p/>
        </draw:line>
        <draw:path draw:style-name="gr8" draw:text-style-name="P2" draw:layer="layout" svg:width="0.028cm" svg:height="0.05cm" svg:x="3.725cm" svg:y="17.511cm" svg:viewBox="0 0 29 51" svg:d="M29 51c0-18-11-39-29-51">
          <text:p/>
        </draw:path>
        <draw:line draw:style-name="gr8" draw:text-style-name="P2" draw:layer="layout" svg:x1="2.783cm" svg:y1="17.839cm" svg:x2="3.006cm" svg:y2="17.971cm">
          <text:p/>
        </draw:line>
        <draw:line draw:style-name="gr8" draw:text-style-name="P2" draw:layer="layout" svg:x1="2.809cm" svg:y1="17.624cm" svg:x2="2.783cm" svg:y2="17.844cm">
          <text:p/>
        </draw:line>
        <draw:line draw:style-name="gr8" draw:text-style-name="P2" draw:layer="layout" svg:x1="2.138cm" svg:y1="17.713cm" svg:x2="1.809cm" svg:y2="17.522cm">
          <text:p/>
        </draw:line>
        <draw:line draw:style-name="gr8" draw:text-style-name="P2" draw:layer="layout" svg:x1="1.809cm" svg:y1="17.522cm" svg:x2="1.809cm" svg:y2="17.215cm">
          <text:p/>
        </draw:line>
        <draw:line draw:style-name="gr8" draw:text-style-name="P2" draw:layer="layout" svg:x1="3.345cm" svg:y1="17.735cm" svg:x2="2.928cm" svg:y2="17.49cm">
          <text:p/>
        </draw:line>
        <draw:path draw:style-name="gr8" draw:text-style-name="P2" draw:layer="layout" svg:width="0.043cm" svg:height="0.074cm" svg:x="2.885cm" svg:y="17.416cm" svg:viewBox="0 0 44 75" svg:d="M44 75c-26-14-44-46-44-75">
          <text:p/>
        </draw:path>
        <draw:path draw:style-name="gr8" draw:text-style-name="P2" draw:layer="layout" svg:width="0.028cm" svg:height="0.053cm" svg:x="3.344cm" svg:y="17.73cm" svg:viewBox="0 0 29 54" svg:d="M29 54c0-21-11-43-29-54">
          <text:p/>
        </draw:path>
        <draw:line draw:style-name="gr8" draw:text-style-name="P2" draw:layer="layout" svg:x1="2.885cm" svg:y1="17.416cm" svg:x2="2.885cm" svg:y2="17.328cm">
          <text:p/>
        </draw:line>
        <draw:line draw:style-name="gr8" draw:text-style-name="P2" draw:layer="layout" svg:x1="2.885cm" svg:y1="17.297cm" svg:x2="3.267cm" svg:y2="17.074cm">
          <text:p/>
        </draw:line>
        <draw:line draw:style-name="gr8" draw:text-style-name="P2" draw:layer="layout" svg:x1="2.885cm" svg:y1="17.328cm" svg:x2="2.885cm" svg:y2="17.296cm">
          <text:p/>
        </draw:line>
        <draw:line draw:style-name="gr8" draw:text-style-name="P2" draw:layer="layout" svg:x1="3.372cm" svg:y1="19.194cm" svg:x2="3.372cm" svg:y2="17.78cm">
          <text:p/>
        </draw:line>
        <draw:path draw:style-name="gr8" draw:text-style-name="P2" draw:layer="layout" svg:width="0.049cm" svg:height="0.036cm" svg:x="3.584cm" svg:y="17.768cm" svg:viewBox="0 0 50 37" svg:d="M50 37c0-33-21-48-50-29">
          <text:p/>
        </draw:path>
        <draw:path draw:style-name="gr8" draw:text-style-name="P2" draw:layer="layout" svg:width="0.049cm" svg:height="0.081cm" svg:x="3.538cm" svg:y="17.776cm" svg:viewBox="0 0 50 82" svg:d="M50 0c-28 15-50 54-50 82">
          <text:p/>
        </draw:path>
        <draw:path draw:style-name="gr8" draw:text-style-name="P2" draw:layer="layout" svg:width="0.095cm" svg:height="0.087cm" svg:x="3.538cm" svg:y="17.804cm" svg:viewBox="0 0 96 88" svg:d="M0 53c0 33 21 43 47 29 28-15 49-54 49-82">
          <text:p/>
        </draw:path>
        <draw:path draw:style-name="gr8" draw:text-style-name="P2" draw:layer="layout" svg:width="0.049cm" svg:height="0.034cm" svg:x="3.443cm" svg:y="17.851cm" svg:viewBox="0 0 50 35" svg:d="M50 35c0-32-21-43-50-29">
          <text:p/>
        </draw:path>
        <draw:path draw:style-name="gr8" draw:text-style-name="P2" draw:layer="layout" svg:width="0.047cm" svg:height="0.081cm" svg:x="3.397cm" svg:y="17.857cm" svg:viewBox="0 0 48 82" svg:d="M48 0c-26 15-48 54-48 82">
          <text:p/>
        </draw:path>
        <draw:path draw:style-name="gr8" draw:text-style-name="P2" draw:layer="layout" svg:width="0.095cm" svg:height="0.091cm" svg:x="3.397cm" svg:y="17.882cm" svg:viewBox="0 0 96 92" svg:d="M0 56c0 33 21 44 46 29 29-15 50-53 50-85">
          <text:p/>
        </draw:path>
        <draw:line draw:style-name="gr8" draw:text-style-name="P2" draw:layer="layout" svg:x1="2.886cm" svg:y1="17.297cm" svg:x2="1.421cm" svg:y2="16.45cm">
          <text:p/>
        </draw:line>
        <draw:line draw:style-name="gr8" draw:text-style-name="P2" draw:layer="layout" svg:x1="2.405cm" svg:y1="16.666cm" svg:x2="2.484cm" svg:y2="16.619cm">
          <text:p/>
        </draw:line>
        <draw:path draw:style-name="gr8" draw:text-style-name="P2" draw:layer="layout" svg:width="0.159cm" svg:height="0.054cm" svg:x="2.25cm" svg:y="16.626cm" svg:viewBox="0 0 160 55" svg:d="M0 0c0 21 21 43 58 50 35 11 74 4 102-10">
          <text:p/>
        </draw:path>
        <draw:line draw:style-name="gr8" draw:text-style-name="P2" draw:layer="layout" svg:x1="1.888cm" svg:y1="16.28cm" svg:x2="1.813cm" svg:y2="16.324cm">
          <text:p/>
        </draw:line>
        <draw:path draw:style-name="gr8" draw:text-style-name="P2" draw:layer="layout" svg:width="0.145cm" svg:height="0.03cm" svg:x="1.668cm" svg:y="16.308cm" svg:viewBox="0 0 146 31" svg:d="M0 0c14 19 39 30 67 30 28 3 60-4 79-14">
          <text:p/>
        </draw:path>
        <draw:path draw:style-name="gr8" draw:text-style-name="P2" draw:layer="layout" svg:width="0.007cm" svg:height="0.018cm" svg:x="3.365cm" svg:y="19.194cm" svg:viewBox="0 0 8 19" svg:d="M8 0c0 7-4 15-8 19">
          <text:p/>
        </draw:path>
        <draw:path draw:style-name="gr8" draw:text-style-name="P2" draw:layer="layout" svg:width="0.021cm" svg:height="0.006cm" svg:x="3.344cm" svg:y="19.208cm" svg:viewBox="0 0 22 7" svg:d="M22 4c-7 4-14 4-22-4">
          <text:p/>
        </draw:path>
        <draw:line draw:style-name="gr8" draw:text-style-name="P2" draw:layer="layout" svg:x1="2.48cm" svg:y1="16.619cm" svg:x2="2.48cm" svg:y2="16.587cm">
          <text:p/>
        </draw:line>
        <draw:line draw:style-name="gr8" draw:text-style-name="P2" draw:layer="layout" svg:x1="2.484cm" svg:y1="16.592cm" svg:x2="2.349cm" svg:y2="16.513cm">
          <text:p/>
        </draw:line>
        <draw:line draw:style-name="gr8" draw:text-style-name="P2" draw:layer="layout" svg:x1="1.393cm" svg:y1="18.115cm" svg:x2="3.116cm" svg:y2="19.11cm">
          <text:p/>
        </draw:line>
        <draw:line draw:style-name="gr8" draw:text-style-name="P2" draw:layer="layout" svg:x1="3.345cm" svg:y1="19.209cm" svg:x2="3.143cm" svg:y2="19.092cm">
          <text:p/>
        </draw:line>
        <draw:line draw:style-name="gr8" draw:text-style-name="P2" draw:layer="layout" svg:x1="3.115cm" svg:y1="19.11cm" svg:x2="3.144cm" svg:y2="19.092cm">
          <text:p/>
        </draw:line>
        <draw:path draw:style-name="gr8" draw:text-style-name="P2" draw:layer="layout" svg:width="0.028cm" svg:height="0.053cm" svg:x="1.365cm" svg:y="18.065cm" svg:viewBox="0 0 29 54" svg:d="M29 54c-15-10-29-32-29-54">
          <text:p/>
        </draw:path>
        <draw:line draw:style-name="gr8" draw:text-style-name="P2" draw:layer="layout" svg:x1="1.774cm" svg:y1="16.181cm" svg:x2="1.888cm" svg:y2="16.249cm">
          <text:p/>
        </draw:line>
        <draw:line draw:style-name="gr8" draw:text-style-name="P2" draw:layer="layout" svg:x1="1.887cm" svg:y1="16.28cm" svg:x2="1.887cm" svg:y2="16.245cm">
          <text:p/>
        </draw:line>
        <draw:line draw:style-name="gr8" draw:text-style-name="P2" draw:layer="layout" svg:x1="1.393cm" svg:y1="16.467cm" svg:x2="1.393cm" svg:y2="16.7cm">
          <text:p/>
        </draw:line>
        <draw:line draw:style-name="gr8" draw:text-style-name="P2" draw:layer="layout" svg:x1="1.365cm" svg:y1="16.714cm" svg:x2="1.365cm" svg:y2="18.065cm">
          <text:p/>
        </draw:line>
        <draw:line draw:style-name="gr8" draw:text-style-name="P2" draw:layer="layout" svg:x1="1.365cm" svg:y1="16.719cm" svg:x2="1.394cm" svg:y2="16.7cm">
          <text:p/>
        </draw:line>
        <draw:line draw:style-name="gr8" draw:text-style-name="P2" draw:layer="layout" svg:x1="3.01cm" svg:y1="18.006cm" svg:x2="2.995cm" svg:y2="17.875cm">
          <text:p/>
        </draw:line>
        <draw:line draw:style-name="gr8" draw:text-style-name="P2" draw:layer="layout" svg:x1="2.98cm" svg:y1="17.734cm" svg:x2="2.98cm" svg:y2="17.727cm">
          <text:p/>
        </draw:line>
        <draw:line draw:style-name="gr8" draw:text-style-name="P2" draw:layer="layout" svg:x1="2.784cm" svg:y1="17.839cm" svg:x2="2.755cm" svg:y2="17.858cm">
          <text:p/>
        </draw:line>
        <draw:line draw:style-name="gr8" draw:text-style-name="P2" draw:layer="layout" svg:x1="2.755cm" svg:y1="17.857cm" svg:x2="3.01cm" svg:y2="18.006cm">
          <text:p/>
        </draw:line>
        <draw:line draw:style-name="gr8" draw:text-style-name="P2" draw:layer="layout" svg:x1="2.981cm" svg:y1="17.728cm" svg:x2="2.783cm" svg:y2="17.61cm">
          <text:p/>
        </draw:line>
        <draw:line draw:style-name="gr8" draw:text-style-name="P2" draw:layer="layout" svg:x1="2.784cm" svg:y1="17.61cm" svg:x2="2.755cm" svg:y2="17.858cm">
          <text:p/>
        </draw:line>
        <draw:line draw:style-name="gr8" draw:text-style-name="P2" draw:layer="layout" svg:x1="2.134cm" svg:y1="17.402cm" svg:x2="2.134cm" svg:y2="17.744cm">
          <text:p/>
        </draw:line>
        <draw:line draw:style-name="gr8" draw:text-style-name="P2" draw:layer="layout" svg:x1="1.781cm" svg:y1="17.197cm" svg:x2="2.138cm" svg:y2="17.403cm">
          <text:p/>
        </draw:line>
        <draw:line draw:style-name="gr8" draw:text-style-name="P2" draw:layer="layout" svg:x1="2.138cm" svg:y1="17.745cm" svg:x2="1.781cm" svg:y2="17.54cm">
          <text:p/>
        </draw:line>
        <draw:line draw:style-name="gr8" draw:text-style-name="P2" draw:layer="layout" svg:x1="1.814cm" svg:y1="17.522cm" svg:x2="1.781cm" svg:y2="17.541cm">
          <text:p/>
        </draw:line>
        <draw:line draw:style-name="gr8" draw:text-style-name="P2" draw:layer="layout" svg:x1="1.781cm" svg:y1="17.54cm" svg:x2="1.781cm" svg:y2="17.197cm">
          <text:p/>
        </draw:line>
        <draw:line draw:style-name="gr8" draw:text-style-name="P2" draw:layer="layout" svg:x1="2.91cm" svg:y1="17.504cm" svg:x2="3.317cm" svg:y2="17.742cm">
          <text:p/>
        </draw:line>
        <draw:path draw:style-name="gr8" draw:text-style-name="P2" draw:layer="layout" svg:width="0.028cm" svg:height="0.049cm" svg:x="3.316cm" svg:y="17.741cm" svg:viewBox="0 0 29 50" svg:d="M29 50c0-21-11-43-29-50">
          <text:p/>
        </draw:path>
        <draw:line draw:style-name="gr8" draw:text-style-name="P2" draw:layer="layout" svg:x1="2.868cm" svg:y1="17.317cm" svg:x2="2.868cm" svg:y2="17.43cm">
          <text:p/>
        </draw:line>
        <draw:path draw:style-name="gr8" draw:text-style-name="P2" draw:layer="layout" svg:width="0.042cm" svg:height="0.078cm" svg:x="2.868cm" svg:y="17.43cm" svg:viewBox="0 0 43 79" svg:d="M43 79c-25-14-43-50-43-79">
          <text:p/>
        </draw:path>
        <draw:line draw:style-name="gr8" draw:text-style-name="P2" draw:layer="layout" svg:x1="3.143cm" svg:y1="19.092cm" svg:x2="3.143cm" svg:y2="19.06cm">
          <text:p/>
        </draw:line>
        <draw:line draw:style-name="gr8" draw:text-style-name="P2" draw:layer="layout" svg:x1="3.143cm" svg:y1="19.06cm" svg:x2="3.317cm" svg:y2="19.16cm">
          <text:p/>
        </draw:line>
        <draw:path draw:style-name="gr8" draw:text-style-name="P2" draw:layer="layout" svg:width="0.007cm" svg:height="0.017cm" svg:x="3.337cm" svg:y="19.145cm" svg:viewBox="0 0 8 18" svg:d="M8 0c0 8-5 15-8 18">
          <text:p/>
        </draw:path>
        <draw:path draw:style-name="gr8" draw:text-style-name="P2" draw:layer="layout" svg:width="0.021cm" svg:height="0.005cm" svg:x="3.316cm" svg:y="19.159cm" svg:viewBox="0 0 22 6" svg:d="M22 3c-7 5-15 5-22-3">
          <text:p/>
        </draw:path>
        <draw:line draw:style-name="gr8" draw:text-style-name="P2" draw:layer="layout" svg:x1="3.344cm" svg:y1="19.145cm" svg:x2="3.344cm" svg:y2="17.79cm">
          <text:p/>
        </draw:line>
        <draw:line draw:style-name="gr8" draw:text-style-name="P2" draw:layer="layout" svg:x1="2.869cm" svg:y1="17.318cm" svg:x2="1.449cm" svg:y2="16.499cm">
          <text:p/>
        </draw:line>
        <draw:path draw:style-name="gr8" draw:text-style-name="P2" draw:layer="layout" svg:width="0.011cm" svg:height="0.018cm" svg:x="1.421cm" svg:y="16.499cm" svg:viewBox="0 0 12 19" svg:d="M0 19c0-12 5-19 12-19">
          <text:p/>
        </draw:path>
        <draw:path draw:style-name="gr8" draw:text-style-name="P2" draw:layer="layout" svg:width="0.021cm" svg:height="0.005cm" svg:x="1.428cm" svg:y="16.497cm" svg:viewBox="0 0 22 6" svg:d="M0 3c7-5 15-5 22 3">
          <text:p/>
        </draw:path>
        <draw:line draw:style-name="gr8" draw:text-style-name="P2" draw:layer="layout" svg:x1="1.421cm" svg:y1="16.517cm" svg:x2="1.421cm" svg:y2="16.714cm">
          <text:p/>
        </draw:line>
        <draw:line draw:style-name="gr8" draw:text-style-name="P2" draw:layer="layout" svg:x1="1.422cm" svg:y1="16.719cm" svg:x2="1.393cm" svg:y2="16.7cm">
          <text:p/>
        </draw:line>
        <draw:path draw:style-name="gr8" draw:text-style-name="P2" draw:layer="layout" svg:width="0.011cm" svg:height="0.017cm" svg:x="1.393cm" svg:y="16.45cm" svg:viewBox="0 0 12 18" svg:d="M0 18c0-11 5-15 12-18">
          <text:p/>
        </draw:path>
        <draw:path draw:style-name="gr8" draw:text-style-name="P2" draw:layer="layout" svg:width="0.021cm" svg:height="0.006cm" svg:x="1.4cm" svg:y="16.447cm" svg:viewBox="0 0 22 7" svg:d="M0 3c7-5 14-5 22 4">
          <text:p/>
        </draw:path>
        <draw:path draw:style-name="gr8" draw:text-style-name="P2" draw:layer="layout" svg:width="0.012cm" svg:height="0.024cm" svg:x="3.594cm" svg:y="17.78cm" svg:viewBox="0 0 13 25" svg:d="M13 25c0-11-5-22-13-25">
          <text:p/>
        </draw:path>
        <draw:path draw:style-name="gr8" draw:text-style-name="P2" draw:layer="layout" svg:width="0.017cm" svg:height="0.006cm" svg:x="3.577cm" svg:y="17.778cm" svg:viewBox="0 0 18 7" svg:d="M18 7c-3-9-10-9-18 0">
          <text:p/>
        </draw:path>
        <draw:path draw:style-name="gr8" draw:text-style-name="P2" draw:layer="layout" svg:width="0.01cm" svg:height="0.017cm" svg:x="3.538cm" svg:y="17.847cm" svg:viewBox="0 0 11 18" svg:d="M0 0c0 7 8 15 11 18">
          <text:p/>
        </draw:path>
        <draw:path draw:style-name="gr8" draw:text-style-name="P2" draw:layer="layout" svg:width="0.06cm" svg:height="0.061cm" svg:x="3.545cm" svg:y="17.804cm" svg:viewBox="0 0 61 62" svg:d="M0 61c14 4 29 0 40-14 14-15 21-33 21-47">
          <text:p/>
        </draw:path>
        <draw:path draw:style-name="gr8" draw:text-style-name="P2" draw:layer="layout" svg:width="0.011cm" svg:height="0.021cm" svg:x="3.453cm" svg:y="17.864cm" svg:viewBox="0 0 12 22" svg:d="M12 22c0-11-4-22-12-22">
          <text:p/>
        </draw:path>
        <draw:path draw:style-name="gr8" draw:text-style-name="P2" draw:layer="layout" svg:width="0.017cm" svg:height="0.002cm" svg:x="3.436cm" svg:y="17.862cm" svg:viewBox="0 0 18 3" svg:d="M18 3c-3-4-10-4-18 0">
          <text:p/>
        </draw:path>
        <draw:path draw:style-name="gr8" draw:text-style-name="P2" draw:layer="layout" svg:width="0.01cm" svg:height="0.014cm" svg:x="3.397cm" svg:y="17.931cm" svg:viewBox="0 0 11 15" svg:d="M0 0c0 4 3 12 11 15">
          <text:p/>
        </draw:path>
        <draw:path draw:style-name="gr8" draw:text-style-name="P2" draw:layer="layout" svg:width="0.06cm" svg:height="0.066cm" svg:x="3.404cm" svg:y="17.882cm" svg:viewBox="0 0 61 67" svg:d="M0 64c10 7 25 0 39-14 11-15 22-33 22-50">
          <text:p/>
        </draw:path>
        <draw:path draw:style-name="gr8" draw:text-style-name="P2" draw:layer="layout" svg:width="0.01cm" svg:height="0.007cm" svg:x="1.658cm" svg:y="16.301cm" svg:viewBox="0 0 11 8" svg:d="M0 0c0 0 3 0 11 8">
          <text:p/>
        </draw:path>
        <draw:path draw:style-name="gr8" draw:text-style-name="P2" draw:layer="layout" svg:width="0cm" svg:height="0.003cm" svg:x="1.654cm" svg:y="16.248cm" svg:viewBox="0 0 0 4" svg:d="M0 0c0 4 0 4 0 4">
          <text:p/>
        </draw:path>
        <draw:path draw:style-name="gr8" draw:text-style-name="P2" draw:layer="layout" svg:width="0.159cm" svg:height="0.052cm" svg:x="1.654cm" svg:y="16.252cm" svg:viewBox="0 0 160 53" svg:d="M0 0c0 21 26 39 61 49 32 8 74 5 99-14">
          <text:p/>
        </draw:path>
        <draw:line draw:style-name="gr8" draw:text-style-name="P2" draw:layer="layout" svg:x1="1.888cm" svg:y1="16.245cm" svg:x2="1.813cm" svg:y2="16.292cm">
          <text:p/>
        </draw:line>
        <draw:line draw:style-name="gr8" draw:text-style-name="P2" draw:layer="layout" svg:x1="2.405cm" svg:y1="16.634cm" svg:x2="2.484cm" svg:y2="16.587cm">
          <text:p/>
        </draw:line>
        <draw:path draw:style-name="gr8" draw:text-style-name="P2" draw:layer="layout" svg:width="0.025cm" svg:height="0.039cm" svg:x="2.25cm" svg:y="16.555cm" svg:viewBox="0 0 26 40" svg:d="M26 0c-15 11-26 25-26 40">
          <text:p/>
        </draw:path>
        <draw:path draw:style-name="gr8" draw:text-style-name="P2" draw:layer="layout" svg:width="0.159cm" svg:height="0.053cm" svg:x="2.25cm" svg:y="16.594cm" svg:viewBox="0 0 160 54" svg:d="M0 0c0 22 21 44 58 51 35 7 74 3 102-11">
          <text:p/>
        </draw:path>
        <draw:line draw:style-name="gr8" draw:text-style-name="P2" draw:layer="layout" svg:x1="2.35cm" svg:y1="16.513cm" svg:x2="2.275cm" svg:y2="16.556cm">
          <text:p/>
        </draw:line>
        <draw:path draw:style-name="gr8" draw:text-style-name="P2" draw:layer="layout" svg:width="0.135cm" svg:height="0.064cm" svg:x="2.275cm" svg:y="16.555cm" svg:viewBox="0 0 136 65" svg:d="M117 65c25-14 25-40 0-54-28-15-71-15-96 0-28 14-28 40 0 54">
          <text:p/>
        </draw:path>
        <draw:path draw:style-name="gr8" draw:text-style-name="P2" draw:layer="layout" svg:width="0.095cm" svg:height="0.014cm" svg:x="2.293cm" svg:y="16.619cm" svg:viewBox="0 0 96 15" svg:d="M0 0c28 20 71 20 96 0">
          <text:p/>
        </draw:path>
        <draw:line draw:style-name="gr8" draw:text-style-name="P2" draw:layer="layout" svg:x1="1.393cm" svg:y1="16.732cm" svg:x2="1.393cm" svg:y2="18.051cm">
          <text:p/>
        </draw:line>
        <draw:line draw:style-name="gr8" draw:text-style-name="P2" draw:layer="layout" svg:x1="1.394cm" svg:y1="16.733cm" svg:x2="1.365cm" svg:y2="16.714cm">
          <text:p/>
        </draw:line>
        <draw:line draw:style-name="gr8" draw:text-style-name="P2" draw:layer="layout" svg:x1="3.115cm" svg:y1="19.109cm" svg:x2="3.115cm" svg:y2="19.078cm">
          <text:p/>
        </draw:line>
        <draw:line draw:style-name="gr8" draw:text-style-name="P2" draw:layer="layout" svg:x1="1.421cm" svg:y1="18.097cm" svg:x2="3.116cm" svg:y2="19.079cm">
          <text:p/>
        </draw:line>
        <draw:path draw:style-name="gr8" draw:text-style-name="P2" draw:layer="layout" svg:width="0.028cm" svg:height="0.05cm" svg:x="1.393cm" svg:y="18.051cm" svg:viewBox="0 0 29 51" svg:d="M29 51c-15-11-29-32-29-51">
          <text:p/>
        </draw:path>
        <draw:line draw:style-name="gr8" draw:text-style-name="P2" draw:layer="layout" svg:x1="3.144cm" svg:y1="19.06cm" svg:x2="3.115cm" svg:y2="19.079cm">
          <text:p/>
        </draw:line>
        <draw:line draw:style-name="gr8" draw:text-style-name="P2" draw:layer="layout" svg:x1="1.654cm" svg:y1="16.253cm" svg:x2="1.775cm" svg:y2="16.181cm">
          <text:p/>
        </draw:line>
        <draw:path draw:style-name="gr8" draw:text-style-name="P2" draw:layer="layout" svg:width="0.135cm" svg:height="0.067cm" svg:x="1.681cm" svg:y="16.213cm" svg:viewBox="0 0 136 68" svg:d="M114 68c29-14 29-40 0-57-25-15-67-15-95 0-25 17-25 43 0 57">
          <text:p/>
        </draw:path>
        <draw:path draw:style-name="gr8" draw:text-style-name="P2" draw:layer="layout" svg:width="0.095cm" svg:height="0.01cm" svg:x="1.7cm" svg:y="16.28cm" svg:viewBox="0 0 96 11" svg:d="M0 0c28 15 71 15 96 0">
          <text:p/>
        </draw:path>
        <draw:line draw:style-name="gr8" draw:text-style-name="P2" draw:layer="layout" svg:x1="1.393cm" svg:y1="16.733cm" svg:x2="1.422cm" svg:y2="16.714cm">
          <text:p/>
        </draw:line>
        <draw:line draw:style-name="gr8" draw:text-style-name="P2" draw:layer="layout" svg:x1="1.774cm" svg:y1="17.723cm" svg:x2="1.774cm" svg:y2="16.781cm">
          <text:p/>
        </draw:line>
        <draw:line draw:style-name="gr8" draw:text-style-name="P2" draw:layer="layout" svg:x1="1.842cm" svg:y1="17.763cm" svg:x2="1.774cm" svg:y2="17.723cm">
          <text:p/>
        </draw:line>
        <draw:path draw:style-name="gr8" draw:text-style-name="P2" draw:layer="layout" svg:width="0.057cm" svg:height="0.099cm" svg:x="1.837cm" svg:y="17.762cm" svg:viewBox="0 0 58 100" svg:d="M58 100c0-39-26-82-58-100">
          <text:p/>
        </draw:path>
        <draw:line draw:style-name="gr8" draw:text-style-name="P2" draw:layer="layout" svg:x1="1.894cm" svg:y1="17.931cm" svg:x2="1.894cm" svg:y2="17.857cm">
          <text:p/>
        </draw:line>
        <draw:line draw:style-name="gr8" draw:text-style-name="P2" draw:layer="layout" svg:x1="2.481cm" svg:y1="18.271cm" svg:x2="1.894cm" svg:y2="17.931cm">
          <text:p/>
        </draw:line>
        <draw:path draw:style-name="gr8" draw:text-style-name="P2" draw:layer="layout" svg:width="0.099cm" svg:height="0.106cm" svg:x="2.582cm" svg:y="18.206cm" svg:viewBox="0 0 100 107" svg:d="M100 107c0-29-14-61-36-82-21-21-46-32-64-21">
          <text:p/>
        </draw:path>
        <draw:line draw:style-name="gr8" draw:text-style-name="P2" draw:layer="layout" svg:x1="2.681cm" svg:y1="18.312cm" svg:x2="2.681cm" svg:y2="18.383cm">
          <text:p/>
        </draw:line>
        <draw:line draw:style-name="gr8" draw:text-style-name="P2" draw:layer="layout" svg:x1="3.267cm" svg:y1="18.722cm" svg:x2="2.681cm" svg:y2="18.383cm">
          <text:p/>
        </draw:line>
        <draw:path draw:style-name="gr8" draw:text-style-name="P2" draw:layer="layout" svg:width="0.098cm" svg:height="0.105cm" svg:x="2.681cm" svg:y="17.53cm" svg:viewBox="0 0 99 106" svg:d="M99 106c0-26-14-58-35-79-21-24-46-31-64-24">
          <text:p/>
        </draw:path>
        <draw:path draw:style-name="gr8" draw:text-style-name="P2" draw:layer="layout" svg:width="0.017cm" svg:height="0.039cm" svg:x="2.762cm" svg:y="17.635cm" svg:viewBox="0 0 18 40" svg:d="M0 40c11-7 18-21 18-40">
          <text:p/>
        </draw:path>
        <draw:path draw:style-name="gr8" draw:text-style-name="P2" draw:layer="layout" svg:width="0.095cm" svg:height="0.106cm" svg:x="3.005cm" svg:y="17.715cm" svg:viewBox="0 0 96 107" svg:d="M96 107c0-28-15-60-36-82-21-21-46-32-60-21">
          <text:p/>
        </draw:path>
        <draw:path draw:style-name="gr8" draw:text-style-name="P2" draw:layer="layout" svg:width="0.017cm" svg:height="0.035cm" svg:x="3.083cm" svg:y="17.822cm" svg:viewBox="0 0 18 36" svg:d="M0 36c11-3 18-18 18-36">
          <text:p/>
        </draw:path>
        <draw:path draw:style-name="gr8" draw:text-style-name="P2" draw:layer="layout" svg:width="0.026cm" svg:height="0.002cm" svg:x="2.843cm" svg:y="17.339cm" svg:viewBox="0 0 27 3" svg:d="M27 3c-12-4-19-4-27 0">
          <text:p/>
        </draw:path>
        <draw:path draw:style-name="gr8" draw:text-style-name="P2" draw:layer="layout" svg:width="0.05cm" svg:height="0.037cm" svg:x="2.818cm" svg:y="17.394cm" svg:viewBox="0 0 51 38" svg:d="M51 38c-8-14-16-24-26-32-11-4-18-8-25-4">
          <text:p/>
        </draw:path>
        <draw:path draw:style-name="gr8" draw:text-style-name="P2" draw:layer="layout" svg:width="0.057cm" svg:height="0.083cm" svg:x="2.808cm" svg:y="17.395cm" svg:viewBox="0 0 58 84" svg:d="M11 0c-15 7-15 32 0 53 12 26 36 36 47 29">
          <text:p/>
        </draw:path>
        <draw:path draw:style-name="gr8" draw:text-style-name="P2" draw:layer="layout" svg:width="0.012cm" svg:height="0.014cm" svg:x="2.864cm" svg:y="17.462cm" svg:viewBox="0 0 13 15" svg:d="M0 15c8 0 13-7 13-15">
          <text:p/>
        </draw:path>
        <draw:line draw:style-name="gr8" draw:text-style-name="P2" draw:layer="layout" svg:x1="1.552cm" svg:y1="18.023cm" svg:x2="1.648cm" svg:y2="18.077cm">
          <text:p/>
        </draw:line>
        <draw:line draw:style-name="gr8" draw:text-style-name="P2" draw:layer="layout" svg:x1="1.895cm" svg:y1="17.931cm" svg:x2="1.643cm" svg:y2="18.077cm">
          <text:p/>
        </draw:line>
        <draw:line draw:style-name="gr8" draw:text-style-name="P2" draw:layer="layout" svg:x1="2.431cm" svg:y1="18.532cm" svg:x2="2.317cm" svg:y2="18.464cm">
          <text:p/>
        </draw:line>
        <draw:line draw:style-name="gr8" draw:text-style-name="P2" draw:layer="layout" svg:x1="2.682cm" svg:y1="18.383cm" svg:x2="2.43cm" svg:y2="18.532cm">
          <text:p/>
        </draw:line>
        <draw:line draw:style-name="gr8" draw:text-style-name="P2" draw:layer="layout" svg:x1="3.214cm" svg:y1="18.983cm" svg:x2="3.1cm" svg:y2="18.915cm">
          <text:p/>
        </draw:line>
        <draw:line draw:style-name="gr8" draw:text-style-name="P2" draw:layer="layout" svg:x1="3.345cm" svg:y1="18.905cm" svg:x2="3.213cm" svg:y2="18.983cm">
          <text:p/>
        </draw:line>
        <draw:line draw:style-name="gr8" draw:text-style-name="P2" draw:layer="layout" svg:x1="1.655cm" svg:y1="16.619cm" svg:x2="1.524cm" svg:y2="16.694cm">
          <text:p/>
        </draw:line>
        <draw:line draw:style-name="gr8" draw:text-style-name="P2" draw:layer="layout" svg:x1="1.524cm" svg:y1="16.693cm" svg:x2="1.524cm" svg:y2="16.823cm">
          <text:p/>
        </draw:line>
        <draw:line draw:style-name="gr8" draw:text-style-name="P2" draw:layer="layout" svg:x1="1.775cm" svg:y1="17.723cm" svg:x2="1.524cm" svg:y2="17.872cm">
          <text:p/>
        </draw:line>
        <draw:line draw:style-name="gr8" draw:text-style-name="P2" draw:layer="layout" svg:x1="1.524cm" svg:y1="17.868cm" svg:x2="1.524cm" svg:y2="17.974cm">
          <text:p/>
        </draw:line>
        <draw:path draw:style-name="gr8" draw:text-style-name="P2" draw:layer="layout" svg:width="0.008cm" svg:height="0.012cm" svg:x="3.548cm" svg:y="17.804cm" svg:viewBox="0 0 9 13" svg:d="M0 13c4-5 4-8 9-13">
          <text:p/>
        </draw:path>
        <draw:path draw:style-name="gr8" draw:text-style-name="P2" draw:layer="layout" svg:width="0.007cm" svg:height="0.014cm" svg:x="3.407cm" svg:y="17.885cm" svg:viewBox="0 0 8 15" svg:d="M0 15c0-8 4-11 8-15">
          <text:p/>
        </draw:path>
        <draw:path draw:style-name="gr8" draw:text-style-name="P2" draw:layer="layout" svg:width="0.007cm" svg:height="0.018cm" svg:x="2.381cm" svg:y="16.608cm" svg:viewBox="0 0 8 19" svg:d="M0 19c8-4 8-12 8-19">
          <text:p/>
        </draw:path>
        <draw:path draw:style-name="gr8" draw:text-style-name="P2" draw:layer="layout" svg:width="0.095cm" svg:height="0.028cm" svg:x="2.293cm" svg:y="16.584cm" svg:viewBox="0 0 96 29" svg:d="M96 29c0-18-21-29-46-29-26 0-50 11-50 29">
          <text:p/>
        </draw:path>
        <draw:path draw:style-name="gr8" draw:text-style-name="P2" draw:layer="layout" svg:width="0.01cm" svg:height="0.018cm" svg:x="2.293cm" svg:y="16.608cm" svg:viewBox="0 0 11 19" svg:d="M0 0c0 7 4 15 11 19">
          <text:p/>
        </draw:path>
        <draw:path draw:style-name="gr8" draw:text-style-name="P2" draw:layer="layout" svg:width="0.031cm" svg:height="0.052cm" svg:x="1.524cm" svg:y="17.974cm" svg:viewBox="0 0 32 53" svg:d="M32 53c-17-11-32-32-32-53">
          <text:p/>
        </draw:path>
        <draw:path draw:style-name="gr8" draw:text-style-name="P2" draw:layer="layout" svg:width="0.011cm" svg:height="0.018cm" svg:x="1.788cm" svg:y="16.266cm" svg:viewBox="0 0 12 19" svg:d="M0 19c8-4 12-12 12-19">
          <text:p/>
        </draw:path>
        <draw:path draw:style-name="gr8" draw:text-style-name="P2" draw:layer="layout" svg:width="0.095cm" svg:height="0.029cm" svg:x="1.7cm" svg:y="16.241cm" svg:viewBox="0 0 96 30" svg:d="M96 30c0-19-21-30-47-30-24 0-49 11-49 30">
          <text:p/>
        </draw:path>
        <draw:path draw:style-name="gr8" draw:text-style-name="P2" draw:layer="layout" svg:width="0.01cm" svg:height="0.018cm" svg:x="1.7cm" svg:y="16.266cm" svg:viewBox="0 0 11 19" svg:d="M0 0c0 7 8 15 11 19">
          <text:p/>
        </draw:path>
        <draw:line draw:style-name="gr8" draw:text-style-name="P2" draw:layer="layout" svg:x1="3.1cm" svg:y1="17.67cm" svg:x2="3.1cm" svg:y2="17.617cm">
          <text:p/>
        </draw:line>
        <draw:path draw:style-name="gr8" draw:text-style-name="P2" draw:layer="layout" svg:width="0.099cm" svg:height="0.105cm" svg:x="3.1cm" svg:y="17.67cm" svg:viewBox="0 0 100 106" svg:d="M0 0c0 25 15 57 36 79 21 24 46 32 64 24">
          <text:p/>
        </draw:path>
        <draw:path draw:style-name="gr8" draw:text-style-name="P2" draw:layer="layout" svg:width="0.017cm" svg:height="0.038cm" svg:x="3.196cm" svg:y="17.734cm" svg:viewBox="0 0 18 39" svg:d="M0 39c15-7 18-22 18-39">
          <text:p/>
        </draw:path>
        <draw:line draw:style-name="gr8" draw:text-style-name="P2" draw:layer="layout" svg:x1="3.213cm" svg:y1="17.681cm" svg:x2="3.213cm" svg:y2="17.734cm">
          <text:p/>
        </draw:line>
        <draw:line draw:style-name="gr8" draw:text-style-name="P2" draw:layer="layout" svg:x1="3.213cm" svg:y1="18.908cm" svg:x2="3.213cm" svg:y2="18.982cm">
          <text:p/>
        </draw:line>
        <draw:path draw:style-name="gr8" draw:text-style-name="P2" draw:layer="layout" svg:width="0.095cm" svg:height="0.105cm" svg:x="3.118cm" svg:y="18.803cm" svg:viewBox="0 0 96 106" svg:d="M96 106c0-24-14-57-36-82-21-21-46-28-60-21">
          <text:p/>
        </draw:path>
        <draw:path draw:style-name="gr8" draw:text-style-name="P2" draw:layer="layout" svg:width="0.018cm" svg:height="0.039cm" svg:x="3.1cm" svg:y="18.806cm" svg:viewBox="0 0 19 40" svg:d="M19 0c-11 7-19 21-19 40">
          <text:p/>
        </draw:path>
        <draw:line draw:style-name="gr8" draw:text-style-name="P2" draw:layer="layout" svg:x1="1.588cm" svg:y1="16.733cm" svg:x2="1.524cm" svg:y2="16.693cm">
          <text:p/>
        </draw:line>
        <draw:line draw:style-name="gr8" draw:text-style-name="P2" draw:layer="layout" svg:x1="3.1cm" svg:y1="18.915cm" svg:x2="3.1cm" svg:y2="18.845cm">
          <text:p/>
        </draw:line>
        <draw:path draw:style-name="gr8" draw:text-style-name="P2" draw:layer="layout" svg:width="0.042cm" svg:height="0.01cm" svg:x="1.587cm" svg:y="16.859cm" svg:viewBox="0 0 43 11" svg:d="M0 0c14 11 28 15 43 8">
          <text:p/>
        </draw:path>
        <draw:path draw:style-name="gr8" draw:text-style-name="P2" draw:layer="layout" svg:width="0.058cm" svg:height="0.138cm" svg:x="1.587cm" svg:y="16.728cm" svg:viewBox="0 0 59 139" svg:d="M43 139c14-11 22-35 11-67-7-29-29-58-54-72">
          <text:p/>
        </draw:path>
        <draw:line draw:style-name="gr8" draw:text-style-name="P2" draw:layer="layout" svg:x1="1.524cm" svg:y1="16.823cm" svg:x2="1.588cm" svg:y2="16.863cm">
          <text:p/>
        </draw:line>
        <draw:line draw:style-name="gr8" draw:text-style-name="P2" draw:layer="layout" svg:x1="2.43cm" svg:y1="18.457cm" svg:x2="2.43cm" svg:y2="18.531cm">
          <text:p/>
        </draw:line>
        <draw:path draw:style-name="gr8" draw:text-style-name="P2" draw:layer="layout" svg:width="0.099cm" svg:height="0.106cm" svg:x="2.331cm" svg:y="18.35cm" svg:viewBox="0 0 100 107" svg:d="M100 107c0-25-14-60-36-82-21-21-46-32-64-21">
          <text:p/>
        </draw:path>
        <draw:path draw:style-name="gr8" draw:text-style-name="P2" draw:layer="layout" svg:width="0.018cm" svg:height="0.035cm" svg:x="2.317cm" svg:y="18.355cm" svg:viewBox="0 0 19 36" svg:d="M19 0c-14 8-19 18-19 36">
          <text:p/>
        </draw:path>
        <draw:line draw:style-name="gr8" draw:text-style-name="P2" draw:layer="layout" svg:x1="1.588cm" svg:y1="17.908cm" svg:x2="1.524cm" svg:y2="17.868cm">
          <text:p/>
        </draw:line>
        <draw:line draw:style-name="gr8" draw:text-style-name="P2" draw:layer="layout" svg:x1="2.317cm" svg:y1="18.464cm" svg:x2="2.317cm" svg:y2="18.39cm">
          <text:p/>
        </draw:line>
        <draw:path draw:style-name="gr8" draw:text-style-name="P2" draw:layer="layout" svg:width="0.06cm" svg:height="0.099cm" svg:x="1.587cm" svg:y="17.903cm" svg:viewBox="0 0 61 100" svg:d="M61 100c0-37-29-79-61-100">
          <text:p/>
        </draw:path>
        <draw:line draw:style-name="gr8" draw:text-style-name="P2" draw:layer="layout" svg:x1="1.643cm" svg:y1="18.076cm" svg:x2="1.643cm" svg:y2="18.002cm">
          <text:p/>
        </draw:line>
        <draw:path draw:style-name="gr8" draw:text-style-name="P2" draw:layer="layout" svg:width="0.099cm" svg:height="0.109cm" svg:x="2.638cm" svg:y="17.555cm" svg:viewBox="0 0 100 110" svg:d="M100 110c0-29-14-61-35-86-22-21-47-28-65-21">
          <text:p/>
        </draw:path>
        <draw:path draw:style-name="gr8" draw:text-style-name="P2" draw:layer="layout" svg:width="0.097cm" svg:height="0.144cm" svg:x="2.622cm" svg:y="17.557cm" svg:viewBox="0 0 98 145" svg:d="M16 0c-21 14-21 57 0 92 25 40 61 61 82 50">
          <text:p/>
        </draw:path>
        <draw:path draw:style-name="gr8" draw:text-style-name="P2" draw:layer="layout" svg:width="0.018cm" svg:height="0.038cm" svg:x="2.719cm" svg:y="17.66cm" svg:viewBox="0 0 19 39" svg:d="M0 39c12-7 19-22 19-39">
          <text:p/>
        </draw:path>
        <draw:path draw:style-name="gr8" draw:text-style-name="P2" draw:layer="layout" svg:width="0.095cm" svg:height="0.106cm" svg:x="2.963cm" svg:y="17.742cm" svg:viewBox="0 0 96 107" svg:d="M96 107c0-26-14-58-35-83-21-21-47-28-61-21">
          <text:p/>
        </draw:path>
        <draw:path draw:style-name="gr8" draw:text-style-name="P2" draw:layer="layout" svg:width="0.1cm" svg:height="0.142cm" svg:x="2.944cm" svg:y="17.744cm" svg:viewBox="0 0 101 143" svg:d="M19 0c-25 11-25 53 0 92 21 40 56 61 82 47">
          <text:p/>
        </draw:path>
        <draw:path draw:style-name="gr8" draw:text-style-name="P2" draw:layer="layout" svg:width="0.018cm" svg:height="0.035cm" svg:x="3.04cm" svg:y="17.847cm" svg:viewBox="0 0 19 36" svg:d="M0 36c11-4 19-19 19-36">
          <text:p/>
        </draw:path>
        <draw:path draw:style-name="gr8" draw:text-style-name="P2" draw:layer="layout" svg:width="0.067cm" svg:height="0.033cm" svg:x="2.801cm" svg:y="17.363cm" svg:viewBox="0 0 68 34" svg:d="M68 34c-23-29-51-41-68-29">
          <text:p/>
        </draw:path>
        <draw:path draw:style-name="gr8" draw:text-style-name="P2" draw:layer="layout" svg:width="0.098cm" svg:height="0.141cm" svg:x="2.785cm" svg:y="17.367cm" svg:viewBox="0 0 99 142" svg:d="M17 0c-23 14-23 57 0 92 21 39 60 60 82 46">
          <text:p/>
        </draw:path>
        <draw:path draw:style-name="gr8" draw:text-style-name="P2" draw:layer="layout" svg:width="0.01cm" svg:height="0.014cm" svg:x="2.882cm" svg:y="17.49cm" svg:viewBox="0 0 11 15" svg:d="M0 15c4-3 8-7 11-15">
          <text:p/>
        </draw:path>
        <draw:path draw:style-name="gr8" draw:text-style-name="P2" draw:layer="layout" svg:width="0.056cm" svg:height="0.065cm" svg:x="2.656cm" svg:y="17.584cm" svg:viewBox="0 0 57 66" svg:d="M57 66c0-19-7-36-17-50-14-15-28-18-40-15">
          <text:p/>
        </draw:path>
        <draw:path draw:style-name="gr8" draw:text-style-name="P2" draw:layer="layout" svg:width="0.057cm" svg:height="0.087cm" svg:x="2.645cm" svg:y="17.585cm" svg:viewBox="0 0 58 88" svg:d="M11 0c-15 12-15 33 0 58 15 21 36 36 47 28">
          <text:p/>
        </draw:path>
        <draw:path draw:style-name="gr8" draw:text-style-name="P2" draw:layer="layout" svg:width="0.01cm" svg:height="0.025cm" svg:x="2.702cm" svg:y="17.645cm" svg:viewBox="0 0 11 26" svg:d="M0 26c8-3 11-14 11-26">
          <text:p/>
        </draw:path>
        <draw:path draw:style-name="gr8" draw:text-style-name="P2" draw:layer="layout" svg:width="0.06cm" svg:height="0.063cm" svg:x="2.977cm" svg:y="17.77cm" svg:viewBox="0 0 61 64" svg:d="M61 64c0-18-11-36-21-46-14-15-28-22-40-15">
          <text:p/>
        </draw:path>
        <draw:path draw:style-name="gr8" draw:text-style-name="P2" draw:layer="layout" svg:width="0.06cm" svg:height="0.085cm" svg:x="2.966cm" svg:y="17.772cm" svg:viewBox="0 0 61 86" svg:d="M11 0c-15 8-15 32 0 57 15 22 36 36 50 26">
          <text:p/>
        </draw:path>
        <draw:path draw:style-name="gr8" draw:text-style-name="P2" draw:layer="layout" svg:width="0.014cm" svg:height="0.022cm" svg:x="3.023cm" svg:y="17.832cm" svg:viewBox="0 0 15 23" svg:d="M0 23c7-4 15-11 15-23">
          <text:p/>
        </draw:path>
        <draw:path draw:style-name="gr8" draw:text-style-name="P2" draw:layer="layout" svg:width="0.039cm" svg:height="0.074cm" svg:x="3.167cm" svg:y="17.656cm" svg:viewBox="0 0 40 75" svg:d="M40 75c0-29-17-57-40-75">
          <text:p/>
        </draw:path>
        <draw:path draw:style-name="gr8" draw:text-style-name="P2" draw:layer="layout" svg:width="0.096cm" svg:height="0.122cm" svg:x="3.11cm" svg:y="17.64cm" svg:viewBox="0 0 97 123" svg:d="M36 2c-24-7-39 11-35 42 4 28 25 65 49 75 26 11 47 0 47-28">
          <text:p/>
        </draw:path>
        <draw:path draw:style-name="gr8" draw:text-style-name="P2" draw:layer="layout" svg:width="0.049cm" svg:height="0.085cm" svg:x="3.157cm" svg:y="18.82cm" svg:viewBox="0 0 50 86" svg:d="M50 86c0-32-21-68-50-86">
          <text:p/>
        </draw:path>
        <draw:path draw:style-name="gr8" draw:text-style-name="P2" draw:layer="layout" svg:width="0.095cm" svg:height="0.123cm" svg:x="3.111cm" svg:y="18.816cm" svg:viewBox="0 0 96 124" svg:d="M46 8c-25-18-46-4-46 24 0 33 21 68 46 86 29 14 50 0 50-28">
          <text:p/>
        </draw:path>
        <draw:path draw:style-name="gr8" draw:text-style-name="P2" draw:layer="layout" svg:width="0.046cm" svg:height="0.081cm" svg:x="2.374cm" svg:y="18.369cm" svg:viewBox="0 0 47 82" svg:d="M47 82c0-29-23-68-47-82">
          <text:p/>
        </draw:path>
        <draw:path draw:style-name="gr8" draw:text-style-name="P2" draw:layer="layout" svg:width="0.096cm" svg:height="0.121cm" svg:x="2.324cm" svg:y="18.363cm" svg:viewBox="0 0 97 122" svg:d="M51 6c-29-14-51-4-51 28 0 28 22 68 51 82 24 14 46 4 46-29">
          <text:p/>
        </draw:path>
        <draw:path draw:style-name="gr8" draw:text-style-name="P2" draw:layer="layout" svg:width="0.049cm" svg:height="0.081cm" svg:x="1.587cm" svg:y="17.917cm" svg:viewBox="0 0 50 82" svg:d="M50 82c0-28-21-68-50-82">
          <text:p/>
        </draw:path>
        <draw:path draw:style-name="gr8" draw:text-style-name="P2" draw:layer="layout" svg:width="0.095cm" svg:height="0.123cm" svg:x="1.541cm" svg:y="17.909cm" svg:viewBox="0 0 96 124" svg:d="M47 8c-26-18-47-3-47 25 0 32 21 67 47 85 28 15 49 4 49-29">
          <text:p/>
        </draw:path>
        <draw:path draw:style-name="gr8" draw:text-style-name="P2" draw:layer="layout" svg:width="0.049cm" svg:height="0.084cm" svg:x="1.587cm" svg:y="16.739cm" svg:viewBox="0 0 50 85" svg:d="M50 85c0-31-21-68-50-85">
          <text:p/>
        </draw:path>
        <draw:path draw:style-name="gr8" draw:text-style-name="P2" draw:layer="layout" svg:width="0.095cm" svg:height="0.124cm" svg:x="1.541cm" svg:y="16.733cm" svg:viewBox="0 0 96 125" svg:d="M47 5c-26-14-47 0-47 28 0 32 21 68 47 86 28 14 49 3 49-29">
          <text:p/>
        </draw:path>
        <draw:line draw:style-name="gr8" draw:text-style-name="P2" draw:layer="layout" svg:x1="3.344cm" svg:y1="17.907cm" svg:x2="3.344cm" svg:y2="17.903cm">
          <text:p/>
        </draw:line>
        <draw:line draw:style-name="gr8" draw:text-style-name="P2" draw:layer="layout" svg:x1="3.344cm" svg:y1="17.903cm" svg:x2="3.344cm" svg:y2="17.899cm">
          <text:p/>
        </draw:line>
        <draw:path draw:style-name="gr8" draw:text-style-name="P2" draw:layer="layout" svg:width="0.018cm" svg:height="0.004cm" svg:x="3.146cm" svg:y="17.649cm" svg:viewBox="0 0 19 5" svg:d="M19 0c-7 0-15 0-19 5">
          <text:p/>
        </draw:path>
        <draw:path draw:style-name="gr8" draw:text-style-name="P2" draw:layer="layout" svg:width="0.058cm" svg:height="0.084cm" svg:x="3.138cm" svg:y="17.653cm" svg:viewBox="0 0 59 85" svg:d="M8 0c-11 7-11 32 0 53 14 25 37 39 51 29">
          <text:p/>
        </draw:path>
        <draw:path draw:style-name="gr8" draw:text-style-name="P2" draw:layer="layout" svg:width="0.01cm" svg:height="0.014cm" svg:x="3.196cm" svg:y="17.72cm" svg:viewBox="0 0 11 15" svg:d="M0 15c3-5 7-8 11-15">
          <text:p/>
        </draw:path>
        <draw:path draw:style-name="gr8" draw:text-style-name="P2" draw:layer="layout" svg:width="0.018cm" svg:height="0.003cm" svg:x="3.146cm" svg:y="18.825cm" svg:viewBox="0 0 19 4" svg:d="M19 4c-7-5-15-5-19 0">
          <text:p/>
        </draw:path>
        <draw:path draw:style-name="gr8" draw:text-style-name="P2" draw:layer="layout" svg:width="0.058cm" svg:height="0.085cm" svg:x="3.138cm" svg:y="18.827cm" svg:viewBox="0 0 59 86" svg:d="M8 0c-11 7-11 33 0 54 14 25 37 39 51 28">
          <text:p/>
        </draw:path>
        <draw:path draw:style-name="gr8" draw:text-style-name="P2" draw:layer="layout" svg:width="0.01cm" svg:height="0.014cm" svg:x="3.196cm" svg:y="18.894cm" svg:viewBox="0 0 11 15" svg:d="M0 15c3-4 7-8 11-15">
          <text:p/>
        </draw:path>
        <draw:path draw:style-name="gr8" draw:text-style-name="P2" draw:layer="layout" svg:width="0.018cm" svg:height="0.004cm" svg:x="2.363cm" svg:y="18.373cm" svg:viewBox="0 0 19 5" svg:d="M19 5c-7-7-15-7-19 0">
          <text:p/>
        </draw:path>
        <draw:path draw:style-name="gr8" draw:text-style-name="P2" draw:layer="layout" svg:width="0.057cm" svg:height="0.083cm" svg:x="2.353cm" svg:y="18.376cm" svg:viewBox="0 0 58 84" svg:d="M11 0c-15 7-15 32 0 54 14 24 36 35 47 28">
          <text:p/>
        </draw:path>
        <draw:path draw:style-name="gr8" draw:text-style-name="P2" draw:layer="layout" svg:width="0.011cm" svg:height="0.014cm" svg:x="2.409cm" svg:y="18.443cm" svg:viewBox="0 0 12 15" svg:d="M0 15c8-4 12-7 12-15">
          <text:p/>
        </draw:path>
        <draw:path draw:style-name="gr8" draw:text-style-name="P2" draw:layer="layout" svg:width="0.018cm" svg:height="0.006cm" svg:x="1.58cm" svg:y="17.918cm" svg:viewBox="0 0 19 7" svg:d="M19 3c-12-5-16-5-19 4">
          <text:p/>
        </draw:path>
        <draw:path draw:style-name="gr8" draw:text-style-name="P2" draw:layer="layout" svg:width="0.057cm" svg:height="0.084cm" svg:x="1.569cm" svg:y="17.921cm" svg:viewBox="0 0 58 85" svg:d="M11 0c-15 7-15 32 0 57 11 21 36 35 47 25">
          <text:p/>
        </draw:path>
        <draw:path draw:style-name="gr8" draw:text-style-name="P2" draw:layer="layout" svg:width="0.01cm" svg:height="0.014cm" svg:x="1.626cm" svg:y="17.988cm" svg:viewBox="0 0 11 15" svg:d="M0 15c3 0 7-8 11-15">
          <text:p/>
        </draw:path>
        <draw:line draw:style-name="gr8" draw:text-style-name="P2" draw:layer="layout" svg:x1="3.344cm" svg:y1="17.924cm" svg:x2="3.344cm" svg:y2="17.921cm">
          <text:p/>
        </draw:line>
        <draw:path draw:style-name="gr8" draw:text-style-name="P2" draw:layer="layout" svg:width="0cm" svg:height="0.006cm" svg:x="3.344cm" svg:y="17.914cm" svg:viewBox="0 0 0 7" svg:d="M0 7c0-4 0-4 0-7">
          <text:p/>
        </draw:path>
        <draw:path draw:style-name="gr8" draw:text-style-name="P2" draw:layer="layout" svg:width="0.018cm" svg:height="0.006cm" svg:x="1.58cm" svg:y="16.744cm" svg:viewBox="0 0 19 7" svg:d="M19 3c-12-5-16-5-19 4">
          <text:p/>
        </draw:path>
        <draw:path draw:style-name="gr8" draw:text-style-name="P2" draw:layer="layout" svg:width="0.057cm" svg:height="0.085cm" svg:x="1.569cm" svg:y="16.746cm" svg:viewBox="0 0 58 86" svg:d="M11 0c-15 7-15 33 0 54 11 24 36 39 47 28">
          <text:p/>
        </draw:path>
        <draw:path draw:style-name="gr8" draw:text-style-name="P2" draw:layer="layout" svg:width="0.01cm" svg:height="0.014cm" svg:x="1.626cm" svg:y="16.813cm" svg:viewBox="0 0 11 15" svg:d="M0 15c3 0 7-8 11-15">
          <text:p/>
        </draw:path>
        <draw:line draw:style-name="gr8" draw:text-style-name="P2" draw:layer="layout" svg:x1="3.365cm" svg:y1="19.213cm" svg:x2="3.747cm" svg:y2="18.99cm">
          <text:p/>
        </draw:line>
        <draw:line draw:style-name="gr8" draw:text-style-name="P2" draw:layer="layout" svg:x1="1.4cm" svg:y1="16.451cm" svg:x2="1.659cm" svg:y2="16.301cm">
          <text:p/>
        </draw:line>
        <draw:line draw:style-name="gr8" draw:text-style-name="P2" draw:layer="layout" svg:x1="1.654cm" svg:y1="16.252cm" svg:x2="1.654cm" svg:y2="16.301cm">
          <text:p/>
        </draw:line>
        <draw:line draw:style-name="gr8" draw:text-style-name="P2" draw:layer="layout" svg:x1="2.25cm" svg:y1="16.594cm" svg:x2="2.25cm" svg:y2="16.626cm">
          <text:p/>
        </draw:line>
        <draw:line draw:style-name="gr8" draw:text-style-name="P2" draw:layer="layout" svg:x1="3.196cm" svg:y1="17.773cm" svg:x2="3.285cm" svg:y2="17.72cm">
          <text:p/>
        </draw:line>
        <draw:line draw:style-name="gr8" draw:text-style-name="P2" draw:layer="layout" svg:x1="3.118cm" svg:y1="18.807cm" svg:x2="3.345cm" svg:y2="18.676cm">
          <text:p/>
        </draw:line>
        <draw:line draw:style-name="gr8" draw:text-style-name="P2" draw:layer="layout" svg:x1="1.626cm" svg:y1="16.867cm" svg:x2="1.856cm" svg:y2="16.732cm">
          <text:p/>
        </draw:line>
        <draw:line draw:style-name="gr8" draw:text-style-name="P2" draw:layer="layout" svg:x1="2.331cm" svg:y1="18.356cm" svg:x2="2.583cm" svg:y2="18.21cm">
          <text:p/>
        </draw:line>
        <draw:line draw:style-name="gr8" draw:text-style-name="P2" draw:layer="layout" svg:x1="2.638cm" svg:y1="17.562cm" svg:x2="2.685cm" svg:y2="17.533cm">
          <text:p/>
        </draw:line>
        <draw:line draw:style-name="gr8" draw:text-style-name="P2" draw:layer="layout" svg:x1="2.719cm" svg:y1="17.699cm" svg:x2="2.763cm" svg:y2="17.674cm">
          <text:p/>
        </draw:line>
        <draw:line draw:style-name="gr8" draw:text-style-name="P2" draw:layer="layout" svg:x1="2.963cm" svg:y1="17.745cm" svg:x2="3.006cm" svg:y2="17.72cm">
          <text:p/>
        </draw:line>
        <draw:line draw:style-name="gr8" draw:text-style-name="P2" draw:layer="layout" svg:x1="3.04cm" svg:y1="17.883cm" svg:x2="3.084cm" svg:y2="17.857cm">
          <text:p/>
        </draw:line>
        <draw:line draw:style-name="gr8" draw:text-style-name="P2" draw:layer="layout" svg:x1="2.801cm" svg:y1="17.368cm" svg:x2="2.844cm" svg:y2="17.342cm">
          <text:p/>
        </draw:line>
        <draw:line draw:style-name="gr8" draw:text-style-name="P2" draw:layer="layout" svg:x1="2.882cm" svg:y1="17.505cm" svg:x2="2.897cm" svg:y2="17.494cm">
          <text:p/>
        </draw:line>
        <draw:line draw:style-name="gr8" draw:text-style-name="P2" draw:layer="layout" svg:x1="2.388cm" svg:y1="16.619cm" svg:x2="2.388cm" svg:y2="16.608cm">
          <text:p/>
        </draw:line>
        <draw:line draw:style-name="gr8" draw:text-style-name="P2" draw:layer="layout" svg:x1="1.795cm" svg:y1="16.28cm" svg:x2="1.795cm" svg:y2="16.266cm">
          <text:p/>
        </draw:line>
        <draw:line draw:style-name="gr8" draw:text-style-name="P2" draw:layer="layout" svg:x1="3.344cm" svg:y1="17.903cm" svg:x2="3.344cm" svg:y2="17.921cm">
          <text:p/>
        </draw:line>
        <draw:line draw:style-name="gr8" draw:text-style-name="P2" draw:layer="layout" svg:x1="3.196cm" svg:y1="17.735cm" svg:x2="3.207cm" svg:y2="17.727cm">
          <text:p/>
        </draw:line>
        <draw:line draw:style-name="gr8" draw:text-style-name="P2" draw:layer="layout" svg:x1="3.196cm" svg:y1="18.909cm" svg:x2="3.207cm" svg:y2="18.905cm">
          <text:p/>
        </draw:line>
        <draw:line draw:style-name="gr8" draw:text-style-name="P2" draw:layer="layout" svg:x1="2.409cm" svg:y1="18.458cm" svg:x2="2.421cm" svg:y2="18.45cm">
          <text:p/>
        </draw:line>
        <draw:line draw:style-name="gr8" draw:text-style-name="P2" draw:layer="layout" svg:x1="1.626cm" svg:y1="18.004cm" svg:x2="1.637cm" svg:y2="17.998cm">
          <text:p/>
        </draw:line>
        <draw:line draw:style-name="gr8" draw:text-style-name="P2" draw:layer="layout" svg:x1="1.626cm" svg:y1="16.832cm" svg:x2="1.637cm" svg:y2="16.82cm">
          <text:p/>
        </draw:line>
        <draw:path draw:style-name="gr1" draw:text-style-name="P1" draw:layer="layout" svg:width="4.367cm" svg:height="7.101cm" svg:x="1.46cm" svg:y="7.735cm" svg:viewBox="0 0 4368 7102" svg:d="M4368 341v3638c0 42-21 95-45 116l-3242 2995c-11 11-25 14-32 11 7 3 21 0 32-11l3242-2995c24-21 45-74 45-116v-3638-74l-190 176v74l-780 720v-74l-218 204v74l-1327 1221v280c0 60-32 137-70 176l-702 649c-29 25-50 78-50 116v3179c0 21 7 35 18 39l-1031-371c-11-3-18-17-18-42v-3175c0-42 21-95 46-120l706-650c39-35 71-116 71-176v-201-75 75 201c0 60-32 141-71 176l-706 650c-25 25-46 78-46 120v3175c0 25 7 39 18 42l1031 371c-11-4-18-18-18-39v-3179c0-38 21-91 50-116l702-649c38-39 70-116 70-176v-280l-1030-371 2469-2278c11-11 22-15 32-11l582 212c28-32 81-57 141-64l321 117z">
          <text:p/>
        </draw:path>
        <draw:polygon draw:style-name="gr7" draw:text-style-name="P2" draw:layer="layout" svg:width="0cm" svg:height="0cm" svg:x="3.753cm" svg:y="11.26cm" svg:viewBox="0 0 0 0" draw:points="0,0">
          <text:p/>
        </draw:polygon>
        <draw:path draw:style-name="gr1" draw:text-style-name="P1" draw:layer="layout" svg:width="3.545cm" svg:height="2.665cm" svg:x="2.282cm" svg:y="7.735cm" svg:viewBox="0 0 3546 2666" svg:d="M3225 150l321 117-190 176-201-71c-60-21-95-63-95-102v74c0 39 35 78 95 99l201 74v-74l-201-71c-60-21-95-63-95-102v74c0 39 35 78 95 99l201 74-781 720v-74l-201-71c-63-25-144-28-208-4-67 22-109 60-109 103 0 42 38 81 98 102l202 74 218-204-201-71c-63-25-144-28-208-4-67 22-109 60-109 103v74c0 42 38 81 98 102l202 74v-74l-202-74c-60-21-98-60-98-102v74c0 42 38 81 98 102l202 74-1327 1225-1030-374 2466-2279c14-11 25-15 32-11l586 212c-17 17-24 35-24 56 0-21 7-39 24-56 28-32 81-57 141-64z">
          <text:p/>
        </draw:path>
        <draw:polygon draw:style-name="gr7" draw:text-style-name="P2" draw:layer="layout" svg:width="0cm" svg:height="0cm" svg:x="3.753cm" svg:y="11.26cm" svg:viewBox="0 0 0 0" draw:points="0,0">
          <text:p/>
        </draw:polygon>
        <draw:polygon draw:style-name="gr1" draw:text-style-name="P1" draw:layer="layout" svg:width="0.596cm" svg:height="1.323cm" svg:x="5.171cm" svg:y="10.258cm" svg:viewBox="0 0 597 1324" draw:points="597,773 597,0 523,71 0,551 0,963 0,1229 0,1324">
          <text:p/>
        </draw:polygon>
        <draw:polygon draw:style-name="gr7" draw:text-style-name="P2" draw:layer="layout" svg:width="0cm" svg:height="0cm" svg:x="3.753cm" svg:y="11.26cm" svg:viewBox="0 0 0 0" draw:points="0,0">
          <text:p/>
        </draw:polygon>
        <draw:polygon draw:style-name="gr1" draw:text-style-name="P1" draw:layer="layout" svg:width="0.522cm" svg:height="0.966cm" svg:x="5.171cm" svg:y="10.329cm" svg:viewBox="0 0 523 967" draw:points="205,967 523,674 523,0 0,480 0,897">
          <text:p/>
        </draw:polygon>
        <draw:polygon draw:style-name="gr7" draw:text-style-name="P2" draw:layer="layout" svg:width="0cm" svg:height="0cm" svg:x="3.753cm" svg:y="11.26cm" svg:viewBox="0 0 0 0" draw:points="0,0">
          <text:p/>
        </draw:polygon>
        <draw:polygon draw:style-name="gr1" draw:text-style-name="P1" draw:layer="layout" svg:width="0.427cm" svg:height="0.942cm" svg:x="3.7cm" svg:y="11.451cm" svg:viewBox="0 0 428 943" draw:points="382,0 428,544 0,943 7,837 11,798 46,310 286,84 311,63">
          <text:p/>
        </draw:polygon>
        <draw:polygon draw:style-name="gr7" draw:text-style-name="P2" draw:layer="layout" svg:width="0cm" svg:height="0cm" svg:x="3.753cm" svg:y="11.26cm" svg:viewBox="0 0 0 0" draw:points="0,0">
          <text:p/>
        </draw:polygon>
        <draw:polygon draw:style-name="gr1" draw:text-style-name="P1" draw:layer="layout" svg:width="0.575cm" svg:height="0.787cm" svg:x="3.626cm" svg:y="9.761cm" svg:viewBox="0 0 576 788" draw:points="467,103 576,0 456,481 121,788 88,717 0,530 326,234 410,156">
          <text:p/>
        </draw:polygon>
        <draw:polygon draw:style-name="gr7" draw:text-style-name="P2" draw:layer="layout" svg:width="0cm" svg:height="0cm" svg:x="3.753cm" svg:y="11.26cm" svg:viewBox="0 0 0 0" draw:points="0,0">
          <text:p/>
        </draw:polygon>
        <draw:polygon draw:style-name="gr1" draw:text-style-name="P1" draw:layer="layout" svg:width="0.338cm" svg:height="0.713cm" svg:x="3.711cm" svg:y="11.535cm" svg:viewBox="0 0 339 714" draw:points="304,11 339,400 0,714 35,227 279,0">
          <text:p/>
        </draw:polygon>
        <draw:polygon draw:style-name="gr7" draw:text-style-name="P2" draw:layer="layout" svg:width="0cm" svg:height="0cm" svg:x="3.753cm" svg:y="11.26cm" svg:viewBox="0 0 0 0" draw:points="0,0">
          <text:p/>
        </draw:polygon>
        <draw:path draw:style-name="gr1" draw:text-style-name="P1" draw:layer="layout" svg:width="0.325cm" svg:height="0.487cm" svg:x="3.626cm" svg:y="9.99cm" svg:viewBox="0 0 326 488" svg:d="M308 265l18 7-238 216-88-188 326-300c-32 57-53 127-53 184 0 42 10 70 35 81z">
          <text:p/>
        </draw:path>
        <draw:polygon draw:style-name="gr7" draw:text-style-name="P2" draw:layer="layout" svg:width="0cm" svg:height="0cm" svg:x="3.753cm" svg:y="11.26cm" svg:viewBox="0 0 0 0" draw:points="0,0">
          <text:p/>
        </draw:polygon>
        <draw:polygon draw:style-name="gr1" draw:text-style-name="P1" draw:layer="layout" svg:width="0.077cm" svg:height="0.773cm" svg:x="5.69cm" svg:y="10.258cm" svg:viewBox="0 0 78 774" draw:points="78,774 78,0 0,71 0,749">
          <text:p/>
        </draw:polygon>
        <draw:polygon draw:style-name="gr7" draw:text-style-name="P2" draw:layer="layout" svg:width="0cm" svg:height="0cm" svg:x="3.753cm" svg:y="11.26cm" svg:viewBox="0 0 0 0" draw:points="0,0">
          <text:p/>
        </draw:polygon>
        <draw:polygon draw:style-name="gr1" draw:text-style-name="P1" draw:layer="layout" svg:width="0.596cm" svg:height="0.578cm" svg:x="5.171cm" svg:y="11.003cm" svg:viewBox="0 0 597 579" draw:points="0,484 0,579 597,28 523,0 205,293">
          <text:p/>
        </draw:polygon>
        <draw:polygon draw:style-name="gr7" draw:text-style-name="P2" draw:layer="layout" svg:width="0cm" svg:height="0cm" svg:x="3.753cm" svg:y="11.26cm" svg:viewBox="0 0 0 0" draw:points="0,0">
          <text:p/>
        </draw:polygon>
        <draw:path draw:style-name="gr1" draw:text-style-name="P1" draw:layer="layout" svg:width="0.258cm" svg:height="0.262cm" svg:x="1.523cm" svg:y="11.566cm" svg:viewBox="0 0 259 263" svg:d="M259 178c0-24-11-52-28-81 0-3 0-3-4-8-10-17-28-35-46-53-3 0-3-3-7-3-54-39-114-42-145-14-36 31-39 92-7 145 31 57 91 99 145 99 53 4 92-28 92-85z">
          <text:p/>
        </draw:path>
        <draw:polygon draw:style-name="gr7" draw:text-style-name="P2" draw:layer="layout" svg:width="0cm" svg:height="0cm" svg:x="3.753cm" svg:y="11.26cm" svg:viewBox="0 0 0 0" draw:points="0,0">
          <text:p/>
        </draw:polygon>
        <draw:path draw:style-name="gr1" draw:text-style-name="P1" draw:layer="layout" svg:width="0.257cm" svg:height="0.265cm" svg:x="1.905cm" svg:y="11.704cm" svg:viewBox="0 0 258 266" svg:d="M258 178c0-28-11-56-28-81 0-4 0-7-4-7-10-22-28-40-46-54-3 0-3-4-7-4-53-38-109-42-144-14-37 32-40 90-4 146 32 56 88 95 141 102 53 0 92-35 92-88z">
          <text:p/>
        </draw:path>
        <draw:polygon draw:style-name="gr7" draw:text-style-name="P2" draw:layer="layout" svg:width="0cm" svg:height="0cm" svg:x="3.753cm" svg:y="11.26cm" svg:viewBox="0 0 0 0" draw:points="0,0">
          <text:p/>
        </draw:polygon>
        <draw:path draw:style-name="gr1" draw:text-style-name="P1" draw:layer="layout" svg:width="0.3cm" svg:height="0.175cm" svg:x="5.397cm" svg:y="7.917cm" svg:viewBox="0 0 301 176" svg:d="M241 159c7-4 10-7 18-11 56-35 56-88 0-123-60-33-157-33-217 0-56 35-56 88 0 123 7 4 14 7 18 11 4 0 7 0 11 3 49 19 117 19 170-3z">
          <text:p/>
        </draw:path>
        <draw:polygon draw:style-name="gr7" draw:text-style-name="P2" draw:layer="layout" svg:width="0cm" svg:height="0cm" svg:x="3.753cm" svg:y="11.26cm" svg:viewBox="0 0 0 0" draw:points="0,0">
          <text:p/>
        </draw:polygon>
        <draw:path draw:style-name="gr1" draw:text-style-name="P1" draw:layer="layout" svg:width="0.302cm" svg:height="0.176cm" svg:x="4.396cm" svg:y="8.838cm" svg:viewBox="0 0 303 177" svg:d="M239 161c7-4 11-7 18-11 61-35 61-88 0-124-60-35-156-35-212 0-60 36-60 89 0 124 4 4 11 7 18 11 3 0 3 0 7 0 53 21 120 21 169 0z">
          <text:p/>
        </draw:path>
        <draw:polygon draw:style-name="gr7" draw:text-style-name="P2" draw:layer="layout" svg:width="0cm" svg:height="0cm" svg:x="3.753cm" svg:y="11.26cm" svg:viewBox="0 0 0 0" draw:points="0,0">
          <text:p/>
        </draw:polygon>
        <draw:polygon draw:style-name="gr1" draw:text-style-name="P1" draw:layer="layout" svg:width="0.427cm" svg:height="0.427cm" svg:x="3.7cm" svg:y="11.966cm" svg:viewBox="0 0 428 428" draw:points="428,28 354,0 7,322 0,428">
          <text:p/>
        </draw:polygon>
        <draw:polygon draw:style-name="gr7" draw:text-style-name="P2" draw:layer="layout" svg:width="0cm" svg:height="0cm" svg:x="3.753cm" svg:y="11.26cm" svg:viewBox="0 0 0 0" draw:points="0,0">
          <text:p/>
        </draw:polygon>
        <draw:polygon draw:style-name="gr1" draw:text-style-name="P1" draw:layer="layout" svg:width="0.116cm" svg:height="0.543cm" svg:x="4.011cm" svg:y="11.451cm" svg:viewBox="0 0 117 544" draw:points="0,63 70,0 117,544 42,519 38,484 3,95">
          <text:p/>
        </draw:polygon>
        <draw:polygon draw:style-name="gr7" draw:text-style-name="P2" draw:layer="layout" svg:width="0cm" svg:height="0cm" svg:x="3.753cm" svg:y="11.26cm" svg:viewBox="0 0 0 0" draw:points="0,0">
          <text:p/>
        </draw:polygon>
        <draw:path draw:style-name="gr1" draw:text-style-name="P1" draw:layer="layout" svg:width="0.18cm" svg:height="0.349cm" svg:x="3.898cm" svg:y="9.913cm" svg:viewBox="0 0 181 350" svg:d="M31 343c-21-7-31-39-31-81 0-57 17-127 53-184l85-78c7 0 14 0 18 3l25 7-50 192c-8 14-11 31-15 49l-10 46-53 53z">
          <text:p/>
        </draw:path>
        <draw:polygon draw:style-name="gr7" draw:text-style-name="P2" draw:layer="layout" svg:width="0cm" svg:height="0cm" svg:x="3.753cm" svg:y="11.26cm" svg:viewBox="0 0 0 0" draw:points="0,0">
          <text:p/>
        </draw:polygon>
        <draw:polygon draw:style-name="gr1" draw:text-style-name="P1" draw:layer="layout" svg:width="0.197cm" svg:height="0.48cm" svg:x="4.004cm" svg:y="9.761cm" svg:viewBox="0 0 198 481" draw:points="89,103 198,0 78,481 0,452 10,403 24,354 71,163">
          <text:p/>
        </draw:polygon>
        <draw:polygon draw:style-name="gr7" draw:text-style-name="P2" draw:layer="layout" svg:width="0cm" svg:height="0cm" svg:x="3.753cm" svg:y="11.26cm" svg:viewBox="0 0 0 0" draw:points="0,0">
          <text:p/>
        </draw:polygon>
        <draw:path draw:style-name="gr1" draw:text-style-name="P1" draw:layer="layout" svg:width="0.162cm" svg:height="0.289cm" svg:x="3.831cm" svg:y="10.881cm" svg:viewBox="0 0 163 290" svg:d="M74 30c7-11 14-14 21-21 39-25 68 3 68 63s-29 134-68 181c-39 46-74 50-88 7-4-10-7-22-7-33 0-3 0-7 0-10 0-60 31-145 74-187z">
          <text:p/>
        </draw:path>
        <draw:polygon draw:style-name="gr7" draw:text-style-name="P2" draw:layer="layout" svg:width="0cm" svg:height="0cm" svg:x="3.753cm" svg:y="11.26cm" svg:viewBox="0 0 0 0" draw:points="0,0">
          <text:p/>
        </draw:polygon>
        <draw:path draw:style-name="gr1" draw:text-style-name="P1" draw:layer="layout" svg:width="0.162cm" svg:height="0.286cm" svg:x="3.559cm" svg:y="11.773cm" svg:viewBox="0 0 163 287" svg:d="M163 70c0-57-28-85-63-61-11 4-19 11-26 21-42 47-74 136-74 199 4 11 4 21 7 28 14 43 53 39 89-3 39-46 67-124 67-184z">
          <text:p/>
        </draw:path>
        <draw:polygon draw:style-name="gr7" draw:text-style-name="P2" draw:layer="layout" svg:width="0cm" svg:height="0cm" svg:x="3.753cm" svg:y="11.26cm" svg:viewBox="0 0 0 0" draw:points="0,0">
          <text:p/>
        </draw:polygon>
        <draw:path draw:style-name="gr1" draw:text-style-name="P1" draw:layer="layout" svg:width="0.162cm" svg:height="0.288cm" svg:x="3.559cm" svg:y="10.51cm" svg:viewBox="0 0 163 289" svg:d="M163 69c0-56-28-84-63-60-11 4-19 11-26 22-42 45-74 130-74 197 4 11 4 21 7 29 14 43 53 43 89-3 39-51 67-125 67-185z">
          <text:p/>
        </draw:path>
        <draw:polygon draw:style-name="gr7" draw:text-style-name="P2" draw:layer="layout" svg:width="0cm" svg:height="0cm" svg:x="3.753cm" svg:y="11.26cm" svg:viewBox="0 0 0 0" draw:points="0,0">
          <text:p/>
        </draw:polygon>
        <draw:path draw:style-name="gr1" draw:text-style-name="P1" draw:layer="layout" svg:width="0.159cm" svg:height="0.286cm" svg:x="4.102cm" svg:y="11.272cm" svg:viewBox="0 0 160 287" svg:d="M160 69c0-56-25-85-64-60-7 4-18 11-25 22-42 45-74 134-71 197 0 11 4 21 4 28 14 44 53 40 92-3 36-46 64-124 64-184z">
          <text:p/>
        </draw:path>
        <draw:polygon draw:style-name="gr7" draw:text-style-name="P2" draw:layer="layout" svg:width="0cm" svg:height="0cm" svg:x="3.753cm" svg:y="11.26cm" svg:viewBox="0 0 0 0" draw:points="0,0">
          <text:p/>
        </draw:polygon>
        <draw:path draw:style-name="gr1" draw:text-style-name="P1" draw:layer="layout" svg:width="0.159cm" svg:height="0.289cm" svg:x="4.102cm" svg:y="10.009cm" svg:viewBox="0 0 160 290" svg:d="M160 69c0-56-25-84-64-60-7 4-18 11-25 22-42 45-74 134-71 197 0 11 4 21 4 33 14 42 53 39 92-7 36-47 64-125 64-185z">
          <text:p/>
        </draw:path>
        <draw:polygon draw:style-name="gr7" draw:text-style-name="P2" draw:layer="layout" svg:width="0cm" svg:height="0cm" svg:x="3.753cm" svg:y="11.26cm" svg:viewBox="0 0 0 0" draw:points="0,0">
          <text:p/>
        </draw:polygon>
        <draw:polygon draw:style-name="gr1" draw:text-style-name="P1" draw:layer="layout" svg:width="0.367cm" svg:height="0.339cm" svg:x="3.714cm" svg:y="10.209cm" svg:viewBox="0 0 368 340" draw:points="368,32 291,0 238,53 0,269 32,340">
          <text:p/>
        </draw:polygon>
        <draw:polygon draw:style-name="gr7" draw:text-style-name="P2" draw:layer="layout" svg:width="0cm" svg:height="0cm" svg:x="3.753cm" svg:y="11.26cm" svg:viewBox="0 0 0 0" draw:points="0,0">
          <text:p/>
        </draw:polygon>
        <draw:polygon draw:style-name="gr1" draw:text-style-name="P1" draw:layer="layout" svg:width="0.205cm" svg:height="0.265cm" svg:x="5.171cm" svg:y="11.221cm" svg:viewBox="0 0 206 266" draw:points="0,266 206,74 0,0">
          <text:p/>
        </draw:polygon>
        <draw:polygon draw:style-name="gr7" draw:text-style-name="P2" draw:layer="layout" svg:width="0cm" svg:height="0cm" svg:x="3.753cm" svg:y="11.26cm" svg:viewBox="0 0 0 0" draw:points="0,0">
          <text:p/>
        </draw:polygon>
        <draw:path draw:style-name="gr1" draw:text-style-name="P1" draw:layer="layout" svg:width="0.257cm" svg:height="0.265cm" svg:x="1.905cm" svg:y="11.704cm" svg:viewBox="0 0 258 266" svg:d="M180 36c-14-7-31-14-45-18-22-3-39 0-53 14-32 29-22 86 17 128 39 43 96 57 124 29 14-11 21-29 21-46 0-4 0-4 0-7-4-14-7-32-18-46 4 0 4 3 4 7 17 25 28 53 28 81 0 53-39 88-92 88-53-7-109-46-141-102-36-56-33-114 4-146 35-28 91-24 144 14 4 0 4 4 7 4z">
          <text:p/>
        </draw:path>
        <draw:polygon draw:style-name="gr7" draw:text-style-name="P2" draw:layer="layout" svg:width="0cm" svg:height="0cm" svg:x="3.753cm" svg:y="11.26cm" svg:viewBox="0 0 0 0" draw:points="0,0">
          <text:p/>
        </draw:polygon>
        <draw:path draw:style-name="gr1" draw:text-style-name="P1" draw:layer="layout" svg:width="0.258cm" svg:height="0.262cm" svg:x="1.523cm" svg:y="11.566cm" svg:viewBox="0 0 259 263" svg:d="M181 36c-17-10-32-14-46-17-22-4-43 0-57 14-28 28-21 86 18 128 42 42 100 56 128 28 14-11 17-28 17-46 0 0 0-3 0-7 0-14-3-28-14-47 4 5 4 5 4 8 17 29 28 57 28 81 0 57-39 89-92 85-54 0-114-42-145-99-32-53-29-114 7-145 31-28 91-25 145 14 4 0 4 3 7 3z">
          <text:p/>
        </draw:path>
        <draw:polygon draw:style-name="gr7" draw:text-style-name="P2" draw:layer="layout" svg:width="0cm" svg:height="0cm" svg:x="3.753cm" svg:y="11.26cm" svg:viewBox="0 0 0 0" draw:points="0,0">
          <text:p/>
        </draw:polygon>
        <draw:path draw:style-name="gr1" draw:text-style-name="P1" draw:layer="layout" svg:width="0.3cm" svg:height="0.158cm" svg:x="5.397cm" svg:y="7.917cm" svg:viewBox="0 0 301 159" svg:d="M42 123c0 11 7 25 18 36l199-36c0-35-50-60-110-60-57 0-107 25-107 60l199 36c10-11 18-25 18-36l-18 36c7-4 10-7 18-11 56-32 56-88 0-123-60-33-157-33-217 0-56 35-56 91 0 123 7 4 14 7 18 11z">
          <text:p/>
        </draw:path>
        <draw:polygon draw:style-name="gr7" draw:text-style-name="P2" draw:layer="layout" svg:width="0cm" svg:height="0cm" svg:x="3.753cm" svg:y="11.26cm" svg:viewBox="0 0 0 0" draw:points="0,0">
          <text:p/>
        </draw:polygon>
        <draw:path draw:style-name="gr1" draw:text-style-name="P1" draw:layer="layout" svg:width="0.302cm" svg:height="0.156cm" svg:x="4.396cm" svg:y="8.838cm" svg:viewBox="0 0 303 157" svg:d="M45 125c0 11 7 22 18 32l194-32c0-36-50-60-106-60-60 0-106 24-106 60l194 32c11-10 18-21 18-32l-18 32c7-3 11-3 18-7 61-36 61-89 0-124-60-35-156-35-212 0-60 35-60 88 0 124 4 4 11 4 18 7z">
          <text:p/>
        </draw:path>
        <draw:polygon draw:style-name="gr7" draw:text-style-name="P2" draw:layer="layout" svg:width="0cm" svg:height="0cm" svg:x="3.753cm" svg:y="11.26cm" svg:viewBox="0 0 0 0" draw:points="0,0">
          <text:p/>
        </draw:polygon>
        <draw:path draw:style-name="gr1" draw:text-style-name="P1" draw:layer="layout" svg:width="0.162cm" svg:height="0.289cm" svg:x="3.831cm" svg:y="10.881cm" svg:viewBox="0 0 163 290" svg:d="M74 30c7-11 14-14 21-21 39-25 68 3 68 63s-29 134-68 181c-39 46-74 50-88 7-4-10-7-22-7-33 3 4 3 4 7 4 21 7 60-28 77-85 22-56 18-105-7-116z">
          <text:p/>
        </draw:path>
        <draw:polygon draw:style-name="gr7" draw:text-style-name="P2" draw:layer="layout" svg:width="0cm" svg:height="0cm" svg:x="3.753cm" svg:y="11.26cm" svg:viewBox="0 0 0 0" draw:points="0,0">
          <text:p/>
        </draw:polygon>
        <draw:path draw:style-name="gr1" draw:text-style-name="P1" draw:layer="layout" svg:width="0.162cm" svg:height="0.286cm" svg:x="3.559cm" svg:y="11.773cm" svg:viewBox="0 0 163 287" svg:d="M0 229c4 11 4 21 7 28 14 43 53 39 89-3 39-46 67-124 67-184 0-57-28-85-63-61-11 4-19 11-26 21 0 0 4 0 7 0 12 4 19 22 19 47 0 36-11 78-33 110-18 35-42 49-60 46 0-4-3-4-7-4z">
          <text:p/>
        </draw:path>
        <draw:polygon draw:style-name="gr7" draw:text-style-name="P2" draw:layer="layout" svg:width="0cm" svg:height="0cm" svg:x="3.753cm" svg:y="11.26cm" svg:viewBox="0 0 0 0" draw:points="0,0">
          <text:p/>
        </draw:polygon>
        <draw:path draw:style-name="gr1" draw:text-style-name="P1" draw:layer="layout" svg:width="0.163cm" svg:height="0.286cm" svg:x="4.102cm" svg:y="11.272cm" svg:viewBox="0 0 164 287" svg:d="M0 228c0 11 4 21 7 28 14 44 51 40 90-3 38-46 67-124 67-184 0-56-29-85-67-60-7 4-18 11-25 22 3 0 7 0 7 0 14 7 21 24 21 49 0 32-14 74-32 109-21 32-43 46-61 43-3-4-3-4-7-4z">
          <text:p/>
        </draw:path>
        <draw:polygon draw:style-name="gr7" draw:text-style-name="P2" draw:layer="layout" svg:width="0cm" svg:height="0cm" svg:x="3.753cm" svg:y="11.26cm" svg:viewBox="0 0 0 0" draw:points="0,0">
          <text:p/>
        </draw:polygon>
        <draw:path draw:style-name="gr1" draw:text-style-name="P1" draw:layer="layout" svg:width="0.162cm" svg:height="0.288cm" svg:x="3.559cm" svg:y="10.51cm" svg:viewBox="0 0 163 289" svg:d="M0 228c4 11 4 21 7 29 14 43 53 43 89-3 39-51 67-125 67-185 0-56-28-84-63-60-11 4-19 11-26 22 0 0 4 0 7 0 12 3 19 21 19 49 0 32-11 74-33 106-18 35-42 49-60 46 0-4-3-4-7-4z">
          <text:p/>
        </draw:path>
        <draw:polygon draw:style-name="gr7" draw:text-style-name="P2" draw:layer="layout" svg:width="0cm" svg:height="0cm" svg:x="3.753cm" svg:y="11.26cm" svg:viewBox="0 0 0 0" draw:points="0,0">
          <text:p/>
        </draw:polygon>
        <draw:path draw:style-name="gr1" draw:text-style-name="P1" draw:layer="layout" svg:width="0.163cm" svg:height="0.289cm" svg:x="4.102cm" svg:y="10.009cm" svg:viewBox="0 0 164 290" svg:d="M0 228c0 11 4 21 7 33 14 42 51 39 90-7 38-47 67-125 67-185 0-56-29-84-67-60-7 4-18 11-25 22 3 0 7 0 7 0 14 3 21 21 21 49 0 32-14 74-32 106-21 35-43 49-61 46-3-4-3-4-7-4z">
          <text:p/>
        </draw:path>
        <draw:polygon draw:style-name="gr7" draw:text-style-name="P2" draw:layer="layout" svg:width="0cm" svg:height="0cm" svg:x="3.753cm" svg:y="11.26cm" svg:viewBox="0 0 0 0" draw:points="0,0">
          <text:p/>
        </draw:polygon>
        <draw:polygon draw:style-name="gr1" draw:text-style-name="P1" draw:layer="layout" svg:width="0.346cm" svg:height="0.353cm" svg:x="3.707cm" svg:y="11.934cm" svg:viewBox="0 0 347 354" draw:points="343,0 347,32 0,354 4,315">
          <text:p/>
        </draw:polygon>
        <draw:polygon draw:style-name="gr7" draw:text-style-name="P2" draw:layer="layout" svg:width="0cm" svg:height="0cm" svg:x="3.753cm" svg:y="11.26cm" svg:viewBox="0 0 0 0" draw:points="0,0">
          <text:p/>
        </draw:polygon>
        <draw:path draw:style-name="gr1" draw:text-style-name="P1" draw:layer="layout" svg:width="0.099cm" svg:height="0.201cm" svg:x="4.102cm" svg:y="11.303cm" svg:viewBox="0 0 100 202" svg:d="M100 49c0-28-7-46-21-49 0 0-4 0-7 0-42 45-75 135-72 198 0 0 4 0 4 4 22 3 43-11 64-43 18-35 32-77 32-110z">
          <text:p/>
        </draw:path>
        <draw:polygon draw:style-name="gr7" draw:text-style-name="P2" draw:layer="layout" svg:width="0cm" svg:height="0cm" svg:x="3.753cm" svg:y="11.26cm" svg:viewBox="0 0 0 0" draw:points="0,0">
          <text:p/>
        </draw:polygon>
        <draw:path draw:style-name="gr1" draw:text-style-name="P1" draw:layer="layout" svg:width="0.099cm" svg:height="0.202cm" svg:x="3.559cm" svg:y="11.803cm" svg:viewBox="0 0 100 203" svg:d="M100 46c0-24-7-42-18-46-3 0-7 0-7 0-46 46-75 131-75 199 4 0 7 0 7 4 19 3 40-11 61-47 21-32 32-74 32-110z">
          <text:p/>
        </draw:path>
        <draw:polygon draw:style-name="gr7" draw:text-style-name="P2" draw:layer="layout" svg:width="0cm" svg:height="0cm" svg:x="3.753cm" svg:y="11.26cm" svg:viewBox="0 0 0 0" draw:points="0,0">
          <text:p/>
        </draw:polygon>
        <draw:path draw:style-name="gr1" draw:text-style-name="P1" draw:layer="layout" svg:width="0.099cm" svg:height="0.201cm" svg:x="3.559cm" svg:y="10.541cm" svg:viewBox="0 0 100 202" svg:d="M100 50c0-25-7-47-18-50-3 0-7 0-7 0-46 46-75 135-75 198 4 0 7 0 7 4 19 3 40-11 61-43 21-35 32-77 32-109z">
          <text:p/>
        </draw:path>
        <draw:polygon draw:style-name="gr7" draw:text-style-name="P2" draw:layer="layout" svg:width="0cm" svg:height="0cm" svg:x="3.753cm" svg:y="11.26cm" svg:viewBox="0 0 0 0" draw:points="0,0">
          <text:p/>
        </draw:polygon>
        <draw:path draw:style-name="gr1" draw:text-style-name="P1" draw:layer="layout" svg:width="0.099cm" svg:height="0.201cm" svg:x="4.102cm" svg:y="10.04cm" svg:viewBox="0 0 100 202" svg:d="M0 198c0 0 4 0 4 4 22 3 43-11 64-46 18-32 32-75 32-107 0-28-7-46-21-49 0 0-4 0-7 0-42 45-75 135-72 198z">
          <text:p/>
        </draw:path>
        <draw:polygon draw:style-name="gr7" draw:text-style-name="P2" draw:layer="layout" svg:width="0cm" svg:height="0cm" svg:x="3.753cm" svg:y="11.26cm" svg:viewBox="0 0 0 0" draw:points="0,0">
          <text:p/>
        </draw:polygon>
        <draw:path draw:style-name="gr1" draw:text-style-name="P1" draw:layer="layout" svg:width="0.105cm" svg:height="0.116cm" svg:x="1.658cm" svg:y="11.585cm" svg:viewBox="0 0 106 117" svg:d="M42 17c-14-10-28-14-42-17 0 24 14 53 35 75 21 25 47 39 71 42 0-14-3-32-14-47-14-21-29-39-50-53z">
          <text:p/>
        </draw:path>
        <draw:polygon draw:style-name="gr7" draw:text-style-name="P2" draw:layer="layout" svg:width="0cm" svg:height="0cm" svg:x="3.753cm" svg:y="11.26cm" svg:viewBox="0 0 0 0" draw:points="0,0">
          <text:p/>
        </draw:polygon>
        <draw:path draw:style-name="gr1" draw:text-style-name="P1" draw:layer="layout" svg:width="0.109cm" svg:height="0.117cm" svg:x="2.039cm" svg:y="11.722cm" svg:viewBox="0 0 110 118" svg:d="M45 18c-14-7-31-14-45-18 3 25 14 54 35 75 21 25 49 39 75 43-4-14-7-32-18-46-11-22-29-40-47-54z">
          <text:p/>
        </draw:path>
        <draw:polygon draw:style-name="gr7" draw:text-style-name="P2" draw:layer="layout" svg:width="0cm" svg:height="0cm" svg:x="3.753cm" svg:y="11.26cm" svg:viewBox="0 0 0 0" draw:points="0,0">
          <text:p/>
        </draw:polygon>
        <draw:path draw:style-name="gr1" draw:text-style-name="P1" draw:layer="layout" svg:width="0.057cm" svg:height="0.063cm" svg:x="4.035cm" svg:y="9.86cm" svg:viewBox="0 0 58 64" svg:d="M0 56l58-56-14 64-26-8c-7-3-14-3-18 0z">
          <text:p/>
        </draw:path>
        <draw:polygon draw:style-name="gr7" draw:text-style-name="P2" draw:layer="layout" svg:width="0cm" svg:height="0cm" svg:x="3.753cm" svg:y="11.26cm" svg:viewBox="0 0 0 0" draw:points="0,0">
          <text:p/>
        </draw:polygon>
        <draw:polygon draw:style-name="gr1" draw:text-style-name="P1" draw:layer="layout" svg:width="0.028cm" svg:height="0.032cm" svg:x="3.986cm" svg:y="11.514cm" svg:viewBox="0 0 29 33" draw:points="0,26 29,0 29,33">
          <text:p/>
        </draw:polygon>
        <draw:polygon draw:style-name="gr7" draw:text-style-name="P2" draw:layer="layout" svg:width="0cm" svg:height="0cm" svg:x="3.753cm" svg:y="11.26cm" svg:viewBox="0 0 0 0" draw:points="0,0">
          <text:p/>
        </draw:polygon>
        <draw:path draw:style-name="gr1" draw:text-style-name="P1" draw:layer="layout" svg:width="0.014cm" svg:height="0.049cm" svg:x="4.014cm" svg:y="10.114cm" svg:viewBox="0 0 15 50" svg:d="M15 0l-15 50c4-14 7-32 15-50z">
          <text:p/>
        </draw:path>
        <draw:polygon draw:style-name="gr7" draw:text-style-name="P2" draw:layer="layout" svg:width="0cm" svg:height="0cm" svg:x="3.753cm" svg:y="11.26cm" svg:viewBox="0 0 0 0" draw:points="0,0">
          <text:p/>
        </draw:polygon>
        <draw:path draw:style-name="gr8" draw:text-style-name="P2" draw:layer="layout" svg:width="0.095cm" svg:height="0.208cm" svg:x="3.831cm" svg:y="10.89cm" svg:viewBox="0 0 96 209" svg:d="M0 209c0-35 10-81 32-120 18-39 43-75 64-89">
          <text:p/>
        </draw:path>
        <draw:path draw:style-name="gr8" draw:text-style-name="P2" draw:layer="layout" svg:width="0.155cm" svg:height="0.289cm" svg:x="3.838cm" svg:y="10.881cm" svg:viewBox="0 0 156 290" svg:d="M88 9c40-25 68 3 68 63s-28 134-68 181c-39 46-74 50-88 7">
          <text:p/>
        </draw:path>
        <draw:path draw:style-name="gr8" draw:text-style-name="P2" draw:layer="layout" svg:width="0.007cm" svg:height="0.042cm" svg:x="3.831cm" svg:y="11.098cm" svg:viewBox="0 0 8 43" svg:d="M8 43c-4-14-8-24-8-43">
          <text:p/>
        </draw:path>
        <draw:line draw:style-name="gr8" draw:text-style-name="P2" draw:layer="layout" svg:x1="2.536cm" svg:y1="11.501cm" svg:x2="3.243cm" svg:y2="10.847cm">
          <text:p/>
        </draw:line>
        <draw:path draw:style-name="gr8" draw:text-style-name="P2" draw:layer="layout" svg:width="0.07cm" svg:height="0.176cm" svg:x="3.242cm" svg:y="10.671cm" svg:viewBox="0 0 71 177" svg:d="M0 177c39-36 71-117 71-177">
          <text:p/>
        </draw:path>
        <draw:line draw:style-name="gr8" draw:text-style-name="P2" draw:layer="layout" svg:x1="3.312cm" svg:y1="10.671cm" svg:x2="3.312cm" svg:y2="10.396cm">
          <text:p/>
        </draw:line>
        <draw:line draw:style-name="gr8" draw:text-style-name="P2" draw:layer="layout" svg:x1="3.312cm" svg:y1="10.397cm" svg:x2="4.64cm" svg:y2="9.172cm">
          <text:p/>
        </draw:line>
        <draw:line draw:style-name="gr8" draw:text-style-name="P2" draw:layer="layout" svg:x1="4.857cm" svg:y1="8.972cm" svg:x2="5.638cm" svg:y2="8.251cm">
          <text:p/>
        </draw:line>
        <draw:line draw:style-name="gr8" draw:text-style-name="P2" draw:layer="layout" svg:x1="5.827cm" svg:y1="8.075cm" svg:x2="5.827cm" svg:y2="11.712cm">
          <text:p/>
        </draw:line>
        <draw:path draw:style-name="gr8" draw:text-style-name="P2" draw:layer="layout" svg:width="0.049cm" svg:height="0.116cm" svg:x="5.778cm" svg:y="11.712cm" svg:viewBox="0 0 50 117" svg:d="M0 117c28-25 50-78 50-117">
          <text:p/>
        </draw:path>
        <draw:line draw:style-name="gr8" draw:text-style-name="P2" draw:layer="layout" svg:x1="5.783cm" svg:y1="11.828cm" svg:x2="2.536cm" svg:y2="14.824cm">
          <text:p/>
        </draw:line>
        <draw:path draw:style-name="gr8" draw:text-style-name="P2" draw:layer="layout" svg:width="0.019cm" svg:height="0.043cm" svg:x="2.49cm" svg:y="14.791cm" svg:viewBox="0 0 20 44" svg:d="M0 0c0 23 8 40 20 44">
          <text:p/>
        </draw:path>
        <draw:path draw:style-name="gr8" draw:text-style-name="P2" draw:layer="layout" svg:width="0.032cm" svg:height="0.012cm" svg:x="2.508cm" svg:y="14.823cm" svg:viewBox="0 0 33 13" svg:d="M0 12c7 3 17 0 33-12">
          <text:p/>
        </draw:path>
        <draw:line draw:style-name="gr8" draw:text-style-name="P2" draw:layer="layout" svg:x1="2.49cm" svg:y1="14.791cm" svg:x2="2.49cm" svg:y2="11.613cm">
          <text:p/>
        </draw:line>
        <draw:path draw:style-name="gr8" draw:text-style-name="P2" draw:layer="layout" svg:width="0.05cm" svg:height="0.119cm" svg:x="2.49cm" svg:y="11.497cm" svg:viewBox="0 0 51 120" svg:d="M0 120c0-43 21-96 51-120">
          <text:p/>
        </draw:path>
        <draw:line draw:style-name="gr8" draw:text-style-name="P2" draw:layer="layout" svg:x1="3.7cm" svg:y1="12.394cm" svg:x2="3.747cm" svg:y2="11.758cm">
          <text:p/>
        </draw:line>
        <draw:line draw:style-name="gr8" draw:text-style-name="P2" draw:layer="layout" svg:x1="4.128cm" svg:y1="11.994cm" svg:x2="3.7cm" svg:y2="12.394cm">
          <text:p/>
        </draw:line>
        <draw:line draw:style-name="gr8" draw:text-style-name="P2" draw:layer="layout" svg:x1="4.081cm" svg:y1="11.451cm" svg:x2="4.128cm" svg:y2="11.995cm">
          <text:p/>
        </draw:line>
        <draw:line draw:style-name="gr8" draw:text-style-name="P2" draw:layer="layout" svg:x1="3.746cm" svg:y1="11.762cm" svg:x2="4.082cm" svg:y2="11.451cm">
          <text:p/>
        </draw:line>
        <draw:path draw:style-name="gr8" draw:text-style-name="P2" draw:layer="layout" svg:width="0.067cm" svg:height="0.069cm" svg:x="4.198cm" svg:y="11.272cm" svg:viewBox="0 0 68 70" svg:d="M68 70c0-57-30-85-68-61">
          <text:p/>
        </draw:path>
        <draw:path draw:style-name="gr8" draw:text-style-name="P2" draw:layer="layout" svg:width="0.095cm" svg:height="0.247cm" svg:x="4.103cm" svg:y="11.281cm" svg:viewBox="0 0 96 248" svg:d="M96 0c-30 18-58 60-79 113-18 54-21 104-11 135">
          <text:p/>
        </draw:path>
        <draw:path draw:style-name="gr8" draw:text-style-name="P2" draw:layer="layout" svg:width="0.156cm" svg:height="0.217cm" svg:x="4.109cm" svg:y="11.341cm" svg:viewBox="0 0 157 218" svg:d="M0 187c14 44 50 40 89-7 38-46 68-120 68-180">
          <text:p/>
        </draw:path>
        <draw:path draw:style-name="gr8" draw:text-style-name="P2" draw:layer="layout" svg:width="0.067cm" svg:height="0.073cm" svg:x="3.654cm" svg:y="11.773cm" svg:viewBox="0 0 68 74" svg:d="M68 74c0-61-29-90-68-65">
          <text:p/>
        </draw:path>
        <draw:path draw:style-name="gr8" draw:text-style-name="P2" draw:layer="layout" svg:width="0.098cm" svg:height="0.247cm" svg:x="3.56cm" svg:y="11.782cm" svg:viewBox="0 0 99 248" svg:d="M99 0c-33 18-61 60-79 113-21 51-24 103-14 135">
          <text:p/>
        </draw:path>
        <draw:path draw:style-name="gr8" draw:text-style-name="P2" draw:layer="layout" svg:width="0.155cm" svg:height="0.217cm" svg:x="3.566cm" svg:y="11.842cm" svg:viewBox="0 0 156 218" svg:d="M0 188c14 43 53 39 89-3 39-51 67-125 67-185">
          <text:p/>
        </draw:path>
        <draw:line draw:style-name="gr8" draw:text-style-name="P2" draw:layer="layout" svg:x1="3.626cm" svg:y1="10.291cm" svg:x2="4.202cm" svg:y2="9.761cm">
          <text:p/>
        </draw:line>
        <draw:line draw:style-name="gr8" draw:text-style-name="P2" draw:layer="layout" svg:x1="3.747cm" svg:y1="10.549cm" svg:x2="3.626cm" svg:y2="10.29cm">
          <text:p/>
        </draw:line>
        <draw:line draw:style-name="gr8" draw:text-style-name="P2" draw:layer="layout" svg:x1="4.082cm" svg:y1="10.237cm" svg:x2="3.746cm" svg:y2="10.549cm">
          <text:p/>
        </draw:line>
        <draw:line draw:style-name="gr8" draw:text-style-name="P2" draw:layer="layout" svg:x1="4.202cm" svg:y1="9.761cm" svg:x2="4.081cm" svg:y2="10.242cm">
          <text:p/>
        </draw:line>
        <draw:path draw:style-name="gr8" draw:text-style-name="P2" draw:layer="layout" svg:width="0.067cm" svg:height="0.073cm" svg:x="3.654cm" svg:y="10.51cm" svg:viewBox="0 0 68 74" svg:d="M68 74c0-61-29-89-68-65">
          <text:p/>
        </draw:path>
        <draw:path draw:style-name="gr8" draw:text-style-name="P2" draw:layer="layout" svg:width="0.098cm" svg:height="0.247cm" svg:x="3.56cm" svg:y="10.519cm" svg:viewBox="0 0 99 248" svg:d="M99 0c-33 18-61 60-79 113-21 53-24 104-14 135">
          <text:p/>
        </draw:path>
        <draw:path draw:style-name="gr8" draw:text-style-name="P2" draw:layer="layout" svg:width="0.155cm" svg:height="0.219cm" svg:x="3.566cm" svg:y="10.579cm" svg:viewBox="0 0 156 220" svg:d="M0 187c14 44 53 44 89-3 39-46 67-124 67-184">
          <text:p/>
        </draw:path>
        <draw:path draw:style-name="gr8" draw:text-style-name="P2" draw:layer="layout" svg:width="0.067cm" svg:height="0.073cm" svg:x="4.198cm" svg:y="10.009cm" svg:viewBox="0 0 68 74" svg:d="M68 74c0-61-30-89-68-65">
          <text:p/>
        </draw:path>
        <draw:path draw:style-name="gr8" draw:text-style-name="P2" draw:layer="layout" svg:width="0.095cm" svg:height="0.251cm" svg:x="4.103cm" svg:y="10.018cm" svg:viewBox="0 0 96 252" svg:d="M96 0c-30 18-58 60-79 114-18 53-21 103-11 138">
          <text:p/>
        </draw:path>
        <draw:path draw:style-name="gr8" draw:text-style-name="P2" draw:layer="layout" svg:width="0.156cm" svg:height="0.22cm" svg:x="4.109cm" svg:y="10.078cm" svg:viewBox="0 0 157 221" svg:d="M0 192c14 42 50 39 89-11 38-46 68-121 68-181">
          <text:p/>
        </draw:path>
        <draw:line draw:style-name="gr8" draw:text-style-name="P2" draw:layer="layout" svg:x1="5.171cm" svg:y1="10.809cm" svg:x2="5.171cm" svg:y2="11.581cm">
          <text:p/>
        </draw:line>
        <draw:line draw:style-name="gr8" draw:text-style-name="P2" draw:layer="layout" svg:x1="5.171cm" svg:y1="11.582cm" svg:x2="5.768cm" svg:y2="11.031cm">
          <text:p/>
        </draw:line>
        <draw:line draw:style-name="gr8" draw:text-style-name="P2" draw:layer="layout" svg:x1="5.767cm" svg:y1="11.031cm" svg:x2="5.767cm" svg:y2="10.258cm">
          <text:p/>
        </draw:line>
        <draw:line draw:style-name="gr8" draw:text-style-name="P2" draw:layer="layout" svg:x1="5.768cm" svg:y1="10.258cm" svg:x2="5.171cm" svg:y2="10.813cm">
          <text:p/>
        </draw:line>
        <draw:path draw:style-name="gr8" draw:text-style-name="P2" draw:layer="layout" svg:width="0.006cm" svg:height="0cm" svg:x="3.901cm" svg:y="10.911cm" svg:viewBox="0 0 7 0" svg:d="M0 0c4 0 4 0 7 0">
          <text:p/>
        </draw:path>
        <draw:path draw:style-name="gr8" draw:text-style-name="P2" draw:layer="layout" svg:width="0.091cm" svg:height="0.202cm" svg:x="3.838cm" svg:y="10.911cm" svg:viewBox="0 0 92 203" svg:d="M71 0c25 11 29 61 7 117-17 53-57 92-78 85">
          <text:p/>
        </draw:path>
        <draw:path draw:style-name="gr8" draw:text-style-name="P2" draw:layer="layout" svg:width="0.007cm" svg:height="0.004cm" svg:x="3.831cm" svg:y="11.108cm" svg:viewBox="0 0 8 5" svg:d="M8 5c-4 0-4-5-8-5">
          <text:p/>
        </draw:path>
        <draw:line draw:style-name="gr8" draw:text-style-name="P2" draw:layer="layout" svg:x1="1.506cm" svg:y1="11.127cm" svg:x2="2.212cm" svg:y2="10.477cm">
          <text:p/>
        </draw:line>
        <draw:path draw:style-name="gr8" draw:text-style-name="P2" draw:layer="layout" svg:width="0.071cm" svg:height="0.176cm" svg:x="2.211cm" svg:y="10.301cm" svg:viewBox="0 0 72 177" svg:d="M0 177c39-40 72-117 72-177">
          <text:p/>
        </draw:path>
        <draw:path draw:style-name="gr8" draw:text-style-name="P2" draw:layer="layout" svg:width="0.049cm" svg:height="0.121cm" svg:x="1.46cm" svg:y="11.126cm" svg:viewBox="0 0 50 122" svg:d="M0 122c0-43 21-96 50-122">
          <text:p/>
        </draw:path>
        <draw:line draw:style-name="gr8" draw:text-style-name="P2" draw:layer="layout" svg:x1="2.282cm" svg:y1="10.301cm" svg:x2="2.282cm" svg:y2="10.1cm">
          <text:p/>
        </draw:line>
        <draw:line draw:style-name="gr8" draw:text-style-name="P2" draw:layer="layout" svg:x1="2.282cm" svg:y1="10.025cm" svg:x2="3.313cm" svg:y2="10.397cm">
          <text:p/>
        </draw:line>
        <draw:line draw:style-name="gr8" draw:text-style-name="P2" draw:layer="layout" svg:x1="2.282cm" svg:y1="10.1cm" svg:x2="2.282cm" svg:y2="10.025cm">
          <text:p/>
        </draw:line>
        <draw:line draw:style-name="gr8" draw:text-style-name="P2" draw:layer="layout" svg:x1="1.46cm" svg:y1="14.421cm" svg:x2="1.46cm" svg:y2="11.243cm">
          <text:p/>
        </draw:line>
        <draw:path draw:style-name="gr8" draw:text-style-name="P2" draw:layer="layout" svg:width="0.028cm" svg:height="0.081cm" svg:x="2.134cm" svg:y="11.8cm" svg:viewBox="0 0 29 82" svg:d="M29 82c0-26-11-57-29-82">
          <text:p/>
        </draw:path>
        <draw:path draw:style-name="gr8" draw:text-style-name="P2" draw:layer="layout" svg:width="0.057cm" svg:height="0.064cm" svg:x="2.077cm" svg:y="11.736cm" svg:viewBox="0 0 58 65" svg:d="M58 65c-14-25-32-46-58-65">
          <text:p/>
        </draw:path>
        <draw:path draw:style-name="gr8" draw:text-style-name="P2" draw:layer="layout" svg:width="0.257cm" svg:height="0.265cm" svg:x="1.905cm" svg:y="11.704cm" svg:viewBox="0 0 258 266" svg:d="M173 32c-53-38-109-42-144-14-37 32-40 90-4 146 32 56 88 95 141 102 53 0 92-35 92-88">
          <text:p/>
        </draw:path>
        <draw:path draw:style-name="gr8" draw:text-style-name="P2" draw:layer="layout" svg:width="0.028cm" svg:height="0.084cm" svg:x="1.753cm" svg:y="11.659cm" svg:viewBox="0 0 29 85" svg:d="M29 85c0-24-12-53-29-85">
          <text:p/>
        </draw:path>
        <draw:path draw:style-name="gr8" draw:text-style-name="P2" draw:layer="layout" svg:width="0.057cm" svg:height="0.063cm" svg:x="1.696cm" svg:y="11.599cm" svg:viewBox="0 0 58 64" svg:d="M58 64c-14-24-35-47-58-64">
          <text:p/>
        </draw:path>
        <draw:path draw:style-name="gr8" draw:text-style-name="P2" draw:layer="layout" svg:width="0.258cm" svg:height="0.262cm" svg:x="1.523cm" svg:y="11.566cm" svg:viewBox="0 0 259 263" svg:d="M174 33c-54-39-114-42-145-14-36 31-39 92-7 145 31 57 91 99 145 99 53 4 92-28 92-85">
          <text:p/>
        </draw:path>
        <draw:line draw:style-name="gr8" draw:text-style-name="P2" draw:layer="layout" svg:x1="2.282cm" svg:y1="10.026cm" svg:x2="4.752cm" svg:y2="7.747cm">
          <text:p/>
        </draw:line>
        <draw:line draw:style-name="gr8" draw:text-style-name="P2" draw:layer="layout" svg:x1="4.437cm" svg:y1="9.101cm" svg:x2="4.64cm" svg:y2="9.176cm">
          <text:p/>
        </draw:line>
        <draw:path draw:style-name="gr8" draw:text-style-name="P2" draw:layer="layout" svg:width="0.098cm" svg:height="0.102cm" svg:x="4.339cm" svg:y="8.999cm" svg:viewBox="0 0 99 103" svg:d="M0 0c0 43 39 82 99 103">
          <text:p/>
        </draw:path>
        <draw:line draw:style-name="gr8" draw:text-style-name="P2" draw:layer="layout" svg:x1="5.638cm" svg:y1="8.252cm" svg:x2="5.436cm" svg:y2="8.177cm">
          <text:p/>
        </draw:line>
        <draw:path draw:style-name="gr8" draw:text-style-name="P2" draw:layer="layout" svg:width="0.099cm" svg:height="0.102cm" svg:x="5.337cm" svg:y="8.075cm" svg:viewBox="0 0 100 103" svg:d="M0 0c0 43 40 82 100 103">
          <text:p/>
        </draw:path>
        <draw:path draw:style-name="gr8" draw:text-style-name="P2" draw:layer="layout" svg:width="0.018cm" svg:height="0.042cm" svg:x="1.46cm" svg:y="14.421cm" svg:viewBox="0 0 19 43" svg:d="M0 0c0 22 7 36 19 43">
          <text:p/>
        </draw:path>
        <draw:line draw:style-name="gr8" draw:text-style-name="P2" draw:layer="layout" svg:x1="4.639cm" svg:y1="9.172cm" svg:x2="4.639cm" svg:y2="9.101cm">
          <text:p/>
        </draw:line>
        <draw:line draw:style-name="gr8" draw:text-style-name="P2" draw:layer="layout" svg:x1="4.639cm" svg:y1="9.102cm" svg:x2="4.858cm" svg:y2="8.897cm">
          <text:p/>
        </draw:line>
        <draw:line draw:style-name="gr8" draw:text-style-name="P2" draw:layer="layout" svg:x1="4.857cm" svg:y1="8.971cm" svg:x2="4.857cm" svg:y2="8.897cm">
          <text:p/>
        </draw:line>
        <draw:line draw:style-name="gr8" draw:text-style-name="P2" draw:layer="layout" svg:x1="5.827cm" svg:y1="8.075cm" svg:x2="5.827cm" svg:y2="8.001cm">
          <text:p/>
        </draw:line>
        <draw:line draw:style-name="gr8" draw:text-style-name="P2" draw:layer="layout" svg:x1="5.828cm" svg:y1="8.001cm" svg:x2="5.637cm" svg:y2="8.178cm">
          <text:p/>
        </draw:line>
        <draw:line draw:style-name="gr8" draw:text-style-name="P2" draw:layer="layout" svg:x1="5.637cm" svg:y1="8.251cm" svg:x2="5.637cm" svg:y2="8.177cm">
          <text:p/>
        </draw:line>
        <draw:line draw:style-name="gr8" draw:text-style-name="P2" draw:layer="layout" svg:x1="4.128cm" svg:y1="11.995cm" svg:x2="4.053cm" svg:y2="11.966cm">
          <text:p/>
        </draw:line>
        <draw:line draw:style-name="gr8" draw:text-style-name="P2" draw:layer="layout" svg:x1="4.054cm" svg:y1="11.966cm" svg:x2="3.707cm" svg:y2="12.288cm">
          <text:p/>
        </draw:line>
        <draw:line draw:style-name="gr8" draw:text-style-name="P2" draw:layer="layout" svg:x1="4.011cm" svg:y1="11.514cm" svg:x2="4.054cm" svg:y2="11.97cm">
          <text:p/>
        </draw:line>
        <draw:path draw:style-name="gr8" draw:text-style-name="P2" draw:layer="layout" svg:width="0.021cm" svg:height="0.049cm" svg:x="4.18cm" svg:y="11.303cm" svg:viewBox="0 0 22 50" svg:d="M22 50c0-26-7-43-22-50">
          <text:p/>
        </draw:path>
        <draw:path draw:style-name="gr8" draw:text-style-name="P2" draw:layer="layout" svg:width="0.006cm" svg:height="0cm" svg:x="4.173cm" svg:y="11.303cm" svg:viewBox="0 0 7 0" svg:d="M7 0c0 0-4 0-7 0">
          <text:p/>
        </draw:path>
        <draw:path draw:style-name="gr8" draw:text-style-name="P2" draw:layer="layout" svg:width="0.007cm" svg:height="0.005cm" svg:x="4.102cm" svg:y="11.5cm" svg:viewBox="0 0 8 6" svg:d="M0 0c5 0 5 0 8 6">
          <text:p/>
        </draw:path>
        <draw:path draw:style-name="gr8" draw:text-style-name="P2" draw:layer="layout" svg:width="0.092cm" svg:height="0.152cm" svg:x="4.109cm" svg:y="11.352cm" svg:viewBox="0 0 93 153" svg:d="M0 153c18 3 40-11 61-47 22-32 32-74 32-106">
          <text:p/>
        </draw:path>
        <draw:path draw:style-name="gr8" draw:text-style-name="P2" draw:layer="layout" svg:width="0.018cm" svg:height="0.05cm" svg:x="3.64cm" svg:y="11.803cm" svg:viewBox="0 0 19 51" svg:d="M19 51c0-26-7-47-19-51">
          <text:p/>
        </draw:path>
        <draw:path draw:style-name="gr8" draw:text-style-name="P2" draw:layer="layout" svg:width="0.006cm" svg:height="0cm" svg:x="3.633cm" svg:y="11.803cm" svg:viewBox="0 0 7 0" svg:d="M7 0c-3 0-7 0-7 0">
          <text:p/>
        </draw:path>
        <draw:path draw:style-name="gr8" draw:text-style-name="P2" draw:layer="layout" svg:width="0.007cm" svg:height="0.008cm" svg:x="3.559cm" svg:y="11.997cm" svg:viewBox="0 0 8 9" svg:d="M0 0c5 4 8 4 8 9">
          <text:p/>
        </draw:path>
        <draw:path draw:style-name="gr8" draw:text-style-name="P2" draw:layer="layout" svg:width="0.092cm" svg:height="0.156cm" svg:x="3.566cm" svg:y="11.849cm" svg:viewBox="0 0 93 157" svg:d="M0 157c18 3 43-11 61-46 21-32 32-74 32-111">
          <text:p/>
        </draw:path>
        <draw:line draw:style-name="gr8" draw:text-style-name="P2" draw:layer="layout" svg:x1="4.093cm" svg:y1="9.86cm" svg:x2="4.028cm" svg:y2="10.115cm">
          <text:p/>
        </draw:line>
        <draw:line draw:style-name="gr8" draw:text-style-name="P2" draw:layer="layout" svg:x1="4.029cm" svg:y1="10.114cm" svg:x2="4.014cm" svg:y2="10.164cm">
          <text:p/>
        </draw:line>
        <draw:line draw:style-name="gr8" draw:text-style-name="P2" draw:layer="layout" svg:x1="4.019cm" svg:y1="10.163cm" svg:x2="4.004cm" svg:y2="10.213cm">
          <text:p/>
        </draw:line>
        <draw:line draw:style-name="gr8" draw:text-style-name="P2" draw:layer="layout" svg:x1="4.082cm" svg:y1="10.242cm" svg:x2="4.004cm" svg:y2="10.209cm">
          <text:p/>
        </draw:line>
        <draw:line draw:style-name="gr8" draw:text-style-name="P2" draw:layer="layout" svg:x1="4.005cm" svg:y1="10.209cm" svg:x2="3.714cm" svg:y2="10.478cm">
          <text:p/>
        </draw:line>
        <draw:path draw:style-name="gr8" draw:text-style-name="P2" draw:layer="layout" svg:width="0.018cm" svg:height="0.049cm" svg:x="3.64cm" svg:y="10.541cm" svg:viewBox="0 0 19 50" svg:d="M19 50c0-25-7-47-19-50">
          <text:p/>
        </draw:path>
        <draw:path draw:style-name="gr8" draw:text-style-name="P2" draw:layer="layout" svg:width="0.006cm" svg:height="0cm" svg:x="3.633cm" svg:y="10.541cm" svg:viewBox="0 0 7 0" svg:d="M7 0c-3 0-7 0-7 0">
          <text:p/>
        </draw:path>
        <draw:path draw:style-name="gr8" draw:text-style-name="P2" draw:layer="layout" svg:width="0.007cm" svg:height="0.005cm" svg:x="3.559cm" svg:y="10.738cm" svg:viewBox="0 0 8 6" svg:d="M0 0c5 0 8 0 8 6">
          <text:p/>
        </draw:path>
        <draw:path draw:style-name="gr8" draw:text-style-name="P2" draw:layer="layout" svg:width="0.092cm" svg:height="0.152cm" svg:x="3.566cm" svg:y="10.59cm" svg:viewBox="0 0 93 153" svg:d="M0 153c18 3 43-11 61-47 21-32 32-74 32-106">
          <text:p/>
        </draw:path>
        <draw:path draw:style-name="gr8" draw:text-style-name="P2" draw:layer="layout" svg:width="0.021cm" svg:height="0.049cm" svg:x="4.18cm" svg:y="10.04cm" svg:viewBox="0 0 22 50" svg:d="M22 50c0-29-7-47-22-50">
          <text:p/>
        </draw:path>
        <draw:path draw:style-name="gr8" draw:text-style-name="P2" draw:layer="layout" svg:width="0.006cm" svg:height="0cm" svg:x="4.173cm" svg:y="10.04cm" svg:viewBox="0 0 7 0" svg:d="M7 0c0 0-4 0-7 0">
          <text:p/>
        </draw:path>
        <draw:path draw:style-name="gr8" draw:text-style-name="P2" draw:layer="layout" svg:width="0.007cm" svg:height="0.005cm" svg:x="4.102cm" svg:y="10.237cm" svg:viewBox="0 0 8 6" svg:d="M0 0c5 0 5 0 8 6">
          <text:p/>
        </draw:path>
        <draw:path draw:style-name="gr8" draw:text-style-name="P2" draw:layer="layout" svg:width="0.092cm" svg:height="0.152cm" svg:x="4.109cm" svg:y="10.089cm" svg:viewBox="0 0 93 153" svg:d="M0 153c18 3 40-11 61-46 22-32 32-74 32-107">
          <text:p/>
        </draw:path>
        <draw:line draw:style-name="gr8" draw:text-style-name="P2" draw:layer="layout" svg:x1="5.171cm" svg:y1="11.487cm" svg:x2="5.694cm" svg:y2="11.003cm">
          <text:p/>
        </draw:line>
        <draw:line draw:style-name="gr8" draw:text-style-name="P2" draw:layer="layout" svg:x1="5.768cm" svg:y1="11.032cm" svg:x2="5.69cm" svg:y2="11.003cm">
          <text:p/>
        </draw:line>
        <draw:line draw:style-name="gr8" draw:text-style-name="P2" draw:layer="layout" svg:x1="5.69cm" svg:y1="11.003cm" svg:x2="5.69cm" svg:y2="10.329cm">
          <text:p/>
        </draw:line>
        <draw:path draw:style-name="gr8" draw:text-style-name="P2" draw:layer="layout" svg:width="0.035cm" svg:height="0.016cm" svg:x="4.748cm" svg:y="7.735cm" svg:viewBox="0 0 36 17" svg:d="M36 2c-11-5-22 0-36 15">
          <text:p/>
        </draw:path>
        <draw:path draw:style-name="gr8" draw:text-style-name="P2" draw:layer="layout" svg:width="0.018cm" svg:height="0.053cm" svg:x="2.13cm" svg:y="11.793cm" svg:viewBox="0 0 19 54" svg:d="M19 54c0-19-7-36-19-54">
          <text:p/>
        </draw:path>
        <draw:path draw:style-name="gr8" draw:text-style-name="P2" draw:layer="layout" svg:width="0.098cm" svg:height="0.019cm" svg:x="1.986cm" svg:y="11.721cm" svg:viewBox="0 0 99 20" svg:d="M99 20c-35-26-78-26-99-4">
          <text:p/>
        </draw:path>
        <draw:path draw:style-name="gr8" draw:text-style-name="P2" draw:layer="layout" svg:width="0.161cm" svg:height="0.171cm" svg:x="1.966cm" svg:y="11.736cm" svg:viewBox="0 0 162 172" svg:d="M20 0c-32 30-25 86 14 128 43 43 100 58 128 29">
          <text:p/>
        </draw:path>
        <draw:path draw:style-name="gr8" draw:text-style-name="P2" draw:layer="layout" svg:width="0.021cm" svg:height="0.046cm" svg:x="2.127cm" svg:y="11.846cm" svg:viewBox="0 0 22 47" svg:d="M0 47c15-11 22-25 22-47">
          <text:p/>
        </draw:path>
        <draw:path draw:style-name="gr8" draw:text-style-name="P2" draw:layer="layout" svg:width="0.014cm" svg:height="0.053cm" svg:x="1.749cm" svg:y="11.655cm" svg:viewBox="0 0 15 54" svg:d="M15 54c0-14-3-36-15-54">
          <text:p/>
        </draw:path>
        <draw:path draw:style-name="gr8" draw:text-style-name="P2" draw:layer="layout" svg:width="0.102cm" svg:height="0.023cm" svg:x="1.601cm" svg:y="11.584cm" svg:viewBox="0 0 103 24" svg:d="M103 24c-39-30-78-30-103-8">
          <text:p/>
        </draw:path>
        <draw:path draw:style-name="gr8" draw:text-style-name="P2" draw:layer="layout" svg:width="0.162cm" svg:height="0.17cm" svg:x="1.584cm" svg:y="11.599cm" svg:viewBox="0 0 163 171" svg:d="M17 0c-28 28-21 85 18 127 42 43 100 57 128 29">
          <text:p/>
        </draw:path>
        <draw:path draw:style-name="gr8" draw:text-style-name="P2" draw:layer="layout" svg:width="0.017cm" svg:height="0.046cm" svg:x="1.746cm" svg:y="11.708cm" svg:viewBox="0 0 18 47" svg:d="M0 47c10-11 18-28 18-47">
          <text:p/>
        </draw:path>
        <draw:path draw:style-name="gr8" draw:text-style-name="P2" draw:layer="layout" svg:width="0.169cm" svg:height="0.12cm" svg:x="5.337cm" svg:y="7.884cm" svg:viewBox="0 0 170 121" svg:d="M170 0c-96 11-170 61-170 121">
          <text:p/>
        </draw:path>
        <draw:path draw:style-name="gr8" draw:text-style-name="P2" draw:layer="layout" svg:width="0.099cm" svg:height="0.102cm" svg:x="5.337cm" svg:y="8.004cm" svg:viewBox="0 0 100 103" svg:d="M0 0c0 40 40 82 100 103">
          <text:p/>
        </draw:path>
        <draw:line draw:style-name="gr8" draw:text-style-name="P2" draw:layer="layout" svg:x1="5.638cm" svg:y1="8.178cm" svg:x2="5.436cm" svg:y2="8.103cm">
          <text:p/>
        </draw:line>
        <draw:line draw:style-name="gr8" draw:text-style-name="P2" draw:layer="layout" svg:x1="4.437cm" svg:y1="9.027cm" svg:x2="4.64cm" svg:y2="9.102cm">
          <text:p/>
        </draw:line>
        <draw:path draw:style-name="gr8" draw:text-style-name="P2" draw:layer="layout" svg:width="0.321cm" svg:height="0.12cm" svg:x="4.339cm" svg:y="8.805cm" svg:viewBox="0 0 322 121" svg:d="M322 17c-68-21-149-24-213-3-67 21-109 64-109 107">
          <text:p/>
        </draw:path>
        <draw:path draw:style-name="gr8" draw:text-style-name="P2" draw:layer="layout" svg:width="0.098cm" svg:height="0.102cm" svg:x="4.339cm" svg:y="8.925cm" svg:viewBox="0 0 99 103" svg:d="M0 0c0 42 39 81 99 103">
          <text:p/>
        </draw:path>
        <draw:line draw:style-name="gr8" draw:text-style-name="P2" draw:layer="layout" svg:x1="4.858cm" svg:y1="8.898cm" svg:x2="4.656cm" svg:y2="8.822cm">
          <text:p/>
        </draw:line>
        <draw:path draw:style-name="gr8" draw:text-style-name="P2" draw:layer="layout" svg:width="0.187cm" svg:height="0.029cm" svg:x="4.469cm" svg:y="8.985cm" svg:viewBox="0 0 188 30" svg:d="M0 14c57 26 139 19 188-14">
          <text:p/>
        </draw:path>
        <draw:path draw:style-name="gr8" draw:text-style-name="P2" draw:layer="layout" svg:width="0.302cm" svg:height="0.149cm" svg:x="4.396cm" svg:y="8.838cm" svg:viewBox="0 0 303 150" svg:d="M257 150c61-35 61-88 0-124-60-35-156-35-212 0-60 36-60 89 0 124">
          <text:p/>
        </draw:path>
        <draw:path draw:style-name="gr8" draw:text-style-name="P2" draw:layer="layout" svg:width="0.028cm" svg:height="0.014cm" svg:x="4.441cm" svg:y="8.985cm" svg:viewBox="0 0 29 15" svg:d="M0 0c7 7 18 11 29 15">
          <text:p/>
        </draw:path>
        <draw:line draw:style-name="gr8" draw:text-style-name="P2" draw:layer="layout" svg:x1="4.05cm" svg:y1="11.934cm" svg:x2="3.711cm" svg:y2="12.249cm">
          <text:p/>
        </draw:line>
        <draw:line draw:style-name="gr8" draw:text-style-name="P2" draw:layer="layout" svg:x1="5.506cm" svg:y1="7.884cm" svg:x2="5.828cm" svg:y2="8.002cm">
          <text:p/>
        </draw:line>
        <draw:path draw:style-name="gr8" draw:text-style-name="P2" draw:layer="layout" svg:width="0.187cm" svg:height="0.025cm" svg:x="5.468cm" svg:y="8.064cm" svg:viewBox="0 0 188 26" svg:d="M0 11c61 25 138 18 188-11">
          <text:p/>
        </draw:path>
        <draw:path draw:style-name="gr8" draw:text-style-name="P2" draw:layer="layout" svg:width="0.3cm" svg:height="0.147cm" svg:x="5.397cm" svg:y="7.917cm" svg:viewBox="0 0 301 148" svg:d="M259 148c56-32 56-89 0-124-60-32-157-32-217 0-56 35-56 92 0 124">
          <text:p/>
        </draw:path>
        <draw:path draw:style-name="gr8" draw:text-style-name="P2" draw:layer="layout" svg:width="0.029cm" svg:height="0.014cm" svg:x="5.439cm" svg:y="8.064cm" svg:viewBox="0 0 30 15" svg:d="M0 0c12 4 19 12 30 15">
          <text:p/>
        </draw:path>
        <draw:path draw:style-name="gr8" draw:text-style-name="P2" draw:layer="layout" svg:width="0.014cm" svg:height="0.049cm" svg:x="4.014cm" svg:y="10.114cm" svg:viewBox="0 0 15 50" svg:d="M0 50c4-14 7-32 15-50">
          <text:p/>
        </draw:path>
        <draw:line draw:style-name="gr8" draw:text-style-name="P2" draw:layer="layout" svg:x1="5.377cm" svg:y1="11.296cm" svg:x2="5.171cm" svg:y2="11.221cm">
          <text:p/>
        </draw:line>
        <draw:path draw:style-name="gr8" draw:text-style-name="P2" draw:layer="layout" svg:width="0.109cm" svg:height="0.117cm" svg:x="2.039cm" svg:y="11.722cm" svg:viewBox="0 0 110 118" svg:d="M0 0c3 25 14 54 35 75 21 25 49 39 75 43">
          <text:p/>
        </draw:path>
        <draw:path draw:style-name="gr8" draw:text-style-name="P2" draw:layer="layout" svg:width="0.105cm" svg:height="0.116cm" svg:x="1.658cm" svg:y="11.585cm" svg:viewBox="0 0 106 117" svg:d="M0 0c0 24 14 53 35 75 21 25 47 39 71 42">
          <text:p/>
        </draw:path>
        <draw:path draw:style-name="gr8" draw:text-style-name="P2" draw:layer="layout" svg:width="0.018cm" svg:height="0.035cm" svg:x="4.635cm" svg:y="8.96cm" svg:viewBox="0 0 19 36" svg:d="M0 36c11-10 19-22 19-36">
          <text:p/>
        </draw:path>
        <draw:path draw:style-name="gr8" draw:text-style-name="P2" draw:layer="layout" svg:width="0.212cm" svg:height="0.064cm" svg:x="4.441cm" svg:y="8.9cm" svg:viewBox="0 0 213 65" svg:d="M213 65c0-36-46-65-106-65-61 0-107 29-107 65">
          <text:p/>
        </draw:path>
        <draw:path draw:style-name="gr8" draw:text-style-name="P2" draw:layer="layout" svg:width="0.021cm" svg:height="0.035cm" svg:x="4.441cm" svg:y="8.96cm" svg:viewBox="0 0 22 36" svg:d="M0 0c0 14 8 26 22 36">
          <text:p/>
        </draw:path>
        <draw:path draw:style-name="gr8" draw:text-style-name="P2" draw:layer="layout" svg:width="0.022cm" svg:height="0.036cm" svg:x="5.633cm" svg:y="8.039cm" svg:viewBox="0 0 23 37" svg:d="M0 37c15-12 23-26 23-37">
          <text:p/>
        </draw:path>
        <draw:path draw:style-name="gr8" draw:text-style-name="P2" draw:layer="layout" svg:width="0.216cm" svg:height="0.063cm" svg:x="5.439cm" svg:y="7.976cm" svg:viewBox="0 0 217 64" svg:d="M217 64c0-36-50-64-110-64-56 0-107 28-107 64">
          <text:p/>
        </draw:path>
        <draw:path draw:style-name="gr8" draw:text-style-name="P2" draw:layer="layout" svg:width="0.022cm" svg:height="0.036cm" svg:x="5.439cm" svg:y="8.039cm" svg:viewBox="0 0 23 37" svg:d="M0 0c0 11 7 25 23 37">
          <text:p/>
        </draw:path>
        <draw:path draw:style-name="gr8" draw:text-style-name="P2" draw:layer="layout" svg:width="0.053cm" svg:height="0.184cm" svg:x="3.898cm" svg:y="9.99cm" svg:viewBox="0 0 54 185" svg:d="M0 185c0-58 17-128 54-185">
          <text:p/>
        </draw:path>
        <draw:path draw:style-name="gr8" draw:text-style-name="P2" draw:layer="layout" svg:width="0.018cm" svg:height="0.003cm" svg:x="4.035cm" svg:y="9.913cm" svg:viewBox="0 0 19 4" svg:d="M0 0c8 0 15 0 19 4">
          <text:p/>
        </draw:path>
        <draw:path draw:style-name="gr8" draw:text-style-name="P2" draw:layer="layout" svg:width="0.035cm" svg:height="0.081cm" svg:x="3.898cm" svg:y="10.174cm" svg:viewBox="0 0 36 82" svg:d="M36 82c-25-12-36-40-36-82">
          <text:p/>
        </draw:path>
        <draw:line draw:style-name="gr8" draw:text-style-name="P2" draw:layer="layout" svg:x1="1.478cm" svg:y1="14.46cm" svg:x2="2.509cm" svg:y2="14.835cm">
          <text:p/>
        </draw:line>
        <draw:line draw:style-name="gr8" draw:text-style-name="P2" draw:layer="layout" svg:x1="4.78cm" svg:y1="7.736cm" svg:x2="5.366cm" svg:y2="7.949cm">
          <text:p/>
        </draw:line>
        <draw:line draw:style-name="gr8" draw:text-style-name="P2" draw:layer="layout" svg:x1="5.337cm" svg:y1="8.004cm" svg:x2="5.337cm" svg:y2="8.075cm">
          <text:p/>
        </draw:line>
        <draw:line draw:style-name="gr8" draw:text-style-name="P2" draw:layer="layout" svg:x1="4.339cm" svg:y1="8.925cm" svg:x2="4.339cm" svg:y2="8.999cm">
          <text:p/>
        </draw:line>
        <draw:line draw:style-name="gr8" draw:text-style-name="P2" draw:layer="layout" svg:x1="4.053cm" svg:y1="9.916cm" svg:x2="4.079cm" svg:y2="9.924cm">
          <text:p/>
        </draw:line>
        <draw:line draw:style-name="gr8" draw:text-style-name="P2" draw:layer="layout" svg:x1="3.929cm" svg:y1="10.255cm" svg:x2="3.952cm" svg:y2="10.263cm">
          <text:p/>
        </draw:line>
        <draw:line draw:style-name="gr8" draw:text-style-name="P2" draw:layer="layout" svg:x1="3.986cm" svg:y1="11.535cm" svg:x2="4.015cm" svg:y2="11.547cm">
          <text:p/>
        </draw:line>
        <draw:path draw:style-name="gr1" draw:text-style-name="P1" draw:layer="layout" svg:width="6.071cm" svg:height="6.222cm" svg:x="7.637cm" svg:y="7.45cm" svg:viewBox="0 0 6072 6223" svg:d="M6072 5582v-3210c0-39-31-85-77-99l-1136-388c-64-22-117-89-117-153v-275l-2141-730v-74l-360-120-56 53-1204-406v-74l-307-106-198 184v74l4 46-416 395c14-14 35-18 60-11l3094 1051c32 11 57 7 75-10-18 17-43 21-75 10l900 308 624-590v275c0 64 53 131 117 153l1136 388c46 14 77 60 77 99v3210c0 14-3 28-14 39l-624 589c11-11 14-25 14-39v-3210c0-39-35-85-78-99l-1136-388c-63-21-116-88-116-148v-205-74 74 205c0 60 53 127 116 148l1136 388c43 14 78 60 78 99v3210c0 14-3 28-14 39-14 14-39 18-64 7l-546-187v-74l469 162c28 7 49 4 63-10 11-7 14-21 14-39v-667-2039-169-60-141c0-43-31-88-77-103l-215-74-173-56-311-106-409-141c-63-21-113-88-113-148v-261l-3042-1031-430-149-399-134c-24-10-46-3-60 7-10 11-17 25-17 43v451l-78-24v-530c0-17 7-28 18-38-11 10-18 21-18 38v530l-46 42v3074c0 38 35 84 78 98l4700 1595 46-46 546 187c25 11 50 7 64-7l624-589c11-11 14-25 14-39z">
          <text:p/>
        </draw:path>
        <draw:polygon draw:style-name="gr7" draw:text-style-name="P2" draw:layer="layout" svg:width="0cm" svg:height="0cm" svg:x="10.576cm" svg:y="10.724cm" svg:viewBox="0 0 0 0" draw:points="0,0">
          <text:p/>
        </draw:polygon>
        <draw:path draw:style-name="gr1" draw:text-style-name="P1" draw:layer="layout" svg:width="4.667cm" svg:height="4.328cm" svg:x="8.339cm" svg:y="8.523cm" svg:viewBox="0 0 4668 4329" svg:d="M4668 4329v-2040l-3-14c0 0-4-3-4-7l-17-49c-11-36-4-106 24-159v-145c0-39-31-84-77-99l-215-74-205 194c-39 39-109 36-173-7-63-42-106-113-106-176v-173l-409-141c-63-21-113-88-113-148v-261l-3042-1030c4 38-7 74-31 95l-297 282v2054l173 60c88 25 155 117 155 198v169l1665 565 198-191c42-35 109-35 173 7 63 42 106 113 106 177v169l1666 561 197-187c43-35 110-35 173 7 64 42 106 113 106 176v166z">
          <text:p/>
        </draw:path>
        <draw:polygon draw:style-name="gr7" draw:text-style-name="P2" draw:layer="layout" svg:width="0cm" svg:height="0cm" svg:x="10.576cm" svg:y="10.724cm" svg:viewBox="0 0 0 0" draw:points="0,0">
          <text:p/>
        </draw:polygon>
        <draw:path draw:style-name="gr1" draw:text-style-name="P1" draw:layer="layout" svg:width="5.291cm" svg:height="5.335cm" svg:x="7.715cm" svg:y="8.235cm" svg:viewBox="0 0 5292 5336" svg:d="M5292 5284v-668l-56-21-409 388-311-106v-166c0-31 11-60 32-77l212-201 197-187c43-39 110-35 173 7 64 42 106 113 106 176v166l-409 388v-166c0-63-46-134-106-176-64-42-134-46-173-7 39-39 109-35 173 7 60 42 106 113 106 176v166l-311-106v-166c0-31 11-60 32-77l212-201-1665-565-410 388-310-105v-166c0-32 11-60 32-78l211-201-1665-564-409 388-250-85c-43-14-79-60-79-99v-243l410-385v-2053l300-282c21-21 32-57 28-95l-427-149-311 293v297l174 60c49 17 95 10 123-18l113-106-113 106c36-32 43-92 14-152-24-56-77-109-137-127l-174-60v297l174 60c49 17 95 10 123-18 36-32 43-92 14-152-24-56-77-109-137-127l-174-60 311-293-403-134c-24-10-46-3-60 7-10 11-17 25-17 43v451l-46 46v2995c0 39 35 85 77 99l4623 1571 46-46 469 162c28 7 49 4 63-10 11-7 14-21 14-39z">
          <text:p/>
        </draw:path>
        <draw:polygon draw:style-name="gr7" draw:text-style-name="P2" draw:layer="layout" svg:width="0cm" svg:height="0cm" svg:x="10.576cm" svg:y="10.724cm" svg:viewBox="0 0 0 0" draw:points="0,0">
          <text:p/>
        </draw:polygon>
        <draw:path draw:style-name="gr1" draw:text-style-name="P1" draw:layer="layout" svg:width="4.677cm" svg:height="1.866cm" svg:x="7.701cm" svg:y="7.63cm" svg:viewBox="0 0 4678 1867" svg:d="M4054 1867l624-589-2145-731v-74l-357-120-56 53-64 60c-21 21-31 42-31 63v74c0 53 63 99 155 113 88 14 183-7 233-53l120-116-120 116c-50 46-145 67-233 53-92-14-155-60-155-113v-74c0 53 63 99 155 113 88 14 183-7 233-53l120-116-120 116c-50 46-145 67-233 53-92-14-155-60-155-113 0-21 10-42 31-63l64-60-1203-406-120 113c-35 32-95 53-159 56-67 4-134-10-176-38-21-11-35-18-43-11l-419 399 416-395-416 395c14-14 35-18 60-11l3093 1052z">
          <text:p/>
        </draw:path>
        <draw:polygon draw:style-name="gr7" draw:text-style-name="P2" draw:layer="layout" svg:width="0cm" svg:height="0cm" svg:x="10.576cm" svg:y="10.724cm" svg:viewBox="0 0 0 0" draw:points="0,0">
          <text:p/>
        </draw:polygon>
        <draw:polygon draw:style-name="gr1" draw:text-style-name="P1" draw:layer="layout" svg:width="0.963cm" svg:height="1.104cm" svg:x="8.36cm" svg:y="9.754cm" svg:viewBox="0 0 964 1105" draw:points="964,1049 964,1105 0,780 0,0 46,14 964,324">
          <text:p/>
        </draw:polygon>
        <draw:polygon draw:style-name="gr7" draw:text-style-name="P2" draw:layer="layout" svg:width="0cm" svg:height="0cm" svg:x="10.576cm" svg:y="10.724cm" svg:viewBox="0 0 0 0" draw:points="0,0">
          <text:p/>
        </draw:polygon>
        <draw:polygon draw:style-name="gr1" draw:text-style-name="P1" draw:layer="layout" svg:width="0.917cm" svg:height="1.034cm" svg:x="8.406cm" svg:y="9.768cm" svg:viewBox="0 0 918 1035" draw:points="918,315 918,1035 0,721 0,0">
          <text:p/>
        </draw:polygon>
        <draw:polygon draw:style-name="gr7" draw:text-style-name="P2" draw:layer="layout" svg:width="0cm" svg:height="0cm" svg:x="10.576cm" svg:y="10.724cm" svg:viewBox="0 0 0 0" draw:points="0,0">
          <text:p/>
        </draw:polygon>
        <draw:path draw:style-name="gr1" draw:text-style-name="P1" draw:layer="layout" svg:width="4.777cm" svg:height="4.766cm" svg:x="7.637cm" svg:y="8.759cm" svg:viewBox="0 0 4778 4767" svg:d="M78 3172l4700 1595v-74l-4623-1571c-42-14-77-60-77-99v-2995l-78-28v3069c0 42 35 89 78 103z">
          <text:p/>
        </draw:path>
        <draw:polygon draw:style-name="gr7" draw:text-style-name="P2" draw:layer="layout" svg:width="0cm" svg:height="0cm" svg:x="10.576cm" svg:y="10.724cm" svg:viewBox="0 0 0 0" draw:points="0,0">
          <text:p/>
        </draw:polygon>
        <draw:path draw:style-name="gr1" draw:text-style-name="P1" draw:layer="layout" svg:width="0.942cm" svg:height="0.804cm" svg:x="11.013cm" svg:y="10.308cm" svg:viewBox="0 0 943 805" svg:d="M621 211l-3-28-501-169-39-14-78 569 695 236-7-60-35-266c67 53 149 60 191 18l71-63c21-22 28-46 28-78 0-67-42-138-102-180-64-39-135-42-174-3z">
          <text:p/>
        </draw:path>
        <draw:polygon draw:style-name="gr7" draw:text-style-name="P2" draw:layer="layout" svg:width="0cm" svg:height="0cm" svg:x="10.576cm" svg:y="10.724cm" svg:viewBox="0 0 0 0" draw:points="0,0">
          <text:p/>
        </draw:polygon>
        <draw:path draw:style-name="gr1" draw:text-style-name="P1" draw:layer="layout" svg:width="0.737cm" svg:height="0.812cm" svg:x="7.93cm" svg:y="10.953cm" svg:viewBox="0 0 738 813" svg:d="M738 427v-169c0-81-67-173-151-198l-178-60-409 385 173 60c84 28 155 120 155 201v167z">
          <text:p/>
        </draw:path>
        <draw:polygon draw:style-name="gr7" draw:text-style-name="P2" draw:layer="layout" svg:width="0cm" svg:height="0cm" svg:x="10.576cm" svg:y="10.724cm" svg:viewBox="0 0 0 0" draw:points="0,0">
          <text:p/>
        </draw:polygon>
        <draw:path draw:style-name="gr1" draw:text-style-name="P1" draw:layer="layout" svg:width="0.642cm" svg:height="0.73cm" svg:x="11.059cm" svg:y="10.322cm" svg:viewBox="0 0 643 731" svg:d="M551 222l25-25-3-28-502-169-71 512 643 219-35-265c-39-31-71-77-81-127-11-45-4-89 24-117z">
          <text:p/>
        </draw:path>
        <draw:polygon draw:style-name="gr7" draw:text-style-name="P2" draw:layer="layout" svg:width="0cm" svg:height="0cm" svg:x="10.576cm" svg:y="10.724cm" svg:viewBox="0 0 0 0" draw:points="0,0">
          <text:p/>
        </draw:polygon>
        <draw:path draw:style-name="gr1" draw:text-style-name="P1" draw:layer="layout" svg:width="0.688cm" svg:height="0.764cm" svg:x="10.121cm" svg:y="11.727cm" svg:viewBox="0 0 689 765" svg:d="M689 212v169l-414 384v-165c0-64-39-134-102-177-64-42-134-46-173-7l211-197 198-192c42-39 109-35 174 7 63 42 106 114 106 178z">
          <text:p/>
        </draw:path>
        <draw:polygon draw:style-name="gr7" draw:text-style-name="P2" draw:layer="layout" svg:width="0cm" svg:height="0cm" svg:x="10.576cm" svg:y="10.724cm" svg:viewBox="0 0 0 0" draw:points="0,0">
          <text:p/>
        </draw:polygon>
        <draw:path draw:style-name="gr1" draw:text-style-name="P1" draw:layer="layout" svg:width="0.379cm" svg:height="0.382cm" svg:x="11.14cm" svg:y="9.656cm" svg:viewBox="0 0 380 383" svg:d="M280 356c18-17 28-46 28-77 0-64-42-138-106-177-63-43-130-47-169-7-54 46-39 145 28 219 71 71 166 92 219 42 18-17 28-46 28-77 0-64-42-138-106-177-63-43-130-47-169-7-54 46-39 145 28 219 71 71 166 92 219 42l67-67c22-17 33-46 33-77 0-64-44-134-107-178-64-42-134-46-173-7l-67 68 67-68c39-39 109-35 173 7 63 44 107 114 107 178 0 31-11 60-33 77z">
          <text:p/>
        </draw:path>
        <draw:polygon draw:style-name="gr7" draw:text-style-name="P2" draw:layer="layout" svg:width="0cm" svg:height="0cm" svg:x="10.576cm" svg:y="10.724cm" svg:viewBox="0 0 0 0" draw:points="0,0">
          <text:p/>
        </draw:polygon>
        <draw:path draw:style-name="gr1" draw:text-style-name="P1" draw:layer="layout" svg:width="0.379cm" svg:height="0.382cm" svg:x="10.701cm" svg:y="10.154cm" svg:viewBox="0 0 380 383" svg:d="M30 94c-49 46-39 144 32 218 68 72 167 93 216 44l71-65c21-21 31-49 31-81 0-63-42-134-106-176-63-43-134-46-172-7z">
          <text:p/>
        </draw:path>
        <draw:polygon draw:style-name="gr7" draw:text-style-name="P2" draw:layer="layout" svg:width="0cm" svg:height="0cm" svg:x="10.576cm" svg:y="10.724cm" svg:viewBox="0 0 0 0" draw:points="0,0">
          <text:p/>
        </draw:polygon>
        <draw:path draw:style-name="gr1" draw:text-style-name="P1" draw:layer="layout" svg:width="0.328cm" svg:height="0.427cm" svg:x="7.93cm" svg:y="11.338cm" svg:viewBox="0 0 329 428" svg:d="M78 342l251 86v-167c0-81-71-173-155-201l-174-60v243c0 39 35 85 78 99z">
          <text:p/>
        </draw:path>
        <draw:polygon draw:style-name="gr7" draw:text-style-name="P2" draw:layer="layout" svg:width="0cm" svg:height="0cm" svg:x="10.576cm" svg:y="10.724cm" svg:viewBox="0 0 0 0" draw:points="0,0">
          <text:p/>
        </draw:polygon>
        <draw:path draw:style-name="gr1" draw:text-style-name="P1" draw:layer="layout" svg:width="0.311cm" svg:height="0.383cm" svg:x="12.23cm" svg:y="10.103cm" svg:viewBox="0 0 312 384" svg:d="M0 174v-174l312 107v173c0 32-11 60-32 77-42 39-109 36-173-7-63-42-107-113-107-176z">
          <text:p/>
        </draw:path>
        <draw:polygon draw:style-name="gr7" draw:text-style-name="P2" draw:layer="layout" svg:width="0cm" svg:height="0cm" svg:x="10.576cm" svg:y="10.724cm" svg:viewBox="0 0 0 0" draw:points="0,0">
          <text:p/>
        </draw:polygon>
        <draw:path draw:style-name="gr1" draw:text-style-name="P1" draw:layer="layout" svg:width="0.31cm" svg:height="0.38cm" svg:x="10.089cm" svg:y="12.115cm" svg:viewBox="0 0 311 381" svg:d="M311 212v169l-311-106v-167c0-35 11-63 32-81 39-39 109-35 173 7 63 43 106 113 106 178z">
          <text:p/>
        </draw:path>
        <draw:polygon draw:style-name="gr7" draw:text-style-name="P2" draw:layer="layout" svg:width="0cm" svg:height="0cm" svg:x="10.576cm" svg:y="10.724cm" svg:viewBox="0 0 0 0" draw:points="0,0">
          <text:p/>
        </draw:polygon>
        <draw:path draw:style-name="gr1" draw:text-style-name="P1" draw:layer="layout" svg:width="0.505cm" svg:height="0.278cm" svg:x="8.113cm" svg:y="7.45cm" svg:viewBox="0 0 506 279" svg:d="M0 185l198-185 308 106-120 114c-46 42-131 67-216 56-85-7-152-42-170-91z">
          <text:p/>
        </draw:path>
        <draw:polygon draw:style-name="gr7" draw:text-style-name="P2" draw:layer="layout" svg:width="0cm" svg:height="0cm" svg:x="10.576cm" svg:y="10.724cm" svg:viewBox="0 0 0 0" draw:points="0,0">
          <text:p/>
        </draw:polygon>
        <draw:path draw:style-name="gr1" draw:text-style-name="P1" draw:layer="layout" svg:width="0.311cm" svg:height="0.318cm" svg:x="11.577cm" svg:y="10.517cm" svg:viewBox="0 0 312 319" svg:d="M280 293c22-22 32-50 32-82 0-63-46-135-109-177-60-42-131-46-171-7-28 28-38 71-28 117 11 50 43 96 86 127 67 53 145 64 190 22z">
          <text:p/>
        </draw:path>
        <draw:polygon draw:style-name="gr7" draw:text-style-name="P2" draw:layer="layout" svg:width="0cm" svg:height="0cm" svg:x="10.576cm" svg:y="10.724cm" svg:viewBox="0 0 0 0" draw:points="0,0">
          <text:p/>
        </draw:polygon>
        <draw:path draw:style-name="gr1" draw:text-style-name="P1" draw:layer="layout" svg:width="0.309cm" svg:height="0.315cm" svg:x="10.701cm" svg:y="10.221cm" svg:viewBox="0 0 310 316" svg:d="M278 288c21-18 32-46 32-78 0-63-44-137-107-176-64-43-134-46-173-7-49 46-39 144 32 215 67 75 166 96 216 46z">
          <text:p/>
        </draw:path>
        <draw:polygon draw:style-name="gr7" draw:text-style-name="P2" draw:layer="layout" svg:width="0cm" svg:height="0cm" svg:x="10.576cm" svg:y="10.724cm" svg:viewBox="0 0 0 0" draw:points="0,0">
          <text:p/>
        </draw:polygon>
        <draw:polygon draw:style-name="gr1" draw:text-style-name="P1" draw:layer="layout" svg:width="0.963cm" svg:height="0.37cm" svg:x="8.36cm" svg:y="10.488cm" svg:viewBox="0 0 964 371" draw:points="964,315 964,371 0,42 46,0">
          <text:p/>
        </draw:polygon>
        <draw:polygon draw:style-name="gr7" draw:text-style-name="P2" draw:layer="layout" svg:width="0cm" svg:height="0cm" svg:x="10.576cm" svg:y="10.724cm" svg:viewBox="0 0 0 0" draw:points="0,0">
          <text:p/>
        </draw:polygon>
        <draw:path draw:style-name="gr1" draw:text-style-name="P1" draw:layer="layout" svg:width="0.258cm" svg:height="0.263cm" svg:x="12.255cm" svg:y="12.868cm" svg:viewBox="0 0 259 264" svg:d="M259 178c0-42-18-85-51-121-49-49-116-70-162-49s-60 78-32 142c25 60 85 106 145 113 61 7 100-28 100-85z">
          <text:p/>
        </draw:path>
        <draw:polygon draw:style-name="gr7" draw:text-style-name="P2" draw:layer="layout" svg:width="0cm" svg:height="0cm" svg:x="10.576cm" svg:y="10.724cm" svg:viewBox="0 0 0 0" draw:points="0,0">
          <text:p/>
        </draw:polygon>
        <draw:path draw:style-name="gr1" draw:text-style-name="P1" draw:layer="layout" svg:width="0.26cm" svg:height="0.263cm" svg:x="10.115cm" svg:y="12.141cm" svg:viewBox="0 0 261 264" svg:d="M261 175c0-39-21-81-53-113-50-54-114-75-160-54-49 21-60 82-35 142 28 60 88 106 145 113 60 7 103-28 103-88z">
          <text:p/>
        </draw:path>
        <draw:polygon draw:style-name="gr7" draw:text-style-name="P2" draw:layer="layout" svg:width="0cm" svg:height="0cm" svg:x="10.576cm" svg:y="10.724cm" svg:viewBox="0 0 0 0" draw:points="0,0">
          <text:p/>
        </draw:polygon>
        <draw:path draw:style-name="gr1" draw:text-style-name="P1" draw:layer="layout" svg:width="0.259cm" svg:height="0.263cm" svg:x="7.974cm" svg:y="11.414cm" svg:viewBox="0 0 260 264" svg:d="M260 174c0-39-21-81-53-116-45-50-113-71-159-50-46 22-60 78-36 138 29 64 89 110 150 117 56 8 98-29 98-89z">
          <text:p/>
        </draw:path>
        <draw:polygon draw:style-name="gr7" draw:text-style-name="P2" draw:layer="layout" svg:width="0cm" svg:height="0cm" svg:x="10.576cm" svg:y="10.724cm" svg:viewBox="0 0 0 0" draw:points="0,0">
          <text:p/>
        </draw:polygon>
        <draw:path draw:style-name="gr1" draw:text-style-name="P1" draw:layer="layout" svg:width="0.259cm" svg:height="0.263cm" svg:x="7.974cm" svg:y="8.744cm" svg:viewBox="0 0 260 264" svg:d="M260 178c0-42-21-84-53-116-45-54-113-75-159-54s-60 82-36 142c29 60 89 106 150 113 56 7 98-28 98-85z">
          <text:p/>
        </draw:path>
        <draw:polygon draw:style-name="gr7" draw:text-style-name="P2" draw:layer="layout" svg:width="0cm" svg:height="0cm" svg:x="10.576cm" svg:y="10.724cm" svg:viewBox="0 0 0 0" draw:points="0,0">
          <text:p/>
        </draw:polygon>
        <draw:path draw:style-name="gr1" draw:text-style-name="P1" draw:layer="layout" svg:width="0.302cm" svg:height="0.172cm" svg:x="9.784cm" svg:y="8.073cm" svg:viewBox="0 0 303 173" svg:d="M260 147c11-7 18-10 21-17 40-40 26-86-42-114-60-25-148-21-201 14-51 32-51 82 3 117 7 0 14 4 22 7 52 25 127 25 179 0 8-3 15-7 18-7z">
          <text:p/>
        </draw:path>
        <draw:polygon draw:style-name="gr7" draw:text-style-name="P2" draw:layer="layout" svg:width="0cm" svg:height="0cm" svg:x="10.576cm" svg:y="10.724cm" svg:viewBox="0 0 0 0" draw:points="0,0">
          <text:p/>
        </draw:polygon>
        <draw:path draw:style-name="gr1" draw:text-style-name="P1" draw:layer="layout" svg:width="0.302cm" svg:height="0.171cm" svg:x="8.167cm" svg:y="7.524cm" svg:viewBox="0 0 303 172" svg:d="M261 146c7-7 14-11 22-14 38-39 21-89-43-114-60-28-149-21-202 10-53 36-49 86 4 118 7 3 10 7 17 10 58 22 132 22 185 0 7-3 14-7 17-10z">
          <text:p/>
        </draw:path>
        <draw:polygon draw:style-name="gr7" draw:text-style-name="P2" draw:layer="layout" svg:width="0cm" svg:height="0cm" svg:x="10.576cm" svg:y="10.724cm" svg:viewBox="0 0 0 0" draw:points="0,0">
          <text:p/>
        </draw:polygon>
        <draw:polygon draw:style-name="gr1" draw:text-style-name="P1" draw:layer="layout" svg:width="0.695cm" svg:height="0.282cm" svg:x="11.013cm" svg:y="10.83cm" svg:viewBox="0 0 696 283" draw:points="46,0 0,47 696,283 689,223">
          <text:p/>
        </draw:polygon>
        <draw:polygon draw:style-name="gr7" draw:text-style-name="P2" draw:layer="layout" svg:width="0cm" svg:height="0cm" svg:x="10.576cm" svg:y="10.724cm" svg:viewBox="0 0 0 0" draw:points="0,0">
          <text:p/>
        </draw:polygon>
        <draw:path draw:style-name="gr1" draw:text-style-name="P1" draw:layer="layout" svg:width="0.505cm" svg:height="0.247cm" svg:x="8.113cm" svg:y="7.556cm" svg:viewBox="0 0 506 248" svg:d="M506 74v-74l-120 113c-46 42-131 67-216 56-85-7-152-42-170-91v74l4 50 3-3c8-8 22-4 43 10 42 25 109 39 177 39 67-7 124-25 159-61z">
          <text:p/>
        </draw:path>
        <draw:polygon draw:style-name="gr7" draw:text-style-name="P2" draw:layer="layout" svg:width="0cm" svg:height="0cm" svg:x="10.576cm" svg:y="10.724cm" svg:viewBox="0 0 0 0" draw:points="0,0">
          <text:p/>
        </draw:polygon>
        <draw:polygon draw:style-name="gr1" draw:text-style-name="P1" draw:layer="layout" svg:width="0.046cm" svg:height="0.779cm" svg:x="8.36cm" svg:y="9.754cm" svg:viewBox="0 0 47 780" draw:points="47,734 47,14 0,0 0,780">
          <text:p/>
        </draw:polygon>
        <draw:polygon draw:style-name="gr7" draw:text-style-name="P2" draw:layer="layout" svg:width="0cm" svg:height="0cm" svg:x="10.576cm" svg:y="10.724cm" svg:viewBox="0 0 0 0" draw:points="0,0">
          <text:p/>
        </draw:polygon>
        <draw:path draw:style-name="gr1" draw:text-style-name="P1" draw:layer="layout" svg:width="0.346cm" svg:height="0.356cm" svg:x="11.609cm" svg:y="10.453cm" svg:viewBox="0 0 347 357" svg:d="M247 357l72-67c21-22 28-46 28-78 0-67-42-138-103-180-64-40-134-43-173-3l-46 38-25 25c39-39 110-35 173 7 64 42 106 113 106 176 0 32-10 60-32 82z">
          <text:p/>
        </draw:path>
        <draw:polygon draw:style-name="gr7" draw:text-style-name="P2" draw:layer="layout" svg:width="0cm" svg:height="0cm" svg:x="10.576cm" svg:y="10.724cm" svg:viewBox="0 0 0 0" draw:points="0,0">
          <text:p/>
        </draw:polygon>
        <draw:path draw:style-name="gr1" draw:text-style-name="P1" draw:layer="layout" svg:width="0.349cm" svg:height="0.355cm" svg:x="10.731cm" svg:y="10.154cm" svg:viewBox="0 0 350 356" svg:d="M247 356l72-65c21-21 31-49 31-81 0-63-42-134-107-176-63-43-134-46-172-7l-71 67c39-39 109-36 173 7 63 39 107 113 107 176 0 32-11 61-33 79z">
          <text:p/>
        </draw:path>
        <draw:polygon draw:style-name="gr7" draw:text-style-name="P2" draw:layer="layout" svg:width="0cm" svg:height="0cm" svg:x="10.576cm" svg:y="10.724cm" svg:viewBox="0 0 0 0" draw:points="0,0">
          <text:p/>
        </draw:polygon>
        <draw:path draw:style-name="gr1" draw:text-style-name="P1" draw:layer="layout" svg:width="0.155cm" svg:height="0.288cm" svg:x="13.352cm" svg:y="10.328cm" svg:viewBox="0 0 156 289" svg:d="M156 70c0-60-24-84-63-63-7 7-14 14-25 21-40 49-71 138-68 202 4 11 4 21 7 32 14 39 54 35 86-11 39-46 63-121 63-181z">
          <text:p/>
        </draw:path>
        <draw:polygon draw:style-name="gr7" draw:text-style-name="P2" draw:layer="layout" svg:width="0cm" svg:height="0cm" svg:x="10.576cm" svg:y="10.724cm" svg:viewBox="0 0 0 0" draw:points="0,0">
          <text:p/>
        </draw:polygon>
        <draw:path draw:style-name="gr1" draw:text-style-name="P1" draw:layer="layout" svg:width="0.155cm" svg:height="0.29cm" svg:x="13.123cm" svg:y="10.546cm" svg:viewBox="0 0 156 291" svg:d="M156 73c0-60-29-89-64-63-7 7-15 14-25 21-42 49-71 137-67 201 0 10 3 21 7 32 14 39 49 36 88-11 36-46 61-120 61-180z">
          <text:p/>
        </draw:path>
        <draw:polygon draw:style-name="gr7" draw:text-style-name="P2" draw:layer="layout" svg:width="0cm" svg:height="0cm" svg:x="10.576cm" svg:y="10.724cm" svg:viewBox="0 0 0 0" draw:points="0,0">
          <text:p/>
        </draw:polygon>
        <draw:path draw:style-name="gr1" draw:text-style-name="P1" draw:layer="layout" svg:width="0.259cm" svg:height="0.263cm" svg:x="7.974cm" svg:y="11.414cm" svg:viewBox="0 0 260 264" svg:d="M207 58c-38-42-96-53-128-25-28 28-21 85 18 127 42 42 100 57 128 25 14-11 21-25 21-46 0-25-14-56-39-81 32 35 53 77 53 116 0 60-42 97-98 89-61-7-121-53-150-117-24-60-10-116 36-138 46-21 114 0 159 50z">
          <text:p/>
        </draw:path>
        <draw:polygon draw:style-name="gr7" draw:text-style-name="P2" draw:layer="layout" svg:width="0cm" svg:height="0cm" svg:x="10.576cm" svg:y="10.724cm" svg:viewBox="0 0 0 0" draw:points="0,0">
          <text:p/>
        </draw:polygon>
        <draw:path draw:style-name="gr1" draw:text-style-name="P1" draw:layer="layout" svg:width="0.26cm" svg:height="0.263cm" svg:x="10.115cm" svg:y="12.141cm" svg:viewBox="0 0 261 264" svg:d="M208 62c-39-47-100-57-128-29-32 29-21 89 17 128 40 46 100 56 128 28 11-10 18-28 18-46 0-28-14-60-35-81 32 32 53 74 53 113 0 60-43 95-103 88-57-7-117-53-145-113-25-60-14-121 35-142 46-21 110 0 160 54z">
          <text:p/>
        </draw:path>
        <draw:polygon draw:style-name="gr7" draw:text-style-name="P2" draw:layer="layout" svg:width="0cm" svg:height="0cm" svg:x="10.576cm" svg:y="10.724cm" svg:viewBox="0 0 0 0" draw:points="0,0">
          <text:p/>
        </draw:polygon>
        <draw:path draw:style-name="gr1" draw:text-style-name="P1" draw:layer="layout" svg:width="0.258cm" svg:height="0.263cm" svg:x="12.255cm" svg:y="10.197cm" svg:viewBox="0 0 259 264" svg:d="M259 175c0-40-18-82-51-117-49-50-116-71-162-50-46 22-60 78-32 138 25 64 85 110 145 117 61 7 100-28 100-88l-51-117c-42-43-99-53-127-25-32 28-25 85 18 128 39 46 95 57 128 28 10-10 17-28 17-50 0-25-14-57-36-81z">
          <text:p/>
        </draw:path>
        <draw:polygon draw:style-name="gr7" draw:text-style-name="P2" draw:layer="layout" svg:width="0cm" svg:height="0cm" svg:x="10.576cm" svg:y="10.724cm" svg:viewBox="0 0 0 0" draw:points="0,0">
          <text:p/>
        </draw:polygon>
        <draw:path draw:style-name="gr1" draw:text-style-name="P1" draw:layer="layout" svg:width="0.259cm" svg:height="0.263cm" svg:x="7.974cm" svg:y="8.744cm" svg:viewBox="0 0 260 264" svg:d="M207 62c-38-47-96-58-128-28-28 28-21 88 18 130 42 42 100 53 128 25 14-11 21-28 21-46 0-28-14-60-39-81 32 32 53 74 53 116 0 57-42 92-98 85-61-7-121-53-150-113-24-60-10-121 36-142s114 0 159 54z">
          <text:p/>
        </draw:path>
        <draw:polygon draw:style-name="gr7" draw:text-style-name="P2" draw:layer="layout" svg:width="0cm" svg:height="0cm" svg:x="10.576cm" svg:y="10.724cm" svg:viewBox="0 0 0 0" draw:points="0,0">
          <text:p/>
        </draw:polygon>
        <draw:path draw:style-name="gr1" draw:text-style-name="P1" draw:layer="layout" svg:width="0.182cm" svg:height="0.187cm" svg:x="10.764cm" svg:y="10.285cm" svg:viewBox="0 0 183 188" svg:d="M183 126c0-11 0-25-7-35-10-36-42-68-74-82-32-15-63-11-81 7-33 29-26 85 18 131 38 42 95 53 127 25 10-11 17-28 17-46z">
          <text:p/>
        </draw:path>
        <draw:polygon draw:style-name="gr7" draw:text-style-name="P2" draw:layer="layout" svg:width="0cm" svg:height="0cm" svg:x="10.576cm" svg:y="10.724cm" svg:viewBox="0 0 0 0" draw:points="0,0">
          <text:p/>
        </draw:polygon>
        <draw:path draw:style-name="gr1" draw:text-style-name="P1" draw:layer="layout" svg:width="0.183cm" svg:height="0.187cm" svg:x="11.642cm" svg:y="10.581cm" svg:viewBox="0 0 184 188" svg:d="M184 126c0-10-4-22-7-36-15-35-43-63-78-81-29-14-61-11-82 7-28 28-21 88 21 131 39 43 96 53 128 25 11-10 18-28 18-46z">
          <text:p/>
        </draw:path>
        <draw:polygon draw:style-name="gr7" draw:text-style-name="P2" draw:layer="layout" svg:width="0cm" svg:height="0cm" svg:x="10.576cm" svg:y="10.724cm" svg:viewBox="0 0 0 0" draw:points="0,0">
          <text:p/>
        </draw:polygon>
        <draw:path draw:style-name="gr1" draw:text-style-name="P1" draw:layer="layout" svg:width="0.183cm" svg:height="0.186cm" svg:x="11.204cm" svg:y="9.787cm" svg:viewBox="0 0 184 187" svg:d="M184 125c0-11-3-25-7-36-15-35-43-67-78-81-32-14-64-10-82 7-28 28-21 85 18 127 39 47 99 58 127 29 15-11 22-29 22-46z">
          <text:p/>
        </draw:path>
        <draw:polygon draw:style-name="gr7" draw:text-style-name="P2" draw:layer="layout" svg:width="0cm" svg:height="0cm" svg:x="10.576cm" svg:y="10.724cm" svg:viewBox="0 0 0 0" draw:points="0,0">
          <text:p/>
        </draw:polygon>
        <draw:path draw:style-name="gr1" draw:text-style-name="P1" draw:layer="layout" svg:width="0.183cm" svg:height="0.187cm" svg:x="8.036cm" svg:y="8.761cm" svg:viewBox="0 0 184 188" svg:d="M145 40c-38-42-96-53-128-24-28 28-21 85 18 128 43 45 100 56 128 28 14-11 21-28 21-46 0-28-14-61-39-86z">
          <text:p/>
        </draw:path>
        <draw:polygon draw:style-name="gr7" draw:text-style-name="P2" draw:layer="layout" svg:width="0cm" svg:height="0cm" svg:x="10.576cm" svg:y="10.724cm" svg:viewBox="0 0 0 0" draw:points="0,0">
          <text:p/>
        </draw:polygon>
        <draw:path draw:style-name="gr1" draw:text-style-name="P1" draw:layer="layout" svg:width="0.182cm" svg:height="0.186cm" svg:x="10.175cm" svg:y="12.158cm" svg:viewBox="0 0 183 187" svg:d="M148 42c-39-44-100-54-128-26-32 29-25 89 17 128 40 46 100 56 128 28 11-10 18-28 18-46 0-28-14-60-35-84z">
          <text:p/>
        </draw:path>
        <draw:polygon draw:style-name="gr7" draw:text-style-name="P2" draw:layer="layout" svg:width="0cm" svg:height="0cm" svg:x="10.576cm" svg:y="10.724cm" svg:viewBox="0 0 0 0" draw:points="0,0">
          <text:p/>
        </draw:polygon>
        <draw:path draw:style-name="gr1" draw:text-style-name="P1" draw:layer="layout" svg:width="0.183cm" svg:height="0.187cm" svg:x="8.036cm" svg:y="11.431cm" svg:viewBox="0 0 184 188" svg:d="M145 41c-38-43-96-54-128-25-28 28-21 85 18 131 43 42 100 54 128 24 14-10 21-28 21-45 0-29-14-60-39-85z">
          <text:p/>
        </draw:path>
        <draw:polygon draw:style-name="gr7" draw:text-style-name="P2" draw:layer="layout" svg:width="0cm" svg:height="0cm" svg:x="10.576cm" svg:y="10.724cm" svg:viewBox="0 0 0 0" draw:points="0,0">
          <text:p/>
        </draw:polygon>
        <draw:path draw:style-name="gr1" draw:text-style-name="P1" draw:layer="layout" svg:width="0.182cm" svg:height="0.187cm" svg:x="12.316cm" svg:y="10.214cm" svg:viewBox="0 0 183 188" svg:d="M148 41c-42-43-100-53-128-25-32 28-25 88 18 128 39 46 96 57 128 28 10-10 17-28 17-46 0-29-14-61-35-85z">
          <text:p/>
        </draw:path>
        <draw:polygon draw:style-name="gr7" draw:text-style-name="P2" draw:layer="layout" svg:width="0cm" svg:height="0cm" svg:x="10.576cm" svg:y="10.724cm" svg:viewBox="0 0 0 0" draw:points="0,0">
          <text:p/>
        </draw:polygon>
        <draw:path draw:style-name="gr1" draw:text-style-name="P1" draw:layer="layout" svg:width="0.182cm" svg:height="0.186cm" svg:x="12.316cm" svg:y="12.885cm" svg:viewBox="0 0 183 187" svg:d="M148 40c-42-42-100-53-128-24-32 28-25 88 18 130 39 40 96 54 128 26 10-11 17-29 17-47 0-28-14-60-35-85z">
          <text:p/>
        </draw:path>
        <draw:polygon draw:style-name="gr7" draw:text-style-name="P2" draw:layer="layout" svg:width="0cm" svg:height="0cm" svg:x="10.576cm" svg:y="10.724cm" svg:viewBox="0 0 0 0" draw:points="0,0">
          <text:p/>
        </draw:polygon>
        <draw:path draw:style-name="gr1" draw:text-style-name="P1" draw:layer="layout" svg:width="0.183cm" svg:height="0.187cm" svg:x="11.642cm" svg:y="10.581cm" svg:viewBox="0 0 184 188" svg:d="M184 126c0-10-4-22-7-36-18-7-32-18-46-32s-25-31-32-49c-29-14-61-11-82 7-28 28-21 88 21 131 39 43 96 53 128 25 11-10 18-28 18-46z">
          <text:p/>
        </draw:path>
        <draw:polygon draw:style-name="gr7" draw:text-style-name="P2" draw:layer="layout" svg:width="0cm" svg:height="0cm" svg:x="10.576cm" svg:y="10.724cm" svg:viewBox="0 0 0 0" draw:points="0,0">
          <text:p/>
        </draw:polygon>
        <draw:path draw:style-name="gr1" draw:text-style-name="P1" draw:layer="layout" svg:width="0.182cm" svg:height="0.187cm" svg:x="10.764cm" svg:y="10.285cm" svg:viewBox="0 0 183 188" svg:d="M183 126c0-11 0-25-7-35-14-7-32-18-46-32s-21-33-28-50c-32-15-63-11-81 7-33 29-26 85 18 131 38 42 95 53 127 25 10-11 17-28 17-46z">
          <text:p/>
        </draw:path>
        <draw:polygon draw:style-name="gr7" draw:text-style-name="P2" draw:layer="layout" svg:width="0cm" svg:height="0cm" svg:x="10.576cm" svg:y="10.724cm" svg:viewBox="0 0 0 0" draw:points="0,0">
          <text:p/>
        </draw:polygon>
        <draw:path draw:style-name="gr1" draw:text-style-name="P1" draw:layer="layout" svg:width="0.183cm" svg:height="0.186cm" svg:x="11.204cm" svg:y="9.787cm" svg:viewBox="0 0 184 187" svg:d="M99 8c-32-14-64-10-82 7-28 28-21 85 18 127 39 47 99 58 127 29 15-11 22-29 22-46 0-11-3-25-7-36-19-7-36-17-47-31-14-18-24-32-31-50z">
          <text:p/>
        </draw:path>
        <draw:polygon draw:style-name="gr7" draw:text-style-name="P2" draw:layer="layout" svg:width="0cm" svg:height="0cm" svg:x="10.576cm" svg:y="10.724cm" svg:viewBox="0 0 0 0" draw:points="0,0">
          <text:p/>
        </draw:polygon>
        <draw:path draw:style-name="gr1" draw:text-style-name="P1" draw:layer="layout" svg:width="0.302cm" svg:height="0.153cm" svg:x="9.784cm" svg:y="8.073cm" svg:viewBox="0 0 303 154" svg:d="M242 154c8-3 15-7 18-7 11-7 18-10 21-17 40-40 26-86-42-114-60-25-148-21-201 14-51 32-51 81 3 117 7 0 14 4 22 7-11-7-18-21-18-31 0-33 49-61 106-61 60 0 106 28 106 61 0 10-4 24-15 31z">
          <text:p/>
        </draw:path>
        <draw:polygon draw:style-name="gr7" draw:text-style-name="P2" draw:layer="layout" svg:width="0cm" svg:height="0cm" svg:x="10.576cm" svg:y="10.724cm" svg:viewBox="0 0 0 0" draw:points="0,0">
          <text:p/>
        </draw:polygon>
        <draw:path draw:style-name="gr1" draw:text-style-name="P1" draw:layer="layout" svg:width="0.302cm" svg:height="0.155cm" svg:x="8.167cm" svg:y="7.524cm" svg:viewBox="0 0 303 156" svg:d="M244 156c7-3 14-8 17-11 7-7 14-11 22-14 38-39 21-88-43-113-60-29-149-21-202 10-53 36-49 85 4 117 7 3 10 8 17 11-7-11-14-22-14-32 0-36 50-60 107-60 60 0 106 24 106 60 0 10-4 21-14 32z">
          <text:p/>
        </draw:path>
        <draw:polygon draw:style-name="gr7" draw:text-style-name="P2" draw:layer="layout" svg:width="0cm" svg:height="0cm" svg:x="10.576cm" svg:y="10.724cm" svg:viewBox="0 0 0 0" draw:points="0,0">
          <text:p/>
        </draw:polygon>
        <draw:polygon draw:style-name="gr1" draw:text-style-name="P1" draw:layer="layout" svg:width="0.117cm" svg:height="0.568cm" svg:x="11.013cm" svg:y="10.308cm" svg:viewBox="0 0 118 569" draw:points="118,14 79,0 0,569 46,526">
          <text:p/>
        </draw:polygon>
        <draw:polygon draw:style-name="gr7" draw:text-style-name="P2" draw:layer="layout" svg:width="0cm" svg:height="0cm" svg:x="10.576cm" svg:y="10.724cm" svg:viewBox="0 0 0 0" draw:points="0,0">
          <text:p/>
        </draw:polygon>
        <draw:path draw:style-name="gr1" draw:text-style-name="P1" draw:layer="layout" svg:width="0.205cm" svg:height="0.254cm" svg:x="12.509cm" svg:y="10.205cm" svg:viewBox="0 0 206 255" svg:d="M28 0v178c0 32-10 60-28 77l206-195z">
          <text:p/>
        </draw:path>
        <draw:polygon draw:style-name="gr7" draw:text-style-name="P2" draw:layer="layout" svg:width="0cm" svg:height="0cm" svg:x="10.576cm" svg:y="10.724cm" svg:viewBox="0 0 0 0" draw:points="0,0">
          <text:p/>
        </draw:polygon>
        <draw:path draw:style-name="gr1" draw:text-style-name="P1" draw:layer="layout" svg:width="0.155cm" svg:height="0.288cm" svg:x="13.356cm" svg:y="10.328cm" svg:viewBox="0 0 156 289" svg:d="M0 230c0 11 3 21 3 32 14 39 54 35 89-11 36-46 64-121 64-181s-28-84-67-63c-7 7-14 14-21 21 0 0 3 0 3 4 14 3 21 21 21 45 0 36-10 78-31 111-19 32-40 49-58 46 0-4-3-4-3-4z">
          <text:p/>
        </draw:path>
        <draw:polygon draw:style-name="gr7" draw:text-style-name="P2" draw:layer="layout" svg:width="0cm" svg:height="0cm" svg:x="10.576cm" svg:y="10.724cm" svg:viewBox="0 0 0 0" draw:points="0,0">
          <text:p/>
        </draw:polygon>
        <draw:path draw:style-name="gr1" draw:text-style-name="P1" draw:layer="layout" svg:width="0.155cm" svg:height="0.29cm" svg:x="13.123cm" svg:y="10.546cm" svg:viewBox="0 0 156 291" svg:d="M0 232c0 10 3 21 7 32 14 39 49 36 88-11 36-46 61-120 61-180s-29-89-64-63c-7 7-15 14-25 21 3 0 3 0 7 0 14 7 21 24 21 49 0 35-14 78-32 110-17 31-42 49-60 42z">
          <text:p/>
        </draw:path>
        <draw:polygon draw:style-name="gr7" draw:text-style-name="P2" draw:layer="layout" svg:width="0cm" svg:height="0cm" svg:x="10.576cm" svg:y="10.724cm" svg:viewBox="0 0 0 0" draw:points="0,0">
          <text:p/>
        </draw:polygon>
        <draw:path draw:style-name="gr1" draw:text-style-name="P1" draw:layer="layout" svg:width="0.212cm" svg:height="0.112cm" svg:x="8.212cm" svg:y="7.584cm" svg:viewBox="0 0 213 113" svg:d="M199 93c10-7 14-18 14-28 0-36-46-65-107-65-60 0-106 29-106 65 0 10 7 21 14 31 57 22 132 22 185 0 0-3 0-3 0-3z">
          <text:p/>
        </draw:path>
        <draw:polygon draw:style-name="gr7" draw:text-style-name="P2" draw:layer="layout" svg:width="0cm" svg:height="0cm" svg:x="10.576cm" svg:y="10.724cm" svg:viewBox="0 0 0 0" draw:points="0,0">
          <text:p/>
        </draw:polygon>
        <draw:path draw:style-name="gr1" draw:text-style-name="P1" draw:layer="layout" svg:width="0.215cm" svg:height="0.11cm" svg:x="9.828cm" svg:y="8.135cm" svg:viewBox="0 0 216 111" svg:d="M198 92c11-7 18-21 18-31 0-33-50-61-110-61-57 0-106 28-106 61 0 10 7 24 18 31 52 25 127 25 180 0z">
          <text:p/>
        </draw:path>
        <draw:polygon draw:style-name="gr7" draw:text-style-name="P2" draw:layer="layout" svg:width="0cm" svg:height="0cm" svg:x="10.576cm" svg:y="10.724cm" svg:viewBox="0 0 0 0" draw:points="0,0">
          <text:p/>
        </draw:polygon>
        <draw:path draw:style-name="gr1" draw:text-style-name="P1" draw:layer="layout" svg:width="0.095cm" svg:height="0.203cm" svg:x="13.123cm" svg:y="10.576cm" svg:viewBox="0 0 96 204" svg:d="M96 54c0-30-7-47-21-54-4 0-4 0-7 0-43 50-72 138-68 202h3c18 7 44-11 61-42 18-32 32-75 32-106z">
          <text:p/>
        </draw:path>
        <draw:polygon draw:style-name="gr7" draw:text-style-name="P2" draw:layer="layout" svg:width="0cm" svg:height="0cm" svg:x="10.576cm" svg:y="10.724cm" svg:viewBox="0 0 0 0" draw:points="0,0">
          <text:p/>
        </draw:polygon>
        <draw:path draw:style-name="gr1" draw:text-style-name="P1" draw:layer="layout" svg:width="0.095cm" svg:height="0.205cm" svg:x="13.352cm" svg:y="10.357cm" svg:viewBox="0 0 96 206" svg:d="M96 53c0-28-8-46-22-49 0-4-3-4-7-4-39 49-70 138-67 202 4 0 4 0 7 4 14 3 39-15 57-47 17-32 32-74 32-106z">
          <text:p/>
        </draw:path>
        <draw:polygon draw:style-name="gr7" draw:text-style-name="P2" draw:layer="layout" svg:width="0cm" svg:height="0cm" svg:x="10.576cm" svg:y="10.724cm" svg:viewBox="0 0 0 0" draw:points="0,0">
          <text:p/>
        </draw:polygon>
        <draw:polygon draw:style-name="gr1" draw:text-style-name="P1" draw:layer="layout" svg:width="0.127cm" svg:height="0.07cm" svg:x="7.637cm" svg:y="8.717cm" svg:viewBox="0 0 128 71" draw:points="79,71 128,28 46,0 0,42">
          <text:p/>
        </draw:polygon>
        <draw:polygon draw:style-name="gr7" draw:text-style-name="P2" draw:layer="layout" svg:width="0cm" svg:height="0cm" svg:x="10.576cm" svg:y="10.724cm" svg:viewBox="0 0 0 0" draw:points="0,0">
          <text:p/>
        </draw:polygon>
        <draw:polygon draw:style-name="gr1" draw:text-style-name="P1" draw:layer="layout" svg:width="0.05cm" svg:height="0.12cm" svg:x="12.41cm" svg:y="13.405cm" svg:viewBox="0 0 51 121" draw:points="0,121 51,74 51,0 0,46">
          <text:p/>
        </draw:polygon>
        <draw:polygon draw:style-name="gr7" draw:text-style-name="P2" draw:layer="layout" svg:width="0cm" svg:height="0cm" svg:x="10.576cm" svg:y="10.724cm" svg:viewBox="0 0 0 0" draw:points="0,0">
          <text:p/>
        </draw:polygon>
        <draw:path draw:style-name="gr1" draw:text-style-name="P1" draw:layer="layout" svg:width="0.031cm" svg:height="0.208cm" svg:x="12.976cm" svg:y="10.583cm" svg:viewBox="0 0 32 209" svg:d="M7 163l17 46c-14-35-10-93 8-153v-56c-29 53-40 123-25 163z">
          <text:p/>
        </draw:path>
        <draw:polygon draw:style-name="gr7" draw:text-style-name="P2" draw:layer="layout" svg:width="0cm" svg:height="0cm" svg:x="10.576cm" svg:y="10.724cm" svg:viewBox="0 0 0 0" draw:points="0,0">
          <text:p/>
        </draw:polygon>
        <draw:path draw:style-name="gr1" draw:text-style-name="P1" draw:layer="layout" svg:width="0.077cm" svg:height="0.081cm" svg:x="11.303cm" svg:y="9.796cm" svg:viewBox="0 0 78 82" svg:d="M31 51c11 14 29 24 47 31-14-35-43-68-78-82 7 18 17 35 31 51z">
          <text:p/>
        </draw:path>
        <draw:polygon draw:style-name="gr7" draw:text-style-name="P2" draw:layer="layout" svg:width="0cm" svg:height="0cm" svg:x="10.576cm" svg:y="10.724cm" svg:viewBox="0 0 0 0" draw:points="0,0">
          <text:p/>
        </draw:polygon>
        <draw:path draw:style-name="gr1" draw:text-style-name="P1" draw:layer="layout" svg:width="0.015cm" svg:height="0.169cm" svg:x="12.991cm" svg:y="10.643cm" svg:viewBox="0 0 16 170" svg:d="M9 149c-15-32-11-89 7-149l-3 153 3 17v-170z">
          <text:p/>
        </draw:path>
        <draw:polygon draw:style-name="gr7" draw:text-style-name="P2" draw:layer="layout" svg:width="0cm" svg:height="0cm" svg:x="10.576cm" svg:y="10.724cm" svg:viewBox="0 0 0 0" draw:points="0,0">
          <text:p/>
        </draw:polygon>
        <draw:path draw:style-name="gr1" draw:text-style-name="P1" draw:layer="layout" svg:width="0.074cm" svg:height="0.081cm" svg:x="10.865cm" svg:y="10.294cm" svg:viewBox="0 0 75 82" svg:d="M75 82c-14-7-33-18-47-32s-24-33-28-50c32 14 65 46 75 82z">
          <text:p/>
        </draw:path>
        <draw:polygon draw:style-name="gr7" draw:text-style-name="P2" draw:layer="layout" svg:width="0cm" svg:height="0cm" svg:x="10.576cm" svg:y="10.724cm" svg:viewBox="0 0 0 0" draw:points="0,0">
          <text:p/>
        </draw:polygon>
        <draw:path draw:style-name="gr1" draw:text-style-name="P1" draw:layer="layout" svg:width="0.078cm" svg:height="0.081cm" svg:x="11.74cm" svg:y="10.59cm" svg:viewBox="0 0 79 82" svg:d="M79 82c-18-7-36-18-46-33-14-14-25-28-33-49 36 18 64 49 79 82z">
          <text:p/>
        </draw:path>
        <draw:polygon draw:style-name="gr7" draw:text-style-name="P2" draw:layer="layout" svg:width="0cm" svg:height="0cm" svg:x="10.576cm" svg:y="10.724cm" svg:viewBox="0 0 0 0" draw:points="0,0">
          <text:p/>
        </draw:polygon>
        <draw:line draw:style-name="gr8" draw:text-style-name="P2" draw:layer="layout" svg:x1="13.632cm" svg:y1="9.723cm" svg:x2="12.495cm" svg:y2="9.334cm">
          <text:p/>
        </draw:line>
        <draw:path draw:style-name="gr8" draw:text-style-name="P2" draw:layer="layout" svg:width="0.117cm" svg:height="0.152cm" svg:x="12.378cm" svg:y="9.182cm" svg:viewBox="0 0 118 153" svg:d="M118 153c-65-21-118-89-118-153">
          <text:p/>
        </draw:path>
        <draw:line draw:style-name="gr8" draw:text-style-name="P2" draw:layer="layout" svg:x1="12.378cm" svg:y1="9.182cm" svg:x2="12.378cm" svg:y2="8.907cm">
          <text:p/>
        </draw:line>
        <draw:line draw:style-name="gr8" draw:text-style-name="P2" draw:layer="layout" svg:x1="12.379cm" svg:y1="8.908cm" svg:x2="10.234cm" svg:y2="8.177cm">
          <text:p/>
        </draw:line>
        <draw:line draw:style-name="gr8" draw:text-style-name="P2" draw:layer="layout" svg:x1="9.822cm" svg:y1="8.04cm" svg:x2="8.618cm" svg:y2="7.63cm">
          <text:p/>
        </draw:line>
        <draw:path draw:style-name="gr8" draw:text-style-name="P2" draw:layer="layout" svg:width="0.014cm" svg:height="0.039cm" svg:x="13.694cm" svg:y="13.031cm" svg:viewBox="0 0 15 40" svg:d="M15 0c0 14-3 29-15 40">
          <text:p/>
        </draw:path>
        <draw:line draw:style-name="gr8" draw:text-style-name="P2" draw:layer="layout" svg:x1="13.708cm" svg:y1="13.031cm" svg:x2="13.708cm" svg:y2="9.821cm">
          <text:p/>
        </draw:line>
        <draw:path draw:style-name="gr8" draw:text-style-name="P2" draw:layer="layout" svg:width="0.077cm" svg:height="0.099cm" svg:x="13.631cm" svg:y="9.722cm" svg:viewBox="0 0 78 100" svg:d="M78 100c0-39-31-86-78-100">
          <text:p/>
        </draw:path>
        <draw:line draw:style-name="gr8" draw:text-style-name="P2" draw:layer="layout" svg:x1="11.059cm" svg:y1="10.83cm" svg:x2="11.702cm" svg:y2="11.053cm">
          <text:p/>
        </draw:line>
        <draw:line draw:style-name="gr8" draw:text-style-name="P2" draw:layer="layout" svg:x1="11.131cm" svg:y1="10.322cm" svg:x2="11.059cm" svg:y2="10.834cm">
          <text:p/>
        </draw:line>
        <draw:line draw:style-name="gr8" draw:text-style-name="P2" draw:layer="layout" svg:x1="9.324cm" svg:y1="10.803cm" svg:x2="8.406cm" svg:y2="10.488cm">
          <text:p/>
        </draw:line>
        <draw:line draw:style-name="gr8" draw:text-style-name="P2" draw:layer="layout" svg:x1="8.406cm" svg:y1="10.488cm" svg:x2="8.406cm" svg:y2="9.768cm">
          <text:p/>
        </draw:line>
        <draw:path draw:style-name="gr8" draw:text-style-name="P2" draw:layer="layout" svg:width="0.031cm" svg:height="0.05cm" svg:x="11.303cm" svg:y="9.796cm" svg:viewBox="0 0 32 51" svg:d="M0 0c7 18 17 36 32 51">
          <text:p/>
        </draw:path>
        <draw:path draw:style-name="gr8" draw:text-style-name="P2" draw:layer="layout" svg:width="0.046cm" svg:height="0.035cm" svg:x="11.334cm" svg:y="9.842cm" svg:viewBox="0 0 47 36" svg:d="M0 0c11 15 28 29 47 36">
          <text:p/>
        </draw:path>
        <draw:line draw:style-name="gr8" draw:text-style-name="P2" draw:layer="layout" svg:x1="13.007cm" svg:y1="10.312cm" svg:x2="11.87cm" svg:y2="9.923cm">
          <text:p/>
        </draw:line>
        <draw:path draw:style-name="gr8" draw:text-style-name="P2" draw:layer="layout" svg:width="0.116cm" svg:height="0.152cm" svg:x="11.754cm" svg:y="9.771cm" svg:viewBox="0 0 117 153" svg:d="M117 153c-63-21-117-89-117-153">
          <text:p/>
        </draw:path>
        <draw:path draw:style-name="gr8" draw:text-style-name="P2" draw:layer="layout" svg:width="0.078cm" svg:height="0.099cm" svg:x="13.006cm" svg:y="10.311cm" svg:viewBox="0 0 79 100" svg:d="M79 100c0-39-36-86-79-100">
          <text:p/>
        </draw:path>
        <draw:line draw:style-name="gr8" draw:text-style-name="P2" draw:layer="layout" svg:x1="11.754cm" svg:y1="9.771cm" svg:x2="11.754cm" svg:y2="9.567cm">
          <text:p/>
        </draw:line>
        <draw:line draw:style-name="gr8" draw:text-style-name="P2" draw:layer="layout" svg:x1="11.754cm" svg:y1="9.497cm" svg:x2="12.379cm" svg:y2="8.907cm">
          <text:p/>
        </draw:line>
        <draw:line draw:style-name="gr8" draw:text-style-name="P2" draw:layer="layout" svg:x1="11.754cm" svg:y1="9.567cm" svg:x2="11.754cm" svg:y2="9.493cm">
          <text:p/>
        </draw:line>
        <draw:line draw:style-name="gr8" draw:text-style-name="P2" draw:layer="layout" svg:x1="13.084cm" svg:y1="13.62cm" svg:x2="13.084cm" svg:y2="10.41cm">
          <text:p/>
        </draw:line>
        <draw:path draw:style-name="gr8" draw:text-style-name="P2" draw:layer="layout" svg:width="0.067cm" svg:height="0.075cm" svg:x="13.444cm" svg:y="10.329cm" svg:viewBox="0 0 68 76" svg:d="M68 76c0-65-29-90-68-68">
          <text:p/>
        </draw:path>
        <draw:path draw:style-name="gr8" draw:text-style-name="P2" draw:layer="layout" svg:width="0.094cm" svg:height="0.254cm" svg:x="13.353cm" svg:y="10.336cm" svg:viewBox="0 0 95 255" svg:d="M95 0c-28 18-61 63-78 116-18 53-21 107-11 139">
          <text:p/>
        </draw:path>
        <draw:path draw:style-name="gr8" draw:text-style-name="P2" draw:layer="layout" svg:width="0.152cm" svg:height="0.218cm" svg:x="13.359cm" svg:y="10.399cm" svg:viewBox="0 0 153 219" svg:d="M0 192c15 39 54 35 89-11 36-46 64-121 64-181">
          <text:p/>
        </draw:path>
        <draw:path draw:style-name="gr8" draw:text-style-name="P2" draw:layer="layout" svg:width="0.063cm" svg:height="0.072cm" svg:x="13.215cm" svg:y="10.546cm" svg:viewBox="0 0 64 73" svg:d="M64 73c0-60-29-89-64-63">
          <text:p/>
        </draw:path>
        <draw:path draw:style-name="gr8" draw:text-style-name="P2" draw:layer="layout" svg:width="0.092cm" svg:height="0.254cm" svg:x="13.122cm" svg:y="10.555cm" svg:viewBox="0 0 93 255" svg:d="M93 0c-30 17-58 63-76 116-17 53-24 107-10 139">
          <text:p/>
        </draw:path>
        <draw:path draw:style-name="gr8" draw:text-style-name="P2" draw:layer="layout" svg:width="0.148cm" svg:height="0.217cm" svg:x="13.13cm" svg:y="10.618cm" svg:viewBox="0 0 149 218" svg:d="M0 192c14 38 49 35 85-11 39-46 64-121 64-181">
          <text:p/>
        </draw:path>
        <draw:line draw:style-name="gr8" draw:text-style-name="P2" draw:layer="layout" svg:x1="11.755cm" svg:y1="9.497cm" svg:x2="7.761cm" svg:y2="8.138cm">
          <text:p/>
        </draw:line>
        <draw:line draw:style-name="gr8" draw:text-style-name="P2" draw:layer="layout" svg:x1="10.114cm" svg:y1="8.294cm" svg:x2="10.238cm" svg:y2="8.177cm">
          <text:p/>
        </draw:line>
        <draw:path draw:style-name="gr8" draw:text-style-name="P2" draw:layer="layout" svg:width="0.388cm" svg:height="0.117cm" svg:x="9.726cm" svg:y="8.233cm" svg:viewBox="0 0 389 118" svg:d="M0 0c0 54 63 100 155 114 89 14 188-7 234-53">
          <text:p/>
        </draw:path>
        <draw:line draw:style-name="gr8" draw:text-style-name="P2" draw:layer="layout" svg:x1="8.619cm" svg:y1="7.63cm" svg:x2="8.498cm" svg:y2="7.744cm">
          <text:p/>
        </draw:line>
        <draw:path draw:style-name="gr8" draw:text-style-name="P2" draw:layer="layout" svg:width="0.335cm" svg:height="0.06cm" svg:x="8.163cm" svg:y="7.743cm" svg:viewBox="0 0 336 61" svg:d="M0 19c42 28 110 42 177 42 64-7 124-28 159-61">
          <text:p/>
        </draw:path>
        <draw:path draw:style-name="gr8" draw:text-style-name="P2" draw:layer="layout" svg:width="0.014cm" svg:height="0.039cm" svg:x="13.07cm" svg:y="13.62cm" svg:viewBox="0 0 15 40" svg:d="M15 0c0 15-4 29-15 40">
          <text:p/>
        </draw:path>
        <draw:path draw:style-name="gr8" draw:text-style-name="P2" draw:layer="layout" svg:width="0.064cm" svg:height="0.013cm" svg:x="13.006cm" svg:y="13.659cm" svg:viewBox="0 0 65 14" svg:d="M65 0c-14 15-39 19-65 7">
          <text:p/>
        </draw:path>
        <draw:line draw:style-name="gr8" draw:text-style-name="P2" draw:layer="layout" svg:x1="10.234cm" svg:y1="8.177cm" svg:x2="10.234cm" svg:y2="8.103cm">
          <text:p/>
        </draw:line>
        <draw:line draw:style-name="gr8" draw:text-style-name="P2" draw:layer="layout" svg:x1="10.238cm" svg:y1="8.104cm" svg:x2="9.877cm" svg:y2="7.983cm">
          <text:p/>
        </draw:line>
        <draw:line draw:style-name="gr8" draw:text-style-name="P2" draw:layer="layout" svg:x1="7.715cm" svg:y1="11.93cm" svg:x2="12.415cm" svg:y2="13.526cm">
          <text:p/>
        </draw:line>
        <draw:line draw:style-name="gr8" draw:text-style-name="P2" draw:layer="layout" svg:x1="13.007cm" svg:y1="13.667cm" svg:x2="12.456cm" svg:y2="13.479cm">
          <text:p/>
        </draw:line>
        <draw:line draw:style-name="gr8" draw:text-style-name="P2" draw:layer="layout" svg:x1="12.41cm" svg:y1="13.526cm" svg:x2="12.461cm" svg:y2="13.479cm">
          <text:p/>
        </draw:line>
        <draw:path draw:style-name="gr8" draw:text-style-name="P2" draw:layer="layout" svg:width="0.078cm" svg:height="0.102cm" svg:x="7.637cm" svg:y="11.828cm" svg:viewBox="0 0 79 103" svg:d="M79 103c-43-14-79-61-79-103">
          <text:p/>
        </draw:path>
        <draw:line draw:style-name="gr8" draw:text-style-name="P2" draw:layer="layout" svg:x1="8.311cm" svg:y1="7.45cm" svg:x2="8.619cm" svg:y2="7.557cm">
          <text:p/>
        </draw:line>
        <draw:line draw:style-name="gr8" draw:text-style-name="P2" draw:layer="layout" svg:x1="8.618cm" svg:y1="7.63cm" svg:x2="8.618cm" svg:y2="7.556cm">
          <text:p/>
        </draw:line>
        <draw:line draw:style-name="gr8" draw:text-style-name="P2" draw:layer="layout" svg:x1="7.683cm" svg:y1="8.187cm" svg:x2="7.683cm" svg:y2="8.717cm">
          <text:p/>
        </draw:line>
        <draw:line draw:style-name="gr8" draw:text-style-name="P2" draw:layer="layout" svg:x1="8.113cm" svg:y1="7.708cm" svg:x2="8.113cm" svg:y2="7.757cm">
          <text:p/>
        </draw:line>
        <draw:line draw:style-name="gr8" draw:text-style-name="P2" draw:layer="layout" svg:x1="7.637cm" svg:y1="8.759cm" svg:x2="7.637cm" svg:y2="11.828cm">
          <text:p/>
        </draw:line>
        <draw:line draw:style-name="gr8" draw:text-style-name="P2" draw:layer="layout" svg:x1="7.637cm" svg:y1="8.76cm" svg:x2="7.688cm" svg:y2="8.717cm">
          <text:p/>
        </draw:line>
        <draw:line draw:style-name="gr8" draw:text-style-name="P2" draw:layer="layout" svg:x1="11.709cm" svg:y1="11.113cm" svg:x2="11.666cm" svg:y2="10.787cm">
          <text:p/>
        </draw:line>
        <draw:line draw:style-name="gr8" draw:text-style-name="P2" draw:layer="layout" svg:x1="11.635cm" svg:y1="10.524cm" svg:x2="11.631cm" svg:y2="10.491cm">
          <text:p/>
        </draw:line>
        <draw:line draw:style-name="gr8" draw:text-style-name="P2" draw:layer="layout" svg:x1="11.06cm" svg:y1="10.83cm" svg:x2="11.013cm" svg:y2="10.877cm">
          <text:p/>
        </draw:line>
        <draw:line draw:style-name="gr8" draw:text-style-name="P2" draw:layer="layout" svg:x1="11.013cm" svg:y1="10.876cm" svg:x2="11.709cm" svg:y2="11.113cm">
          <text:p/>
        </draw:line>
        <draw:line draw:style-name="gr8" draw:text-style-name="P2" draw:layer="layout" svg:x1="11.632cm" svg:y1="10.492cm" svg:x2="11.091cm" svg:y2="10.308cm">
          <text:p/>
        </draw:line>
        <draw:line draw:style-name="gr8" draw:text-style-name="P2" draw:layer="layout" svg:x1="11.092cm" svg:y1="10.308cm" svg:x2="11.013cm" svg:y2="10.877cm">
          <text:p/>
        </draw:line>
        <draw:path draw:style-name="gr8" draw:text-style-name="P2" draw:layer="layout" svg:width="0.046cm" svg:height="0.032cm" svg:x="10.893cm" svg:y="10.343cm" svg:viewBox="0 0 47 33" svg:d="M47 33c-14-8-33-19-47-33">
          <text:p/>
        </draw:path>
        <draw:path draw:style-name="gr8" draw:text-style-name="P2" draw:layer="layout" svg:width="0.028cm" svg:height="0.049cm" svg:x="10.865cm" svg:y="10.294cm" svg:viewBox="0 0 29 50" svg:d="M29 50c-14-14-25-33-29-50">
          <text:p/>
        </draw:path>
        <draw:path draw:style-name="gr8" draw:text-style-name="P2" draw:layer="layout" svg:width="0.046cm" svg:height="0.032cm" svg:x="11.772cm" svg:y="10.639cm" svg:viewBox="0 0 47 33" svg:d="M47 33c-19-7-37-18-47-33">
          <text:p/>
        </draw:path>
        <draw:path draw:style-name="gr8" draw:text-style-name="P2" draw:layer="layout" svg:width="0.032cm" svg:height="0.049cm" svg:x="11.74cm" svg:y="10.59cm" svg:viewBox="0 0 33 50" svg:d="M33 50c-15-14-26-28-33-50">
          <text:p/>
        </draw:path>
        <draw:line draw:style-name="gr8" draw:text-style-name="P2" draw:layer="layout" svg:x1="9.323cm" svg:y1="10.078cm" svg:x2="9.323cm" svg:y2="10.858cm">
          <text:p/>
        </draw:line>
        <draw:line draw:style-name="gr8" draw:text-style-name="P2" draw:layer="layout" svg:x1="8.36cm" svg:y1="9.754cm" svg:x2="9.324cm" svg:y2="10.083cm">
          <text:p/>
        </draw:line>
        <draw:line draw:style-name="gr8" draw:text-style-name="P2" draw:layer="layout" svg:x1="9.324cm" svg:y1="10.859cm" svg:x2="8.36cm" svg:y2="10.53cm">
          <text:p/>
        </draw:line>
        <draw:line draw:style-name="gr8" draw:text-style-name="P2" draw:layer="layout" svg:x1="8.407cm" svg:y1="10.488cm" svg:x2="8.36cm" svg:y2="10.534cm">
          <text:p/>
        </draw:line>
        <draw:line draw:style-name="gr8" draw:text-style-name="P2" draw:layer="layout" svg:x1="8.36cm" svg:y1="10.53cm" svg:x2="8.36cm" svg:y2="9.754cm">
          <text:p/>
        </draw:line>
        <draw:line draw:style-name="gr8" draw:text-style-name="P2" draw:layer="layout" svg:x1="11.821cm" svg:y1="9.962cm" svg:x2="12.93cm" svg:y2="10.344cm">
          <text:p/>
        </draw:line>
        <draw:path draw:style-name="gr8" draw:text-style-name="P2" draw:layer="layout" svg:width="0.077cm" svg:height="0.103cm" svg:x="12.929cm" svg:y="10.339cm" svg:viewBox="0 0 78 104" svg:d="M78 104c0-43-36-88-78-104">
          <text:p/>
        </draw:path>
        <draw:line draw:style-name="gr8" draw:text-style-name="P2" draw:layer="layout" svg:x1="11.705cm" svg:y1="9.553cm" svg:x2="11.705cm" svg:y2="9.814cm">
          <text:p/>
        </draw:line>
        <draw:path draw:style-name="gr8" draw:text-style-name="P2" draw:layer="layout" svg:width="0.116cm" svg:height="0.148cm" svg:x="11.705cm" svg:y="9.814cm" svg:viewBox="0 0 117 149" svg:d="M117 149c-64-21-117-88-117-149">
          <text:p/>
        </draw:path>
        <draw:line draw:style-name="gr8" draw:text-style-name="P2" draw:layer="layout" svg:x1="12.456cm" svg:y1="13.479cm" svg:x2="12.456cm" svg:y2="13.405cm">
          <text:p/>
        </draw:line>
        <draw:line draw:style-name="gr8" draw:text-style-name="P2" draw:layer="layout" svg:x1="12.456cm" svg:y1="13.405cm" svg:x2="12.93cm" svg:y2="13.568cm">
          <text:p/>
        </draw:line>
        <draw:path draw:style-name="gr8" draw:text-style-name="P2" draw:layer="layout" svg:width="0.014cm" svg:height="0.039cm" svg:x="12.992cm" svg:y="13.518cm" svg:viewBox="0 0 15 40" svg:d="M15 0c0 18-3 28-15 40">
          <text:p/>
        </draw:path>
        <draw:path draw:style-name="gr8" draw:text-style-name="P2" draw:layer="layout" svg:width="0.063cm" svg:height="0.014cm" svg:x="12.929cm" svg:y="13.557cm" svg:viewBox="0 0 64 15" svg:d="M64 0c-14 15-38 19-64 11">
          <text:p/>
        </draw:path>
        <draw:line draw:style-name="gr8" draw:text-style-name="P2" draw:layer="layout" svg:x1="13.006cm" svg:y1="13.518cm" svg:x2="13.006cm" svg:y2="10.438cm">
          <text:p/>
        </draw:line>
        <draw:line draw:style-name="gr8" draw:text-style-name="P2" draw:layer="layout" svg:x1="11.709cm" svg:y1="9.554cm" svg:x2="7.838cm" svg:y2="8.24cm">
          <text:p/>
        </draw:line>
        <draw:path draw:style-name="gr8" draw:text-style-name="P2" draw:layer="layout" svg:width="0.017cm" svg:height="0.043cm" svg:x="7.761cm" svg:y="8.247cm" svg:viewBox="0 0 18 44" svg:d="M0 44c0-18 7-32 18-44">
          <text:p/>
        </draw:path>
        <draw:path draw:style-name="gr8" draw:text-style-name="P2" draw:layer="layout" svg:width="0.064cm" svg:height="0.016cm" svg:x="7.778cm" svg:y="8.235cm" svg:viewBox="0 0 65 17" svg:d="M0 17c15-15 40-22 65-12">
          <text:p/>
        </draw:path>
        <draw:line draw:style-name="gr8" draw:text-style-name="P2" draw:layer="layout" svg:x1="7.761cm" svg:y1="8.29cm" svg:x2="7.761cm" svg:y2="8.741cm">
          <text:p/>
        </draw:line>
        <draw:line draw:style-name="gr8" draw:text-style-name="P2" draw:layer="layout" svg:x1="7.765cm" svg:y1="8.746cm" svg:x2="7.683cm" svg:y2="8.717cm">
          <text:p/>
        </draw:line>
        <draw:path draw:style-name="gr8" draw:text-style-name="P2" draw:layer="layout" svg:width="0.018cm" svg:height="0.038cm" svg:x="7.683cm" svg:y="8.149cm" svg:viewBox="0 0 19 39" svg:d="M0 39c0-14 7-28 19-39">
          <text:p/>
        </draw:path>
        <draw:path draw:style-name="gr8" draw:text-style-name="P2" draw:layer="layout" svg:width="0.063cm" svg:height="0.014cm" svg:x="7.701cm" svg:y="8.135cm" svg:viewBox="0 0 64 15" svg:d="M0 15c14-15 39-19 64-12">
          <text:p/>
        </draw:path>
        <draw:path draw:style-name="gr8" draw:text-style-name="P2" draw:layer="layout" svg:width="0.021cm" svg:height="0.049cm" svg:x="13.426cm" svg:y="10.361cm" svg:viewBox="0 0 22 50" svg:d="M22 50c0-28-7-46-22-50">
          <text:p/>
        </draw:path>
        <draw:path draw:style-name="gr8" draw:text-style-name="P2" draw:layer="layout" svg:width="0.007cm" svg:height="0.005cm" svg:x="13.423cm" svg:y="10.357cm" svg:viewBox="0 0 8 6" svg:d="M8 6c-5-6-5-6-8-6">
          <text:p/>
        </draw:path>
        <draw:path draw:style-name="gr8" draw:text-style-name="P2" draw:layer="layout" svg:width="0.003cm" svg:height="0.005cm" svg:x="13.356cm" svg:y="10.558cm" svg:viewBox="0 0 4 6" svg:d="M0 0c0 0 4 0 4 6">
          <text:p/>
        </draw:path>
        <draw:path draw:style-name="gr8" draw:text-style-name="P2" draw:layer="layout" svg:width="0.088cm" svg:height="0.156cm" svg:x="13.359cm" svg:y="10.406cm" svg:viewBox="0 0 89 157" svg:d="M0 157c18 3 39-14 57-46 22-32 32-75 32-111">
          <text:p/>
        </draw:path>
        <draw:path draw:style-name="gr8" draw:text-style-name="P2" draw:layer="layout" svg:width="0.021cm" svg:height="0.053cm" svg:x="13.197cm" svg:y="10.576cm" svg:viewBox="0 0 22 54" svg:d="M22 54c0-29-10-46-22-54">
          <text:p/>
        </draw:path>
        <draw:path draw:style-name="gr8" draw:text-style-name="P2" draw:layer="layout" svg:width="0.007cm" svg:height="0.003cm" svg:x="13.19cm" svg:y="10.576cm" svg:viewBox="0 0 8 4" svg:d="M8 4c-4-4-4-4-8-4">
          <text:p/>
        </draw:path>
        <draw:path draw:style-name="gr8" draw:text-style-name="P2" draw:layer="layout" svg:width="0.006cm" svg:height="0cm" svg:x="13.123cm" svg:y="10.777cm" svg:viewBox="0 0 7 0" svg:d="M0 0c0 0 3 0 7 0">
          <text:p/>
        </draw:path>
        <draw:path draw:style-name="gr8" draw:text-style-name="P2" draw:layer="layout" svg:width="0.092cm" svg:height="0.154cm" svg:x="13.126cm" svg:y="10.625cm" svg:viewBox="0 0 93 155" svg:d="M0 153c18 7 44-11 61-42 18-32 32-75 32-111">
          <text:p/>
        </draw:path>
        <draw:path draw:style-name="gr8" draw:text-style-name="P2" draw:layer="layout" svg:width="0.043cm" svg:height="0.017cm" svg:x="8.12cm" svg:y="7.747cm" svg:viewBox="0 0 44 18" svg:d="M0 3c9-7 23 0 44 15">
          <text:p/>
        </draw:path>
        <draw:path draw:style-name="gr8" draw:text-style-name="P2" draw:layer="layout" svg:width="0.385cm" svg:height="0.094cm" svg:x="8.113cm" svg:y="7.634cm" svg:viewBox="0 0 386 95" svg:d="M0 0c18 50 89 85 174 92 81 11 166-14 212-56">
          <text:p/>
        </draw:path>
        <draw:line draw:style-name="gr8" draw:text-style-name="P2" draw:layer="layout" svg:x1="8.113cm" svg:y1="7.708cm" svg:x2="8.113cm" svg:y2="7.634cm">
          <text:p/>
        </draw:line>
        <draw:line draw:style-name="gr8" draw:text-style-name="P2" draw:layer="layout" svg:x1="8.619cm" svg:y1="7.556cm" svg:x2="8.498cm" svg:y2="7.67cm">
          <text:p/>
        </draw:line>
        <draw:line draw:style-name="gr8" draw:text-style-name="P2" draw:layer="layout" svg:x1="10.114cm" svg:y1="8.22cm" svg:x2="10.238cm" svg:y2="8.103cm">
          <text:p/>
        </draw:line>
        <draw:path draw:style-name="gr8" draw:text-style-name="P2" draw:layer="layout" svg:width="0.031cm" svg:height="0.063cm" svg:x="9.726cm" svg:y="8.096cm" svg:viewBox="0 0 32 64" svg:d="M32 0c-18 21-32 42-32 64">
          <text:p/>
        </draw:path>
        <draw:path draw:style-name="gr8" draw:text-style-name="P2" draw:layer="layout" svg:width="0.388cm" svg:height="0.117cm" svg:x="9.726cm" svg:y="8.159cm" svg:viewBox="0 0 389 118" svg:d="M0 0c0 53 63 100 155 114 89 14 188-7 234-54">
          <text:p/>
        </draw:path>
        <draw:line draw:style-name="gr8" draw:text-style-name="P2" draw:layer="layout" svg:x1="9.878cm" svg:y1="7.983cm" svg:x2="9.757cm" svg:y2="8.1cm">
          <text:p/>
        </draw:line>
        <draw:path draw:style-name="gr8" draw:text-style-name="P2" draw:layer="layout" svg:width="0.302cm" svg:height="0.143cm" svg:x="9.784cm" svg:y="8.073cm" svg:viewBox="0 0 303 144" svg:d="M281 130c40-40 26-86-42-114-60-25-148-21-201 14-51 32-51 82 3 114">
          <text:p/>
        </draw:path>
        <draw:path draw:style-name="gr8" draw:text-style-name="P2" draw:layer="layout" svg:width="0.223cm" svg:height="0.028cm" svg:x="9.824cm" svg:y="8.216cm" svg:viewBox="0 0 224 29" svg:d="M0 0c29 18 72 29 114 29 39 0 78-11 110-29">
          <text:p/>
        </draw:path>
        <draw:path draw:style-name="gr8" draw:text-style-name="P2" draw:layer="layout" svg:width="0.021cm" svg:height="0.017cm" svg:x="10.043cm" svg:y="8.202cm" svg:viewBox="0 0 22 18" svg:d="M0 18c8-7 15-14 22-18">
          <text:p/>
        </draw:path>
        <draw:line draw:style-name="gr8" draw:text-style-name="P2" draw:layer="layout" svg:x1="7.715cm" svg:y1="8.787cm" svg:x2="7.715cm" svg:y2="11.782cm">
          <text:p/>
        </draw:line>
        <draw:line draw:style-name="gr8" draw:text-style-name="P2" draw:layer="layout" svg:x1="7.716cm" svg:y1="8.788cm" svg:x2="7.637cm" svg:y2="8.759cm">
          <text:p/>
        </draw:line>
        <draw:line draw:style-name="gr8" draw:text-style-name="P2" draw:layer="layout" svg:x1="12.41cm" svg:y1="13.525cm" svg:x2="12.41cm" svg:y2="13.451cm">
          <text:p/>
        </draw:line>
        <draw:line draw:style-name="gr8" draw:text-style-name="P2" draw:layer="layout" svg:x1="7.792cm" svg:y1="11.881cm" svg:x2="12.415cm" svg:y2="13.452cm">
          <text:p/>
        </draw:line>
        <draw:path draw:style-name="gr8" draw:text-style-name="P2" draw:layer="layout" svg:width="0.077cm" svg:height="0.099cm" svg:x="7.715cm" svg:y="11.782cm" svg:viewBox="0 0 78 100" svg:d="M78 100c-42-14-78-60-78-100">
          <text:p/>
        </draw:path>
        <draw:line draw:style-name="gr8" draw:text-style-name="P2" draw:layer="layout" svg:x1="12.461cm" svg:y1="13.405cm" svg:x2="12.41cm" svg:y2="13.452cm">
          <text:p/>
        </draw:line>
        <draw:line draw:style-name="gr8" draw:text-style-name="P2" draw:layer="layout" svg:x1="8.113cm" svg:y1="7.635cm" svg:x2="8.312cm" svg:y2="7.45cm">
          <text:p/>
        </draw:line>
        <draw:path draw:style-name="gr8" draw:text-style-name="P2" draw:layer="layout" svg:width="0.302cm" svg:height="0.143cm" svg:x="8.167cm" svg:y="7.526cm" svg:viewBox="0 0 303 144" svg:d="M283 130c38-39 21-89-43-114-60-25-149-21-202 10-53 36-49 86 4 118">
          <text:p/>
        </draw:path>
        <draw:path draw:style-name="gr8" draw:text-style-name="P2" draw:layer="layout" svg:width="0.218cm" svg:height="0.028cm" svg:x="8.209cm" svg:y="7.669cm" svg:viewBox="0 0 219 29" svg:d="M0 0c28 19 67 29 109 29s82-10 110-29">
          <text:p/>
        </draw:path>
        <draw:path draw:style-name="gr8" draw:text-style-name="P2" draw:layer="layout" svg:width="0.022cm" svg:height="0.018cm" svg:x="8.427cm" svg:y="7.651cm" svg:viewBox="0 0 23 19" svg:d="M0 19c8-7 15-12 23-19">
          <text:p/>
        </draw:path>
        <draw:line draw:style-name="gr8" draw:text-style-name="P2" draw:layer="layout" svg:x1="7.715cm" svg:y1="8.788cm" svg:x2="7.765cm" svg:y2="8.741cm">
          <text:p/>
        </draw:line>
        <draw:path draw:style-name="gr8" draw:text-style-name="P2" draw:layer="layout" svg:width="0.032cm" svg:height="0.095cm" svg:x="8.636cm" svg:y="8.523cm" svg:viewBox="0 0 33 96" svg:d="M0 96c25-22 36-58 32-96">
          <text:p/>
        </draw:path>
        <draw:line draw:style-name="gr8" draw:text-style-name="P2" draw:layer="layout" svg:x1="8.339cm" svg:y1="10.953cm" svg:x2="8.339cm" svg:y2="8.9cm">
          <text:p/>
        </draw:line>
        <draw:line draw:style-name="gr8" draw:text-style-name="P2" draw:layer="layout" svg:x1="8.517cm" svg:y1="11.014cm" svg:x2="8.339cm" svg:y2="10.953cm">
          <text:p/>
        </draw:line>
        <draw:path draw:style-name="gr8" draw:text-style-name="P2" draw:layer="layout" svg:width="0.155cm" svg:height="0.201cm" svg:x="8.512cm" svg:y="11.01cm" svg:viewBox="0 0 156 202" svg:d="M156 202c0-82-68-174-156-202">
          <text:p/>
        </draw:path>
        <draw:line draw:style-name="gr8" draw:text-style-name="P2" draw:layer="layout" svg:x1="8.667cm" svg:y1="11.377cm" svg:x2="8.667cm" svg:y2="11.211cm">
          <text:p/>
        </draw:line>
        <draw:line draw:style-name="gr8" draw:text-style-name="P2" draw:layer="layout" svg:x1="10.333cm" svg:y1="11.946cm" svg:x2="8.667cm" svg:y2="11.377cm">
          <text:p/>
        </draw:line>
        <draw:path draw:style-name="gr8" draw:text-style-name="P2" draw:layer="layout" svg:width="0.279cm" svg:height="0.211cm" svg:x="10.53cm" svg:y="11.727cm" svg:viewBox="0 0 280 212" svg:d="M280 212c0-64-43-136-106-178-65-42-132-46-174-7">
          <text:p/>
        </draw:path>
        <draw:line draw:style-name="gr8" draw:text-style-name="P2" draw:layer="layout" svg:x1="10.809cm" svg:y1="11.938cm" svg:x2="10.809cm" svg:y2="12.103cm">
          <text:p/>
        </draw:line>
        <draw:line draw:style-name="gr8" draw:text-style-name="P2" draw:layer="layout" svg:x1="12.475cm" svg:y1="12.669cm" svg:x2="10.809cm" svg:y2="12.103cm">
          <text:p/>
        </draw:line>
        <draw:path draw:style-name="gr8" draw:text-style-name="P2" draw:layer="layout" svg:width="0.279cm" svg:height="0.21cm" svg:x="12.671cm" svg:y="12.454cm" svg:viewBox="0 0 280 211" svg:d="M280 211c0-63-43-134-107-177-63-42-134-46-173-7">
          <text:p/>
        </draw:path>
        <draw:line draw:style-name="gr8" draw:text-style-name="P2" draw:layer="layout" svg:x1="12.95cm" svg:y1="12.664cm" svg:x2="12.95cm" svg:y2="12.83cm">
          <text:p/>
        </draw:line>
        <draw:line draw:style-name="gr8" draw:text-style-name="P2" draw:layer="layout" svg:x1="13.007cm" svg:y1="12.852cm" svg:x2="12.95cm" svg:y2="12.83cm">
          <text:p/>
        </draw:line>
        <draw:path draw:style-name="gr8" draw:text-style-name="P2" draw:layer="layout" svg:width="0.278cm" svg:height="0.21cm" svg:x="10.802cm" svg:y="10.154cm" svg:viewBox="0 0 279 211" svg:d="M279 211c0-63-42-134-107-176-63-44-134-47-172-8">
          <text:p/>
        </draw:path>
        <draw:path draw:style-name="gr8" draw:text-style-name="P2" draw:layer="layout" svg:width="0.031cm" svg:height="0.081cm" svg:x="11.049cm" svg:y="10.364cm" svg:viewBox="0 0 32 82" svg:d="M0 82c22-21 32-50 32-82">
          <text:p/>
        </draw:path>
        <draw:path draw:style-name="gr8" draw:text-style-name="P2" draw:layer="layout" svg:width="0.275cm" svg:height="0.211cm" svg:x="11.68cm" svg:y="10.453cm" svg:viewBox="0 0 276 212" svg:d="M276 212c0-65-42-139-102-181-64-39-134-42-174-3">
          <text:p/>
        </draw:path>
        <draw:path draw:style-name="gr8" draw:text-style-name="P2" draw:layer="layout" svg:width="0.028cm" svg:height="0.079cm" svg:x="11.927cm" svg:y="10.664cm" svg:viewBox="0 0 29 80" svg:d="M0 80c19-23 29-47 29-80">
          <text:p/>
        </draw:path>
        <draw:path draw:style-name="gr8" draw:text-style-name="P2" draw:layer="layout" svg:width="0.279cm" svg:height="0.211cm" svg:x="11.239cm" svg:y="9.656cm" svg:viewBox="0 0 280 212" svg:d="M280 212c0-64-43-135-106-178-64-42-134-46-174-7">
          <text:p/>
        </draw:path>
        <draw:path draw:style-name="gr8" draw:text-style-name="P2" draw:layer="layout" svg:width="0.032cm" svg:height="0.077cm" svg:x="11.486cm" svg:y="9.867cm" svg:viewBox="0 0 33 78" svg:d="M0 78c21-17 33-46 33-78">
          <text:p/>
        </draw:path>
        <draw:path draw:style-name="gr8" draw:text-style-name="P2" draw:layer="layout" svg:width="0.166cm" svg:height="0.125cm" svg:x="11.221cm" svg:y="9.788cm" svg:viewBox="0 0 167 126" svg:d="M167 126c0-39-28-83-63-107-40-25-79-25-104-4">
          <text:p/>
        </draw:path>
        <draw:path draw:style-name="gr8" draw:text-style-name="P2" draw:layer="layout" svg:width="0.162cm" svg:height="0.171cm" svg:x="11.204cm" svg:y="9.803cm" svg:viewBox="0 0 163 172" svg:d="M17 0c-28 28-21 85 18 127 39 47 99 58 128 29">
          <text:p/>
        </draw:path>
        <draw:path draw:style-name="gr8" draw:text-style-name="P2" draw:layer="layout" svg:width="0.021cm" svg:height="0.049cm" svg:x="11.366cm" svg:y="9.909cm" svg:viewBox="0 0 22 50" svg:d="M0 50c15-10 22-28 22-50">
          <text:p/>
        </draw:path>
        <draw:line draw:style-name="gr8" draw:text-style-name="P2" draw:layer="layout" svg:x1="8.008cm" svg:y1="11.68cm" svg:x2="8.259cm" svg:y2="11.766cm">
          <text:p/>
        </draw:line>
        <draw:line draw:style-name="gr8" draw:text-style-name="P2" draw:layer="layout" svg:x1="8.668cm" svg:y1="11.377cm" svg:x2="8.258cm" svg:y2="11.766cm">
          <text:p/>
        </draw:line>
        <draw:line draw:style-name="gr8" draw:text-style-name="P2" draw:layer="layout" svg:x1="10.4cm" svg:y1="12.492cm" svg:x2="10.089cm" svg:y2="12.386cm">
          <text:p/>
        </draw:line>
        <draw:line draw:style-name="gr8" draw:text-style-name="P2" draw:layer="layout" svg:x1="10.81cm" svg:y1="12.103cm" svg:x2="10.396cm" svg:y2="12.492cm">
          <text:p/>
        </draw:line>
        <draw:line draw:style-name="gr8" draw:text-style-name="P2" draw:layer="layout" svg:x1="12.542cm" svg:y1="13.219cm" svg:x2="12.23cm" svg:y2="13.112cm">
          <text:p/>
        </draw:line>
        <draw:line draw:style-name="gr8" draw:text-style-name="P2" draw:layer="layout" svg:x1="12.951cm" svg:y1="12.83cm" svg:x2="12.537cm" svg:y2="13.219cm">
          <text:p/>
        </draw:line>
        <draw:line draw:style-name="gr8" draw:text-style-name="P2" draw:layer="layout" svg:x1="8.241cm" svg:y1="8.374cm" svg:x2="7.93cm" svg:y2="8.668cm">
          <text:p/>
        </draw:line>
        <draw:line draw:style-name="gr8" draw:text-style-name="P2" draw:layer="layout" svg:x1="7.93cm" svg:y1="8.667cm" svg:x2="7.93cm" svg:y2="8.964cm">
          <text:p/>
        </draw:line>
        <draw:line draw:style-name="gr8" draw:text-style-name="P2" draw:layer="layout" svg:x1="8.34cm" svg:y1="10.953cm" svg:x2="7.93cm" svg:y2="11.339cm">
          <text:p/>
        </draw:line>
        <draw:line draw:style-name="gr8" draw:text-style-name="P2" draw:layer="layout" svg:x1="7.93cm" svg:y1="11.338cm" svg:x2="7.93cm" svg:y2="11.581cm">
          <text:p/>
        </draw:line>
        <draw:path draw:style-name="gr8" draw:text-style-name="P2" draw:layer="layout" svg:width="0.018cm" svg:height="0.031cm" svg:x="10.025cm" svg:y="8.195cm" svg:viewBox="0 0 19 32" svg:d="M0 32c11-7 19-21 19-32">
          <text:p/>
        </draw:path>
        <draw:path draw:style-name="gr8" draw:text-style-name="P2" draw:layer="layout" svg:width="0.215cm" svg:height="0.06cm" svg:x="9.828cm" svg:y="8.135cm" svg:viewBox="0 0 216 61" svg:d="M216 61c0-33-50-61-110-61-57 0-106 28-106 61">
          <text:p/>
        </draw:path>
        <draw:path draw:style-name="gr8" draw:text-style-name="P2" draw:layer="layout" svg:width="0.018cm" svg:height="0.031cm" svg:x="9.828cm" svg:y="8.195cm" svg:viewBox="0 0 19 32" svg:d="M0 0c0 11 8 25 19 32">
          <text:p/>
        </draw:path>
        <draw:polyline draw:style-name="gr8" draw:text-style-name="P2" draw:layer="layout" svg:width="0cm" svg:height="0cm" svg:x="10.025cm" svg:y="8.226cm" svg:viewBox="0 0 0 0" draw:points="0,0">
          <text:p/>
        </draw:polyline>
        <draw:path draw:style-name="gr8" draw:text-style-name="P2" draw:layer="layout" svg:width="0.078cm" svg:height="0.099cm" svg:x="7.93cm" svg:y="11.581cm" svg:viewBox="0 0 79 100" svg:d="M79 100c-44-14-79-60-79-100">
          <text:p/>
        </draw:path>
        <draw:path draw:style-name="gr8" draw:text-style-name="P2" draw:layer="layout" svg:width="0.014cm" svg:height="0.032cm" svg:x="8.41cm" svg:y="7.644cm" svg:viewBox="0 0 15 33" svg:d="M0 33c7-8 15-22 15-33">
          <text:p/>
        </draw:path>
        <draw:path draw:style-name="gr8" draw:text-style-name="P2" draw:layer="layout" svg:width="0.212cm" svg:height="0.064cm" svg:x="8.212cm" svg:y="7.584cm" svg:viewBox="0 0 213 65" svg:d="M213 65c0-36-46-65-107-65-60 0-106 29-106 65">
          <text:p/>
        </draw:path>
        <draw:path draw:style-name="gr8" draw:text-style-name="P2" draw:layer="layout" svg:width="0.018cm" svg:height="0.035cm" svg:x="8.212cm" svg:y="7.644cm" svg:viewBox="0 0 19 36" svg:d="M0 0c0 12 7 26 19 36">
          <text:p/>
        </draw:path>
        <draw:line draw:style-name="gr8" draw:text-style-name="P2" draw:layer="layout" svg:x1="8.406cm" svg:y1="7.676cm" svg:x2="8.41cm" svg:y2="7.676cm">
          <text:p/>
        </draw:line>
        <draw:line draw:style-name="gr8" draw:text-style-name="P2" draw:layer="layout" svg:x1="12.23cm" svg:y1="10.276cm" svg:x2="12.23cm" svg:y2="10.103cm">
          <text:p/>
        </draw:line>
        <draw:path draw:style-name="gr8" draw:text-style-name="P2" draw:layer="layout" svg:width="0.279cm" svg:height="0.21cm" svg:x="12.23cm" svg:y="10.276cm" svg:viewBox="0 0 280 211" svg:d="M0 0c0 63 43 135 106 177 65 43 135 46 174 7">
          <text:p/>
        </draw:path>
        <draw:path draw:style-name="gr8" draw:text-style-name="P2" draw:layer="layout" svg:width="0.032cm" svg:height="0.077cm" svg:x="12.509cm" svg:y="10.382cm" svg:viewBox="0 0 33 78" svg:d="M0 78c21-17 33-46 33-78">
          <text:p/>
        </draw:path>
        <draw:line draw:style-name="gr8" draw:text-style-name="P2" draw:layer="layout" svg:x1="12.537cm" svg:y1="10.205cm" svg:x2="12.537cm" svg:y2="10.382cm">
          <text:p/>
        </draw:line>
        <draw:line draw:style-name="gr8" draw:text-style-name="P2" draw:layer="layout" svg:x1="12.537cm" svg:y1="13.052cm" svg:x2="12.537cm" svg:y2="13.218cm">
          <text:p/>
        </draw:line>
        <draw:path draw:style-name="gr8" draw:text-style-name="P2" draw:layer="layout" svg:width="0.279cm" svg:height="0.21cm" svg:x="12.262cm" svg:y="12.842cm" svg:viewBox="0 0 280 211" svg:d="M280 211c0-63-46-134-106-177-64-42-135-46-174-7">
          <text:p/>
        </draw:path>
        <draw:path draw:style-name="gr8" draw:text-style-name="P2" draw:layer="layout" svg:width="0.032cm" svg:height="0.077cm" svg:x="12.23cm" svg:y="12.869cm" svg:viewBox="0 0 33 78" svg:d="M33 0c-22 17-33 47-33 78">
          <text:p/>
        </draw:path>
        <draw:line draw:style-name="gr8" draw:text-style-name="P2" draw:layer="layout" svg:x1="8.104cm" svg:y1="8.728cm" svg:x2="7.93cm" svg:y2="8.667cm">
          <text:p/>
        </draw:line>
        <draw:line draw:style-name="gr8" draw:text-style-name="P2" draw:layer="layout" svg:x1="12.23cm" svg:y1="13.112cm" svg:x2="12.23cm" svg:y2="12.946cm">
          <text:p/>
        </draw:line>
        <draw:path draw:style-name="gr8" draw:text-style-name="P2" draw:layer="layout" svg:width="0.123cm" svg:height="0.027cm" svg:x="8.103cm" svg:y="9.006cm" svg:viewBox="0 0 124 28" svg:d="M0 18c49 18 96 11 124-18">
          <text:p/>
        </draw:path>
        <draw:path draw:style-name="gr8" draw:text-style-name="P2" draw:layer="layout" svg:width="0.155cm" svg:height="0.279cm" svg:x="8.103cm" svg:y="8.727cm" svg:viewBox="0 0 156 280" svg:d="M123 280c37-32 44-92 15-148-25-60-78-114-138-132">
          <text:p/>
        </draw:path>
        <draw:line draw:style-name="gr8" draw:text-style-name="P2" draw:layer="layout" svg:x1="7.93cm" svg:y1="8.964cm" svg:x2="8.104cm" svg:y2="9.025cm">
          <text:p/>
        </draw:line>
        <draw:line draw:style-name="gr8" draw:text-style-name="P2" draw:layer="layout" svg:x1="10.396cm" svg:y1="12.326cm" svg:x2="10.396cm" svg:y2="12.491cm">
          <text:p/>
        </draw:line>
        <draw:path draw:style-name="gr8" draw:text-style-name="P2" draw:layer="layout" svg:width="0.278cm" svg:height="0.211cm" svg:x="10.121cm" svg:y="12.115cm" svg:viewBox="0 0 279 212" svg:d="M279 212c0-65-42-135-105-178-64-42-134-46-174-7">
          <text:p/>
        </draw:path>
        <draw:path draw:style-name="gr8" draw:text-style-name="P2" draw:layer="layout" svg:width="0.032cm" svg:height="0.078cm" svg:x="10.089cm" svg:y="12.142cm" svg:viewBox="0 0 33 79" svg:d="M33 0c-21 18-33 46-33 79">
          <text:p/>
        </draw:path>
        <draw:line draw:style-name="gr8" draw:text-style-name="P2" draw:layer="layout" svg:x1="8.104cm" svg:y1="11.399cm" svg:x2="7.93cm" svg:y2="11.338cm">
          <text:p/>
        </draw:line>
        <draw:line draw:style-name="gr8" draw:text-style-name="P2" draw:layer="layout" svg:x1="10.089cm" svg:y1="12.386cm" svg:x2="10.089cm" svg:y2="12.22cm">
          <text:p/>
        </draw:line>
        <draw:path draw:style-name="gr8" draw:text-style-name="P2" draw:layer="layout" svg:width="0.155cm" svg:height="0.201cm" svg:x="8.103cm" svg:y="11.398cm" svg:viewBox="0 0 156 202" svg:d="M156 202c0-82-71-174-156-202">
          <text:p/>
        </draw:path>
        <draw:line draw:style-name="gr8" draw:text-style-name="P2" draw:layer="layout" svg:x1="8.258cm" svg:y1="11.765cm" svg:x2="8.258cm" svg:y2="11.599cm">
          <text:p/>
        </draw:line>
        <draw:path draw:style-name="gr8" draw:text-style-name="P2" draw:layer="layout" svg:width="0.279cm" svg:height="0.21cm" svg:x="10.731cm" svg:y="10.221cm" svg:viewBox="0 0 280 211" svg:d="M280 211c0-64-44-138-107-177-64-43-134-46-173-7">
          <text:p/>
        </draw:path>
        <draw:path draw:style-name="gr8" draw:text-style-name="P2" draw:layer="layout" svg:width="0.277cm" svg:height="0.287cm" svg:x="10.701cm" svg:y="10.248cm" svg:viewBox="0 0 278 288" svg:d="M30 0c-49 46-39 144 32 215 67 75 166 96 216 47">
          <text:p/>
        </draw:path>
        <draw:path draw:style-name="gr8" draw:text-style-name="P2" draw:layer="layout" svg:width="0.032cm" svg:height="0.078cm" svg:x="10.978cm" svg:y="10.431cm" svg:viewBox="0 0 33 79" svg:d="M0 79c22-18 33-46 33-79">
          <text:p/>
        </draw:path>
        <draw:path draw:style-name="gr8" draw:text-style-name="P2" draw:layer="layout" svg:width="0.279cm" svg:height="0.212cm" svg:x="11.609cm" svg:y="10.518cm" svg:viewBox="0 0 280 213" svg:d="M280 213c0-68-42-139-107-181-63-42-134-42-173-7">
          <text:p/>
        </draw:path>
        <draw:path draw:style-name="gr8" draw:text-style-name="P2" draw:layer="layout" svg:width="0.276cm" svg:height="0.29cm" svg:x="11.58cm" svg:y="10.544cm" svg:viewBox="0 0 277 291" svg:d="M29 0c-49 50-35 149 32 220 67 74 167 92 216 46">
          <text:p/>
        </draw:path>
        <draw:path draw:style-name="gr8" draw:text-style-name="P2" draw:layer="layout" svg:width="0.032cm" svg:height="0.082cm" svg:x="11.856cm" svg:y="10.727cm" svg:viewBox="0 0 33 83" svg:d="M0 83c23-22 33-50 33-83">
          <text:p/>
        </draw:path>
        <draw:path draw:style-name="gr8" draw:text-style-name="P2" draw:layer="layout" svg:width="0.279cm" svg:height="0.211cm" svg:x="11.172cm" svg:y="9.723cm" svg:viewBox="0 0 280 212" svg:d="M280 212c0-64-46-138-106-178-64-42-135-46-174-7">
          <text:p/>
        </draw:path>
        <draw:path draw:style-name="gr8" draw:text-style-name="P2" draw:layer="layout" svg:width="0.279cm" svg:height="0.292cm" svg:x="11.14cm" svg:y="9.747cm" svg:viewBox="0 0 280 293" svg:d="M32 0c-53 50-39 149 28 223 71 72 167 93 220 42">
          <text:p/>
        </draw:path>
        <draw:path draw:style-name="gr8" draw:text-style-name="P2" draw:layer="layout" svg:width="0.032cm" svg:height="0.081cm" svg:x="11.419cm" svg:y="9.93cm" svg:viewBox="0 0 33 82" svg:d="M0 82c19-18 33-47 33-82">
          <text:p/>
        </draw:path>
        <draw:path draw:style-name="gr8" draw:text-style-name="P2" draw:layer="layout" svg:width="0.162cm" svg:height="0.125cm" svg:x="10.784cm" svg:y="10.285cm" svg:viewBox="0 0 163 126" svg:d="M163 126c0-39-25-82-61-107-39-25-81-25-102-3">
          <text:p/>
        </draw:path>
        <draw:path draw:style-name="gr8" draw:text-style-name="P2" draw:layer="layout" svg:width="0.165cm" svg:height="0.17cm" svg:x="10.764cm" svg:y="10.301cm" svg:viewBox="0 0 166 171" svg:d="M20 0c-32 28-25 84 18 130 38 43 95 54 128 26">
          <text:p/>
        </draw:path>
        <draw:path draw:style-name="gr8" draw:text-style-name="P2" draw:layer="layout" svg:width="0.017cm" svg:height="0.046cm" svg:x="10.929cm" svg:y="10.41cm" svg:viewBox="0 0 18 47" svg:d="M0 47c10-11 18-28 18-47">
          <text:p/>
        </draw:path>
        <draw:path draw:style-name="gr8" draw:text-style-name="P2" draw:layer="layout" svg:width="0.166cm" svg:height="0.126cm" svg:x="11.659cm" svg:y="10.584cm" svg:viewBox="0 0 167 127" svg:d="M167 127c0-39-30-82-65-107-39-25-77-28-102-4">
          <text:p/>
        </draw:path>
        <draw:path draw:style-name="gr8" draw:text-style-name="P2" draw:layer="layout" svg:width="0.165cm" svg:height="0.171cm" svg:x="11.642cm" svg:y="10.597cm" svg:viewBox="0 0 166 172" svg:d="M17 0c-29 29-21 89 21 131 39 43 95 53 128 25">
          <text:p/>
        </draw:path>
        <draw:path draw:style-name="gr8" draw:text-style-name="P2" draw:layer="layout" svg:width="0.022cm" svg:height="0.046cm" svg:x="11.803cm" svg:y="10.706cm" svg:viewBox="0 0 23 47" svg:d="M0 47c16-10 23-29 23-47">
          <text:p/>
        </draw:path>
        <draw:path draw:style-name="gr8" draw:text-style-name="P2" draw:layer="layout" svg:width="0.075cm" svg:height="0.016cm" svg:x="10.854cm" svg:y="9.179cm" svg:viewBox="0 0 76 17" svg:d="M0 10c29 12 57 8 76-10">
          <text:p/>
        </draw:path>
        <draw:path draw:style-name="gr8" draw:text-style-name="P2" draw:layer="layout" svg:width="0.05cm" svg:height="0.116cm" svg:x="12.463cm" svg:y="10.255cm" svg:viewBox="0 0 51 117" svg:d="M51 117c0-39-18-81-51-117">
          <text:p/>
        </draw:path>
        <draw:path draw:style-name="gr8" draw:text-style-name="P2" draw:layer="layout" svg:width="0.258cm" svg:height="0.263cm" svg:x="12.255cm" svg:y="10.197cm" svg:viewBox="0 0 259 264" svg:d="M208 58c-49-50-116-71-162-50-46 22-60 78-32 138 25 64 85 110 145 117 61 7 100-28 100-88">
          <text:p/>
        </draw:path>
        <draw:path draw:style-name="gr8" draw:text-style-name="P2" draw:layer="layout" svg:width="0.05cm" svg:height="0.12cm" svg:x="12.463cm" svg:y="12.925cm" svg:viewBox="0 0 51 121" svg:d="M51 121c0-43-18-85-51-121">
          <text:p/>
        </draw:path>
        <draw:path draw:style-name="gr8" draw:text-style-name="P2" draw:layer="layout" svg:width="0.258cm" svg:height="0.263cm" svg:x="12.255cm" svg:y="12.868cm" svg:viewBox="0 0 259 264" svg:d="M208 57c-49-49-116-70-162-49s-60 78-32 142c25 60 85 106 145 113 61 7 100-28 100-85">
          <text:p/>
        </draw:path>
        <draw:path draw:style-name="gr8" draw:text-style-name="P2" draw:layer="layout" svg:width="0.053cm" svg:height="0.116cm" svg:x="10.322cm" svg:y="12.199cm" svg:viewBox="0 0 54 117" svg:d="M54 117c0-39-22-82-54-117">
          <text:p/>
        </draw:path>
        <draw:path draw:style-name="gr8" draw:text-style-name="P2" draw:layer="layout" svg:width="0.26cm" svg:height="0.263cm" svg:x="10.115cm" svg:y="12.141cm" svg:viewBox="0 0 261 264" svg:d="M208 62c-50-54-114-75-160-54-49 21-60 82-35 142 28 60 88 106 145 113 60 7 103-28 103-88">
          <text:p/>
        </draw:path>
        <draw:path draw:style-name="gr8" draw:text-style-name="P2" draw:layer="layout" svg:width="0.053cm" svg:height="0.12cm" svg:x="8.18cm" svg:y="11.472cm" svg:viewBox="0 0 54 121" svg:d="M54 121c0-39-21-85-54-121">
          <text:p/>
        </draw:path>
        <draw:path draw:style-name="gr8" draw:text-style-name="P2" draw:layer="layout" svg:width="0.259cm" svg:height="0.263cm" svg:x="7.974cm" svg:y="11.414cm" svg:viewBox="0 0 260 264" svg:d="M207 58c-45-50-113-71-159-50-46 22-60 78-36 138 29 64 89 110 150 117 56 8 98-29 98-89">
          <text:p/>
        </draw:path>
        <draw:path draw:style-name="gr8" draw:text-style-name="P2" draw:layer="layout" svg:width="0.015cm" svg:height="0.148cm" svg:x="12.991cm" svg:y="10.643cm" svg:viewBox="0 0 16 149" svg:d="M9 149c-15-32-11-89 7-149">
          <text:p/>
        </draw:path>
        <draw:path draw:style-name="gr8" draw:text-style-name="P2" draw:layer="layout" svg:width="0.053cm" svg:height="0.12cm" svg:x="8.18cm" svg:y="8.801cm" svg:viewBox="0 0 54 121" svg:d="M54 121c0-42-21-85-54-121">
          <text:p/>
        </draw:path>
        <draw:path draw:style-name="gr8" draw:text-style-name="P2" draw:layer="layout" svg:width="0.259cm" svg:height="0.263cm" svg:x="7.974cm" svg:y="8.744cm" svg:viewBox="0 0 260 264" svg:d="M207 62c-45-54-113-75-159-54s-60 82-36 142c29 60 89 106 150 113 56 7 98-28 98-85">
          <text:p/>
        </draw:path>
        <draw:path draw:style-name="gr8" draw:text-style-name="P2" draw:layer="layout" svg:width="0.031cm" svg:height="0.162cm" svg:x="12.976cm" svg:y="10.583cm" svg:viewBox="0 0 32 163" svg:d="M7 163c-15-39-4-109 25-163">
          <text:p/>
        </draw:path>
        <draw:path draw:style-name="gr8" draw:text-style-name="P2" draw:layer="layout" svg:width="0.035cm" svg:height="0.084cm" svg:x="12.463cm" svg:y="10.255cm" svg:viewBox="0 0 36 85" svg:d="M36 85c0-28-14-61-36-85">
          <text:p/>
        </draw:path>
        <draw:path draw:style-name="gr8" draw:text-style-name="P2" draw:layer="layout" svg:width="0.127cm" svg:height="0.04cm" svg:x="12.336cm" svg:y="10.214cm" svg:viewBox="0 0 128 41" svg:d="M128 41c-42-44-100-54-128-25">
          <text:p/>
        </draw:path>
        <draw:path draw:style-name="gr8" draw:text-style-name="P2" draw:layer="layout" svg:width="0.164cm" svg:height="0.17cm" svg:x="12.318cm" svg:y="10.23cm" svg:viewBox="0 0 165 171" svg:d="M19 0c-33 28-21 85 18 127 39 47 95 58 128 25">
          <text:p/>
        </draw:path>
        <draw:path draw:style-name="gr8" draw:text-style-name="P2" draw:layer="layout" svg:width="0.017cm" svg:height="0.049cm" svg:x="12.481cm" svg:y="10.336cm" svg:viewBox="0 0 18 50" svg:d="M0 50c11-10 18-29 18-50">
          <text:p/>
        </draw:path>
        <draw:path draw:style-name="gr8" draw:text-style-name="P2" draw:layer="layout" svg:width="0.035cm" svg:height="0.085cm" svg:x="12.463cm" svg:y="12.925cm" svg:viewBox="0 0 36 86" svg:d="M36 86c0-28-14-61-36-86">
          <text:p/>
        </draw:path>
        <draw:path draw:style-name="gr8" draw:text-style-name="P2" draw:layer="layout" svg:width="0.127cm" svg:height="0.04cm" svg:x="12.336cm" svg:y="12.885cm" svg:viewBox="0 0 128 41" svg:d="M128 41c-42-43-100-54-128-24">
          <text:p/>
        </draw:path>
        <draw:path draw:style-name="gr8" draw:text-style-name="P2" draw:layer="layout" svg:width="0.164cm" svg:height="0.17cm" svg:x="12.318cm" svg:y="12.901cm" svg:viewBox="0 0 165 171" svg:d="M19 0c-33 28-21 88 18 131 39 39 95 53 128 25">
          <text:p/>
        </draw:path>
        <draw:path draw:style-name="gr8" draw:text-style-name="P2" draw:layer="layout" svg:width="0.017cm" svg:height="0.05cm" svg:x="12.481cm" svg:y="13.006cm" svg:viewBox="0 0 18 51" svg:d="M0 51c11-11 18-28 18-51">
          <text:p/>
        </draw:path>
        <draw:path draw:style-name="gr8" draw:text-style-name="P2" draw:layer="layout" svg:width="0.035cm" svg:height="0.084cm" svg:x="10.322cm" svg:y="12.199cm" svg:viewBox="0 0 36 85" svg:d="M36 85c0-28-14-60-36-85">
          <text:p/>
        </draw:path>
        <draw:path draw:style-name="gr8" draw:text-style-name="P2" draw:layer="layout" svg:width="0.127cm" svg:height="0.044cm" svg:x="10.195cm" svg:y="12.158cm" svg:viewBox="0 0 128 45" svg:d="M128 45c-39-47-100-58-128-29">
          <text:p/>
        </draw:path>
        <draw:path draw:style-name="gr8" draw:text-style-name="P2" draw:layer="layout" svg:width="0.164cm" svg:height="0.171cm" svg:x="10.175cm" svg:y="12.174cm" svg:viewBox="0 0 165 172" svg:d="M20 0c-32 28-25 88 17 127 40 47 100 57 128 29">
          <text:p/>
        </draw:path>
        <draw:path draw:style-name="gr8" draw:text-style-name="P2" draw:layer="layout" svg:width="0.018cm" svg:height="0.046cm" svg:x="10.339cm" svg:y="12.283cm" svg:viewBox="0 0 19 47" svg:d="M0 47c12-10 19-29 19-47">
          <text:p/>
        </draw:path>
        <draw:path draw:style-name="gr8" draw:text-style-name="P2" draw:layer="layout" svg:width="0.039cm" svg:height="0.085cm" svg:x="8.18cm" svg:y="11.472cm" svg:viewBox="0 0 40 86" svg:d="M40 86c0-30-14-61-40-86">
          <text:p/>
        </draw:path>
        <draw:path draw:style-name="gr8" draw:text-style-name="P2" draw:layer="layout" svg:width="0.127cm" svg:height="0.041cm" svg:x="8.053cm" svg:y="11.431cm" svg:viewBox="0 0 128 42" svg:d="M128 42c-38-43-95-55-128-26">
          <text:p/>
        </draw:path>
        <draw:path draw:style-name="gr8" draw:text-style-name="P2" draw:layer="layout" svg:width="0.162cm" svg:height="0.171cm" svg:x="8.036cm" svg:y="11.447cm" svg:viewBox="0 0 163 172" svg:d="M17 0c-28 29-21 86 18 128 42 46 100 57 128 28">
          <text:p/>
        </draw:path>
        <draw:path draw:style-name="gr8" draw:text-style-name="P2" draw:layer="layout" svg:width="0.021cm" svg:height="0.049cm" svg:x="8.198cm" svg:y="11.553cm" svg:viewBox="0 0 22 50" svg:d="M0 50c12-10 22-29 22-50">
          <text:p/>
        </draw:path>
        <draw:path draw:style-name="gr8" draw:text-style-name="P2" draw:layer="layout" svg:width="0.004cm" svg:height="0.011cm" svg:x="12.999cm" svg:y="10.791cm" svg:viewBox="0 0 5 12" svg:d="M5 12c0-4-5-7-5-12">
          <text:p/>
        </draw:path>
        <draw:path draw:style-name="gr8" draw:text-style-name="P2" draw:layer="layout" svg:width="0.015cm" svg:height="0.152cm" svg:x="12.991cm" svg:y="10.639cm" svg:viewBox="0 0 16 153" svg:d="M9 153c-15-35-11-92 7-153">
          <text:p/>
        </draw:path>
        <draw:path draw:style-name="gr8" draw:text-style-name="P2" draw:layer="layout" svg:width="0.039cm" svg:height="0.085cm" svg:x="8.18cm" svg:y="8.801cm" svg:viewBox="0 0 40 86" svg:d="M40 86c0-29-14-61-40-86">
          <text:p/>
        </draw:path>
        <draw:path draw:style-name="gr8" draw:text-style-name="P2" draw:layer="layout" svg:width="0.127cm" svg:height="0.044cm" svg:x="8.053cm" svg:y="8.761cm" svg:viewBox="0 0 128 45" svg:d="M128 45c-38-47-95-59-128-29">
          <text:p/>
        </draw:path>
        <draw:path draw:style-name="gr8" draw:text-style-name="P2" draw:layer="layout" svg:width="0.162cm" svg:height="0.17cm" svg:x="8.036cm" svg:y="8.777cm" svg:viewBox="0 0 163 171" svg:d="M17 0c-28 28-21 84 18 130 42 43 100 54 128 26">
          <text:p/>
        </draw:path>
        <draw:path draw:style-name="gr8" draw:text-style-name="P2" draw:layer="layout" svg:width="0.021cm" svg:height="0.046cm" svg:x="8.198cm" svg:y="8.886cm" svg:viewBox="0 0 22 47" svg:d="M0 47c12-11 22-28 22-47">
          <text:p/>
        </draw:path>
        <draw:line draw:style-name="gr8" draw:text-style-name="P2" draw:layer="layout" svg:x1="13.07cm" svg:y1="13.66cm" svg:x2="13.695cm" svg:y2="13.07cm">
          <text:p/>
        </draw:line>
        <draw:line draw:style-name="gr8" draw:text-style-name="P2" draw:layer="layout" svg:x1="7.701cm" svg:y1="8.15cm" svg:x2="8.125cm" svg:y2="7.75cm">
          <text:p/>
        </draw:line>
        <draw:line draw:style-name="gr8" draw:text-style-name="P2" draw:layer="layout" svg:x1="9.726cm" svg:y1="8.159cm" svg:x2="9.726cm" svg:y2="8.233cm">
          <text:p/>
        </draw:line>
        <draw:line draw:style-name="gr8" draw:text-style-name="P2" draw:layer="layout" svg:x1="12.509cm" svg:y1="10.46cm" svg:x2="12.715cm" svg:y2="10.265cm">
          <text:p/>
        </draw:line>
        <draw:line draw:style-name="gr8" draw:text-style-name="P2" draw:layer="layout" svg:x1="12.262cm" svg:y1="12.87cm" svg:x2="12.672cm" svg:y2="12.481cm">
          <text:p/>
        </draw:line>
        <draw:line draw:style-name="gr8" draw:text-style-name="P2" draw:layer="layout" svg:x1="8.226cm" svg:y1="9.007cm" svg:x2="8.64cm" svg:y2="8.618cm">
          <text:p/>
        </draw:line>
        <draw:line draw:style-name="gr8" draw:text-style-name="P2" draw:layer="layout" svg:x1="10.121cm" svg:y1="12.143cm" svg:x2="10.531cm" svg:y2="11.754cm">
          <text:p/>
        </draw:line>
        <draw:line draw:style-name="gr8" draw:text-style-name="P2" draw:layer="layout" svg:x1="10.731cm" svg:y1="10.249cm" svg:x2="10.803cm" svg:y2="10.181cm">
          <text:p/>
        </draw:line>
        <draw:line draw:style-name="gr8" draw:text-style-name="P2" draw:layer="layout" svg:x1="10.978cm" svg:y1="10.51cm" svg:x2="11.05cm" svg:y2="10.445cm">
          <text:p/>
        </draw:line>
        <draw:line draw:style-name="gr8" draw:text-style-name="P2" draw:layer="layout" svg:x1="11.609cm" svg:y1="10.545cm" svg:x2="11.681cm" svg:y2="10.481cm">
          <text:p/>
        </draw:line>
        <draw:line draw:style-name="gr8" draw:text-style-name="P2" draw:layer="layout" svg:x1="11.856cm" svg:y1="10.81cm" svg:x2="11.928cm" svg:y2="10.742cm">
          <text:p/>
        </draw:line>
        <draw:line draw:style-name="gr8" draw:text-style-name="P2" draw:layer="layout" svg:x1="11.172cm" svg:y1="9.751cm" svg:x2="11.244cm" svg:y2="9.683cm">
          <text:p/>
        </draw:line>
        <draw:line draw:style-name="gr8" draw:text-style-name="P2" draw:layer="layout" svg:x1="11.419cm" svg:y1="10.012cm" svg:x2="11.487cm" svg:y2="9.944cm">
          <text:p/>
        </draw:line>
        <draw:line draw:style-name="gr8" draw:text-style-name="P2" draw:layer="layout" svg:x1="12.999cm" svg:y1="10.791cm" svg:x2="13.007cm" svg:y2="10.813cm">
          <text:p/>
        </draw:line>
        <draw:line draw:style-name="gr8" draw:text-style-name="P2" draw:layer="layout" svg:x1="12.982cm" svg:y1="10.742cm" svg:x2="13cm" svg:y2="10.792cm">
          <text:p/>
        </draw:line>
        <draw:path draw:style-name="gr1" draw:text-style-name="P1" draw:layer="layout" svg:width="6.219cm" svg:height="6.032cm" svg:x="14.954cm" svg:y="7.228cm" svg:viewBox="0 0 6220 6033" svg:d="M6220 5264v-2899c0-36-39-78-81-96l-1189-395c-67-21-120-85-120-142v-250l-2236-748v-67l-371-124-42 53-1274-423v-67l-322-106-169 226v67 46l-367 490c14-18 42-21 74-14l4164 1391 543-724v250c0 57 53 121 120 142l1189 395c42 18 81 60 81 96v2899c0 11-3 18-10 29l-544 723c7-7 11-18 11-28v-2900c0-36-39-78-81-92l-1189-399c-67-21-120-84-120-141v-183-67 67 183c0 57 53 120 120 141l1189 399c42 14 81 56 81 92v2900c0 10-4 21-11 28-14 17-42 21-70 14l-575-194v-67l494 166c28 10 56 3 70-14 7-8 11-18 11-25v-773-1675-191-74-71c0-38-39-81-81-95l-353-116-85-28-130-43-39-14-25-7-127-46-398-130c-67-22-120-85-120-141v-237l-3341-1112-446-148-250-85c-28-10-60-3-71 14-7 7-7 18-7 25v413l-81-29v-476c0-10 0-21 7-28-7 7-7 18-7 28v476l-42 57v2774c0 39 35 81 81 95l4901 1633 39-56 575 194c28 7 56 3 70-14l544-723c7-11 10-18 10-29z">
          <text:p/>
        </draw:path>
        <draw:polygon draw:style-name="gr7" draw:text-style-name="P2" draw:layer="layout" svg:width="0cm" svg:height="0cm" svg:x="17.97cm" svg:y="10.438cm" svg:viewBox="0 0 0 0" draw:points="0,0">
          <text:p/>
        </draw:polygon>
        <draw:path draw:style-name="gr1" draw:text-style-name="P1" draw:layer="layout" svg:width="4.971cm" svg:height="3.979cm" svg:x="15.578cm" svg:y="8.371cm" svg:viewBox="0 0 4972 3980" svg:d="M4972 3980v-1675l-11-25v3c0-3-3-3-3-7l-21-53 24 57-24-57c-8-14-8-45 0-77 3-35 17-74 35-106-18 32-32 71-35 106-8 32-8 63 0 77l24 57-3-4c-14-31-7-95 14-162l-14 162c-11-31-7-91 14-158l-11 165c0-3-3-3-3-7-14-31-7-95 14-162v-74-71c0-38-39-81-81-95l-353-116-102 134c-32 46-110 49-180 10-74-38-124-109-124-172v-110l-398-131c-67-25-120-85-120-141v-237l-3342-1111-272 360v1680l180 60c88 28 162 113 162 187v152l1804 599 127-169c32-42 106-46 180-11 74 39 123 110 123 173v152l1803 600 127-170c32-42 106-49 180-10s124 109 124 173v151z">
          <text:p/>
        </draw:path>
        <draw:polygon draw:style-name="gr7" draw:text-style-name="P2" draw:layer="layout" svg:width="0cm" svg:height="0cm" svg:x="17.97cm" svg:y="10.438cm" svg:viewBox="0 0 0 0" draw:points="0,0">
          <text:p/>
        </draw:polygon>
        <draw:path draw:style-name="gr1" draw:text-style-name="P1" draw:layer="layout" svg:width="5.514cm" svg:height="5.033cm" svg:x="15.035cm" svg:y="8.133cm" svg:viewBox="0 0 5515 5034" svg:d="M5515 4991v-774l-162-56-357 481-321-110v-152c0-22 4-39 14-53l233-307-1804-600-356 476-324-109v-152c0-21 7-39 17-53l233-307-1803-599-356 476-261-88c-46-14-81-57-81-96v-215l356-476v-1679l-32 42c-28 35-84 46-144 25l-180-60v-268l183-247-250-85c-28-10-60-3-71 14-7 7-7 18-7 25v413l-42 53v2709c0 35 35 78 81 92l4820 1609 39-56 494 166c28 10 56 3 70-14 7-8 11-18 11-25z">
          <text:p/>
        </draw:path>
        <draw:polygon draw:style-name="gr7" draw:text-style-name="P2" draw:layer="layout" svg:width="0cm" svg:height="0cm" svg:x="17.97cm" svg:y="10.438cm" svg:viewBox="0 0 0 0" draw:points="0,0">
          <text:p/>
        </draw:polygon>
        <draw:path draw:style-name="gr1" draw:text-style-name="P1" draw:layer="layout" svg:width="4.78cm" svg:height="2.032cm" svg:x="15.003cm" svg:y="7.401cm" svg:viewBox="0 0 4781 2033" svg:d="M4238 2033l543-724-2236-748v-67l-371-124-42 53-64 88c-14 18-21 43-21 64v67c0 63 64 120 159 134s191-14 233-74l106-141-106 141c-42 60-138 88-233 74s-159-71-159-134v-67c0 63 64 120 159 134s191-14 233-74l106-141-106 141c-42 60-138 88-233 74s-159-71-159-134c0-21 7-46 21-64l64-88-1275-423-105 141c-32 39-85 67-152 74-64 7-131-7-180-35-14-11-21-14-32-18-7-3-14-3-17 0l-371 494 367-490-367 490c14-18 42-21 74-14z">
          <text:p/>
        </draw:path>
        <draw:polygon draw:style-name="gr7" draw:text-style-name="P2" draw:layer="layout" svg:width="0cm" svg:height="0cm" svg:x="17.97cm" svg:y="10.438cm" svg:viewBox="0 0 0 0" draw:points="0,0">
          <text:p/>
        </draw:polygon>
        <draw:path draw:style-name="gr1" draw:text-style-name="P1" draw:layer="layout" svg:width="0.984cm" svg:height="0.751cm" svg:x="18.365cm" svg:y="9.941cm" svg:viewBox="0 0 985 752" svg:d="M908 491c14-14 17-35 17-53 0-63-49-134-124-173-74-38-148-35-180 11l32-42-7-47-533-180-32-7-81 509 727 243-11-70-31-208c38 31 84 49 127 52 43 4 78-10 96-35l63-81c11-14 14-32 14-53 0-63-49-134-123-174-75-39-149-35-181 11l-28 40-7-47-533-180-71 449 674 226-31-208c-75-60-103-149-64-198 32-46 106-49 180-11 75 39 124 110 124 173 0 18-3 39-17 53z">
          <text:p/>
        </draw:path>
        <draw:polygon draw:style-name="gr7" draw:text-style-name="P2" draw:layer="layout" svg:width="0cm" svg:height="0cm" svg:x="17.97cm" svg:y="10.438cm" svg:viewBox="0 0 0 0" draw:points="0,0">
          <text:p/>
        </draw:polygon>
        <draw:polygon draw:style-name="gr1" draw:text-style-name="P1" draw:layer="layout" svg:width="1.006cm" svg:height="1.037cm" svg:x="15.599cm" svg:y="9.327cm" svg:viewBox="0 0 1007 1038" draw:points="1007,971 1007,1038 0,703 0,0 39,11 1007,335">
          <text:p/>
        </draw:polygon>
        <draw:polygon draw:style-name="gr7" draw:text-style-name="P2" draw:layer="layout" svg:width="0cm" svg:height="0cm" svg:x="17.97cm" svg:y="10.438cm" svg:viewBox="0 0 0 0" draw:points="0,0">
          <text:p/>
        </draw:polygon>
        <draw:polygon draw:style-name="gr1" draw:text-style-name="P1" draw:layer="layout" svg:width="0.967cm" svg:height="0.959cm" svg:x="15.638cm" svg:y="9.338cm" svg:viewBox="0 0 968 960" draw:points="968,324 968,960 0,638 0,0">
          <text:p/>
        </draw:polygon>
        <draw:polygon draw:style-name="gr7" draw:text-style-name="P2" draw:layer="layout" svg:width="0cm" svg:height="0cm" svg:x="17.97cm" svg:y="10.438cm" svg:viewBox="0 0 0 0" draw:points="0,0">
          <text:p/>
        </draw:polygon>
        <draw:path draw:style-name="gr1" draw:text-style-name="P1" draw:layer="layout" svg:width="4.981cm" svg:height="4.501cm" svg:x="14.954cm" svg:y="8.618cm" svg:viewBox="0 0 4982 4502" svg:d="M81 2869l4901 1633v-67l-4820-1605c-46-17-81-60-81-95v-2710l-81-25v2774c0 39 35 81 81 95z">
          <text:p/>
        </draw:path>
        <draw:polygon draw:style-name="gr7" draw:text-style-name="P2" draw:layer="layout" svg:width="0cm" svg:height="0cm" svg:x="17.97cm" svg:y="10.438cm" svg:viewBox="0 0 0 0" draw:points="0,0">
          <text:p/>
        </draw:polygon>
        <draw:path draw:style-name="gr1" draw:text-style-name="P1" draw:layer="layout" svg:width="0.698cm" svg:height="0.875cm" svg:x="15.222cm" svg:y="10.41cm" svg:viewBox="0 0 699 876" svg:d="M699 399v-152c0-74-70-159-162-187l-181-60-356 476 180 61c88 28 162 113 162 187v152z">
          <text:p/>
        </draw:path>
        <draw:polygon draw:style-name="gr7" draw:text-style-name="P2" draw:layer="layout" svg:width="0cm" svg:height="0cm" svg:x="17.97cm" svg:y="10.438cm" svg:viewBox="0 0 0 0" draw:points="0,0">
          <text:p/>
        </draw:polygon>
        <draw:path draw:style-name="gr1" draw:text-style-name="P1" draw:layer="layout" svg:width="0.664cm" svg:height="0.828cm" svg:x="19.723cm" svg:y="11.946cm" svg:viewBox="0 0 665 829" svg:d="M665 201v151l-358 477v-152c0-64-53-134-127-173-70-39-144-35-180 11l233-307 124-171c35-45 109-49 184-10 74 40 124 110 124 174z">
          <text:p/>
        </draw:path>
        <draw:polygon draw:style-name="gr7" draw:text-style-name="P2" draw:layer="layout" svg:width="0cm" svg:height="0cm" svg:x="17.97cm" svg:y="10.438cm" svg:viewBox="0 0 0 0" draw:points="0,0">
          <text:p/>
        </draw:polygon>
        <draw:path draw:style-name="gr1" draw:text-style-name="P1" draw:layer="layout" svg:width="0.663cm" svg:height="0.827cm" svg:x="17.49cm" svg:y="11.202cm" svg:viewBox="0 0 664 828" svg:d="M664 199v152l-356 477v-152c0-64-53-135-123-173-74-39-149-36-185 10l234-307 127-169c32-46 106-49 180-11 74 39 123 110 123 173z">
          <text:p/>
        </draw:path>
        <draw:polygon draw:style-name="gr7" draw:text-style-name="P2" draw:layer="layout" svg:width="0cm" svg:height="0cm" svg:x="17.97cm" svg:y="10.438cm" svg:viewBox="0 0 0 0" draw:points="0,0">
          <text:p/>
        </draw:polygon>
        <draw:path draw:style-name="gr1" draw:text-style-name="P1" draw:layer="layout" svg:width="0.628cm" svg:height="0.55cm" svg:x="15.222cm" svg:y="8.223cm" svg:viewBox="0 0 629 551" svg:d="M325 551l32-42 272-361-441-148-188 247 181 64c56 18 109 60 137 106 32 53 32 102 7 134z">
          <text:p/>
        </draw:path>
        <draw:polygon draw:style-name="gr7" draw:text-style-name="P2" draw:layer="layout" svg:width="0cm" svg:height="0cm" svg:x="17.97cm" svg:y="10.438cm" svg:viewBox="0 0 0 0" draw:points="0,0">
          <text:p/>
        </draw:polygon>
        <draw:path draw:style-name="gr1" draw:text-style-name="P1" draw:layer="layout" svg:width="0.383cm" svg:height="0.37cm" svg:x="18.511cm" svg:y="9.36cm" svg:viewBox="0 0 384 371" svg:d="M307 335c10-14 17-35 17-57 0-60-53-130-123-169-74-39-149-35-185 11-38 53-7 141 75 204 78 57 177 64 216 11 10-14 17-35 17-57 0-60-53-130-123-169-74-39-149-35-185 11-38 53-7 141 75 204 78 57 177 64 216 11l60-81c10-14 17-32 17-53 0-64-53-134-123-174-74-39-148-35-184 7l-61 86 61-86c36-42 110-46 184-7 70 40 123 110 123 174 0 21-7 39-17 53z">
          <text:p/>
        </draw:path>
        <draw:polygon draw:style-name="gr7" draw:text-style-name="P2" draw:layer="layout" svg:width="0cm" svg:height="0cm" svg:x="17.97cm" svg:y="10.438cm" svg:viewBox="0 0 0 0" draw:points="0,0">
          <text:p/>
        </draw:polygon>
        <draw:path draw:style-name="gr1" draw:text-style-name="P1" draw:layer="layout" svg:width="0.381cm" svg:height="0.369cm" svg:x="18.969cm" svg:y="10.098cm" svg:viewBox="0 0 382 370" svg:d="M18 120c-39 49-11 138 64 198 38 31 84 49 127 52 43 4 78-10 96-35l63-81c11-14 14-32 14-53 0-63-49-134-123-174-75-39-149-35-181 11l-28 40z">
          <text:p/>
        </draw:path>
        <draw:polygon draw:style-name="gr7" draw:text-style-name="P2" draw:layer="layout" svg:width="0cm" svg:height="0cm" svg:x="17.97cm" svg:y="10.438cm" svg:viewBox="0 0 0 0" draw:points="0,0">
          <text:p/>
        </draw:polygon>
        <draw:path draw:style-name="gr1" draw:text-style-name="P1" draw:layer="layout" svg:width="0.384cm" svg:height="0.371cm" svg:x="18.052cm" svg:y="9.791cm" svg:viewBox="0 0 385 372" svg:d="M17 119c-39 53-7 145 74 205 78 60 177 64 216 10l60-81c11-14 18-32 18-53 0-63-53-134-124-173-74-39-149-36-184 11z">
          <text:p/>
        </draw:path>
        <draw:polygon draw:style-name="gr7" draw:text-style-name="P2" draw:layer="layout" svg:width="0cm" svg:height="0cm" svg:x="17.97cm" svg:y="10.438cm" svg:viewBox="0 0 0 0" draw:points="0,0">
          <text:p/>
        </draw:polygon>
        <draw:path draw:style-name="gr1" draw:text-style-name="P1" draw:layer="layout" svg:width="0.49cm" svg:height="0.324cm" svg:x="15.37cm" svg:y="7.228cm" svg:viewBox="0 0 491 325" svg:d="M0 227l170-227 321 107-105 141c-39 53-120 81-205 77-85-7-160-45-181-98z">
          <text:p/>
        </draw:path>
        <draw:polygon draw:style-name="gr7" draw:text-style-name="P2" draw:layer="layout" svg:width="0cm" svg:height="0cm" svg:x="17.97cm" svg:y="10.438cm" svg:viewBox="0 0 0 0" draw:points="0,0">
          <text:p/>
        </draw:polygon>
        <draw:path draw:style-name="gr1" draw:text-style-name="P1" draw:layer="layout" svg:width="0.342cm" svg:height="0.399cm" svg:x="15.222cm" svg:y="10.886cm" svg:viewBox="0 0 343 400" svg:d="M81 312l262 88v-152c0-74-75-159-163-187l-180-61v220c0 35 35 78 81 92z">
          <text:p/>
        </draw:path>
        <draw:polygon draw:style-name="gr7" draw:text-style-name="P2" draw:layer="layout" svg:width="0cm" svg:height="0cm" svg:x="17.97cm" svg:y="10.438cm" svg:viewBox="0 0 0 0" draw:points="0,0">
          <text:p/>
        </draw:polygon>
        <draw:path draw:style-name="gr1" draw:text-style-name="P1" draw:layer="layout" svg:width="0.342cm" svg:height="0.34cm" svg:x="15.222cm" svg:y="8.47cm" svg:viewBox="0 0 343 341" svg:d="M180 329c60 21 116 14 144-25 26-32 26-81-7-135-28-49-81-88-137-109l-180-60v269z">
          <text:p/>
        </draw:path>
        <draw:polygon draw:style-name="gr7" draw:text-style-name="P2" draw:layer="layout" svg:width="0cm" svg:height="0cm" svg:x="17.97cm" svg:y="10.438cm" svg:viewBox="0 0 0 0" draw:points="0,0">
          <text:p/>
        </draw:polygon>
        <draw:path draw:style-name="gr1" draw:text-style-name="P1" draw:layer="layout" svg:width="0.324cm" svg:height="0.351cm" svg:x="17.473cm" svg:y="11.678cm" svg:viewBox="0 0 325 352" svg:d="M325 201v151l-325-109v-152c0-22 7-40 17-54 36-46 110-49 185-10 70 38 123 110 123 174z">
          <text:p/>
        </draw:path>
        <draw:polygon draw:style-name="gr7" draw:text-style-name="P2" draw:layer="layout" svg:width="0cm" svg:height="0cm" svg:x="17.97cm" svg:y="10.438cm" svg:viewBox="0 0 0 0" draw:points="0,0">
          <text:p/>
        </draw:polygon>
        <draw:path draw:style-name="gr1" draw:text-style-name="P1" draw:layer="layout" svg:width="0.324cm" svg:height="0.352cm" svg:x="19.706cm" svg:y="12.422cm" svg:viewBox="0 0 325 353" svg:d="M325 201v152l-325-110v-151c0-22 7-39 17-54 36-46 110-50 184-11 71 40 124 110 124 174z">
          <text:p/>
        </draw:path>
        <draw:polygon draw:style-name="gr7" draw:text-style-name="P2" draw:layer="layout" svg:width="0cm" svg:height="0cm" svg:x="17.97cm" svg:y="10.438cm" svg:viewBox="0 0 0 0" draw:points="0,0">
          <text:p/>
        </draw:polygon>
        <draw:path draw:style-name="gr1" draw:text-style-name="P1" draw:layer="layout" svg:width="0.324cm" svg:height="0.29cm" svg:x="18.052cm" svg:y="9.872cm" svg:viewBox="0 0 325 291" svg:d="M307 253c11-14 18-32 18-53 0-63-53-135-124-174-75-38-149-35-184 11-39 53-7 146 74 206 77 60 177 63 216 10z">
          <text:p/>
        </draw:path>
        <draw:polygon draw:style-name="gr7" draw:text-style-name="P2" draw:layer="layout" svg:width="0cm" svg:height="0cm" svg:x="17.97cm" svg:y="10.438cm" svg:viewBox="0 0 0 0" draw:points="0,0">
          <text:p/>
        </draw:polygon>
        <draw:polygon draw:style-name="gr1" draw:text-style-name="P1" draw:layer="layout" svg:width="1.006cm" svg:height="0.388cm" svg:x="15.599cm" svg:y="9.976cm" svg:viewBox="0 0 1007 389" draw:points="1007,322 1007,389 0,53 39,0">
          <text:p/>
        </draw:polygon>
        <draw:polygon draw:style-name="gr7" draw:text-style-name="P2" draw:layer="layout" svg:width="0cm" svg:height="0cm" svg:x="17.97cm" svg:y="10.438cm" svg:viewBox="0 0 0 0" draw:points="0,0">
          <text:p/>
        </draw:polygon>
        <draw:path draw:style-name="gr1" draw:text-style-name="P1" draw:layer="layout" svg:width="0.268cm" svg:height="0.242cm" svg:x="19.734cm" svg:y="12.447cm" svg:viewBox="0 0 269 243" svg:d="M269 164c0-24-7-49-25-74-3-3-7-7-7-10-25-29-57-53-92-67-4-4-8-4-11-4-74-25-134 4-134 67 0 60 60 135 134 160 74 21 135-7 135-72z">
          <text:p/>
        </draw:path>
        <draw:polygon draw:style-name="gr7" draw:text-style-name="P2" draw:layer="layout" svg:width="0cm" svg:height="0cm" svg:x="17.97cm" svg:y="10.438cm" svg:viewBox="0 0 0 0" draw:points="0,0">
          <text:p/>
        </draw:polygon>
        <draw:path draw:style-name="gr1" draw:text-style-name="P1" draw:layer="layout" svg:width="0.302cm" svg:height="0.202cm" svg:x="15.419cm" svg:y="7.313cm" svg:viewBox="0 0 303 203" svg:d="M221 191c28-10 50-25 67-46 35-49 7-109-67-135-77-25-167-3-205 47-36 49-8 109 67 134 4 4 8 4 11 4 39 10 78 10 113 0 4 0 7 0 14-4z">
          <text:p/>
        </draw:path>
        <draw:polygon draw:style-name="gr7" draw:text-style-name="P2" draw:layer="layout" svg:width="0cm" svg:height="0cm" svg:x="17.97cm" svg:y="10.438cm" svg:viewBox="0 0 0 0" draw:points="0,0">
          <text:p/>
        </draw:polygon>
        <draw:path draw:style-name="gr1" draw:text-style-name="P1" draw:layer="layout" svg:width="0.3cm" svg:height="0.202cm" svg:x="17.105cm" svg:y="7.874cm" svg:viewBox="0 0 301 203" svg:d="M217 191c32-7 53-25 67-42 39-50 7-114-67-139s-163-3-202 46c-35 50-7 110 67 135 3 4 8 4 11 4 39 10 78 10 113 0 4 0 11 0 11-4z">
          <text:p/>
        </draw:path>
        <draw:polygon draw:style-name="gr7" draw:text-style-name="P2" draw:layer="layout" svg:width="0cm" svg:height="0cm" svg:x="17.97cm" svg:y="10.438cm" svg:viewBox="0 0 0 0" draw:points="0,0">
          <text:p/>
        </draw:polygon>
        <draw:path draw:style-name="gr1" draw:text-style-name="P1" draw:layer="layout" svg:width="0.268cm" svg:height="0.243cm" svg:x="15.268cm" svg:y="10.959cm" svg:viewBox="0 0 269 244" svg:d="M269 168c0-25-7-53-25-77-3-4-7-8-7-11-25-29-56-54-92-68-4 0-8-4-11-4-74-24-134 7-134 68 0 64 60 131 134 159 75 25 135-7 135-67z">
          <text:p/>
        </draw:path>
        <draw:polygon draw:style-name="gr7" draw:text-style-name="P2" draw:layer="layout" svg:width="0cm" svg:height="0cm" svg:x="17.97cm" svg:y="10.438cm" svg:viewBox="0 0 0 0" draw:points="0,0">
          <text:p/>
        </draw:polygon>
        <draw:path draw:style-name="gr1" draw:text-style-name="P1" draw:layer="layout" svg:width="0.268cm" svg:height="0.243cm" svg:x="15.268cm" svg:y="8.544cm" svg:viewBox="0 0 269 244" svg:d="M269 167c0-25-7-50-25-74-3-4-7-8-7-11-25-28-56-54-92-68-4 0-8-4-11-7-74-21-134 7-134 71 0 60 60 131 134 156 75 28 135-4 135-67z">
          <text:p/>
        </draw:path>
        <draw:polygon draw:style-name="gr7" draw:text-style-name="P2" draw:layer="layout" svg:width="0cm" svg:height="0cm" svg:x="17.97cm" svg:y="10.438cm" svg:viewBox="0 0 0 0" draw:points="0,0">
          <text:p/>
        </draw:polygon>
        <draw:path draw:style-name="gr1" draw:text-style-name="P1" draw:layer="layout" svg:width="0.268cm" svg:height="0.243cm" svg:x="17.501cm" svg:y="11.703cm" svg:viewBox="0 0 269 244" svg:d="M269 165c0-21-7-49-25-74-3-4-7-7-7-11-25-28-56-54-92-68-3 0-7 0-10-3-74-25-135 7-135 68 0 63 61 134 135 159 74 24 134-8 134-71z">
          <text:p/>
        </draw:path>
        <draw:polygon draw:style-name="gr7" draw:text-style-name="P2" draw:layer="layout" svg:width="0cm" svg:height="0cm" svg:x="17.97cm" svg:y="10.438cm" svg:viewBox="0 0 0 0" draw:points="0,0">
          <text:p/>
        </draw:polygon>
        <draw:polygon draw:style-name="gr1" draw:text-style-name="P1" draw:layer="layout" svg:width="0.727cm" svg:height="0.296cm" svg:x="18.365cm" svg:y="10.396cm" svg:viewBox="0 0 728 297" draw:points="42,0 0,53 728,297 717,227">
          <text:p/>
        </draw:polygon>
        <draw:polygon draw:style-name="gr7" draw:text-style-name="P2" draw:layer="layout" svg:width="0cm" svg:height="0cm" svg:x="17.97cm" svg:y="10.438cm" svg:viewBox="0 0 0 0" draw:points="0,0">
          <text:p/>
        </draw:polygon>
        <draw:path draw:style-name="gr1" draw:text-style-name="P1" draw:layer="layout" svg:width="0.367cm" svg:height="0.333cm" svg:x="18.069cm" svg:y="9.791cm" svg:viewBox="0 0 368 334" svg:d="M290 334l60-81c11-14 18-32 18-53 0-63-53-134-124-174-74-38-148-35-183 12l-61 81c35-46 110-49 184-11 71 39 124 110 124 173 0 21-7 39-18 53z">
          <text:p/>
        </draw:path>
        <draw:polygon draw:style-name="gr7" draw:text-style-name="P2" draw:layer="layout" svg:width="0cm" svg:height="0cm" svg:x="17.97cm" svg:y="10.438cm" svg:viewBox="0 0 0 0" draw:points="0,0">
          <text:p/>
        </draw:polygon>
        <draw:path draw:style-name="gr1" draw:text-style-name="P1" draw:layer="layout" svg:width="0.49cm" svg:height="0.284cm" svg:x="15.37cm" svg:y="7.334cm" svg:viewBox="0 0 491 285" svg:d="M491 67v-67l-105 141c-39 54-120 82-205 78-85-7-160-46-181-99v67 50l4-3c3-7 10-4 17-4 11 4 18 11 32 18 50 31 117 42 181 35 67-7 123-32 152-74z">
          <text:p/>
        </draw:path>
        <draw:polygon draw:style-name="gr7" draw:text-style-name="P2" draw:layer="layout" svg:width="0cm" svg:height="0cm" svg:x="17.97cm" svg:y="10.438cm" svg:viewBox="0 0 0 0" draw:points="0,0">
          <text:p/>
        </draw:polygon>
        <draw:polygon draw:style-name="gr1" draw:text-style-name="P1" draw:layer="layout" svg:width="0.039cm" svg:height="0.702cm" svg:x="15.599cm" svg:y="9.327cm" svg:viewBox="0 0 40 703" draw:points="40,650 40,11 0,0 0,703">
          <text:p/>
        </draw:polygon>
        <draw:polygon draw:style-name="gr7" draw:text-style-name="P2" draw:layer="layout" svg:width="0cm" svg:height="0cm" svg:x="17.97cm" svg:y="10.438cm" svg:viewBox="0 0 0 0" draw:points="0,0">
          <text:p/>
        </draw:polygon>
        <draw:path draw:style-name="gr1" draw:text-style-name="P1" draw:layer="layout" svg:width="0.268cm" svg:height="0.242cm" svg:x="19.734cm" svg:y="12.447cm" svg:viewBox="0 0 269 243" svg:d="M145 13c-4-4-8-4-11-4-74-25-134 4-134 67 0 60 60 135 134 160 74 21 135-7 135-72 0-24-7-49-25-74-3-3-7-7-7-10 7 14 14 31 14 46 0 10-3 24-10 31-26 32-82 28-128-7-50-35-67-88-43-120 15-21 43-24 75-17z">
          <text:p/>
        </draw:path>
        <draw:polygon draw:style-name="gr7" draw:text-style-name="P2" draw:layer="layout" svg:width="0cm" svg:height="0cm" svg:x="17.97cm" svg:y="10.438cm" svg:viewBox="0 0 0 0" draw:points="0,0">
          <text:p/>
        </draw:polygon>
        <draw:path draw:style-name="gr1" draw:text-style-name="P1" draw:layer="layout" svg:width="0.3cm" svg:height="0.194cm" svg:x="17.105cm" svg:y="7.874cm" svg:viewBox="0 0 301 195" svg:d="M206 195c18-8 32-15 39-29 7-7 14-21 14-32 0-39-49-71-109-71-57 0-107 32-107 71 0 25 21 50 50 61-3 0-8 0-11-4-74-25-102-86-67-135 39-49 128-71 202-46s106 85 67 139c-14 17-35 35-67 42 0 4-7 4-11 4z">
          <text:p/>
        </draw:path>
        <draw:polygon draw:style-name="gr7" draw:text-style-name="P2" draw:layer="layout" svg:width="0cm" svg:height="0cm" svg:x="17.97cm" svg:y="10.438cm" svg:viewBox="0 0 0 0" draw:points="0,0">
          <text:p/>
        </draw:polygon>
        <draw:path draw:style-name="gr1" draw:text-style-name="P1" draw:layer="layout" svg:width="0.302cm" svg:height="0.194cm" svg:x="15.419cm" svg:y="7.313cm" svg:viewBox="0 0 303 195" svg:d="M207 195c18-7 32-18 39-29 7-10 10-21 10-31 0-40-45-72-105-72-57 0-107 32-107 72 0 24 21 46 50 60-3 0-7-4-11-4-75-25-103-86-67-135 38-49 128-71 205-46 74 25 102 85 67 135-17 21-39 36-67 46-7 0-10 4-14 4z">
          <text:p/>
        </draw:path>
        <draw:polygon draw:style-name="gr7" draw:text-style-name="P2" draw:layer="layout" svg:width="0cm" svg:height="0cm" svg:x="17.97cm" svg:y="10.438cm" svg:viewBox="0 0 0 0" draw:points="0,0">
          <text:p/>
        </draw:polygon>
        <draw:path draw:style-name="gr1" draw:text-style-name="P1" draw:layer="layout" svg:width="0.268cm" svg:height="0.243cm" svg:x="15.268cm" svg:y="10.959cm" svg:viewBox="0 0 269 244" svg:d="M145 12c-4 0-8-4-11-4-74-24-134 7-134 68 0 64 60 131 134 159 75 25 135-7 135-67 0-25-7-53-25-77-3-4-7-8-7-11 7 18 14 32 14 46s-3 24-10 32c-25 31-82 28-128-8-50-35-67-88-43-120 14-18 43-25 75-18z">
          <text:p/>
        </draw:path>
        <draw:polygon draw:style-name="gr7" draw:text-style-name="P2" draw:layer="layout" svg:width="0cm" svg:height="0cm" svg:x="17.97cm" svg:y="10.438cm" svg:viewBox="0 0 0 0" draw:points="0,0">
          <text:p/>
        </draw:polygon>
        <draw:path draw:style-name="gr1" draw:text-style-name="P1" draw:layer="layout" svg:width="0.268cm" svg:height="0.243cm" svg:x="17.501cm" svg:y="11.703cm" svg:viewBox="0 0 269 244" svg:d="M145 12c-3 0-7 0-10-3-74-25-135 7-135 68 0 63 61 134 135 159 74 24 134-8 134-71 0-21-7-49-25-74-3-4-7-7-7-11 7 18 14 32 14 46s-3 25-10 32c-25 32-81 28-127-7s-68-88-43-121c14-18 43-25 74-18z">
          <text:p/>
        </draw:path>
        <draw:polygon draw:style-name="gr7" draw:text-style-name="P2" draw:layer="layout" svg:width="0cm" svg:height="0cm" svg:x="17.97cm" svg:y="10.438cm" svg:viewBox="0 0 0 0" draw:points="0,0">
          <text:p/>
        </draw:polygon>
        <draw:path draw:style-name="gr1" draw:text-style-name="P1" draw:layer="layout" svg:width="0.268cm" svg:height="0.243cm" svg:x="15.268cm" svg:y="8.544cm" svg:viewBox="0 0 269 244" svg:d="M145 14c-4 0-8-4-11-7-74-21-134 7-134 71 0 60 60 131 134 156 75 28 135-4 135-67 0-25-7-50-25-74-3-4-7-8-7-11 7 14 14 32 14 46 0 10-3 21-10 32-25 31-82 28-128-8-50-35-67-88-43-120 14-18 43-29 75-18z">
          <text:p/>
        </draw:path>
        <draw:polygon draw:style-name="gr7" draw:text-style-name="P2" draw:layer="layout" svg:width="0cm" svg:height="0cm" svg:x="17.97cm" svg:y="10.438cm" svg:viewBox="0 0 0 0" draw:points="0,0">
          <text:p/>
        </draw:polygon>
        <draw:path draw:style-name="gr1" draw:text-style-name="P1" draw:layer="layout" svg:width="0.27cm" svg:height="0.241cm" svg:x="19.732cm" svg:y="10.034cm" svg:viewBox="0 0 271 242" svg:d="M105 2c-68-11-114 28-103 92 10 60 75 124 146 142 70 21 123-11 123-72 0-24-7-49-25-77-3-4-7-4-7-7 7 14 14 28 14 46 0 10-3 21-10 31-25 32-81 28-127-7-50-35-67-88-43-120 11-17 32-24 57-21z">
          <text:p/>
        </draw:path>
        <draw:polygon draw:style-name="gr7" draw:text-style-name="P2" draw:layer="layout" svg:width="0cm" svg:height="0cm" svg:x="17.97cm" svg:y="10.438cm" svg:viewBox="0 0 0 0" draw:points="0,0">
          <text:p/>
        </draw:polygon>
        <draw:path draw:style-name="gr1" draw:text-style-name="P1" draw:layer="layout" svg:width="0.134cm" svg:height="0.289cm" svg:x="20.662cm" svg:y="10.388cm" svg:viewBox="0 0 135 290" svg:d="M135 57c0-46-14-67-39-53-11 7-21 18-28 29-40 52-68 138-68 202 0 14 0 28 3 38 14 32 47 18 79-35s53-128 53-181z">
          <text:p/>
        </draw:path>
        <draw:polygon draw:style-name="gr7" draw:text-style-name="P2" draw:layer="layout" svg:width="0cm" svg:height="0cm" svg:x="17.97cm" svg:y="10.438cm" svg:viewBox="0 0 0 0" draw:points="0,0">
          <text:p/>
        </draw:polygon>
        <draw:path draw:style-name="gr1" draw:text-style-name="P1" draw:layer="layout" svg:width="0.134cm" svg:height="0.288cm" svg:x="20.863cm" svg:y="10.12cm" svg:viewBox="0 0 135 289" svg:d="M135 57c0-46-14-67-40-53-11 7-21 18-32 32-35 46-63 135-63 199 0 17 0 28 3 38 14 32 46 14 78-35 33-53 54-127 54-181z">
          <text:p/>
        </draw:path>
        <draw:polygon draw:style-name="gr7" draw:text-style-name="P2" draw:layer="layout" svg:width="0cm" svg:height="0cm" svg:x="17.97cm" svg:y="10.438cm" svg:viewBox="0 0 0 0" draw:points="0,0">
          <text:p/>
        </draw:polygon>
        <draw:path draw:style-name="gr1" draw:text-style-name="P1" draw:layer="layout" svg:width="0.19cm" svg:height="0.17cm" svg:x="18.577cm" svg:y="9.499cm" svg:viewBox="0 0 191 171" svg:d="M181 150c7-7 10-18 10-32 0-22-10-43-28-64-3-4-3-7-7-7-11-14-26-25-40-32 0 0-3 0-7-4-39-17-81-14-99 11-24 32-3 86 43 121s103 39 128 7z">
          <text:p/>
        </draw:path>
        <draw:polygon draw:style-name="gr7" draw:text-style-name="P2" draw:layer="layout" svg:width="0cm" svg:height="0cm" svg:x="17.97cm" svg:y="10.438cm" svg:viewBox="0 0 0 0" draw:points="0,0">
          <text:p/>
        </draw:polygon>
        <draw:path draw:style-name="gr1" draw:text-style-name="P1" draw:layer="layout" svg:width="0.189cm" svg:height="0.17cm" svg:x="19.034cm" svg:y="10.237cm" svg:viewBox="0 0 190 171" svg:d="M180 149c7-7 10-21 10-31 0-22-10-46-28-67 0-5-3-5-3-9-14-10-25-17-39-28-4 0-7 0-7-3-43-18-82-14-104 10-21 33-3 86 44 121 49 36 106 39 127 7z">
          <text:p/>
        </draw:path>
        <draw:polygon draw:style-name="gr7" draw:text-style-name="P2" draw:layer="layout" svg:width="0cm" svg:height="0cm" svg:x="17.97cm" svg:y="10.438cm" svg:viewBox="0 0 0 0" draw:points="0,0">
          <text:p/>
        </draw:polygon>
        <draw:path draw:style-name="gr1" draw:text-style-name="P1" draw:layer="layout" svg:width="0.191cm" svg:height="0.172cm" svg:x="18.118cm" svg:y="9.932cm" svg:viewBox="0 0 192 173" svg:d="M181 151c7-11 11-21 11-32 0-25-11-50-29-68-3-3-3-7-7-7-10-11-21-21-38-28 0 0-4-4-7-4-39-21-82-14-100 11-25 28-4 86 43 121 46 35 106 39 127 7z">
          <text:p/>
        </draw:path>
        <draw:polygon draw:style-name="gr7" draw:text-style-name="P2" draw:layer="layout" svg:width="0cm" svg:height="0cm" svg:x="17.97cm" svg:y="10.438cm" svg:viewBox="0 0 0 0" draw:points="0,0">
          <text:p/>
        </draw:polygon>
        <draw:path draw:style-name="gr1" draw:text-style-name="P1" draw:layer="layout" svg:width="0.191cm" svg:height="0.171cm" svg:x="15.327cm" svg:y="8.553cm" svg:viewBox="0 0 192 172" svg:d="M182 151c7-11 10-22 10-32 0-14-7-32-14-47-26-32-57-53-93-67-31-11-60-4-74 18-24 28-7 85 43 120 45 36 102 39 128 8z">
          <text:p/>
        </draw:path>
        <draw:polygon draw:style-name="gr7" draw:text-style-name="P2" draw:layer="layout" svg:width="0cm" svg:height="0cm" svg:x="17.97cm" svg:y="10.438cm" svg:viewBox="0 0 0 0" draw:points="0,0">
          <text:p/>
        </draw:polygon>
        <draw:path draw:style-name="gr1" draw:text-style-name="P1" draw:layer="layout" svg:width="0.191cm" svg:height="0.171cm" svg:x="19.793cm" svg:y="12.455cm" svg:viewBox="0 0 192 172" svg:d="M182 150c7-7 10-21 10-31 0-19-7-33-14-47-24-32-56-53-91-67-33-11-61-4-76 17-24 32-7 85 43 121 47 35 103 39 128 7z">
          <text:p/>
        </draw:path>
        <draw:polygon draw:style-name="gr7" draw:text-style-name="P2" draw:layer="layout" svg:width="0cm" svg:height="0cm" svg:x="17.97cm" svg:y="10.438cm" svg:viewBox="0 0 0 0" draw:points="0,0">
          <text:p/>
        </draw:polygon>
        <draw:path draw:style-name="gr1" draw:text-style-name="P1" draw:layer="layout" svg:width="0.211cm" svg:height="0.139cm" svg:x="15.462cm" svg:y="7.376cm" svg:viewBox="0 0 212 140" svg:d="M202 103c7-10 10-21 10-31 0-39-45-72-105-72-57 0-107 33-107 72 0 24 17 46 50 60 39 10 78 10 113 0 18-7 32-18 39-29z">
          <text:p/>
        </draw:path>
        <draw:polygon draw:style-name="gr7" draw:text-style-name="P2" draw:layer="layout" svg:width="0cm" svg:height="0cm" svg:x="17.97cm" svg:y="10.438cm" svg:viewBox="0 0 0 0" draw:points="0,0">
          <text:p/>
        </draw:polygon>
        <draw:path draw:style-name="gr1" draw:text-style-name="P1" draw:layer="layout" svg:width="0.191cm" svg:height="0.169cm" svg:x="15.327cm" svg:y="10.968cm" svg:viewBox="0 0 192 170" svg:d="M182 149c7-8 10-18 10-32s-7-33-14-47c-26-28-57-53-93-67-31-7-60 0-74 18-24 31-7 85 43 120 45 36 102 39 128 8z">
          <text:p/>
        </draw:path>
        <draw:polygon draw:style-name="gr7" draw:text-style-name="P2" draw:layer="layout" svg:width="0cm" svg:height="0cm" svg:x="17.97cm" svg:y="10.438cm" svg:viewBox="0 0 0 0" draw:points="0,0">
          <text:p/>
        </draw:polygon>
        <draw:path draw:style-name="gr1" draw:text-style-name="P1" draw:layer="layout" svg:width="0.191cm" svg:height="0.169cm" svg:x="17.56cm" svg:y="11.713cm" svg:viewBox="0 0 192 170" svg:d="M182 149c7-7 10-18 10-32s-7-28-14-46c-25-28-56-54-92-68-31-7-60 0-75 18-24 33-7 86 44 121 46 35 102 39 127 7z">
          <text:p/>
        </draw:path>
        <draw:polygon draw:style-name="gr7" draw:text-style-name="P2" draw:layer="layout" svg:width="0cm" svg:height="0cm" svg:x="17.97cm" svg:y="10.438cm" svg:viewBox="0 0 0 0" draw:points="0,0">
          <text:p/>
        </draw:polygon>
        <draw:path draw:style-name="gr1" draw:text-style-name="P1" draw:layer="layout" svg:width="0.215cm" svg:height="0.138cm" svg:x="17.148cm" svg:y="7.937cm" svg:viewBox="0 0 216 139" svg:d="M202 102c7-7 14-21 14-31 0-39-49-71-110-71-57 0-106 32-106 71 0 24 21 49 53 60 35 11 74 11 110 0 18-8 32-15 39-29z">
          <text:p/>
        </draw:path>
        <draw:polygon draw:style-name="gr7" draw:text-style-name="P2" draw:layer="layout" svg:width="0cm" svg:height="0cm" svg:x="17.97cm" svg:y="10.438cm" svg:viewBox="0 0 0 0" draw:points="0,0">
          <text:p/>
        </draw:polygon>
        <draw:path draw:style-name="gr1" draw:text-style-name="P1" draw:layer="layout" svg:width="0.191cm" svg:height="0.172cm" svg:x="18.118cm" svg:y="9.932cm" svg:viewBox="0 0 192 173" svg:d="M163 51c-21-10-38-25-52-39-39-21-82-14-100 11-25 28-4 86 43 121 46 35 106 39 127 7 7-11 11-21 11-32 0-25-11-50-29-68z">
          <text:p/>
        </draw:path>
        <draw:polygon draw:style-name="gr7" draw:text-style-name="P2" draw:layer="layout" svg:width="0cm" svg:height="0cm" svg:x="17.97cm" svg:y="10.438cm" svg:viewBox="0 0 0 0" draw:points="0,0">
          <text:p/>
        </draw:polygon>
        <draw:path draw:style-name="gr1" draw:text-style-name="P1" draw:layer="layout" svg:width="0.189cm" svg:height="0.17cm" svg:x="19.034cm" svg:y="10.237cm" svg:viewBox="0 0 190 171" svg:d="M162 51c-21-9-35-23-49-40-43-18-82-14-104 10-21 33-3 86 44 121 49 36 106 39 127 7 7-7 10-21 10-31 0-22-10-46-28-67z">
          <text:p/>
        </draw:path>
        <draw:polygon draw:style-name="gr7" draw:text-style-name="P2" draw:layer="layout" svg:width="0cm" svg:height="0cm" svg:x="17.97cm" svg:y="10.438cm" svg:viewBox="0 0 0 0" draw:points="0,0">
          <text:p/>
        </draw:polygon>
        <draw:path draw:style-name="gr1" draw:text-style-name="P1" draw:layer="layout" svg:width="0.19cm" svg:height="0.17cm" svg:x="18.577cm" svg:y="9.499cm" svg:viewBox="0 0 191 171" svg:d="M109 11c14 18 33 32 54 43l-54-43c-39-17-81-14-99 11-24 32-3 86 43 121s103 39 128 7c7-7 10-18 10-32 0-22-10-43-28-64z">
          <text:p/>
        </draw:path>
        <draw:polygon draw:style-name="gr7" draw:text-style-name="P2" draw:layer="layout" svg:width="0cm" svg:height="0cm" svg:x="17.97cm" svg:y="10.438cm" svg:viewBox="0 0 0 0" draw:points="0,0">
          <text:p/>
        </draw:polygon>
        <draw:path draw:style-name="gr1" draw:text-style-name="P1" draw:layer="layout" svg:width="0.191cm" svg:height="0.17cm" svg:x="19.793cm" svg:y="10.042cm" svg:viewBox="0 0 192 171" svg:d="M69 1c-26-3-47 4-58 21-24 32-7 86 43 121 47 35 103 39 128 7 7-7 10-21 10-31 0-15-7-32-14-47-21-25-46-46-70-60z">
          <text:p/>
        </draw:path>
        <draw:polygon draw:style-name="gr7" draw:text-style-name="P2" draw:layer="layout" svg:width="0cm" svg:height="0cm" svg:x="17.97cm" svg:y="10.438cm" svg:viewBox="0 0 0 0" draw:points="0,0">
          <text:p/>
        </draw:polygon>
        <draw:path draw:style-name="gr1" draw:text-style-name="P1" draw:layer="layout" svg:width="0.324cm" svg:height="0.309cm" svg:x="19.706cm" svg:y="9.99cm" svg:viewBox="0 0 325 310" svg:d="M0 111v-111l130 47c-67-11-113 28-102 92 14 60 74 123 145 141 71 21 124-11 124-71 0-24-7-49-25-77-3-4-7-4-7-7-21-25-42-46-71-60l131 42v109c0 22-7 43-17 57-32 46-111 49-181 10-74-38-127-109-127-172z">
          <text:p/>
        </draw:path>
        <draw:polygon draw:style-name="gr7" draw:text-style-name="P2" draw:layer="layout" svg:width="0cm" svg:height="0cm" svg:x="17.97cm" svg:y="10.438cm" svg:viewBox="0 0 0 0" draw:points="0,0">
          <text:p/>
        </draw:polygon>
        <draw:path draw:style-name="gr1" draw:text-style-name="P1" draw:layer="layout" svg:width="0.134cm" svg:height="0.289cm" svg:x="20.662cm" svg:y="10.388cm" svg:viewBox="0 0 135 290" svg:d="M0 235c0 14 0 28 3 38 14 32 47 18 79-35s53-128 53-181c0-46-14-67-39-53-11 7-21 18-28 29 3 7 7 21 7 35 0 32-11 70-25 107-19 35-36 56-50 60z">
          <text:p/>
        </draw:path>
        <draw:polygon draw:style-name="gr7" draw:text-style-name="P2" draw:layer="layout" svg:width="0cm" svg:height="0cm" svg:x="17.97cm" svg:y="10.438cm" svg:viewBox="0 0 0 0" draw:points="0,0">
          <text:p/>
        </draw:polygon>
        <draw:path draw:style-name="gr1" draw:text-style-name="P1" draw:layer="layout" svg:width="0.134cm" svg:height="0.288cm" svg:x="20.863cm" svg:y="10.12cm" svg:viewBox="0 0 135 289" svg:d="M0 235c0 17 0 28 3 38 14 32 46 14 78-35 33-53 54-127 54-181 0-46-14-67-40-53-11 7-21 18-32 32 7 4 11 18 11 32 0 31-11 71-25 107-17 35-35 56-49 60z">
          <text:p/>
        </draw:path>
        <draw:polygon draw:style-name="gr7" draw:text-style-name="P2" draw:layer="layout" svg:width="0cm" svg:height="0cm" svg:x="17.97cm" svg:y="10.438cm" svg:viewBox="0 0 0 0" draw:points="0,0">
          <text:p/>
        </draw:polygon>
        <draw:polygon draw:style-name="gr1" draw:text-style-name="P1" draw:layer="layout" svg:width="0.113cm" svg:height="0.508cm" svg:x="18.365cm" svg:y="9.941cm" svg:viewBox="0 0 114 509" draw:points="114,7 82,0 0,509 42,455">
          <text:p/>
        </draw:polygon>
        <draw:polygon draw:style-name="gr7" draw:text-style-name="P2" draw:layer="layout" svg:width="0cm" svg:height="0cm" svg:x="17.97cm" svg:y="10.438cm" svg:viewBox="0 0 0 0" draw:points="0,0">
          <text:p/>
        </draw:polygon>
        <draw:path draw:style-name="gr1" draw:text-style-name="P1" draw:layer="layout" svg:width="0.074cm" svg:height="0.202cm" svg:x="20.863cm" svg:y="10.152cm" svg:viewBox="0 0 75 203" svg:d="M75 36c0-18-4-28-7-36-40 50-68 138-68 203 14-5 32-30 50-65 14-32 25-74 25-102z">
          <text:p/>
        </draw:path>
        <draw:polygon draw:style-name="gr7" draw:text-style-name="P2" draw:layer="layout" svg:width="0cm" svg:height="0cm" svg:x="17.97cm" svg:y="10.438cm" svg:viewBox="0 0 0 0" draw:points="0,0">
          <text:p/>
        </draw:polygon>
        <draw:path draw:style-name="gr1" draw:text-style-name="P1" draw:layer="layout" svg:width="0.074cm" svg:height="0.201cm" svg:x="20.662cm" svg:y="10.421cm" svg:viewBox="0 0 75 202" svg:d="M75 35c0-18-4-28-7-35-39 49-68 138-68 202 14-4 32-25 50-60 14-37 25-79 25-107z">
          <text:p/>
        </draw:path>
        <draw:polygon draw:style-name="gr7" draw:text-style-name="P2" draw:layer="layout" svg:width="0cm" svg:height="0cm" svg:x="17.97cm" svg:y="10.438cm" svg:viewBox="0 0 0 0" draw:points="0,0">
          <text:p/>
        </draw:polygon>
        <draw:path draw:style-name="gr1" draw:text-style-name="P1" draw:layer="layout" svg:width="0.102cm" svg:height="0.166cm" svg:x="20.013cm" svg:y="10.096cm" svg:viewBox="0 0 103 167" svg:d="M17 0v114c0 21-7 39-17 53l103-135z">
          <text:p/>
        </draw:path>
        <draw:polygon draw:style-name="gr7" draw:text-style-name="P2" draw:layer="layout" svg:width="0cm" svg:height="0cm" svg:x="17.97cm" svg:y="10.438cm" svg:viewBox="0 0 0 0" draw:points="0,0">
          <text:p/>
        </draw:polygon>
        <draw:polygon draw:style-name="gr1" draw:text-style-name="P1" draw:layer="layout" svg:width="0.123cm" svg:height="0.082cm" svg:x="14.954cm" svg:y="8.561cm" svg:viewBox="0 0 124 83" draw:points="81,83 124,29 42,0 0,57">
          <text:p/>
        </draw:polygon>
        <draw:polygon draw:style-name="gr7" draw:text-style-name="P2" draw:layer="layout" svg:width="0cm" svg:height="0cm" svg:x="17.97cm" svg:y="10.438cm" svg:viewBox="0 0 0 0" draw:points="0,0">
          <text:p/>
        </draw:polygon>
        <draw:polygon draw:style-name="gr1" draw:text-style-name="P1" draw:layer="layout" svg:width="0.039cm" svg:height="0.123cm" svg:x="19.935cm" svg:y="12.996cm" svg:viewBox="0 0 40 124" draw:points="0,124 40,67 40,0 0,56">
          <text:p/>
        </draw:polygon>
        <draw:polygon draw:style-name="gr7" draw:text-style-name="P2" draw:layer="layout" svg:width="0cm" svg:height="0cm" svg:x="17.97cm" svg:y="10.438cm" svg:viewBox="0 0 0 0" draw:points="0,0">
          <text:p/>
        </draw:polygon>
        <draw:path draw:style-name="gr1" draw:text-style-name="P1" draw:layer="layout" svg:width="0.018cm" svg:height="0.191cm" svg:x="20.526cm" svg:y="10.484cm" svg:viewBox="0 0 19 192" svg:d="M9 167l10 25v-192l-10 163c-15-31-12-91 10-163z">
          <text:p/>
        </draw:path>
        <draw:polygon draw:style-name="gr7" draw:text-style-name="P2" draw:layer="layout" svg:width="0cm" svg:height="0cm" svg:x="17.97cm" svg:y="10.438cm" svg:viewBox="0 0 0 0" draw:points="0,0">
          <text:p/>
        </draw:polygon>
        <draw:path draw:style-name="gr1" draw:text-style-name="P1" draw:layer="layout" svg:width="0.053cm" svg:height="0.043cm" svg:x="18.686cm" svg:y="9.51cm" svg:viewBox="0 0 54 44" svg:d="M54 44c-3-4-3-4-7-7-14-11-28-21-40-32-3 0-7 0-7-5 15 19 33 33 54 44z">
          <text:p/>
        </draw:path>
        <draw:polygon draw:style-name="gr7" draw:text-style-name="P2" draw:layer="layout" svg:width="0cm" svg:height="0cm" svg:x="17.97cm" svg:y="10.438cm" svg:viewBox="0 0 0 0" draw:points="0,0">
          <text:p/>
        </draw:polygon>
        <draw:path draw:style-name="gr1" draw:text-style-name="P1" draw:layer="layout" svg:width="0.049cm" svg:height="0.042cm" svg:x="19.145cm" svg:y="10.248cm" svg:viewBox="0 0 50 43" svg:d="M50 43c0-3-3-7-3-7-15-11-30-22-40-33-4 0-7 0-7-3 14 17 32 32 50 43z">
          <text:p/>
        </draw:path>
        <draw:polygon draw:style-name="gr7" draw:text-style-name="P2" draw:layer="layout" svg:width="0cm" svg:height="0cm" svg:x="17.97cm" svg:y="10.438cm" svg:viewBox="0 0 0 0" draw:points="0,0">
          <text:p/>
        </draw:polygon>
        <draw:path draw:style-name="gr1" draw:text-style-name="P1" draw:layer="layout" svg:width="0.052cm" svg:height="0.039cm" svg:x="18.228cm" svg:y="9.944cm" svg:viewBox="0 0 53 40" svg:d="M53 40c-4-3-4-3-8-7-14-8-24-19-38-29 0 0-4-4-7-4 14 14 31 29 53 40z">
          <text:p/>
        </draw:path>
        <draw:polygon draw:style-name="gr7" draw:text-style-name="P2" draw:layer="layout" svg:width="0cm" svg:height="0cm" svg:x="17.97cm" svg:y="10.438cm" svg:viewBox="0 0 0 0" draw:points="0,0">
          <text:p/>
        </draw:polygon>
        <draw:path draw:style-name="gr1" draw:text-style-name="P1" draw:layer="layout" svg:width="0.039cm" svg:height="0.032cm" svg:x="18.693cm" svg:y="9.514cm" svg:viewBox="0 0 40 33" svg:d="M0 0c11 11 26 22 40 33-11-11-26-26-40-33z">
          <text:p/>
        </draw:path>
        <draw:polygon draw:style-name="gr7" draw:text-style-name="P2" draw:layer="layout" svg:width="0cm" svg:height="0cm" svg:x="17.97cm" svg:y="10.438cm" svg:viewBox="0 0 0 0" draw:points="0,0">
          <text:p/>
        </draw:polygon>
        <draw:path draw:style-name="gr1" draw:text-style-name="P1" draw:layer="layout" svg:width="0.038cm" svg:height="0.028cm" svg:x="18.235cm" svg:y="9.948cm" svg:viewBox="0 0 39 29" svg:d="M39 29c-10-11-25-21-39-29 14 11 25 22 39 29z">
          <text:p/>
        </draw:path>
        <draw:polygon draw:style-name="gr7" draw:text-style-name="P2" draw:layer="layout" svg:width="0cm" svg:height="0cm" svg:x="17.97cm" svg:y="10.438cm" svg:viewBox="0 0 0 0" draw:points="0,0">
          <text:p/>
        </draw:polygon>
        <draw:path draw:style-name="gr1" draw:text-style-name="P1" draw:layer="layout" svg:width="0.039cm" svg:height="0.032cm" svg:x="19.152cm" svg:y="10.251cm" svg:viewBox="0 0 40 33" svg:d="M40 33c-14-15-26-22-40-33 10 14 22 21 40 33z">
          <text:p/>
        </draw:path>
        <draw:polygon draw:style-name="gr7" draw:text-style-name="P2" draw:layer="layout" svg:width="0cm" svg:height="0cm" svg:x="17.97cm" svg:y="10.438cm" svg:viewBox="0 0 0 0" draw:points="0,0">
          <text:p/>
        </draw:polygon>
        <draw:path draw:style-name="gr8" draw:text-style-name="P2" draw:layer="layout" svg:width="0.039cm" svg:height="0.032cm" svg:x="18.693cm" svg:y="9.514cm" svg:viewBox="0 0 40 33" svg:d="M0 0c11 11 26 22 40 33">
          <text:p/>
        </draw:path>
        <draw:line draw:style-name="gr8" draw:text-style-name="P2" draw:layer="layout" svg:x1="21.093cm" svg:y1="9.497cm" svg:x2="19.903cm" svg:y2="9.101cm">
          <text:p/>
        </draw:line>
        <draw:path draw:style-name="gr8" draw:text-style-name="P2" draw:layer="layout" svg:width="0.12cm" svg:height="0.141cm" svg:x="19.783cm" svg:y="8.96cm" svg:viewBox="0 0 121 142" svg:d="M121 142c-67-22-121-85-121-142">
          <text:p/>
        </draw:path>
        <draw:line draw:style-name="gr8" draw:text-style-name="P2" draw:layer="layout" svg:x1="19.783cm" svg:y1="8.96cm" svg:x2="19.783cm" svg:y2="8.71cm">
          <text:p/>
        </draw:line>
        <draw:line draw:style-name="gr8" draw:text-style-name="P2" draw:layer="layout" svg:x1="19.784cm" svg:y1="8.711cm" svg:x2="17.547cm" svg:y2="7.962cm">
          <text:p/>
        </draw:line>
        <draw:line draw:style-name="gr8" draw:text-style-name="P2" draw:layer="layout" svg:x1="17.135cm" svg:y1="7.829cm" svg:x2="15.86cm" svg:y2="7.401cm">
          <text:p/>
        </draw:line>
        <draw:path draw:style-name="gr8" draw:text-style-name="P2" draw:layer="layout" svg:width="0.01cm" svg:height="0.029cm" svg:x="21.163cm" svg:y="12.491cm" svg:viewBox="0 0 11 30" svg:d="M11 0c0 12-3 19-11 30">
          <text:p/>
        </draw:path>
        <draw:line draw:style-name="gr8" draw:text-style-name="P2" draw:layer="layout" svg:x1="21.17cm" svg:y1="12.491cm" svg:x2="21.17cm" svg:y2="9.592cm">
          <text:p/>
        </draw:line>
        <draw:path draw:style-name="gr8" draw:text-style-name="P2" draw:layer="layout" svg:width="0.084cm" svg:height="0.096cm" svg:x="21.089cm" svg:y="9.496cm" svg:viewBox="0 0 85 97" svg:d="M85 97c0-36-39-83-85-97">
          <text:p/>
        </draw:path>
        <draw:line draw:style-name="gr8" draw:text-style-name="P2" draw:layer="layout" svg:x1="18.407cm" svg:y1="10.396cm" svg:x2="19.082cm" svg:y2="10.623cm">
          <text:p/>
        </draw:line>
        <draw:line draw:style-name="gr8" draw:text-style-name="P2" draw:layer="layout" svg:x1="18.479cm" svg:y1="9.948cm" svg:x2="18.407cm" svg:y2="10.397cm">
          <text:p/>
        </draw:line>
        <draw:path draw:style-name="gr8" draw:text-style-name="P2" draw:layer="layout" svg:width="0.038cm" svg:height="0.028cm" svg:x="18.235cm" svg:y="9.948cm" svg:viewBox="0 0 39 29" svg:d="M39 29c-14-7-25-18-39-29">
          <text:p/>
        </draw:path>
        <draw:path draw:style-name="gr8" draw:text-style-name="P2" draw:layer="layout" svg:width="0.039cm" svg:height="0.032cm" svg:x="19.152cm" svg:y="10.251cm" svg:viewBox="0 0 40 33" svg:d="M40 33c-18-12-30-19-40-33">
          <text:p/>
        </draw:path>
        <draw:line draw:style-name="gr8" draw:text-style-name="P2" draw:layer="layout" svg:x1="16.606cm" svg:y1="10.298cm" svg:x2="15.638cm" svg:y2="9.976cm">
          <text:p/>
        </draw:line>
        <draw:line draw:style-name="gr8" draw:text-style-name="P2" draw:layer="layout" svg:x1="15.638cm" svg:y1="9.976cm" svg:x2="15.638cm" svg:y2="9.338cm">
          <text:p/>
        </draw:line>
        <draw:path draw:style-name="gr8" draw:text-style-name="P2" draw:layer="layout" svg:width="0.053cm" svg:height="0.043cm" svg:x="18.686cm" svg:y="9.51cm" svg:viewBox="0 0 54 44" svg:d="M0 0c15 19 33 33 54 44">
          <text:p/>
        </draw:path>
        <draw:line draw:style-name="gr8" draw:text-style-name="P2" draw:layer="layout" svg:x1="20.55cm" svg:y1="10.224cm" svg:x2="19.36cm" svg:y2="9.824cm">
          <text:p/>
        </draw:line>
        <draw:path draw:style-name="gr8" draw:text-style-name="P2" draw:layer="layout" svg:width="0.12cm" svg:height="0.141cm" svg:x="19.24cm" svg:y="9.683cm" svg:viewBox="0 0 121 142" svg:d="M121 142c-68-21-121-85-121-142">
          <text:p/>
        </draw:path>
        <draw:path draw:style-name="gr8" draw:text-style-name="P2" draw:layer="layout" svg:width="0.085cm" svg:height="0.096cm" svg:x="20.545cm" svg:y="10.219cm" svg:viewBox="0 0 86 97" svg:d="M86 97c0-37-40-79-86-97">
          <text:p/>
        </draw:path>
        <draw:line draw:style-name="gr8" draw:text-style-name="P2" draw:layer="layout" svg:x1="19.24cm" svg:y1="9.683cm" svg:x2="19.24cm" svg:y2="9.5cm">
          <text:p/>
        </draw:line>
        <draw:line draw:style-name="gr8" draw:text-style-name="P2" draw:layer="layout" svg:x1="19.24cm" svg:y1="9.434cm" svg:x2="19.784cm" svg:y2="8.71cm">
          <text:p/>
        </draw:line>
        <draw:line draw:style-name="gr8" draw:text-style-name="P2" draw:layer="layout" svg:x1="19.24cm" svg:y1="9.5cm" svg:x2="19.24cm" svg:y2="9.433cm">
          <text:p/>
        </draw:line>
        <draw:line draw:style-name="gr8" draw:text-style-name="P2" draw:layer="layout" svg:x1="20.626cm" svg:y1="13.215cm" svg:x2="20.626cm" svg:y2="10.315cm">
          <text:p/>
        </draw:line>
        <draw:path draw:style-name="gr8" draw:text-style-name="P2" draw:layer="layout" svg:width="0.039cm" svg:height="0.058cm" svg:x="20.958cm" svg:y="10.12cm" svg:viewBox="0 0 40 59" svg:d="M40 59c0-47-15-69-40-54">
          <text:p/>
        </draw:path>
        <draw:path draw:style-name="gr8" draw:text-style-name="P2" draw:layer="layout" svg:width="0.097cm" svg:height="0.268cm" svg:x="20.861cm" svg:y="10.124cm" svg:viewBox="0 0 98 269" svg:d="M98 0c-28 14-56 64-78 127-18 57-25 114-15 142">
          <text:p/>
        </draw:path>
        <draw:path draw:style-name="gr8" draw:text-style-name="P2" draw:layer="layout" svg:width="0.131cm" svg:height="0.234cm" svg:x="20.866cm" svg:y="10.174cm" svg:viewBox="0 0 132 235" svg:d="M0 219c14 33 46 14 78-35 32-53 54-130 54-184">
          <text:p/>
        </draw:path>
        <draw:path draw:style-name="gr8" draw:text-style-name="P2" draw:layer="layout" svg:width="0.039cm" svg:height="0.057cm" svg:x="20.757cm" svg:y="10.388cm" svg:viewBox="0 0 40 58" svg:d="M40 58c0-47-14-68-40-54">
          <text:p/>
        </draw:path>
        <draw:path draw:style-name="gr8" draw:text-style-name="P2" draw:layer="layout" svg:width="0.097cm" svg:height="0.268cm" svg:x="20.66cm" svg:y="10.392cm" svg:viewBox="0 0 98 269" svg:d="M98 0c-25 18-56 64-79 124-17 60-24 117-14 145">
          <text:p/>
        </draw:path>
        <draw:path draw:style-name="gr8" draw:text-style-name="P2" draw:layer="layout" svg:width="0.131cm" svg:height="0.235cm" svg:x="20.665cm" svg:y="10.442cm" svg:viewBox="0 0 132 236" svg:d="M0 219c14 32 46 18 79-35 32-53 53-130 53-184">
          <text:p/>
        </draw:path>
        <draw:line draw:style-name="gr8" draw:text-style-name="P2" draw:layer="layout" svg:x1="19.241cm" svg:y1="9.434cm" svg:x2="15.077cm" svg:y2="8.043cm">
          <text:p/>
        </draw:line>
        <draw:line draw:style-name="gr8" draw:text-style-name="P2" draw:layer="layout" svg:x1="17.441cm" svg:y1="8.104cm" svg:x2="17.548cm" svg:y2="7.962cm">
          <text:p/>
        </draw:line>
        <draw:path draw:style-name="gr8" draw:text-style-name="P2" draw:layer="layout" svg:width="0.395cm" svg:height="0.138cm" svg:x="17.046cm" svg:y="8.043cm" svg:viewBox="0 0 396 139" svg:d="M0 0c0 63 67 121 163 135 95 14 191-14 233-75">
          <text:p/>
        </draw:path>
        <draw:line draw:style-name="gr8" draw:text-style-name="P2" draw:layer="layout" svg:x1="15.861cm" svg:y1="7.401cm" svg:x2="15.755cm" svg:y2="7.543cm">
          <text:p/>
        </draw:line>
        <draw:path draw:style-name="gr8" draw:text-style-name="P2" draw:layer="layout" svg:width="0.332cm" svg:height="0.076cm" svg:x="15.423cm" svg:y="7.542cm" svg:viewBox="0 0 333 77" svg:d="M0 40c49 31 116 42 180 35 67-7 124-32 153-75">
          <text:p/>
        </draw:path>
        <draw:path draw:style-name="gr8" draw:text-style-name="P2" draw:layer="layout" svg:width="0.011cm" svg:height="0.028cm" svg:x="20.619cm" svg:y="13.215cm" svg:viewBox="0 0 12 29" svg:d="M12 0c0 10-4 22-12 29">
          <text:p/>
        </draw:path>
        <draw:path draw:style-name="gr8" draw:text-style-name="P2" draw:layer="layout" svg:width="0.074cm" svg:height="0.016cm" svg:x="20.545cm" svg:y="13.243cm" svg:viewBox="0 0 75 17" svg:d="M75 0c-15 18-43 22-75 10">
          <text:p/>
        </draw:path>
        <draw:line draw:style-name="gr8" draw:text-style-name="P2" draw:layer="layout" svg:x1="17.547cm" svg:y1="7.962cm" svg:x2="17.547cm" svg:y2="7.895cm">
          <text:p/>
        </draw:line>
        <draw:line draw:style-name="gr8" draw:text-style-name="P2" draw:layer="layout" svg:x1="17.548cm" svg:y1="7.899cm" svg:x2="17.176cm" svg:y2="7.771cm">
          <text:p/>
        </draw:line>
        <draw:line draw:style-name="gr8" draw:text-style-name="P2" draw:layer="layout" svg:x1="15.035cm" svg:y1="11.486cm" svg:x2="19.936cm" svg:y2="13.12cm">
          <text:p/>
        </draw:line>
        <draw:line draw:style-name="gr8" draw:text-style-name="P2" draw:layer="layout" svg:x1="20.55cm" svg:y1="13.258cm" svg:x2="19.974cm" svg:y2="13.063cm">
          <text:p/>
        </draw:line>
        <draw:line draw:style-name="gr8" draw:text-style-name="P2" draw:layer="layout" svg:x1="19.935cm" svg:y1="13.12cm" svg:x2="19.975cm" svg:y2="13.063cm">
          <text:p/>
        </draw:line>
        <draw:path draw:style-name="gr8" draw:text-style-name="P2" draw:layer="layout" svg:width="0.081cm" svg:height="0.095cm" svg:x="14.954cm" svg:y="11.391cm" svg:viewBox="0 0 82 96" svg:d="M82 96c-47-14-82-57-82-96">
          <text:p/>
        </draw:path>
        <draw:line draw:style-name="gr8" draw:text-style-name="P2" draw:layer="layout" svg:x1="15.536cm" svg:y1="7.228cm" svg:x2="15.861cm" svg:y2="7.335cm">
          <text:p/>
        </draw:line>
        <draw:line draw:style-name="gr8" draw:text-style-name="P2" draw:layer="layout" svg:x1="15.86cm" svg:y1="7.401cm" svg:x2="15.86cm" svg:y2="7.334cm">
          <text:p/>
        </draw:line>
        <draw:line draw:style-name="gr8" draw:text-style-name="P2" draw:layer="layout" svg:x1="14.996cm" svg:y1="8.085cm" svg:x2="14.996cm" svg:y2="8.561cm">
          <text:p/>
        </draw:line>
        <draw:line draw:style-name="gr8" draw:text-style-name="P2" draw:layer="layout" svg:x1="15.37cm" svg:y1="7.521cm" svg:x2="15.37cm" svg:y2="7.57cm">
          <text:p/>
        </draw:line>
        <draw:line draw:style-name="gr8" draw:text-style-name="P2" draw:layer="layout" svg:x1="14.954cm" svg:y1="8.618cm" svg:x2="14.954cm" svg:y2="11.391cm">
          <text:p/>
        </draw:line>
        <draw:line draw:style-name="gr8" draw:text-style-name="P2" draw:layer="layout" svg:x1="14.954cm" svg:y1="8.619cm" svg:x2="14.997cm" svg:y2="8.561cm">
          <text:p/>
        </draw:line>
        <draw:line draw:style-name="gr8" draw:text-style-name="P2" draw:layer="layout" svg:x1="19.093cm" svg:y1="10.693cm" svg:x2="19.05cm" svg:y2="10.414cm">
          <text:p/>
        </draw:line>
        <draw:line draw:style-name="gr8" draw:text-style-name="P2" draw:layer="layout" svg:x1="19.019cm" svg:y1="10.175cm" svg:x2="19.011cm" svg:y2="10.128cm">
          <text:p/>
        </draw:line>
        <draw:line draw:style-name="gr8" draw:text-style-name="P2" draw:layer="layout" svg:x1="18.408cm" svg:y1="10.396cm" svg:x2="18.365cm" svg:y2="10.45cm">
          <text:p/>
        </draw:line>
        <draw:line draw:style-name="gr8" draw:text-style-name="P2" draw:layer="layout" svg:x1="18.365cm" svg:y1="10.449cm" svg:x2="19.093cm" svg:y2="10.693cm">
          <text:p/>
        </draw:line>
        <draw:line draw:style-name="gr8" draw:text-style-name="P2" draw:layer="layout" svg:x1="19.012cm" svg:y1="10.129cm" svg:x2="18.446cm" svg:y2="9.941cm">
          <text:p/>
        </draw:line>
        <draw:line draw:style-name="gr8" draw:text-style-name="P2" draw:layer="layout" svg:x1="18.447cm" svg:y1="9.941cm" svg:x2="18.365cm" svg:y2="10.45cm">
          <text:p/>
        </draw:line>
        <draw:path draw:style-name="gr8" draw:text-style-name="P2" draw:layer="layout" svg:width="0.052cm" svg:height="0.039cm" svg:x="18.228cm" svg:y="9.944cm" svg:viewBox="0 0 53 40" svg:d="M53 40c-22-11-39-26-53-40">
          <text:p/>
        </draw:path>
        <draw:path draw:style-name="gr8" draw:text-style-name="P2" draw:layer="layout" svg:width="0.049cm" svg:height="0.042cm" svg:x="19.145cm" svg:y="10.248cm" svg:viewBox="0 0 50 43" svg:d="M50 43c-18-11-36-26-50-43">
          <text:p/>
        </draw:path>
        <draw:line draw:style-name="gr8" draw:text-style-name="P2" draw:layer="layout" svg:x1="16.605cm" svg:y1="9.662cm" svg:x2="16.605cm" svg:y2="10.364cm">
          <text:p/>
        </draw:line>
        <draw:line draw:style-name="gr8" draw:text-style-name="P2" draw:layer="layout" svg:x1="15.599cm" svg:y1="9.327cm" svg:x2="16.606cm" svg:y2="9.663cm">
          <text:p/>
        </draw:line>
        <draw:line draw:style-name="gr8" draw:text-style-name="P2" draw:layer="layout" svg:x1="16.606cm" svg:y1="10.365cm" svg:x2="15.599cm" svg:y2="10.029cm">
          <text:p/>
        </draw:line>
        <draw:line draw:style-name="gr8" draw:text-style-name="P2" draw:layer="layout" svg:x1="15.639cm" svg:y1="9.976cm" svg:x2="15.599cm" svg:y2="10.03cm">
          <text:p/>
        </draw:line>
        <draw:line draw:style-name="gr8" draw:text-style-name="P2" draw:layer="layout" svg:x1="15.599cm" svg:y1="10.029cm" svg:x2="15.599cm" svg:y2="9.327cm">
          <text:p/>
        </draw:line>
        <draw:line draw:style-name="gr8" draw:text-style-name="P2" draw:layer="layout" svg:x1="19.311cm" svg:y1="9.86cm" svg:x2="20.469cm" svg:y2="10.245cm">
          <text:p/>
        </draw:line>
        <draw:path draw:style-name="gr8" draw:text-style-name="P2" draw:layer="layout" svg:width="0.081cm" svg:height="0.095cm" svg:x="20.468cm" svg:y="10.244cm" svg:viewBox="0 0 82 96" svg:d="M82 96c0-39-40-82-82-96">
          <text:p/>
        </draw:path>
        <draw:line draw:style-name="gr8" draw:text-style-name="P2" draw:layer="layout" svg:x1="19.187cm" svg:y1="9.482cm" svg:x2="19.187cm" svg:y2="9.719cm">
          <text:p/>
        </draw:line>
        <draw:path draw:style-name="gr8" draw:text-style-name="P2" draw:layer="layout" svg:width="0.124cm" svg:height="0.141cm" svg:x="19.187cm" svg:y="9.719cm" svg:viewBox="0 0 125 142" svg:d="M125 142c-68-22-125-86-125-142">
          <text:p/>
        </draw:path>
        <draw:line draw:style-name="gr8" draw:text-style-name="P2" draw:layer="layout" svg:x1="19.974cm" svg:y1="13.063cm" svg:x2="19.974cm" svg:y2="12.996cm">
          <text:p/>
        </draw:line>
        <draw:line draw:style-name="gr8" draw:text-style-name="P2" draw:layer="layout" svg:x1="19.974cm" svg:y1="12.996cm" svg:x2="20.469cm" svg:y2="13.163cm">
          <text:p/>
        </draw:line>
        <draw:path draw:style-name="gr8" draw:text-style-name="P2" draw:layer="layout" svg:width="0.011cm" svg:height="0.029cm" svg:x="20.538cm" svg:y="13.119cm" svg:viewBox="0 0 12 30" svg:d="M12 0c0 11-4 21-12 30">
          <text:p/>
        </draw:path>
        <draw:path draw:style-name="gr8" draw:text-style-name="P2" draw:layer="layout" svg:width="0.07cm" svg:height="0.019cm" svg:x="20.468cm" svg:y="13.148cm" svg:viewBox="0 0 71 20" svg:d="M71 0c-14 18-42 25-71 15">
          <text:p/>
        </draw:path>
        <draw:line draw:style-name="gr8" draw:text-style-name="P2" draw:layer="layout" svg:x1="20.545cm" svg:y1="13.119cm" svg:x2="20.545cm" svg:y2="10.336cm">
          <text:p/>
        </draw:line>
        <draw:line draw:style-name="gr8" draw:text-style-name="P2" draw:layer="layout" svg:x1="19.192cm" svg:y1="9.483cm" svg:x2="15.155cm" svg:y2="8.138cm">
          <text:p/>
        </draw:line>
        <draw:path draw:style-name="gr8" draw:text-style-name="P2" draw:layer="layout" svg:width="0.007cm" svg:height="0.028cm" svg:x="15.077cm" svg:y="8.152cm" svg:viewBox="0 0 8 29" svg:d="M0 29c0-10 0-22 8-29">
          <text:p/>
        </draw:path>
        <draw:path draw:style-name="gr8" draw:text-style-name="P2" draw:layer="layout" svg:width="0.072cm" svg:height="0.019cm" svg:x="15.084cm" svg:y="8.133cm" svg:viewBox="0 0 73 20" svg:d="M0 20c15-18 44-25 73-15">
          <text:p/>
        </draw:path>
        <draw:line draw:style-name="gr8" draw:text-style-name="P2" draw:layer="layout" svg:x1="15.077cm" svg:y1="8.177cm" svg:x2="15.077cm" svg:y2="8.59cm">
          <text:p/>
        </draw:line>
        <draw:line draw:style-name="gr8" draw:text-style-name="P2" draw:layer="layout" svg:x1="15.078cm" svg:y1="8.591cm" svg:x2="14.996cm" svg:y2="8.561cm">
          <text:p/>
        </draw:line>
        <draw:path draw:style-name="gr8" draw:text-style-name="P2" draw:layer="layout" svg:width="0.011cm" svg:height="0.028cm" svg:x="14.996cm" svg:y="8.057cm" svg:viewBox="0 0 12 29" svg:d="M0 29c0-11 4-18 12-29">
          <text:p/>
        </draw:path>
        <draw:path draw:style-name="gr8" draw:text-style-name="P2" draw:layer="layout" svg:width="0.074cm" svg:height="0.019cm" svg:x="15.003cm" svg:y="8.038cm" svg:viewBox="0 0 75 20" svg:d="M0 20c14-19 42-26 75-15">
          <text:p/>
        </draw:path>
        <draw:path draw:style-name="gr8" draw:text-style-name="P2" draw:layer="layout" svg:width="0.011cm" svg:height="0.036cm" svg:x="20.926cm" svg:y="10.152cm" svg:viewBox="0 0 12 37" svg:d="M12 37c0-18-5-29-12-37">
          <text:p/>
        </draw:path>
        <draw:path draw:style-name="gr8" draw:text-style-name="P2" draw:layer="layout" svg:width="0.074cm" svg:height="0.166cm" svg:x="20.863cm" svg:y="10.188cm" svg:viewBox="0 0 75 167" svg:d="M0 167c14-4 32-29 50-65 14-32 25-74 25-102">
          <text:p/>
        </draw:path>
        <draw:path draw:style-name="gr8" draw:text-style-name="P2" draw:layer="layout" svg:width="0.011cm" svg:height="0.035cm" svg:x="20.725cm" svg:y="10.421cm" svg:viewBox="0 0 12 36" svg:d="M12 36c0-19-5-29-12-36">
          <text:p/>
        </draw:path>
        <draw:path draw:style-name="gr8" draw:text-style-name="P2" draw:layer="layout" svg:width="0.074cm" svg:height="0.166cm" svg:x="20.662cm" svg:y="10.456cm" svg:viewBox="0 0 75 167" svg:d="M0 167c14-4 32-25 50-60 14-36 25-78 25-107">
          <text:p/>
        </draw:path>
        <draw:path draw:style-name="gr8" draw:text-style-name="P2" draw:layer="layout" svg:width="0.049cm" svg:height="0.02cm" svg:x="15.374cm" svg:y="7.56cm" svg:viewBox="0 0 50 21" svg:d="M0 2c3-3 10-3 21 0 7 4 18 12 29 19">
          <text:p/>
        </draw:path>
        <draw:path draw:style-name="gr8" draw:text-style-name="P2" draw:layer="layout" svg:width="0.385cm" svg:height="0.098cm" svg:x="15.37cm" svg:y="7.454cm" svg:viewBox="0 0 386 99" svg:d="M0 0c21 54 95 92 180 99 86 4 167-24 206-78">
          <text:p/>
        </draw:path>
        <draw:line draw:style-name="gr8" draw:text-style-name="P2" draw:layer="layout" svg:x1="15.37cm" svg:y1="7.521cm" svg:x2="15.37cm" svg:y2="7.454cm">
          <text:p/>
        </draw:line>
        <draw:line draw:style-name="gr8" draw:text-style-name="P2" draw:layer="layout" svg:x1="15.861cm" svg:y1="7.334cm" svg:x2="15.755cm" svg:y2="7.476cm">
          <text:p/>
        </draw:line>
        <draw:line draw:style-name="gr8" draw:text-style-name="P2" draw:layer="layout" svg:x1="17.441cm" svg:y1="8.037cm" svg:x2="17.548cm" svg:y2="7.895cm">
          <text:p/>
        </draw:line>
        <draw:path draw:style-name="gr8" draw:text-style-name="P2" draw:layer="layout" svg:width="0.024cm" svg:height="0.064cm" svg:x="17.046cm" svg:y="7.912cm" svg:viewBox="0 0 25 65" svg:d="M25 0c-17 18-25 43-25 65">
          <text:p/>
        </draw:path>
        <draw:path draw:style-name="gr8" draw:text-style-name="P2" draw:layer="layout" svg:width="0.395cm" svg:height="0.138cm" svg:x="17.046cm" svg:y="7.976cm" svg:viewBox="0 0 396 139" svg:d="M0 0c0 64 67 121 163 135 95 14 191-14 233-74">
          <text:p/>
        </draw:path>
        <draw:line draw:style-name="gr8" draw:text-style-name="P2" draw:layer="layout" svg:x1="17.177cm" svg:y1="7.771cm" svg:x2="17.067cm" svg:y2="7.913cm">
          <text:p/>
        </draw:line>
        <draw:path draw:style-name="gr8" draw:text-style-name="P2" draw:layer="layout" svg:width="0.3cm" svg:height="0.19cm" svg:x="17.105cm" svg:y="7.874cm" svg:viewBox="0 0 301 191" svg:d="M284 145c39-49 7-109-67-135-74-25-163-3-202 47-35 49-7 109 67 134">
          <text:p/>
        </draw:path>
        <draw:path draw:style-name="gr8" draw:text-style-name="P2" draw:layer="layout" svg:width="0.134cm" svg:height="0.011cm" svg:x="17.187cm" svg:y="8.064cm" svg:viewBox="0 0 135 12" svg:d="M0 0c43 16 96 16 135 0">
          <text:p/>
        </draw:path>
        <draw:path draw:style-name="gr8" draw:text-style-name="P2" draw:layer="layout" svg:width="0.067cm" svg:height="0.046cm" svg:x="17.321cm" svg:y="8.018cm" svg:viewBox="0 0 68 47" svg:d="M0 47c28-7 53-25 68-47">
          <text:p/>
        </draw:path>
        <draw:line draw:style-name="gr8" draw:text-style-name="P2" draw:layer="layout" svg:x1="15.035cm" svg:y1="8.643cm" svg:x2="15.035cm" svg:y2="11.352cm">
          <text:p/>
        </draw:line>
        <draw:line draw:style-name="gr8" draw:text-style-name="P2" draw:layer="layout" svg:x1="15.036cm" svg:y1="8.644cm" svg:x2="14.954cm" svg:y2="8.618cm">
          <text:p/>
        </draw:line>
        <draw:line draw:style-name="gr8" draw:text-style-name="P2" draw:layer="layout" svg:x1="19.935cm" svg:y1="13.116cm" svg:x2="19.935cm" svg:y2="13.049cm">
          <text:p/>
        </draw:line>
        <draw:line draw:style-name="gr8" draw:text-style-name="P2" draw:layer="layout" svg:x1="15.116cm" svg:y1="11.444cm" svg:x2="19.936cm" svg:y2="13.053cm">
          <text:p/>
        </draw:line>
        <draw:path draw:style-name="gr8" draw:text-style-name="P2" draw:layer="layout" svg:width="0.081cm" svg:height="0.095cm" svg:x="15.035cm" svg:y="11.352cm" svg:viewBox="0 0 82 96" svg:d="M82 96c-47-17-82-60-82-96">
          <text:p/>
        </draw:path>
        <draw:line draw:style-name="gr8" draw:text-style-name="P2" draw:layer="layout" svg:x1="19.975cm" svg:y1="12.996cm" svg:x2="19.935cm" svg:y2="13.053cm">
          <text:p/>
        </draw:line>
        <draw:line draw:style-name="gr8" draw:text-style-name="P2" draw:layer="layout" svg:x1="15.37cm" svg:y1="7.455cm" svg:x2="15.54cm" svg:y2="7.228cm">
          <text:p/>
        </draw:line>
        <draw:path draw:style-name="gr8" draw:text-style-name="P2" draw:layer="layout" svg:width="0.302cm" svg:height="0.19cm" svg:x="15.419cm" svg:y="7.313cm" svg:viewBox="0 0 303 191" svg:d="M288 145c35-49 7-109-67-134-77-26-167-3-205 46-36 49-8 109 67 134">
          <text:p/>
        </draw:path>
        <draw:path draw:style-name="gr8" draw:text-style-name="P2" draw:layer="layout" svg:width="0.137cm" svg:height="0.011cm" svg:x="15.501cm" svg:y="7.503cm" svg:viewBox="0 0 138 12" svg:d="M0 0c42 16 92 16 138 0">
          <text:p/>
        </draw:path>
        <draw:path draw:style-name="gr8" draw:text-style-name="P2" draw:layer="layout" svg:width="0.07cm" svg:height="0.046cm" svg:x="15.635cm" svg:y="7.457cm" svg:viewBox="0 0 71 47" svg:d="M0 47c32-10 54-29 71-47">
          <text:p/>
        </draw:path>
        <draw:line draw:style-name="gr8" draw:text-style-name="P2" draw:layer="layout" svg:x1="15.035cm" svg:y1="8.644cm" svg:x2="15.078cm" svg:y2="8.59cm">
          <text:p/>
        </draw:line>
        <draw:line draw:style-name="gr8" draw:text-style-name="P2" draw:layer="layout" svg:x1="15.578cm" svg:y1="10.41cm" svg:x2="15.578cm" svg:y2="8.731cm">
          <text:p/>
        </draw:line>
        <draw:line draw:style-name="gr8" draw:text-style-name="P2" draw:layer="layout" svg:x1="15.759cm" svg:y1="10.471cm" svg:x2="15.578cm" svg:y2="10.41cm">
          <text:p/>
        </draw:line>
        <draw:path draw:style-name="gr8" draw:text-style-name="P2" draw:layer="layout" svg:width="0.162cm" svg:height="0.187cm" svg:x="15.758cm" svg:y="10.47cm" svg:viewBox="0 0 163 188" svg:d="M163 188c0-74-70-160-163-188">
          <text:p/>
        </draw:path>
        <draw:line draw:style-name="gr8" draw:text-style-name="P2" draw:layer="layout" svg:x1="15.92cm" svg:y1="10.809cm" svg:x2="15.92cm" svg:y2="10.657cm">
          <text:p/>
        </draw:line>
        <draw:line draw:style-name="gr8" draw:text-style-name="P2" draw:layer="layout" svg:x1="17.724cm" svg:y1="11.409cm" svg:x2="15.92cm" svg:y2="10.809cm">
          <text:p/>
        </draw:line>
        <draw:path draw:style-name="gr8" draw:text-style-name="P2" draw:layer="layout" svg:width="0.306cm" svg:height="0.199cm" svg:x="17.847cm" svg:y="11.202cm" svg:viewBox="0 0 307 200" svg:d="M307 200c0-63-49-134-123-174-74-38-149-35-184 11">
          <text:p/>
        </draw:path>
        <draw:line draw:style-name="gr8" draw:text-style-name="P2" draw:layer="layout" svg:x1="18.153cm" svg:y1="11.401cm" svg:x2="18.153cm" svg:y2="11.553cm">
          <text:p/>
        </draw:line>
        <draw:line draw:style-name="gr8" draw:text-style-name="P2" draw:layer="layout" svg:x1="19.957cm" svg:y1="12.154cm" svg:x2="18.153cm" svg:y2="11.553cm">
          <text:p/>
        </draw:line>
        <draw:path draw:style-name="gr8" draw:text-style-name="P2" draw:layer="layout" svg:width="0.307cm" svg:height="0.2cm" svg:x="20.08cm" svg:y="11.946cm" svg:viewBox="0 0 308 201" svg:d="M308 201c0-64-51-135-125-174s-148-35-183 10">
          <text:p/>
        </draw:path>
        <draw:line draw:style-name="gr8" draw:text-style-name="P2" draw:layer="layout" svg:x1="20.387cm" svg:y1="12.146cm" svg:x2="20.387cm" svg:y2="12.294cm">
          <text:p/>
        </draw:line>
        <draw:line draw:style-name="gr8" draw:text-style-name="P2" draw:layer="layout" svg:x1="20.55cm" svg:y1="12.351cm" svg:x2="20.387cm" svg:y2="12.294cm">
          <text:p/>
        </draw:line>
        <draw:path draw:style-name="gr8" draw:text-style-name="P2" draw:layer="layout" svg:width="0.307cm" svg:height="0.199cm" svg:x="18.129cm" svg:y="9.791cm" svg:viewBox="0 0 308 200" svg:d="M308 200c0-63-53-134-124-174-74-38-149-35-184 11">
          <text:p/>
        </draw:path>
        <draw:path draw:style-name="gr8" draw:text-style-name="P2" draw:layer="layout" svg:width="0.018cm" svg:height="0.057cm" svg:x="18.418cm" svg:y="9.99cm" svg:viewBox="0 0 19 58" svg:d="M0 58c12-18 19-36 19-58">
          <text:p/>
        </draw:path>
        <draw:path draw:style-name="gr8" draw:text-style-name="P2" draw:layer="layout" svg:width="0.303cm" svg:height="0.2cm" svg:x="19.046cm" svg:y="10.098cm" svg:viewBox="0 0 304 201" svg:d="M304 201c0-64-49-135-124-174-74-39-148-35-180 11">
          <text:p/>
        </draw:path>
        <draw:path draw:style-name="gr8" draw:text-style-name="P2" draw:layer="layout" svg:width="0.017cm" svg:height="0.056cm" svg:x="19.332cm" svg:y="10.294cm" svg:viewBox="0 0 18 57" svg:d="M0 57c15-14 18-36 18-57">
          <text:p/>
        </draw:path>
        <draw:path draw:style-name="gr8" draw:text-style-name="P2" draw:layer="layout" svg:width="0.307cm" svg:height="0.2cm" svg:x="18.587cm" svg:y="9.36cm" svg:viewBox="0 0 308 201" svg:d="M308 201c0-64-53-135-124-174-74-39-148-35-184 7">
          <text:p/>
        </draw:path>
        <draw:path draw:style-name="gr8" draw:text-style-name="P2" draw:layer="layout" svg:width="0.017cm" svg:height="0.057cm" svg:x="18.877cm" svg:y="9.556cm" svg:viewBox="0 0 18 58" svg:d="M0 58c11-15 18-37 18-58">
          <text:p/>
        </draw:path>
        <draw:path draw:style-name="gr8" draw:text-style-name="P2" draw:layer="layout" svg:width="0.18cm" svg:height="0.117cm" svg:x="18.587cm" svg:y="9.499cm" svg:viewBox="0 0 181 118" svg:d="M181 118c0-35-31-77-75-103-42-21-88-21-106 7">
          <text:p/>
        </draw:path>
        <draw:path draw:style-name="gr8" draw:text-style-name="P2" draw:layer="layout" svg:width="0.18cm" svg:height="0.149cm" svg:x="18.577cm" svg:y="9.521cm" svg:viewBox="0 0 181 150" svg:d="M10 0c-24 33-3 86 43 121s103 39 128 7">
          <text:p/>
        </draw:path>
        <draw:path draw:style-name="gr8" draw:text-style-name="P2" draw:layer="layout" svg:width="0.01cm" svg:height="0.032cm" svg:x="18.757cm" svg:y="9.616cm" svg:viewBox="0 0 11 33" svg:d="M0 33c7-7 11-18 11-33">
          <text:p/>
        </draw:path>
        <draw:line draw:style-name="gr8" draw:text-style-name="P2" draw:layer="layout" svg:x1="15.303cm" svg:y1="11.197cm" svg:x2="15.565cm" svg:y2="11.286cm">
          <text:p/>
        </draw:line>
        <draw:line draw:style-name="gr8" draw:text-style-name="P2" draw:layer="layout" svg:x1="15.921cm" svg:y1="10.809cm" svg:x2="15.564cm" svg:y2="11.286cm">
          <text:p/>
        </draw:line>
        <draw:line draw:style-name="gr8" draw:text-style-name="P2" draw:layer="layout" svg:x1="17.798cm" svg:y1="12.03cm" svg:x2="17.473cm" svg:y2="11.92cm">
          <text:p/>
        </draw:line>
        <draw:line draw:style-name="gr8" draw:text-style-name="P2" draw:layer="layout" svg:x1="18.154cm" svg:y1="11.553cm" svg:x2="17.797cm" svg:y2="12.03cm">
          <text:p/>
        </draw:line>
        <draw:line draw:style-name="gr8" draw:text-style-name="P2" draw:layer="layout" svg:x1="20.031cm" svg:y1="12.775cm" svg:x2="19.706cm" svg:y2="12.664cm">
          <text:p/>
        </draw:line>
        <draw:line draw:style-name="gr8" draw:text-style-name="P2" draw:layer="layout" svg:x1="20.388cm" svg:y1="12.294cm" svg:x2="20.03cm" svg:y2="12.775cm">
          <text:p/>
        </draw:line>
        <draw:line draw:style-name="gr8" draw:text-style-name="P2" draw:layer="layout" svg:x1="15.41cm" svg:y1="8.223cm" svg:x2="15.222cm" svg:y2="8.474cm">
          <text:p/>
        </draw:line>
        <draw:line draw:style-name="gr8" draw:text-style-name="P2" draw:layer="layout" svg:x1="15.222cm" svg:y1="8.47cm" svg:x2="15.222cm" svg:y2="8.738cm">
          <text:p/>
        </draw:line>
        <draw:line draw:style-name="gr8" draw:text-style-name="P2" draw:layer="layout" svg:x1="15.579cm" svg:y1="10.41cm" svg:x2="15.222cm" svg:y2="10.887cm">
          <text:p/>
        </draw:line>
        <draw:line draw:style-name="gr8" draw:text-style-name="P2" draw:layer="layout" svg:x1="15.222cm" svg:y1="10.886cm" svg:x2="15.222cm" svg:y2="11.101cm">
          <text:p/>
        </draw:line>
        <draw:path draw:style-name="gr8" draw:text-style-name="P2" draw:layer="layout" svg:width="0.014cm" svg:height="0.031cm" svg:x="17.349cm" svg:y="8.008cm" svg:viewBox="0 0 15 32" svg:d="M0 32c8-7 15-21 15-32">
          <text:p/>
        </draw:path>
        <draw:path draw:style-name="gr8" draw:text-style-name="P2" draw:layer="layout" svg:width="0.215cm" svg:height="0.071cm" svg:x="17.148cm" svg:y="7.937cm" svg:viewBox="0 0 216 72" svg:d="M216 72c0-39-49-72-110-72-57 0-106 33-106 72">
          <text:p/>
        </draw:path>
        <draw:path draw:style-name="gr8" draw:text-style-name="P2" draw:layer="layout" svg:width="0.053cm" svg:height="0.06cm" svg:x="17.148cm" svg:y="8.008cm" svg:viewBox="0 0 54 61" svg:d="M0 0c0 24 21 50 54 61">
          <text:p/>
        </draw:path>
        <draw:path draw:style-name="gr8" draw:text-style-name="P2" draw:layer="layout" svg:width="0.039cm" svg:height="0.029cm" svg:x="17.31cm" svg:y="8.039cm" svg:viewBox="0 0 40 30" svg:d="M0 30c18-8 32-15 40-30">
          <text:p/>
        </draw:path>
        <draw:path draw:style-name="gr8" draw:text-style-name="P2" draw:layer="layout" svg:width="0.081cm" svg:height="0.096cm" svg:x="15.222cm" svg:y="11.101cm" svg:viewBox="0 0 82 97" svg:d="M82 97c-47-14-82-58-82-97">
          <text:p/>
        </draw:path>
        <draw:path draw:style-name="gr8" draw:text-style-name="P2" draw:layer="layout" svg:width="0.01cm" svg:height="0.031cm" svg:x="15.663cm" svg:y="7.447cm" svg:viewBox="0 0 11 32" svg:d="M0 32c8-10 11-21 11-32">
          <text:p/>
        </draw:path>
        <draw:path draw:style-name="gr8" draw:text-style-name="P2" draw:layer="layout" svg:width="0.211cm" svg:height="0.071cm" svg:x="15.462cm" svg:y="7.376cm" svg:viewBox="0 0 212 72" svg:d="M212 72c0-39-45-72-105-72-57 0-107 33-107 72">
          <text:p/>
        </draw:path>
        <draw:path draw:style-name="gr8" draw:text-style-name="P2" draw:layer="layout" svg:width="0.049cm" svg:height="0.06cm" svg:x="15.462cm" svg:y="7.447cm" svg:viewBox="0 0 50 61" svg:d="M0 0c0 25 17 47 50 61">
          <text:p/>
        </draw:path>
        <draw:path draw:style-name="gr8" draw:text-style-name="P2" draw:layer="layout" svg:width="0.039cm" svg:height="0.029cm" svg:x="15.624cm" svg:y="7.478cm" svg:viewBox="0 0 40 30" svg:d="M0 30c19-7 33-19 40-30">
          <text:p/>
        </draw:path>
        <draw:line draw:style-name="gr8" draw:text-style-name="P2" draw:layer="layout" svg:x1="19.706cm" svg:y1="10.1cm" svg:x2="19.706cm" svg:y2="9.99cm">
          <text:p/>
        </draw:line>
        <draw:path draw:style-name="gr8" draw:text-style-name="P2" draw:layer="layout" svg:width="0.307cm" svg:height="0.199cm" svg:x="19.706cm" svg:y="10.1cm" svg:viewBox="0 0 308 200" svg:d="M0 0c0 63 54 134 124 173 74 39 152 36 184-10">
          <text:p/>
        </draw:path>
        <draw:path draw:style-name="gr8" draw:text-style-name="P2" draw:layer="layout" svg:width="0.017cm" svg:height="0.057cm" svg:x="20.013cm" svg:y="10.205cm" svg:viewBox="0 0 18 58" svg:d="M0 58c11-14 18-35 18-58">
          <text:p/>
        </draw:path>
        <draw:line draw:style-name="gr8" draw:text-style-name="P2" draw:layer="layout" svg:x1="20.03cm" svg:y1="10.096cm" svg:x2="20.03cm" svg:y2="10.205cm">
          <text:p/>
        </draw:line>
        <draw:line draw:style-name="gr8" draw:text-style-name="P2" draw:layer="layout" svg:x1="20.03cm" svg:y1="12.622cm" svg:x2="20.03cm" svg:y2="12.77cm">
          <text:p/>
        </draw:line>
        <draw:path draw:style-name="gr8" draw:text-style-name="P2" draw:layer="layout" svg:width="0.307cm" svg:height="0.199cm" svg:x="19.723cm" svg:y="12.422cm" svg:viewBox="0 0 308 200" svg:d="M308 200c0-64-53-134-127-173-70-40-144-36-181 11">
          <text:p/>
        </draw:path>
        <draw:path draw:style-name="gr8" draw:text-style-name="P2" draw:layer="layout" svg:width="0.017cm" svg:height="0.056cm" svg:x="19.706cm" svg:y="12.46cm" svg:viewBox="0 0 18 57" svg:d="M18 0c-10 14-18 31-18 57">
          <text:p/>
        </draw:path>
        <draw:line draw:style-name="gr8" draw:text-style-name="P2" draw:layer="layout" svg:x1="15.403cm" svg:y1="8.534cm" svg:x2="15.222cm" svg:y2="8.47cm">
          <text:p/>
        </draw:line>
        <draw:line draw:style-name="gr8" draw:text-style-name="P2" draw:layer="layout" svg:x1="19.706cm" svg:y1="12.664cm" svg:x2="19.706cm" svg:y2="12.513cm">
          <text:p/>
        </draw:line>
        <draw:path draw:style-name="gr8" draw:text-style-name="P2" draw:layer="layout" svg:width="0.144cm" svg:height="0.036cm" svg:x="15.402cm" svg:y="8.773cm" svg:viewBox="0 0 145 37" svg:d="M0 25c60 22 117 15 145-25">
          <text:p/>
        </draw:path>
        <draw:path draw:style-name="gr8" draw:text-style-name="P2" draw:layer="layout" svg:width="0.162cm" svg:height="0.243cm" svg:x="15.402cm" svg:y="8.53cm" svg:viewBox="0 0 163 244" svg:d="M145 244c25-32 25-81-7-134-28-47-82-89-138-110">
          <text:p/>
        </draw:path>
        <draw:line draw:style-name="gr8" draw:text-style-name="P2" draw:layer="layout" svg:x1="15.222cm" svg:y1="8.738cm" svg:x2="15.403cm" svg:y2="8.799cm">
          <text:p/>
        </draw:line>
        <draw:line draw:style-name="gr8" draw:text-style-name="P2" draw:layer="layout" svg:x1="17.797cm" svg:y1="11.878cm" svg:x2="17.797cm" svg:y2="12.029cm">
          <text:p/>
        </draw:line>
        <draw:path draw:style-name="gr8" draw:text-style-name="P2" draw:layer="layout" svg:width="0.307cm" svg:height="0.2cm" svg:x="17.49cm" svg:y="11.678cm" svg:viewBox="0 0 308 201" svg:d="M308 201c0-65-53-136-127-174-70-39-145-36-181 10">
          <text:p/>
        </draw:path>
        <draw:path draw:style-name="gr8" draw:text-style-name="P2" draw:layer="layout" svg:width="0.017cm" svg:height="0.057cm" svg:x="17.473cm" svg:y="11.715cm" svg:viewBox="0 0 18 58" svg:d="M18 0c-11 14-18 37-18 58">
          <text:p/>
        </draw:path>
        <draw:line draw:style-name="gr8" draw:text-style-name="P2" draw:layer="layout" svg:x1="15.403cm" svg:y1="10.947cm" svg:x2="15.222cm" svg:y2="10.886cm">
          <text:p/>
        </draw:line>
        <draw:line draw:style-name="gr8" draw:text-style-name="P2" draw:layer="layout" svg:x1="17.473cm" svg:y1="11.92cm" svg:x2="17.473cm" svg:y2="11.768cm">
          <text:p/>
        </draw:line>
        <draw:path draw:style-name="gr8" draw:text-style-name="P2" draw:layer="layout" svg:width="0.162cm" svg:height="0.187cm" svg:x="15.402cm" svg:y="10.946cm" svg:viewBox="0 0 163 188" svg:d="M163 188c0-75-74-160-163-188">
          <text:p/>
        </draw:path>
        <draw:line draw:style-name="gr8" draw:text-style-name="P2" draw:layer="layout" svg:x1="15.564cm" svg:y1="11.285cm" svg:x2="15.564cm" svg:y2="11.133cm">
          <text:p/>
        </draw:line>
        <draw:path draw:style-name="gr8" draw:text-style-name="P2" draw:layer="layout" svg:width="0.307cm" svg:height="0.199cm" svg:x="18.069cm" svg:y="9.872cm" svg:viewBox="0 0 308 200" svg:d="M308 200c0-64-53-135-124-174-75-38-149-35-184 11">
          <text:p/>
        </draw:path>
        <draw:path draw:style-name="gr8" draw:text-style-name="P2" draw:layer="layout" svg:width="0.306cm" svg:height="0.253cm" svg:x="18.052cm" svg:y="9.909cm" svg:viewBox="0 0 307 254" svg:d="M17 0c-39 54-7 146 74 206 78 60 177 63 216 10">
          <text:p/>
        </draw:path>
        <draw:path draw:style-name="gr8" draw:text-style-name="P2" draw:layer="layout" svg:width="0.018cm" svg:height="0.053cm" svg:x="18.358cm" svg:y="10.071cm" svg:viewBox="0 0 19 54" svg:d="M0 54c12-15 19-33 19-54">
          <text:p/>
        </draw:path>
        <draw:path draw:style-name="gr8" draw:text-style-name="P2" draw:layer="layout" svg:width="0.303cm" svg:height="0.199cm" svg:x="18.986cm" svg:y="10.179cm" svg:viewBox="0 0 304 200" svg:d="M304 200c0-63-50-135-124-174-74-38-148-35-180 11">
          <text:p/>
        </draw:path>
        <draw:path draw:style-name="gr8" draw:text-style-name="P2" draw:layer="layout" svg:width="0.305cm" svg:height="0.255cm" svg:x="18.967cm" svg:y="10.212cm" svg:viewBox="0 0 306 256" svg:d="M19 0c-42 53-11 146 72 206 81 60 176 67 215 14">
          <text:p/>
        </draw:path>
        <draw:path draw:style-name="gr8" draw:text-style-name="P2" draw:layer="layout" svg:width="0.017cm" svg:height="0.056cm" svg:x="19.272cm" svg:y="10.375cm" svg:viewBox="0 0 18 57" svg:d="M0 57c10-14 18-35 18-57">
          <text:p/>
        </draw:path>
        <draw:path draw:style-name="gr8" draw:text-style-name="P2" draw:layer="layout" svg:width="0.307cm" svg:height="0.196cm" svg:x="18.527cm" svg:y="9.441cm" svg:viewBox="0 0 308 197" svg:d="M308 197c0-63-54-135-124-170-74-39-152-35-184 7">
          <text:p/>
        </draw:path>
        <draw:path draw:style-name="gr8" draw:text-style-name="P2" draw:layer="layout" svg:width="0.306cm" svg:height="0.255cm" svg:x="18.511cm" svg:y="9.475cm" svg:viewBox="0 0 307 256" svg:d="M16 0c-38 54-7 146 71 206 81 60 181 67 220 14">
          <text:p/>
        </draw:path>
        <draw:path draw:style-name="gr8" draw:text-style-name="P2" draw:layer="layout" svg:width="0.017cm" svg:height="0.057cm" svg:x="18.817cm" svg:y="9.637cm" svg:viewBox="0 0 18 58" svg:d="M0 58c10-14 18-36 18-58">
          <text:p/>
        </draw:path>
        <draw:path draw:style-name="gr8" draw:text-style-name="P2" draw:layer="layout" svg:width="0.18cm" svg:height="0.119cm" svg:x="18.129cm" svg:y="9.931cm" svg:viewBox="0 0 181 120" svg:d="M181 120c0-39-32-82-74-103-43-25-86-21-107 7">
          <text:p/>
        </draw:path>
        <draw:path draw:style-name="gr8" draw:text-style-name="P2" draw:layer="layout" svg:width="0.18cm" svg:height="0.149cm" svg:x="18.118cm" svg:y="9.955cm" svg:viewBox="0 0 181 150" svg:d="M11 0c-25 28-4 86 43 121 46 35 106 39 127 7">
          <text:p/>
        </draw:path>
        <draw:path draw:style-name="gr8" draw:text-style-name="P2" draw:layer="layout" svg:width="0.011cm" svg:height="0.032cm" svg:x="18.298cm" svg:y="10.05cm" svg:viewBox="0 0 12 33" svg:d="M0 33c8-11 12-21 12-33">
          <text:p/>
        </draw:path>
        <draw:path draw:style-name="gr8" draw:text-style-name="P2" draw:layer="layout" svg:width="0.18cm" svg:height="0.117cm" svg:x="19.042cm" svg:y="10.237cm" svg:viewBox="0 0 181 118" svg:d="M181 118c0-36-28-78-70-104-43-21-88-17-111 7">
          <text:p/>
        </draw:path>
        <draw:path draw:style-name="gr8" draw:text-style-name="P2" draw:layer="layout" svg:width="0.179cm" svg:height="0.149cm" svg:x="19.034cm" svg:y="10.258cm" svg:viewBox="0 0 180 150" svg:d="M9 0c-21 33-3 86 46 121 46 36 104 39 125 7">
          <text:p/>
        </draw:path>
        <draw:path draw:style-name="gr8" draw:text-style-name="P2" draw:layer="layout" svg:width="0.01cm" svg:height="0.031cm" svg:x="19.212cm" svg:y="10.354cm" svg:viewBox="0 0 11 32" svg:d="M0 32c8-7 11-22 11-32">
          <text:p/>
        </draw:path>
        <draw:path draw:style-name="gr8" draw:text-style-name="P2" draw:layer="layout" svg:width="0.028cm" svg:height="0.077cm" svg:x="19.974cm" svg:y="10.121cm" svg:viewBox="0 0 29 78" svg:d="M29 78c0-24-7-49-29-78">
          <text:p/>
        </draw:path>
        <draw:path draw:style-name="gr8" draw:text-style-name="P2" draw:layer="layout" svg:width="0.077cm" svg:height="0.07cm" svg:x="19.9cm" svg:y="10.054cm" svg:viewBox="0 0 78 71" svg:d="M78 71c-21-29-49-54-78-71">
          <text:p/>
        </draw:path>
        <draw:path draw:style-name="gr8" draw:text-style-name="P2" draw:layer="layout" svg:width="0.27cm" svg:height="0.241cm" svg:x="19.732cm" svg:y="10.034cm" svg:viewBox="0 0 271 242" svg:d="M105 2c-68-11-114 28-103 92 10 60 75 124 146 142 70 21 123-11 123-72">
          <text:p/>
        </draw:path>
        <draw:path draw:style-name="gr8" draw:text-style-name="P2" draw:layer="layout" svg:width="0.028cm" svg:height="0.078cm" svg:x="19.974cm" svg:y="12.537cm" svg:viewBox="0 0 29 79" svg:d="M29 79c0-25-7-54-29-79">
          <text:p/>
        </draw:path>
        <draw:path draw:style-name="gr8" draw:text-style-name="P2" draw:layer="layout" svg:width="0.109cm" svg:height="0.081cm" svg:x="19.868cm" svg:y="12.456cm" svg:viewBox="0 0 110 82" svg:d="M110 82c-28-40-67-68-110-82">
          <text:p/>
        </draw:path>
        <draw:path draw:style-name="gr8" draw:text-style-name="P2" draw:layer="layout" svg:width="0.268cm" svg:height="0.242cm" svg:x="19.734cm" svg:y="12.447cm" svg:viewBox="0 0 269 243" svg:d="M134 9c-74-25-134 4-134 67 0 60 60 135 134 160 74 21 135-7 135-72">
          <text:p/>
        </draw:path>
        <draw:path draw:style-name="gr8" draw:text-style-name="P2" draw:layer="layout" svg:width="0.025cm" svg:height="0.074cm" svg:x="17.744cm" svg:y="11.793cm" svg:viewBox="0 0 26 75" svg:d="M26 75c0-21-7-49-26-75">
          <text:p/>
        </draw:path>
        <draw:path draw:style-name="gr8" draw:text-style-name="P2" draw:layer="layout" svg:width="0.109cm" svg:height="0.081cm" svg:x="17.635cm" svg:y="11.712cm" svg:viewBox="0 0 110 82" svg:d="M110 82c-28-40-68-68-110-82">
          <text:p/>
        </draw:path>
        <draw:path draw:style-name="gr8" draw:text-style-name="P2" draw:layer="layout" svg:width="0.268cm" svg:height="0.243cm" svg:x="17.501cm" svg:y="11.703cm" svg:viewBox="0 0 269 244" svg:d="M135 9c-74-25-135 7-135 68 0 63 61 134 135 159 74 24 134-8 134-71">
          <text:p/>
        </draw:path>
        <draw:path draw:style-name="gr8" draw:text-style-name="P2" draw:layer="layout" svg:width="0.025cm" svg:height="0.077cm" svg:x="15.511cm" svg:y="11.049cm" svg:viewBox="0 0 26 78" svg:d="M26 78c0-25-11-53-26-78">
          <text:p/>
        </draw:path>
        <draw:path draw:style-name="gr8" draw:text-style-name="P2" draw:layer="layout" svg:width="0.109cm" svg:height="0.082cm" svg:x="15.402cm" svg:y="10.967cm" svg:viewBox="0 0 110 83" svg:d="M110 83c-25-36-67-68-110-83">
          <text:p/>
        </draw:path>
        <draw:path draw:style-name="gr8" draw:text-style-name="P2" draw:layer="layout" svg:width="0.268cm" svg:height="0.243cm" svg:x="15.268cm" svg:y="10.959cm" svg:viewBox="0 0 269 244" svg:d="M134 8c-74-24-134 7-134 68 0 64 60 131 134 159 75 25 135-7 135-67">
          <text:p/>
        </draw:path>
        <draw:path draw:style-name="gr8" draw:text-style-name="P2" draw:layer="layout" svg:width="0.018cm" svg:height="0.162cm" svg:x="20.526cm" svg:y="10.484cm" svg:viewBox="0 0 19 163" svg:d="M9 163c-15-31-12-96 10-163">
          <text:p/>
        </draw:path>
        <draw:path draw:style-name="gr8" draw:text-style-name="P2" draw:layer="layout" svg:width="0.025cm" svg:height="0.078cm" svg:x="15.511cm" svg:y="8.632cm" svg:viewBox="0 0 26 79" svg:d="M26 79c0-25-11-51-26-79">
          <text:p/>
        </draw:path>
        <draw:path draw:style-name="gr8" draw:text-style-name="P2" draw:layer="layout" svg:width="0.109cm" svg:height="0.085cm" svg:x="15.402cm" svg:y="8.551cm" svg:viewBox="0 0 110 86" svg:d="M110 86c-25-40-67-72-110-86">
          <text:p/>
        </draw:path>
        <draw:path draw:style-name="gr8" draw:text-style-name="P2" draw:layer="layout" svg:width="0.268cm" svg:height="0.243cm" svg:x="15.268cm" svg:y="8.544cm" svg:viewBox="0 0 269 244" svg:d="M134 7c-74-21-134 7-134 71 0 60 60 131 134 156 75 28 135-4 135-67">
          <text:p/>
        </draw:path>
        <draw:path draw:style-name="gr8" draw:text-style-name="P2" draw:layer="layout" svg:width="0.044cm" svg:height="0.183cm" svg:x="20.505cm" svg:y="10.41cm" svg:viewBox="0 0 45 184" svg:d="M5 184c-7-14-7-45 0-82 7-35 22-70 40-102">
          <text:p/>
        </draw:path>
        <draw:path draw:style-name="gr8" draw:text-style-name="P2" draw:layer="layout" svg:width="0.014cm" svg:height="0.046cm" svg:x="19.97cm" svg:y="10.114cm" svg:viewBox="0 0 15 47" svg:d="M15 47c0-19-7-33-15-47">
          <text:p/>
        </draw:path>
        <draw:path draw:style-name="gr8" draw:text-style-name="P2" draw:layer="layout" svg:width="0.057cm" svg:height="0.021cm" svg:x="19.804cm" svg:y="10.042cm" svg:viewBox="0 0 58 22" svg:d="M58 1c-26-4-47 4-58 21">
          <text:p/>
        </draw:path>
        <draw:path draw:style-name="gr8" draw:text-style-name="P2" draw:layer="layout" svg:width="0.181cm" svg:height="0.149cm" svg:x="19.793cm" svg:y="10.064cm" svg:viewBox="0 0 182 150" svg:d="M11 0c-24 32-7 86 43 121 47 35 103 39 128 7">
          <text:p/>
        </draw:path>
        <draw:path draw:style-name="gr8" draw:text-style-name="P2" draw:layer="layout" svg:width="0.01cm" svg:height="0.031cm" svg:x="19.974cm" svg:y="10.16cm" svg:viewBox="0 0 11 32" svg:d="M0 32c8-11 11-22 11-32">
          <text:p/>
        </draw:path>
        <draw:path draw:style-name="gr8" draw:text-style-name="P2" draw:layer="layout" svg:width="0.014cm" svg:height="0.046cm" svg:x="19.97cm" svg:y="12.527cm" svg:viewBox="0 0 15 47" svg:d="M15 47c0-15-7-32-15-47">
          <text:p/>
        </draw:path>
        <draw:path draw:style-name="gr8" draw:text-style-name="P2" draw:layer="layout" svg:width="0.075cm" svg:height="0.022cm" svg:x="19.804cm" svg:y="12.455cm" svg:viewBox="0 0 76 23" svg:d="M76 5c-33-11-61-4-76 18">
          <text:p/>
        </draw:path>
        <draw:path draw:style-name="gr8" draw:text-style-name="P2" draw:layer="layout" svg:width="0.181cm" svg:height="0.149cm" svg:x="19.793cm" svg:y="12.477cm" svg:viewBox="0 0 182 150" svg:d="M11 0c-24 33-7 86 43 121 47 35 103 39 128 7">
          <text:p/>
        </draw:path>
        <draw:path draw:style-name="gr8" draw:text-style-name="P2" draw:layer="layout" svg:width="0.01cm" svg:height="0.031cm" svg:x="19.974cm" svg:y="12.573cm" svg:viewBox="0 0 11 32" svg:d="M0 32c8-8 11-22 11-32">
          <text:p/>
        </draw:path>
        <draw:path draw:style-name="gr8" draw:text-style-name="P2" draw:layer="layout" svg:width="0.014cm" svg:height="0.046cm" svg:x="17.737cm" svg:y="11.782cm" svg:viewBox="0 0 15 47" svg:d="M15 47c0-14-8-33-15-47">
          <text:p/>
        </draw:path>
        <draw:path draw:style-name="gr8" draw:text-style-name="P2" draw:layer="layout" svg:width="0.074cm" svg:height="0.021cm" svg:x="17.571cm" svg:y="11.713cm" svg:viewBox="0 0 75 22" svg:d="M75 3c-31-8-60 0-75 19">
          <text:p/>
        </draw:path>
        <draw:path draw:style-name="gr8" draw:text-style-name="P2" draw:layer="layout" svg:width="0.181cm" svg:height="0.149cm" svg:x="17.56cm" svg:y="11.733cm" svg:viewBox="0 0 182 150" svg:d="M11 0c-25 32-7 86 43 121 46 35 102 39 128 7">
          <text:p/>
        </draw:path>
        <draw:path draw:style-name="gr8" draw:text-style-name="P2" draw:layer="layout" svg:width="0.01cm" svg:height="0.032cm" svg:x="17.741cm" svg:y="11.828cm" svg:viewBox="0 0 11 33" svg:d="M0 33c8-8 11-19 11-33">
          <text:p/>
        </draw:path>
        <draw:path draw:style-name="gr8" draw:text-style-name="P2" draw:layer="layout" svg:width="0.014cm" svg:height="0.046cm" svg:x="15.504cm" svg:y="11.038cm" svg:viewBox="0 0 15 47" svg:d="M15 47c0-14-7-28-15-47">
          <text:p/>
        </draw:path>
        <draw:path draw:style-name="gr8" draw:text-style-name="P2" draw:layer="layout" svg:width="0.074cm" svg:height="0.02cm" svg:x="15.338cm" svg:y="10.968cm" svg:viewBox="0 0 75 21" svg:d="M75 3c-31-8-61 0-75 18">
          <text:p/>
        </draw:path>
        <draw:path draw:style-name="gr8" draw:text-style-name="P2" draw:layer="layout" svg:width="0.181cm" svg:height="0.148cm" svg:x="15.327cm" svg:y="10.989cm" svg:viewBox="0 0 182 149" svg:d="M11 0c-24 31-7 85 43 120 46 36 103 39 128 8">
          <text:p/>
        </draw:path>
        <draw:path draw:style-name="gr8" draw:text-style-name="P2" draw:layer="layout" svg:width="0.01cm" svg:height="0.032cm" svg:x="15.508cm" svg:y="11.084cm" svg:viewBox="0 0 11 33" svg:d="M0 33c8-12 11-23 11-33">
          <text:p/>
        </draw:path>
        <draw:path draw:style-name="gr8" draw:text-style-name="P2" draw:layer="layout" svg:width="0.003cm" svg:height="0.01cm" svg:x="20.535cm" svg:y="10.643cm" svg:viewBox="0 0 4 11" svg:d="M4 11c-4-3-4-7-4-11">
          <text:p/>
        </draw:path>
        <draw:path draw:style-name="gr8" draw:text-style-name="P2" draw:layer="layout" svg:width="0.022cm" svg:height="0.162cm" svg:x="20.526cm" svg:y="10.484cm" svg:viewBox="0 0 23 163" svg:d="M8 163c-14-31-11-96 15-163">
          <text:p/>
        </draw:path>
        <draw:path draw:style-name="gr8" draw:text-style-name="P2" draw:layer="layout" svg:width="0.014cm" svg:height="0.046cm" svg:x="15.504cm" svg:y="8.625cm" svg:viewBox="0 0 15 47" svg:d="M15 47c0-15-7-33-15-47">
          <text:p/>
        </draw:path>
        <draw:path draw:style-name="gr8" draw:text-style-name="P2" draw:layer="layout" svg:width="0.074cm" svg:height="0.023cm" svg:x="15.338cm" svg:y="8.553cm" svg:viewBox="0 0 75 24" svg:d="M75 5c-31-11-61-4-75 19">
          <text:p/>
        </draw:path>
        <draw:path draw:style-name="gr8" draw:text-style-name="P2" draw:layer="layout" svg:width="0.181cm" svg:height="0.148cm" svg:x="15.327cm" svg:y="8.576cm" svg:viewBox="0 0 182 149" svg:d="M11 0c-24 28-7 85 43 120 46 36 103 39 128 8">
          <text:p/>
        </draw:path>
        <draw:path draw:style-name="gr8" draw:text-style-name="P2" draw:layer="layout" svg:width="0.01cm" svg:height="0.032cm" svg:x="15.508cm" svg:y="8.671cm" svg:viewBox="0 0 11 33" svg:d="M0 33c8-12 11-23 11-33">
          <text:p/>
        </draw:path>
        <draw:line draw:style-name="gr8" draw:text-style-name="P2" draw:layer="layout" svg:x1="20.619cm" svg:y1="13.244cm" svg:x2="21.164cm" svg:y2="12.516cm">
          <text:p/>
        </draw:line>
        <draw:line draw:style-name="gr8" draw:text-style-name="P2" draw:layer="layout" svg:x1="15.003cm" svg:y1="8.058cm" svg:x2="15.375cm" svg:y2="7.563cm">
          <text:p/>
        </draw:line>
        <draw:line draw:style-name="gr8" draw:text-style-name="P2" draw:layer="layout" svg:x1="17.046cm" svg:y1="7.976cm" svg:x2="17.046cm" svg:y2="8.043cm">
          <text:p/>
        </draw:line>
        <draw:line draw:style-name="gr8" draw:text-style-name="P2" draw:layer="layout" svg:x1="20.013cm" svg:y1="10.263cm" svg:x2="20.116cm" svg:y2="10.128cm">
          <text:p/>
        </draw:line>
        <draw:line draw:style-name="gr8" draw:text-style-name="P2" draw:layer="layout" svg:x1="19.723cm" svg:y1="12.461cm" svg:x2="20.084cm" svg:y2="11.983cm">
          <text:p/>
        </draw:line>
        <draw:line draw:style-name="gr8" draw:text-style-name="P2" draw:layer="layout" svg:x1="15.546cm" svg:y1="8.774cm" svg:x2="15.851cm" svg:y2="8.371cm">
          <text:p/>
        </draw:line>
        <draw:line draw:style-name="gr8" draw:text-style-name="P2" draw:layer="layout" svg:x1="17.49cm" svg:y1="11.716cm" svg:x2="17.851cm" svg:y2="11.239cm">
          <text:p/>
        </draw:line>
        <draw:line draw:style-name="gr8" draw:text-style-name="P2" draw:layer="layout" svg:x1="18.069cm" svg:y1="9.91cm" svg:x2="18.13cm" svg:y2="9.828cm">
          <text:p/>
        </draw:line>
        <draw:line draw:style-name="gr8" draw:text-style-name="P2" draw:layer="layout" svg:x1="18.358cm" svg:y1="10.125cm" svg:x2="18.419cm" svg:y2="10.043cm">
          <text:p/>
        </draw:line>
        <draw:line draw:style-name="gr8" draw:text-style-name="P2" draw:layer="layout" svg:x1="18.986cm" svg:y1="10.217cm" svg:x2="19.047cm" svg:y2="10.135cm">
          <text:p/>
        </draw:line>
        <draw:line draw:style-name="gr8" draw:text-style-name="P2" draw:layer="layout" svg:x1="19.272cm" svg:y1="10.432cm" svg:x2="19.336cm" svg:y2="10.35cm">
          <text:p/>
        </draw:line>
        <draw:line draw:style-name="gr8" draw:text-style-name="P2" draw:layer="layout" svg:x1="18.527cm" svg:y1="9.48cm" svg:x2="18.588cm" svg:y2="9.394cm">
          <text:p/>
        </draw:line>
        <draw:line draw:style-name="gr8" draw:text-style-name="P2" draw:layer="layout" svg:x1="18.817cm" svg:y1="9.695cm" svg:x2="18.878cm" svg:y2="9.613cm">
          <text:p/>
        </draw:line>
        <draw:line draw:style-name="gr8" draw:text-style-name="P2" draw:layer="layout" svg:x1="20.535cm" svg:y1="10.646cm" svg:x2="20.55cm" svg:y2="10.676cm">
          <text:p/>
        </draw:line>
        <draw:line draw:style-name="gr8" draw:text-style-name="P2" draw:layer="layout" svg:x1="20.51cm" svg:y1="10.593cm" svg:x2="20.536cm" svg:y2="10.647cm">
          <text:p/>
        </draw:line>
        <draw:path draw:style-name="gr1" draw:text-style-name="P1" draw:layer="layout" svg:width="5.312cm" svg:height="6.38cm" svg:x="22.56cm" svg:y="7.525cm" svg:viewBox="0 0 5313 6381" svg:d="M5313 356v3994c0 46-28 95-63 109l-4330 1919c-14 4-24 4-35 0 11 4 21 4 35 0l4330-1919c35-14 63-63 63-109v-3994-78l-257 113v77l-1037 463v-82l-293 131v81l-1771 783v305c0 67-42 141-95 165l-940 417c-35 14-63 63-63 109v3486c0 24 10 45 28 52l-861-381c-14-7-24-28-24-52v-3486c0-46 28-95 63-109l939-421c52-21 95-95 95-162v-223-81 81 223c0 67-43 141-95 162l-939 421c-35 14-63 63-63 109v3486c0 24 10 45 24 52l861 381c-18-7-28-28-28-52v-3486c0-46 28-95 63-109l940-417c53-24 95-98 95-165v-305l-858-381 3292-1460c14-4 25-4 39 0l437 194c43-25 110-39 180-39l268 120z">
          <text:p/>
        </draw:path>
        <draw:polygon draw:style-name="gr7" draw:text-style-name="P2" draw:layer="layout" svg:width="0cm" svg:height="0cm" svg:x="25.329cm" svg:y="10.703cm" svg:viewBox="0 0 0 0" draw:points="0,0">
          <text:p/>
        </draw:polygon>
        <draw:path draw:style-name="gr1" draw:text-style-name="P1" draw:layer="layout" svg:width="4.215cm" svg:height="1.848cm" svg:x="23.657cm" svg:y="7.525cm" svg:viewBox="0 0 4216 1849" svg:d="M3948 158l268 120-257 113-166-74c-39-18-61-43-61-67v81c0 25 22 49 61 63l166 74v-77l-166-74c-39-18-61-43-61-67v81c0 25 22 49 61 63l166 74-1038 464v-78l-170-79c-60-24-148-35-225-17-78 14-127 50-127 85 0 25 21 50 60 64l165 74 297-127-170-79c-60-24-148-35-225-17-78 14-127 50-127 85v82c0 24 21 45 60 63l165 74v-81l-165-74c-39-14-60-39-60-64v82c0 24 21 45 60 63l165 74-1767 787-857-381 3291-1465c11-4 25-4 35 0l442 194c-24 17-36 35-36 53 0-18 12-36 36-53 43-25 110-39 180-39z">
          <text:p/>
        </draw:path>
        <draw:polygon draw:style-name="gr7" draw:text-style-name="P2" draw:layer="layout" svg:width="0cm" svg:height="0cm" svg:x="25.329cm" svg:y="10.703cm" svg:viewBox="0 0 0 0" draw:points="0,0">
          <text:p/>
        </draw:polygon>
        <draw:polygon draw:style-name="gr1" draw:text-style-name="P1" draw:layer="layout" svg:width="0.797cm" svg:height="1.199cm" svg:x="26.994cm" svg:y="10.255cm" svg:viewBox="0 0 798 1200" draw:points="798,846 798,0 735,28 0,353 0,1115 0,1144 0,1200">
          <text:p/>
        </draw:polygon>
        <draw:polygon draw:style-name="gr7" draw:text-style-name="P2" draw:layer="layout" svg:width="0cm" svg:height="0cm" svg:x="25.329cm" svg:y="10.703cm" svg:viewBox="0 0 0 0" draw:points="0,0">
          <text:p/>
        </draw:polygon>
        <draw:path draw:style-name="gr1" draw:text-style-name="P1" draw:layer="layout" svg:width="0.734cm" svg:height="1.087cm" svg:x="26.994cm" svg:y="10.283cm" svg:viewBox="0 0 735 1088" svg:d="M226 1017l509-226v-791l-735 329v759c14-11 28-18 42-25l142-64z">
          <text:p/>
        </draw:path>
        <draw:polygon draw:style-name="gr7" draw:text-style-name="P2" draw:layer="layout" svg:width="0cm" svg:height="0cm" svg:x="25.329cm" svg:y="10.703cm" svg:viewBox="0 0 0 0" draw:points="0,0">
          <text:p/>
        </draw:polygon>
        <draw:polygon draw:style-name="gr1" draw:text-style-name="P1" draw:layer="layout" svg:width="0.575cm" svg:height="0.871cm" svg:x="25.029cm" svg:y="10.851cm" svg:viewBox="0 0 576 872" draw:points="512,0 576,618 0,872 7,812 64,199 374,61 452,28">
          <text:p/>
        </draw:polygon>
        <draw:polygon draw:style-name="gr7" draw:text-style-name="P2" draw:layer="layout" svg:width="0cm" svg:height="0cm" svg:x="25.329cm" svg:y="10.703cm" svg:viewBox="0 0 0 0" draw:points="0,0">
          <text:p/>
        </draw:polygon>
        <draw:path draw:style-name="gr1" draw:text-style-name="P1" draw:layer="layout" svg:width="0.505cm" svg:height="0.751cm" svg:x="25.036cm" svg:y="10.911cm" svg:viewBox="0 0 506 752" svg:d="M409 39l47 21 50 469-506 223 57-614 314-138c7 18 21 32 38 39z">
          <text:p/>
        </draw:path>
        <draw:polygon draw:style-name="gr7" draw:text-style-name="P2" draw:layer="layout" svg:width="0cm" svg:height="0cm" svg:x="25.329cm" svg:y="10.703cm" svg:viewBox="0 0 0 0" draw:points="0,0">
          <text:p/>
        </draw:polygon>
        <draw:polygon draw:style-name="gr1" draw:text-style-name="P1" draw:layer="layout" svg:width="0.765cm" svg:height="0.671cm" svg:x="24.934cm" svg:y="9.048cm" svg:viewBox="0 0 766 672" draw:points="677,39 766,0 603,473 159,672 137,625 0,339">
          <text:p/>
        </draw:polygon>
        <draw:polygon draw:style-name="gr7" draw:text-style-name="P2" draw:layer="layout" svg:width="0cm" svg:height="0cm" svg:x="25.329cm" svg:y="10.703cm" svg:viewBox="0 0 0 0" draw:points="0,0">
          <text:p/>
        </draw:polygon>
        <draw:path draw:style-name="gr1" draw:text-style-name="P1" draw:layer="layout" svg:width="0.677cm" svg:height="0.586cm" svg:x="24.934cm" svg:y="9.087cm" svg:viewBox="0 0 678 587" svg:d="M470 438l-333 149-137-287 678-300-46 141c-38 0-84 25-120 71-35 46-56 102-56 158 0 25 7 50 14 68z">
          <text:p/>
        </draw:path>
        <draw:polygon draw:style-name="gr7" draw:text-style-name="P2" draw:layer="layout" svg:width="0cm" svg:height="0cm" svg:x="25.329cm" svg:y="10.703cm" svg:viewBox="0 0 0 0" draw:points="0,0">
          <text:p/>
        </draw:polygon>
        <draw:polygon draw:style-name="gr1" draw:text-style-name="P1" draw:layer="layout" svg:width="0.063cm" svg:height="0.846cm" svg:x="27.728cm" svg:y="10.255cm" svg:viewBox="0 0 64 847" draw:points="64,847 64,0 0,28 0,819">
          <text:p/>
        </draw:polygon>
        <draw:polygon draw:style-name="gr7" draw:text-style-name="P2" draw:layer="layout" svg:width="0cm" svg:height="0cm" svg:x="25.329cm" svg:y="10.703cm" svg:viewBox="0 0 0 0" draw:points="0,0">
          <text:p/>
        </draw:polygon>
        <draw:path draw:style-name="gr1" draw:text-style-name="P1" draw:layer="layout" svg:width="0.216cm" svg:height="0.286cm" svg:x="25.205cm" svg:y="10.17cm" svg:viewBox="0 0 217 287" svg:d="M61 41c4-3 11-7 11-10 46-39 95-42 124-7 28 32 28 95 3 155-28 61-78 107-120 107-47 3-79-35-79-96 0-4 0-11 4-18 4-46 25-95 57-131z">
          <text:p/>
        </draw:path>
        <draw:polygon draw:style-name="gr7" draw:text-style-name="P2" draw:layer="layout" svg:width="0cm" svg:height="0cm" svg:x="25.329cm" svg:y="10.703cm" svg:viewBox="0 0 0 0" draw:points="0,0">
          <text:p/>
        </draw:polygon>
        <draw:path draw:style-name="gr1" draw:text-style-name="P1" draw:layer="layout" svg:width="0.215cm" svg:height="0.285cm" svg:x="24.846cm" svg:y="9.649cm" svg:viewBox="0 0 216 286" svg:d="M216 94c0-42-19-77-47-88-28-14-67-3-99 25-3 3-7 7-10 10-32 36-57 85-60 131 0 7 0 15 0 18 0 75 49 113 105 89 60-25 111-111 111-185z">
          <text:p/>
        </draw:path>
        <draw:polygon draw:style-name="gr7" draw:text-style-name="P2" draw:layer="layout" svg:width="0cm" svg:height="0cm" svg:x="25.329cm" svg:y="10.703cm" svg:viewBox="0 0 0 0" draw:points="0,0">
          <text:p/>
        </draw:polygon>
        <draw:path draw:style-name="gr1" draw:text-style-name="P1" draw:layer="layout" svg:width="0.215cm" svg:height="0.287cm" svg:x="25.569cm" svg:y="10.713cm" svg:viewBox="0 0 216 288" svg:d="M216 97c0-46-18-78-46-93-28-11-68 0-100 29-3 4-7 7-10 11-32 35-53 84-60 130 0 7 0 11 0 18 0 74 49 114 106 88 61-28 110-109 110-183z">
          <text:p/>
        </draw:path>
        <draw:polygon draw:style-name="gr7" draw:text-style-name="P2" draw:layer="layout" svg:width="0cm" svg:height="0cm" svg:x="25.329cm" svg:y="10.703cm" svg:viewBox="0 0 0 0" draw:points="0,0">
          <text:p/>
        </draw:polygon>
        <draw:path draw:style-name="gr1" draw:text-style-name="P1" draw:layer="layout" svg:width="0.215cm" svg:height="0.287cm" svg:x="24.846cm" svg:y="11.034cm" svg:viewBox="0 0 216 288" svg:d="M216 96c0-46-19-78-47-92-28-11-67 0-99 28-3 4-7 7-10 11-32 35-57 84-60 130 0 7 0 11 0 18 0 75 49 114 105 89 60-29 111-110 111-184z">
          <text:p/>
        </draw:path>
        <draw:polygon draw:style-name="gr7" draw:text-style-name="P2" draw:layer="layout" svg:width="0cm" svg:height="0cm" svg:x="25.329cm" svg:y="10.703cm" svg:viewBox="0 0 0 0" draw:points="0,0">
          <text:p/>
        </draw:polygon>
        <draw:path draw:style-name="gr1" draw:text-style-name="P1" draw:layer="layout" svg:width="0.215cm" svg:height="0.285cm" svg:x="25.569cm" svg:y="9.328cm" svg:viewBox="0 0 216 286" svg:d="M216 94c0-42-18-77-46-88-28-14-68-4-100 25-3 3-7 7-10 10-32 36-53 85-60 131 0 7 0 14 0 17 0 76 49 114 106 90 61-25 110-111 110-185z">
          <text:p/>
        </draw:path>
        <draw:polygon draw:style-name="gr7" draw:text-style-name="P2" draw:layer="layout" svg:width="0cm" svg:height="0cm" svg:x="25.329cm" svg:y="10.703cm" svg:viewBox="0 0 0 0" draw:points="0,0">
          <text:p/>
        </draw:polygon>
        <draw:path draw:style-name="gr1" draw:text-style-name="P1" draw:layer="layout" svg:width="0.213cm" svg:height="0.286cm" svg:x="22.611cm" svg:y="10.332cm" svg:viewBox="0 0 214 287" svg:d="M214 192c0-7 0-11 0-18 0 0 0-3 0-7-7-42-24-84-53-117-3-4-3-4-7-7-3-4-7-7-10-11-43-39-93-42-121-10-28 35-32 99-4 159s75 103 121 106c46 0 74-39 74-95z">
          <text:p/>
        </draw:path>
        <draw:polygon draw:style-name="gr7" draw:text-style-name="P2" draw:layer="layout" svg:width="0cm" svg:height="0cm" svg:x="25.329cm" svg:y="10.703cm" svg:viewBox="0 0 0 0" draw:points="0,0">
          <text:p/>
        </draw:polygon>
        <draw:path draw:style-name="gr1" draw:text-style-name="P1" draw:layer="layout" svg:width="0.212cm" svg:height="0.286cm" svg:x="22.93cm" svg:y="10.473cm" svg:viewBox="0 0 213 287" svg:d="M213 191c0-7 0-14 0-18 0-3 0-3 0-7-4-42-25-84-53-116 0-4-4-7-4-7-3-4-7-7-14-11-42-39-93-42-121-10-28 35-28 98-3 158 28 61 78 104 121 107 46 0 74-35 74-96z">
          <text:p/>
        </draw:path>
        <draw:polygon draw:style-name="gr7" draw:text-style-name="P2" draw:layer="layout" svg:width="0cm" svg:height="0cm" svg:x="25.329cm" svg:y="10.703cm" svg:viewBox="0 0 0 0" draw:points="0,0">
          <text:p/>
        </draw:polygon>
        <draw:polygon draw:style-name="gr1" draw:text-style-name="P1" draw:layer="layout" svg:width="0.797cm" svg:height="0.381cm" svg:x="26.994cm" svg:y="11.073cm" svg:viewBox="0 0 798 382" draw:points="0,326 0,382 798,28 735,0 226,227">
          <text:p/>
        </draw:polygon>
        <draw:polygon draw:style-name="gr7" draw:text-style-name="P2" draw:layer="layout" svg:width="0cm" svg:height="0cm" svg:x="25.329cm" svg:y="10.703cm" svg:viewBox="0 0 0 0" draw:points="0,0">
          <text:p/>
        </draw:polygon>
        <draw:polygon draw:style-name="gr1" draw:text-style-name="P1" draw:layer="layout" svg:width="0.123cm" svg:height="0.617cm" svg:x="25.481cm" svg:y="10.851cm" svg:viewBox="0 0 124 618" draw:points="0,25 57,0 124,618 57,590 10,120">
          <text:p/>
        </draw:polygon>
        <draw:polygon draw:style-name="gr7" draw:text-style-name="P2" draw:layer="layout" svg:width="0cm" svg:height="0cm" svg:x="25.329cm" svg:y="10.703cm" svg:viewBox="0 0 0 0" draw:points="0,0">
          <text:p/>
        </draw:polygon>
        <draw:polygon draw:style-name="gr1" draw:text-style-name="P1" draw:layer="layout" svg:width="0.222cm" svg:height="0.473cm" svg:x="25.477cm" svg:y="9.048cm" svg:viewBox="0 0 223 474" draw:points="134,39 223,0 60,474 0,446 14,400 32,351 85,185">
          <text:p/>
        </draw:polygon>
        <draw:polygon draw:style-name="gr7" draw:text-style-name="P2" draw:layer="layout" svg:width="0cm" svg:height="0cm" svg:x="25.329cm" svg:y="10.703cm" svg:viewBox="0 0 0 0" draw:points="0,0">
          <text:p/>
        </draw:polygon>
        <draw:path draw:style-name="gr1" draw:text-style-name="P1" draw:layer="layout" svg:width="0.302cm" svg:height="0.135cm" svg:x="27.445cm" svg:y="7.709cm" svg:viewBox="0 0 303 136" svg:d="M256 116c10-3 21-10 28-14 35-32 21-67-35-88-57-19-138-19-192 0-60 21-74 56-35 88 7 4 14 7 24 14 61 26 153 26 210 0z">
          <text:p/>
        </draw:path>
        <draw:polygon draw:style-name="gr7" draw:text-style-name="P2" draw:layer="layout" svg:width="0cm" svg:height="0cm" svg:x="25.329cm" svg:y="10.703cm" svg:viewBox="0 0 0 0" draw:points="0,0">
          <text:p/>
        </draw:polygon>
        <draw:path draw:style-name="gr1" draw:text-style-name="P1" draw:layer="layout" svg:width="0.3cm" svg:height="0.136cm" svg:x="26.114cm" svg:y="8.299cm" svg:viewBox="0 0 301 137" svg:d="M257 119c10-7 17-11 24-18 36-28 22-63-35-81-53-27-138-27-190 0-58 18-72 53-37 81 7 7 14 11 25 14v4c61 25 153 25 213 0z">
          <text:p/>
        </draw:path>
        <draw:polygon draw:style-name="gr7" draw:text-style-name="P2" draw:layer="layout" svg:width="0cm" svg:height="0cm" svg:x="25.329cm" svg:y="10.703cm" svg:viewBox="0 0 0 0" draw:points="0,0">
          <text:p/>
        </draw:polygon>
        <draw:polygon draw:style-name="gr1" draw:text-style-name="P1" draw:layer="layout" svg:width="0.575cm" svg:height="0.282cm" svg:x="25.029cm" svg:y="11.44cm" svg:viewBox="0 0 576 283" draw:points="576,28 512,0 7,222 0,283">
          <text:p/>
        </draw:polygon>
        <draw:polygon draw:style-name="gr7" draw:text-style-name="P2" draw:layer="layout" svg:width="0cm" svg:height="0cm" svg:x="25.329cm" svg:y="10.703cm" svg:viewBox="0 0 0 0" draw:points="0,0">
          <text:p/>
        </draw:polygon>
        <draw:path draw:style-name="gr1" draw:text-style-name="P1" draw:layer="layout" svg:width="0.176cm" svg:height="0.297cm" svg:x="25.389cm" svg:y="9.228cm" svg:viewBox="0 0 177 298" svg:d="M103 220l-14 46-75 32c-7-18-14-43-14-68 0-56 21-112 57-159 36-46 82-74 120-71l-56 171c-7 14-14 31-18 49z">
          <text:p/>
        </draw:path>
        <draw:polygon draw:style-name="gr7" draw:text-style-name="P2" draw:layer="layout" svg:width="0cm" svg:height="0cm" svg:x="25.329cm" svg:y="10.703cm" svg:viewBox="0 0 0 0" draw:points="0,0">
          <text:p/>
        </draw:polygon>
        <draw:polygon draw:style-name="gr1" draw:text-style-name="P1" draw:layer="layout" svg:width="0.47cm" svg:height="0.226cm" svg:x="25.071cm" svg:y="9.493cm" svg:viewBox="0 0 471 227" draw:points="471,28 407,0 333,32 0,181 23,227">
          <text:p/>
        </draw:polygon>
        <draw:polygon draw:style-name="gr7" draw:text-style-name="P2" draw:layer="layout" svg:width="0cm" svg:height="0cm" svg:x="25.329cm" svg:y="10.703cm" svg:viewBox="0 0 0 0" draw:points="0,0">
          <text:p/>
        </draw:polygon>
        <draw:path draw:style-name="gr1" draw:text-style-name="P1" draw:layer="layout" svg:width="0.216cm" svg:height="0.286cm" svg:x="25.205cm" svg:y="10.17cm" svg:viewBox="0 0 217 287" svg:d="M61 41c22-14 43-17 60-10 36 14 43 70 18 123-21 53-70 86-107 71-14-7-28-25-28-53-4 7-4 14-4 18 0 61 32 99 79 96 42 0 92-46 120-107 25-60 25-123-3-155-29-35-78-32-124 7 0 3-7 7-11 10z">
          <text:p/>
        </draw:path>
        <draw:polygon draw:style-name="gr7" draw:text-style-name="P2" draw:layer="layout" svg:width="0cm" svg:height="0cm" svg:x="25.329cm" svg:y="10.703cm" svg:viewBox="0 0 0 0" draw:points="0,0">
          <text:p/>
        </draw:polygon>
        <draw:path draw:style-name="gr1" draw:text-style-name="P1" draw:layer="layout" svg:width="0.215cm" svg:height="0.285cm" svg:x="24.846cm" svg:y="9.649cm" svg:viewBox="0 0 216 286" svg:d="M0 172c3 29 14 47 31 54 25 10 53 0 78-28 25-30 42-68 42-104 0-28-14-53-31-63-18-7-39-4-60 10 3-3 7-7 10-10 32-28 71-39 99-25 28 11 47 46 47 88 0 74-51 160-111 185-56 24-105-14-105-89 0-3 0-11 0-18z">
          <text:p/>
        </draw:path>
        <draw:polygon draw:style-name="gr7" draw:text-style-name="P2" draw:layer="layout" svg:width="0cm" svg:height="0cm" svg:x="25.329cm" svg:y="10.703cm" svg:viewBox="0 0 0 0" draw:points="0,0">
          <text:p/>
        </draw:polygon>
        <draw:path draw:style-name="gr1" draw:text-style-name="P1" draw:layer="layout" svg:width="0.215cm" svg:height="0.285cm" svg:x="25.569cm" svg:y="9.328cm" svg:viewBox="0 0 216 286" svg:d="M0 172c3 28 14 46 32 54 24 10 53 0 77-29 26-29 40-68 40-103 0-28-11-53-33-63-14-7-35-4-56 10 3-3 7-7 10-10 32-29 72-39 100-25 28 11 46 46 46 88 0 74-49 160-110 185-57 24-106-14-106-90 0-3 0-10 0-17z">
          <text:p/>
        </draw:path>
        <draw:polygon draw:style-name="gr7" draw:text-style-name="P2" draw:layer="layout" svg:width="0cm" svg:height="0cm" svg:x="25.329cm" svg:y="10.703cm" svg:viewBox="0 0 0 0" draw:points="0,0">
          <text:p/>
        </draw:polygon>
        <draw:path draw:style-name="gr1" draw:text-style-name="P1" draw:layer="layout" svg:width="0.215cm" svg:height="0.287cm" svg:x="25.569cm" svg:y="10.713cm" svg:viewBox="0 0 216 288" svg:d="M0 174c3 25 14 46 32 53 24 11 53 0 77-28 26-28 40-67 40-102 0-32-11-53-33-64-14-7-35-3-56 11 3-4 7-7 10-11 32-29 72-40 100-29 28 15 46 47 46 93 0 74-49 155-110 183-57 26-106-14-106-88 0-7 0-11 0-18z">
          <text:p/>
        </draw:path>
        <draw:polygon draw:style-name="gr7" draw:text-style-name="P2" draw:layer="layout" svg:width="0cm" svg:height="0cm" svg:x="25.329cm" svg:y="10.703cm" svg:viewBox="0 0 0 0" draw:points="0,0">
          <text:p/>
        </draw:polygon>
        <draw:path draw:style-name="gr1" draw:text-style-name="P1" draw:layer="layout" svg:width="0.215cm" svg:height="0.287cm" svg:x="24.846cm" svg:y="11.034cm" svg:viewBox="0 0 216 288" svg:d="M0 173c3 25 14 46 31 53 25 11 53 0 78-28s42-67 42-102c0-32-14-53-31-64-18-7-39-3-60 11 3-4 7-7 10-11 32-28 71-39 99-28 28 14 47 46 47 92 0 74-51 155-111 184-56 25-105-14-105-89 0-7 0-11 0-18z">
          <text:p/>
        </draw:path>
        <draw:polygon draw:style-name="gr7" draw:text-style-name="P2" draw:layer="layout" svg:width="0cm" svg:height="0cm" svg:x="25.329cm" svg:y="10.703cm" svg:viewBox="0 0 0 0" draw:points="0,0">
          <text:p/>
        </draw:polygon>
        <draw:path draw:style-name="gr1" draw:text-style-name="P1" draw:layer="layout" svg:width="0.213cm" svg:height="0.286cm" svg:x="22.611cm" svg:y="10.332cm" svg:viewBox="0 0 214 287" svg:d="M182 227c18-7 29-28 32-53l-116-142c-36 14-44 72-21 125 24 53 70 84 105 70l-28-184c-21-14-42-18-56-11l56 11c-3-4-7-7-10-11-43-39-93-42-121-10-28 35-32 99-4 159s75 103 121 106c46 0 74-39 74-95 0-7 0-11 0-18z">
          <text:p/>
        </draw:path>
        <draw:polygon draw:style-name="gr7" draw:text-style-name="P2" draw:layer="layout" svg:width="0cm" svg:height="0cm" svg:x="25.329cm" svg:y="10.703cm" svg:viewBox="0 0 0 0" draw:points="0,0">
          <text:p/>
        </draw:polygon>
        <draw:path draw:style-name="gr1" draw:text-style-name="P1" draw:layer="layout" svg:width="0.212cm" svg:height="0.286cm" svg:x="22.93cm" svg:y="10.473cm" svg:viewBox="0 0 213 287" svg:d="M181 227c18-7 28-29 32-54l-117-141c-36 14-43 71-17 124 21 53 70 85 102 71l-25-184c-21-14-42-18-60-11l60 11c-3-4-7-7-14-11-42-39-93-42-121-10-28 35-28 98-3 158 28 61 78 104 121 107 46 0 74-35 74-96 0-7 0-14 0-18z">
          <text:p/>
        </draw:path>
        <draw:polygon draw:style-name="gr7" draw:text-style-name="P2" draw:layer="layout" svg:width="0cm" svg:height="0cm" svg:x="25.329cm" svg:y="10.703cm" svg:viewBox="0 0 0 0" draw:points="0,0">
          <text:p/>
        </draw:polygon>
        <draw:path draw:style-name="gr1" draw:text-style-name="P1" draw:layer="layout" svg:width="0.152cm" svg:height="0.202cm" svg:x="25.569cm" svg:y="10.742cm" svg:viewBox="0 0 153 203" svg:d="M153 68c0-32-15-53-32-65-18-7-39-3-60 12-32 35-54 84-61 130 3 28 14 46 33 53 24 11 53 0 77-28 25-28 43-67 43-102z">
          <text:p/>
        </draw:path>
        <draw:polygon draw:style-name="gr7" draw:text-style-name="P2" draw:layer="layout" svg:width="0cm" svg:height="0cm" svg:x="25.329cm" svg:y="10.703cm" svg:viewBox="0 0 0 0" draw:points="0,0">
          <text:p/>
        </draw:polygon>
        <draw:path draw:style-name="gr1" draw:text-style-name="P1" draw:layer="layout" svg:width="0.151cm" svg:height="0.202cm" svg:x="24.846cm" svg:y="11.063cm" svg:viewBox="0 0 152 203" svg:d="M152 67c0-32-15-53-32-64-18-7-43-3-60 11-32 35-57 85-60 135 3 24 14 42 31 49 25 11 53 0 78-28 25-25 43-67 43-103z">
          <text:p/>
        </draw:path>
        <draw:polygon draw:style-name="gr7" draw:text-style-name="P2" draw:layer="layout" svg:width="0cm" svg:height="0cm" svg:x="25.329cm" svg:y="10.703cm" svg:viewBox="0 0 0 0" draw:points="0,0">
          <text:p/>
        </draw:polygon>
        <draw:path draw:style-name="gr1" draw:text-style-name="P1" draw:layer="layout" svg:width="0.151cm" svg:height="0.201cm" svg:x="24.846cm" svg:y="9.676cm" svg:viewBox="0 0 152 202" svg:d="M152 67c0-28-15-56-32-63-18-7-43-4-60 10-32 36-57 86-60 132 3 28 14 46 31 53 25 10 53 0 78-28 25-29 43-67 43-104z">
          <text:p/>
        </draw:path>
        <draw:polygon draw:style-name="gr7" draw:text-style-name="P2" draw:layer="layout" svg:width="0cm" svg:height="0cm" svg:x="25.329cm" svg:y="10.703cm" svg:viewBox="0 0 0 0" draw:points="0,0">
          <text:p/>
        </draw:polygon>
        <draw:path draw:style-name="gr1" draw:text-style-name="P1" draw:layer="layout" svg:width="0.152cm" svg:height="0.201cm" svg:x="25.569cm" svg:y="9.355cm" svg:viewBox="0 0 153 202" svg:d="M153 67c0-32-15-56-32-63-18-7-39-4-60 10-32 36-54 85-61 131 3 28 14 46 33 54 24 10 53 0 77-29 25-29 43-68 43-103z">
          <text:p/>
        </draw:path>
        <draw:polygon draw:style-name="gr7" draw:text-style-name="P2" draw:layer="layout" svg:width="0cm" svg:height="0cm" svg:x="25.329cm" svg:y="10.703cm" svg:viewBox="0 0 0 0" draw:points="0,0">
          <text:p/>
        </draw:polygon>
        <draw:path draw:style-name="gr1" draw:text-style-name="P1" draw:layer="layout" svg:width="0.149cm" svg:height="0.201cm" svg:x="25.209cm" svg:y="10.198cm" svg:viewBox="0 0 150 202" svg:d="M57 14c22-14 43-17 60-10 36 14 43 70 18 127-21 54-70 82-102 68-19-7-33-25-33-51 4-49 26-98 57-134z">
          <text:p/>
        </draw:path>
        <draw:polygon draw:style-name="gr7" draw:text-style-name="P2" draw:layer="layout" svg:width="0cm" svg:height="0cm" svg:x="25.329cm" svg:y="10.703cm" svg:viewBox="0 0 0 0" draw:points="0,0">
          <text:p/>
        </draw:polygon>
        <draw:path draw:style-name="gr1" draw:text-style-name="P1" draw:layer="layout" svg:width="0.15cm" svg:height="0.202cm" svg:x="22.992cm" svg:y="10.5cm" svg:viewBox="0 0 151 203" svg:d="M151 147c0-3 0-3 0-7-32-28-53-75-53-117 0-4-4-7-4-7-21-14-42-21-60-11-36 14-43 71-22 125 26 53 75 84 107 70 18-7 28-28 32-53z">
          <text:p/>
        </draw:path>
        <draw:polygon draw:style-name="gr7" draw:text-style-name="P2" draw:layer="layout" svg:width="0cm" svg:height="0cm" svg:x="25.329cm" svg:y="10.703cm" svg:viewBox="0 0 0 0" draw:points="0,0">
          <text:p/>
        </draw:polygon>
        <draw:path draw:style-name="gr1" draw:text-style-name="P1" draw:layer="layout" svg:width="0.149cm" svg:height="0.201cm" svg:x="22.675cm" svg:y="10.361cm" svg:viewBox="0 0 150 202" svg:d="M150 145c0 0 0-3 0-8-32-28-56-74-53-116-3-4-3-4-7-7-17-14-39-18-57-11-35 14-43 71-21 124 24 54 75 85 106 71 18-7 29-28 32-53z">
          <text:p/>
        </draw:path>
        <draw:polygon draw:style-name="gr7" draw:text-style-name="P2" draw:layer="layout" svg:width="0cm" svg:height="0cm" svg:x="25.329cm" svg:y="10.703cm" svg:viewBox="0 0 0 0" draw:points="0,0">
          <text:p/>
        </draw:polygon>
        <draw:path draw:style-name="gr1" draw:text-style-name="P1" draw:layer="layout" svg:width="0.212cm" svg:height="0.075cm" svg:x="27.491cm" svg:y="7.768cm" svg:viewBox="0 0 213 76" svg:d="M213 50c0-29-49-50-106-50-60 0-107 21-107 50 0 0 0 4 0 7 61 25 153 25 210 0 3-3 3-7 3-7z">
          <text:p/>
        </draw:path>
        <draw:polygon draw:style-name="gr7" draw:text-style-name="P2" draw:layer="layout" svg:width="0cm" svg:height="0cm" svg:x="25.329cm" svg:y="10.703cm" svg:viewBox="0 0 0 0" draw:points="0,0">
          <text:p/>
        </draw:polygon>
        <draw:path draw:style-name="gr1" draw:text-style-name="P1" draw:layer="layout" svg:width="0.212cm" svg:height="0.074cm" svg:x="26.158cm" svg:y="8.36cm" svg:viewBox="0 0 213 75" svg:d="M213 47c0-25-50-47-107-47-60 0-106 22-106 47 0 4 0 7 0 7 60 28 153 28 209 0 4 0 4-3 4-7z">
          <text:p/>
        </draw:path>
        <draw:polygon draw:style-name="gr7" draw:text-style-name="P2" draw:layer="layout" svg:width="0cm" svg:height="0cm" svg:x="25.329cm" svg:y="10.703cm" svg:viewBox="0 0 0 0" draw:points="0,0">
          <text:p/>
        </draw:polygon>
        <draw:path draw:style-name="gr1" draw:text-style-name="P1" draw:layer="layout" svg:width="0.226cm" svg:height="0.12cm" svg:x="26.994cm" svg:y="11.278cm" svg:viewBox="0 0 227 121" svg:d="M0 93v28l227-100-42-21-143 67c-14 3-28 14-42 26z">
          <text:p/>
        </draw:path>
        <draw:polygon draw:style-name="gr7" draw:text-style-name="P2" draw:layer="layout" svg:width="0cm" svg:height="0cm" svg:x="25.329cm" svg:y="10.703cm" svg:viewBox="0 0 0 0" draw:points="0,0">
          <text:p/>
        </draw:polygon>
        <draw:path draw:style-name="gr1" draw:text-style-name="P1" draw:layer="layout" svg:width="0.088cm" svg:height="0.095cm" svg:x="25.403cm" svg:y="10.876cm" svg:viewBox="0 0 89 96" svg:d="M42 75c-17-7-31-18-42-39l79-36 10 96z">
          <text:p/>
        </draw:path>
        <draw:polygon draw:style-name="gr7" draw:text-style-name="P2" draw:layer="layout" svg:width="0cm" svg:height="0cm" svg:x="25.329cm" svg:y="10.703cm" svg:viewBox="0 0 0 0" draw:points="0,0">
          <text:p/>
        </draw:polygon>
        <draw:path draw:style-name="gr1" draw:text-style-name="P1" draw:layer="layout" svg:width="0.053cm" svg:height="0.116cm" svg:x="22.771cm" svg:y="10.382cm" svg:viewBox="0 0 54 117" svg:d="M0 0c-3 42 18 88 54 117-7-43-29-85-54-117z">
          <text:p/>
        </draw:path>
        <draw:polygon draw:style-name="gr7" draw:text-style-name="P2" draw:layer="layout" svg:width="0cm" svg:height="0cm" svg:x="25.329cm" svg:y="10.703cm" svg:viewBox="0 0 0 0" draw:points="0,0">
          <text:p/>
        </draw:polygon>
        <draw:path draw:style-name="gr1" draw:text-style-name="P1" draw:layer="layout" svg:width="0.053cm" svg:height="0.116cm" svg:x="23.088cm" svg:y="10.523cm" svg:viewBox="0 0 54 117" svg:d="M0 0c-4 42 21 88 54 117-4-43-26-85-54-117z">
          <text:p/>
        </draw:path>
        <draw:polygon draw:style-name="gr7" draw:text-style-name="P2" draw:layer="layout" svg:width="0cm" svg:height="0cm" svg:x="25.329cm" svg:y="10.703cm" svg:viewBox="0 0 0 0" draw:points="0,0">
          <text:p/>
        </draw:polygon>
        <draw:path draw:style-name="gr1" draw:text-style-name="P1" draw:layer="layout" svg:width="0.019cm" svg:height="0.049cm" svg:x="25.491cm" svg:y="9.398cm" svg:viewBox="0 0 20 50" svg:d="M20 0l-20 50c5-19 12-36 20-50z">
          <text:p/>
        </draw:path>
        <draw:polygon draw:style-name="gr7" draw:text-style-name="P2" draw:layer="layout" svg:width="0cm" svg:height="0cm" svg:x="25.329cm" svg:y="10.703cm" svg:viewBox="0 0 0 0" draw:points="0,0">
          <text:p/>
        </draw:polygon>
        <draw:path draw:style-name="gr8" draw:text-style-name="P2" draw:layer="layout" svg:width="0.071cm" svg:height="0.159cm" svg:x="25.205cm" svg:y="10.202cm" svg:viewBox="0 0 72 160" svg:d="M0 160c0-58 33-121 72-160">
          <text:p/>
        </draw:path>
        <draw:path draw:style-name="gr8" draw:text-style-name="P2" draw:layer="layout" svg:width="0.216cm" svg:height="0.286cm" svg:x="25.205cm" svg:y="10.17cm" svg:viewBox="0 0 217 287" svg:d="M72 31c46-39 95-42 124-7 28 32 28 95 3 155-28 61-78 107-120 107-47 3-79-35-79-96">
          <text:p/>
        </draw:path>
        <draw:line draw:style-name="gr8" draw:text-style-name="P2" draw:layer="layout" svg:x1="23.48cm" svg:y1="10.256cm" svg:x2="24.42cm" svg:y2="9.835cm">
          <text:p/>
        </draw:line>
        <draw:path draw:style-name="gr8" draw:text-style-name="P2" draw:layer="layout" svg:width="0.095cm" svg:height="0.165cm" svg:x="24.419cm" svg:y="9.673cm" svg:viewBox="0 0 96 166" svg:d="M0 166c54-25 96-99 96-166">
          <text:p/>
        </draw:path>
        <draw:line draw:style-name="gr8" draw:text-style-name="P2" draw:layer="layout" svg:x1="24.514cm" svg:y1="9.673cm" svg:x2="24.514cm" svg:y2="9.369cm">
          <text:p/>
        </draw:line>
        <draw:line draw:style-name="gr8" draw:text-style-name="P2" draw:layer="layout" svg:x1="24.514cm" svg:y1="9.374cm" svg:x2="26.286cm" svg:y2="8.586cm">
          <text:p/>
        </draw:line>
        <draw:line draw:style-name="gr8" draw:text-style-name="P2" draw:layer="layout" svg:x1="26.578cm" svg:y1="8.457cm" svg:x2="27.616cm" svg:y2="7.993cm">
          <text:p/>
        </draw:line>
        <draw:line draw:style-name="gr8" draw:text-style-name="P2" draw:layer="layout" svg:x1="27.869cm" svg:y1="7.881cm" svg:x2="27.869cm" svg:y2="11.874cm">
          <text:p/>
        </draw:line>
        <draw:path draw:style-name="gr8" draw:text-style-name="P2" draw:layer="layout" svg:width="0.067cm" svg:height="0.109cm" svg:x="27.805cm" svg:y="11.874cm" svg:viewBox="0 0 68 110" svg:d="M0 110c40-14 68-68 68-110">
          <text:p/>
        </draw:path>
        <draw:line draw:style-name="gr8" draw:text-style-name="P2" draw:layer="layout" svg:x1="27.81cm" svg:y1="11.98cm" svg:x2="23.48cm" svg:y2="13.903cm">
          <text:p/>
        </draw:line>
        <draw:path draw:style-name="gr8" draw:text-style-name="P2" draw:layer="layout" svg:width="0.028cm" svg:height="0.052cm" svg:x="23.417cm" svg:y="13.85cm" svg:viewBox="0 0 29 53" svg:d="M0 0c0 25 11 46 29 53">
          <text:p/>
        </draw:path>
        <draw:path draw:style-name="gr8" draw:text-style-name="P2" draw:layer="layout" svg:width="0.035cm" svg:height="0.009cm" svg:x="23.445cm" svg:y="13.899cm" svg:viewBox="0 0 36 10" svg:d="M0 4c11 9 26 9 36-4">
          <text:p/>
        </draw:path>
        <draw:line draw:style-name="gr8" draw:text-style-name="P2" draw:layer="layout" svg:x1="23.417cm" svg:y1="13.85cm" svg:x2="23.417cm" svg:y2="10.361cm">
          <text:p/>
        </draw:line>
        <draw:path draw:style-name="gr8" draw:text-style-name="P2" draw:layer="layout" svg:width="0.063cm" svg:height="0.113cm" svg:x="23.417cm" svg:y="10.251cm" svg:viewBox="0 0 64 114" svg:d="M0 114c0-47 28-96 64-114">
          <text:p/>
        </draw:path>
        <draw:line draw:style-name="gr8" draw:text-style-name="P2" draw:layer="layout" svg:x1="25.029cm" svg:y1="11.723cm" svg:x2="25.097cm" svg:y2="11.049cm">
          <text:p/>
        </draw:line>
        <draw:line draw:style-name="gr8" draw:text-style-name="P2" draw:layer="layout" svg:x1="25.605cm" svg:y1="11.468cm" svg:x2="25.029cm" svg:y2="11.723cm">
          <text:p/>
        </draw:line>
        <draw:line draw:style-name="gr8" draw:text-style-name="P2" draw:layer="layout" svg:x1="25.537cm" svg:y1="10.851cm" svg:x2="25.605cm" svg:y2="11.469cm">
          <text:p/>
        </draw:line>
        <draw:line draw:style-name="gr8" draw:text-style-name="P2" draw:layer="layout" svg:x1="25.093cm" svg:y1="11.05cm" svg:x2="25.542cm" svg:y2="10.851cm">
          <text:p/>
        </draw:line>
        <draw:path draw:style-name="gr8" draw:text-style-name="P2" draw:layer="layout" svg:width="0.145cm" svg:height="0.096cm" svg:x="25.639cm" svg:y="10.713cm" svg:viewBox="0 0 146 97" svg:d="M146 97c0-47-21-79-46-93-28-11-68 0-100 28">
          <text:p/>
        </draw:path>
        <draw:path draw:style-name="gr8" draw:text-style-name="P2" draw:layer="layout" svg:width="0.07cm" svg:height="0.159cm" svg:x="25.569cm" svg:y="10.745cm" svg:viewBox="0 0 71 160" svg:d="M71 0c-42 39-71 103-71 160">
          <text:p/>
        </draw:path>
        <draw:path draw:style-name="gr8" draw:text-style-name="P2" draw:layer="layout" svg:width="0.215cm" svg:height="0.191cm" svg:x="25.569cm" svg:y="10.809cm" svg:viewBox="0 0 216 192" svg:d="M0 95c0 75 49 114 106 89 61-28 110-107 110-184">
          <text:p/>
        </draw:path>
        <draw:path draw:style-name="gr8" draw:text-style-name="P2" draw:layer="layout" svg:width="0.145cm" svg:height="0.096cm" svg:x="24.916cm" svg:y="11.034cm" svg:viewBox="0 0 146 97" svg:d="M146 97c0-43-18-79-46-93-28-11-68 0-100 28">
          <text:p/>
        </draw:path>
        <draw:path draw:style-name="gr8" draw:text-style-name="P2" draw:layer="layout" svg:width="0.07cm" svg:height="0.159cm" svg:x="24.846cm" svg:y="11.066cm" svg:viewBox="0 0 71 160" svg:d="M71 0c-43 39-71 103-71 160">
          <text:p/>
        </draw:path>
        <draw:path draw:style-name="gr8" draw:text-style-name="P2" draw:layer="layout" svg:width="0.215cm" svg:height="0.19cm" svg:x="24.846cm" svg:y="11.13cm" svg:viewBox="0 0 216 191" svg:d="M0 95c0 74 49 114 105 89 60-29 111-110 111-184">
          <text:p/>
        </draw:path>
        <draw:line draw:style-name="gr8" draw:text-style-name="P2" draw:layer="layout" svg:x1="24.934cm" svg:y1="9.388cm" svg:x2="25.7cm" svg:y2="9.048cm">
          <text:p/>
        </draw:line>
        <draw:line draw:style-name="gr8" draw:text-style-name="P2" draw:layer="layout" svg:x1="25.097cm" svg:y1="9.72cm" svg:x2="24.934cm" svg:y2="9.387cm">
          <text:p/>
        </draw:line>
        <draw:line draw:style-name="gr8" draw:text-style-name="P2" draw:layer="layout" svg:x1="25.542cm" svg:y1="9.521cm" svg:x2="25.093cm" svg:y2="9.72cm">
          <text:p/>
        </draw:line>
        <draw:line draw:style-name="gr8" draw:text-style-name="P2" draw:layer="layout" svg:x1="25.7cm" svg:y1="9.048cm" svg:x2="25.537cm" svg:y2="9.522cm">
          <text:p/>
        </draw:line>
        <draw:path draw:style-name="gr8" draw:text-style-name="P2" draw:layer="layout" svg:width="0.145cm" svg:height="0.098cm" svg:x="24.916cm" svg:y="9.649cm" svg:viewBox="0 0 146 99" svg:d="M146 99c0-46-18-81-46-92-28-15-68-3-100 25">
          <text:p/>
        </draw:path>
        <draw:path draw:style-name="gr8" draw:text-style-name="P2" draw:layer="layout" svg:width="0.07cm" svg:height="0.158cm" svg:x="24.846cm" svg:y="9.68cm" svg:viewBox="0 0 71 159" svg:d="M71 0c-43 40-71 103-71 159">
          <text:p/>
        </draw:path>
        <draw:path draw:style-name="gr8" draw:text-style-name="P2" draw:layer="layout" svg:width="0.215cm" svg:height="0.191cm" svg:x="24.846cm" svg:y="9.743cm" svg:viewBox="0 0 216 192" svg:d="M0 96c0 75 49 113 105 89 60-29 111-110 111-185">
          <text:p/>
        </draw:path>
        <draw:path draw:style-name="gr8" draw:text-style-name="P2" draw:layer="layout" svg:width="0.145cm" svg:height="0.098cm" svg:x="25.639cm" svg:y="9.328cm" svg:viewBox="0 0 146 99" svg:d="M146 99c0-46-21-82-46-93-28-14-68-4-100 29">
          <text:p/>
        </draw:path>
        <draw:path draw:style-name="gr8" draw:text-style-name="P2" draw:layer="layout" svg:width="0.07cm" svg:height="0.158cm" svg:x="25.569cm" svg:y="9.359cm" svg:viewBox="0 0 71 159" svg:d="M71 0c-42 39-71 103-71 159">
          <text:p/>
        </draw:path>
        <draw:path draw:style-name="gr8" draw:text-style-name="P2" draw:layer="layout" svg:width="0.215cm" svg:height="0.191cm" svg:x="25.569cm" svg:y="9.422cm" svg:viewBox="0 0 216 192" svg:d="M0 95c0 75 49 114 106 90 61-26 110-111 110-185">
          <text:p/>
        </draw:path>
        <draw:line draw:style-name="gr8" draw:text-style-name="P2" draw:layer="layout" svg:x1="26.994cm" svg:y1="10.608cm" svg:x2="26.994cm" svg:y2="11.454cm">
          <text:p/>
        </draw:line>
        <draw:line draw:style-name="gr8" draw:text-style-name="P2" draw:layer="layout" svg:x1="26.994cm" svg:y1="11.455cm" svg:x2="27.792cm" svg:y2="11.101cm">
          <text:p/>
        </draw:line>
        <draw:line draw:style-name="gr8" draw:text-style-name="P2" draw:layer="layout" svg:x1="27.791cm" svg:y1="11.101cm" svg:x2="27.791cm" svg:y2="10.255cm">
          <text:p/>
        </draw:line>
        <draw:line draw:style-name="gr8" draw:text-style-name="P2" draw:layer="layout" svg:x1="27.792cm" svg:y1="10.255cm" svg:x2="26.994cm" svg:y2="10.612cm">
          <text:p/>
        </draw:line>
        <draw:path draw:style-name="gr8" draw:text-style-name="P2" draw:layer="layout" svg:width="0.06cm" svg:height="0.017cm" svg:x="25.265cm" svg:y="10.198cm" svg:viewBox="0 0 61 18" svg:d="M0 18c23-19 44-22 61-15">
          <text:p/>
        </draw:path>
        <draw:path draw:style-name="gr8" draw:text-style-name="P2" draw:layer="layout" svg:width="0.121cm" svg:height="0.198cm" svg:x="25.237cm" svg:y="10.202cm" svg:viewBox="0 0 122 199" svg:d="M89 0c36 14 43 70 18 127-25 54-70 82-107 68">
          <text:p/>
        </draw:path>
        <draw:path draw:style-name="gr8" draw:text-style-name="P2" draw:layer="layout" svg:width="0.032cm" svg:height="0.053cm" svg:x="25.209cm" svg:y="10.343cm" svg:viewBox="0 0 33 54" svg:d="M33 54c-18-7-33-26-33-54">
          <text:p/>
        </draw:path>
        <draw:line draw:style-name="gr8" draw:text-style-name="P2" draw:layer="layout" svg:x1="22.623cm" svg:y1="9.875cm" svg:x2="23.563cm" svg:y2="9.454cm">
          <text:p/>
        </draw:line>
        <draw:path draw:style-name="gr8" draw:text-style-name="P2" draw:layer="layout" svg:width="0.095cm" svg:height="0.165cm" svg:x="23.562cm" svg:y="9.292cm" svg:viewBox="0 0 96 166" svg:d="M0 166c53-24 96-98 96-166">
          <text:p/>
        </draw:path>
        <draw:path draw:style-name="gr8" draw:text-style-name="P2" draw:layer="layout" svg:width="0.063cm" svg:height="0.113cm" svg:x="22.56cm" svg:y="9.87cm" svg:viewBox="0 0 64 114" svg:d="M0 114c0-46 29-96 64-114">
          <text:p/>
        </draw:path>
        <draw:line draw:style-name="gr8" draw:text-style-name="P2" draw:layer="layout" svg:x1="23.657cm" svg:y1="9.292cm" svg:x2="23.657cm" svg:y2="9.069cm">
          <text:p/>
        </draw:line>
        <draw:line draw:style-name="gr8" draw:text-style-name="P2" draw:layer="layout" svg:x1="23.657cm" svg:y1="8.988cm" svg:x2="24.515cm" svg:y2="9.374cm">
          <text:p/>
        </draw:line>
        <draw:line draw:style-name="gr8" draw:text-style-name="P2" draw:layer="layout" svg:x1="23.657cm" svg:y1="9.069cm" svg:x2="23.657cm" svg:y2="8.988cm">
          <text:p/>
        </draw:line>
        <draw:line draw:style-name="gr8" draw:text-style-name="P2" draw:layer="layout" svg:x1="22.56cm" svg:y1="13.469cm" svg:x2="22.56cm" svg:y2="9.98cm">
          <text:p/>
        </draw:line>
        <draw:path draw:style-name="gr8" draw:text-style-name="P2" draw:layer="layout" svg:width="0.071cm" svg:height="0.159cm" svg:x="23.071cm" svg:y="10.505cm" svg:viewBox="0 0 72 160" svg:d="M72 160c0-56-29-120-72-160">
          <text:p/>
        </draw:path>
        <draw:path draw:style-name="gr8" draw:text-style-name="P2" draw:layer="layout" svg:width="0.212cm" svg:height="0.286cm" svg:x="22.93cm" svg:y="10.473cm" svg:viewBox="0 0 213 287" svg:d="M142 32c-42-39-93-42-121-10-28 35-28 98-3 158 28 61 78 104 121 107 46 0 74-35 74-96">
          <text:p/>
        </draw:path>
        <draw:path draw:style-name="gr8" draw:text-style-name="P2" draw:layer="layout" svg:width="0.07cm" svg:height="0.159cm" svg:x="22.754cm" svg:y="10.364cm" svg:viewBox="0 0 71 160" svg:d="M71 160c0-58-28-121-71-160">
          <text:p/>
        </draw:path>
        <draw:path draw:style-name="gr8" draw:text-style-name="P2" draw:layer="layout" svg:width="0.213cm" svg:height="0.286cm" svg:x="22.611cm" svg:y="10.332cm" svg:viewBox="0 0 214 287" svg:d="M144 32c-43-39-93-42-121-10-28 35-32 99-4 159s75 103 121 106c46 0 74-39 74-95">
          <text:p/>
        </draw:path>
        <draw:line draw:style-name="gr8" draw:text-style-name="P2" draw:layer="layout" svg:x1="23.657cm" svg:y1="8.993cm" svg:x2="26.949cm" svg:y2="7.528cm">
          <text:p/>
        </draw:line>
        <draw:line draw:style-name="gr8" draw:text-style-name="P2" draw:layer="layout" svg:x1="26.116cm" svg:y1="8.512cm" svg:x2="26.286cm" svg:y2="8.587cm">
          <text:p/>
        </draw:line>
        <draw:path draw:style-name="gr8" draw:text-style-name="P2" draw:layer="layout" svg:width="0.06cm" svg:height="0.067cm" svg:x="26.056cm" svg:y="8.445cm" svg:viewBox="0 0 61 68" svg:d="M0 0c0 28 21 50 61 68">
          <text:p/>
        </draw:path>
        <draw:line draw:style-name="gr8" draw:text-style-name="P2" draw:layer="layout" svg:x1="27.616cm" svg:y1="7.998cm" svg:x2="27.449cm" svg:y2="7.919cm">
          <text:p/>
        </draw:line>
        <draw:path draw:style-name="gr8" draw:text-style-name="P2" draw:layer="layout" svg:width="0.06cm" svg:height="0.067cm" svg:x="27.389cm" svg:y="7.856cm" svg:viewBox="0 0 61 68" svg:d="M0 0c0 26 22 50 61 68">
          <text:p/>
        </draw:path>
        <draw:path draw:style-name="gr8" draw:text-style-name="P2" draw:layer="layout" svg:width="0.028cm" svg:height="0.052cm" svg:x="22.56cm" svg:y="13.469cm" svg:viewBox="0 0 29 53" svg:d="M0 0c0 24 10 46 29 53">
          <text:p/>
        </draw:path>
        <draw:line draw:style-name="gr8" draw:text-style-name="P2" draw:layer="layout" svg:x1="26.281cm" svg:y1="8.586cm" svg:x2="26.281cm" svg:y2="8.505cm">
          <text:p/>
        </draw:line>
        <draw:line draw:style-name="gr8" draw:text-style-name="P2" draw:layer="layout" svg:x1="26.281cm" svg:y1="8.506cm" svg:x2="26.579cm" svg:y2="8.374cm">
          <text:p/>
        </draw:line>
        <draw:line draw:style-name="gr8" draw:text-style-name="P2" draw:layer="layout" svg:x1="26.578cm" svg:y1="8.456cm" svg:x2="26.578cm" svg:y2="8.374cm">
          <text:p/>
        </draw:line>
        <draw:line draw:style-name="gr8" draw:text-style-name="P2" draw:layer="layout" svg:x1="27.869cm" svg:y1="7.881cm" svg:x2="27.869cm" svg:y2="7.803cm">
          <text:p/>
        </draw:line>
        <draw:line draw:style-name="gr8" draw:text-style-name="P2" draw:layer="layout" svg:x1="27.873cm" svg:y1="7.803cm" svg:x2="27.615cm" svg:y2="7.917cm">
          <text:p/>
        </draw:line>
        <draw:line draw:style-name="gr8" draw:text-style-name="P2" draw:layer="layout" svg:x1="27.615cm" svg:y1="7.993cm" svg:x2="27.615cm" svg:y2="7.916cm">
          <text:p/>
        </draw:line>
        <draw:line draw:style-name="gr8" draw:text-style-name="P2" draw:layer="layout" svg:x1="25.605cm" svg:y1="11.469cm" svg:x2="25.537cm" svg:y2="11.44cm">
          <text:p/>
        </draw:line>
        <draw:line draw:style-name="gr8" draw:text-style-name="P2" draw:layer="layout" svg:x1="25.542cm" svg:y1="11.44cm" svg:x2="25.036cm" svg:y2="11.663cm">
          <text:p/>
        </draw:line>
        <draw:line draw:style-name="gr8" draw:text-style-name="P2" draw:layer="layout" svg:x1="25.481cm" svg:y1="10.876cm" svg:x2="25.542cm" svg:y2="11.441cm">
          <text:p/>
        </draw:line>
        <draw:path draw:style-name="gr8" draw:text-style-name="P2" draw:layer="layout" svg:width="0.036cm" svg:height="0.064cm" svg:x="25.685cm" svg:y="10.745cm" svg:viewBox="0 0 37 65" svg:d="M37 65c0-33-16-54-37-65">
          <text:p/>
        </draw:path>
        <draw:path draw:style-name="gr8" draw:text-style-name="P2" draw:layer="layout" svg:width="0.06cm" svg:height="0.017cm" svg:x="25.629cm" svg:y="10.742cm" svg:viewBox="0 0 61 18" svg:d="M61 3c-18-7-39-3-61 15">
          <text:p/>
        </draw:path>
        <draw:path draw:style-name="gr8" draw:text-style-name="P2" draw:layer="layout" svg:width="0.035cm" svg:height="0.053cm" svg:x="25.569cm" svg:y="10.886cm" svg:viewBox="0 0 36 54" svg:d="M0 0c3 29 14 47 36 54">
          <text:p/>
        </draw:path>
        <draw:path draw:style-name="gr8" draw:text-style-name="P2" draw:layer="layout" svg:width="0.12cm" svg:height="0.134cm" svg:x="25.601cm" svg:y="10.809cm" svg:viewBox="0 0 121 135" svg:d="M0 131c24 11 54 0 78-29 25-25 43-67 43-102">
          <text:p/>
        </draw:path>
        <draw:path draw:style-name="gr8" draw:text-style-name="P2" draw:layer="layout" svg:width="0.035cm" svg:height="0.064cm" svg:x="24.962cm" svg:y="11.066cm" svg:viewBox="0 0 36 65" svg:d="M36 65c0-33-14-54-36-65">
          <text:p/>
        </draw:path>
        <draw:path draw:style-name="gr8" draw:text-style-name="P2" draw:layer="layout" svg:width="0.06cm" svg:height="0.017cm" svg:x="24.906cm" svg:y="11.063cm" svg:viewBox="0 0 61 18" svg:d="M61 3c-18-7-40-3-61 15">
          <text:p/>
        </draw:path>
        <draw:path draw:style-name="gr8" draw:text-style-name="P2" draw:layer="layout" svg:width="0.031cm" svg:height="0.053cm" svg:x="24.846cm" svg:y="11.207cm" svg:viewBox="0 0 32 54" svg:d="M0 0c4 25 15 46 32 54">
          <text:p/>
        </draw:path>
        <draw:path draw:style-name="gr8" draw:text-style-name="P2" draw:layer="layout" svg:width="0.12cm" svg:height="0.134cm" svg:x="24.877cm" svg:y="11.13cm" svg:viewBox="0 0 121 135" svg:d="M0 131c25 11 53 0 79-28 25-28 42-68 42-103">
          <text:p/>
        </draw:path>
        <draw:line draw:style-name="gr8" draw:text-style-name="P2" draw:layer="layout" svg:x1="25.612cm" svg:y1="9.087cm" svg:x2="25.509cm" svg:y2="9.399cm">
          <text:p/>
        </draw:line>
        <draw:line draw:style-name="gr8" draw:text-style-name="P2" draw:layer="layout" svg:x1="25.511cm" svg:y1="9.398cm" svg:x2="25.491cm" svg:y2="9.448cm">
          <text:p/>
        </draw:line>
        <draw:line draw:style-name="gr8" draw:text-style-name="P2" draw:layer="layout" svg:x1="25.492cm" svg:y1="9.447cm" svg:x2="25.477cm" svg:y2="9.494cm">
          <text:p/>
        </draw:line>
        <draw:line draw:style-name="gr8" draw:text-style-name="P2" draw:layer="layout" svg:x1="25.542cm" svg:y1="9.522cm" svg:x2="25.477cm" svg:y2="9.493cm">
          <text:p/>
        </draw:line>
        <draw:line draw:style-name="gr8" draw:text-style-name="P2" draw:layer="layout" svg:x1="25.478cm" svg:y1="9.493cm" svg:x2="25.071cm" svg:y2="9.674cm">
          <text:p/>
        </draw:line>
        <draw:path draw:style-name="gr8" draw:text-style-name="P2" draw:layer="layout" svg:width="0.035cm" svg:height="0.067cm" svg:x="24.962cm" svg:y="9.68cm" svg:viewBox="0 0 36 68" svg:d="M36 68c0-32-14-57-36-68">
          <text:p/>
        </draw:path>
        <draw:path draw:style-name="gr8" draw:text-style-name="P2" draw:layer="layout" svg:width="0.06cm" svg:height="0.014cm" svg:x="24.906cm" svg:y="9.676cm" svg:viewBox="0 0 61 15" svg:d="M61 4c-18-7-40-4-61 11">
          <text:p/>
        </draw:path>
        <draw:path draw:style-name="gr8" draw:text-style-name="P2" draw:layer="layout" svg:width="0.031cm" svg:height="0.053cm" svg:x="24.846cm" svg:y="9.821cm" svg:viewBox="0 0 32 54" svg:d="M0 0c4 28 15 47 32 54">
          <text:p/>
        </draw:path>
        <draw:path draw:style-name="gr8" draw:text-style-name="P2" draw:layer="layout" svg:width="0.12cm" svg:height="0.135cm" svg:x="24.877cm" svg:y="9.743cm" svg:viewBox="0 0 121 136" svg:d="M0 132c25 10 53 0 79-29 25-25 42-64 42-103">
          <text:p/>
        </draw:path>
        <draw:path draw:style-name="gr8" draw:text-style-name="P2" draw:layer="layout" svg:width="0.036cm" svg:height="0.067cm" svg:x="25.685cm" svg:y="9.359cm" svg:viewBox="0 0 37 68" svg:d="M37 68c0-33-16-58-37-68">
          <text:p/>
        </draw:path>
        <draw:path draw:style-name="gr8" draw:text-style-name="P2" draw:layer="layout" svg:width="0.06cm" svg:height="0.013cm" svg:x="25.629cm" svg:y="9.355cm" svg:viewBox="0 0 61 14" svg:d="M61 4c-18-8-39-5-61 10">
          <text:p/>
        </draw:path>
        <draw:path draw:style-name="gr8" draw:text-style-name="P2" draw:layer="layout" svg:width="0.035cm" svg:height="0.053cm" svg:x="25.569cm" svg:y="9.5cm" svg:viewBox="0 0 36 54" svg:d="M0 0c3 28 14 47 36 54">
          <text:p/>
        </draw:path>
        <draw:path draw:style-name="gr8" draw:text-style-name="P2" draw:layer="layout" svg:width="0.12cm" svg:height="0.135cm" svg:x="25.601cm" svg:y="9.422cm" svg:viewBox="0 0 121 136" svg:d="M0 132c24 10 54 0 78-28 25-29 43-68 43-104">
          <text:p/>
        </draw:path>
        <draw:line draw:style-name="gr8" draw:text-style-name="P2" draw:layer="layout" svg:x1="26.994cm" svg:y1="11.399cm" svg:x2="27.729cm" svg:y2="11.073cm">
          <text:p/>
        </draw:line>
        <draw:line draw:style-name="gr8" draw:text-style-name="P2" draw:layer="layout" svg:x1="27.792cm" svg:y1="11.102cm" svg:x2="27.728cm" svg:y2="11.073cm">
          <text:p/>
        </draw:line>
        <draw:line draw:style-name="gr8" draw:text-style-name="P2" draw:layer="layout" svg:x1="27.728cm" svg:y1="11.073cm" svg:x2="27.728cm" svg:y2="10.283cm">
          <text:p/>
        </draw:line>
        <draw:path draw:style-name="gr8" draw:text-style-name="P2" draw:layer="layout" svg:width="0.039cm" svg:height="0.005cm" svg:x="26.948cm" svg:y="7.525cm" svg:viewBox="0 0 40 6" svg:d="M40 3c-14-5-29-5-40 3">
          <text:p/>
        </draw:path>
        <draw:path draw:style-name="gr8" draw:text-style-name="P2" draw:layer="layout" svg:width="0.06cm" svg:height="0.014cm" svg:x="23.025cm" svg:y="10.502cm" svg:viewBox="0 0 61 15" svg:d="M61 15c-21-15-42-19-61-12">
          <text:p/>
        </draw:path>
        <draw:path draw:style-name="gr8" draw:text-style-name="P2" draw:layer="layout" svg:width="0.117cm" svg:height="0.197cm" svg:x="22.993cm" svg:y="10.505cm" svg:viewBox="0 0 118 198" svg:d="M32 0c-35 14-42 72-17 125 22 53 71 84 103 70">
          <text:p/>
        </draw:path>
        <draw:path draw:style-name="gr8" draw:text-style-name="P2" draw:layer="layout" svg:width="0.035cm" svg:height="0.053cm" svg:x="23.11cm" svg:y="10.646cm" svg:viewBox="0 0 36 54" svg:d="M0 54c19-7 29-29 36-54">
          <text:p/>
        </draw:path>
        <draw:path draw:style-name="gr8" draw:text-style-name="P2" draw:layer="layout" svg:width="0.056cm" svg:height="0.014cm" svg:x="22.708cm" svg:y="10.361cm" svg:viewBox="0 0 57 15" svg:d="M57 15c-22-15-43-19-57-12">
          <text:p/>
        </draw:path>
        <draw:path draw:style-name="gr8" draw:text-style-name="P2" draw:layer="layout" svg:width="0.117cm" svg:height="0.197cm" svg:x="22.675cm" svg:y="10.364cm" svg:viewBox="0 0 118 198" svg:d="M33 0c-35 14-43 71-21 124 24 54 75 85 106 71">
          <text:p/>
        </draw:path>
        <draw:path draw:style-name="gr8" draw:text-style-name="P2" draw:layer="layout" svg:width="0.032cm" svg:height="0.053cm" svg:x="22.792cm" svg:y="10.505cm" svg:viewBox="0 0 33 54" svg:d="M0 54c19-7 30-28 33-54">
          <text:p/>
        </draw:path>
        <draw:path draw:style-name="gr8" draw:text-style-name="P2" draw:layer="layout" svg:width="0.215cm" svg:height="0.092cm" svg:x="27.389cm" svg:y="7.683cm" svg:viewBox="0 0 216 93" svg:d="M216 0c-56 0-113 8-151 26-44 17-65 42-65 67">
          <text:p/>
        </draw:path>
        <draw:path draw:style-name="gr8" draw:text-style-name="P2" draw:layer="layout" svg:width="0.06cm" svg:height="0.067cm" svg:x="27.389cm" svg:y="7.775cm" svg:viewBox="0 0 61 68" svg:d="M0 0c0 24 22 50 61 68">
          <text:p/>
        </draw:path>
        <draw:line draw:style-name="gr8" draw:text-style-name="P2" draw:layer="layout" svg:x1="27.616cm" svg:y1="7.917cm" svg:x2="27.449cm" svg:y2="7.842cm">
          <text:p/>
        </draw:line>
        <draw:line draw:style-name="gr8" draw:text-style-name="P2" draw:layer="layout" svg:x1="26.116cm" svg:y1="8.431cm" svg:x2="26.286cm" svg:y2="8.506cm">
          <text:p/>
        </draw:line>
        <draw:path draw:style-name="gr8" draw:text-style-name="P2" draw:layer="layout" svg:width="0.356cm" svg:height="0.093cm" svg:x="26.056cm" svg:y="8.274cm" svg:viewBox="0 0 357 94" svg:d="M357 26c-60-24-152-35-229-17-79 14-128 50-128 85">
          <text:p/>
        </draw:path>
        <draw:path draw:style-name="gr8" draw:text-style-name="P2" draw:layer="layout" svg:width="0.06cm" svg:height="0.064cm" svg:x="26.056cm" svg:y="8.367cm" svg:viewBox="0 0 61 65" svg:d="M0 0c0 25 21 47 61 65">
          <text:p/>
        </draw:path>
        <draw:line draw:style-name="gr8" draw:text-style-name="P2" draw:layer="layout" svg:x1="26.579cm" svg:y1="8.379cm" svg:x2="26.408cm" svg:y2="8.3cm">
          <text:p/>
        </draw:line>
        <draw:path draw:style-name="gr8" draw:text-style-name="P2" draw:layer="layout" svg:width="0.236cm" svg:height="0.036cm" svg:x="26.158cm" svg:y="8.399cm" svg:viewBox="0 0 237 37" svg:d="M0 14c32 15 78 26 123 22 51-3 90-18 114-36">
          <text:p/>
        </draw:path>
        <draw:path draw:style-name="gr8" draw:text-style-name="P2" draw:layer="layout" svg:width="0.3cm" svg:height="0.101cm" svg:x="26.114cm" svg:y="8.299cm" svg:viewBox="0 0 301 102" svg:d="M281 102c36-28 22-64-35-86-53-21-138-21-190 0-58 22-72 58-37 86">
          <text:p/>
        </draw:path>
        <draw:path draw:style-name="gr8" draw:text-style-name="P2" draw:layer="layout" svg:width="0.028cm" svg:height="0.014cm" svg:x="26.13cm" svg:y="8.399cm" svg:viewBox="0 0 29 15" svg:d="M0 0c7 7 18 12 29 15">
          <text:p/>
        </draw:path>
        <draw:line draw:style-name="gr8" draw:text-style-name="P2" draw:layer="layout" svg:x1="27.601cm" svg:y1="7.683cm" svg:x2="27.873cm" svg:y2="7.804cm">
          <text:p/>
        </draw:line>
        <draw:path draw:style-name="gr8" draw:text-style-name="P2" draw:layer="layout" svg:width="0.24cm" svg:height="0.037cm" svg:x="27.488cm" svg:y="7.806cm" svg:viewBox="0 0 241 38" svg:d="M0 15c35 18 81 25 128 22 49-4 88-19 113-37">
          <text:p/>
        </draw:path>
        <draw:path draw:style-name="gr8" draw:text-style-name="P2" draw:layer="layout" svg:width="0.302cm" svg:height="0.102cm" svg:x="27.445cm" svg:y="7.709cm" svg:viewBox="0 0 303 103" svg:d="M284 103c35-28 21-67-35-89-57-19-138-19-192 0-60 22-74 61-35 89">
          <text:p/>
        </draw:path>
        <draw:path draw:style-name="gr8" draw:text-style-name="P2" draw:layer="layout" svg:width="0.024cm" svg:height="0.018cm" svg:x="27.467cm" svg:y="7.806cm" svg:viewBox="0 0 25 19" svg:d="M0 0c8 9 15 12 25 19">
          <text:p/>
        </draw:path>
        <draw:path draw:style-name="gr8" draw:text-style-name="P2" draw:layer="layout" svg:width="0.019cm" svg:height="0.049cm" svg:x="25.491cm" svg:y="9.398cm" svg:viewBox="0 0 20 50" svg:d="M0 50c5-19 12-36 20-50">
          <text:p/>
        </draw:path>
        <draw:line draw:style-name="gr8" draw:text-style-name="P2" draw:layer="layout" svg:x1="27.221cm" svg:y1="11.3cm" svg:x2="27.178cm" svg:y2="11.278cm">
          <text:p/>
        </draw:line>
        <draw:path draw:style-name="gr8" draw:text-style-name="P2" draw:layer="layout" svg:width="0.053cm" svg:height="0.116cm" svg:x="23.088cm" svg:y="10.523cm" svg:viewBox="0 0 54 117" svg:d="M0 0c-4 42 21 88 54 117">
          <text:p/>
        </draw:path>
        <draw:path draw:style-name="gr8" draw:text-style-name="P2" draw:layer="layout" svg:width="0.053cm" svg:height="0.116cm" svg:x="22.771cm" svg:y="10.382cm" svg:viewBox="0 0 54 117" svg:d="M0 0c-3 42 18 88 54 117">
          <text:p/>
        </draw:path>
        <draw:path draw:style-name="gr8" draw:text-style-name="P2" draw:layer="layout" svg:width="0.004cm" svg:height="0.011cm" svg:x="26.366cm" svg:y="8.406cm" svg:viewBox="0 0 5 12" svg:d="M0 12c5-5 5-8 5-12">
          <text:p/>
        </draw:path>
        <draw:path draw:style-name="gr8" draw:text-style-name="P2" draw:layer="layout" svg:width="0.212cm" svg:height="0.046cm" svg:x="26.158cm" svg:y="8.36cm" svg:viewBox="0 0 213 47" svg:d="M213 47c0-25-50-47-107-47-60 0-106 22-106 47">
          <text:p/>
        </draw:path>
        <draw:path draw:style-name="gr8" draw:text-style-name="P2" draw:layer="layout" svg:width="0.005cm" svg:height="0.011cm" svg:x="26.158cm" svg:y="8.406cm" svg:viewBox="0 0 6 12" svg:d="M0 0c0 4 0 7 6 12">
          <text:p/>
        </draw:path>
        <draw:path draw:style-name="gr8" draw:text-style-name="P2" draw:layer="layout" svg:width="0.003cm" svg:height="0.01cm" svg:x="27.7cm" svg:y="7.814cm" svg:viewBox="0 0 4 11" svg:d="M0 11c4-3 4-7 4-11">
          <text:p/>
        </draw:path>
        <draw:path draw:style-name="gr8" draw:text-style-name="P2" draw:layer="layout" svg:width="0.212cm" svg:height="0.049cm" svg:x="27.491cm" svg:y="7.768cm" svg:viewBox="0 0 213 50" svg:d="M213 50c0-29-49-50-106-50-60 0-107 21-107 50">
          <text:p/>
        </draw:path>
        <draw:path draw:style-name="gr8" draw:text-style-name="P2" draw:layer="layout" svg:width="0cm" svg:height="0.009cm" svg:x="27.491cm" svg:y="7.814cm" svg:viewBox="0 0 0 10" svg:d="M0 0c0 3 0 7 0 10">
          <text:p/>
        </draw:path>
        <draw:line draw:style-name="gr8" draw:text-style-name="P2" draw:layer="layout" svg:x1="27.036cm" svg:y1="11.346cm" svg:x2="27.182cm" svg:y2="11.278cm">
          <text:p/>
        </draw:line>
        <draw:path draw:style-name="gr8" draw:text-style-name="P2" draw:layer="layout" svg:width="0.042cm" svg:height="0.025cm" svg:x="26.994cm" svg:y="11.345cm" svg:viewBox="0 0 43 26" svg:d="M0 26c14-12 28-23 43-26">
          <text:p/>
        </draw:path>
        <draw:path draw:style-name="gr8" draw:text-style-name="P2" draw:layer="layout" svg:width="0.176cm" svg:height="0.229cm" svg:x="25.389cm" svg:y="9.228cm" svg:viewBox="0 0 177 230" svg:d="M0 230c0-56 21-116 57-162 36-43 82-71 120-68">
          <text:p/>
        </draw:path>
        <draw:path draw:style-name="gr8" draw:text-style-name="P2" draw:layer="layout" svg:width="0.014cm" svg:height="0.068cm" svg:x="25.389cm" svg:y="9.457cm" svg:viewBox="0 0 15 69" svg:d="M15 69c-8-18-15-43-15-69">
          <text:p/>
        </draw:path>
        <draw:path draw:style-name="gr8" draw:text-style-name="P2" draw:layer="layout" svg:width="0.042cm" svg:height="0.039cm" svg:x="25.403cm" svg:y="10.911cm" svg:viewBox="0 0 43 40" svg:d="M43 40c-18-7-32-21-43-40">
          <text:p/>
        </draw:path>
        <draw:line draw:style-name="gr8" draw:text-style-name="P2" draw:layer="layout" svg:x1="22.584cm" svg:y1="13.521cm" svg:x2="23.446cm" svg:y2="13.903cm">
          <text:p/>
        </draw:line>
        <draw:line draw:style-name="gr8" draw:text-style-name="P2" draw:layer="layout" svg:x1="26.983cm" svg:y1="7.528cm" svg:x2="27.425cm" svg:y2="7.723cm">
          <text:p/>
        </draw:line>
        <draw:line draw:style-name="gr8" draw:text-style-name="P2" draw:layer="layout" svg:x1="27.389cm" svg:y1="7.775cm" svg:x2="27.389cm" svg:y2="7.856cm">
          <text:p/>
        </draw:line>
        <draw:line draw:style-name="gr8" draw:text-style-name="P2" draw:layer="layout" svg:x1="26.056cm" svg:y1="8.367cm" svg:x2="26.056cm" svg:y2="8.445cm">
          <text:p/>
        </draw:line>
        <draw:line draw:style-name="gr8" draw:text-style-name="P2" draw:layer="layout" svg:x1="25.442cm" svg:y1="10.95cm" svg:x2="25.492cm" svg:y2="10.972cm">
          <text:p/>
        </draw:line>
        <draw:path draw:style-name="gr1" draw:text-style-name="P1" draw:layer="layout" svg:width="6.178cm" svg:height="6.223cm" svg:x="7.319cm" svg:y="1.287cm" svg:viewBox="0 0 6179 6224" svg:d="M6179 5582v-3210c0-39-35-85-78-99l-1139-384c-64-25-117-93-117-153v-279l-2141-730v-74l-356-120-60 56-1204-409v-74l-307-106-194 184v74l3 49-420 392c15-14 39-18 60-7l3099 1047c28 11 53 7 70-10-17 17-42 21-70 10l896 308 624-590v279c0 60 53 128 117 153l1139 384c43 14 78 60 78 99v3210c0 18-7 28-18 39l-624 589c10-7 14-21 14-39v-3210c0-39-32-85-74-99l-1140-384c-63-25-116-92-116-152v-205-74 74 205c0 60 53 127 116 152l1140 384c42 14 74 60 74 99v3210c0 18-4 32-14 39-14 14-39 18-60 11l-551-187v-74l473 158c25 11 46 4 60-7 11-10 18-24 18-42v-667-2039-169-60-141c0-43-36-85-78-103l-219-70-172-60-311-106-409-138c-64-24-113-88-113-151v-258l-3042-1034-427-145-402-138c-21-7-46-3-60 11-11 7-18 21-18 39v455l-77-28v-530c0-14 7-28 17-38-10 10-17 24-17 38v530l-46 42v399c-4 3-7 3-11 10l-14 11c-3 3-7 7-10 14 35-7 81 14 113 49 35 37 49 82 42 118-4 14-11 24-21 35l-11 11c-3 3-7 3-10 7-18 10-46 14-75 3h-3c-39-14-74-49-92-88-17-42-14-82 11-107l10-10c11-8 22-15 36-18-14 3-25 10-36 18l-10 10c35-32 102-18 148 32s56 117 21 153c35-36 25-103-21-153s-113-64-148-32c-25 25-28 65-11 107 18 39 53 74 92 88h3l-3 2413c28-14 67-7 102 14 7 7 18 14 25 25 3 0 7 3 7 7 25 28 35 60 35 88-3 18-7 35-21 46l-14 11h4c-8 3-11 10-18 10-4 14-11 25-21 32l-11 14c-21 18-53 21-85 11-38-14-77-50-95-89-17-42-14-81 11-102l10-14c11-7 22-14 36-14 3-7 7-14 10-18 36-31 99-17 141 29 46 45 53 109 22 141 31-32 24-96-22-141-42-46-105-60-141-29v4l14-14c4-4 7-7 11-11-4 4-7 7-11 11l-14 14-10 14c3-7 7-14 10-18l-10 18 10-14h4c32-28 92-18 134 28s49 106 17 138l-10 10 14-10-14 10c7 0 10-7 18-10h-4l14-11c14-11 18-28 21-46l1903 646h3c7-7 18-11 32-14 35-7 81 10 113 46 35 35 49 81 42 116-3 14-10 25-21 35l-10 11c-22 17-50 21-85 10-39-14-78-49-95-88-18-42-15-81 10-102l11-14h3c-3 0-3 0-3 0l-11 14 11-14-11 14c35-35 102-21 148 28s57 117 22 152c-22 17-50 21-85 10-39-14-78-49-95-88-18-42-15-81 10-102 35-35 102-21 148 28s57 117 22 152l10-11c11-10 18-21 21-35 7 0 11-7 18-11l10-10c11-11 18-28 22-46l1901 645v4c0-4 0-4 0-4l-10 11 10-11 74 205c-42-14-77-46-95-88s-14-81 11-106l169 180c-21 21-53 25-85 14l85-14 10-7c11-11 18-21 18-35 7-4 14-7 21-11l11-11c10-10 17-28 21-45l325 109 45-42 551 187c21 7 46 3 60-11l624-589c11-11 18-21 18-39z">
          <text:p/>
        </draw:path>
        <draw:polygon draw:style-name="gr7" draw:text-style-name="P2" draw:layer="layout" svg:width="0cm" svg:height="0cm" svg:x="10.301cm" svg:y="4.617cm" svg:viewBox="0 0 0 0" draw:points="0,0">
          <text:p/>
        </draw:polygon>
        <draw:path draw:style-name="gr1" draw:text-style-name="P1" draw:layer="layout" svg:width="4.671cm" svg:height="4.328cm" svg:x="8.124cm" svg:y="2.36cm" svg:viewBox="0 0 4672 4329" svg:d="M4672 4329v-2040l-4-10c-3-4-3-8-7-11l-14-46c-14-39-3-106 25-162v-141c0-43-36-88-78-103l-219-74-172-56v173c0 31-11 60-32 77-39 39-110 36-173-7-64-42-106-113-106-176v-173 173c0 63 42 134 106 176 63 43 134 46 173 7l204-194-204 194c21-17 32-46 32-77v-173l-311-106-410-141c-64-21-117-88-117-148v-261l-3037-1030c7 38-7 74-28 95l-300 282v2053l176 57c85 28 152 120 152 201v169l1665 565 201-191c39-35 106-35 170 7 63 42 105 113 105 176v170l1667 565 197-191c42-39 113-36 173 7 63 42 106 113 106 177v170z">
          <text:p/>
        </draw:path>
        <draw:polygon draw:style-name="gr7" draw:text-style-name="P2" draw:layer="layout" svg:width="0cm" svg:height="0cm" svg:x="10.301cm" svg:y="4.617cm" svg:viewBox="0 0 0 0" draw:points="0,0">
          <text:p/>
        </draw:polygon>
        <draw:path draw:style-name="gr1" draw:text-style-name="P1" draw:layer="layout" svg:width="5.295cm" svg:height="5.336cm" svg:x="7.5cm" svg:y="2.074cm" svg:viewBox="0 0 5296 5337" svg:d="M5296 5282v-667l-60-17-409 384-311-102v-166c0-32 14-60 32-81l212-198-1662-564-413 388v-169c0-64-42-135-106-177-63-42-130-42-172-7 42-35 109-35 172 7 64 42 106 113 106 177v169l-310-106v-166c0-35 14-60 32-81l211-197 201-191c39-35 110-35 173 7 60 42 106 113 106 180v166l-413 388-310-106v-166c0-35 14-60 32-81l211-197-1661-565-413 388-252-88c-42-14-77-56-77-99v-240l414-388v-2053l296-283c25-21 35-57 28-95l-427-145-311 289v301l173 60c49 14 96 7 124-21 35-32 42-88 18-148-28-61-81-111-142-132l-173-60v301l173 60c49 14 96 7 124-21l117-106-117 106c35-32 42-88 18-148-28-61-81-111-142-132l-173-60 311-289-403-138c-21-7-46-3-60 11-11 7-18 21-18 39v455l-45 42v375c17 7 35 18 49 35l339-321-339 321c46 46 53 110 21 142l-10 10c-8 4-11 7-18 11-4 14-11 24-21 35l-11 11c-3 3-7 3-10 7v2370c0 21 10 43 24 60 7 7 18 14 25 25l339-321-339 321c3 0 7 3 7 7 7 4 14 7 21 11l1987 670c36-18 89-4 127 39l339-318-339 318c4 3 7 7 11 10l2000 681c39-21 92-7 131 35l338-321-338 321c3 4 7 7 10 11l357 120 45-42 473 158c25 11 46 4 60-7 11-10 18-24 18-42z">
          <text:p/>
        </draw:path>
        <draw:polygon draw:style-name="gr7" draw:text-style-name="P2" draw:layer="layout" svg:width="0cm" svg:height="0cm" svg:x="10.301cm" svg:y="4.617cm" svg:viewBox="0 0 0 0" draw:points="0,0">
          <text:p/>
        </draw:polygon>
        <draw:path draw:style-name="gr1" draw:text-style-name="P1" draw:layer="layout" svg:width="4.678cm" svg:height="1.866cm" svg:x="7.485cm" svg:y="1.467cm" svg:viewBox="0 0 4679 1867" svg:d="M4054 1867l625-590-2142-730v-74l-360-120-56 56-64 60c-21 18-28 39-28 60v74c0 53 60 99 152 113 88 14 183-7 232-53l124-116-124 116c-49 46-144 67-232 53-92-14-152-60-152-113v-74c0 53 60 99 152 113 88 14 183-7 232-53l124-116-124 116c-49 46-144 67-232 53-92-14-152-60-152-113 0-21 7-42 28-60l64-60-1203-409-120 113c-36 35-96 53-159 60-67 0-131-14-176-39-22-14-36-18-43-14l-420 399 420-392-420 392c15-14 39-18 60-7l3094 1052z">
          <text:p/>
        </draw:path>
        <draw:polygon draw:style-name="gr7" draw:text-style-name="P2" draw:layer="layout" svg:width="0cm" svg:height="0cm" svg:x="10.301cm" svg:y="4.617cm" svg:viewBox="0 0 0 0" draw:points="0,0">
          <text:p/>
        </draw:polygon>
        <draw:polygon draw:style-name="gr1" draw:text-style-name="P1" draw:layer="layout" svg:width="0.967cm" svg:height="1.108cm" svg:x="8.145cm" svg:y="3.591cm" svg:viewBox="0 0 968 1109" draw:points="968,1049 968,1109 0,780 0,0 46,14 968,329">
          <text:p/>
        </draw:polygon>
        <draw:polygon draw:style-name="gr7" draw:text-style-name="P2" draw:layer="layout" svg:width="0cm" svg:height="0cm" svg:x="10.301cm" svg:y="4.617cm" svg:viewBox="0 0 0 0" draw:points="0,0">
          <text:p/>
        </draw:polygon>
        <draw:polygon draw:style-name="gr1" draw:text-style-name="P1" draw:layer="layout" svg:width="0.921cm" svg:height="1.034cm" svg:x="8.191cm" svg:y="3.605cm" svg:viewBox="0 0 922 1035" draw:points="922,315 922,1035 0,724 0,0">
          <text:p/>
        </draw:polygon>
        <draw:polygon draw:style-name="gr7" draw:text-style-name="P2" draw:layer="layout" svg:width="0cm" svg:height="0cm" svg:x="10.301cm" svg:y="4.617cm" svg:viewBox="0 0 0 0" draw:points="0,0">
          <text:p/>
        </draw:polygon>
        <draw:path draw:style-name="gr1" draw:text-style-name="P1" draw:layer="layout" svg:width="1.372cm" svg:height="0.804cm" svg:x="10.798cm" svg:y="4.145cm" svg:viewBox="0 0 1373 805" svg:d="M1045 495l11-11c32-32 25-95-21-141l338-322-338 322c-29-32-67-50-103-46-21-57-67-110-124-135-53-25-109-21-141 11l-46 42-4-32-501-169-38-14-78 572 695 233-7-60-32-261c60 46 134 56 180 25 18 24 47 42 75 53 32 10 64 7 85-11l10-14c11-7 18-18 18-32 7-3 14-7 21-10z">
          <text:p/>
        </draw:path>
        <draw:polygon draw:style-name="gr7" draw:text-style-name="P2" draw:layer="layout" svg:width="0cm" svg:height="0cm" svg:x="10.301cm" svg:y="4.617cm" svg:viewBox="0 0 0 0" draw:points="0,0">
          <text:p/>
        </draw:polygon>
        <draw:path draw:style-name="gr1" draw:text-style-name="P1" draw:layer="layout" svg:width="0.741cm" svg:height="0.815cm" svg:x="7.715cm" svg:y="4.79cm" svg:viewBox="0 0 742 816" svg:d="M742 427v-169c0-81-71-173-156-201l-172-57-414 385 177 60c85 28 152 121 152 202v169z">
          <text:p/>
        </draw:path>
        <draw:polygon draw:style-name="gr7" draw:text-style-name="P2" draw:layer="layout" svg:width="0cm" svg:height="0cm" svg:x="10.301cm" svg:y="4.617cm" svg:viewBox="0 0 0 0" draw:points="0,0">
          <text:p/>
        </draw:polygon>
        <draw:path draw:style-name="gr1" draw:text-style-name="P1" draw:layer="layout" svg:width="0.642cm" svg:height="0.73cm" svg:x="10.844cm" svg:y="4.159cm" svg:viewBox="0 0 643 731" svg:d="M551 222l25-21-4-32-502-169-70 511 643 220-32-266c-42-31-74-77-84-127-11-45-4-88 24-116z">
          <text:p/>
        </draw:path>
        <draw:polygon draw:style-name="gr7" draw:text-style-name="P2" draw:layer="layout" svg:width="0cm" svg:height="0cm" svg:x="10.301cm" svg:y="4.617cm" svg:viewBox="0 0 0 0" draw:points="0,0">
          <text:p/>
        </draw:polygon>
        <draw:path draw:style-name="gr1" draw:text-style-name="P1" draw:layer="layout" svg:width="0.688cm" svg:height="0.766cm" svg:x="12.047cm" svg:y="6.293cm" svg:viewBox="0 0 689 767" svg:d="M689 213v166l-414 388v-170c0-63-39-134-102-176-64-39-134-42-173-7l212-198 197-191c39-36 109-32 173 7 63 42 107 113 107 181z">
          <text:p/>
        </draw:path>
        <draw:polygon draw:style-name="gr7" draw:text-style-name="P2" draw:layer="layout" svg:width="0cm" svg:height="0cm" svg:x="10.301cm" svg:y="4.617cm" svg:viewBox="0 0 0 0" draw:points="0,0">
          <text:p/>
        </draw:polygon>
        <draw:path draw:style-name="gr1" draw:text-style-name="P1" draw:layer="layout" svg:width="0.102cm" svg:height="2.434cm" svg:x="7.422cm" svg:y="3.245cm" svg:viewBox="0 0 103 2435" svg:d="M3 7h-3v2414c28-14 67-7 103 14-14-17-21-39-21-60v-2375c-22 14-50 14-79 7z">
          <text:p/>
        </draw:path>
        <draw:polygon draw:style-name="gr7" draw:text-style-name="P2" draw:layer="layout" svg:width="0cm" svg:height="0cm" svg:x="10.301cm" svg:y="4.617cm" svg:viewBox="0 0 0 0" draw:points="0,0">
          <text:p/>
        </draw:polygon>
        <draw:path draw:style-name="gr1" draw:text-style-name="P1" draw:layer="layout" svg:width="2.177cm" svg:height="0.882cm" svg:x="7.556cm" svg:y="5.711cm" svg:viewBox="0 0 2178 883" svg:d="M1941 735c7-7 18-11 32-14l-1938-632 1906 646-1941-735c25 26 35 61 35 89l-14-82c-7 0-14-3-21-7l21 7 1987 675c36-18 89-4 127 39 4 3 7 7 11 10 21 25 32 57 32 85-4 18-11 35-22 46l-14 10h4c-7 4-11 11-18 11l14-11-155-165c32-29 92-18 134 28 43 46 53 106 18 137l-166-151 14-18-14 18c4-7 7-14 14-18 32-32 95-21 138 28 46 46 53 110 21 141 32-31 25-95-21-141-43-49-106-60-138-28l11-11c3-3 7-7 10-10-3 3-7 7-10 10l-11 11-14 18c4-7 7-14 14-18z">
          <text:p/>
        </draw:path>
        <draw:polygon draw:style-name="gr7" draw:text-style-name="P2" draw:layer="layout" svg:width="0cm" svg:height="0cm" svg:x="10.301cm" svg:y="4.617cm" svg:viewBox="0 0 0 0" draw:points="0,0">
          <text:p/>
        </draw:polygon>
        <draw:path draw:style-name="gr1" draw:text-style-name="P1" draw:layer="layout" svg:width="2cm" svg:height="0.73cm" svg:x="9.701cm" svg:y="6.441cm" svg:viewBox="0 0 2001 731" svg:d="M0 0c21 25 32 57 28 85l1906 646c11-7 21-14 35-14 4-7 7-14 11-17l14-11c0-3 7-7 7-7z">
          <text:p/>
        </draw:path>
        <draw:polygon draw:style-name="gr7" draw:text-style-name="P2" draw:layer="layout" svg:width="0cm" svg:height="0cm" svg:x="10.301cm" svg:y="4.617cm" svg:viewBox="0 0 0 0" draw:points="0,0">
          <text:p/>
        </draw:polygon>
        <draw:path draw:style-name="gr1" draw:text-style-name="P1" draw:layer="layout" svg:width="0.381cm" svg:height="0.381cm" svg:x="10.925cm" svg:y="3.495cm" svg:viewBox="0 0 382 382" svg:d="M279 354c21-17 31-46 31-77 0-64-42-134-105-181-64-39-134-43-173-4-53 51-39 146 32 220 67 71 162 92 215 42 21-17 31-46 31-77 0-64-42-134-105-181-64-39-134-43-173-4-53 51-39 146 32 220 67 71 162 92 215 42l71-63c18-21 32-46 32-78 0-67-46-138-107-181-63-42-134-42-176-7l-67 67 67-67c42-35 113-35 176 7 61 43 107 114 107 181 0 32-14 57-32 78z">
          <text:p/>
        </draw:path>
        <draw:polygon draw:style-name="gr7" draw:text-style-name="P2" draw:layer="layout" svg:width="0cm" svg:height="0cm" svg:x="10.301cm" svg:y="4.617cm" svg:viewBox="0 0 0 0" draw:points="0,0">
          <text:p/>
        </draw:polygon>
        <draw:path draw:style-name="gr1" draw:text-style-name="P1" draw:layer="layout" svg:width="0.379cm" svg:height="0.381cm" svg:x="10.486cm" svg:y="3.994cm" svg:viewBox="0 0 380 382" svg:d="M30 92c-50 49-35 148 32 218 70 75 165 93 218 46l72-67c17-21 28-46 28-77 0-64-42-138-107-177-63-43-130-47-173-7z">
          <text:p/>
        </draw:path>
        <draw:polygon draw:style-name="gr7" draw:text-style-name="P2" draw:layer="layout" svg:width="0cm" svg:height="0cm" svg:x="10.301cm" svg:y="4.617cm" svg:viewBox="0 0 0 0" draw:points="0,0">
          <text:p/>
        </draw:polygon>
        <draw:path draw:style-name="gr1" draw:text-style-name="P1" draw:layer="layout" svg:width="0.328cm" svg:height="0.43cm" svg:x="7.715cm" svg:y="5.175cm" svg:viewBox="0 0 329 431" svg:d="M77 343l252 88v-169c0-82-72-174-156-202l-173-60v244c0 43 35 85 77 99z">
          <text:p/>
        </draw:path>
        <draw:polygon draw:style-name="gr7" draw:text-style-name="P2" draw:layer="layout" svg:width="0cm" svg:height="0cm" svg:x="10.301cm" svg:y="4.617cm" svg:viewBox="0 0 0 0" draw:points="0,0">
          <text:p/>
        </draw:polygon>
        <draw:path draw:style-name="gr1" draw:text-style-name="P1" draw:layer="layout" svg:width="0.311cm" svg:height="0.376cm" svg:x="12.015cm" svg:y="6.679cm" svg:viewBox="0 0 312 377" svg:d="M312 210v167l-312-103v-170c0-31 11-60 32-77 39-39 109-35 173 7s107 113 107 176z">
          <text:p/>
        </draw:path>
        <draw:polygon draw:style-name="gr7" draw:text-style-name="P2" draw:layer="layout" svg:width="0cm" svg:height="0cm" svg:x="10.301cm" svg:y="4.617cm" svg:viewBox="0 0 0 0" draw:points="0,0">
          <text:p/>
        </draw:polygon>
        <draw:path draw:style-name="gr1" draw:text-style-name="P1" draw:layer="layout" svg:width="0.504cm" svg:height="0.278cm" svg:x="7.902cm" svg:y="1.287cm" svg:viewBox="0 0 505 279" svg:d="M0 184l194-184 311 106-124 113c-46 43-131 68-212 57-85-7-155-43-169-92z">
          <text:p/>
        </draw:path>
        <draw:polygon draw:style-name="gr7" draw:text-style-name="P2" draw:layer="layout" svg:width="0cm" svg:height="0cm" svg:x="10.301cm" svg:y="4.617cm" svg:viewBox="0 0 0 0" draw:points="0,0">
          <text:p/>
        </draw:polygon>
        <draw:path draw:style-name="gr1" draw:text-style-name="P1" draw:layer="layout" svg:width="0.461cm" svg:height="0.355cm" svg:x="11.363cm" svg:y="4.357cm" svg:viewBox="0 0 462 356" svg:d="M243 177c0-7 0-14-4-21-14-36-42-67-77-82-32-15-60-11-78 7-32 29-25 85 18 127 39 43 95 57 127 29 3-7 7-11 10-18-3-14 0-28 4-42 7-7 10-14 14-18l14-14c7-4 11-7 18-11 7-3 10-3 14-3 39-7 85 10 117 46 36 35 50 81 39 116 0 14-7 25-18 32l-10 14c-21 18-54 21-86 11-28-11-56-29-74-53-21-25-32-50-32-78 0 28 11 53 32 78-46 31-120 21-180-25-42-35-74-81-84-127-15-49-4-93 24-121 32-28 81-32 134-11 53 22 99 68 124 121-7 4-11 7-18 11l-14 14c39-35 102-21 153 28 46 50 56 117 21 152 35-35 25-102-21-152-51-49-114-63-153-28-4 4-7 11-14 18z">
          <text:p/>
        </draw:path>
        <draw:polygon draw:style-name="gr7" draw:text-style-name="P2" draw:layer="layout" svg:width="0cm" svg:height="0cm" svg:x="10.301cm" svg:y="4.617cm" svg:viewBox="0 0 0 0" draw:points="0,0">
          <text:p/>
        </draw:polygon>
        <draw:path draw:style-name="gr1" draw:text-style-name="P1" draw:layer="layout" svg:width="0.312cm" svg:height="0.317cm" svg:x="10.486cm" svg:y="4.058cm" svg:viewBox="0 0 313 318" svg:d="M281 292c18-21 32-49 32-81 0-64-42-135-107-177-63-43-134-46-176-7-50 49-35 148 32 219 70 74 165 92 219 46z">
          <text:p/>
        </draw:path>
        <draw:polygon draw:style-name="gr7" draw:text-style-name="P2" draw:layer="layout" svg:width="0cm" svg:height="0cm" svg:x="10.301cm" svg:y="4.617cm" svg:viewBox="0 0 0 0" draw:points="0,0">
          <text:p/>
        </draw:polygon>
        <draw:polygon draw:style-name="gr1" draw:text-style-name="P1" draw:layer="layout" svg:width="0.967cm" svg:height="0.374cm" svg:x="8.145cm" svg:y="4.325cm" svg:viewBox="0 0 968 375" draw:points="968,314 968,375 0,42 46,0">
          <text:p/>
        </draw:polygon>
        <draw:polygon draw:style-name="gr7" draw:text-style-name="P2" draw:layer="layout" svg:width="0cm" svg:height="0cm" svg:x="10.301cm" svg:y="4.617cm" svg:viewBox="0 0 0 0" draw:points="0,0">
          <text:p/>
        </draw:polygon>
        <draw:path draw:style-name="gr1" draw:text-style-name="P1" draw:layer="layout" svg:width="0.26cm" svg:height="0.263cm" svg:x="12.041cm" svg:y="6.705cm" svg:viewBox="0 0 261 264" svg:d="M261 177c0-42-21-84-53-120-49-49-116-70-159-49-50 21-61 81-35 141 28 60 88 107 145 114 60 7 102-29 102-86z">
          <text:p/>
        </draw:path>
        <draw:polygon draw:style-name="gr7" draw:text-style-name="P2" draw:layer="layout" svg:width="0cm" svg:height="0cm" svg:x="10.301cm" svg:y="4.617cm" svg:viewBox="0 0 0 0" draw:points="0,0">
          <text:p/>
        </draw:polygon>
        <draw:path draw:style-name="gr1" draw:text-style-name="P1" draw:layer="layout" svg:width="0.257cm" svg:height="0.266cm" svg:x="7.76cm" svg:y="5.251cm" svg:viewBox="0 0 258 267" svg:d="M258 178c0-39-17-85-53-120-46-50-113-71-160-50-45 22-59 82-31 142 24 61 85 110 145 117 57 3 99-32 99-89z">
          <text:p/>
        </draw:path>
        <draw:polygon draw:style-name="gr7" draw:text-style-name="P2" draw:layer="layout" svg:width="0cm" svg:height="0cm" svg:x="10.301cm" svg:y="4.617cm" svg:viewBox="0 0 0 0" draw:points="0,0">
          <text:p/>
        </draw:polygon>
        <draw:path draw:style-name="gr1" draw:text-style-name="P1" draw:layer="layout" svg:width="0.259cm" svg:height="0.263cm" svg:x="9.902cm" svg:y="5.978cm" svg:viewBox="0 0 260 264" svg:d="M260 174c0-39-23-81-54-113-46-53-113-74-159-53s-61 78-32 141c25 61 85 111 145 114 56 7 100-28 100-89z">
          <text:p/>
        </draw:path>
        <draw:polygon draw:style-name="gr7" draw:text-style-name="P2" draw:layer="layout" svg:width="0cm" svg:height="0cm" svg:x="10.301cm" svg:y="4.617cm" svg:viewBox="0 0 0 0" draw:points="0,0">
          <text:p/>
        </draw:polygon>
        <draw:path draw:style-name="gr1" draw:text-style-name="P1" draw:layer="layout" svg:width="0.26cm" svg:height="0.263cm" svg:x="12.041cm" svg:y="4.034cm" svg:viewBox="0 0 261 264" svg:d="M261 179c0-39-21-85-53-117-49-54-116-75-159-54-50 26-61 82-35 142 28 60 88 110 145 113 60 7 102-28 102-84z">
          <text:p/>
        </draw:path>
        <draw:polygon draw:style-name="gr7" draw:text-style-name="P2" draw:layer="layout" svg:width="0cm" svg:height="0cm" svg:x="10.301cm" svg:y="4.617cm" svg:viewBox="0 0 0 0" draw:points="0,0">
          <text:p/>
        </draw:polygon>
        <draw:path draw:style-name="gr1" draw:text-style-name="P1" draw:layer="layout" svg:width="0.257cm" svg:height="0.263cm" svg:x="7.76cm" svg:y="2.581cm" svg:viewBox="0 0 258 264" svg:d="M258 178c0-43-17-85-53-121-46-49-113-70-160-49-45 21-59 81-31 141 24 61 85 107 145 114 57 7 99-28 99-85z">
          <text:p/>
        </draw:path>
        <draw:polygon draw:style-name="gr7" draw:text-style-name="P2" draw:layer="layout" svg:width="0cm" svg:height="0cm" svg:x="10.301cm" svg:y="4.617cm" svg:viewBox="0 0 0 0" draw:points="0,0">
          <text:p/>
        </draw:polygon>
        <draw:path draw:style-name="gr1" draw:text-style-name="P1" draw:layer="layout" svg:width="0.302cm" svg:height="0.17cm" svg:x="7.954cm" svg:y="1.363cm" svg:viewBox="0 0 303 171" svg:d="M259 144c11-4 14-11 21-14 43-39 25-89-38-114-64-25-152-21-206 10-49 36-49 86 7 118 4 3 12 7 19 10 53 22 127 22 180 0 7-3 14-7 17-10z">
          <text:p/>
        </draw:path>
        <draw:polygon draw:style-name="gr7" draw:text-style-name="P2" draw:layer="layout" svg:width="0cm" svg:height="0cm" svg:x="10.301cm" svg:y="4.617cm" svg:viewBox="0 0 0 0" draw:points="0,0">
          <text:p/>
        </draw:polygon>
        <draw:path draw:style-name="gr1" draw:text-style-name="P1" draw:layer="layout" svg:width="0.302cm" svg:height="0.17cm" svg:x="9.57cm" svg:y="1.912cm" svg:viewBox="0 0 303 171" svg:d="M262 146c7-7 15-10 18-14 42-39 25-89-40-114-63-28-151-21-201 11-53 36-53 85 4 117 3 4 10 7 17 7 53 25 127 25 180 0 8 0 15-3 22-7z">
          <text:p/>
        </draw:path>
        <draw:polygon draw:style-name="gr7" draw:text-style-name="P2" draw:layer="layout" svg:width="0cm" svg:height="0cm" svg:x="10.301cm" svg:y="4.617cm" svg:viewBox="0 0 0 0" draw:points="0,0">
          <text:p/>
        </draw:polygon>
        <draw:polygon draw:style-name="gr1" draw:text-style-name="P1" draw:layer="layout" svg:width="0.695cm" svg:height="0.279cm" svg:x="10.798cm" svg:y="4.67cm" svg:viewBox="0 0 696 280" draw:points="46,0 0,43 696,280 689,220">
          <text:p/>
        </draw:polygon>
        <draw:polygon draw:style-name="gr7" draw:text-style-name="P2" draw:layer="layout" svg:width="0cm" svg:height="0cm" svg:x="10.301cm" svg:y="4.617cm" svg:viewBox="0 0 0 0" draw:points="0,0">
          <text:p/>
        </draw:polygon>
        <draw:path draw:style-name="gr1" draw:text-style-name="P1" draw:layer="layout" svg:width="0.504cm" svg:height="0.247cm" svg:x="7.902cm" svg:y="1.393cm" svg:viewBox="0 0 505 248" svg:d="M505 74v-74l-124 113c-46 42-131 63-212 56-85-7-155-42-169-91v74l3 49v-7c7-4 21 0 43 14 45 29 109 43 176 40 63-4 123-25 159-61z">
          <text:p/>
        </draw:path>
        <draw:polygon draw:style-name="gr7" draw:text-style-name="P2" draw:layer="layout" svg:width="0cm" svg:height="0cm" svg:x="10.301cm" svg:y="4.617cm" svg:viewBox="0 0 0 0" draw:points="0,0">
          <text:p/>
        </draw:polygon>
        <draw:polygon draw:style-name="gr1" draw:text-style-name="P1" draw:layer="layout" svg:width="0.046cm" svg:height="0.779cm" svg:x="8.145cm" svg:y="3.591cm" svg:viewBox="0 0 47 780" draw:points="47,738 47,14 0,0 0,780">
          <text:p/>
        </draw:polygon>
        <draw:polygon draw:style-name="gr7" draw:text-style-name="P2" draw:layer="layout" svg:width="0cm" svg:height="0cm" svg:x="10.301cm" svg:y="4.617cm" svg:viewBox="0 0 0 0" draw:points="0,0">
          <text:p/>
        </draw:polygon>
        <draw:path draw:style-name="gr1" draw:text-style-name="P1" draw:layer="layout" svg:width="0.349cm" svg:height="0.356cm" svg:x="10.516cm" svg:y="3.993cm" svg:viewBox="0 0 350 357" svg:d="M248 357l70-67c21-21 32-46 32-77 0-64-42-139-106-181-63-39-131-43-174-7l-70 68c42-40 113-37 177 7 60 42 103 113 103 176 0 32-11 60-32 81z">
          <text:p/>
        </draw:path>
        <draw:polygon draw:style-name="gr7" draw:text-style-name="P2" draw:layer="layout" svg:width="0cm" svg:height="0cm" svg:x="10.301cm" svg:y="4.617cm" svg:viewBox="0 0 0 0" draw:points="0,0">
          <text:p/>
        </draw:polygon>
        <draw:path draw:style-name="gr1" draw:text-style-name="P1" draw:layer="layout" svg:width="0.214cm" svg:height="0.217cm" svg:x="11.6cm" svg:y="7.165cm" svg:viewBox="0 0 215 218" svg:d="M193 198c-21 21-53 25-85 14-42-14-77-46-95-88-22-42-15-82 7-107 39-32 102-18 152 32 46 50 57 117 21 149z">
          <text:p/>
        </draw:path>
        <draw:polygon draw:style-name="gr7" draw:text-style-name="P2" draw:layer="layout" svg:width="0cm" svg:height="0cm" svg:x="10.301cm" svg:y="4.617cm" svg:viewBox="0 0 0 0" draw:points="0,0">
          <text:p/>
        </draw:polygon>
        <draw:path draw:style-name="gr1" draw:text-style-name="P1" draw:layer="layout" svg:width="0.214cm" svg:height="0.216cm" svg:x="7.319cm" svg:y="5.713cm" svg:viewBox="0 0 215 217" svg:d="M192 200c-17 18-49 21-85 11-38-14-78-50-96-89-17-42-14-81 11-102 35-36 103-22 149 28 49 50 60 117 21 152z">
          <text:p/>
        </draw:path>
        <draw:polygon draw:style-name="gr7" draw:text-style-name="P2" draw:layer="layout" svg:width="0cm" svg:height="0cm" svg:x="10.301cm" svg:y="4.617cm" svg:viewBox="0 0 0 0" draw:points="0,0">
          <text:p/>
        </draw:polygon>
        <draw:path draw:style-name="gr1" draw:text-style-name="P1" draw:layer="layout" svg:width="0.155cm" svg:height="0.288cm" svg:x="12.907cm" svg:y="4.384cm" svg:viewBox="0 0 156 289" svg:d="M156 71c0-60-25-85-64-63-7 7-14 14-24 21-40 49-72 138-68 202 3 10 3 21 7 32 14 38 50 35 89-11 35-46 60-120 60-181z">
          <text:p/>
        </draw:path>
        <draw:polygon draw:style-name="gr7" draw:text-style-name="P2" draw:layer="layout" svg:width="0cm" svg:height="0cm" svg:x="10.301cm" svg:y="4.617cm" svg:viewBox="0 0 0 0" draw:points="0,0">
          <text:p/>
        </draw:polygon>
        <draw:path draw:style-name="gr1" draw:text-style-name="P1" draw:layer="layout" svg:width="0.156cm" svg:height="0.289cm" svg:x="13.14cm" svg:y="4.167cm" svg:viewBox="0 0 157 290" svg:d="M157 73c0-60-29-89-65-64-7 4-14 11-24 22-43 45-71 134-68 197 0 14 4 25 4 32 18 43 53 40 88-11 40-46 65-120 65-176z">
          <text:p/>
        </draw:path>
        <draw:polygon draw:style-name="gr7" draw:text-style-name="P2" draw:layer="layout" svg:width="0cm" svg:height="0cm" svg:x="10.301cm" svg:y="4.617cm" svg:viewBox="0 0 0 0" draw:points="0,0">
          <text:p/>
        </draw:polygon>
        <draw:path draw:style-name="gr1" draw:text-style-name="P1" draw:layer="layout" svg:width="0.081cm" svg:height="0.402cm" svg:x="7.422cm" svg:y="2.596cm" svg:viewBox="0 0 82 403" svg:d="M82 29v374c-29-14-57-14-82-3v-400z">
          <text:p/>
        </draw:path>
        <draw:polygon draw:style-name="gr7" draw:text-style-name="P2" draw:layer="layout" svg:width="0cm" svg:height="0cm" svg:x="10.301cm" svg:y="4.617cm" svg:viewBox="0 0 0 0" draw:points="0,0">
          <text:p/>
        </draw:polygon>
        <draw:path draw:style-name="gr1" draw:text-style-name="P1" draw:layer="layout" svg:width="0.26cm" svg:height="0.263cm" svg:x="12.041cm" svg:y="6.705cm" svg:viewBox="0 0 261 264" svg:d="M208 57c-42-42-99-53-127-24-32 28-21 84 18 130 38 39 98 53 127 25 10-11 17-28 17-46 0-28-14-60-35-85 32 36 53 78 53 120 0 57-42 93-102 86-57-7-117-54-145-114-26-60-15-120 35-141 43-21 110 0 159 49z">
          <text:p/>
        </draw:path>
        <draw:polygon draw:style-name="gr7" draw:text-style-name="P2" draw:layer="layout" svg:width="0cm" svg:height="0cm" svg:x="10.301cm" svg:y="4.617cm" svg:viewBox="0 0 0 0" draw:points="0,0">
          <text:p/>
        </draw:polygon>
        <draw:path draw:style-name="gr1" draw:text-style-name="P1" draw:layer="layout" svg:width="0.259cm" svg:height="0.263cm" svg:x="9.902cm" svg:y="5.978cm" svg:viewBox="0 0 260 264" svg:d="M206 61c-39-46-96-56-127-28-29 28-22 88 17 127 43 47 99 57 127 29 14-12 18-29 18-47 0-28-11-60-35-81 31 32 54 74 54 113 0 61-44 96-100 89-60-3-120-53-145-114-29-63-14-120 32-141s113 0 159 53z">
          <text:p/>
        </draw:path>
        <draw:polygon draw:style-name="gr7" draw:text-style-name="P2" draw:layer="layout" svg:width="0cm" svg:height="0cm" svg:x="10.301cm" svg:y="4.617cm" svg:viewBox="0 0 0 0" draw:points="0,0">
          <text:p/>
        </draw:polygon>
        <draw:path draw:style-name="gr1" draw:text-style-name="P1" draw:layer="layout" svg:width="0.257cm" svg:height="0.266cm" svg:x="7.76cm" svg:y="5.251cm" svg:viewBox="0 0 258 267" svg:d="M205 58c-39-39-95-53-128-25-28 28-21 85 19 131 42 43 99 54 127 25 14-11 21-29 21-47 0-28-14-59-39-84 36 35 53 81 53 120 0 57-42 92-99 89-60-7-121-56-145-117-28-60-14-120 31-142 47-21 114 0 160 50z">
          <text:p/>
        </draw:path>
        <draw:polygon draw:style-name="gr7" draw:text-style-name="P2" draw:layer="layout" svg:width="0cm" svg:height="0cm" svg:x="10.301cm" svg:y="4.617cm" svg:viewBox="0 0 0 0" draw:points="0,0">
          <text:p/>
        </draw:polygon>
        <draw:path draw:style-name="gr1" draw:text-style-name="P1" draw:layer="layout" svg:width="0.257cm" svg:height="0.263cm" svg:x="7.76cm" svg:y="2.581cm" svg:viewBox="0 0 258 264" svg:d="M205 57c-39-42-95-53-128-24-28 28-21 88 19 130 42 43 99 54 127 26 14-11 21-29 21-47 0-28-14-60-39-85 36 36 53 78 53 121 0 57-42 92-99 85-60-7-121-53-145-114-28-60-14-120 31-141 47-21 114 0 160 49z">
          <text:p/>
        </draw:path>
        <draw:polygon draw:style-name="gr7" draw:text-style-name="P2" draw:layer="layout" svg:width="0cm" svg:height="0cm" svg:x="10.301cm" svg:y="4.617cm" svg:viewBox="0 0 0 0" draw:points="0,0">
          <text:p/>
        </draw:polygon>
        <draw:path draw:style-name="gr1" draw:text-style-name="P1" draw:layer="layout" svg:width="0.335cm" svg:height="0.199cm" svg:x="11.394cm" svg:y="4.291cm" svg:viewBox="0 0 336 200" svg:d="M276 197c4-7 7-15 11-19l14-10c7-11 21-18 35-18-21-56-67-109-123-134-54-25-110-21-142 11l-46 42-25 21c32-28 81-32 134-11 54 22 104 64 128 121 4-3 7-3 14-3z">
          <text:p/>
        </draw:path>
        <draw:polygon draw:style-name="gr7" draw:text-style-name="P2" draw:layer="layout" svg:width="0cm" svg:height="0cm" svg:x="10.301cm" svg:y="4.617cm" svg:viewBox="0 0 0 0" draw:points="0,0">
          <text:p/>
        </draw:polygon>
        <draw:path draw:style-name="gr1" draw:text-style-name="P1" draw:layer="layout" svg:width="0.182cm" svg:height="0.187cm" svg:x="10.549cm" svg:y="4.122cm" svg:viewBox="0 0 183 188" svg:d="M183 126c0-11 0-21-7-35-11-33-39-65-74-82-32-15-65-11-82 7-32 28-25 89 17 131 40 42 100 53 128 25 11-11 18-28 18-46z">
          <text:p/>
        </draw:path>
        <draw:polygon draw:style-name="gr7" draw:text-style-name="P2" draw:layer="layout" svg:width="0cm" svg:height="0cm" svg:x="10.301cm" svg:y="4.617cm" svg:viewBox="0 0 0 0" draw:points="0,0">
          <text:p/>
        </draw:polygon>
        <draw:path draw:style-name="gr1" draw:text-style-name="P1" draw:layer="layout" svg:width="0.183cm" svg:height="0.187cm" svg:x="10.989cm" svg:y="3.624cm" svg:viewBox="0 0 184 188" svg:d="M184 122c0-11-4-21-7-32-14-35-42-67-78-81-31-15-63-11-82 7-28 28-21 85 19 127 42 47 99 58 130 28 11-10 18-28 18-49z">
          <text:p/>
        </draw:path>
        <draw:polygon draw:style-name="gr7" draw:text-style-name="P2" draw:layer="layout" svg:width="0cm" svg:height="0cm" svg:x="10.301cm" svg:y="4.617cm" svg:viewBox="0 0 0 0" draw:points="0,0">
          <text:p/>
        </draw:polygon>
        <draw:path draw:style-name="gr1" draw:text-style-name="P1" draw:layer="layout" svg:width="0.181cm" svg:height="0.187cm" svg:x="12.102cm" svg:y="6.722cm" svg:viewBox="0 0 182 188" svg:d="M147 40c-42-42-100-53-128-24-32 28-21 85 18 131 39 42 99 53 128 25 10-11 17-28 17-46 0-28-14-61-35-86z">
          <text:p/>
        </draw:path>
        <draw:polygon draw:style-name="gr7" draw:text-style-name="P2" draw:layer="layout" svg:width="0cm" svg:height="0cm" svg:x="10.301cm" svg:y="4.617cm" svg:viewBox="0 0 0 0" draw:points="0,0">
          <text:p/>
        </draw:polygon>
        <draw:path draw:style-name="gr1" draw:text-style-name="P1" draw:layer="layout" svg:width="0.183cm" svg:height="0.186cm" svg:x="7.821cm" svg:y="5.269cm" svg:viewBox="0 0 184 187" svg:d="M145 40c-39-40-96-54-128-25-28 28-21 85 18 131 42 42 100 54 128 24 14-10 21-28 21-46 0-28-14-59-39-84z">
          <text:p/>
        </draw:path>
        <draw:polygon draw:style-name="gr7" draw:text-style-name="P2" draw:layer="layout" svg:width="0cm" svg:height="0cm" svg:x="10.301cm" svg:y="4.617cm" svg:viewBox="0 0 0 0" draw:points="0,0">
          <text:p/>
        </draw:polygon>
        <draw:path draw:style-name="gr1" draw:text-style-name="P1" draw:layer="layout" svg:width="0.181cm" svg:height="0.186cm" svg:x="12.102cm" svg:y="4.051cm" svg:viewBox="0 0 182 187" svg:d="M147 41c-42-43-100-53-128-25-32 28-21 88 18 128 39 46 99 56 128 28 10-10 17-28 17-47 0-28-14-60-35-84z">
          <text:p/>
        </draw:path>
        <draw:polygon draw:style-name="gr7" draw:text-style-name="P2" draw:layer="layout" svg:width="0cm" svg:height="0cm" svg:x="10.301cm" svg:y="4.617cm" svg:viewBox="0 0 0 0" draw:points="0,0">
          <text:p/>
        </draw:polygon>
        <draw:path draw:style-name="gr1" draw:text-style-name="P1" draw:layer="layout" svg:width="0.181cm" svg:height="0.186cm" svg:x="9.961cm" svg:y="5.995cm" svg:viewBox="0 0 182 187" svg:d="M147 41c-39-43-99-53-128-25-32 28-22 86 18 128 39 46 99 56 127 28 14-14 18-28 18-46 0-28-11-60-35-85z">
          <text:p/>
        </draw:path>
        <draw:polygon draw:style-name="gr7" draw:text-style-name="P2" draw:layer="layout" svg:width="0cm" svg:height="0cm" svg:x="10.301cm" svg:y="4.617cm" svg:viewBox="0 0 0 0" draw:points="0,0">
          <text:p/>
        </draw:polygon>
        <draw:path draw:style-name="gr1" draw:text-style-name="P1" draw:layer="layout" svg:width="0.183cm" svg:height="0.187cm" svg:x="7.821cm" svg:y="2.598cm" svg:viewBox="0 0 184 188" svg:d="M145 40c-39-42-96-53-128-24-28 28-21 89 18 131 42 42 100 53 128 25 14-11 21-28 21-46 0-29-14-61-39-86z">
          <text:p/>
        </draw:path>
        <draw:polygon draw:style-name="gr7" draw:text-style-name="P2" draw:layer="layout" svg:width="0cm" svg:height="0cm" svg:x="10.301cm" svg:y="4.617cm" svg:viewBox="0 0 0 0" draw:points="0,0">
          <text:p/>
        </draw:polygon>
        <draw:path draw:style-name="gr1" draw:text-style-name="P1" draw:layer="layout" svg:width="0.357cm" svg:height="0.194cm" svg:x="11.842cm" svg:y="7.168cm" svg:viewBox="0 0 358 195" svg:d="M0 0c21 25 32 56 28 85l330 110v-74z">
          <text:p/>
        </draw:path>
        <draw:polygon draw:style-name="gr7" draw:text-style-name="P2" draw:layer="layout" svg:width="0cm" svg:height="0cm" svg:x="10.301cm" svg:y="4.617cm" svg:viewBox="0 0 0 0" draw:points="0,0">
          <text:p/>
        </draw:polygon>
        <draw:path draw:style-name="gr1" draw:text-style-name="P1" draw:layer="layout" svg:width="0.182cm" svg:height="0.187cm" svg:x="10.549cm" svg:y="4.122cm" svg:viewBox="0 0 183 188" svg:d="M183 126c0-11 0-21-7-35-14-7-32-18-46-33-10-14-21-32-28-49-32-15-65-11-82 7-32 28-25 89 17 131 40 42 100 53 128 25 11-11 18-28 18-46z">
          <text:p/>
        </draw:path>
        <draw:polygon draw:style-name="gr7" draw:text-style-name="P2" draw:layer="layout" svg:width="0cm" svg:height="0cm" svg:x="10.301cm" svg:y="4.617cm" svg:viewBox="0 0 0 0" draw:points="0,0">
          <text:p/>
        </draw:polygon>
        <draw:path draw:style-name="gr1" draw:text-style-name="P1" draw:layer="layout" svg:width="0.183cm" svg:height="0.187cm" svg:x="10.989cm" svg:y="3.624cm" svg:viewBox="0 0 184 188" svg:d="M99 9c-31-15-63-11-82 7-28 28-21 85 19 127 42 47 99 58 130 28 11-10 18-28 18-49 0-11-4-21-7-32-18-7-32-17-46-31-14-18-25-32-32-50z">
          <text:p/>
        </draw:path>
        <draw:polygon draw:style-name="gr7" draw:text-style-name="P2" draw:layer="layout" svg:width="0cm" svg:height="0cm" svg:x="10.301cm" svg:y="4.617cm" svg:viewBox="0 0 0 0" draw:points="0,0">
          <text:p/>
        </draw:polygon>
        <draw:path draw:style-name="gr1" draw:text-style-name="P1" draw:layer="layout" svg:width="0.182cm" svg:height="0.186cm" svg:x="11.427cm" svg:y="4.422cm" svg:viewBox="0 0 183 187" svg:d="M183 112c-3-8-3-15-7-22-14-11-31-22-45-36-15-14-25-28-29-46-31-14-64-10-82 7-32 29-25 85 18 128 40 43 96 57 128 29 3-7 7-11 10-18-3-14 0-28 7-42z">
          <text:p/>
        </draw:path>
        <draw:polygon draw:style-name="gr7" draw:text-style-name="P2" draw:layer="layout" svg:width="0cm" svg:height="0cm" svg:x="10.301cm" svg:y="4.617cm" svg:viewBox="0 0 0 0" draw:points="0,0">
          <text:p/>
        </draw:polygon>
        <draw:path draw:style-name="gr1" draw:text-style-name="P1" draw:layer="layout" svg:width="0.302cm" svg:height="0.152cm" svg:x="9.57cm" svg:y="1.912cm" svg:viewBox="0 0 303 153" svg:d="M240 153c8 0 15-3 22-7 7-7 15-10 18-17 42-40 25-86-40-111-63-28-151-21-201 11-53 32-53 81 4 117 3 4 10 7 17 7-10-7-14-21-14-32 0-32 46-60 106-60 57 0 107 28 107 60 0 11-7 25-15 32-4 0-4 0-4 0z">
          <text:p/>
        </draw:path>
        <draw:polygon draw:style-name="gr7" draw:text-style-name="P2" draw:layer="layout" svg:width="0cm" svg:height="0cm" svg:x="10.301cm" svg:y="4.617cm" svg:viewBox="0 0 0 0" draw:points="0,0">
          <text:p/>
        </draw:polygon>
        <draw:path draw:style-name="gr1" draw:text-style-name="P1" draw:layer="layout" svg:width="0.302cm" svg:height="0.153cm" svg:x="7.954cm" svg:y="1.363cm" svg:viewBox="0 0 303 154" svg:d="M242 154c7-3 14-7 17-10 11-4 14-11 21-14 43-40 25-89-38-114-64-25-152-21-206 10-49 36-49 86 7 118 4 3 12 7 19 10-11-10-19-21-19-31 0-33 50-61 107-61 60 0 109 28 109 61 0 10-7 21-17 31z">
          <text:p/>
        </draw:path>
        <draw:polygon draw:style-name="gr7" draw:text-style-name="P2" draw:layer="layout" svg:width="0cm" svg:height="0cm" svg:x="10.301cm" svg:y="4.617cm" svg:viewBox="0 0 0 0" draw:points="0,0">
          <text:p/>
        </draw:polygon>
        <draw:polygon draw:style-name="gr1" draw:text-style-name="P1" draw:layer="layout" svg:width="0.116cm" svg:height="0.571cm" svg:x="10.798cm" svg:y="4.145cm" svg:viewBox="0 0 117 572" draw:points="117,14 79,0 0,572 46,526">
          <text:p/>
        </draw:polygon>
        <draw:polygon draw:style-name="gr7" draw:text-style-name="P2" draw:layer="layout" svg:width="0cm" svg:height="0cm" svg:x="10.301cm" svg:y="4.617cm" svg:viewBox="0 0 0 0" draw:points="0,0">
          <text:p/>
        </draw:polygon>
        <draw:path draw:style-name="gr1" draw:text-style-name="P1" draw:layer="layout" svg:width="0.155cm" svg:height="0.288cm" svg:x="12.908cm" svg:y="4.384cm" svg:viewBox="0 0 156 289" svg:d="M0 231c3 10 3 21 7 32 14 38 50 35 89-11 35-46 60-120 60-181 0-60-25-85-64-63-7 7-14 14-24 21 3 0 3 0 7 3 14 4 21 21 21 51 0 31-14 74-32 106-21 31-43 49-57 45-4-3-4-3-7-3z">
          <text:p/>
        </draw:path>
        <draw:polygon draw:style-name="gr7" draw:text-style-name="P2" draw:layer="layout" svg:width="0cm" svg:height="0cm" svg:x="10.301cm" svg:y="4.617cm" svg:viewBox="0 0 0 0" draw:points="0,0">
          <text:p/>
        </draw:polygon>
        <draw:path draw:style-name="gr1" draw:text-style-name="P1" draw:layer="layout" svg:width="0.156cm" svg:height="0.289cm" svg:x="13.14cm" svg:y="4.167cm" svg:viewBox="0 0 157 290" svg:d="M0 228c0 14 4 25 4 32 18 43 53 40 88-11 40-46 65-120 65-176 0-60-29-89-65-64-7 4-14 11-24 22 3 0 3 0 7 0 10 3 21 24 21 49 0 35-14 74-32 106-21 35-42 49-60 46z">
          <text:p/>
        </draw:path>
        <draw:polygon draw:style-name="gr7" draw:text-style-name="P2" draw:layer="layout" svg:width="0cm" svg:height="0cm" svg:x="10.301cm" svg:y="4.617cm" svg:viewBox="0 0 0 0" draw:points="0,0">
          <text:p/>
        </draw:polygon>
        <draw:path draw:style-name="gr1" draw:text-style-name="P1" draw:layer="layout" svg:width="0.215cm" svg:height="0.108cm" svg:x="7.997cm" svg:y="1.425cm" svg:viewBox="0 0 216 109" svg:d="M199 92c10-10 17-21 17-31 0-36-49-61-109-61-61 0-107 25-107 61 0 10 7 21 18 31 54 22 128 22 181 0z">
          <text:p/>
        </draw:path>
        <draw:polygon draw:style-name="gr7" draw:text-style-name="P2" draw:layer="layout" svg:width="0cm" svg:height="0cm" svg:x="10.301cm" svg:y="4.617cm" svg:viewBox="0 0 0 0" draw:points="0,0">
          <text:p/>
        </draw:polygon>
        <draw:path draw:style-name="gr1" draw:text-style-name="P1" draw:layer="layout" svg:width="0.212cm" svg:height="0.11cm" svg:x="9.616cm" svg:y="1.972cm" svg:viewBox="0 0 213 111" svg:d="M199 92c7-7 14-17 14-28 0-36-50-64-107-64-60 0-106 28-106 64 0 11 4 21 14 28 53 25 127 25 180 0z">
          <text:p/>
        </draw:path>
        <draw:polygon draw:style-name="gr7" draw:text-style-name="P2" draw:layer="layout" svg:width="0cm" svg:height="0cm" svg:x="10.301cm" svg:y="4.617cm" svg:viewBox="0 0 0 0" draw:points="0,0">
          <text:p/>
        </draw:polygon>
        <draw:path draw:style-name="gr1" draw:text-style-name="P1" draw:layer="layout" svg:width="0.095cm" svg:height="0.205cm" svg:x="12.907cm" svg:y="4.413cm" svg:viewBox="0 0 96 206" svg:d="M96 49c0-25-7-42-21-46 0-3-4-3-4-3-43 49-75 137-71 202 3 0 3 0 7 3 14 4 35-15 57-46 18-32 32-75 32-110z">
          <text:p/>
        </draw:path>
        <draw:polygon draw:style-name="gr7" draw:text-style-name="P2" draw:layer="layout" svg:width="0cm" svg:height="0cm" svg:x="10.301cm" svg:y="4.617cm" svg:viewBox="0 0 0 0" draw:points="0,0">
          <text:p/>
        </draw:polygon>
        <draw:path draw:style-name="gr1" draw:text-style-name="P1" draw:layer="layout" svg:width="0.096cm" svg:height="0.205cm" svg:x="13.14cm" svg:y="4.194cm" svg:viewBox="0 0 97 206" svg:d="M97 54c0-28-11-47-21-50-4 0-4 0-7-4-43 50-72 139-69 202l4 4c19 3 40-11 61-46 18-32 32-74 32-106z">
          <text:p/>
        </draw:path>
        <draw:polygon draw:style-name="gr7" draw:text-style-name="P2" draw:layer="layout" svg:width="0cm" svg:height="0cm" svg:x="10.301cm" svg:y="4.617cm" svg:viewBox="0 0 0 0" draw:points="0,0">
          <text:p/>
        </draw:polygon>
        <draw:path draw:style-name="gr1" draw:text-style-name="P1" draw:layer="layout" svg:width="0.116cm" svg:height="0.12cm" svg:x="11.649cm" svg:y="4.543cm" svg:viewBox="0 0 117 121" svg:d="M106 46c14 25 14 51 0 65-11 10-28 14-46 7-24-7-47-29-54-51-10-21-7-46 4-56 15-15 43-15 64 0 4 0 4 3 4 3 7 4 10 7 14 11 7 7 14 14 14 21z">
          <text:p/>
        </draw:path>
        <draw:polygon draw:style-name="gr7" draw:text-style-name="P2" draw:layer="layout" svg:width="0cm" svg:height="0cm" svg:x="10.301cm" svg:y="4.617cm" svg:viewBox="0 0 0 0" draw:points="0,0">
          <text:p/>
        </draw:polygon>
        <draw:path draw:style-name="gr1" draw:text-style-name="P1" draw:layer="layout" svg:width="0.116cm" svg:height="0.12cm" svg:x="9.508cm" svg:y="6.488cm" svg:viewBox="0 0 117 121" svg:d="M109 46c11 25 11 49-3 63-12 12-30 16-47 8-21-8-42-29-53-50s-7-42 7-56c14-15 39-15 60 3 7 4 14 7 21 14 8 4 12 11 15 18z">
          <text:p/>
        </draw:path>
        <draw:polygon draw:style-name="gr7" draw:text-style-name="P2" draw:layer="layout" svg:width="0cm" svg:height="0cm" svg:x="10.301cm" svg:y="4.617cm" svg:viewBox="0 0 0 0" draw:points="0,0">
          <text:p/>
        </draw:polygon>
        <draw:path draw:style-name="gr1" draw:text-style-name="P1" draw:layer="layout" svg:width="0.118cm" svg:height="0.12cm" svg:x="7.366cm" svg:y="3.09cm" svg:viewBox="0 0 119 121" svg:d="M109 49c14 22 14 47-4 61-10 11-28 14-46 7-21-7-42-28-53-49-11-22-7-43 8-58 14-14 38-14 63 4 7 3 14 7 18 14 7 7 10 14 14 21z">
          <text:p/>
        </draw:path>
        <draw:polygon draw:style-name="gr7" draw:text-style-name="P2" draw:layer="layout" svg:width="0cm" svg:height="0cm" svg:x="10.301cm" svg:y="4.617cm" svg:viewBox="0 0 0 0" draw:points="0,0">
          <text:p/>
        </draw:polygon>
        <draw:path draw:style-name="gr1" draw:text-style-name="P1" draw:layer="layout" svg:width="0.116cm" svg:height="0.119cm" svg:x="11.649cm" svg:y="7.214cm" svg:viewBox="0 0 117 120" svg:d="M106 48c14 24 14 49 0 63-11 11-28 11-46 7-24-7-47-28-54-49-10-21-7-47 4-58 15-15 43-15 64 0 7 4 14 11 18 18 7 4 14 11 14 19z">
          <text:p/>
        </draw:path>
        <draw:polygon draw:style-name="gr7" draw:text-style-name="P2" draw:layer="layout" svg:width="0cm" svg:height="0cm" svg:x="10.301cm" svg:y="4.617cm" svg:viewBox="0 0 0 0" draw:points="0,0">
          <text:p/>
        </draw:polygon>
        <draw:path draw:style-name="gr1" draw:text-style-name="P1" draw:layer="layout" svg:width="0.118cm" svg:height="0.12cm" svg:x="7.366cm" svg:y="5.76cm" svg:viewBox="0 0 119 121" svg:d="M109 46c14 26 14 51-4 65-10 10-28 14-46 7-21-7-42-25-53-50-11-22-7-43 8-57 14-15 38-15 63 0 7 3 14 11 18 18 7 7 10 10 14 17z">
          <text:p/>
        </draw:path>
        <draw:polygon draw:style-name="gr7" draw:text-style-name="P2" draw:layer="layout" svg:width="0cm" svg:height="0cm" svg:x="10.301cm" svg:y="4.617cm" svg:viewBox="0 0 0 0" draw:points="0,0">
          <text:p/>
        </draw:polygon>
        <draw:path draw:style-name="gr1" draw:text-style-name="P1" draw:layer="layout" svg:width="0.116cm" svg:height="0.12cm" svg:x="9.508cm" svg:y="6.488cm" svg:viewBox="0 0 117 121" svg:d="M109 46c11 25 11 49-3 63-12 12-30 16-47 8-21-8-42-29-53-50s-7-42 7-56c14-15 39-15 60 3 7 11 21 25 36 32z">
          <text:p/>
        </draw:path>
        <draw:polygon draw:style-name="gr7" draw:text-style-name="P2" draw:layer="layout" svg:width="0cm" svg:height="0cm" svg:x="10.301cm" svg:y="4.617cm" svg:viewBox="0 0 0 0" draw:points="0,0">
          <text:p/>
        </draw:polygon>
        <draw:path draw:style-name="gr1" draw:text-style-name="P1" draw:layer="layout" svg:width="0.116cm" svg:height="0.119cm" svg:x="11.649cm" svg:y="7.214cm" svg:viewBox="0 0 117 120" svg:d="M106 48c14 24 14 49 0 63-11 11-28 11-46 7-24-7-47-28-54-49-10-21-7-47 4-58 15-15 43-15 64 0 7 15 21 29 32 37z">
          <text:p/>
        </draw:path>
        <draw:polygon draw:style-name="gr7" draw:text-style-name="P2" draw:layer="layout" svg:width="0cm" svg:height="0cm" svg:x="10.301cm" svg:y="4.617cm" svg:viewBox="0 0 0 0" draw:points="0,0">
          <text:p/>
        </draw:polygon>
        <draw:path draw:style-name="gr1" draw:text-style-name="P1" draw:layer="layout" svg:width="0.118cm" svg:height="0.12cm" svg:x="7.366cm" svg:y="3.09cm" svg:viewBox="0 0 119 121" svg:d="M109 49c14 22 14 47-4 61-10 11-28 14-46 7-21-7-42-28-53-49-11-22-7-43 8-58 14-14 38-14 63 4 7 14 18 25 32 35z">
          <text:p/>
        </draw:path>
        <draw:polygon draw:style-name="gr7" draw:text-style-name="P2" draw:layer="layout" svg:width="0cm" svg:height="0cm" svg:x="10.301cm" svg:y="4.617cm" svg:viewBox="0 0 0 0" draw:points="0,0">
          <text:p/>
        </draw:polygon>
        <draw:path draw:style-name="gr1" draw:text-style-name="P1" draw:layer="layout" svg:width="0.118cm" svg:height="0.12cm" svg:x="7.366cm" svg:y="5.76cm" svg:viewBox="0 0 119 121" svg:d="M109 46c14 26 14 51-4 65-10 10-28 14-46 7-21-7-42-25-53-50-11-22-7-43 8-57 14-15 38-15 63 0 7 14 18 28 32 35z">
          <text:p/>
        </draw:path>
        <draw:polygon draw:style-name="gr7" draw:text-style-name="P2" draw:layer="layout" svg:width="0cm" svg:height="0cm" svg:x="10.301cm" svg:y="4.617cm" svg:viewBox="0 0 0 0" draw:points="0,0">
          <text:p/>
        </draw:polygon>
        <draw:path draw:style-name="gr1" draw:text-style-name="P1" draw:layer="layout" svg:width="0.116cm" svg:height="0.12cm" svg:x="11.649cm" svg:y="4.543cm" svg:viewBox="0 0 117 121" svg:d="M106 46c14 25 14 51 0 65-11 10-28 14-46 7-24-7-47-29-54-51-10-21-7-46 4-56 15-15 43-15 64 0 0 3 4 3 4 7 7 11 17 21 28 28z">
          <text:p/>
        </draw:path>
        <draw:polygon draw:style-name="gr7" draw:text-style-name="P2" draw:layer="layout" svg:width="0cm" svg:height="0cm" svg:x="10.301cm" svg:y="4.617cm" svg:viewBox="0 0 0 0" draw:points="0,0">
          <text:p/>
        </draw:polygon>
        <draw:path draw:style-name="gr1" draw:text-style-name="P1" draw:layer="layout" svg:width="0.187cm" svg:height="0.192cm" svg:x="7.387cm" svg:y="3.004cm" svg:viewBox="0 0 188 193" svg:d="M155 193l14-11c33-32 22-96-21-138-42-46-102-57-134-29l-14 11c35-7 81 14 113 49 35 36 49 82 42 118z">
          <text:p/>
        </draw:path>
        <draw:polygon draw:style-name="gr7" draw:text-style-name="P2" draw:layer="layout" svg:width="0cm" svg:height="0cm" svg:x="10.301cm" svg:y="4.617cm" svg:viewBox="0 0 0 0" draw:points="0,0">
          <text:p/>
        </draw:polygon>
        <draw:path draw:style-name="gr1" draw:text-style-name="P1" draw:layer="layout" svg:width="0.187cm" svg:height="0.193cm" svg:x="7.387cm" svg:y="5.673cm" svg:viewBox="0 0 188 194" svg:d="M0 32c35-7 81 11 113 46 35 35 49 81 42 116l14-14c33-28 22-88-21-134-42-47-102-61-134-29z">
          <text:p/>
        </draw:path>
        <draw:polygon draw:style-name="gr7" draw:text-style-name="P2" draw:layer="layout" svg:width="0cm" svg:height="0cm" svg:x="10.301cm" svg:y="4.617cm" svg:viewBox="0 0 0 0" draw:points="0,0">
          <text:p/>
        </draw:polygon>
        <draw:path draw:style-name="gr1" draw:text-style-name="P1" draw:layer="layout" svg:width="0.189cm" svg:height="0.192cm" svg:x="11.666cm" svg:y="4.457cm" svg:viewBox="0 0 190 193" svg:d="M0 30c39-7 81 11 116 47 37 35 51 81 40 116l14-10c32-32 25-92-17-138-47-47-107-57-139-29z">
          <text:p/>
        </draw:path>
        <draw:polygon draw:style-name="gr7" draw:text-style-name="P2" draw:layer="layout" svg:width="0cm" svg:height="0cm" svg:x="10.301cm" svg:y="4.617cm" svg:viewBox="0 0 0 0" draw:points="0,0">
          <text:p/>
        </draw:polygon>
        <draw:path draw:style-name="gr1" draw:text-style-name="P1" draw:layer="layout" svg:width="0.187cm" svg:height="0.193cm" svg:x="9.528cm" svg:y="6.399cm" svg:viewBox="0 0 188 194" svg:d="M156 194l11-11c35-31 25-91-18-138-42-46-107-60-138-28l-11 10c35-3 82 14 114 51 35 35 49 81 42 116z">
          <text:p/>
        </draw:path>
        <draw:polygon draw:style-name="gr7" draw:text-style-name="P2" draw:layer="layout" svg:width="0cm" svg:height="0cm" svg:x="10.301cm" svg:y="4.617cm" svg:viewBox="0 0 0 0" draw:points="0,0">
          <text:p/>
        </draw:polygon>
        <draw:path draw:style-name="gr1" draw:text-style-name="P1" draw:layer="layout" svg:width="0.189cm" svg:height="0.192cm" svg:x="11.666cm" svg:y="7.128cm" svg:viewBox="0 0 190 193" svg:d="M0 26c39-7 81 15 116 50 37 36 51 81 40 117l14-11c32-32 25-92-17-138-47-46-107-57-139-29z">
          <text:p/>
        </draw:path>
        <draw:polygon draw:style-name="gr7" draw:text-style-name="P2" draw:layer="layout" svg:width="0cm" svg:height="0cm" svg:x="10.301cm" svg:y="4.617cm" svg:viewBox="0 0 0 0" draw:points="0,0">
          <text:p/>
        </draw:polygon>
        <draw:polygon draw:style-name="gr1" draw:text-style-name="P1" draw:layer="layout" svg:width="0.127cm" svg:height="0.07cm" svg:x="7.422cm" svg:y="2.554cm" svg:viewBox="0 0 128 71" draw:points="82,71 128,29 50,0 0,46">
          <text:p/>
        </draw:polygon>
        <draw:polygon draw:style-name="gr7" draw:text-style-name="P2" draw:layer="layout" svg:width="0cm" svg:height="0cm" svg:x="10.301cm" svg:y="4.617cm" svg:viewBox="0 0 0 0" draw:points="0,0">
          <text:p/>
        </draw:polygon>
        <draw:path draw:style-name="gr1" draw:text-style-name="P1" draw:layer="layout" svg:width="0.204cm" svg:height="0.21cm" svg:x="11.62cm" svg:y="7.152cm" svg:viewBox="0 0 205 211" svg:d="M46 2c39-7 82 10 117 49 32 37 50 79 39 118 0 14-7 24-18 31l-10 11c35-32 25-99-21-148-51-54-114-68-153-33l14-11v-3c11-7 21-11 32-14z">
          <text:p/>
        </draw:path>
        <draw:polygon draw:style-name="gr7" draw:text-style-name="P2" draw:layer="layout" svg:width="0cm" svg:height="0cm" svg:x="10.301cm" svg:y="4.617cm" svg:viewBox="0 0 0 0" draw:points="0,0">
          <text:p/>
        </draw:polygon>
        <draw:path draw:style-name="gr1" draw:text-style-name="P1" draw:layer="layout" svg:width="0.203cm" svg:height="0.21cm" svg:x="7.341cm" svg:y="5.699cm" svg:viewBox="0 0 204 211" svg:d="M0 30l10-11c11-7 23-14 37-18 35-7 81 11 116 51 32 35 46 81 39 116-4 14-11 25-18 32l-14 11c35-32 25-99-21-149s-113-64-149-32z">
          <text:p/>
        </draw:path>
        <draw:polygon draw:style-name="gr7" draw:text-style-name="P2" draw:layer="layout" svg:width="0cm" svg:height="0cm" svg:x="10.301cm" svg:y="4.617cm" svg:viewBox="0 0 0 0" draw:points="0,0">
          <text:p/>
        </draw:polygon>
        <draw:path draw:style-name="gr1" draw:text-style-name="P1" draw:layer="layout" svg:width="0.194cm" svg:height="0.201cm" svg:x="11.68cm" svg:y="7.109cm" svg:viewBox="0 0 195 202" svg:d="M0 28l11-10c3-4 7-4 10-7 35-23 93-7 132 35 3 3 7 7 10 10 21 29 32 60 32 89-4 17-11 31-21 42l-11 15c32-33 25-96-21-146-46-45-107-60-142-28z">
          <text:p/>
        </draw:path>
        <draw:polygon draw:style-name="gr7" draw:text-style-name="P2" draw:layer="layout" svg:width="0cm" svg:height="0cm" svg:x="10.301cm" svg:y="4.617cm" svg:viewBox="0 0 0 0" draw:points="0,0">
          <text:p/>
        </draw:polygon>
        <draw:path draw:style-name="gr1" draw:text-style-name="P1" draw:layer="layout" svg:width="0.194cm" svg:height="0.198cm" svg:x="7.397cm" svg:y="2.987cm" svg:viewBox="0 0 195 199" svg:d="M0 29c36-32 100-18 142 28 46 47 53 110 22 142l10-10c35-32 25-96-18-143-17-17-35-28-52-35-29-14-58-14-79-3-4 3-7 7-11 10z">
          <text:p/>
        </draw:path>
        <draw:polygon draw:style-name="gr7" draw:text-style-name="P2" draw:layer="layout" svg:width="0cm" svg:height="0cm" svg:x="10.301cm" svg:y="4.617cm" svg:viewBox="0 0 0 0" draw:points="0,0">
          <text:p/>
        </draw:polygon>
        <draw:path draw:style-name="gr1" draw:text-style-name="P1" draw:layer="layout" svg:width="0.193cm" svg:height="0.199cm" svg:x="11.68cm" svg:y="4.441cm" svg:viewBox="0 0 194 200" svg:d="M0 29c35-35 95-21 142 25 46 49 53 113 21 146l11-12c32-32 25-95-21-145-30-28-68-46-104-42-14 0-28 7-38 14z">
          <text:p/>
        </draw:path>
        <draw:polygon draw:style-name="gr7" draw:text-style-name="P2" draw:layer="layout" svg:width="0cm" svg:height="0cm" svg:x="10.301cm" svg:y="4.617cm" svg:viewBox="0 0 0 0" draw:points="0,0">
          <text:p/>
        </draw:polygon>
        <draw:polygon draw:style-name="gr1" draw:text-style-name="P1" draw:layer="layout" svg:width="0.049cm" svg:height="0.12cm" svg:x="12.195cm" svg:y="7.242cm" svg:viewBox="0 0 50 121" draw:points="0,121 50,79 50,0 0,46">
          <text:p/>
        </draw:polygon>
        <draw:polygon draw:style-name="gr7" draw:text-style-name="P2" draw:layer="layout" svg:width="0cm" svg:height="0cm" svg:x="10.301cm" svg:y="4.617cm" svg:viewBox="0 0 0 0" draw:points="0,0">
          <text:p/>
        </draw:polygon>
        <draw:path draw:style-name="gr1" draw:text-style-name="P1" draw:layer="layout" svg:width="0.035cm" svg:height="0.208cm" svg:x="12.76cm" svg:y="4.42cm" svg:viewBox="0 0 36 209" svg:d="M7 163l18 46c-14-32-10-92 11-148v-61c-33 57-44 124-29 163z">
          <text:p/>
        </draw:path>
        <draw:polygon draw:style-name="gr7" draw:text-style-name="P2" draw:layer="layout" svg:width="0cm" svg:height="0cm" svg:x="10.301cm" svg:y="4.617cm" svg:viewBox="0 0 0 0" draw:points="0,0">
          <text:p/>
        </draw:polygon>
        <draw:path draw:style-name="gr1" draw:text-style-name="P1" draw:layer="layout" svg:width="0.196cm" svg:height="0.199cm" svg:x="11.666cm" svg:y="4.45cm" svg:viewBox="0 0 197 200" svg:d="M156 200l18-10-160-167c32-32 92-18 139 29 42 46 49 106 17 138l-170-152 14-19-14 19c3-7 7-15 14-19 35-35 95-21 142 29 46 46 53 110 21 142-7 3-14 7-21 10z">
          <text:p/>
        </draw:path>
        <draw:polygon draw:style-name="gr7" draw:text-style-name="P2" draw:layer="layout" svg:width="0cm" svg:height="0cm" svg:x="10.301cm" svg:y="4.617cm" svg:viewBox="0 0 0 0" draw:points="0,0">
          <text:p/>
        </draw:polygon>
        <draw:path draw:style-name="gr1" draw:text-style-name="P1" draw:layer="layout" svg:width="0.196cm" svg:height="0.199cm" svg:x="11.666cm" svg:y="7.121cm" svg:viewBox="0 0 197 200" svg:d="M156 200l18-11-160-167c32-28 92-17 139 28 42 43 49 107 17 139l-170-156 14-14-14 14c3-7 7-11 14-18 35-28 95-17 142 32 46 46 53 110 21 142-7 4-14 7-21 11z">
          <text:p/>
        </draw:path>
        <draw:polygon draw:style-name="gr7" draw:text-style-name="P2" draw:layer="layout" svg:width="0cm" svg:height="0cm" svg:x="10.301cm" svg:y="4.617cm" svg:viewBox="0 0 0 0" draw:points="0,0">
          <text:p/>
        </draw:polygon>
        <draw:path draw:style-name="gr1" draw:text-style-name="P1" draw:layer="layout" svg:width="0.194cm" svg:height="0.198cm" svg:x="7.387cm" svg:y="2.998cm" svg:viewBox="0 0 195 199" svg:d="M156 199l14-11-156-167c33-28 93-17 135 29s53 106 21 138l-170-156 14-14-14 14c3-7 7-11 14-14 33-32 96-21 138 28 46 47 57 110 22 142-4 4-11 7-18 11z">
          <text:p/>
        </draw:path>
        <draw:polygon draw:style-name="gr7" draw:text-style-name="P2" draw:layer="layout" svg:width="0cm" svg:height="0cm" svg:x="10.301cm" svg:y="4.617cm" svg:viewBox="0 0 0 0" draw:points="0,0">
          <text:p/>
        </draw:polygon>
        <draw:path draw:style-name="gr1" draw:text-style-name="P1" draw:layer="layout" svg:width="0.078cm" svg:height="0.081cm" svg:x="11.087cm" svg:y="3.633cm" svg:viewBox="0 0 79 82" svg:d="M32 50c15 15 29 25 47 32-14-36-43-68-79-82 7 18 18 35 32 50z">
          <text:p/>
        </draw:path>
        <draw:polygon draw:style-name="gr7" draw:text-style-name="P2" draw:layer="layout" svg:width="0cm" svg:height="0cm" svg:x="10.301cm" svg:y="4.617cm" svg:viewBox="0 0 0 0" draw:points="0,0">
          <text:p/>
        </draw:polygon>
        <draw:path draw:style-name="gr1" draw:text-style-name="P1" draw:layer="layout" svg:width="0.019cm" svg:height="0.169cm" svg:x="12.777cm" svg:y="4.48cm" svg:viewBox="0 0 20 170" svg:d="M8 148c-15-35-7-88 12-148l-8 155 8 15v-170z">
          <text:p/>
        </draw:path>
        <draw:polygon draw:style-name="gr7" draw:text-style-name="P2" draw:layer="layout" svg:width="0cm" svg:height="0cm" svg:x="10.301cm" svg:y="4.617cm" svg:viewBox="0 0 0 0" draw:points="0,0">
          <text:p/>
        </draw:polygon>
        <draw:path draw:style-name="gr1" draw:text-style-name="P1" draw:layer="layout" svg:width="0.077cm" svg:height="0.082cm" svg:x="11.525cm" svg:y="4.43cm" svg:viewBox="0 0 78 83" svg:d="M78 83c-18-8-32-19-46-37-15-14-25-28-32-46 35 15 68 46 78 83z">
          <text:p/>
        </draw:path>
        <draw:polygon draw:style-name="gr7" draw:text-style-name="P2" draw:layer="layout" svg:width="0cm" svg:height="0cm" svg:x="10.301cm" svg:y="4.617cm" svg:viewBox="0 0 0 0" draw:points="0,0">
          <text:p/>
        </draw:polygon>
        <draw:path draw:style-name="gr1" draw:text-style-name="P1" draw:layer="layout" svg:width="0.074cm" svg:height="0.081cm" svg:x="10.65cm" svg:y="4.131cm" svg:viewBox="0 0 75 82" svg:d="M75 82c-14-7-33-18-47-32-14-15-21-33-28-50 32 17 64 46 75 82z">
          <text:p/>
        </draw:path>
        <draw:polygon draw:style-name="gr7" draw:text-style-name="P2" draw:layer="layout" svg:width="0cm" svg:height="0cm" svg:x="10.301cm" svg:y="4.617cm" svg:viewBox="0 0 0 0" draw:points="0,0">
          <text:p/>
        </draw:polygon>
        <draw:path draw:style-name="gr1" draw:text-style-name="P1" draw:layer="layout" svg:width="0.05cm" svg:height="0.05cm" svg:x="7.425cm" svg:y="3.1cm" svg:viewBox="0 0 51 51" svg:d="M36 19c3 4 10 11 15 18-15-7-26-21-33-37 7 4 11 11 18 19l-36 32z">
          <text:p/>
        </draw:path>
        <draw:polygon draw:style-name="gr7" draw:text-style-name="P2" draw:layer="layout" svg:width="0cm" svg:height="0cm" svg:x="10.301cm" svg:y="4.617cm" svg:viewBox="0 0 0 0" draw:points="0,0">
          <text:p/>
        </draw:polygon>
        <draw:path draw:style-name="gr1" draw:text-style-name="P1" draw:layer="layout" svg:width="0.05cm" svg:height="0.049cm" svg:x="7.425cm" svg:y="5.771cm" svg:viewBox="0 0 51 50" svg:d="M36 18c3 7 10 10 15 17-15-7-26-21-33-35 7 3 11 11 18 18l-36 32z">
          <text:p/>
        </draw:path>
        <draw:polygon draw:style-name="gr7" draw:text-style-name="P2" draw:layer="layout" svg:width="0cm" svg:height="0cm" svg:x="10.301cm" svg:y="4.617cm" svg:viewBox="0 0 0 0" draw:points="0,0">
          <text:p/>
        </draw:polygon>
        <draw:path draw:style-name="gr1" draw:text-style-name="P1" draw:layer="layout" svg:width="0.05cm" svg:height="0.05cm" svg:x="11.708cm" svg:y="7.224cm" svg:viewBox="0 0 51 51" svg:d="M36 19c4 4 11 11 15 18-15-7-30-21-37-37 7 5 15 12 22 19l-36 32z">
          <text:p/>
        </draw:path>
        <draw:polygon draw:style-name="gr7" draw:text-style-name="P2" draw:layer="layout" svg:width="0cm" svg:height="0cm" svg:x="10.301cm" svg:y="4.617cm" svg:viewBox="0 0 0 0" draw:points="0,0">
          <text:p/>
        </draw:polygon>
        <draw:path draw:style-name="gr1" draw:text-style-name="P1" draw:layer="layout" svg:width="0.049cm" svg:height="0.049cm" svg:x="9.567cm" svg:y="6.498cm" svg:viewBox="0 0 50 50" svg:d="M36 17c7 4 11 11 14 18-14-7-24-21-35-35 7 3 14 10 21 17l-36 33z">
          <text:p/>
        </draw:path>
        <draw:polygon draw:style-name="gr7" draw:text-style-name="P2" draw:layer="layout" svg:width="0cm" svg:height="0cm" svg:x="10.301cm" svg:y="4.617cm" svg:viewBox="0 0 0 0" draw:points="0,0">
          <text:p/>
        </draw:polygon>
        <draw:path draw:style-name="gr1" draw:text-style-name="P1" draw:layer="layout" svg:width="0.05cm" svg:height="0.046cm" svg:x="11.708cm" svg:y="4.557cm" svg:viewBox="0 0 51 47" svg:d="M36 16c4 3 11 10 15 17-15-7-26-17-33-29v-4c7 4 15 7 18 16l-36 31z">
          <text:p/>
        </draw:path>
        <draw:polygon draw:style-name="gr7" draw:text-style-name="P2" draw:layer="layout" svg:width="0cm" svg:height="0cm" svg:x="10.301cm" svg:y="4.617cm" svg:viewBox="0 0 0 0" draw:points="0,0">
          <text:p/>
        </draw:polygon>
        <draw:path draw:style-name="gr1" draw:text-style-name="P1" draw:layer="layout" svg:width="0.019cm" svg:height="0.159cm" svg:x="12.776cm" svg:y="4.48cm" svg:viewBox="0 0 20 160" svg:d="M20 0c-22 57-26 117-11 149 0 3 4 7 7 11l-7-11c-11-32-8-88 11-149z">
          <text:p/>
        </draw:path>
        <draw:polygon draw:style-name="gr7" draw:text-style-name="P2" draw:layer="layout" svg:width="0cm" svg:height="0cm" svg:x="10.301cm" svg:y="4.617cm" svg:viewBox="0 0 0 0" draw:points="0,0">
          <text:p/>
        </draw:polygon>
        <draw:path draw:style-name="gr8" draw:text-style-name="P2" draw:layer="layout" svg:width="0.059cm" svg:height="0.106cm" svg:x="11.649cm" svg:y="4.554cm" svg:viewBox="0 0 60 107" svg:d="M60 107c-24-7-42-29-53-50s-8-47 4-57">
          <text:p/>
        </draw:path>
        <draw:path draw:style-name="gr8" draw:text-style-name="P2" draw:layer="layout" svg:width="0.107cm" svg:height="0.109cm" svg:x="11.659cm" svg:y="4.544cm" svg:viewBox="0 0 108 110" svg:d="M0 10c21-18 56-11 85 14 25 29 32 68 11 86">
          <text:p/>
        </draw:path>
        <draw:path draw:style-name="gr8" draw:text-style-name="P2" draw:layer="layout" svg:width="0.046cm" svg:height="0.011cm" svg:x="11.708cm" svg:y="4.653cm" svg:viewBox="0 0 47 12" svg:d="M47 0c-11 11-28 16-47 8">
          <text:p/>
        </draw:path>
        <draw:path draw:style-name="gr8" draw:text-style-name="P2" draw:layer="layout" svg:width="0.107cm" svg:height="0.194cm" svg:x="11.6cm" svg:y="4.512cm" svg:viewBox="0 0 108 195" svg:d="M108 195c-42-15-77-50-95-92-22-39-15-79 11-103">
          <text:p/>
        </draw:path>
        <draw:path draw:style-name="gr8" draw:text-style-name="P2" draw:layer="layout" svg:width="0.194cm" svg:height="0.2cm" svg:x="11.62cm" svg:y="4.495cm" svg:viewBox="0 0 195 201" svg:d="M0 18c39-33 107-19 153 31s56 117 21 152">
          <text:p/>
        </draw:path>
        <draw:path draw:style-name="gr8" draw:text-style-name="P2" draw:layer="layout" svg:width="0.085cm" svg:height="0.02cm" svg:x="11.708cm" svg:y="4.691cm" svg:viewBox="0 0 86 21" svg:d="M86 0c-21 23-53 26-86 16">
          <text:p/>
        </draw:path>
        <draw:path draw:style-name="gr8" draw:text-style-name="P2" draw:layer="layout" svg:width="0.19cm" svg:height="0.198cm" svg:x="11.634cm" svg:y="4.483cm" svg:viewBox="0 0 191 199" svg:d="M0 18c35-32 103-21 149 32 46 49 57 117 21 149">
          <text:p/>
        </draw:path>
        <draw:path draw:style-name="gr8" draw:text-style-name="P2" draw:layer="layout" svg:width="0.175cm" svg:height="0.182cm" svg:x="11.68cm" svg:y="4.457cm" svg:viewBox="0 0 176 183" svg:d="M0 16c32-28 93-18 135 28 46 46 53 106 21 139">
          <text:p/>
        </draw:path>
        <draw:path draw:style-name="gr8" draw:text-style-name="P2" draw:layer="layout" svg:width="0.014cm" svg:height="0.018cm" svg:x="11.666cm" svg:y="4.469cm" svg:viewBox="0 0 15 19" svg:d="M0 19c8-7 11-15 15-19">
          <text:p/>
        </draw:path>
        <draw:path draw:style-name="gr8" draw:text-style-name="P2" draw:layer="layout" svg:width="0.181cm" svg:height="0.188cm" svg:x="11.68cm" svg:y="4.451cm" svg:viewBox="0 0 182 189" svg:d="M0 18c35-32 95-21 141 28 47 46 54 111 21 143">
          <text:p/>
        </draw:path>
        <draw:path draw:style-name="gr8" draw:text-style-name="P2" draw:layer="layout" svg:width="0.021cm" svg:height="0.01cm" svg:x="11.821cm" svg:y="4.639cm" svg:viewBox="0 0 22 11" svg:d="M22 0c-7 3-15 8-22 11">
          <text:p/>
        </draw:path>
        <draw:path draw:style-name="gr8" draw:text-style-name="P2" draw:layer="layout" svg:width="0.181cm" svg:height="0.189cm" svg:x="11.691cm" svg:y="4.44cm" svg:viewBox="0 0 182 190" svg:d="M0 16c35-28 95-18 141 28 47 50 54 113 21 146">
          <text:p/>
        </draw:path>
        <draw:path draw:style-name="gr8" draw:text-style-name="P2" draw:layer="layout" svg:width="0.036cm" svg:height="0.035cm" svg:x="11.722cm" svg:y="4.554cm" svg:viewBox="0 0 37 36" svg:d="M37 36c-15-7-30-21-37-36">
          <text:p/>
        </draw:path>
        <draw:path draw:style-name="gr8" draw:text-style-name="P2" draw:layer="layout" svg:width="0.059cm" svg:height="0.106cm" svg:x="11.649cm" svg:y="7.224cm" svg:viewBox="0 0 60 107" svg:d="M60 107c-24-7-42-28-53-50-11-21-8-42 4-57">
          <text:p/>
        </draw:path>
        <draw:path draw:style-name="gr8" draw:text-style-name="P2" draw:layer="layout" svg:width="0.107cm" svg:height="0.108cm" svg:x="11.659cm" svg:y="7.215cm" svg:viewBox="0 0 108 109" svg:d="M0 9c21-17 56-10 85 18 25 25 32 65 11 82">
          <text:p/>
        </draw:path>
        <draw:path draw:style-name="gr8" draw:text-style-name="P2" draw:layer="layout" svg:width="0.046cm" svg:height="0.009cm" svg:x="11.708cm" svg:y="7.323cm" svg:viewBox="0 0 47 10" svg:d="M47 0c-11 12-28 12-47 7">
          <text:p/>
        </draw:path>
        <draw:path draw:style-name="gr8" draw:text-style-name="P2" draw:layer="layout" svg:width="0.107cm" svg:height="0.194cm" svg:x="11.6cm" svg:y="7.182cm" svg:viewBox="0 0 108 195" svg:d="M108 195c-42-14-77-46-95-88-22-43-15-82 11-107">
          <text:p/>
        </draw:path>
        <draw:path draw:style-name="gr8" draw:text-style-name="P2" draw:layer="layout" svg:width="0.194cm" svg:height="0.198cm" svg:x="11.62cm" svg:y="7.165cm" svg:viewBox="0 0 195 199" svg:d="M0 18c39-33 107-18 153 32 46 49 56 116 21 149">
          <text:p/>
        </draw:path>
        <draw:path draw:style-name="gr8" draw:text-style-name="P2" draw:layer="layout" svg:width="0.085cm" svg:height="0.021cm" svg:x="11.708cm" svg:y="7.362cm" svg:viewBox="0 0 86 22" svg:d="M86 0c-21 23-53 27-86 15">
          <text:p/>
        </draw:path>
        <draw:path draw:style-name="gr8" draw:text-style-name="P2" draw:layer="layout" svg:width="0.19cm" svg:height="0.2cm" svg:x="11.634cm" svg:y="7.155cm" svg:viewBox="0 0 191 201" svg:d="M0 16c35-31 103-17 149 32 46 50 57 118 21 153">
          <text:p/>
        </draw:path>
        <draw:path draw:style-name="gr8" draw:text-style-name="P2" draw:layer="layout" svg:width="0.175cm" svg:height="0.181cm" svg:x="11.68cm" svg:y="7.128cm" svg:viewBox="0 0 176 182" svg:d="M0 15c32-28 93-17 135 29 46 43 53 106 21 138">
          <text:p/>
        </draw:path>
        <draw:path draw:style-name="gr8" draw:text-style-name="P2" draw:layer="layout" svg:width="0.014cm" svg:height="0.021cm" svg:x="11.666cm" svg:y="7.136cm" svg:viewBox="0 0 15 22" svg:d="M0 22c8-8 11-15 15-22">
          <text:p/>
        </draw:path>
        <draw:path draw:style-name="gr8" draw:text-style-name="P2" draw:layer="layout" svg:width="0.181cm" svg:height="0.188cm" svg:x="11.68cm" svg:y="7.121cm" svg:viewBox="0 0 182 189" svg:d="M0 15c35-28 95-17 141 32 47 46 54 110 21 142">
          <text:p/>
        </draw:path>
        <draw:path draw:style-name="gr8" draw:text-style-name="P2" draw:layer="layout" svg:width="0.021cm" svg:height="0.011cm" svg:x="11.821cm" svg:y="7.309cm" svg:viewBox="0 0 22 12" svg:d="M22 0c-7 4-15 8-22 12">
          <text:p/>
        </draw:path>
        <draw:path draw:style-name="gr8" draw:text-style-name="P2" draw:layer="layout" svg:width="0.181cm" svg:height="0.189cm" svg:x="11.691cm" svg:y="7.108cm" svg:viewBox="0 0 182 190" svg:d="M0 17c35-32 95-18 141 28 47 49 54 113 21 145">
          <text:p/>
        </draw:path>
        <draw:path draw:style-name="gr8" draw:text-style-name="P2" draw:layer="layout" svg:width="0.036cm" svg:height="0.039cm" svg:x="11.722cm" svg:y="7.224cm" svg:viewBox="0 0 37 40" svg:d="M37 40c-15-10-30-21-37-40">
          <text:p/>
        </draw:path>
        <draw:path draw:style-name="gr8" draw:text-style-name="P2" draw:layer="layout" svg:width="0.059cm" svg:height="0.106cm" svg:x="9.508cm" svg:y="6.498cm" svg:viewBox="0 0 60 107" svg:d="M60 107c-21-8-43-29-54-51-11-21-7-42 7-56">
          <text:p/>
        </draw:path>
        <draw:path draw:style-name="gr8" draw:text-style-name="P2" draw:layer="layout" svg:width="0.104cm" svg:height="0.108cm" svg:x="9.521cm" svg:y="6.488cm" svg:viewBox="0 0 105 109" svg:d="M0 10c18-18 53-11 81 14 26 29 33 68 11 85">
          <text:p/>
        </draw:path>
        <draw:path draw:style-name="gr8" draw:text-style-name="P2" draw:layer="layout" svg:width="0.046cm" svg:height="0.011cm" svg:x="9.567cm" svg:y="6.596cm" svg:viewBox="0 0 47 12" svg:d="M47 0c-12 12-30 16-47 8">
          <text:p/>
        </draw:path>
        <draw:path draw:style-name="gr8" draw:text-style-name="P2" draw:layer="layout" svg:width="0.106cm" svg:height="0.194cm" svg:x="9.461cm" svg:y="6.455cm" svg:viewBox="0 0 107 195" svg:d="M107 195c-39-14-78-49-96-88-18-42-15-82 10-107">
          <text:p/>
        </draw:path>
        <draw:path draw:style-name="gr8" draw:text-style-name="P2" draw:layer="layout" svg:width="0.191cm" svg:height="0.199cm" svg:x="9.482cm" svg:y="6.439cm" svg:viewBox="0 0 192 200" svg:d="M0 19c35-35 99-21 149 29 46 49 57 117 22 152">
          <text:p/>
        </draw:path>
        <draw:path draw:style-name="gr8" draw:text-style-name="P2" draw:layer="layout" svg:width="0.085cm" svg:height="0.02cm" svg:x="9.567cm" svg:y="6.635cm" svg:viewBox="0 0 86 21" svg:d="M86 0c-22 22-54 27-86 15">
          <text:p/>
        </draw:path>
        <draw:path draw:style-name="gr8" draw:text-style-name="P2" draw:layer="layout" svg:width="0.191cm" svg:height="0.2cm" svg:x="9.493cm" svg:y="6.428cm" svg:viewBox="0 0 192 201" svg:d="M0 17c35-32 102-18 148 32 50 50 57 117 22 152">
          <text:p/>
        </draw:path>
        <draw:path draw:style-name="gr8" draw:text-style-name="P2" draw:layer="layout" svg:width="0.176cm" svg:height="0.182cm" svg:x="9.539cm" svg:y="6.399cm" svg:viewBox="0 0 177 183" svg:d="M0 17c31-32 96-18 138 28 43 47 53 107 18 138">
          <text:p/>
        </draw:path>
        <draw:path draw:style-name="gr8" draw:text-style-name="P2" draw:layer="layout" svg:width="0.014cm" svg:height="0.018cm" svg:x="9.528cm" svg:y="6.413cm" svg:viewBox="0 0 15 19" svg:d="M0 19c0-7 7-15 15-19">
          <text:p/>
        </draw:path>
        <draw:path draw:style-name="gr8" draw:text-style-name="P2" draw:layer="layout" svg:width="0.182cm" svg:height="0.187cm" svg:x="9.539cm" svg:y="6.395cm" svg:viewBox="0 0 183 188" svg:d="M0 18c35-32 98-21 141 28 47 47 54 111 22 142">
          <text:p/>
        </draw:path>
        <draw:path draw:style-name="gr8" draw:text-style-name="P2" draw:layer="layout" svg:width="0.018cm" svg:height="0.011cm" svg:x="9.683cm" svg:y="6.582cm" svg:viewBox="0 0 19 12" svg:d="M19 0c-8 5-15 12-19 12">
          <text:p/>
        </draw:path>
        <draw:path draw:style-name="gr8" draw:text-style-name="P2" draw:layer="layout" svg:width="0.183cm" svg:height="0.189cm" svg:x="9.549cm" svg:y="6.383cm" svg:viewBox="0 0 184 190" svg:d="M0 16c35-28 100-18 142 28 46 50 57 114 21 146">
          <text:p/>
        </draw:path>
        <draw:path draw:style-name="gr8" draw:text-style-name="P2" draw:layer="layout" svg:width="0.035cm" svg:height="0.035cm" svg:x="9.581cm" svg:y="6.498cm" svg:viewBox="0 0 36 36" svg:d="M36 36c-15-8-25-22-36-36">
          <text:p/>
        </draw:path>
        <draw:path draw:style-name="gr8" draw:text-style-name="P2" draw:layer="layout" svg:width="0.058cm" svg:height="0.106cm" svg:x="7.366cm" svg:y="5.771cm" svg:viewBox="0 0 59 107" svg:d="M59 107c-22-7-43-25-53-51-11-21-7-42 7-56">
          <text:p/>
        </draw:path>
        <draw:path draw:style-name="gr8" draw:text-style-name="P2" draw:layer="layout" svg:width="0.104cm" svg:height="0.109cm" svg:x="7.38cm" svg:y="5.761cm" svg:viewBox="0 0 105 110" svg:d="M0 10c17-18 57-11 82 19 24 28 32 63 10 81">
          <text:p/>
        </draw:path>
        <draw:path draw:style-name="gr8" draw:text-style-name="P2" draw:layer="layout" svg:width="0.046cm" svg:height="0.01cm" svg:x="7.425cm" svg:y="5.87cm" svg:viewBox="0 0 47 11" svg:d="M47 0c-10 11-29 15-47 8">
          <text:p/>
        </draw:path>
        <draw:path draw:style-name="gr8" draw:text-style-name="P2" draw:layer="layout" svg:width="0.106cm" svg:height="0.194cm" svg:x="7.319cm" svg:y="5.729cm" svg:viewBox="0 0 107 195" svg:d="M107 195c-38-15-78-51-96-90-17-42-14-81 11-105">
          <text:p/>
        </draw:path>
        <draw:path draw:style-name="gr8" draw:text-style-name="P2" draw:layer="layout" svg:width="0.19cm" svg:height="0.201cm" svg:x="7.341cm" svg:y="5.712cm" svg:viewBox="0 0 191 202" svg:d="M0 18c35-33 102-18 148 31 47 50 57 117 22 153">
          <text:p/>
        </draw:path>
        <draw:path draw:style-name="gr8" draw:text-style-name="P2" draw:layer="layout" svg:width="0.085cm" svg:height="0.022cm" svg:x="7.425cm" svg:y="5.909cm" svg:viewBox="0 0 86 23" svg:d="M86 0c-17 22-49 30-86 15">
          <text:p/>
        </draw:path>
        <draw:path draw:style-name="gr8" draw:text-style-name="P2" draw:layer="layout" svg:width="0.194cm" svg:height="0.197cm" svg:x="7.351cm" svg:y="5.701cm" svg:viewBox="0 0 195 198" svg:d="M0 17c36-32 104-18 150 32 49 50 60 117 24 149">
          <text:p/>
        </draw:path>
        <draw:path draw:style-name="gr8" draw:text-style-name="P2" draw:layer="layout" svg:width="0.174cm" svg:height="0.183cm" svg:x="7.401cm" svg:y="5.673cm" svg:viewBox="0 0 175 184" svg:d="M0 17c32-32 92-18 135 28 42 47 53 107 21 139">
          <text:p/>
        </draw:path>
        <draw:path draw:style-name="gr8" draw:text-style-name="P2" draw:layer="layout" svg:width="0.014cm" svg:height="0.021cm" svg:x="7.387cm" svg:y="5.683cm" svg:viewBox="0 0 15 22" svg:d="M0 22c3-8 7-15 15-22">
          <text:p/>
        </draw:path>
        <draw:path draw:style-name="gr8" draw:text-style-name="P2" draw:layer="layout" svg:width="0.182cm" svg:height="0.188cm" svg:x="7.397cm" svg:y="5.667cm" svg:viewBox="0 0 183 189" svg:d="M0 15c36-28 99-18 142 32 46 46 53 110 22 142">
          <text:p/>
        </draw:path>
        <draw:path draw:style-name="gr8" draw:text-style-name="P2" draw:layer="layout" svg:width="0.018cm" svg:height="0.01cm" svg:x="7.542cm" svg:y="5.856cm" svg:viewBox="0 0 19 11" svg:d="M19 0c-5 3-12 11-19 11">
          <text:p/>
        </draw:path>
        <draw:path draw:style-name="gr8" draw:text-style-name="P2" draw:layer="layout" svg:width="0.18cm" svg:height="0.188cm" svg:x="7.411cm" svg:y="5.657cm" svg:viewBox="0 0 181 189" svg:d="M0 15c33-28 97-17 142 32 43 47 53 110 18 142">
          <text:p/>
        </draw:path>
        <draw:path draw:style-name="gr8" draw:text-style-name="P2" draw:layer="layout" svg:width="0.032cm" svg:height="0.035cm" svg:x="7.443cm" svg:y="5.771cm" svg:viewBox="0 0 33 36" svg:d="M33 36c-14-7-26-22-33-36">
          <text:p/>
        </draw:path>
        <draw:path draw:style-name="gr8" draw:text-style-name="P2" draw:layer="layout" svg:width="0.058cm" svg:height="0.106cm" svg:x="7.366cm" svg:y="3.1cm" svg:viewBox="0 0 59 107" svg:d="M59 107c-22-8-43-29-53-50-11-21-7-46 7-57">
          <text:p/>
        </draw:path>
        <draw:path draw:style-name="gr8" draw:text-style-name="P2" draw:layer="layout" svg:width="0.104cm" svg:height="0.108cm" svg:x="7.38cm" svg:y="3.091cm" svg:viewBox="0 0 105 109" svg:d="M0 9c17-17 57-10 82 18 24 25 32 64 10 82">
          <text:p/>
        </draw:path>
        <draw:path draw:style-name="gr8" draw:text-style-name="P2" draw:layer="layout" svg:width="0.046cm" svg:height="0.011cm" svg:x="7.425cm" svg:y="3.199cm" svg:viewBox="0 0 47 12" svg:d="M47 0c-10 12-29 15-47 8">
          <text:p/>
        </draw:path>
        <draw:path draw:style-name="gr8" draw:text-style-name="P2" draw:layer="layout" svg:width="0.106cm" svg:height="0.194cm" svg:x="7.319cm" svg:y="3.058cm" svg:viewBox="0 0 107 195" svg:d="M107 195c-38-14-78-46-96-89-17-42-14-81 11-106">
          <text:p/>
        </draw:path>
        <draw:path draw:style-name="gr8" draw:text-style-name="P2" draw:layer="layout" svg:width="0.19cm" svg:height="0.201cm" svg:x="7.341cm" svg:y="3.041cm" svg:viewBox="0 0 191 202" svg:d="M0 17c35-32 102-18 148 32 47 50 57 117 22 153">
          <text:p/>
        </draw:path>
        <draw:path draw:style-name="gr8" draw:text-style-name="P2" draw:layer="layout" svg:width="0.085cm" svg:height="0.021cm" svg:x="7.425cm" svg:y="3.238cm" svg:viewBox="0 0 86 22" svg:d="M86 0c-17 23-49 27-86 15">
          <text:p/>
        </draw:path>
        <draw:path draw:style-name="gr8" draw:text-style-name="P2" draw:layer="layout" svg:width="0.194cm" svg:height="0.2cm" svg:x="7.351cm" svg:y="3.031cm" svg:viewBox="0 0 195 201" svg:d="M0 17c36-32 104-18 150 31 49 51 60 118 24 153">
          <text:p/>
        </draw:path>
        <draw:path draw:style-name="gr8" draw:text-style-name="P2" draw:layer="layout" svg:width="0.174cm" svg:height="0.181cm" svg:x="7.401cm" svg:y="3.004cm" svg:viewBox="0 0 175 182" svg:d="M0 15c32-28 92-17 135 29 42 42 53 105 21 138">
          <text:p/>
        </draw:path>
        <draw:path draw:style-name="gr8" draw:text-style-name="P2" draw:layer="layout" svg:width="0.014cm" svg:height="0.017cm" svg:x="7.387cm" svg:y="3.016cm" svg:viewBox="0 0 15 18" svg:d="M0 18c3-7 7-14 15-18">
          <text:p/>
        </draw:path>
        <draw:path draw:style-name="gr8" draw:text-style-name="P2" draw:layer="layout" svg:width="0.182cm" svg:height="0.187cm" svg:x="7.397cm" svg:y="2.998cm" svg:viewBox="0 0 183 188" svg:d="M0 18c36-32 99-21 142 28 46 47 53 110 22 142">
          <text:p/>
        </draw:path>
        <draw:path draw:style-name="gr8" draw:text-style-name="P2" draw:layer="layout" svg:width="0.018cm" svg:height="0.014cm" svg:x="7.542cm" svg:y="3.185cm" svg:viewBox="0 0 19 15" svg:d="M19 0c-5 4-12 7-19 15">
          <text:p/>
        </draw:path>
        <draw:path draw:style-name="gr8" draw:text-style-name="P2" draw:layer="layout" svg:width="0.18cm" svg:height="0.188cm" svg:x="7.411cm" svg:y="2.987cm" svg:viewBox="0 0 181 189" svg:d="M0 18c33-32 97-21 142 28 43 46 53 111 18 143">
          <text:p/>
        </draw:path>
        <draw:path draw:style-name="gr8" draw:text-style-name="P2" draw:layer="layout" svg:width="0.032cm" svg:height="0.039cm" svg:x="7.443cm" svg:y="3.1cm" svg:viewBox="0 0 33 40" svg:d="M33 40c-14-11-26-25-33-40">
          <text:p/>
        </draw:path>
        <draw:line draw:style-name="gr8" draw:text-style-name="P2" draw:layer="layout" svg:x1="13.42cm" svg:y1="3.56cm" svg:x2="12.28cm" svg:y2="3.171cm">
          <text:p/>
        </draw:line>
        <draw:path draw:style-name="gr8" draw:text-style-name="P2" draw:layer="layout" svg:width="0.117cm" svg:height="0.152cm" svg:x="12.163cm" svg:y="3.023cm" svg:viewBox="0 0 118 153" svg:d="M118 153c-65-25-118-93-118-153">
          <text:p/>
        </draw:path>
        <draw:line draw:style-name="gr8" draw:text-style-name="P2" draw:layer="layout" svg:x1="12.163cm" svg:y1="3.023cm" svg:x2="12.163cm" svg:y2="2.744cm">
          <text:p/>
        </draw:line>
        <draw:line draw:style-name="gr8" draw:text-style-name="P2" draw:layer="layout" svg:x1="12.164cm" svg:y1="2.745cm" svg:x2="10.022cm" svg:y2="2.014cm">
          <text:p/>
        </draw:line>
        <draw:line draw:style-name="gr8" draw:text-style-name="P2" draw:layer="layout" svg:x1="9.607cm" svg:y1="1.877cm" svg:x2="8.403cm" svg:y2="1.467cm">
          <text:p/>
        </draw:line>
        <draw:path draw:style-name="gr8" draw:text-style-name="P2" draw:layer="layout" svg:width="0.018cm" svg:height="0.039cm" svg:x="13.479cm" svg:y="6.868cm" svg:viewBox="0 0 19 40" svg:d="M19 0c0 18-7 28-19 40">
          <text:p/>
        </draw:path>
        <draw:line draw:style-name="gr8" draw:text-style-name="P2" draw:layer="layout" svg:x1="13.493cm" svg:y1="6.868cm" svg:x2="13.493cm" svg:y2="3.658cm">
          <text:p/>
        </draw:line>
        <draw:path draw:style-name="gr8" draw:text-style-name="P2" draw:layer="layout" svg:width="0.078cm" svg:height="0.099cm" svg:x="13.419cm" svg:y="3.559cm" svg:viewBox="0 0 79 100" svg:d="M79 100c0-39-35-86-79-100">
          <text:p/>
        </draw:path>
        <draw:line draw:style-name="gr8" draw:text-style-name="P2" draw:layer="layout" svg:x1="10.844cm" svg:y1="4.67cm" svg:x2="11.487cm" svg:y2="4.89cm">
          <text:p/>
        </draw:line>
        <draw:line draw:style-name="gr8" draw:text-style-name="P2" draw:layer="layout" svg:x1="10.915cm" svg:y1="4.159cm" svg:x2="10.844cm" svg:y2="4.671cm">
          <text:p/>
        </draw:line>
        <draw:line draw:style-name="gr8" draw:text-style-name="P2" draw:layer="layout" svg:x1="9.113cm" svg:y1="4.64cm" svg:x2="8.191cm" svg:y2="4.325cm">
          <text:p/>
        </draw:line>
        <draw:line draw:style-name="gr8" draw:text-style-name="P2" draw:layer="layout" svg:x1="8.191cm" svg:y1="4.325cm" svg:x2="8.191cm" svg:y2="3.605cm">
          <text:p/>
        </draw:line>
        <draw:path draw:style-name="gr8" draw:text-style-name="P2" draw:layer="layout" svg:width="0.032cm" svg:height="0.05cm" svg:x="11.087cm" svg:y="3.633cm" svg:viewBox="0 0 33 51" svg:d="M0 0c7 19 18 33 33 51">
          <text:p/>
        </draw:path>
        <draw:path draw:style-name="gr8" draw:text-style-name="P2" draw:layer="layout" svg:width="0.046cm" svg:height="0.031cm" svg:x="11.119cm" svg:y="3.683cm" svg:viewBox="0 0 47 32" svg:d="M0 0c14 14 29 25 47 32">
          <text:p/>
        </draw:path>
        <draw:line draw:style-name="gr8" draw:text-style-name="P2" draw:layer="layout" svg:x1="12.796cm" svg:y1="4.149cm" svg:x2="11.655cm" svg:y2="3.76cm">
          <text:p/>
        </draw:line>
        <draw:path draw:style-name="gr8" draw:text-style-name="P2" draw:layer="layout" svg:width="0.116cm" svg:height="0.152cm" svg:x="11.539cm" svg:y="3.612cm" svg:viewBox="0 0 117 153" svg:d="M117 153c-63-25-117-93-117-153">
          <text:p/>
        </draw:path>
        <draw:path draw:style-name="gr8" draw:text-style-name="P2" draw:layer="layout" svg:width="0.078cm" svg:height="0.099cm" svg:x="12.791cm" svg:y="4.148cm" svg:viewBox="0 0 79 100" svg:d="M79 100c0-39-32-86-79-100">
          <text:p/>
        </draw:path>
        <draw:line draw:style-name="gr8" draw:text-style-name="P2" draw:layer="layout" svg:x1="11.539cm" svg:y1="3.612cm" svg:x2="11.539cm" svg:y2="3.407cm">
          <text:p/>
        </draw:line>
        <draw:line draw:style-name="gr8" draw:text-style-name="P2" draw:layer="layout" svg:x1="11.539cm" svg:y1="3.334cm" svg:x2="12.164cm" svg:y2="2.744cm">
          <text:p/>
        </draw:line>
        <draw:line draw:style-name="gr8" draw:text-style-name="P2" draw:layer="layout" svg:x1="11.539cm" svg:y1="3.407cm" svg:x2="11.539cm" svg:y2="3.333cm">
          <text:p/>
        </draw:line>
        <draw:line draw:style-name="gr8" draw:text-style-name="P2" draw:layer="layout" svg:x1="12.869cm" svg:y1="7.457cm" svg:x2="12.869cm" svg:y2="4.247cm">
          <text:p/>
        </draw:line>
        <draw:path draw:style-name="gr8" draw:text-style-name="P2" draw:layer="layout" svg:width="0.064cm" svg:height="0.073cm" svg:x="13.232cm" svg:y="4.167cm" svg:viewBox="0 0 65 74" svg:d="M65 74c0-61-29-89-65-65">
          <text:p/>
        </draw:path>
        <draw:path draw:style-name="gr8" draw:text-style-name="P2" draw:layer="layout" svg:width="0.094cm" svg:height="0.254cm" svg:x="13.138cm" svg:y="4.173cm" svg:viewBox="0 0 95 255" svg:d="M95 0c-28 22-56 64-75 117-21 53-25 106-14 138">
          <text:p/>
        </draw:path>
        <draw:path draw:style-name="gr8" draw:text-style-name="P2" draw:layer="layout" svg:width="0.152cm" svg:height="0.219cm" svg:x="13.144cm" svg:y="4.236cm" svg:viewBox="0 0 153 220" svg:d="M0 192c18 43 53 35 89-11 39-46 64-120 64-181">
          <text:p/>
        </draw:path>
        <draw:path draw:style-name="gr8" draw:text-style-name="P2" draw:layer="layout" svg:width="0.064cm" svg:height="0.074cm" svg:x="12.999cm" svg:y="4.386cm" svg:viewBox="0 0 65 75" svg:d="M65 75c0-65-25-90-65-65">
          <text:p/>
        </draw:path>
        <draw:path draw:style-name="gr8" draw:text-style-name="P2" draw:layer="layout" svg:width="0.09cm" svg:height="0.254cm" svg:x="12.909cm" svg:y="4.392cm" svg:viewBox="0 0 91 255" svg:d="M91 0c-28 17-56 64-74 117s-22 106-10 138">
          <text:p/>
        </draw:path>
        <draw:path draw:style-name="gr8" draw:text-style-name="P2" draw:layer="layout" svg:width="0.148cm" svg:height="0.217cm" svg:x="12.915cm" svg:y="4.455cm" svg:viewBox="0 0 149 218" svg:d="M0 191c14 39 54 36 89-11 35-46 60-120 60-180">
          <text:p/>
        </draw:path>
        <draw:line draw:style-name="gr8" draw:text-style-name="P2" draw:layer="layout" svg:x1="11.54cm" svg:y1="3.334cm" svg:x2="7.545cm" svg:y2="1.979cm">
          <text:p/>
        </draw:line>
        <draw:line draw:style-name="gr8" draw:text-style-name="P2" draw:layer="layout" svg:x1="9.898cm" svg:y1="2.131cm" svg:x2="10.023cm" svg:y2="2.014cm">
          <text:p/>
        </draw:line>
        <draw:path draw:style-name="gr8" draw:text-style-name="P2" draw:layer="layout" svg:width="0.384cm" svg:height="0.117cm" svg:x="9.514cm" svg:y="2.07cm" svg:viewBox="0 0 385 118" svg:d="M0 0c0 53 60 100 152 114 88 14 188-7 233-54">
          <text:p/>
        </draw:path>
        <draw:line draw:style-name="gr8" draw:text-style-name="P2" draw:layer="layout" svg:x1="8.407cm" svg:y1="1.467cm" svg:x2="8.283cm" svg:y2="1.584cm">
          <text:p/>
        </draw:line>
        <draw:path draw:style-name="gr8" draw:text-style-name="P2" draw:layer="layout" svg:width="0.335cm" svg:height="0.06cm" svg:x="7.948cm" svg:y="1.58cm" svg:viewBox="0 0 336 61" svg:d="M0 22c45 28 109 42 176 39 67-4 124-25 160-61">
          <text:p/>
        </draw:path>
        <draw:path draw:style-name="gr8" draw:text-style-name="P2" draw:layer="layout" svg:width="0.014cm" svg:height="0.039cm" svg:x="12.855cm" svg:y="7.457cm" svg:viewBox="0 0 15 40" svg:d="M15 0c0 19-4 33-15 40">
          <text:p/>
        </draw:path>
        <draw:path draw:style-name="gr8" draw:text-style-name="P2" draw:layer="layout" svg:width="0.064cm" svg:height="0.013cm" svg:x="12.791cm" svg:y="7.496cm" svg:viewBox="0 0 65 14" svg:d="M65 0c-14 15-40 19-65 7">
          <text:p/>
        </draw:path>
        <draw:line draw:style-name="gr8" draw:text-style-name="P2" draw:layer="layout" svg:x1="10.022cm" svg:y1="2.014cm" svg:x2="10.022cm" svg:y2="1.94cm">
          <text:p/>
        </draw:line>
        <draw:line draw:style-name="gr8" draw:text-style-name="P2" draw:layer="layout" svg:x1="10.023cm" svg:y1="1.944cm" svg:x2="9.662cm" svg:y2="1.82cm">
          <text:p/>
        </draw:line>
        <draw:line draw:style-name="gr8" draw:text-style-name="P2" draw:layer="layout" svg:x1="7.591cm" svg:y1="5.799cm" svg:x2="9.497cm" svg:y2="6.446cm">
          <text:p/>
        </draw:line>
        <draw:line draw:style-name="gr8" draw:text-style-name="P2" draw:layer="layout" svg:x1="9.729cm" svg:y1="6.526cm" svg:x2="11.635cm" svg:y2="7.172cm">
          <text:p/>
        </draw:line>
        <draw:line draw:style-name="gr8" draw:text-style-name="P2" draw:layer="layout" svg:x1="11.87cm" svg:y1="7.253cm" svg:x2="12.2cm" svg:y2="7.363cm">
          <text:p/>
        </draw:line>
        <draw:line draw:style-name="gr8" draw:text-style-name="P2" draw:layer="layout" svg:x1="12.796cm" svg:y1="7.508cm" svg:x2="12.241cm" svg:y2="7.316cm">
          <text:p/>
        </draw:line>
        <draw:line draw:style-name="gr8" draw:text-style-name="P2" draw:layer="layout" svg:x1="12.195cm" svg:y1="7.363cm" svg:x2="12.245cm" svg:y2="7.316cm">
          <text:p/>
        </draw:line>
        <draw:line draw:style-name="gr8" draw:text-style-name="P2" draw:layer="layout" svg:x1="8.096cm" svg:y1="1.287cm" svg:x2="8.407cm" svg:y2="1.394cm">
          <text:p/>
        </draw:line>
        <draw:line draw:style-name="gr8" draw:text-style-name="P2" draw:layer="layout" svg:x1="8.403cm" svg:y1="1.467cm" svg:x2="8.403cm" svg:y2="1.393cm">
          <text:p/>
        </draw:line>
        <draw:line draw:style-name="gr8" draw:text-style-name="P2" draw:layer="layout" svg:x1="7.468cm" svg:y1="2.024cm" svg:x2="7.468cm" svg:y2="2.554cm">
          <text:p/>
        </draw:line>
        <draw:line draw:style-name="gr8" draw:text-style-name="P2" draw:layer="layout" svg:x1="7.902cm" svg:y1="1.545cm" svg:x2="7.902cm" svg:y2="1.594cm">
          <text:p/>
        </draw:line>
        <draw:line draw:style-name="gr8" draw:text-style-name="P2" draw:layer="layout" svg:x1="7.422cm" svg:y1="2.596cm" svg:x2="7.422cm" svg:y2="2.995cm">
          <text:p/>
        </draw:line>
        <draw:line draw:style-name="gr8" draw:text-style-name="P2" draw:layer="layout" svg:x1="7.422cm" svg:y1="3.252cm" svg:x2="7.422cm" svg:y2="5.665cm">
          <text:p/>
        </draw:line>
        <draw:line draw:style-name="gr8" draw:text-style-name="P2" draw:layer="layout" svg:x1="7.422cm" svg:y1="2.6cm" svg:x2="7.472cm" svg:y2="2.554cm">
          <text:p/>
        </draw:line>
        <draw:line draw:style-name="gr8" draw:text-style-name="P2" draw:layer="layout" svg:x1="11.494cm" svg:y1="4.95cm" svg:x2="11.454cm" svg:y2="4.624cm">
          <text:p/>
        </draw:line>
        <draw:line draw:style-name="gr8" draw:text-style-name="P2" draw:layer="layout" svg:x1="11.423cm" svg:y1="4.361cm" svg:x2="11.415cm" svg:y2="4.328cm">
          <text:p/>
        </draw:line>
        <draw:line draw:style-name="gr8" draw:text-style-name="P2" draw:layer="layout" svg:x1="10.845cm" svg:y1="4.67cm" svg:x2="10.798cm" svg:y2="4.717cm">
          <text:p/>
        </draw:line>
        <draw:line draw:style-name="gr8" draw:text-style-name="P2" draw:layer="layout" svg:x1="10.798cm" svg:y1="4.713cm" svg:x2="11.494cm" svg:y2="4.95cm">
          <text:p/>
        </draw:line>
        <draw:line draw:style-name="gr8" draw:text-style-name="P2" draw:layer="layout" svg:x1="11.416cm" svg:y1="4.333cm" svg:x2="10.876cm" svg:y2="4.145cm">
          <text:p/>
        </draw:line>
        <draw:line draw:style-name="gr8" draw:text-style-name="P2" draw:layer="layout" svg:x1="10.877cm" svg:y1="4.145cm" svg:x2="10.798cm" svg:y2="4.717cm">
          <text:p/>
        </draw:line>
        <draw:path draw:style-name="gr8" draw:text-style-name="P2" draw:layer="layout" svg:width="0.046cm" svg:height="0.032cm" svg:x="10.678cm" svg:y="4.18cm" svg:viewBox="0 0 47 33" svg:d="M47 33c-14-7-32-19-47-33">
          <text:p/>
        </draw:path>
        <draw:path draw:style-name="gr8" draw:text-style-name="P2" draw:layer="layout" svg:width="0.028cm" svg:height="0.049cm" svg:x="10.65cm" svg:y="4.131cm" svg:viewBox="0 0 29 50" svg:d="M29 50c-10-14-21-32-29-50">
          <text:p/>
        </draw:path>
        <draw:path draw:style-name="gr8" draw:text-style-name="P2" draw:layer="layout" svg:width="0.045cm" svg:height="0.036cm" svg:x="11.557cm" svg:y="4.476cm" svg:viewBox="0 0 46 37" svg:d="M46 37c-18-8-32-23-46-37">
          <text:p/>
        </draw:path>
        <draw:path draw:style-name="gr8" draw:text-style-name="P2" draw:layer="layout" svg:width="0.035cm" svg:height="0.046cm" svg:x="11.525cm" svg:y="4.43cm" svg:viewBox="0 0 36 47" svg:d="M36 47c-18-14-29-28-36-47">
          <text:p/>
        </draw:path>
        <draw:line draw:style-name="gr8" draw:text-style-name="P2" draw:layer="layout" svg:x1="9.108cm" svg:y1="3.919cm" svg:x2="9.108cm" svg:y2="4.695cm">
          <text:p/>
        </draw:line>
        <draw:line draw:style-name="gr8" draw:text-style-name="P2" draw:layer="layout" svg:x1="8.145cm" svg:y1="3.591cm" svg:x2="9.113cm" svg:y2="3.92cm">
          <text:p/>
        </draw:line>
        <draw:line draw:style-name="gr8" draw:text-style-name="P2" draw:layer="layout" svg:x1="9.113cm" svg:y1="4.7cm" svg:x2="8.145cm" svg:y2="4.367cm">
          <text:p/>
        </draw:line>
        <draw:line draw:style-name="gr8" draw:text-style-name="P2" draw:layer="layout" svg:x1="8.192cm" svg:y1="4.325cm" svg:x2="8.145cm" svg:y2="4.371cm">
          <text:p/>
        </draw:line>
        <draw:line draw:style-name="gr8" draw:text-style-name="P2" draw:layer="layout" svg:x1="8.145cm" svg:y1="4.367cm" svg:x2="8.145cm" svg:y2="3.591cm">
          <text:p/>
        </draw:line>
        <draw:line draw:style-name="gr8" draw:text-style-name="P2" draw:layer="layout" svg:x1="11.606cm" svg:y1="3.799cm" svg:x2="12.718cm" svg:y2="4.177cm">
          <text:p/>
        </draw:line>
        <draw:path draw:style-name="gr8" draw:text-style-name="P2" draw:layer="layout" svg:width="0.078cm" svg:height="0.103cm" svg:x="12.717cm" svg:y="4.176cm" svg:viewBox="0 0 79 104" svg:d="M79 104c0-43-36-89-79-104">
          <text:p/>
        </draw:path>
        <draw:line draw:style-name="gr8" draw:text-style-name="P2" draw:layer="layout" svg:x1="11.489cm" svg:y1="3.39cm" svg:x2="11.489cm" svg:y2="3.651cm">
          <text:p/>
        </draw:line>
        <draw:path draw:style-name="gr8" draw:text-style-name="P2" draw:layer="layout" svg:width="0.117cm" svg:height="0.151cm" svg:x="11.489cm" svg:y="3.651cm" svg:viewBox="0 0 118 152" svg:d="M118 152c-64-24-118-88-118-152">
          <text:p/>
        </draw:path>
        <draw:line draw:style-name="gr8" draw:text-style-name="P2" draw:layer="layout" svg:x1="12.241cm" svg:y1="7.316cm" svg:x2="12.241cm" svg:y2="7.242cm">
          <text:p/>
        </draw:line>
        <draw:line draw:style-name="gr8" draw:text-style-name="P2" draw:layer="layout" svg:x1="12.241cm" svg:y1="7.242cm" svg:x2="12.718cm" svg:y2="7.405cm">
          <text:p/>
        </draw:line>
        <draw:path draw:style-name="gr8" draw:text-style-name="P2" draw:layer="layout" svg:width="0.018cm" svg:height="0.042cm" svg:x="12.777cm" svg:y="7.355cm" svg:viewBox="0 0 19 43" svg:d="M19 0c0 19-8 33-19 43">
          <text:p/>
        </draw:path>
        <draw:path draw:style-name="gr8" draw:text-style-name="P2" draw:layer="layout" svg:width="0.06cm" svg:height="0.013cm" svg:x="12.717cm" svg:y="7.397cm" svg:viewBox="0 0 61 14" svg:d="M61 0c-15 12-36 20-61 8">
          <text:p/>
        </draw:path>
        <draw:line draw:style-name="gr8" draw:text-style-name="P2" draw:layer="layout" svg:x1="12.791cm" svg:y1="7.355cm" svg:x2="12.791cm" svg:y2="4.279cm">
          <text:p/>
        </draw:line>
        <draw:line draw:style-name="gr8" draw:text-style-name="P2" draw:layer="layout" svg:x1="11.494cm" svg:y1="3.394cm" svg:x2="7.623cm" svg:y2="2.077cm">
          <text:p/>
        </draw:line>
        <draw:path draw:style-name="gr8" draw:text-style-name="P2" draw:layer="layout" svg:width="0.018cm" svg:height="0.039cm" svg:x="7.545cm" svg:y="2.088cm" svg:viewBox="0 0 19 40" svg:d="M0 40c0-18 7-33 19-40">
          <text:p/>
        </draw:path>
        <draw:path draw:style-name="gr8" draw:text-style-name="P2" draw:layer="layout" svg:width="0.064cm" svg:height="0.014cm" svg:x="7.563cm" svg:y="2.074cm" svg:viewBox="0 0 65 15" svg:d="M0 15c14-15 40-19 65-12">
          <text:p/>
        </draw:path>
        <draw:line draw:style-name="gr8" draw:text-style-name="P2" draw:layer="layout" svg:x1="7.545cm" svg:y1="2.127cm" svg:x2="7.545cm" svg:y2="2.582cm">
          <text:p/>
        </draw:line>
        <draw:line draw:style-name="gr8" draw:text-style-name="P2" draw:layer="layout" svg:x1="7.55cm" svg:y1="2.583cm" svg:x2="7.468cm" svg:y2="2.554cm">
          <text:p/>
        </draw:line>
        <draw:path draw:style-name="gr8" draw:text-style-name="P2" draw:layer="layout" svg:width="0.017cm" svg:height="0.042cm" svg:x="7.468cm" svg:y="1.986cm" svg:viewBox="0 0 18 43" svg:d="M0 43c0-18 8-32 18-43">
          <text:p/>
        </draw:path>
        <draw:path draw:style-name="gr8" draw:text-style-name="P2" draw:layer="layout" svg:width="0.064cm" svg:height="0.016cm" svg:x="7.485cm" svg:y="1.973cm" svg:viewBox="0 0 65 17" svg:d="M0 17c15-18 39-22 65-10">
          <text:p/>
        </draw:path>
        <draw:path draw:style-name="gr8" draw:text-style-name="P2" draw:layer="layout" svg:width="0.026cm" svg:height="0.049cm" svg:x="13.211cm" svg:y="4.198cm" svg:viewBox="0 0 27 50" svg:d="M27 50c0-26-12-47-27-50">
          <text:p/>
        </draw:path>
        <draw:path draw:style-name="gr8" draw:text-style-name="P2" draw:layer="layout" svg:width="0.007cm" svg:height="0.004cm" svg:x="13.208cm" svg:y="4.194cm" svg:viewBox="0 0 8 5" svg:d="M8 5c-5 0-5 0-8-5">
          <text:p/>
        </draw:path>
        <draw:path draw:style-name="gr8" draw:text-style-name="P2" draw:layer="layout" svg:width="0.004cm" svg:height="0.004cm" svg:x="13.14cm" svg:y="4.395cm" svg:viewBox="0 0 5 5" svg:d="M0 0c5 0 5 5 5 5">
          <text:p/>
        </draw:path>
        <draw:path draw:style-name="gr8" draw:text-style-name="P2" draw:layer="layout" svg:width="0.092cm" svg:height="0.152cm" svg:x="13.144cm" svg:y="4.247cm" svg:viewBox="0 0 93 153" svg:d="M0 153c19 3 40-11 61-46 18-33 32-75 32-107">
          <text:p/>
        </draw:path>
        <draw:path draw:style-name="gr8" draw:text-style-name="P2" draw:layer="layout" svg:width="0.021cm" svg:height="0.05cm" svg:x="12.982cm" svg:y="4.416cm" svg:viewBox="0 0 22 51" svg:d="M22 51c0-29-7-47-22-51">
          <text:p/>
        </draw:path>
        <draw:path draw:style-name="gr8" draw:text-style-name="P2" draw:layer="layout" svg:width="0.007cm" svg:height="0.003cm" svg:x="12.975cm" svg:y="4.413cm" svg:viewBox="0 0 8 4" svg:d="M8 4c0-4-5-4-8-4">
          <text:p/>
        </draw:path>
        <draw:path draw:style-name="gr8" draw:text-style-name="P2" draw:layer="layout" svg:width="0.007cm" svg:height="0.003cm" svg:x="12.908cm" svg:y="4.614cm" svg:viewBox="0 0 8 4" svg:d="M0 0c3 0 3 0 8 4">
          <text:p/>
        </draw:path>
        <draw:path draw:style-name="gr8" draw:text-style-name="P2" draw:layer="layout" svg:width="0.088cm" svg:height="0.156cm" svg:x="12.915cm" svg:y="4.462cm" svg:viewBox="0 0 89 157" svg:d="M0 156c14 4 35-14 56-46 19-32 33-75 33-110">
          <text:p/>
        </draw:path>
        <draw:path draw:style-name="gr8" draw:text-style-name="P2" draw:layer="layout" svg:width="0.046cm" svg:height="0.015cm" svg:x="7.905cm" svg:y="1.586cm" svg:viewBox="0 0 47 16" svg:d="M0 1c7-4 21 0 47 15">
          <text:p/>
        </draw:path>
        <draw:path draw:style-name="gr8" draw:text-style-name="P2" draw:layer="layout" svg:width="0.381cm" svg:height="0.094cm" svg:x="7.902cm" svg:y="1.471cm" svg:viewBox="0 0 382 95" svg:d="M0 0c14 49 84 85 169 92 81 11 167-15 213-57">
          <text:p/>
        </draw:path>
        <draw:line draw:style-name="gr8" draw:text-style-name="P2" draw:layer="layout" svg:x1="7.902cm" svg:y1="1.545cm" svg:x2="7.902cm" svg:y2="1.471cm">
          <text:p/>
        </draw:line>
        <draw:line draw:style-name="gr8" draw:text-style-name="P2" draw:layer="layout" svg:x1="8.407cm" svg:y1="1.393cm" svg:x2="8.283cm" svg:y2="1.51cm">
          <text:p/>
        </draw:line>
        <draw:line draw:style-name="gr8" draw:text-style-name="P2" draw:layer="layout" svg:x1="9.898cm" svg:y1="2.057cm" svg:x2="10.023cm" svg:y2="1.94cm">
          <text:p/>
        </draw:line>
        <draw:path draw:style-name="gr8" draw:text-style-name="P2" draw:layer="layout" svg:width="0.028cm" svg:height="0.06cm" svg:x="9.514cm" svg:y="1.936cm" svg:viewBox="0 0 29 61" svg:d="M29 0c-22 18-29 39-29 61">
          <text:p/>
        </draw:path>
        <draw:path draw:style-name="gr8" draw:text-style-name="P2" draw:layer="layout" svg:width="0.384cm" svg:height="0.117cm" svg:x="9.514cm" svg:y="1.996cm" svg:viewBox="0 0 385 118" svg:d="M0 0c0 54 60 100 152 114 88 14 188-7 233-53">
          <text:p/>
        </draw:path>
        <draw:line draw:style-name="gr8" draw:text-style-name="P2" draw:layer="layout" svg:x1="9.667cm" svg:y1="1.82cm" svg:x2="9.542cm" svg:y2="1.937cm">
          <text:p/>
        </draw:line>
        <draw:path draw:style-name="gr8" draw:text-style-name="P2" draw:layer="layout" svg:width="0.302cm" svg:height="0.145cm" svg:x="9.57cm" svg:y="1.912cm" svg:viewBox="0 0 303 146" svg:d="M280 132c42-39 25-88-40-114-63-28-151-21-201 11-53 36-53 85 4 117">
          <text:p/>
        </draw:path>
        <draw:path draw:style-name="gr8" draw:text-style-name="P2" draw:layer="layout" svg:width="0.218cm" svg:height="0.028cm" svg:x="9.613cm" svg:y="2.053cm" svg:viewBox="0 0 219 29" svg:d="M0 0c28 18 67 29 110 29 39 0 81-11 109-29">
          <text:p/>
        </draw:path>
        <draw:path draw:style-name="gr8" draw:text-style-name="P2" draw:layer="layout" svg:width="0.021cm" svg:height="0.017cm" svg:x="9.828cm" svg:y="2.039cm" svg:viewBox="0 0 22 18" svg:d="M0 18c10-7 19-11 22-18">
          <text:p/>
        </draw:path>
        <draw:line draw:style-name="gr8" draw:text-style-name="P2" draw:layer="layout" svg:x1="7.5cm" svg:y1="2.624cm" svg:x2="7.5cm" svg:y2="2.995cm">
          <text:p/>
        </draw:line>
        <draw:line draw:style-name="gr8" draw:text-style-name="P2" draw:layer="layout" svg:x1="7.5cm" svg:y1="3.245cm" svg:x2="7.5cm" svg:y2="5.619cm">
          <text:p/>
        </draw:line>
        <draw:line draw:style-name="gr8" draw:text-style-name="P2" draw:layer="layout" svg:x1="7.504cm" svg:y1="2.625cm" svg:x2="7.422cm" svg:y2="2.596cm">
          <text:p/>
        </draw:line>
        <draw:line draw:style-name="gr8" draw:text-style-name="P2" draw:layer="layout" svg:x1="12.195cm" svg:y1="7.362cm" svg:x2="12.195cm" svg:y2="7.288cm">
          <text:p/>
        </draw:line>
        <draw:line draw:style-name="gr8" draw:text-style-name="P2" draw:layer="layout" svg:x1="7.577cm" svg:y1="5.718cm" svg:x2="9.564cm" svg:y2="6.393cm">
          <text:p/>
        </draw:line>
        <draw:line draw:style-name="gr8" draw:text-style-name="P2" draw:layer="layout" svg:x1="9.701cm" svg:y1="6.441cm" svg:x2="11.702cm" svg:y2="7.123cm">
          <text:p/>
        </draw:line>
        <draw:line draw:style-name="gr8" draw:text-style-name="P2" draw:layer="layout" svg:x1="11.842cm" svg:y1="7.168cm" svg:x2="12.2cm" svg:y2="7.289cm">
          <text:p/>
        </draw:line>
        <draw:path draw:style-name="gr8" draw:text-style-name="P2" draw:layer="layout" svg:width="0.021cm" svg:height="0.011cm" svg:x="7.556cm" svg:y="5.711cm" svg:viewBox="0 0 22 12" svg:d="M22 12c-8-4-15-7-22-12">
          <text:p/>
        </draw:path>
        <draw:path draw:style-name="gr8" draw:text-style-name="P2" draw:layer="layout" svg:width="0.024cm" svg:height="0.06cm" svg:x="7.5cm" svg:y="5.619cm" svg:viewBox="0 0 25 61" svg:d="M25 61c-15-17-25-39-25-61">
          <text:p/>
        </draw:path>
        <draw:line draw:style-name="gr8" draw:text-style-name="P2" draw:layer="layout" svg:x1="12.245cm" svg:y1="7.242cm" svg:x2="12.195cm" svg:y2="7.289cm">
          <text:p/>
        </draw:line>
        <draw:line draw:style-name="gr8" draw:text-style-name="P2" draw:layer="layout" svg:x1="7.902cm" svg:y1="1.475cm" svg:x2="8.097cm" svg:y2="1.287cm">
          <text:p/>
        </draw:line>
        <draw:path draw:style-name="gr8" draw:text-style-name="P2" draw:layer="layout" svg:width="0.302cm" svg:height="0.144cm" svg:x="7.954cm" svg:y="1.361cm" svg:viewBox="0 0 303 145" svg:d="M280 131c43-39 25-88-38-113-64-29-152-22-206 10-49 36-49 85 7 117">
          <text:p/>
        </draw:path>
        <draw:path draw:style-name="gr8" draw:text-style-name="P2" draw:layer="layout" svg:width="0.219cm" svg:height="0.028cm" svg:x="7.993cm" svg:y="1.506cm" svg:viewBox="0 0 220 29" svg:d="M0 0c29 18 67 29 110 29 42 0 82-11 110-29">
          <text:p/>
        </draw:path>
        <draw:path draw:style-name="gr8" draw:text-style-name="P2" draw:layer="layout" svg:width="0.021cm" svg:height="0.014cm" svg:x="8.212cm" svg:y="1.492cm" svg:viewBox="0 0 22 15" svg:d="M0 15c12-8 15-12 22-15">
          <text:p/>
        </draw:path>
        <draw:line draw:style-name="gr8" draw:text-style-name="P2" draw:layer="layout" svg:x1="7.5cm" svg:y1="2.625cm" svg:x2="7.55cm" svg:y2="2.582cm">
          <text:p/>
        </draw:line>
        <draw:path draw:style-name="gr8" draw:text-style-name="P2" draw:layer="layout" svg:width="0.03cm" svg:height="0.098cm" svg:x="8.424cm" svg:y="2.36cm" svg:viewBox="0 0 31 99" svg:d="M0 99c26-24 36-61 29-99">
          <text:p/>
        </draw:path>
        <draw:line draw:style-name="gr8" draw:text-style-name="P2" draw:layer="layout" svg:x1="8.124cm" svg:y1="4.79cm" svg:x2="8.124cm" svg:y2="2.737cm">
          <text:p/>
        </draw:line>
        <draw:line draw:style-name="gr8" draw:text-style-name="P2" draw:layer="layout" svg:x1="8.301cm" svg:y1="4.851cm" svg:x2="8.124cm" svg:y2="4.79cm">
          <text:p/>
        </draw:line>
        <draw:path draw:style-name="gr8" draw:text-style-name="P2" draw:layer="layout" svg:width="0.156cm" svg:height="0.201cm" svg:x="8.3cm" svg:y="4.847cm" svg:viewBox="0 0 157 202" svg:d="M157 202c0-81-72-174-157-202">
          <text:p/>
        </draw:path>
        <draw:line draw:style-name="gr8" draw:text-style-name="P2" draw:layer="layout" svg:x1="8.452cm" svg:y1="5.217cm" svg:x2="8.452cm" svg:y2="5.048cm">
          <text:p/>
        </draw:line>
        <draw:line draw:style-name="gr8" draw:text-style-name="P2" draw:layer="layout" svg:x1="10.118cm" svg:y1="5.783cm" svg:x2="8.452cm" svg:y2="5.217cm">
          <text:p/>
        </draw:line>
        <draw:path draw:style-name="gr8" draw:text-style-name="P2" draw:layer="layout" svg:width="0.279cm" svg:height="0.212cm" svg:x="10.318cm" svg:y="5.565cm" svg:viewBox="0 0 280 213" svg:d="M280 213c0-67-46-138-106-181-63-42-135-42-174-7">
          <text:p/>
        </draw:path>
        <draw:line draw:style-name="gr8" draw:text-style-name="P2" draw:layer="layout" svg:x1="10.593cm" svg:y1="5.774cm" svg:x2="10.593cm" svg:y2="5.944cm">
          <text:p/>
        </draw:line>
        <draw:line draw:style-name="gr8" draw:text-style-name="P2" draw:layer="layout" svg:x1="12.26cm" svg:y1="6.509cm" svg:x2="10.593cm" svg:y2="5.944cm">
          <text:p/>
        </draw:line>
        <draw:path draw:style-name="gr8" draw:text-style-name="P2" draw:layer="layout" svg:width="0.279cm" svg:height="0.212cm" svg:x="12.456cm" svg:y="6.293cm" svg:viewBox="0 0 280 213" svg:d="M280 213c0-64-43-139-107-181-64-39-134-43-173-7">
          <text:p/>
        </draw:path>
        <draw:line draw:style-name="gr8" draw:text-style-name="P2" draw:layer="layout" svg:x1="12.735cm" svg:y1="6.501cm" svg:x2="12.735cm" svg:y2="6.667cm">
          <text:p/>
        </draw:line>
        <draw:line draw:style-name="gr8" draw:text-style-name="P2" draw:layer="layout" svg:x1="12.796cm" svg:y1="6.689cm" svg:x2="12.735cm" svg:y2="6.667cm">
          <text:p/>
        </draw:line>
        <draw:path draw:style-name="gr8" draw:text-style-name="P2" draw:layer="layout" svg:width="0.279cm" svg:height="0.212cm" svg:x="10.586cm" svg:y="3.993cm" svg:viewBox="0 0 280 213" svg:d="M280 213c0-64-42-139-106-181-64-39-135-43-174-7">
          <text:p/>
        </draw:path>
        <draw:path draw:style-name="gr8" draw:text-style-name="P2" draw:layer="layout" svg:width="0.032cm" svg:height="0.081cm" svg:x="10.833cm" svg:y="4.201cm" svg:viewBox="0 0 33 82" svg:d="M0 82c22-21 33-50 33-82">
          <text:p/>
        </draw:path>
        <draw:path draw:style-name="gr8" draw:text-style-name="P2" draw:layer="layout" svg:width="0.264cm" svg:height="0.15cm" svg:x="11.465cm" svg:y="4.291cm" svg:viewBox="0 0 265 151" svg:d="M265 151c-21-57-67-110-123-135-53-25-109-21-142 11">
          <text:p/>
        </draw:path>
        <draw:line draw:style-name="gr8" draw:text-style-name="P2" draw:layer="layout" svg:x1="11.726cm" svg:y1="4.562cm" svg:x2="11.73cm" svg:y2="4.557cm">
          <text:p/>
        </draw:line>
        <draw:path draw:style-name="gr8" draw:text-style-name="P2" draw:layer="layout" svg:width="0.282cm" svg:height="0.212cm" svg:x="11.024cm" svg:y="3.495cm" svg:viewBox="0 0 283 213" svg:d="M283 213c0-67-46-137-109-180-65-43-132-43-174-7">
          <text:p/>
        </draw:path>
        <draw:path draw:style-name="gr8" draw:text-style-name="P2" draw:layer="layout" svg:width="0.035cm" svg:height="0.081cm" svg:x="11.271cm" svg:y="3.704cm" svg:viewBox="0 0 36 82" svg:d="M0 82c22-22 36-51 36-82">
          <text:p/>
        </draw:path>
        <draw:path draw:style-name="gr8" draw:text-style-name="P2" draw:layer="layout" svg:width="0.166cm" svg:height="0.121cm" svg:x="11.006cm" svg:y="3.625cm" svg:viewBox="0 0 167 122" svg:d="M167 122c0-35-28-79-65-103-35-25-77-25-102-4">
          <text:p/>
        </draw:path>
        <draw:path draw:style-name="gr8" draw:text-style-name="P2" draw:layer="layout" svg:width="0.164cm" svg:height="0.171cm" svg:x="10.99cm" svg:y="3.64cm" svg:viewBox="0 0 165 172" svg:d="M20 0c-32 29-25 86 17 128 39 46 97 57 128 28">
          <text:p/>
        </draw:path>
        <draw:path draw:style-name="gr8" draw:text-style-name="P2" draw:layer="layout" svg:width="0.021cm" svg:height="0.049cm" svg:x="11.151cm" svg:y="3.746cm" svg:viewBox="0 0 22 50" svg:d="M0 50c15-10 22-28 22-50">
          <text:p/>
        </draw:path>
        <draw:line draw:style-name="gr8" draw:text-style-name="P2" draw:layer="layout" svg:x1="7.792cm" svg:y1="5.517cm" svg:x2="8.044cm" svg:y2="5.606cm">
          <text:p/>
        </draw:line>
        <draw:line draw:style-name="gr8" draw:text-style-name="P2" draw:layer="layout" svg:x1="8.457cm" svg:y1="5.217cm" svg:x2="8.043cm" svg:y2="5.606cm">
          <text:p/>
        </draw:line>
        <draw:line draw:style-name="gr8" draw:text-style-name="P2" draw:layer="layout" svg:x1="10.185cm" svg:y1="6.333cm" svg:x2="9.874cm" svg:y2="6.226cm">
          <text:p/>
        </draw:line>
        <draw:line draw:style-name="gr8" draw:text-style-name="P2" draw:layer="layout" svg:x1="10.598cm" svg:y1="5.944cm" svg:x2="10.184cm" svg:y2="6.333cm">
          <text:p/>
        </draw:line>
        <draw:line draw:style-name="gr8" draw:text-style-name="P2" draw:layer="layout" svg:x1="12.327cm" svg:y1="7.056cm" svg:x2="12.015cm" svg:y2="6.953cm">
          <text:p/>
        </draw:line>
        <draw:line draw:style-name="gr8" draw:text-style-name="P2" draw:layer="layout" svg:x1="12.736cm" svg:y1="6.667cm" svg:x2="12.322cm" svg:y2="7.056cm">
          <text:p/>
        </draw:line>
        <draw:line draw:style-name="gr8" draw:text-style-name="P2" draw:layer="layout" svg:x1="8.026cm" svg:y1="2.215cm" svg:x2="7.715cm" svg:y2="2.509cm">
          <text:p/>
        </draw:line>
        <draw:line draw:style-name="gr8" draw:text-style-name="P2" draw:layer="layout" svg:x1="7.715cm" svg:y1="2.504cm" svg:x2="7.715cm" svg:y2="2.804cm">
          <text:p/>
        </draw:line>
        <draw:line draw:style-name="gr8" draw:text-style-name="P2" draw:layer="layout" svg:x1="8.129cm" svg:y1="4.79cm" svg:x2="7.715cm" svg:y2="5.179cm">
          <text:p/>
        </draw:line>
        <draw:line draw:style-name="gr8" draw:text-style-name="P2" draw:layer="layout" svg:x1="7.715cm" svg:y1="5.175cm" svg:x2="7.715cm" svg:y2="5.418cm">
          <text:p/>
        </draw:line>
        <draw:path draw:style-name="gr8" draw:text-style-name="P2" draw:layer="layout" svg:width="0.018cm" svg:height="0.031cm" svg:x="9.81cm" svg:y="2.032cm" svg:viewBox="0 0 19 32" svg:d="M0 32c12-11 19-22 19-32">
          <text:p/>
        </draw:path>
        <draw:path draw:style-name="gr8" draw:text-style-name="P2" draw:layer="layout" svg:width="0.212cm" svg:height="0.063cm" svg:x="9.616cm" svg:y="1.972cm" svg:viewBox="0 0 213 64" svg:d="M213 64c0-35-50-64-107-64-60 0-106 29-106 64">
          <text:p/>
        </draw:path>
        <draw:path draw:style-name="gr8" draw:text-style-name="P2" draw:layer="layout" svg:width="0.014cm" svg:height="0.031cm" svg:x="9.616cm" svg:y="2.032cm" svg:viewBox="0 0 15 32" svg:d="M0 0c0 10 4 24 15 32">
          <text:p/>
        </draw:path>
        <draw:polyline draw:style-name="gr8" draw:text-style-name="P2" draw:layer="layout" svg:width="0cm" svg:height="0cm" svg:x="9.81cm" svg:y="2.063cm" svg:viewBox="0 0 0 0" draw:points="0,0">
          <text:p/>
        </draw:polyline>
        <draw:path draw:style-name="gr8" draw:text-style-name="P2" draw:layer="layout" svg:width="0.077cm" svg:height="0.099cm" svg:x="7.715cm" svg:y="5.418cm" svg:viewBox="0 0 78 100" svg:d="M78 100c-42-14-78-56-78-100">
          <text:p/>
        </draw:path>
        <draw:path draw:style-name="gr8" draw:text-style-name="P2" draw:layer="layout" svg:width="0.017cm" svg:height="0.031cm" svg:x="8.195cm" svg:y="1.485cm" svg:viewBox="0 0 18 32" svg:d="M0 32c11-10 18-22 18-32">
          <text:p/>
        </draw:path>
        <draw:path draw:style-name="gr8" draw:text-style-name="P2" draw:layer="layout" svg:width="0.215cm" svg:height="0.06cm" svg:x="7.997cm" svg:y="1.425cm" svg:viewBox="0 0 216 61" svg:d="M216 61c0-32-49-61-109-61-61 0-107 29-107 61">
          <text:p/>
        </draw:path>
        <draw:path draw:style-name="gr8" draw:text-style-name="P2" draw:layer="layout" svg:width="0.018cm" svg:height="0.031cm" svg:x="7.997cm" svg:y="1.485cm" svg:viewBox="0 0 19 32" svg:d="M0 0c0 10 8 22 19 32">
          <text:p/>
        </draw:path>
        <draw:line draw:style-name="gr8" draw:text-style-name="P2" draw:layer="layout" svg:x1="12.015cm" svg:y1="4.113cm" svg:x2="12.015cm" svg:y2="3.94cm">
          <text:p/>
        </draw:line>
        <draw:path draw:style-name="gr8" draw:text-style-name="P2" draw:layer="layout" svg:width="0.279cm" svg:height="0.211cm" svg:x="12.015cm" svg:y="4.113cm" svg:viewBox="0 0 280 212" svg:d="M0 0c0 63 42 134 107 180 63 40 134 43 173 3">
          <text:p/>
        </draw:path>
        <draw:path draw:style-name="gr8" draw:text-style-name="P2" draw:layer="layout" svg:width="0.032cm" svg:height="0.077cm" svg:x="12.294cm" svg:y="4.219cm" svg:viewBox="0 0 33 78" svg:d="M0 78c21-17 33-47 33-78">
          <text:p/>
        </draw:path>
        <draw:line draw:style-name="gr8" draw:text-style-name="P2" draw:layer="layout" svg:x1="12.322cm" svg:y1="4.046cm" svg:x2="12.322cm" svg:y2="4.219cm">
          <text:p/>
        </draw:line>
        <draw:line draw:style-name="gr8" draw:text-style-name="P2" draw:layer="layout" svg:x1="12.322cm" svg:y1="6.889cm" svg:x2="12.322cm" svg:y2="7.055cm">
          <text:p/>
        </draw:line>
        <draw:path draw:style-name="gr8" draw:text-style-name="P2" draw:layer="layout" svg:width="0.279cm" svg:height="0.21cm" svg:x="12.047cm" svg:y="6.679cm" svg:viewBox="0 0 280 211" svg:d="M280 211c0-63-43-135-106-177-64-42-132-46-174-7">
          <text:p/>
        </draw:path>
        <draw:path draw:style-name="gr8" draw:text-style-name="P2" draw:layer="layout" svg:width="0.032cm" svg:height="0.081cm" svg:x="12.015cm" svg:y="6.706cm" svg:viewBox="0 0 33 82" svg:d="M33 0c-22 17-33 49-33 82">
          <text:p/>
        </draw:path>
        <draw:line draw:style-name="gr8" draw:text-style-name="P2" draw:layer="layout" svg:x1="7.892cm" svg:y1="2.565cm" svg:x2="7.715cm" svg:y2="2.504cm">
          <text:p/>
        </draw:line>
        <draw:line draw:style-name="gr8" draw:text-style-name="P2" draw:layer="layout" svg:x1="12.015cm" svg:y1="6.953cm" svg:x2="12.015cm" svg:y2="6.783cm">
          <text:p/>
        </draw:line>
        <draw:path draw:style-name="gr8" draw:text-style-name="P2" draw:layer="layout" svg:width="0.123cm" svg:height="0.028cm" svg:x="7.888cm" svg:y="2.843cm" svg:viewBox="0 0 124 29" svg:d="M0 21c50 15 96 8 124-21">
          <text:p/>
        </draw:path>
        <draw:path draw:style-name="gr8" draw:text-style-name="P2" draw:layer="layout" svg:width="0.155cm" svg:height="0.279cm" svg:x="7.888cm" svg:y="2.564cm" svg:viewBox="0 0 156 280" svg:d="M124 280c35-32 42-88 18-148-28-61-82-111-142-132">
          <text:p/>
        </draw:path>
        <draw:line draw:style-name="gr8" draw:text-style-name="P2" draw:layer="layout" svg:x1="7.715cm" svg:y1="2.804cm" svg:x2="7.892cm" svg:y2="2.865cm">
          <text:p/>
        </draw:line>
        <draw:line draw:style-name="gr8" draw:text-style-name="P2" draw:layer="layout" svg:x1="10.184cm" svg:y1="6.163cm" svg:x2="10.184cm" svg:y2="6.328cm">
          <text:p/>
        </draw:line>
        <draw:path draw:style-name="gr8" draw:text-style-name="P2" draw:layer="layout" svg:width="0.278cm" svg:height="0.211cm" svg:x="9.906cm" svg:y="5.952cm" svg:viewBox="0 0 279 212" svg:d="M279 212c0-64-43-135-107-177-63-43-134-47-172-8">
          <text:p/>
        </draw:path>
        <draw:path draw:style-name="gr8" draw:text-style-name="P2" draw:layer="layout" svg:width="0.032cm" svg:height="0.081cm" svg:x="9.874cm" svg:y="5.979cm" svg:viewBox="0 0 33 82" svg:d="M33 0c-19 21-33 46-33 82">
          <text:p/>
        </draw:path>
        <draw:line draw:style-name="gr8" draw:text-style-name="P2" draw:layer="layout" svg:x1="7.892cm" svg:y1="5.239cm" svg:x2="7.715cm" svg:y2="5.175cm">
          <text:p/>
        </draw:line>
        <draw:line draw:style-name="gr8" draw:text-style-name="P2" draw:layer="layout" svg:x1="9.874cm" svg:y1="6.226cm" svg:x2="9.874cm" svg:y2="6.057cm">
          <text:p/>
        </draw:line>
        <draw:path draw:style-name="gr8" draw:text-style-name="P2" draw:layer="layout" svg:width="0.155cm" svg:height="0.201cm" svg:x="7.888cm" svg:y="5.235cm" svg:viewBox="0 0 156 202" svg:d="M156 202c0-81-68-174-156-202">
          <text:p/>
        </draw:path>
        <draw:line draw:style-name="gr8" draw:text-style-name="P2" draw:layer="layout" svg:x1="8.043cm" svg:y1="5.602cm" svg:x2="8.043cm" svg:y2="5.436cm">
          <text:p/>
        </draw:line>
        <draw:path draw:style-name="gr8" draw:text-style-name="P2" draw:layer="layout" svg:width="0.279cm" svg:height="0.21cm" svg:x="10.516cm" svg:y="4.058cm" svg:viewBox="0 0 280 211" svg:d="M280 211c0-63-43-134-104-177-67-43-134-46-176-7">
          <text:p/>
        </draw:path>
        <draw:path draw:style-name="gr8" draw:text-style-name="P2" draw:layer="layout" svg:width="0.28cm" svg:height="0.288cm" svg:x="10.486cm" svg:y="4.085cm" svg:viewBox="0 0 281 289" svg:d="M30 0c-50 49-35 149 32 219 70 71 165 92 219 46">
          <text:p/>
        </draw:path>
        <draw:path draw:style-name="gr8" draw:text-style-name="P2" draw:layer="layout" svg:width="0.032cm" svg:height="0.081cm" svg:x="10.763cm" svg:y="4.268cm" svg:viewBox="0 0 33 82" svg:d="M0 82c22-22 33-50 33-82">
          <text:p/>
        </draw:path>
        <draw:path draw:style-name="gr8" draw:text-style-name="P2" draw:layer="layout" svg:width="0.261cm" svg:height="0.133cm" svg:x="11.394cm" svg:y="4.357cm" svg:viewBox="0 0 262 134" svg:d="M262 134c-24-54-75-99-124-121-57-21-106-17-138 11">
          <text:p/>
        </draw:path>
        <draw:path draw:style-name="gr8" draw:text-style-name="P2" draw:layer="layout" svg:width="0.271cm" svg:height="0.29cm" svg:x="11.363cm" svg:y="4.381cm" svg:viewBox="0 0 272 291" svg:d="M31 0c-49 49-39 142 25 216 68 71 163 95 216 57">
          <text:p/>
        </draw:path>
        <draw:path draw:style-name="gr8" draw:text-style-name="P2" draw:layer="layout" svg:width="0.278cm" svg:height="0.211cm" svg:x="10.957cm" svg:y="3.56cm" svg:viewBox="0 0 279 212" svg:d="M279 212c0-64-42-139-105-181-64-39-134-43-174-4">
          <text:p/>
        </draw:path>
        <draw:path draw:style-name="gr8" draw:text-style-name="P2" draw:layer="layout" svg:width="0.279cm" svg:height="0.289cm" svg:x="10.925cm" svg:y="3.587cm" svg:viewBox="0 0 280 290" svg:d="M32 0c-53 51-39 146 33 220 67 72 162 93 215 42">
          <text:p/>
        </draw:path>
        <draw:path draw:style-name="gr8" draw:text-style-name="P2" draw:layer="layout" svg:width="0.031cm" svg:height="0.077cm" svg:x="11.204cm" svg:y="3.771cm" svg:viewBox="0 0 32 78" svg:d="M0 78c22-17 32-47 32-78">
          <text:p/>
        </draw:path>
        <draw:path draw:style-name="gr8" draw:text-style-name="P2" draw:layer="layout" svg:width="0.162cm" svg:height="0.125cm" svg:x="10.569cm" svg:y="4.122cm" svg:viewBox="0 0 163 126" svg:d="M163 126c0-39-25-81-63-107-36-25-79-25-100-3">
          <text:p/>
        </draw:path>
        <draw:path draw:style-name="gr8" draw:text-style-name="P2" draw:layer="layout" svg:width="0.164cm" svg:height="0.17cm" svg:x="10.549cm" svg:y="4.138cm" svg:viewBox="0 0 165 171" svg:d="M20 0c-32 29-25 89 18 131 39 42 99 53 127 25">
          <text:p/>
        </draw:path>
        <draw:path draw:style-name="gr8" draw:text-style-name="P2" draw:layer="layout" svg:width="0.018cm" svg:height="0.046cm" svg:x="10.713cm" svg:y="4.247cm" svg:viewBox="0 0 19 47" svg:d="M0 47c12-11 19-28 19-47">
          <text:p/>
        </draw:path>
        <draw:path draw:style-name="gr8" draw:text-style-name="P2" draw:layer="layout" svg:width="0.162cm" svg:height="0.112cm" svg:x="11.447cm" svg:y="4.422cm" svg:viewBox="0 0 163 113" svg:d="M163 113c-7-36-32-75-71-97-32-21-71-21-92 0">
          <text:p/>
        </draw:path>
        <draw:path draw:style-name="gr8" draw:text-style-name="P2" draw:layer="layout" svg:width="0.165cm" svg:height="0.171cm" svg:x="11.427cm" svg:y="4.437cm" svg:viewBox="0 0 166 172" svg:d="M20 0c-32 29-25 86 18 128 39 43 95 57 128 29">
          <text:p/>
        </draw:path>
        <draw:path draw:style-name="gr8" draw:text-style-name="P2" draw:layer="layout" svg:width="0.01cm" svg:height="0.018cm" svg:x="11.592cm" svg:y="4.575cm" svg:viewBox="0 0 11 19" svg:d="M0 19c4-7 8-11 11-19">
          <text:p/>
        </draw:path>
        <draw:path draw:style-name="gr8" draw:text-style-name="P2" draw:layer="layout" svg:width="0.074cm" svg:height="0.018cm" svg:x="10.639cm" svg:y="3.016cm" svg:viewBox="0 0 75 19" svg:d="M0 14c29 11 58 4 75-14">
          <text:p/>
        </draw:path>
        <draw:path draw:style-name="gr8" draw:text-style-name="P2" draw:layer="layout" svg:width="0.053cm" svg:height="0.117cm" svg:x="12.248cm" svg:y="4.095cm" svg:viewBox="0 0 54 118" svg:d="M54 118c0-39-22-85-54-118">
          <text:p/>
        </draw:path>
        <draw:path draw:style-name="gr8" draw:text-style-name="P2" draw:layer="layout" svg:width="0.26cm" svg:height="0.263cm" svg:x="12.041cm" svg:y="4.034cm" svg:viewBox="0 0 261 264" svg:d="M208 62c-49-54-116-75-159-54-50 26-61 82-35 142 28 60 88 110 145 113 60 7 102-28 102-84">
          <text:p/>
        </draw:path>
        <draw:path draw:style-name="gr8" draw:text-style-name="P2" draw:layer="layout" svg:width="0.053cm" svg:height="0.12cm" svg:x="12.248cm" svg:y="6.762cm" svg:viewBox="0 0 54 121" svg:d="M54 121c0-39-22-82-54-121">
          <text:p/>
        </draw:path>
        <draw:path draw:style-name="gr8" draw:text-style-name="P2" draw:layer="layout" svg:width="0.26cm" svg:height="0.263cm" svg:x="12.041cm" svg:y="6.705cm" svg:viewBox="0 0 261 264" svg:d="M208 57c-49-49-116-70-159-49-50 21-61 81-35 141 28 60 88 107 145 114 60 7 102-29 102-86">
          <text:p/>
        </draw:path>
        <draw:path draw:style-name="gr8" draw:text-style-name="P2" draw:layer="layout" svg:width="0.053cm" svg:height="0.116cm" svg:x="10.107cm" svg:y="6.039cm" svg:viewBox="0 0 54 117" svg:d="M54 117c0-38-22-85-54-117">
          <text:p/>
        </draw:path>
        <draw:path draw:style-name="gr8" draw:text-style-name="P2" draw:layer="layout" svg:width="0.259cm" svg:height="0.263cm" svg:x="9.902cm" svg:y="5.978cm" svg:viewBox="0 0 260 264" svg:d="M206 61c-46-53-113-74-159-53s-61 78-32 141c25 61 85 111 145 114 56 7 100-28 100-89">
          <text:p/>
        </draw:path>
        <draw:path draw:style-name="gr8" draw:text-style-name="P2" draw:layer="layout" svg:width="0.053cm" svg:height="0.12cm" svg:x="7.965cm" svg:y="5.309cm" svg:viewBox="0 0 54 121" svg:d="M54 121c0-40-17-86-54-121">
          <text:p/>
        </draw:path>
        <draw:path draw:style-name="gr8" draw:text-style-name="P2" draw:layer="layout" svg:width="0.257cm" svg:height="0.266cm" svg:x="7.76cm" svg:y="5.251cm" svg:viewBox="0 0 258 267" svg:d="M205 58c-46-50-113-71-160-50-45 22-59 82-31 142 24 61 85 110 145 117 57 3 99-32 99-89">
          <text:p/>
        </draw:path>
        <draw:path draw:style-name="gr8" draw:text-style-name="P2" draw:layer="layout" svg:width="0.019cm" svg:height="0.148cm" svg:x="12.777cm" svg:y="4.48cm" svg:viewBox="0 0 20 149" svg:d="M8 149c-15-32-7-88 12-149">
          <text:p/>
        </draw:path>
        <draw:path draw:style-name="gr8" draw:text-style-name="P2" draw:layer="layout" svg:width="0.053cm" svg:height="0.12cm" svg:x="7.965cm" svg:y="2.638cm" svg:viewBox="0 0 54 121" svg:d="M54 121c0-42-17-85-54-121">
          <text:p/>
        </draw:path>
        <draw:path draw:style-name="gr8" draw:text-style-name="P2" draw:layer="layout" svg:width="0.257cm" svg:height="0.263cm" svg:x="7.76cm" svg:y="2.581cm" svg:viewBox="0 0 258 264" svg:d="M205 57c-46-49-113-70-160-49-45 21-59 81-31 141 24 61 85 107 145 114 57 7 99-28 99-85">
          <text:p/>
        </draw:path>
        <draw:path draw:style-name="gr8" draw:text-style-name="P2" draw:layer="layout" svg:width="0.035cm" svg:height="0.162cm" svg:x="12.76cm" svg:y="4.42cm" svg:viewBox="0 0 36 163" svg:d="M7 163c-15-39-4-106 29-163">
          <text:p/>
        </draw:path>
        <draw:path draw:style-name="gr8" draw:text-style-name="P2" draw:layer="layout" svg:width="0.035cm" svg:height="0.081cm" svg:x="12.248cm" svg:y="4.095cm" svg:viewBox="0 0 36 82" svg:d="M36 82c0-29-14-61-36-82">
          <text:p/>
        </draw:path>
        <draw:path draw:style-name="gr8" draw:text-style-name="P2" draw:layer="layout" svg:width="0.127cm" svg:height="0.043cm" svg:x="12.121cm" svg:y="4.051cm" svg:viewBox="0 0 128 44" svg:d="M128 44c-39-47-99-57-128-28">
          <text:p/>
        </draw:path>
        <draw:path draw:style-name="gr8" draw:text-style-name="P2" draw:layer="layout" svg:width="0.164cm" svg:height="0.171cm" svg:x="12.102cm" svg:y="4.067cm" svg:viewBox="0 0 165 172" svg:d="M19 0c-32 28-21 88 18 132 43 42 99 52 128 24">
          <text:p/>
        </draw:path>
        <draw:path draw:style-name="gr8" draw:text-style-name="P2" draw:layer="layout" svg:width="0.017cm" svg:height="0.046cm" svg:x="12.266cm" svg:y="4.176cm" svg:viewBox="0 0 18 47" svg:d="M0 47c10-10 18-29 18-47">
          <text:p/>
        </draw:path>
        <draw:path draw:style-name="gr8" draw:text-style-name="P2" draw:layer="layout" svg:width="0.035cm" svg:height="0.085cm" svg:x="12.248cm" svg:y="6.762cm" svg:viewBox="0 0 36 86" svg:d="M36 86c0-29-14-61-36-86">
          <text:p/>
        </draw:path>
        <draw:path draw:style-name="gr8" draw:text-style-name="P2" draw:layer="layout" svg:width="0.127cm" svg:height="0.044cm" svg:x="12.121cm" svg:y="6.722cm" svg:viewBox="0 0 128 45" svg:d="M128 45c-39-47-99-58-128-28">
          <text:p/>
        </draw:path>
        <draw:path draw:style-name="gr8" draw:text-style-name="P2" draw:layer="layout" svg:width="0.164cm" svg:height="0.17cm" svg:x="12.102cm" svg:y="6.738cm" svg:viewBox="0 0 165 171" svg:d="M19 0c-32 28-21 84 18 130 43 43 99 54 128 26">
          <text:p/>
        </draw:path>
        <draw:path draw:style-name="gr8" draw:text-style-name="P2" draw:layer="layout" svg:width="0.017cm" svg:height="0.046cm" svg:x="12.266cm" svg:y="6.847cm" svg:viewBox="0 0 18 47" svg:d="M0 47c10-11 18-28 18-47">
          <text:p/>
        </draw:path>
        <draw:path draw:style-name="gr8" draw:text-style-name="P2" draw:layer="layout" svg:width="0.035cm" svg:height="0.081cm" svg:x="10.107cm" svg:y="6.039cm" svg:viewBox="0 0 36 82" svg:d="M36 82c0-29-15-61-36-82">
          <text:p/>
        </draw:path>
        <draw:path draw:style-name="gr8" draw:text-style-name="P2" draw:layer="layout" svg:width="0.127cm" svg:height="0.043cm" svg:x="9.98cm" svg:y="5.995cm" svg:viewBox="0 0 128 44" svg:d="M128 44c-40-47-100-57-128-28">
          <text:p/>
        </draw:path>
        <draw:path draw:style-name="gr8" draw:text-style-name="P2" draw:layer="layout" svg:width="0.163cm" svg:height="0.171cm" svg:x="9.961cm" svg:y="6.011cm" svg:viewBox="0 0 164 172" svg:d="M19 0c-32 29-22 89 17 128 44 46 100 56 128 28">
          <text:p/>
        </draw:path>
        <draw:path draw:style-name="gr8" draw:text-style-name="P2" draw:layer="layout" svg:width="0.018cm" svg:height="0.046cm" svg:x="10.124cm" svg:y="6.12cm" svg:viewBox="0 0 19 47" svg:d="M0 47c11-11 19-29 19-47">
          <text:p/>
        </draw:path>
        <draw:path draw:style-name="gr8" draw:text-style-name="P2" draw:layer="layout" svg:width="0.039cm" svg:height="0.084cm" svg:x="7.965cm" svg:y="5.309cm" svg:viewBox="0 0 40 85" svg:d="M40 85c0-28-15-59-40-85">
          <text:p/>
        </draw:path>
        <draw:path draw:style-name="gr8" draw:text-style-name="P2" draw:layer="layout" svg:width="0.127cm" svg:height="0.042cm" svg:x="7.838cm" svg:y="5.269cm" svg:viewBox="0 0 128 43" svg:d="M128 43c-40-43-96-57-128-28">
          <text:p/>
        </draw:path>
        <draw:path draw:style-name="gr8" draw:text-style-name="P2" draw:layer="layout" svg:width="0.162cm" svg:height="0.171cm" svg:x="7.821cm" svg:y="5.284cm" svg:viewBox="0 0 163 172" svg:d="M17 0c-28 28-21 89 18 132 42 42 99 53 128 24">
          <text:p/>
        </draw:path>
        <draw:path draw:style-name="gr8" draw:text-style-name="P2" draw:layer="layout" svg:width="0.021cm" svg:height="0.046cm" svg:x="7.983cm" svg:y="5.393cm" svg:viewBox="0 0 22 47" svg:d="M0 47c15-10 22-29 22-47">
          <text:p/>
        </draw:path>
        <draw:path draw:style-name="gr8" draw:text-style-name="P2" draw:layer="layout" svg:width="0.007cm" svg:height="0.011cm" svg:x="12.784cm" svg:y="4.628cm" svg:viewBox="0 0 8 12" svg:d="M8 12c-3-4-3-9-8-12">
          <text:p/>
        </draw:path>
        <draw:path draw:style-name="gr8" draw:text-style-name="P2" draw:layer="layout" svg:width="0.019cm" svg:height="0.148cm" svg:x="12.776cm" svg:y="4.48cm" svg:viewBox="0 0 20 149" svg:d="M9 149c-15-32-11-92 11-149">
          <text:p/>
        </draw:path>
        <draw:path draw:style-name="gr8" draw:text-style-name="P2" draw:layer="layout" svg:width="0.039cm" svg:height="0.085cm" svg:x="7.965cm" svg:y="2.638cm" svg:viewBox="0 0 40 86" svg:d="M40 86c0-28-15-56-40-86">
          <text:p/>
        </draw:path>
        <draw:path draw:style-name="gr8" draw:text-style-name="P2" draw:layer="layout" svg:width="0.127cm" svg:height="0.04cm" svg:x="7.838cm" svg:y="2.598cm" svg:viewBox="0 0 128 41" svg:d="M128 41c-40-43-96-54-128-25">
          <text:p/>
        </draw:path>
        <draw:path draw:style-name="gr8" draw:text-style-name="P2" draw:layer="layout" svg:width="0.162cm" svg:height="0.17cm" svg:x="7.821cm" svg:y="2.614cm" svg:viewBox="0 0 163 171" svg:d="M17 0c-28 29-21 89 18 131 42 42 99 53 128 25">
          <text:p/>
        </draw:path>
        <draw:path draw:style-name="gr8" draw:text-style-name="P2" draw:layer="layout" svg:width="0.021cm" svg:height="0.046cm" svg:x="7.983cm" svg:y="2.723cm" svg:viewBox="0 0 22 47" svg:d="M0 47c15-12 22-29 22-47">
          <text:p/>
        </draw:path>
        <draw:line draw:style-name="gr8" draw:text-style-name="P2" draw:layer="layout" svg:x1="12.171cm" svg:y1="4.166cm" svg:x2="11.832cm" svg:y2="4.488cm">
          <text:p/>
        </draw:line>
        <draw:line draw:style-name="gr8" draw:text-style-name="P2" draw:layer="layout" svg:x1="11.744cm" svg:y1="4.568cm" svg:x2="11.708cm" svg:y2="4.604cm">
          <text:p/>
        </draw:line>
        <draw:line draw:style-name="gr8" draw:text-style-name="P2" draw:layer="layout" svg:x1="7.892cm" svg:y1="2.712cm" svg:x2="7.549cm" svg:y2="3.034cm">
          <text:p/>
        </draw:line>
        <draw:line draw:style-name="gr8" draw:text-style-name="P2" draw:layer="layout" svg:x1="7.462cm" svg:y1="3.118cm" svg:x2="7.425cm" svg:y2="3.151cm">
          <text:p/>
        </draw:line>
        <draw:line draw:style-name="gr8" draw:text-style-name="P2" draw:layer="layout" svg:x1="7.892cm" svg:y1="5.383cm" svg:x2="7.549cm" svg:y2="5.705cm">
          <text:p/>
        </draw:line>
        <draw:line draw:style-name="gr8" draw:text-style-name="P2" draw:layer="layout" svg:x1="7.462cm" svg:y1="5.789cm" svg:x2="7.425cm" svg:y2="5.821cm">
          <text:p/>
        </draw:line>
        <draw:line draw:style-name="gr8" draw:text-style-name="P2" draw:layer="layout" svg:x1="10.03cm" svg:y1="6.11cm" svg:x2="9.69cm" svg:y2="6.432cm">
          <text:p/>
        </draw:line>
        <draw:line draw:style-name="gr8" draw:text-style-name="P2" draw:layer="layout" svg:x1="9.603cm" svg:y1="6.512cm" svg:x2="9.567cm" svg:y2="6.548cm">
          <text:p/>
        </draw:line>
        <draw:line draw:style-name="gr8" draw:text-style-name="P2" draw:layer="layout" svg:x1="12.171cm" svg:y1="6.836cm" svg:x2="11.832cm" svg:y2="7.158cm">
          <text:p/>
        </draw:line>
        <draw:line draw:style-name="gr8" draw:text-style-name="P2" draw:layer="layout" svg:x1="11.744cm" svg:y1="7.242cm" svg:x2="11.708cm" svg:y2="7.275cm">
          <text:p/>
        </draw:line>
        <draw:line draw:style-name="gr8" draw:text-style-name="P2" draw:layer="layout" svg:x1="11.62cm" svg:y1="4.516cm" svg:x2="11.635cm" svg:y2="4.501cm">
          <text:p/>
        </draw:line>
        <draw:line draw:style-name="gr8" draw:text-style-name="P2" draw:layer="layout" svg:x1="11.793cm" svg:y1="4.696cm" svg:x2="11.804cm" svg:y2="4.681cm">
          <text:p/>
        </draw:line>
        <draw:line draw:style-name="gr8" draw:text-style-name="P2" draw:layer="layout" svg:x1="11.666cm" svg:y1="4.488cm" svg:x2="11.681cm" svg:y2="4.473cm">
          <text:p/>
        </draw:line>
        <draw:line draw:style-name="gr8" draw:text-style-name="P2" draw:layer="layout" svg:x1="11.821cm" svg:y1="4.65cm" svg:x2="11.836cm" svg:y2="4.635cm">
          <text:p/>
        </draw:line>
        <draw:line draw:style-name="gr8" draw:text-style-name="P2" draw:layer="layout" svg:x1="11.68cm" svg:y1="4.47cm" svg:x2="11.695cm" svg:y2="4.455cm">
          <text:p/>
        </draw:line>
        <draw:line draw:style-name="gr8" draw:text-style-name="P2" draw:layer="layout" svg:x1="11.842cm" svg:y1="4.64cm" svg:x2="11.854cm" svg:y2="4.628cm">
          <text:p/>
        </draw:line>
        <draw:line draw:style-name="gr8" draw:text-style-name="P2" draw:layer="layout" svg:x1="11.62cm" svg:y1="7.183cm" svg:x2="11.635cm" svg:y2="7.171cm">
          <text:p/>
        </draw:line>
        <draw:line draw:style-name="gr8" draw:text-style-name="P2" draw:layer="layout" svg:x1="11.793cm" svg:y1="7.363cm" svg:x2="11.804cm" svg:y2="7.351cm">
          <text:p/>
        </draw:line>
        <draw:line draw:style-name="gr8" draw:text-style-name="P2" draw:layer="layout" svg:x1="11.666cm" svg:y1="7.158cm" svg:x2="11.681cm" svg:y2="7.143cm">
          <text:p/>
        </draw:line>
        <draw:line draw:style-name="gr8" draw:text-style-name="P2" draw:layer="layout" svg:x1="11.821cm" svg:y1="7.321cm" svg:x2="11.836cm" svg:y2="7.306cm">
          <text:p/>
        </draw:line>
        <draw:line draw:style-name="gr8" draw:text-style-name="P2" draw:layer="layout" svg:x1="11.68cm" svg:y1="7.141cm" svg:x2="11.695cm" svg:y2="7.126cm">
          <text:p/>
        </draw:line>
        <draw:line draw:style-name="gr8" draw:text-style-name="P2" draw:layer="layout" svg:x1="11.842cm" svg:y1="7.31cm" svg:x2="11.854cm" svg:y2="7.295cm">
          <text:p/>
        </draw:line>
        <draw:line draw:style-name="gr8" draw:text-style-name="P2" draw:layer="layout" svg:x1="9.482cm" svg:y1="6.46cm" svg:x2="9.494cm" svg:y2="6.445cm">
          <text:p/>
        </draw:line>
        <draw:line draw:style-name="gr8" draw:text-style-name="P2" draw:layer="layout" svg:x1="9.652cm" svg:y1="6.64cm" svg:x2="9.663cm" svg:y2="6.625cm">
          <text:p/>
        </draw:line>
        <draw:line draw:style-name="gr8" draw:text-style-name="P2" draw:layer="layout" svg:x1="9.528cm" svg:y1="6.432cm" svg:x2="9.543cm" svg:y2="6.417cm">
          <text:p/>
        </draw:line>
        <draw:line draw:style-name="gr8" draw:text-style-name="P2" draw:layer="layout" svg:x1="9.683cm" svg:y1="6.594cm" svg:x2="9.695cm" svg:y2="6.579cm">
          <text:p/>
        </draw:line>
        <draw:line draw:style-name="gr8" draw:text-style-name="P2" draw:layer="layout" svg:x1="9.539cm" svg:y1="6.414cm" svg:x2="9.554cm" svg:y2="6.399cm">
          <text:p/>
        </draw:line>
        <draw:line draw:style-name="gr8" draw:text-style-name="P2" draw:layer="layout" svg:x1="9.701cm" svg:y1="6.583cm" svg:x2="9.712cm" svg:y2="6.572cm">
          <text:p/>
        </draw:line>
        <draw:line draw:style-name="gr8" draw:text-style-name="P2" draw:layer="layout" svg:x1="7.341cm" svg:y1="5.733cm" svg:x2="7.356cm" svg:y2="5.718cm">
          <text:p/>
        </draw:line>
        <draw:line draw:style-name="gr8" draw:text-style-name="P2" draw:layer="layout" svg:x1="7.51cm" svg:y1="5.913cm" svg:x2="7.525cm" svg:y2="5.898cm">
          <text:p/>
        </draw:line>
        <draw:line draw:style-name="gr8" draw:text-style-name="P2" draw:layer="layout" svg:x1="7.387cm" svg:y1="5.705cm" svg:x2="7.402cm" svg:y2="5.69cm">
          <text:p/>
        </draw:line>
        <draw:line draw:style-name="gr8" draw:text-style-name="P2" draw:layer="layout" svg:x1="7.542cm" svg:y1="5.867cm" svg:x2="7.557cm" svg:y2="5.852cm">
          <text:p/>
        </draw:line>
        <draw:line draw:style-name="gr8" draw:text-style-name="P2" draw:layer="layout" svg:x1="7.397cm" svg:y1="5.687cm" svg:x2="7.412cm" svg:y2="5.672cm">
          <text:p/>
        </draw:line>
        <draw:line draw:style-name="gr8" draw:text-style-name="P2" draw:layer="layout" svg:x1="7.56cm" svg:y1="5.857cm" svg:x2="7.571cm" svg:y2="5.845cm">
          <text:p/>
        </draw:line>
        <draw:line draw:style-name="gr8" draw:text-style-name="P2" draw:layer="layout" svg:x1="7.341cm" svg:y1="3.063cm" svg:x2="7.356cm" svg:y2="3.048cm">
          <text:p/>
        </draw:line>
        <draw:line draw:style-name="gr8" draw:text-style-name="P2" draw:layer="layout" svg:x1="7.51cm" svg:y1="3.243cm" svg:x2="7.525cm" svg:y2="3.227cm">
          <text:p/>
        </draw:line>
        <draw:line draw:style-name="gr8" draw:text-style-name="P2" draw:layer="layout" svg:x1="7.387cm" svg:y1="3.034cm" svg:x2="7.402cm" svg:y2="3.019cm">
          <text:p/>
        </draw:line>
        <draw:line draw:style-name="gr8" draw:text-style-name="P2" draw:layer="layout" svg:x1="7.542cm" svg:y1="3.197cm" svg:x2="7.557cm" svg:y2="3.185cm">
          <text:p/>
        </draw:line>
        <draw:line draw:style-name="gr8" draw:text-style-name="P2" draw:layer="layout" svg:x1="7.397cm" svg:y1="3.017cm" svg:x2="7.412cm" svg:y2="3.005cm">
          <text:p/>
        </draw:line>
        <draw:line draw:style-name="gr8" draw:text-style-name="P2" draw:layer="layout" svg:x1="7.56cm" svg:y1="3.186cm" svg:x2="7.571cm" svg:y2="3.175cm">
          <text:p/>
        </draw:line>
        <draw:line draw:style-name="gr8" draw:text-style-name="P2" draw:layer="layout" svg:x1="12.855cm" svg:y1="7.497cm" svg:x2="13.48cm" svg:y2="6.907cm">
          <text:p/>
        </draw:line>
        <draw:line draw:style-name="gr8" draw:text-style-name="P2" draw:layer="layout" svg:x1="7.485cm" svg:y1="1.99cm" svg:x2="7.91cm" svg:y2="1.587cm">
          <text:p/>
        </draw:line>
        <draw:line draw:style-name="gr8" draw:text-style-name="P2" draw:layer="layout" svg:x1="9.514cm" svg:y1="1.996cm" svg:x2="9.514cm" svg:y2="2.07cm">
          <text:p/>
        </draw:line>
        <draw:line draw:style-name="gr8" draw:text-style-name="P2" draw:layer="layout" svg:x1="12.294cm" svg:y1="4.297cm" svg:x2="12.499cm" svg:y2="4.102cm">
          <text:p/>
        </draw:line>
        <draw:line draw:style-name="gr8" draw:text-style-name="P2" draw:layer="layout" svg:x1="12.047cm" svg:y1="6.707cm" svg:x2="12.457cm" svg:y2="6.318cm">
          <text:p/>
        </draw:line>
        <draw:line draw:style-name="gr8" draw:text-style-name="P2" draw:layer="layout" svg:x1="8.011cm" svg:y1="2.844cm" svg:x2="8.425cm" svg:y2="2.455cm">
          <text:p/>
        </draw:line>
        <draw:line draw:style-name="gr8" draw:text-style-name="P2" draw:layer="layout" svg:x1="9.906cm" svg:y1="5.98cm" svg:x2="10.319cm" svg:y2="5.591cm">
          <text:p/>
        </draw:line>
        <draw:line draw:style-name="gr8" draw:text-style-name="P2" draw:layer="layout" svg:x1="10.516cm" svg:y1="4.086cm" svg:x2="10.587cm" svg:y2="4.018cm">
          <text:p/>
        </draw:line>
        <draw:line draw:style-name="gr8" draw:text-style-name="P2" draw:layer="layout" svg:x1="10.763cm" svg:y1="4.35cm" svg:x2="10.834cm" svg:y2="4.282cm">
          <text:p/>
        </draw:line>
        <draw:line draw:style-name="gr8" draw:text-style-name="P2" draw:layer="layout" svg:x1="11.394cm" svg:y1="4.386cm" svg:x2="11.466cm" svg:y2="4.318cm">
          <text:p/>
        </draw:line>
        <draw:line draw:style-name="gr8" draw:text-style-name="P2" draw:layer="layout" svg:x1="10.957cm" svg:y1="3.588cm" svg:x2="11.028cm" svg:y2="3.52cm">
          <text:p/>
        </draw:line>
        <draw:line draw:style-name="gr8" draw:text-style-name="P2" draw:layer="layout" svg:x1="11.204cm" svg:y1="3.849cm" svg:x2="11.275cm" svg:y2="3.781cm">
          <text:p/>
        </draw:line>
        <draw:line draw:style-name="gr8" draw:text-style-name="P2" draw:layer="layout" svg:x1="12.784cm" svg:y1="4.628cm" svg:x2="12.797cm" svg:y2="4.65cm">
          <text:p/>
        </draw:line>
        <draw:line draw:style-name="gr8" draw:text-style-name="P2" draw:layer="layout" svg:x1="12.767cm" svg:y1="4.582cm" svg:x2="12.785cm" svg:y2="4.629cm">
          <text:p/>
        </draw:line>
        <draw:path draw:style-name="gr1" draw:text-style-name="P1" draw:layer="layout" svg:width="4.367cm" svg:height="7.101cm" svg:x="1.305cm" svg:y="1.48cm" svg:viewBox="0 0 4368 7102" svg:d="M4368 340v3638c0 42-21 95-46 120l-3242 2991c-10 11-21 15-31 11 10 4 21 0 31-11l3242-2991c25-25 46-78 46-120v-3638-74l-190 176v74l-780 720v-74l-219 204v75l-1326 1225v275c0 60-32 137-71 176l-702 649c-28 25-49 78-49 117v3178c0 21 7 36 18 39l-1032-370c-10-4-17-18-17-39v-3179c0-42 21-95 49-116l702-653c39-35 71-113 71-176v-201-71 71 201c0 63-32 141-71 176l-702 653c-28 21-49 74-49 116v3179c0 21 7 35 17 39l1032 370c-11-3-18-18-18-39v-3178c0-39 21-92 49-117l702-649c39-39 71-116 71-176v-275l-1031-371 2470-2283c11-11 21-14 32-11l582 212c28-32 81-57 141-60l321 113z">
          <text:p/>
        </draw:path>
        <draw:polygon draw:style-name="gr7" draw:text-style-name="P2" draw:layer="layout" svg:width="0cm" svg:height="0cm" svg:x="3.598cm" svg:y="5.005cm" svg:viewBox="0 0 0 0" draw:points="0,0">
          <text:p/>
        </draw:polygon>
        <draw:path draw:style-name="gr1" draw:text-style-name="P1" draw:layer="layout" svg:width="3.545cm" svg:height="2.665cm" svg:x="2.127cm" svg:y="1.48cm" svg:viewBox="0 0 3546 2666" svg:d="M3225 153l321 113-190 176-202-70c-60-25-99-60-99-103v74c0 39 39 78 99 103l202 70v-74l-202-70c-60-25-99-60-99-103v74c0 39 39 78 99 103l202 70-781 720v-74l-201-71c-64-24-145-24-208-3-67 21-110 60-110 102s39 81 99 102l198 74 222-204-201-71c-64-24-145-24-208-3-67 21-110 60-110 102v74c0 42 39 81 99 102l198 75v-75l-198-74c-60-21-99-60-99-102v74c0 42 39 81 99 102l198 75-1323 1225-1030-375 2469-2279c11-11 21-14 28-11l586 212c-18 17-28 35-28 56 0-21 10-39 28-56 28-32 81-57 142-60z">
          <text:p/>
        </draw:path>
        <draw:polygon draw:style-name="gr7" draw:text-style-name="P2" draw:layer="layout" svg:width="0cm" svg:height="0cm" svg:x="3.598cm" svg:y="5.005cm" svg:viewBox="0 0 0 0" draw:points="0,0">
          <text:p/>
        </draw:polygon>
        <draw:polygon draw:style-name="gr1" draw:text-style-name="P1" draw:layer="layout" svg:width="0.596cm" svg:height="1.323cm" svg:x="5.016cm" svg:y="4.007cm" svg:viewBox="0 0 597 1324" draw:points="597,774 597,0 523,71 0,550 0,964 0,1225 0,1324">
          <text:p/>
        </draw:polygon>
        <draw:polygon draw:style-name="gr7" draw:text-style-name="P2" draw:layer="layout" svg:width="0cm" svg:height="0cm" svg:x="3.598cm" svg:y="5.005cm" svg:viewBox="0 0 0 0" draw:points="0,0">
          <text:p/>
        </draw:polygon>
        <draw:polygon draw:style-name="gr1" draw:text-style-name="P1" draw:layer="layout" svg:width="0.522cm" svg:height="0.966cm" svg:x="5.016cm" svg:y="4.078cm" svg:viewBox="0 0 523 967" draw:points="205,967 523,674 523,0 0,480 0,893">
          <text:p/>
        </draw:polygon>
        <draw:polygon draw:style-name="gr7" draw:text-style-name="P2" draw:layer="layout" svg:width="0cm" svg:height="0cm" svg:x="3.598cm" svg:y="5.005cm" svg:viewBox="0 0 0 0" draw:points="0,0">
          <text:p/>
        </draw:polygon>
        <draw:polygon draw:style-name="gr1" draw:text-style-name="P1" draw:layer="layout" svg:width="0.427cm" svg:height="0.942cm" svg:x="3.545cm" svg:y="5.196cm" svg:viewBox="0 0 428 943" draw:points="382,0 428,543 0,943 7,836 11,797 46,310 290,88 315,63">
          <text:p/>
        </draw:polygon>
        <draw:polygon draw:style-name="gr7" draw:text-style-name="P2" draw:layer="layout" svg:width="0cm" svg:height="0cm" svg:x="3.598cm" svg:y="5.005cm" svg:viewBox="0 0 0 0" draw:points="0,0">
          <text:p/>
        </draw:polygon>
        <draw:polygon draw:style-name="gr1" draw:text-style-name="P1" draw:layer="layout" svg:width="0.575cm" svg:height="0.787cm" svg:x="3.471cm" svg:y="3.506cm" svg:viewBox="0 0 576 788" draw:points="467,103 576,0 456,481 120,788 88,721 0,530 325,234 410,156">
          <text:p/>
        </draw:polygon>
        <draw:polygon draw:style-name="gr7" draw:text-style-name="P2" draw:layer="layout" svg:width="0cm" svg:height="0cm" svg:x="3.598cm" svg:y="5.005cm" svg:viewBox="0 0 0 0" draw:points="0,0">
          <text:p/>
        </draw:polygon>
        <draw:polygon draw:style-name="gr1" draw:text-style-name="P1" draw:layer="layout" svg:width="0.338cm" svg:height="0.709cm" svg:x="3.556cm" svg:y="5.284cm" svg:viewBox="0 0 339 710" draw:points="303,7 339,396 0,710 35,223 275,0">
          <text:p/>
        </draw:polygon>
        <draw:polygon draw:style-name="gr7" draw:text-style-name="P2" draw:layer="layout" svg:width="0cm" svg:height="0cm" svg:x="3.598cm" svg:y="5.005cm" svg:viewBox="0 0 0 0" draw:points="0,0">
          <text:p/>
        </draw:polygon>
        <draw:path draw:style-name="gr1" draw:text-style-name="P1" draw:layer="layout" svg:width="0.324cm" svg:height="0.487cm" svg:x="3.471cm" svg:y="3.739cm" svg:viewBox="0 0 325 488" svg:d="M308 261l17 7-237 220-88-192 325-296c-31 53-53 123-53 180 0 42 11 74 36 81z">
          <text:p/>
        </draw:path>
        <draw:polygon draw:style-name="gr7" draw:text-style-name="P2" draw:layer="layout" svg:width="0cm" svg:height="0cm" svg:x="3.598cm" svg:y="5.005cm" svg:viewBox="0 0 0 0" draw:points="0,0">
          <text:p/>
        </draw:polygon>
        <draw:polygon draw:style-name="gr1" draw:text-style-name="P1" draw:layer="layout" svg:width="0.074cm" svg:height="0.773cm" svg:x="5.538cm" svg:y="4.007cm" svg:viewBox="0 0 75 774" draw:points="75,774 75,0 0,71 0,745">
          <text:p/>
        </draw:polygon>
        <draw:polygon draw:style-name="gr7" draw:text-style-name="P2" draw:layer="layout" svg:width="0cm" svg:height="0cm" svg:x="3.598cm" svg:y="5.005cm" svg:viewBox="0 0 0 0" draw:points="0,0">
          <text:p/>
        </draw:polygon>
        <draw:polygon draw:style-name="gr1" draw:text-style-name="P1" draw:layer="layout" svg:width="0.596cm" svg:height="0.582cm" svg:x="5.016cm" svg:y="4.748cm" svg:viewBox="0 0 597 583" draw:points="0,484 0,583 597,28 523,0 206,297">
          <text:p/>
        </draw:polygon>
        <draw:polygon draw:style-name="gr7" draw:text-style-name="P2" draw:layer="layout" svg:width="0cm" svg:height="0cm" svg:x="3.598cm" svg:y="5.005cm" svg:viewBox="0 0 0 0" draw:points="0,0">
          <text:p/>
        </draw:polygon>
        <draw:path draw:style-name="gr1" draw:text-style-name="P1" draw:layer="layout" svg:width="0.257cm" svg:height="0.264cm" svg:x="1.37cm" svg:y="5.313cm" svg:viewBox="0 0 258 265" svg:d="M258 180c0-28-11-56-25-84-3 0-3-4-7-4-11-22-28-40-46-54-3-3-3-3-7-7-49-35-109-42-145-10-36 31-36 89-4 145 33 53 89 95 142 99 53 3 92-32 92-85z">
          <text:p/>
        </draw:path>
        <draw:polygon draw:style-name="gr7" draw:text-style-name="P2" draw:layer="layout" svg:width="0cm" svg:height="0cm" svg:x="3.598cm" svg:y="5.005cm" svg:viewBox="0 0 0 0" draw:points="0,0">
          <text:p/>
        </draw:polygon>
        <draw:path draw:style-name="gr1" draw:text-style-name="P1" draw:layer="layout" svg:width="0.257cm" svg:height="0.262cm" svg:x="1.751cm" svg:y="5.45cm" svg:viewBox="0 0 258 263" svg:d="M258 177c0-25-11-57-28-82 0-3 0-3-4-7-11-21-28-39-46-53-3 0-3 0-7-3-54-39-114-43-145-11-36 28-36 85-4 142 28 57 88 99 141 99 54 4 93-28 93-85z">
          <text:p/>
        </draw:path>
        <draw:polygon draw:style-name="gr7" draw:text-style-name="P2" draw:layer="layout" svg:width="0cm" svg:height="0cm" svg:x="3.598cm" svg:y="5.005cm" svg:viewBox="0 0 0 0" draw:points="0,0">
          <text:p/>
        </draw:polygon>
        <draw:path draw:style-name="gr1" draw:text-style-name="P1" draw:layer="layout" svg:width="0.829cm" svg:height="0.393cm" svg:x="4.028cm" svg:y="5.164cm" svg:viewBox="0 0 830 394" svg:d="M806 160l-18-7c-7-4-18-4-25 0l-35-11c-4-3-7-7-14-7l-18-11c-24-7-63 36-88 96l-608-220 608 220c-7 25-14 53-14 74 0 28 10 46 25 53l17 7c4 0 11 0 14 0l36 14c3 7 10 14 17 18l18 7c28 7 70-36 95-99 21-64 18-127-10-134z">
          <text:p/>
        </draw:path>
        <draw:polygon draw:style-name="gr7" draw:text-style-name="P2" draw:layer="layout" svg:width="0cm" svg:height="0cm" svg:x="3.598cm" svg:y="5.005cm" svg:viewBox="0 0 0 0" draw:points="0,0">
          <text:p/>
        </draw:polygon>
        <draw:path draw:style-name="gr1" draw:text-style-name="P1" draw:layer="layout" svg:width="0.828cm" svg:height="0.393cm" svg:x="3.757cm" svg:y="4.773cm" svg:viewBox="0 0 829 394" svg:d="M805 159l-22-7c-4-3-14 0-25 4l-35-11c0-8-4-11-11-11l-17-7c-25-11-64 32-89 92l-606-219 606 219c-10 25-14 53-14 74 0 29 7 50 25 53l18 7c3 4 10 4 14 0l35 14c4 11 11 15 18 18l17 7c28 11 71-35 93-99 25-63 21-123-7-134z">
          <text:p/>
        </draw:path>
        <draw:polygon draw:style-name="gr7" draw:text-style-name="P2" draw:layer="layout" svg:width="0cm" svg:height="0cm" svg:x="3.598cm" svg:y="5.005cm" svg:viewBox="0 0 0 0" draw:points="0,0">
          <text:p/>
        </draw:polygon>
        <draw:path draw:style-name="gr1" draw:text-style-name="P1" draw:layer="layout" svg:width="0.829cm" svg:height="0.393cm" svg:x="3.485cm" svg:y="4.402cm" svg:viewBox="0 0 830 394" svg:d="M805 160l-17-7c-7-4-18-4-25 3l-35-14c-4-3-7-7-11-7l-21-7c-25-10-64 32-85 92l-611-220 611 220c-10 25-14 53-14 74 0 28 7 46 21 53l18 7c7 0 11 0 14 0l35 14c4 7 11 14 18 18l21 7c25 7 67-36 92-99 21-64 18-127-11-134z">
          <text:p/>
        </draw:path>
        <draw:polygon draw:style-name="gr7" draw:text-style-name="P2" draw:layer="layout" svg:width="0cm" svg:height="0cm" svg:x="3.598cm" svg:y="5.005cm" svg:viewBox="0 0 0 0" draw:points="0,0">
          <text:p/>
        </draw:polygon>
        <draw:path draw:style-name="gr1" draw:text-style-name="P1" draw:layer="layout" svg:width="0.829cm" svg:height="0.396cm" svg:x="3.485cm" svg:y="5.662cm" svg:viewBox="0 0 830 397" svg:d="M805 163l-17-7c-7-4-18-4-25 0l-35-11c-4-3-7-7-11-7l-21-7c-25-10-64 32-85 92l-611-223 611 223c-10 25-14 53-14 74 0 28 7 46 21 53l18 7c7 0 11 0 14 0l35 14c4 7 11 14 18 18l21 7c25 7 67-36 92-99 21-67 18-127-11-134z">
          <text:p/>
        </draw:path>
        <draw:polygon draw:style-name="gr7" draw:text-style-name="P2" draw:layer="layout" svg:width="0cm" svg:height="0cm" svg:x="3.598cm" svg:y="5.005cm" svg:viewBox="0 0 0 0" draw:points="0,0">
          <text:p/>
        </draw:polygon>
        <draw:path draw:style-name="gr1" draw:text-style-name="P1" draw:layer="layout" svg:width="0.829cm" svg:height="0.393cm" svg:x="4.028cm" svg:y="3.901cm" svg:viewBox="0 0 830 394" svg:d="M806 159l-18-7c-7-4-18-4-25 0l-35-11c-4-3-7-7-14-10l-18-4c-24-10-63 32-88 93l-608-220 608 220c-7 25-14 53-14 74 0 28 10 46 25 53l17 7c4 0 11 0 14 0l36 14c3 7 10 14 17 18l18 7c28 7 70-35 95-99 21-63 18-128-10-135z">
          <text:p/>
        </draw:path>
        <draw:polygon draw:style-name="gr7" draw:text-style-name="P2" draw:layer="layout" svg:width="0cm" svg:height="0cm" svg:x="3.598cm" svg:y="5.005cm" svg:viewBox="0 0 0 0" draw:points="0,0">
          <text:p/>
        </draw:polygon>
        <draw:path draw:style-name="gr1" draw:text-style-name="P1" draw:layer="layout" svg:width="0.301cm" svg:height="0.175cm" svg:x="5.243cm" svg:y="1.663cm" svg:viewBox="0 0 302 176" svg:d="M240 157c3-4 10-7 17-7 60-35 60-92 0-124-60-35-155-35-211 0-61 32-61 89 0 124 3 0 10 3 17 7 4 0 4 3 7 3 53 23 117 19 170-3z">
          <text:p/>
        </draw:path>
        <draw:polygon draw:style-name="gr7" draw:text-style-name="P2" draw:layer="layout" svg:width="0cm" svg:height="0cm" svg:x="3.598cm" svg:y="5.005cm" svg:viewBox="0 0 0 0" draw:points="0,0">
          <text:p/>
        </draw:polygon>
        <draw:path draw:style-name="gr1" draw:text-style-name="P1" draw:layer="layout" svg:width="0.302cm" svg:height="0.173cm" svg:x="4.241cm" svg:y="2.586cm" svg:viewBox="0 0 303 174" svg:d="M240 159c7-3 14-7 21-10 56-32 56-90 0-125-60-32-156-32-216 0-60 35-60 93 0 125 7 3 10 7 17 10 4 0 7 4 11 4 53 17 117 14 167-4z">
          <text:p/>
        </draw:path>
        <draw:polygon draw:style-name="gr7" draw:text-style-name="P2" draw:layer="layout" svg:width="0cm" svg:height="0cm" svg:x="3.598cm" svg:y="5.005cm" svg:viewBox="0 0 0 0" draw:points="0,0">
          <text:p/>
        </draw:polygon>
        <draw:polygon draw:style-name="gr1" draw:text-style-name="P1" draw:layer="layout" svg:width="0.427cm" svg:height="0.423cm" svg:x="3.545cm" svg:y="5.715cm" svg:viewBox="0 0 428 424" draw:points="428,24 354,0 7,317 0,424">
          <text:p/>
        </draw:polygon>
        <draw:polygon draw:style-name="gr7" draw:text-style-name="P2" draw:layer="layout" svg:width="0cm" svg:height="0cm" svg:x="3.598cm" svg:y="5.005cm" svg:viewBox="0 0 0 0" draw:points="0,0">
          <text:p/>
        </draw:polygon>
        <draw:polygon draw:style-name="gr1" draw:text-style-name="P1" draw:layer="layout" svg:width="0.117cm" svg:height="0.547cm" svg:x="3.855cm" svg:y="5.196cm" svg:viewBox="0 0 118 548" draw:points="0,63 72,0 118,548 44,519 40,483 4,95">
          <text:p/>
        </draw:polygon>
        <draw:polygon draw:style-name="gr7" draw:text-style-name="P2" draw:layer="layout" svg:width="0cm" svg:height="0cm" svg:x="3.598cm" svg:y="5.005cm" svg:viewBox="0 0 0 0" draw:points="0,0">
          <text:p/>
        </draw:polygon>
        <draw:path draw:style-name="gr1" draw:text-style-name="P1" draw:layer="layout" svg:width="0.18cm" svg:height="0.349cm" svg:x="3.742cm" svg:y="3.658cm" svg:viewBox="0 0 181 350" svg:d="M32 343c-21-7-32-39-32-81 0-57 18-127 53-180l86-82c7 0 14 0 18 3l24 8-49 191c-4 18-7 35-11 49l-15 50-53 49z">
          <text:p/>
        </draw:path>
        <draw:polygon draw:style-name="gr7" draw:text-style-name="P2" draw:layer="layout" svg:width="0cm" svg:height="0cm" svg:x="3.598cm" svg:y="5.005cm" svg:viewBox="0 0 0 0" draw:points="0,0">
          <text:p/>
        </draw:polygon>
        <draw:polygon draw:style-name="gr1" draw:text-style-name="P1" draw:layer="layout" svg:width="0.198cm" svg:height="0.48cm" svg:x="3.848cm" svg:y="3.506cm" svg:viewBox="0 0 199 481" draw:points="89,103 199,0 78,481 0,453 11,407 25,354 71,167">
          <text:p/>
        </draw:polygon>
        <draw:polygon draw:style-name="gr7" draw:text-style-name="P2" draw:layer="layout" svg:width="0cm" svg:height="0cm" svg:x="3.598cm" svg:y="5.005cm" svg:viewBox="0 0 0 0" draw:points="0,0">
          <text:p/>
        </draw:polygon>
        <draw:path draw:style-name="gr1" draw:text-style-name="P1" draw:layer="layout" svg:width="0.163cm" svg:height="0.288cm" svg:x="3.675cm" svg:y="4.628cm" svg:viewBox="0 0 164 289" svg:d="M75 28c7-7 14-14 24-21 37-21 65 4 65 64s-28 138-68 184c-39 42-74 46-88 3-4-7-8-17-8-28 0-3 0-7 0-10 0-64 32-146 75-192z">
          <text:p/>
        </draw:path>
        <draw:polygon draw:style-name="gr7" draw:text-style-name="P2" draw:layer="layout" svg:width="0cm" svg:height="0cm" svg:x="3.598cm" svg:y="5.005cm" svg:viewBox="0 0 0 0" draw:points="0,0">
          <text:p/>
        </draw:polygon>
        <draw:path draw:style-name="gr1" draw:text-style-name="P1" draw:layer="layout" svg:width="0.162cm" svg:height="0.288cm" svg:x="3.404cm" svg:y="5.519cm" svg:viewBox="0 0 163 289" svg:d="M163 72c0-60-28-88-63-63-11 3-18 10-26 21-42 46-74 135-74 198 3 11 3 21 7 32 14 39 53 39 89-7 39-46 67-124 67-181z">
          <text:p/>
        </draw:path>
        <draw:polygon draw:style-name="gr7" draw:text-style-name="P2" draw:layer="layout" svg:width="0cm" svg:height="0cm" svg:x="3.598cm" svg:y="5.005cm" svg:viewBox="0 0 0 0" draw:points="0,0">
          <text:p/>
        </draw:polygon>
        <draw:path draw:style-name="gr1" draw:text-style-name="P1" draw:layer="layout" svg:width="0.162cm" svg:height="0.287cm" svg:x="3.404cm" svg:y="4.257cm" svg:viewBox="0 0 163 288" svg:d="M163 71c0-60-28-85-63-63-11 7-18 14-26 21-42 46-74 134-74 198 3 11 3 21 7 32 14 42 53 39 89-7 39-46 67-124 67-181z">
          <text:p/>
        </draw:path>
        <draw:polygon draw:style-name="gr7" draw:text-style-name="P2" draw:layer="layout" svg:width="0cm" svg:height="0cm" svg:x="3.598cm" svg:y="5.005cm" svg:viewBox="0 0 0 0" draw:points="0,0">
          <text:p/>
        </draw:polygon>
        <draw:path draw:style-name="gr1" draw:text-style-name="P1" draw:layer="layout" svg:width="0.159cm" svg:height="0.288cm" svg:x="3.947cm" svg:y="5.019cm" svg:viewBox="0 0 160 289" svg:d="M160 71c0-60-25-86-65-63-7 7-14 14-24 21-43 46-74 134-71 197 0 11 4 21 7 32 14 43 50 40 88-7 40-46 65-123 65-180z">
          <text:p/>
        </draw:path>
        <draw:polygon draw:style-name="gr7" draw:text-style-name="P2" draw:layer="layout" svg:width="0cm" svg:height="0cm" svg:x="3.598cm" svg:y="5.005cm" svg:viewBox="0 0 0 0" draw:points="0,0">
          <text:p/>
        </draw:polygon>
        <draw:path draw:style-name="gr1" draw:text-style-name="P1" draw:layer="layout" svg:width="0.159cm" svg:height="0.287cm" svg:x="3.947cm" svg:y="3.756cm" svg:viewBox="0 0 160 288" svg:d="M160 71c0-60-25-85-65-63-7 7-14 14-24 21-43 46-74 135-71 198 0 11 4 22 7 32 14 42 50 39 88-7 40-46 65-120 65-181z">
          <text:p/>
        </draw:path>
        <draw:polygon draw:style-name="gr7" draw:text-style-name="P2" draw:layer="layout" svg:width="0cm" svg:height="0cm" svg:x="3.598cm" svg:y="5.005cm" svg:viewBox="0 0 0 0" draw:points="0,0">
          <text:p/>
        </draw:polygon>
        <draw:polygon draw:style-name="gr1" draw:text-style-name="P1" draw:layer="layout" svg:width="0.367cm" svg:height="0.335cm" svg:x="3.559cm" svg:y="3.958cm" svg:viewBox="0 0 368 336" draw:points="368,28 290,0 236,49 0,269 32,336">
          <text:p/>
        </draw:polygon>
        <draw:polygon draw:style-name="gr7" draw:text-style-name="P2" draw:layer="layout" svg:width="0cm" svg:height="0cm" svg:x="3.598cm" svg:y="5.005cm" svg:viewBox="0 0 0 0" draw:points="0,0">
          <text:p/>
        </draw:polygon>
        <draw:polygon draw:style-name="gr1" draw:text-style-name="P1" draw:layer="layout" svg:width="0.205cm" svg:height="0.261cm" svg:x="5.016cm" svg:y="4.97cm" svg:viewBox="0 0 206 262" draw:points="0,262 206,74 0,0">
          <text:p/>
        </draw:polygon>
        <draw:polygon draw:style-name="gr7" draw:text-style-name="P2" draw:layer="layout" svg:width="0cm" svg:height="0cm" svg:x="3.598cm" svg:y="5.005cm" svg:viewBox="0 0 0 0" draw:points="0,0">
          <text:p/>
        </draw:polygon>
        <draw:path draw:style-name="gr1" draw:text-style-name="P1" draw:layer="layout" svg:width="0.257cm" svg:height="0.262cm" svg:x="1.751cm" svg:y="5.45cm" svg:viewBox="0 0 258 263" svg:d="M180 35c-15-7-33-14-47-17-21-4-42 3-56 14-28 28-18 84 21 127s96 57 128 29c11-11 18-25 18-47 0-3-4-3-4-7 0-14-3-32-14-46 4 4 4 4 4 7 17 25 28 57 28 82 0 57-39 89-93 85-53 0-113-42-141-99-32-57-32-114 4-142 31-32 91-28 145 11 4 3 4 3 7 3z">
          <text:p/>
        </draw:path>
        <draw:polygon draw:style-name="gr7" draw:text-style-name="P2" draw:layer="layout" svg:width="0cm" svg:height="0cm" svg:x="3.598cm" svg:y="5.005cm" svg:viewBox="0 0 0 0" draw:points="0,0">
          <text:p/>
        </draw:polygon>
        <draw:path draw:style-name="gr1" draw:text-style-name="P1" draw:layer="layout" svg:width="0.257cm" svg:height="0.264cm" svg:x="1.37cm" svg:y="5.313cm" svg:viewBox="0 0 258 265" svg:d="M180 38c-14-10-28-17-46-21-21-4-38 4-53 14-28 28-21 86 18 132 39 42 95 53 127 28 11-11 18-28 18-46 0-4 0-7 0-7-4-18-7-32-18-46 4 0 4 4 7 4 14 28 25 56 25 84 0 53-39 88-92 85-53-4-109-46-142-99-32-56-32-114 4-145 36-32 96-25 145 10 4 4 4 4 7 7z">
          <text:p/>
        </draw:path>
        <draw:polygon draw:style-name="gr7" draw:text-style-name="P2" draw:layer="layout" svg:width="0cm" svg:height="0cm" svg:x="3.598cm" svg:y="5.005cm" svg:viewBox="0 0 0 0" draw:points="0,0">
          <text:p/>
        </draw:polygon>
        <draw:path draw:style-name="gr1" draw:text-style-name="P1" draw:layer="layout" svg:width="0.301cm" svg:height="0.157cm" svg:x="5.243cm" svg:y="1.663cm" svg:viewBox="0 0 302 158" svg:d="M46 125c0 12 3 26 17 33l194-33c0-35-49-63-106-63-59 0-105 28-105 63l194 33c10-7 17-21 17-33l-17 33c3 0 10-7 17-7 60-36 60-93 0-125-60-35-155-35-211 0-61 32-61 89 0 125 3 0 10 7 17 7z">
          <text:p/>
        </draw:path>
        <draw:polygon draw:style-name="gr7" draw:text-style-name="P2" draw:layer="layout" svg:width="0cm" svg:height="0cm" svg:x="3.598cm" svg:y="5.005cm" svg:viewBox="0 0 0 0" draw:points="0,0">
          <text:p/>
        </draw:polygon>
        <draw:path draw:style-name="gr1" draw:text-style-name="P1" draw:layer="layout" svg:width="0.302cm" svg:height="0.16cm" svg:x="4.241cm" svg:y="2.584cm" svg:viewBox="0 0 303 161" svg:d="M45 126c0 14 7 25 17 35l195-35c0-32-45-60-105-60-58 0-107 28-107 60l195 35c14-10 17-21 17-35l-17 35c7-3 14-7 21-10 56-32 56-89 0-125-60-35-156-35-216 0-60 36-60 93 0 125 7 3 10 7 17 10z">
          <text:p/>
        </draw:path>
        <draw:polygon draw:style-name="gr7" draw:text-style-name="P2" draw:layer="layout" svg:width="0cm" svg:height="0cm" svg:x="3.598cm" svg:y="5.005cm" svg:viewBox="0 0 0 0" draw:points="0,0">
          <text:p/>
        </draw:polygon>
        <draw:path draw:style-name="gr1" draw:text-style-name="P1" draw:layer="layout" svg:width="0.133cm" svg:height="0.239cm" svg:x="4.723cm" svg:y="5.318cm" svg:viewBox="0 0 134 240" svg:d="M110 1c29 11 32 72 10 139-25 63-67 106-95 99-14-7-25-28-25-60 0-39 18-85 39-124 25-39 53-61 71-54z">
          <text:p/>
        </draw:path>
        <draw:polygon draw:style-name="gr7" draw:text-style-name="P2" draw:layer="layout" svg:width="0cm" svg:height="0cm" svg:x="3.598cm" svg:y="5.005cm" svg:viewBox="0 0 0 0" draw:points="0,0">
          <text:p/>
        </draw:polygon>
        <draw:path draw:style-name="gr1" draw:text-style-name="P1" draw:layer="layout" svg:width="0.131cm" svg:height="0.239cm" svg:x="4.183cm" svg:y="4.556cm" svg:viewBox="0 0 132 240" svg:d="M107 1c29 11 32 74 11 139-25 63-67 106-96 99-14-7-22-28-22-57 0-38 15-88 36-128 25-38 54-60 71-53z">
          <text:p/>
        </draw:path>
        <draw:polygon draw:style-name="gr7" draw:text-style-name="P2" draw:layer="layout" svg:width="0cm" svg:height="0cm" svg:x="3.598cm" svg:y="5.005cm" svg:viewBox="0 0 0 0" draw:points="0,0">
          <text:p/>
        </draw:polygon>
        <draw:path draw:style-name="gr1" draw:text-style-name="P1" draw:layer="layout" svg:width="0.131cm" svg:height="0.239cm" svg:x="4.183cm" svg:y="5.819cm" svg:viewBox="0 0 132 240" svg:d="M107 1c29 12 32 72 11 139-25 63-67 106-96 99-14-7-22-29-22-57 0-42 15-88 36-127 25-39 54-61 71-54z">
          <text:p/>
        </draw:path>
        <draw:polygon draw:style-name="gr7" draw:text-style-name="P2" draw:layer="layout" svg:width="0cm" svg:height="0cm" svg:x="3.598cm" svg:y="5.005cm" svg:viewBox="0 0 0 0" draw:points="0,0">
          <text:p/>
        </draw:polygon>
        <draw:path draw:style-name="gr1" draw:text-style-name="P1" draw:layer="layout" svg:width="0.133cm" svg:height="0.236cm" svg:x="4.452cm" svg:y="4.93cm" svg:viewBox="0 0 134 237" svg:d="M110 1c28 11 32 71 7 135-22 64-65 110-93 99-14-7-24-25-24-56 0-39 17-89 38-128 25-39 50-57 72-50z">
          <text:p/>
        </draw:path>
        <draw:polygon draw:style-name="gr7" draw:text-style-name="P2" draw:layer="layout" svg:width="0cm" svg:height="0cm" svg:x="3.598cm" svg:y="5.005cm" svg:viewBox="0 0 0 0" draw:points="0,0">
          <text:p/>
        </draw:polygon>
        <draw:path draw:style-name="gr1" draw:text-style-name="P1" draw:layer="layout" svg:width="0.133cm" svg:height="0.236cm" svg:x="4.723cm" svg:y="4.055cm" svg:viewBox="0 0 134 237" svg:d="M110 1c29 11 32 72 10 139-25 64-67 106-95 95-14-3-25-24-25-53 0-42 18-88 39-131 25-35 53-57 71-50z">
          <text:p/>
        </draw:path>
        <draw:polygon draw:style-name="gr7" draw:text-style-name="P2" draw:layer="layout" svg:width="0cm" svg:height="0cm" svg:x="3.598cm" svg:y="5.005cm" svg:viewBox="0 0 0 0" draw:points="0,0">
          <text:p/>
        </draw:polygon>
        <draw:path draw:style-name="gr1" draw:text-style-name="P1" draw:layer="layout" svg:width="0.163cm" svg:height="0.288cm" svg:x="3.675cm" svg:y="4.628cm" svg:viewBox="0 0 164 289" svg:d="M75 28c7-7 14-14 24-21 37-21 65 4 65 64s-28 138-68 184c-39 42-74 46-88 3-4-7-8-17-8-28 4 0 4 0 8 0 24 11 59-28 77-81 21-57 18-110-7-117 0-4-3-4-3-4z">
          <text:p/>
        </draw:path>
        <draw:polygon draw:style-name="gr7" draw:text-style-name="P2" draw:layer="layout" svg:width="0cm" svg:height="0cm" svg:x="3.598cm" svg:y="5.005cm" svg:viewBox="0 0 0 0" draw:points="0,0">
          <text:p/>
        </draw:polygon>
        <draw:path draw:style-name="gr1" draw:text-style-name="P1" draw:layer="layout" svg:width="0.162cm" svg:height="0.288cm" svg:x="3.404cm" svg:y="5.519cm" svg:viewBox="0 0 163 289" svg:d="M0 228c3 11 3 21 7 32 14 39 53 39 89-7 39-46 67-124 67-181 0-60-28-88-63-63-11 3-18 10-26 21 0 0 3 0 8 0 11 3 21 21 21 50 0 32-14 74-36 106-18 35-42 49-60 46 0-4-4-4-7-4z">
          <text:p/>
        </draw:path>
        <draw:polygon draw:style-name="gr7" draw:text-style-name="P2" draw:layer="layout" svg:width="0cm" svg:height="0cm" svg:x="3.598cm" svg:y="5.005cm" svg:viewBox="0 0 0 0" draw:points="0,0">
          <text:p/>
        </draw:polygon>
        <draw:path draw:style-name="gr1" draw:text-style-name="P1" draw:layer="layout" svg:width="0.162cm" svg:height="0.287cm" svg:x="3.404cm" svg:y="4.257cm" svg:viewBox="0 0 163 288" svg:d="M0 227c3 11 3 21 7 32 14 42 53 39 89-7 39-46 67-124 67-181 0-60-28-85-63-63-11 7-18 14-26 21 0 0 3 0 8 0 11 7 21 24 21 49 0 32-14 74-36 110-18 32-42 50-60 43 0 0-4 0-7-4z">
          <text:p/>
        </draw:path>
        <draw:polygon draw:style-name="gr7" draw:text-style-name="P2" draw:layer="layout" svg:width="0cm" svg:height="0cm" svg:x="3.598cm" svg:y="5.005cm" svg:viewBox="0 0 0 0" draw:points="0,0">
          <text:p/>
        </draw:polygon>
        <draw:path draw:style-name="gr1" draw:text-style-name="P1" draw:layer="layout" svg:width="0.159cm" svg:height="0.288cm" svg:x="3.947cm" svg:y="5.019cm" svg:viewBox="0 0 160 289" svg:d="M0 226c0 11 4 21 7 32 14 43 50 40 89-7 39-46 64-123 64-180 0-60-25-86-64-63-7 7-15 14-25 21 3 0 7 0 7 0 15 7 22 24 22 49 0 32-14 74-33 106-21 35-42 49-60 46-3 0-3-4-7-4z">
          <text:p/>
        </draw:path>
        <draw:polygon draw:style-name="gr7" draw:text-style-name="P2" draw:layer="layout" svg:width="0cm" svg:height="0cm" svg:x="3.598cm" svg:y="5.005cm" svg:viewBox="0 0 0 0" draw:points="0,0">
          <text:p/>
        </draw:polygon>
        <draw:path draw:style-name="gr1" draw:text-style-name="P1" draw:layer="layout" svg:width="0.159cm" svg:height="0.287cm" svg:x="3.947cm" svg:y="3.756cm" svg:viewBox="0 0 160 288" svg:d="M0 227c0 11 4 22 7 32 14 42 50 39 89-7s64-120 64-181c0-60-25-85-64-63-7 7-15 14-25 21 3 0 7 0 7 0 15 7 22 25 22 49 0 35-14 79-33 111-21 31-42 49-60 42-3 0-3 0-7-4z">
          <text:p/>
        </draw:path>
        <draw:polygon draw:style-name="gr7" draw:text-style-name="P2" draw:layer="layout" svg:width="0cm" svg:height="0cm" svg:x="3.598cm" svg:y="5.005cm" svg:viewBox="0 0 0 0" draw:points="0,0">
          <text:p/>
        </draw:polygon>
        <draw:path draw:style-name="gr1" draw:text-style-name="P1" draw:layer="layout" svg:width="0.141cm" svg:height="0.231cm" svg:x="4.106cm" svg:y="5.801cm" svg:viewBox="0 0 142 232" svg:d="M64 232c-3-11-3-25-3-39 0-32 7-70 25-106 17-32 35-61 56-71l-39-14-103 163c0-35 10-81 32-117 21-36 50-53 64-46l-75 212c-14-3-21-21-21-49l64 67-39-14z">
          <text:p/>
        </draw:path>
        <draw:polygon draw:style-name="gr7" draw:text-style-name="P2" draw:layer="layout" svg:width="0cm" svg:height="0cm" svg:x="3.598cm" svg:y="5.005cm" svg:viewBox="0 0 0 0" draw:points="0,0">
          <text:p/>
        </draw:polygon>
        <draw:path draw:style-name="gr1" draw:text-style-name="P1" draw:layer="layout" svg:width="0.144cm" svg:height="0.231cm" svg:x="4.646cm" svg:y="4.037cm" svg:viewBox="0 0 145 232" svg:d="M68 232c-4-10-7-26-7-40 0-31 10-70 28-106 14-31 35-59 56-70l-42-14-103 162c0-39 14-81 36-116 21-36 46-53 63-46l-78 211c-11-3-21-24-21-49l68 68-40-15z">
          <text:p/>
        </draw:path>
        <draw:polygon draw:style-name="gr7" draw:text-style-name="P2" draw:layer="layout" svg:width="0cm" svg:height="0cm" svg:x="3.598cm" svg:y="5.005cm" svg:viewBox="0 0 0 0" draw:points="0,0">
          <text:p/>
        </draw:polygon>
        <draw:path draw:style-name="gr1" draw:text-style-name="P1" draw:layer="layout" svg:width="0.141cm" svg:height="0.228cm" svg:x="4.106cm" svg:y="4.538cm" svg:viewBox="0 0 142 229" svg:d="M64 229c-3-11-3-22-3-36 0-31 7-70 25-107 17-35 35-60 56-70l-39-14-103 163c0-39 10-86 32-117 21-36 50-53 64-46l-75 212c-14-7-21-24-21-49l64 64-39-15z">
          <text:p/>
        </draw:path>
        <draw:polygon draw:style-name="gr7" draw:text-style-name="P2" draw:layer="layout" svg:width="0cm" svg:height="0cm" svg:x="3.598cm" svg:y="5.005cm" svg:viewBox="0 0 0 0" draw:points="0,0">
          <text:p/>
        </draw:polygon>
        <draw:path draw:style-name="gr1" draw:text-style-name="P1" draw:layer="layout" svg:width="0.145cm" svg:height="0.23cm" svg:x="4.374cm" svg:y="4.909cm" svg:viewBox="0 0 146 231" svg:d="M68 231c-4-10-7-24-7-38 0-32 11-71 28-106 14-32 35-61 57-68l-39-14-107 159c0-35 14-81 36-116 21-36 46-54 64-47l-78 213c-15-4-22-25-22-50l68 67-39-17z">
          <text:p/>
        </draw:path>
        <draw:polygon draw:style-name="gr7" draw:text-style-name="P2" draw:layer="layout" svg:width="0cm" svg:height="0cm" svg:x="3.598cm" svg:y="5.005cm" svg:viewBox="0 0 0 0" draw:points="0,0">
          <text:p/>
        </draw:polygon>
        <draw:path draw:style-name="gr1" draw:text-style-name="P1" draw:layer="layout" svg:width="0.144cm" svg:height="0.228cm" svg:x="4.646cm" svg:y="5.3cm" svg:viewBox="0 0 145 229" svg:d="M68 229c-4-11-7-22-7-36 0-31 10-70 28-106 14-35 35-61 56-71l-42-14-103 160c0-36 14-78 36-113 21-37 46-54 63-47l-78 212c-11-7-21-24-21-52l68 67-40-15z">
          <text:p/>
        </draw:path>
        <draw:polygon draw:style-name="gr7" draw:text-style-name="P2" draw:layer="layout" svg:width="0cm" svg:height="0cm" svg:x="3.598cm" svg:y="5.005cm" svg:viewBox="0 0 0 0" draw:points="0,0">
          <text:p/>
        </draw:polygon>
        <draw:polygon draw:style-name="gr1" draw:text-style-name="P1" draw:layer="layout" svg:width="0.346cm" svg:height="0.353cm" svg:x="3.552cm" svg:y="5.679cm" svg:viewBox="0 0 347 354" draw:points="343,0 347,36 0,354 4,315">
          <text:p/>
        </draw:polygon>
        <draw:polygon draw:style-name="gr7" draw:text-style-name="P2" draw:layer="layout" svg:width="0cm" svg:height="0cm" svg:x="3.598cm" svg:y="5.005cm" svg:viewBox="0 0 0 0" draw:points="0,0">
          <text:p/>
        </draw:polygon>
        <draw:path draw:style-name="gr1" draw:text-style-name="P1" draw:layer="layout" svg:width="0.099cm" svg:height="0.203cm" svg:x="3.947cm" svg:y="5.048cm" svg:viewBox="0 0 100 204" svg:d="M100 49c0-25-7-42-18-49-3 0-7 0-10 0-44 46-75 135-72 198 4 4 4 4 7 4 18 7 39-11 61-42 18-32 32-76 32-111z">
          <text:p/>
        </draw:path>
        <draw:polygon draw:style-name="gr7" draw:text-style-name="P2" draw:layer="layout" svg:width="0cm" svg:height="0cm" svg:x="3.598cm" svg:y="5.005cm" svg:viewBox="0 0 0 0" draw:points="0,0">
          <text:p/>
        </draw:polygon>
        <draw:path draw:style-name="gr1" draw:text-style-name="P1" draw:layer="layout" svg:width="0.102cm" svg:height="0.203cm" svg:x="3.404cm" svg:y="5.549cm" svg:viewBox="0 0 103 204" svg:d="M103 50c0-28-10-42-21-50-4 0-7 0-7 0-46 47-75 135-75 198 3 0 7 4 7 4 19 8 43-11 61-46 21-32 35-74 35-106z">
          <text:p/>
        </draw:path>
        <draw:polygon draw:style-name="gr7" draw:text-style-name="P2" draw:layer="layout" svg:width="0cm" svg:height="0cm" svg:x="3.598cm" svg:y="5.005cm" svg:viewBox="0 0 0 0" draw:points="0,0">
          <text:p/>
        </draw:polygon>
        <draw:path draw:style-name="gr1" draw:text-style-name="P1" draw:layer="layout" svg:width="0.102cm" svg:height="0.203cm" svg:x="3.404cm" svg:y="4.286cm" svg:viewBox="0 0 103 204" svg:d="M103 49c0-25-10-42-21-49-4 0-7 0-7 0-46 49-75 135-75 198 3 4 7 4 7 4 19 7 43-11 61-42 21-32 35-75 35-111z">
          <text:p/>
        </draw:path>
        <draw:polygon draw:style-name="gr7" draw:text-style-name="P2" draw:layer="layout" svg:width="0cm" svg:height="0cm" svg:x="3.598cm" svg:y="5.005cm" svg:viewBox="0 0 0 0" draw:points="0,0">
          <text:p/>
        </draw:polygon>
        <draw:path draw:style-name="gr1" draw:text-style-name="P1" draw:layer="layout" svg:width="0.099cm" svg:height="0.203cm" svg:x="3.947cm" svg:y="3.785cm" svg:viewBox="0 0 100 204" svg:d="M0 198c4 4 4 4 7 4 18 7 39-11 61-42 18-37 32-79 32-111 0-24-7-42-18-49-3 0-7 0-10 0-44 46-75 134-72 198z">
          <text:p/>
        </draw:path>
        <draw:polygon draw:style-name="gr7" draw:text-style-name="P2" draw:layer="layout" svg:width="0cm" svg:height="0cm" svg:x="3.598cm" svg:y="5.005cm" svg:viewBox="0 0 0 0" draw:points="0,0">
          <text:p/>
        </draw:polygon>
        <draw:path draw:style-name="gr1" draw:text-style-name="P1" draw:layer="layout" svg:width="0.072cm" svg:height="0.132cm" svg:x="4.212cm" svg:y="5.873cm" svg:viewBox="0 0 73 133" svg:d="M60 0c15 7 18 39 3 74-10 37-35 61-49 58-11-4-14-14-14-32 0-15 3-29 10-43 11-36 36-60 50-57z">
          <text:p/>
        </draw:path>
        <draw:polygon draw:style-name="gr7" draw:text-style-name="P2" draw:layer="layout" svg:width="0cm" svg:height="0cm" svg:x="3.598cm" svg:y="5.005cm" svg:viewBox="0 0 0 0" draw:points="0,0">
          <text:p/>
        </draw:polygon>
        <draw:path draw:style-name="gr1" draw:text-style-name="P1" draw:layer="layout" svg:width="0.072cm" svg:height="0.132cm" svg:x="4.212cm" svg:y="5.873cm" svg:viewBox="0 0 73 133" svg:d="M60 0c15 7 18 39 3 74-10 37-35 61-49 58-11-4-14-14-14-32 0-15 3-29 10-43l25 7-25-7c11-36 36-60 50-57z">
          <text:p/>
        </draw:path>
        <draw:polygon draw:style-name="gr7" draw:text-style-name="P2" draw:layer="layout" svg:width="0cm" svg:height="0cm" svg:x="3.598cm" svg:y="5.005cm" svg:viewBox="0 0 0 0" draw:points="0,0">
          <text:p/>
        </draw:polygon>
        <draw:path draw:style-name="gr1" draw:text-style-name="P1" draw:layer="layout" svg:width="0.073cm" svg:height="0.129cm" svg:x="4.483cm" svg:y="4.983cm" svg:viewBox="0 0 74 130" svg:d="M61 1c14 4 18 39 4 75-11 36-35 57-54 53-7-3-11-14-11-31 0-11 4-30 7-44 15-35 40-60 54-53z">
          <text:p/>
        </draw:path>
        <draw:polygon draw:style-name="gr7" draw:text-style-name="P2" draw:layer="layout" svg:width="0cm" svg:height="0cm" svg:x="3.598cm" svg:y="5.005cm" svg:viewBox="0 0 0 0" draw:points="0,0">
          <text:p/>
        </draw:polygon>
        <draw:path draw:style-name="gr1" draw:text-style-name="P1" draw:layer="layout" svg:width="0.073cm" svg:height="0.129cm" svg:x="4.483cm" svg:y="4.983cm" svg:viewBox="0 0 74 130" svg:d="M61 1c14 4 18 39 4 75-11 36-35 57-54 53-7-3-11-14-11-31 0-11 4-30 7-44l30 11-30-11c15-35 40-60 54-53z">
          <text:p/>
        </draw:path>
        <draw:polygon draw:style-name="gr7" draw:text-style-name="P2" draw:layer="layout" svg:width="0cm" svg:height="0cm" svg:x="3.598cm" svg:y="5.005cm" svg:viewBox="0 0 0 0" draw:points="0,0">
          <text:p/>
        </draw:polygon>
        <draw:path draw:style-name="gr1" draw:text-style-name="P1" draw:layer="layout" svg:width="0.072cm" svg:height="0.129cm" svg:x="4.212cm" svg:y="4.613cm" svg:viewBox="0 0 73 130" svg:d="M60 1c15 3 18 39 3 74-10 36-35 61-49 54-11-4-14-14-14-32 0-11 3-29 10-43l25 10-25-10c11-36 36-60 50-53z">
          <text:p/>
        </draw:path>
        <draw:polygon draw:style-name="gr7" draw:text-style-name="P2" draw:layer="layout" svg:width="0cm" svg:height="0cm" svg:x="3.598cm" svg:y="5.005cm" svg:viewBox="0 0 0 0" draw:points="0,0">
          <text:p/>
        </draw:polygon>
        <draw:path draw:style-name="gr1" draw:text-style-name="P1" draw:layer="layout" svg:width="0.072cm" svg:height="0.129cm" svg:x="4.212cm" svg:y="4.613cm" svg:viewBox="0 0 73 130" svg:d="M60 1c15 3 18 39 3 74-10 36-35 61-49 54-11-4-14-14-14-32 0-11 3-29 10-43 11-36 36-60 50-53z">
          <text:p/>
        </draw:path>
        <draw:polygon draw:style-name="gr7" draw:text-style-name="P2" draw:layer="layout" svg:width="0cm" svg:height="0cm" svg:x="3.598cm" svg:y="5.005cm" svg:viewBox="0 0 0 0" draw:points="0,0">
          <text:p/>
        </draw:polygon>
        <draw:path draw:style-name="gr1" draw:text-style-name="P1" draw:layer="layout" svg:width="0.073cm" svg:height="0.132cm" svg:x="4.755cm" svg:y="5.372cm" svg:viewBox="0 0 74 133" svg:d="M61 0c14 7 18 39 3 79-14 35-36 56-50 53-11-4-14-14-14-32 0-14 3-28 7-43l29 7-29-7c14-36 36-60 54-57z">
          <text:p/>
        </draw:path>
        <draw:polygon draw:style-name="gr7" draw:text-style-name="P2" draw:layer="layout" svg:width="0cm" svg:height="0cm" svg:x="3.598cm" svg:y="5.005cm" svg:viewBox="0 0 0 0" draw:points="0,0">
          <text:p/>
        </draw:polygon>
        <draw:path draw:style-name="gr1" draw:text-style-name="P1" draw:layer="layout" svg:width="0.073cm" svg:height="0.132cm" svg:x="4.755cm" svg:y="5.372cm" svg:viewBox="0 0 74 133" svg:d="M61 0c14 7 18 39 3 79-14 35-36 56-50 53-11-4-14-14-14-32 0-14 3-28 7-43 14-36 36-60 54-57z">
          <text:p/>
        </draw:path>
        <draw:polygon draw:style-name="gr7" draw:text-style-name="P2" draw:layer="layout" svg:width="0cm" svg:height="0cm" svg:x="3.598cm" svg:y="5.005cm" svg:viewBox="0 0 0 0" draw:points="0,0">
          <text:p/>
        </draw:polygon>
        <draw:path draw:style-name="gr1" draw:text-style-name="P1" draw:layer="layout" svg:width="0.073cm" svg:height="0.128cm" svg:x="4.755cm" svg:y="4.112cm" svg:viewBox="0 0 74 129" svg:d="M61 1c14 3 18 35 3 75-14 35-36 56-50 53-11-4-14-14-14-32 0-14 3-28 7-42l29 10-29-10c14-36 36-61 54-54z">
          <text:p/>
        </draw:path>
        <draw:polygon draw:style-name="gr7" draw:text-style-name="P2" draw:layer="layout" svg:width="0cm" svg:height="0cm" svg:x="3.598cm" svg:y="5.005cm" svg:viewBox="0 0 0 0" draw:points="0,0">
          <text:p/>
        </draw:polygon>
        <draw:path draw:style-name="gr1" draw:text-style-name="P1" draw:layer="layout" svg:width="0.073cm" svg:height="0.128cm" svg:x="4.755cm" svg:y="4.112cm" svg:viewBox="0 0 74 129" svg:d="M61 1c14 3 18 35 3 75-14 35-36 56-50 53-11-4-14-14-14-32 0-14 3-28 7-42 14-36 36-61 54-54z">
          <text:p/>
        </draw:path>
        <draw:polygon draw:style-name="gr7" draw:text-style-name="P2" draw:layer="layout" svg:width="0cm" svg:height="0cm" svg:x="3.598cm" svg:y="5.005cm" svg:viewBox="0 0 0 0" draw:points="0,0">
          <text:p/>
        </draw:polygon>
        <draw:path draw:style-name="gr1" draw:text-style-name="P1" draw:layer="layout" svg:width="0.106cm" svg:height="0.12cm" svg:x="1.502cm" svg:y="5.33cm" svg:viewBox="0 0 107 121" svg:d="M47 21c-17-10-33-17-47-21 0 28 14 53 37 78 21 22 45 36 70 43 0-18-7-32-14-47-14-21-28-39-46-53z">
          <text:p/>
        </draw:path>
        <draw:polygon draw:style-name="gr7" draw:text-style-name="P2" draw:layer="layout" svg:width="0cm" svg:height="0cm" svg:x="3.598cm" svg:y="5.005cm" svg:viewBox="0 0 0 0" draw:points="0,0">
          <text:p/>
        </draw:polygon>
        <draw:path draw:style-name="gr1" draw:text-style-name="P1" draw:layer="layout" svg:width="0.106cm" svg:height="0.113cm" svg:x="1.883cm" svg:y="5.471cm" svg:viewBox="0 0 107 114" svg:d="M46 18c-17-11-32-18-46-18 4 25 14 49 36 75 21 21 46 35 71 39 0-14-3-28-14-47-11-18-28-35-47-49z">
          <text:p/>
        </draw:path>
        <draw:polygon draw:style-name="gr7" draw:text-style-name="P2" draw:layer="layout" svg:width="0cm" svg:height="0cm" svg:x="3.598cm" svg:y="5.005cm" svg:viewBox="0 0 0 0" draw:points="0,0">
          <text:p/>
        </draw:polygon>
        <draw:path draw:style-name="gr1" draw:text-style-name="P1" draw:layer="layout" svg:width="0.127cm" svg:height="0.243cm" svg:x="4.706cm" svg:y="4.05cm" svg:viewBox="0 0 128 244" svg:d="M42 244c-14-7-21-25-21-57 0-43 14-89 35-128 26-38 54-56 72-49l-18-7c-7-4-18-4-25 0-21 11-43 39-57 70-18 36-28 75-28 106 0 15 3 30 7 40 3 7 10 14 17 18z">
          <text:p/>
        </draw:path>
        <draw:polygon draw:style-name="gr7" draw:text-style-name="P2" draw:layer="layout" svg:width="0cm" svg:height="0cm" svg:x="3.598cm" svg:y="5.005cm" svg:viewBox="0 0 0 0" draw:points="0,0">
          <text:p/>
        </draw:polygon>
        <draw:path draw:style-name="gr1" draw:text-style-name="P1" draw:layer="layout" svg:width="0.127cm" svg:height="0.242cm" svg:x="4.434cm" svg:y="4.922cm" svg:viewBox="0 0 128 243" svg:d="M42 243c-14-7-24-25-24-56 0-39 17-88 38-124 26-40 51-61 72-54l-18-7c-7-3-17-3-24 4-23 7-44 36-61 71-14 32-25 71-25 103 0 14 3 28 7 38 4 11 11 15 18 18z">
          <text:p/>
        </draw:path>
        <draw:polygon draw:style-name="gr7" draw:text-style-name="P2" draw:layer="layout" svg:width="0cm" svg:height="0cm" svg:x="3.598cm" svg:y="5.005cm" svg:viewBox="0 0 0 0" draw:points="0,0">
          <text:p/>
        </draw:polygon>
        <draw:path draw:style-name="gr1" draw:text-style-name="P1" draw:layer="layout" svg:width="0.127cm" svg:height="0.244cm" svg:x="4.706cm" svg:y="5.312cm" svg:viewBox="0 0 128 245" svg:d="M42 245c-14-7-21-28-21-57 0-39 14-89 35-128 26-38 54-60 72-53l-18-7c-7 0-18 0-25 4-21 10-43 35-57 70-18 36-28 75-28 107 0 14 3 28 7 39 3 7 10 14 17 18z">
          <text:p/>
        </draw:path>
        <draw:polygon draw:style-name="gr7" draw:text-style-name="P2" draw:layer="layout" svg:width="0cm" svg:height="0cm" svg:x="3.598cm" svg:y="5.005cm" svg:viewBox="0 0 0 0" draw:points="0,0">
          <text:p/>
        </draw:polygon>
        <draw:path draw:style-name="gr1" draw:text-style-name="P1" draw:layer="layout" svg:width="0.127cm" svg:height="0.243cm" svg:x="4.162cm" svg:y="4.551cm" svg:viewBox="0 0 128 244" svg:d="M43 244c-14-7-22-28-22-57 0-43 15-89 36-128 24-38 54-60 71-53l-17-3c-7-4-19-4-26 0-21 10-42 35-60 70-14 36-25 75-25 107 0 14 4 28 7 39 4 7 11 14 18 18z">
          <text:p/>
        </draw:path>
        <draw:polygon draw:style-name="gr7" draw:text-style-name="P2" draw:layer="layout" svg:width="0cm" svg:height="0cm" svg:x="3.598cm" svg:y="5.005cm" svg:viewBox="0 0 0 0" draw:points="0,0">
          <text:p/>
        </draw:polygon>
        <draw:path draw:style-name="gr1" draw:text-style-name="P1" draw:layer="layout" svg:width="0.127cm" svg:height="0.244cm" svg:x="4.162cm" svg:y="5.813cm" svg:viewBox="0 0 128 245" svg:d="M43 245c-14-7-22-29-22-57 0-39 15-89 36-128 24-39 54-60 71-53l-17-7c-7 0-19 0-26 4-21 10-42 35-60 70-14 36-25 75-25 107 0 14 4 28 7 39 4 7 11 14 18 18z">
          <text:p/>
        </draw:path>
        <draw:polygon draw:style-name="gr7" draw:text-style-name="P2" draw:layer="layout" svg:width="0cm" svg:height="0cm" svg:x="3.598cm" svg:y="5.005cm" svg:viewBox="0 0 0 0" draw:points="0,0">
          <text:p/>
        </draw:polygon>
        <draw:path draw:style-name="gr1" draw:text-style-name="P1" draw:layer="layout" svg:width="0.123cm" svg:height="0.23cm" svg:x="4.621cm" svg:y="5.287cm" svg:viewBox="0 0 124 231" svg:d="M21 178c0-39 14-86 35-121 22-35 46-53 65-49l3 3-22-10c-24-7-67 31-88 95-7 26-14 54-14 75 0 28 7 46 21 53l21 7c-14-7-21-25-21-53z">
          <text:p/>
        </draw:path>
        <draw:polygon draw:style-name="gr7" draw:text-style-name="P2" draw:layer="layout" svg:width="0cm" svg:height="0cm" svg:x="3.598cm" svg:y="5.005cm" svg:viewBox="0 0 0 0" draw:points="0,0">
          <text:p/>
        </draw:polygon>
        <draw:path draw:style-name="gr1" draw:text-style-name="P1" draw:layer="layout" svg:width="0.124cm" svg:height="0.227cm" svg:x="4.349cm" svg:y="4.898cm" svg:viewBox="0 0 125 228" svg:d="M19 174c0-35 18-84 39-119 21-36 46-53 67-46l-21-7c-25-11-64 31-90 91-10 25-14 53-14 74 0 29 7 51 26 54l18 7c-15-3-25-25-25-54z">
          <text:p/>
        </draw:path>
        <draw:polygon draw:style-name="gr7" draw:text-style-name="P2" draw:layer="layout" svg:width="0cm" svg:height="0cm" svg:x="3.598cm" svg:y="5.005cm" svg:viewBox="0 0 0 0" draw:points="0,0">
          <text:p/>
        </draw:polygon>
        <draw:path draw:style-name="gr1" draw:text-style-name="P1" draw:layer="layout" svg:width="0.12cm" svg:height="0.23cm" svg:x="4.081cm" svg:y="4.525cm" svg:viewBox="0 0 121 231" svg:d="M18 177c0-39 15-85 36-120s49-53 67-49l-21-7c-25-7-64 31-86 95-10 25-14 53-14 74 0 29 7 47 21 54l19 7c-14-7-22-25-22-54z">
          <text:p/>
        </draw:path>
        <draw:polygon draw:style-name="gr7" draw:text-style-name="P2" draw:layer="layout" svg:width="0cm" svg:height="0cm" svg:x="3.598cm" svg:y="5.005cm" svg:viewBox="0 0 0 0" draw:points="0,0">
          <text:p/>
        </draw:polygon>
        <draw:path draw:style-name="gr1" draw:text-style-name="P1" draw:layer="layout" svg:width="0.12cm" svg:height="0.231cm" svg:x="4.081cm" svg:y="5.787cm" svg:viewBox="0 0 121 232" svg:d="M18 179c0-39 15-85 36-121 21-35 49-56 67-49v3l-21-10c-25-11-64 31-86 96-10 25-14 49-14 74 0 28 7 46 21 53l19 7c-14-7-22-25-22-53z">
          <text:p/>
        </draw:path>
        <draw:polygon draw:style-name="gr7" draw:text-style-name="P2" draw:layer="layout" svg:width="0cm" svg:height="0cm" svg:x="3.598cm" svg:y="5.005cm" svg:viewBox="0 0 0 0" draw:points="0,0">
          <text:p/>
        </draw:polygon>
        <draw:path draw:style-name="gr1" draw:text-style-name="P1" draw:layer="layout" svg:width="0.123cm" svg:height="0.23cm" svg:x="4.621cm" svg:y="4.023cm" svg:viewBox="0 0 124 231" svg:d="M21 178c0-39 14-85 35-120 22-39 46-56 65-49h3l-22-7c-24-12-67 31-88 91-7 29-14 53-14 78 0 28 7 46 21 53l21 7c-14-7-21-25-21-53z">
          <text:p/>
        </draw:path>
        <draw:polygon draw:style-name="gr7" draw:text-style-name="P2" draw:layer="layout" svg:width="0cm" svg:height="0cm" svg:x="3.598cm" svg:y="5.005cm" svg:viewBox="0 0 0 0" draw:points="0,0">
          <text:p/>
        </draw:polygon>
        <draw:path draw:style-name="gr1" draw:text-style-name="P1" draw:layer="layout" svg:width="0.113cm" svg:height="0.223cm" svg:x="4.642cm" svg:y="5.294cm" svg:viewBox="0 0 114 224" svg:d="M36 224c-3 0-10 0-14 0-14-7-22-25-22-53 0-40 15-86 36-121 22-35 46-53 64-49 7 3 10 7 14 10l-11-7-99 167c0-40 15-82 36-117 21-36 46-53 63-46l-77 212c-11-3-22-21-22-49z">
          <text:p/>
        </draw:path>
        <draw:polygon draw:style-name="gr7" draw:text-style-name="P2" draw:layer="layout" svg:width="0cm" svg:height="0cm" svg:x="3.598cm" svg:y="5.005cm" svg:viewBox="0 0 0 0" draw:points="0,0">
          <text:p/>
        </draw:polygon>
        <draw:path draw:style-name="gr1" draw:text-style-name="P1" draw:layer="layout" svg:width="0.113cm" svg:height="0.224cm" svg:x="4.642cm" svg:y="4.03cm" svg:viewBox="0 0 114 225" svg:d="M36 225c-3 0-10 0-14 0-14-7-22-25-22-53 0-39 15-86 36-121 22-39 46-56 64-49 7 0 10 3 14 7l-11-7-99 170c0-39 15-82 36-117 21-36 46-53 63-46l-77 212c-11-3-22-24-22-49z">
          <text:p/>
        </draw:path>
        <draw:polygon draw:style-name="gr7" draw:text-style-name="P2" draw:layer="layout" svg:width="0cm" svg:height="0cm" svg:x="3.598cm" svg:y="5.005cm" svg:viewBox="0 0 0 0" draw:points="0,0">
          <text:p/>
        </draw:polygon>
        <draw:path draw:style-name="gr1" draw:text-style-name="P1" draw:layer="layout" svg:width="0.057cm" svg:height="0.064cm" svg:x="3.88cm" svg:y="3.608cm" svg:viewBox="0 0 58 65" svg:d="M0 54l58-54-15 65-24-11c-4 0-12-3-19 0z">
          <text:p/>
        </draw:path>
        <draw:polygon draw:style-name="gr7" draw:text-style-name="P2" draw:layer="layout" svg:width="0cm" svg:height="0cm" svg:x="3.598cm" svg:y="5.005cm" svg:viewBox="0 0 0 0" draw:points="0,0">
          <text:p/>
        </draw:polygon>
        <draw:polygon draw:style-name="gr1" draw:text-style-name="P1" draw:layer="layout" svg:width="0.028cm" svg:height="0.036cm" svg:x="3.831cm" svg:y="5.259cm" svg:viewBox="0 0 29 37" draw:points="0,26 29,0 29,37">
          <text:p/>
        </draw:polygon>
        <draw:polygon draw:style-name="gr7" draw:text-style-name="P2" draw:layer="layout" svg:width="0cm" svg:height="0cm" svg:x="3.598cm" svg:y="5.005cm" svg:viewBox="0 0 0 0" draw:points="0,0">
          <text:p/>
        </draw:polygon>
        <draw:path draw:style-name="gr1" draw:text-style-name="P1" draw:layer="layout" svg:width="0.014cm" svg:height="0.053cm" svg:x="3.859cm" svg:y="3.859cm" svg:viewBox="0 0 15 54" svg:d="M15 0l-15 54c3-18 7-35 15-54z">
          <text:p/>
        </draw:path>
        <draw:polygon draw:style-name="gr7" draw:text-style-name="P2" draw:layer="layout" svg:width="0cm" svg:height="0cm" svg:x="3.598cm" svg:y="5.005cm" svg:viewBox="0 0 0 0" draw:points="0,0">
          <text:p/>
        </draw:polygon>
        <draw:path draw:style-name="gr8" draw:text-style-name="P2" draw:layer="layout" svg:width="0.06cm" svg:height="0.097cm" svg:x="4.755cm" svg:y="4.111cm" svg:viewBox="0 0 61 98" svg:d="M0 98c0-21 7-49 21-67 14-26 28-36 40-29">
          <text:p/>
        </draw:path>
        <draw:path draw:style-name="gr8" draw:text-style-name="P2" draw:layer="layout" svg:width="0.059cm" svg:height="0.127cm" svg:x="4.769cm" svg:y="4.113cm" svg:viewBox="0 0 60 128" svg:d="M47 0c14 3 18 40 3 75-14 35-36 56-50 53">
          <text:p/>
        </draw:path>
        <draw:path draw:style-name="gr8" draw:text-style-name="P2" draw:layer="layout" svg:width="0.014cm" svg:height="0.032cm" svg:x="4.755cm" svg:y="4.208cm" svg:viewBox="0 0 15 33" svg:d="M15 33c-12-4-15-15-15-33">
          <text:p/>
        </draw:path>
        <draw:path draw:style-name="gr8" draw:text-style-name="P2" draw:layer="layout" svg:width="0.11cm" svg:height="0.181cm" svg:x="4.723cm" svg:y="4.055cm" svg:viewBox="0 0 111 182" svg:d="M0 182c0-42 18-91 40-130 25-36 53-58 71-51">
          <text:p/>
        </draw:path>
        <draw:path draw:style-name="gr8" draw:text-style-name="P2" draw:layer="layout" svg:width="0.109cm" svg:height="0.234cm" svg:x="4.748cm" svg:y="4.06cm" svg:viewBox="0 0 110 235" svg:d="M86 0c28 7 31 72 10 135-25 64-68 106-96 99">
          <text:p/>
        </draw:path>
        <draw:path draw:style-name="gr8" draw:text-style-name="P2" draw:layer="layout" svg:width="0.025cm" svg:height="0.057cm" svg:x="4.723cm" svg:y="4.236cm" svg:viewBox="0 0 26 58" svg:d="M26 58c-15-7-26-26-26-58">
          <text:p/>
        </draw:path>
        <draw:path draw:style-name="gr8" draw:text-style-name="P2" draw:layer="layout" svg:width="0.109cm" svg:height="0.181cm" svg:x="4.706cm" svg:y="4.048cm" svg:viewBox="0 0 110 182" svg:d="M0 182c0-42 14-91 39-130 25-36 50-58 71-51">
          <text:p/>
        </draw:path>
        <draw:path draw:style-name="gr8" draw:text-style-name="P2" draw:layer="layout" svg:width="0.024cm" svg:height="0.057cm" svg:x="4.706cm" svg:y="4.229cm" svg:viewBox="0 0 25 58" svg:d="M25 58c-14-8-25-29-25-58">
          <text:p/>
        </draw:path>
        <draw:path draw:style-name="gr8" draw:text-style-name="P2" draw:layer="layout" svg:width="0.098cm" svg:height="0.164cm" svg:x="4.646cm" svg:y="4.037cm" svg:viewBox="0 0 99 165" svg:d="M0 165c0-35 15-82 36-117 21-36 46-53 63-46">
          <text:p/>
        </draw:path>
        <draw:path draw:style-name="gr8" draw:text-style-name="P2" draw:layer="layout" svg:width="0.021cm" svg:height="0.049cm" svg:x="4.646cm" svg:y="4.201cm" svg:viewBox="0 0 22 50" svg:d="M22 50c-11-3-22-25-22-50">
          <text:p/>
        </draw:path>
        <draw:path draw:style-name="gr8" draw:text-style-name="P2" draw:layer="layout" svg:width="0.099cm" svg:height="0.171cm" svg:x="4.642cm" svg:y="4.03cm" svg:viewBox="0 0 100 172" svg:d="M0 172c0-40 15-86 36-121 22-39 46-56 64-49">
          <text:p/>
        </draw:path>
        <draw:path draw:style-name="gr8" draw:text-style-name="P2" draw:layer="layout" svg:width="0.014cm" svg:height="0.01cm" svg:x="4.741cm" svg:y="4.032cm" svg:viewBox="0 0 15 11" svg:d="M0 0c7 4 10 8 15 11">
          <text:p/>
        </draw:path>
        <draw:path draw:style-name="gr8" draw:text-style-name="P2" draw:layer="layout" svg:width="0.014cm" svg:height="0.004cm" svg:x="4.663cm" svg:y="4.254cm" svg:viewBox="0 0 15 5" svg:d="M15 0c-3 6-11 6-15 0">
          <text:p/>
        </draw:path>
        <draw:path draw:style-name="gr8" draw:text-style-name="P2" draw:layer="layout" svg:width="0.021cm" svg:height="0.053cm" svg:x="4.642cm" svg:y="4.201cm" svg:viewBox="0 0 22 54" svg:d="M22 54c-15-7-22-26-22-54">
          <text:p/>
        </draw:path>
        <draw:path draw:style-name="gr8" draw:text-style-name="P2" draw:layer="layout" svg:width="0.102cm" svg:height="0.17cm" svg:x="4.621cm" svg:y="4.023cm" svg:viewBox="0 0 103 171" svg:d="M0 171c0-40 14-86 36-121 21-35 50-56 67-49">
          <text:p/>
        </draw:path>
        <draw:path draw:style-name="gr8" draw:text-style-name="P2" draw:layer="layout" svg:width="0.025cm" svg:height="0.053cm" svg:x="4.621cm" svg:y="4.194cm" svg:viewBox="0 0 26 54" svg:d="M26 54c-19-7-26-26-26-54">
          <text:p/>
        </draw:path>
        <draw:path draw:style-name="gr8" draw:text-style-name="P2" draw:layer="layout" svg:width="0.06cm" svg:height="0.097cm" svg:x="4.212cm" svg:y="4.612cm" svg:viewBox="0 0 61 98" svg:d="M0 98c0-22 8-47 22-68s28-36 39-28">
          <text:p/>
        </draw:path>
        <draw:path draw:style-name="gr8" draw:text-style-name="P2" draw:layer="layout" svg:width="0.058cm" svg:height="0.131cm" svg:x="4.226cm" svg:y="4.61cm" svg:viewBox="0 0 59 132" svg:d="M47 0c14 8 17 44 3 79-10 35-36 56-50 53">
          <text:p/>
        </draw:path>
        <draw:path draw:style-name="gr8" draw:text-style-name="P2" draw:layer="layout" svg:width="0.014cm" svg:height="0.032cm" svg:x="4.212cm" svg:y="4.709cm" svg:viewBox="0 0 15 33" svg:d="M15 33c-12-4-15-15-15-33">
          <text:p/>
        </draw:path>
        <draw:path draw:style-name="gr8" draw:text-style-name="P2" draw:layer="layout" svg:width="0.106cm" svg:height="0.181cm" svg:x="4.183cm" svg:y="4.556cm" svg:viewBox="0 0 107 182" svg:d="M0 182c0-42 15-88 36-128 24-38 54-60 71-53">
          <text:p/>
        </draw:path>
        <draw:path draw:style-name="gr8" draw:text-style-name="P2" draw:layer="layout" svg:width="0.109cm" svg:height="0.238cm" svg:x="4.205cm" svg:y="4.557cm" svg:viewBox="0 0 110 239" svg:d="M85 0c29 11 32 75 11 139-25 63-68 109-96 99">
          <text:p/>
        </draw:path>
        <draw:path draw:style-name="gr8" draw:text-style-name="P2" draw:layer="layout" svg:width="0.025cm" svg:height="0.06cm" svg:x="4.183cm" svg:y="4.734cm" svg:viewBox="0 0 26 61" svg:d="M26 61c-17-7-26-28-26-61">
          <text:p/>
        </draw:path>
        <draw:path draw:style-name="gr8" draw:text-style-name="P2" draw:layer="layout" svg:width="0.11cm" svg:height="0.179cm" svg:x="4.162cm" svg:y="4.551cm" svg:viewBox="0 0 111 180" svg:d="M0 180c0-42 14-88 40-127 21-40 53-61 71-50">
          <text:p/>
        </draw:path>
        <draw:path draw:style-name="gr8" draw:text-style-name="P2" draw:layer="layout" svg:width="0.025cm" svg:height="0.057cm" svg:x="4.162cm" svg:y="4.73cm" svg:viewBox="0 0 26 58" svg:d="M26 58c-14-7-26-29-26-58">
          <text:p/>
        </draw:path>
        <draw:path draw:style-name="gr8" draw:text-style-name="P2" draw:layer="layout" svg:width="0.095cm" svg:height="0.164cm" svg:x="4.106cm" svg:y="4.538cm" svg:viewBox="0 0 96 165" svg:d="M0 165c0-39 10-82 36-117 18-36 46-53 60-46">
          <text:p/>
        </draw:path>
        <draw:path draw:style-name="gr8" draw:text-style-name="P2" draw:layer="layout" svg:width="0.021cm" svg:height="0.049cm" svg:x="4.106cm" svg:y="4.702cm" svg:viewBox="0 0 22 50" svg:d="M22 50c-15-3-22-21-22-50">
          <text:p/>
        </draw:path>
        <draw:path draw:style-name="gr8" draw:text-style-name="P2" draw:layer="layout" svg:width="0.102cm" svg:height="0.17cm" svg:x="4.099cm" svg:y="4.532cm" svg:viewBox="0 0 103 171" svg:d="M0 171c0-39 14-86 36-121 21-35 46-53 67-49">
          <text:p/>
        </draw:path>
        <draw:path draw:style-name="gr8" draw:text-style-name="P2" draw:layer="layout" svg:width="0.011cm" svg:height="0.01cm" svg:x="4.201cm" svg:y="4.533cm" svg:viewBox="0 0 12 11" svg:d="M0 0c5 4 8 8 12 11">
          <text:p/>
        </draw:path>
        <draw:path draw:style-name="gr8" draw:text-style-name="P2" draw:layer="layout" svg:width="0.014cm" svg:height="0.002cm" svg:x="4.12cm" svg:y="4.755cm" svg:viewBox="0 0 15 3" svg:d="M15 0c-3 6-7 0-15 0">
          <text:p/>
        </draw:path>
        <draw:path draw:style-name="gr8" draw:text-style-name="P2" draw:layer="layout" svg:width="0.021cm" svg:height="0.053cm" svg:x="4.099cm" svg:y="4.702cm" svg:viewBox="0 0 22 54" svg:d="M22 54c-14-7-22-25-22-54">
          <text:p/>
        </draw:path>
        <draw:path draw:style-name="gr8" draw:text-style-name="P2" draw:layer="layout" svg:width="0.099cm" svg:height="0.17cm" svg:x="4.081cm" svg:y="4.525cm" svg:viewBox="0 0 100 171" svg:d="M0 171c0-39 14-86 35-121 22-35 46-53 65-49">
          <text:p/>
        </draw:path>
        <draw:path draw:style-name="gr8" draw:text-style-name="P2" draw:layer="layout" svg:width="0.021cm" svg:height="0.053cm" svg:x="4.081cm" svg:y="4.695cm" svg:viewBox="0 0 22 54" svg:d="M22 54c-14-7-22-25-22-54">
          <text:p/>
        </draw:path>
        <draw:path draw:style-name="gr8" draw:text-style-name="P2" draw:layer="layout" svg:width="0.06cm" svg:height="0.1cm" svg:x="4.755cm" svg:y="5.372cm" svg:viewBox="0 0 61 101" svg:d="M0 101c0-21 7-46 21-67 14-26 28-36 40-33">
          <text:p/>
        </draw:path>
        <draw:path draw:style-name="gr8" draw:text-style-name="P2" draw:layer="layout" svg:width="0.059cm" svg:height="0.131cm" svg:x="4.769cm" svg:y="5.372cm" svg:viewBox="0 0 60 132" svg:d="M47 0c14 7 18 44 3 79-14 35-36 56-50 53">
          <text:p/>
        </draw:path>
        <draw:path draw:style-name="gr8" draw:text-style-name="P2" draw:layer="layout" svg:width="0.014cm" svg:height="0.033cm" svg:x="4.755cm" svg:y="5.471cm" svg:viewBox="0 0 15 34" svg:d="M15 34c-12-5-15-15-15-34">
          <text:p/>
        </draw:path>
        <draw:path draw:style-name="gr8" draw:text-style-name="P2" draw:layer="layout" svg:width="0.11cm" svg:height="0.181cm" svg:x="4.723cm" svg:y="5.318cm" svg:viewBox="0 0 111 182" svg:d="M0 182c0-38 18-88 40-127 25-39 53-61 71-54">
          <text:p/>
        </draw:path>
        <draw:path draw:style-name="gr8" draw:text-style-name="P2" draw:layer="layout" svg:width="0.109cm" svg:height="0.238cm" svg:x="4.748cm" svg:y="5.319cm" svg:viewBox="0 0 110 239" svg:d="M86 0c28 11 31 72 10 139-25 63-68 106-96 99">
          <text:p/>
        </draw:path>
        <draw:path draw:style-name="gr8" draw:text-style-name="P2" draw:layer="layout" svg:width="0.025cm" svg:height="0.06cm" svg:x="4.723cm" svg:y="5.496cm" svg:viewBox="0 0 26 61" svg:d="M26 61c-15-7-26-28-26-61">
          <text:p/>
        </draw:path>
        <draw:path draw:style-name="gr8" draw:text-style-name="P2" draw:layer="layout" svg:width="0.109cm" svg:height="0.181cm" svg:x="4.706cm" svg:y="5.311cm" svg:viewBox="0 0 110 182" svg:d="M0 182c0-39 14-88 39-127 25-40 50-61 71-54">
          <text:p/>
        </draw:path>
        <draw:path draw:style-name="gr8" draw:text-style-name="P2" draw:layer="layout" svg:width="0.024cm" svg:height="0.057cm" svg:x="4.706cm" svg:y="5.492cm" svg:viewBox="0 0 25 58" svg:d="M25 58c-14-7-25-29-25-58">
          <text:p/>
        </draw:path>
        <draw:path draw:style-name="gr8" draw:text-style-name="P2" draw:layer="layout" svg:width="0.098cm" svg:height="0.161cm" svg:x="4.646cm" svg:y="5.3cm" svg:viewBox="0 0 99 162" svg:d="M0 162c0-36 15-82 36-114 21-36 46-53 63-46">
          <text:p/>
        </draw:path>
        <draw:path draw:style-name="gr8" draw:text-style-name="P2" draw:layer="layout" svg:width="0.021cm" svg:height="0.052cm" svg:x="4.646cm" svg:y="5.461cm" svg:viewBox="0 0 22 53" svg:d="M22 53c-11-3-22-21-22-53">
          <text:p/>
        </draw:path>
        <draw:path draw:style-name="gr8" draw:text-style-name="P2" draw:layer="layout" svg:width="0.099cm" svg:height="0.17cm" svg:x="4.642cm" svg:y="5.293cm" svg:viewBox="0 0 100 171" svg:d="M0 171c0-39 15-85 36-121 22-35 46-56 64-49">
          <text:p/>
        </draw:path>
        <draw:path draw:style-name="gr8" draw:text-style-name="P2" draw:layer="layout" svg:width="0.014cm" svg:height="0.01cm" svg:x="4.741cm" svg:y="5.295cm" svg:viewBox="0 0 15 11" svg:d="M0 0c7 3 10 7 15 11">
          <text:p/>
        </draw:path>
        <draw:path draw:style-name="gr8" draw:text-style-name="P2" draw:layer="layout" svg:width="0.014cm" svg:height="0.002cm" svg:x="4.663cm" svg:y="5.517cm" svg:viewBox="0 0 15 3" svg:d="M15 0c-3 6-11 0-15 0">
          <text:p/>
        </draw:path>
        <draw:path draw:style-name="gr8" draw:text-style-name="P2" draw:layer="layout" svg:width="0.021cm" svg:height="0.053cm" svg:x="4.642cm" svg:y="5.464cm" svg:viewBox="0 0 22 54" svg:d="M22 54c-15-7-22-25-22-54">
          <text:p/>
        </draw:path>
        <draw:path draw:style-name="gr8" draw:text-style-name="P2" draw:layer="layout" svg:width="0.102cm" svg:height="0.17cm" svg:x="4.621cm" svg:y="5.287cm" svg:viewBox="0 0 103 171" svg:d="M0 171c0-39 14-85 36-120 21-36 50-54 67-50">
          <text:p/>
        </draw:path>
        <draw:path draw:style-name="gr8" draw:text-style-name="P2" draw:layer="layout" svg:width="0.025cm" svg:height="0.053cm" svg:x="4.621cm" svg:y="5.457cm" svg:viewBox="0 0 26 54" svg:d="M26 54c-19-7-26-26-26-54">
          <text:p/>
        </draw:path>
        <draw:path draw:style-name="gr8" draw:text-style-name="P2" draw:layer="layout" svg:width="0.06cm" svg:height="0.1cm" svg:x="4.212cm" svg:y="5.873cm" svg:viewBox="0 0 61 101" svg:d="M0 101c0-21 8-49 22-71s28-32 39-29">
          <text:p/>
        </draw:path>
        <draw:path draw:style-name="gr8" draw:text-style-name="P2" draw:layer="layout" svg:width="0.058cm" svg:height="0.131cm" svg:x="4.226cm" svg:y="5.873cm" svg:viewBox="0 0 59 132" svg:d="M47 0c14 7 17 39 3 75-10 36-36 60-50 57">
          <text:p/>
        </draw:path>
        <draw:path draw:style-name="gr8" draw:text-style-name="P2" draw:layer="layout" svg:width="0.014cm" svg:height="0.032cm" svg:x="4.212cm" svg:y="5.972cm" svg:viewBox="0 0 15 33" svg:d="M15 33c-12-4-15-15-15-33">
          <text:p/>
        </draw:path>
        <draw:path draw:style-name="gr8" draw:text-style-name="P2" draw:layer="layout" svg:width="0.106cm" svg:height="0.181cm" svg:x="4.183cm" svg:y="5.819cm" svg:viewBox="0 0 107 182" svg:d="M0 182c0-42 15-88 36-128 24-39 54-60 71-53">
          <text:p/>
        </draw:path>
        <draw:path draw:style-name="gr8" draw:text-style-name="P2" draw:layer="layout" svg:width="0.109cm" svg:height="0.238cm" svg:x="4.205cm" svg:y="5.82cm" svg:viewBox="0 0 110 239" svg:d="M85 0c29 11 32 71 11 138-25 63-68 107-96 100">
          <text:p/>
        </draw:path>
        <draw:path draw:style-name="gr8" draw:text-style-name="P2" draw:layer="layout" svg:width="0.025cm" svg:height="0.057cm" svg:x="4.183cm" svg:y="6cm" svg:viewBox="0 0 26 58" svg:d="M26 58c-17-7-26-29-26-58">
          <text:p/>
        </draw:path>
        <draw:path draw:style-name="gr8" draw:text-style-name="P2" draw:layer="layout" svg:width="0.11cm" svg:height="0.181cm" svg:x="4.162cm" svg:y="5.812cm" svg:viewBox="0 0 111 182" svg:d="M0 182c0-42 14-88 40-128 21-39 53-60 71-53">
          <text:p/>
        </draw:path>
        <draw:path draw:style-name="gr8" draw:text-style-name="P2" draw:layer="layout" svg:width="0.025cm" svg:height="0.057cm" svg:x="4.162cm" svg:y="5.993cm" svg:viewBox="0 0 26 58" svg:d="M26 58c-14-7-26-29-26-58">
          <text:p/>
        </draw:path>
        <draw:path draw:style-name="gr8" draw:text-style-name="P2" draw:layer="layout" svg:width="0.095cm" svg:height="0.164cm" svg:x="4.106cm" svg:y="5.801cm" svg:viewBox="0 0 96 165" svg:d="M0 165c0-36 10-82 36-117 18-36 46-53 60-46">
          <text:p/>
        </draw:path>
        <draw:path draw:style-name="gr8" draw:text-style-name="P2" draw:layer="layout" svg:width="0.021cm" svg:height="0.053cm" svg:x="4.106cm" svg:y="5.961cm" svg:viewBox="0 0 22 54" svg:d="M22 54c-15-3-22-22-22-54">
          <text:p/>
        </draw:path>
        <draw:path draw:style-name="gr8" draw:text-style-name="P2" draw:layer="layout" svg:width="0.102cm" svg:height="0.169cm" svg:x="4.099cm" svg:y="5.796cm" svg:viewBox="0 0 103 170" svg:d="M0 170c0-40 14-86 36-121 21-35 46-57 67-46">
          <text:p/>
        </draw:path>
        <draw:path draw:style-name="gr8" draw:text-style-name="P2" draw:layer="layout" svg:width="0.011cm" svg:height="0.01cm" svg:x="4.201cm" svg:y="5.796cm" svg:viewBox="0 0 12 11" svg:d="M0 0c5 3 8 7 12 11">
          <text:p/>
        </draw:path>
        <draw:path draw:style-name="gr8" draw:text-style-name="P2" draw:layer="layout" svg:width="0.013cm" svg:height="0cm" svg:x="4.12cm" svg:y="6.018cm" svg:viewBox="0 0 14 0" svg:d="M14 0c-3 0-7 0-14 0">
          <text:p/>
        </draw:path>
        <draw:path draw:style-name="gr8" draw:text-style-name="P2" draw:layer="layout" svg:width="0.021cm" svg:height="0.053cm" svg:x="4.099cm" svg:y="5.965cm" svg:viewBox="0 0 22 54" svg:d="M22 54c-14-7-22-26-22-54">
          <text:p/>
        </draw:path>
        <draw:path draw:style-name="gr8" draw:text-style-name="P2" draw:layer="layout" svg:width="0.099cm" svg:height="0.17cm" svg:x="4.081cm" svg:y="5.788cm" svg:viewBox="0 0 100 171" svg:d="M0 171c0-39 14-85 35-120 22-36 46-54 65-50">
          <text:p/>
        </draw:path>
        <draw:path draw:style-name="gr8" draw:text-style-name="P2" draw:layer="layout" svg:width="0.021cm" svg:height="0.053cm" svg:x="4.081cm" svg:y="5.958cm" svg:viewBox="0 0 22 54" svg:d="M22 54c-14-8-22-26-22-54">
          <text:p/>
        </draw:path>
        <draw:path draw:style-name="gr8" draw:text-style-name="P2" draw:layer="layout" svg:width="0.06cm" svg:height="0.096cm" svg:x="4.483cm" svg:y="4.984cm" svg:viewBox="0 0 61 97" svg:d="M0 97c0-22 7-46 21-68 12-21 30-32 40-29">
          <text:p/>
        </draw:path>
        <draw:path draw:style-name="gr8" draw:text-style-name="P2" draw:layer="layout" svg:width="0.061cm" svg:height="0.127cm" svg:x="4.494cm" svg:y="4.984cm" svg:viewBox="0 0 62 128" svg:d="M46 0c18 4 22 40 8 75-15 36-36 57-54 53">
          <text:p/>
        </draw:path>
        <draw:path draw:style-name="gr8" draw:text-style-name="P2" draw:layer="layout" svg:width="0.014cm" svg:height="0.031cm" svg:x="4.483cm" svg:y="5.08cm" svg:viewBox="0 0 15 32" svg:d="M15 32c-10-3-15-15-15-32">
          <text:p/>
        </draw:path>
        <draw:path draw:style-name="gr8" draw:text-style-name="P2" draw:layer="layout" svg:width="0.109cm" svg:height="0.178cm" svg:x="4.452cm" svg:y="4.93cm" svg:viewBox="0 0 110 179" svg:d="M0 179c0-39 17-89 38-128 25-39 51-57 72-50">
          <text:p/>
        </draw:path>
        <draw:path draw:style-name="gr8" draw:text-style-name="P2" draw:layer="layout" svg:width="0.109cm" svg:height="0.235cm" svg:x="4.476cm" svg:y="4.931cm" svg:viewBox="0 0 110 236" svg:d="M86 0c28 11 33 71 7 135-21 64-64 110-93 99">
          <text:p/>
        </draw:path>
        <draw:path draw:style-name="gr8" draw:text-style-name="P2" draw:layer="layout" svg:width="0.024cm" svg:height="0.056cm" svg:x="4.452cm" svg:y="5.108cm" svg:viewBox="0 0 25 57" svg:d="M25 57c-15-7-25-28-25-57">
          <text:p/>
        </draw:path>
        <draw:path draw:style-name="gr8" draw:text-style-name="P2" draw:layer="layout" svg:width="0.109cm" svg:height="0.178cm" svg:x="4.434cm" svg:y="4.923cm" svg:viewBox="0 0 110 179" svg:d="M0 179c0-39 14-90 39-128 21-39 49-57 71-50">
          <text:p/>
        </draw:path>
        <draw:path draw:style-name="gr8" draw:text-style-name="P2" draw:layer="layout" svg:width="0.025cm" svg:height="0.056cm" svg:x="4.434cm" svg:y="5.101cm" svg:viewBox="0 0 26 57" svg:d="M26 57c-19-7-26-28-26-57">
          <text:p/>
        </draw:path>
        <draw:path draw:style-name="gr8" draw:text-style-name="P2" draw:layer="layout" svg:width="0.099cm" svg:height="0.163cm" svg:x="4.374cm" svg:y="4.909cm" svg:viewBox="0 0 100 164" svg:d="M0 164c0-35 14-81 35-117 21-35 46-53 65-46">
          <text:p/>
        </draw:path>
        <draw:path draw:style-name="gr8" draw:text-style-name="P2" draw:layer="layout" svg:width="0.025cm" svg:height="0.05cm" svg:x="4.374cm" svg:y="5.072cm" svg:viewBox="0 0 26 51" svg:d="M26 51c-14-5-26-22-26-51">
          <text:p/>
        </draw:path>
        <draw:path draw:style-name="gr8" draw:text-style-name="P2" draw:layer="layout" svg:width="0.106cm" svg:height="0.167cm" svg:x="4.367cm" svg:y="4.905cm" svg:viewBox="0 0 107 168" svg:d="M0 168c0-35 14-84 39-119 21-37 46-54 68-47">
          <text:p/>
        </draw:path>
        <draw:path draw:style-name="gr8" draw:text-style-name="P2" draw:layer="layout" svg:width="0.014cm" svg:height="0.01cm" svg:x="4.469cm" svg:y="4.907cm" svg:viewBox="0 0 15 11" svg:d="M0 0c8 0 12 3 15 11">
          <text:p/>
        </draw:path>
        <draw:path draw:style-name="gr8" draw:text-style-name="P2" draw:layer="layout" svg:width="0.014cm" svg:height="0.004cm" svg:x="4.392cm" svg:y="5.125cm" svg:viewBox="0 0 15 5" svg:d="M15 0c-5 6-12 6-15 0">
          <text:p/>
        </draw:path>
        <draw:path draw:style-name="gr8" draw:text-style-name="P2" draw:layer="layout" svg:width="0.025cm" svg:height="0.053cm" svg:x="4.367cm" svg:y="5.072cm" svg:viewBox="0 0 26 54" svg:d="M26 54c-16-8-26-25-26-54">
          <text:p/>
        </draw:path>
        <draw:path draw:style-name="gr8" draw:text-style-name="P2" draw:layer="layout" svg:width="0.103cm" svg:height="0.167cm" svg:x="4.349cm" svg:y="4.898cm" svg:viewBox="0 0 104 168" svg:d="M0 168c0-35 14-81 36-120 24-36 49-53 68-46">
          <text:p/>
        </draw:path>
        <draw:path draw:style-name="gr8" draw:text-style-name="P2" draw:layer="layout" svg:width="0.025cm" svg:height="0.053cm" svg:x="4.349cm" svg:y="5.065cm" svg:viewBox="0 0 26 54" svg:d="M26 54c-18-3-26-24-26-54">
          <text:p/>
        </draw:path>
        <draw:path draw:style-name="gr8" draw:text-style-name="P2" draw:layer="layout" svg:width="0.1cm" svg:height="0.212cm" svg:x="3.675cm" svg:y="4.635cm" svg:viewBox="0 0 101 213" svg:d="M0 213c0-39 12-81 30-125 21-39 42-70 71-88">
          <text:p/>
        </draw:path>
        <draw:path draw:style-name="gr8" draw:text-style-name="P2" draw:layer="layout" svg:width="0.155cm" svg:height="0.288cm" svg:x="3.683cm" svg:y="4.628cm" svg:viewBox="0 0 156 289" svg:d="M88 7c40-21 68 4 68 64s-28 138-68 184c-39 42-74 46-88 3">
          <text:p/>
        </draw:path>
        <draw:path draw:style-name="gr8" draw:text-style-name="P2" draw:layer="layout" svg:width="0.008cm" svg:height="0.038cm" svg:x="3.675cm" svg:y="4.847cm" svg:viewBox="0 0 9 39" svg:d="M9 39c-4-11-9-25-9-39">
          <text:p/>
        </draw:path>
        <draw:line draw:style-name="gr8" draw:text-style-name="P2" draw:layer="layout" svg:x1="2.381cm" svg:y1="5.246cm" svg:x2="3.087cm" svg:y2="4.596cm">
          <text:p/>
        </draw:line>
        <draw:path draw:style-name="gr8" draw:text-style-name="P2" draw:layer="layout" svg:width="0.071cm" svg:height="0.176cm" svg:x="3.086cm" svg:y="4.42cm" svg:viewBox="0 0 72 177" svg:d="M0 177c40-39 72-117 72-177">
          <text:p/>
        </draw:path>
        <draw:line draw:style-name="gr8" draw:text-style-name="P2" draw:layer="layout" svg:x1="3.157cm" svg:y1="4.42cm" svg:x2="3.157cm" svg:y2="4.141cm">
          <text:p/>
        </draw:line>
        <draw:line draw:style-name="gr8" draw:text-style-name="P2" draw:layer="layout" svg:x1="3.157cm" svg:y1="4.146cm" svg:x2="4.484cm" svg:y2="2.921cm">
          <text:p/>
        </draw:line>
        <draw:line draw:style-name="gr8" draw:text-style-name="P2" draw:layer="layout" svg:x1="4.702cm" svg:y1="2.717cm" svg:x2="5.483cm" svg:y2="1.996cm">
          <text:p/>
        </draw:line>
        <draw:line draw:style-name="gr8" draw:text-style-name="P2" draw:layer="layout" svg:x1="5.672cm" svg:y1="1.82cm" svg:x2="5.672cm" svg:y2="5.457cm">
          <text:p/>
        </draw:line>
        <draw:path draw:style-name="gr8" draw:text-style-name="P2" draw:layer="layout" svg:width="0.049cm" svg:height="0.12cm" svg:x="5.623cm" svg:y="5.457cm" svg:viewBox="0 0 50 121" svg:d="M0 121c28-25 50-82 50-121">
          <text:p/>
        </draw:path>
        <draw:line draw:style-name="gr8" draw:text-style-name="P2" draw:layer="layout" svg:x1="5.627cm" svg:y1="5.573cm" svg:x2="2.381cm" svg:y2="8.569cm">
          <text:p/>
        </draw:line>
        <draw:path draw:style-name="gr8" draw:text-style-name="P2" draw:layer="layout" svg:width="0.018cm" svg:height="0.043cm" svg:x="2.335cm" svg:y="8.54cm" svg:viewBox="0 0 19 44" svg:d="M0 0c0 22 8 37 19 44">
          <text:p/>
        </draw:path>
        <draw:path draw:style-name="gr8" draw:text-style-name="P2" draw:layer="layout" svg:width="0.031cm" svg:height="0.013cm" svg:x="2.353cm" svg:y="8.568cm" svg:viewBox="0 0 32 14" svg:d="M0 12c10 4 22 0 32-12">
          <text:p/>
        </draw:path>
        <draw:line draw:style-name="gr8" draw:text-style-name="P2" draw:layer="layout" svg:x1="2.335cm" svg:y1="8.54cm" svg:x2="2.335cm" svg:y2="5.362cm">
          <text:p/>
        </draw:line>
        <draw:path draw:style-name="gr8" draw:text-style-name="P2" draw:layer="layout" svg:width="0.049cm" svg:height="0.12cm" svg:x="2.335cm" svg:y="5.242cm" svg:viewBox="0 0 50 121" svg:d="M0 121c0-43 21-93 50-121">
          <text:p/>
        </draw:path>
        <draw:line draw:style-name="gr8" draw:text-style-name="P2" draw:layer="layout" svg:x1="3.545cm" svg:y1="6.139cm" svg:x2="3.592cm" svg:y2="5.506cm">
          <text:p/>
        </draw:line>
        <draw:line draw:style-name="gr8" draw:text-style-name="P2" draw:layer="layout" svg:x1="3.973cm" svg:y1="5.739cm" svg:x2="3.545cm" svg:y2="6.139cm">
          <text:p/>
        </draw:line>
        <draw:line draw:style-name="gr8" draw:text-style-name="P2" draw:layer="layout" svg:x1="3.926cm" svg:y1="5.196cm" svg:x2="3.973cm" svg:y2="5.744cm">
          <text:p/>
        </draw:line>
        <draw:line draw:style-name="gr8" draw:text-style-name="P2" draw:layer="layout" svg:x1="3.591cm" svg:y1="5.507cm" svg:x2="3.927cm" svg:y2="5.196cm">
          <text:p/>
        </draw:line>
        <draw:path draw:style-name="gr8" draw:text-style-name="P2" draw:layer="layout" svg:width="0.064cm" svg:height="0.071cm" svg:x="4.042cm" svg:y="5.019cm" svg:viewBox="0 0 65 72" svg:d="M65 72c0-61-25-86-65-64">
          <text:p/>
        </draw:path>
        <draw:path draw:style-name="gr8" draw:text-style-name="P2" draw:layer="layout" svg:width="0.094cm" svg:height="0.25cm" svg:x="3.948cm" svg:y="5.027cm" svg:viewBox="0 0 95 251" svg:d="M95 0c-28 17-57 63-78 113-18 53-21 106-11 138">
          <text:p/>
        </draw:path>
        <draw:path draw:style-name="gr8" draw:text-style-name="P2" draw:layer="layout" svg:width="0.152cm" svg:height="0.216cm" svg:x="3.954cm" svg:y="5.09cm" svg:viewBox="0 0 153 217" svg:d="M0 187c14 43 51 40 89-7 39-46 64-123 64-180">
          <text:p/>
        </draw:path>
        <draw:path draw:style-name="gr8" draw:text-style-name="P2" draw:layer="layout" svg:width="0.067cm" svg:height="0.073cm" svg:x="3.499cm" svg:y="5.519cm" svg:viewBox="0 0 68 74" svg:d="M68 74c0-61-28-90-68-64">
          <text:p/>
        </draw:path>
        <draw:path draw:style-name="gr8" draw:text-style-name="P2" draw:layer="layout" svg:width="0.098cm" svg:height="0.25cm" svg:x="3.405cm" svg:y="5.528cm" svg:viewBox="0 0 99 251" svg:d="M99 0c-32 17-61 63-79 113-21 53-25 106-14 138">
          <text:p/>
        </draw:path>
        <draw:path draw:style-name="gr8" draw:text-style-name="P2" draw:layer="layout" svg:width="0.155cm" svg:height="0.217cm" svg:x="3.411cm" svg:y="5.591cm" svg:viewBox="0 0 156 218" svg:d="M0 188c14 42 53 39 89-7 39-46 67-125 67-181">
          <text:p/>
        </draw:path>
        <draw:line draw:style-name="gr8" draw:text-style-name="P2" draw:layer="layout" svg:x1="3.471cm" svg:y1="4.036cm" svg:x2="4.047cm" svg:y2="3.506cm">
          <text:p/>
        </draw:line>
        <draw:line draw:style-name="gr8" draw:text-style-name="P2" draw:layer="layout" svg:x1="3.592cm" svg:y1="4.294cm" svg:x2="3.471cm" svg:y2="4.035cm">
          <text:p/>
        </draw:line>
        <draw:line draw:style-name="gr8" draw:text-style-name="P2" draw:layer="layout" svg:x1="3.927cm" svg:y1="3.986cm" svg:x2="3.591cm" svg:y2="4.294cm">
          <text:p/>
        </draw:line>
        <draw:line draw:style-name="gr8" draw:text-style-name="P2" draw:layer="layout" svg:x1="4.047cm" svg:y1="3.506cm" svg:x2="3.926cm" svg:y2="3.987cm">
          <text:p/>
        </draw:line>
        <draw:path draw:style-name="gr8" draw:text-style-name="P2" draw:layer="layout" svg:width="0.067cm" svg:height="0.07cm" svg:x="3.499cm" svg:y="4.259cm" svg:viewBox="0 0 68 71" svg:d="M68 71c0-61-28-87-68-61">
          <text:p/>
        </draw:path>
        <draw:path draw:style-name="gr8" draw:text-style-name="P2" draw:layer="layout" svg:width="0.098cm" svg:height="0.25cm" svg:x="3.405cm" svg:y="4.265cm" svg:viewBox="0 0 99 251" svg:d="M99 0c-32 17-61 63-79 117-21 49-25 102-14 134">
          <text:p/>
        </draw:path>
        <draw:path draw:style-name="gr8" draw:text-style-name="P2" draw:layer="layout" svg:width="0.155cm" svg:height="0.217cm" svg:x="3.411cm" svg:y="4.328cm" svg:viewBox="0 0 156 218" svg:d="M0 188c14 42 53 39 89-7 39-46 67-124 67-181">
          <text:p/>
        </draw:path>
        <draw:path draw:style-name="gr8" draw:text-style-name="P2" draw:layer="layout" svg:width="0.064cm" svg:height="0.069cm" svg:x="4.042cm" svg:y="3.758cm" svg:viewBox="0 0 65 70" svg:d="M65 70c0-60-25-86-65-60">
          <text:p/>
        </draw:path>
        <draw:path draw:style-name="gr8" draw:text-style-name="P2" draw:layer="layout" svg:width="0.094cm" svg:height="0.25cm" svg:x="3.948cm" svg:y="3.764cm" svg:viewBox="0 0 95 251" svg:d="M95 0c-28 17-57 63-78 117-18 49-21 102-11 134">
          <text:p/>
        </draw:path>
        <draw:path draw:style-name="gr8" draw:text-style-name="P2" draw:layer="layout" svg:width="0.152cm" svg:height="0.217cm" svg:x="3.954cm" svg:y="3.827cm" svg:viewBox="0 0 153 218" svg:d="M0 188c14 42 51 39 89-7 39-47 64-124 64-181">
          <text:p/>
        </draw:path>
        <draw:line draw:style-name="gr8" draw:text-style-name="P2" draw:layer="layout" svg:x1="5.016cm" svg:y1="4.557cm" svg:x2="5.016cm" svg:y2="5.326cm">
          <text:p/>
        </draw:line>
        <draw:line draw:style-name="gr8" draw:text-style-name="P2" draw:layer="layout" svg:x1="5.016cm" svg:y1="5.331cm" svg:x2="5.613cm" svg:y2="4.776cm">
          <text:p/>
        </draw:line>
        <draw:line draw:style-name="gr8" draw:text-style-name="P2" draw:layer="layout" svg:x1="5.612cm" svg:y1="4.776cm" svg:x2="5.612cm" svg:y2="4.007cm">
          <text:p/>
        </draw:line>
        <draw:line draw:style-name="gr8" draw:text-style-name="P2" draw:layer="layout" svg:x1="5.613cm" svg:y1="4.007cm" svg:x2="5.016cm" svg:y2="4.558cm">
          <text:p/>
        </draw:line>
        <draw:path draw:style-name="gr8" draw:text-style-name="P2" draw:layer="layout" svg:width="0.007cm" svg:height="0.004cm" svg:x="3.746cm" svg:y="4.656cm" svg:viewBox="0 0 8 5" svg:d="M0 0c5 0 8 0 8 5">
          <text:p/>
        </draw:path>
        <draw:path draw:style-name="gr8" draw:text-style-name="P2" draw:layer="layout" svg:width="0.092cm" svg:height="0.199cm" svg:x="3.683cm" svg:y="4.66cm" svg:viewBox="0 0 93 200" svg:d="M71 0c26 7 29 61 7 117-18 53-53 92-78 81">
          <text:p/>
        </draw:path>
        <draw:path draw:style-name="gr8" draw:text-style-name="P2" draw:layer="layout" svg:width="0.008cm" svg:height="0.003cm" svg:x="3.675cm" svg:y="4.854cm" svg:viewBox="0 0 9 4" svg:d="M9 4c-4 0-4 0-9-4">
          <text:p/>
        </draw:path>
        <draw:line draw:style-name="gr8" draw:text-style-name="P2" draw:layer="layout" svg:x1="1.354cm" svg:y1="4.876cm" svg:x2="2.057cm" svg:y2="4.222cm">
          <text:p/>
        </draw:line>
        <draw:path draw:style-name="gr8" draw:text-style-name="P2" draw:layer="layout" svg:width="0.071cm" svg:height="0.176cm" svg:x="2.056cm" svg:y="4.046cm" svg:viewBox="0 0 72 177" svg:d="M0 177c40-35 72-117 72-177">
          <text:p/>
        </draw:path>
        <draw:path draw:style-name="gr8" draw:text-style-name="P2" draw:layer="layout" svg:width="0.049cm" svg:height="0.12cm" svg:x="1.305cm" svg:y="4.871cm" svg:viewBox="0 0 50 121" svg:d="M0 121c0-42 21-96 50-121">
          <text:p/>
        </draw:path>
        <draw:line draw:style-name="gr8" draw:text-style-name="P2" draw:layer="layout" svg:x1="2.127cm" svg:y1="4.046cm" svg:x2="2.127cm" svg:y2="3.845cm">
          <text:p/>
        </draw:line>
        <draw:line draw:style-name="gr8" draw:text-style-name="P2" draw:layer="layout" svg:x1="2.127cm" svg:y1="3.771cm" svg:x2="3.158cm" svg:y2="4.146cm">
          <text:p/>
        </draw:line>
        <draw:line draw:style-name="gr8" draw:text-style-name="P2" draw:layer="layout" svg:x1="2.127cm" svg:y1="3.845cm" svg:x2="2.127cm" svg:y2="3.771cm">
          <text:p/>
        </draw:line>
        <draw:line draw:style-name="gr8" draw:text-style-name="P2" draw:layer="layout" svg:x1="1.305cm" svg:y1="8.166cm" svg:x2="1.305cm" svg:y2="4.988cm">
          <text:p/>
        </draw:line>
        <draw:path draw:style-name="gr8" draw:text-style-name="P2" draw:layer="layout" svg:width="0.028cm" svg:height="0.085cm" svg:x="1.979cm" svg:y="5.545cm" svg:viewBox="0 0 29 86" svg:d="M29 86c0-28-12-58-29-86">
          <text:p/>
        </draw:path>
        <draw:path draw:style-name="gr8" draw:text-style-name="P2" draw:layer="layout" svg:width="0.057cm" svg:height="0.06cm" svg:x="1.922cm" svg:y="5.485cm" svg:viewBox="0 0 58 61" svg:d="M58 61c-15-21-36-47-58-61">
          <text:p/>
        </draw:path>
        <draw:path draw:style-name="gr8" draw:text-style-name="P2" draw:layer="layout" svg:width="0.257cm" svg:height="0.262cm" svg:x="1.751cm" svg:y="5.45cm" svg:viewBox="0 0 258 263" svg:d="M173 32c-54-39-114-43-145-11-36 28-36 85-4 142 28 57 88 99 141 99 54 4 93-28 93-85">
          <text:p/>
        </draw:path>
        <draw:path draw:style-name="gr8" draw:text-style-name="P2" draw:layer="layout" svg:width="0.024cm" svg:height="0.084cm" svg:x="1.598cm" svg:y="5.408cm" svg:viewBox="0 0 25 85" svg:d="M25 85c0-28-8-56-25-85">
          <text:p/>
        </draw:path>
        <draw:path draw:style-name="gr8" draw:text-style-name="P2" draw:layer="layout" svg:width="0.057cm" svg:height="0.064cm" svg:x="1.541cm" svg:y="5.344cm" svg:viewBox="0 0 58 65" svg:d="M58 65c-16-26-37-47-58-65">
          <text:p/>
        </draw:path>
        <draw:path draw:style-name="gr8" draw:text-style-name="P2" draw:layer="layout" svg:width="0.257cm" svg:height="0.264cm" svg:x="1.37cm" svg:y="5.313cm" svg:viewBox="0 0 258 265" svg:d="M173 31c-49-35-109-42-145-10-36 31-36 89-4 145 33 53 89 95 142 99 53 3 92-32 92-85">
          <text:p/>
        </draw:path>
        <draw:line draw:style-name="gr8" draw:text-style-name="P2" draw:layer="layout" svg:x1="2.127cm" svg:y1="3.775cm" svg:x2="4.597cm" svg:y2="1.492cm">
          <text:p/>
        </draw:line>
        <draw:line draw:style-name="gr8" draw:text-style-name="P2" draw:layer="layout" svg:x1="4.282cm" svg:y1="2.846cm" svg:x2="4.484cm" svg:y2="2.922cm">
          <text:p/>
        </draw:line>
        <draw:path draw:style-name="gr8" draw:text-style-name="P2" draw:layer="layout" svg:width="0.099cm" svg:height="0.102cm" svg:x="4.183cm" svg:y="2.744cm" svg:viewBox="0 0 100 103" svg:d="M0 0c0 42 39 82 100 103">
          <text:p/>
        </draw:path>
        <draw:line draw:style-name="gr8" draw:text-style-name="P2" draw:layer="layout" svg:x1="5.483cm" svg:y1="1.997cm" svg:x2="5.281cm" svg:y2="1.926cm">
          <text:p/>
        </draw:line>
        <draw:path draw:style-name="gr8" draw:text-style-name="P2" draw:layer="layout" svg:width="0.102cm" svg:height="0.103cm" svg:x="5.182cm" svg:y="1.823cm" svg:viewBox="0 0 103 104" svg:d="M0 0c0 39 39 83 103 104">
          <text:p/>
        </draw:path>
        <draw:path draw:style-name="gr8" draw:text-style-name="P2" draw:layer="layout" svg:width="0.017cm" svg:height="0.043cm" svg:x="1.305cm" svg:y="8.166cm" svg:viewBox="0 0 18 44" svg:d="M0 0c0 26 7 40 18 44">
          <text:p/>
        </draw:path>
        <draw:line draw:style-name="gr8" draw:text-style-name="P2" draw:layer="layout" svg:x1="4.48cm" svg:y1="2.921cm" svg:x2="4.48cm" svg:y2="2.846cm">
          <text:p/>
        </draw:line>
        <draw:line draw:style-name="gr8" draw:text-style-name="P2" draw:layer="layout" svg:x1="4.48cm" svg:y1="2.847cm" svg:x2="4.703cm" svg:y2="2.642cm">
          <text:p/>
        </draw:line>
        <draw:line draw:style-name="gr8" draw:text-style-name="P2" draw:layer="layout" svg:x1="4.702cm" svg:y1="2.716cm" svg:x2="4.702cm" svg:y2="2.642cm">
          <text:p/>
        </draw:line>
        <draw:line draw:style-name="gr8" draw:text-style-name="P2" draw:layer="layout" svg:x1="5.672cm" svg:y1="1.82cm" svg:x2="5.672cm" svg:y2="1.746cm">
          <text:p/>
        </draw:line>
        <draw:line draw:style-name="gr8" draw:text-style-name="P2" draw:layer="layout" svg:x1="5.673cm" svg:y1="1.746cm" svg:x2="5.482cm" svg:y2="1.923cm">
          <text:p/>
        </draw:line>
        <draw:line draw:style-name="gr8" draw:text-style-name="P2" draw:layer="layout" svg:x1="5.482cm" svg:y1="1.996cm" svg:x2="5.482cm" svg:y2="1.922cm">
          <text:p/>
        </draw:line>
        <draw:line draw:style-name="gr8" draw:text-style-name="P2" draw:layer="layout" svg:x1="3.973cm" svg:y1="5.744cm" svg:x2="3.898cm" svg:y2="5.715cm">
          <text:p/>
        </draw:line>
        <draw:line draw:style-name="gr8" draw:text-style-name="P2" draw:layer="layout" svg:x1="3.899cm" svg:y1="5.715cm" svg:x2="3.552cm" svg:y2="6.033cm">
          <text:p/>
        </draw:line>
        <draw:line draw:style-name="gr8" draw:text-style-name="P2" draw:layer="layout" svg:x1="3.855cm" svg:y1="5.259cm" svg:x2="3.899cm" svg:y2="5.716cm">
          <text:p/>
        </draw:line>
        <draw:path draw:style-name="gr8" draw:text-style-name="P2" draw:layer="layout" svg:width="0.021cm" svg:height="0.049cm" svg:x="4.025cm" svg:y="5.048cm" svg:viewBox="0 0 22 50" svg:d="M22 50c0-25-8-43-22-50">
          <text:p/>
        </draw:path>
        <draw:path draw:style-name="gr8" draw:text-style-name="P2" draw:layer="layout" svg:width="0.01cm" svg:height="0.003cm" svg:x="4.018cm" svg:y="5.048cm" svg:viewBox="0 0 11 4" svg:d="M11 4c-3-4-8-4-11-4">
          <text:p/>
        </draw:path>
        <draw:path draw:style-name="gr8" draw:text-style-name="P2" draw:layer="layout" svg:width="0.007cm" svg:height="0.005cm" svg:x="3.947cm" svg:y="5.245cm" svg:viewBox="0 0 8 6" svg:d="M0 0c4 6 4 6 8 6">
          <text:p/>
        </draw:path>
        <draw:path draw:style-name="gr8" draw:text-style-name="P2" draw:layer="layout" svg:width="0.092cm" svg:height="0.153cm" svg:x="3.954cm" svg:y="5.097cm" svg:viewBox="0 0 93 154" svg:d="M0 153c19 7 40-11 61-46 18-32 32-74 32-107">
          <text:p/>
        </draw:path>
        <draw:path draw:style-name="gr8" draw:text-style-name="P2" draw:layer="layout" svg:width="0.025cm" svg:height="0.049cm" svg:x="3.481cm" svg:y="5.549cm" svg:viewBox="0 0 26 50" svg:d="M26 50c0-25-10-43-26-50">
          <text:p/>
        </draw:path>
        <draw:path draw:style-name="gr8" draw:text-style-name="P2" draw:layer="layout" svg:width="0.007cm" svg:height="0.003cm" svg:x="3.478cm" svg:y="5.549cm" svg:viewBox="0 0 8 4" svg:d="M8 4c-5 0-8-4-8-4">
          <text:p/>
        </draw:path>
        <draw:path draw:style-name="gr8" draw:text-style-name="P2" draw:layer="layout" svg:width="0.007cm" svg:height="0.005cm" svg:x="3.404cm" svg:y="5.746cm" svg:viewBox="0 0 8 6" svg:d="M0 0c4 0 8 6 8 6">
          <text:p/>
        </draw:path>
        <draw:path draw:style-name="gr8" draw:text-style-name="P2" draw:layer="layout" svg:width="0.095cm" svg:height="0.153cm" svg:x="3.411cm" svg:y="5.598cm" svg:viewBox="0 0 96 154" svg:d="M0 153c18 7 42-11 61-44 21-35 35-77 35-109">
          <text:p/>
        </draw:path>
        <draw:line draw:style-name="gr8" draw:text-style-name="P2" draw:layer="layout" svg:x1="3.938cm" svg:y1="3.608cm" svg:x2="3.873cm" svg:y2="3.86cm">
          <text:p/>
        </draw:line>
        <draw:line draw:style-name="gr8" draw:text-style-name="P2" draw:layer="layout" svg:x1="3.874cm" svg:y1="3.859cm" svg:x2="3.859cm" svg:y2="3.913cm">
          <text:p/>
        </draw:line>
        <draw:line draw:style-name="gr8" draw:text-style-name="P2" draw:layer="layout" svg:x1="3.863cm" svg:y1="3.908cm" svg:x2="3.848cm" svg:y2="3.959cm">
          <text:p/>
        </draw:line>
        <draw:line draw:style-name="gr8" draw:text-style-name="P2" draw:layer="layout" svg:x1="3.927cm" svg:y1="3.987cm" svg:x2="3.848cm" svg:y2="3.958cm">
          <text:p/>
        </draw:line>
        <draw:line draw:style-name="gr8" draw:text-style-name="P2" draw:layer="layout" svg:x1="3.849cm" svg:y1="3.958cm" svg:x2="3.559cm" svg:y2="4.227cm">
          <text:p/>
        </draw:line>
        <draw:path draw:style-name="gr8" draw:text-style-name="P2" draw:layer="layout" svg:width="0.025cm" svg:height="0.049cm" svg:x="3.481cm" svg:y="4.286cm" svg:viewBox="0 0 26 50" svg:d="M26 50c0-25-10-42-26-50">
          <text:p/>
        </draw:path>
        <draw:path draw:style-name="gr8" draw:text-style-name="P2" draw:layer="layout" svg:width="0.007cm" svg:height="0.003cm" svg:x="3.478cm" svg:y="4.286cm" svg:viewBox="0 0 8 4" svg:d="M8 4c-5-4-8-4-8-4">
          <text:p/>
        </draw:path>
        <draw:path draw:style-name="gr8" draw:text-style-name="P2" draw:layer="layout" svg:width="0.007cm" svg:height="0.005cm" svg:x="3.404cm" svg:y="4.483cm" svg:viewBox="0 0 8 6" svg:d="M0 0c4 6 8 6 8 6">
          <text:p/>
        </draw:path>
        <draw:path draw:style-name="gr8" draw:text-style-name="P2" draw:layer="layout" svg:width="0.095cm" svg:height="0.153cm" svg:x="3.411cm" svg:y="4.335cm" svg:viewBox="0 0 96 154" svg:d="M0 153c18 7 42-11 61-46 21-32 35-74 35-107">
          <text:p/>
        </draw:path>
        <draw:path draw:style-name="gr8" draw:text-style-name="P2" draw:layer="layout" svg:width="0.021cm" svg:height="0.049cm" svg:x="4.025cm" svg:y="3.785cm" svg:viewBox="0 0 22 50" svg:d="M22 50c0-24-8-43-22-50">
          <text:p/>
        </draw:path>
        <draw:path draw:style-name="gr8" draw:text-style-name="P2" draw:layer="layout" svg:width="0.01cm" svg:height="0.003cm" svg:x="4.018cm" svg:y="3.785cm" svg:viewBox="0 0 11 4" svg:d="M11 4c-3-4-8-4-11-4">
          <text:p/>
        </draw:path>
        <draw:path draw:style-name="gr8" draw:text-style-name="P2" draw:layer="layout" svg:width="0.007cm" svg:height="0.005cm" svg:x="3.947cm" svg:y="3.982cm" svg:viewBox="0 0 8 6" svg:d="M0 0c4 6 4 6 8 6">
          <text:p/>
        </draw:path>
        <draw:path draw:style-name="gr8" draw:text-style-name="P2" draw:layer="layout" svg:width="0.092cm" svg:height="0.154cm" svg:x="3.954cm" svg:y="3.834cm" svg:viewBox="0 0 93 155" svg:d="M0 153c19 7 40-11 61-42 18-32 32-79 32-111">
          <text:p/>
        </draw:path>
        <draw:line draw:style-name="gr8" draw:text-style-name="P2" draw:layer="layout" svg:x1="5.016cm" svg:y1="5.232cm" svg:x2="5.539cm" svg:y2="4.748cm">
          <text:p/>
        </draw:line>
        <draw:line draw:style-name="gr8" draw:text-style-name="P2" draw:layer="layout" svg:x1="5.613cm" svg:y1="4.781cm" svg:x2="5.538cm" svg:y2="4.748cm">
          <text:p/>
        </draw:line>
        <draw:line draw:style-name="gr8" draw:text-style-name="P2" draw:layer="layout" svg:x1="5.538cm" svg:y1="4.748cm" svg:x2="5.538cm" svg:y2="4.078cm">
          <text:p/>
        </draw:line>
        <draw:path draw:style-name="gr8" draw:text-style-name="P2" draw:layer="layout" svg:width="0.032cm" svg:height="0.013cm" svg:x="4.596cm" svg:y="1.48cm" svg:viewBox="0 0 33 14" svg:d="M33 2c-11-5-21 0-33 12">
          <text:p/>
        </draw:path>
        <draw:path draw:style-name="gr8" draw:text-style-name="P2" draw:layer="layout" svg:width="0.018cm" svg:height="0.057cm" svg:x="1.975cm" svg:y="5.538cm" svg:viewBox="0 0 19 58" svg:d="M19 58c0-18-7-40-19-58">
          <text:p/>
        </draw:path>
        <draw:path draw:style-name="gr8" draw:text-style-name="P2" draw:layer="layout" svg:width="0.102cm" svg:height="0.02cm" svg:x="1.827cm" svg:y="5.468cm" svg:viewBox="0 0 103 21" svg:d="M103 21c-39-26-78-29-103-4">
          <text:p/>
        </draw:path>
        <draw:path draw:style-name="gr8" draw:text-style-name="P2" draw:layer="layout" svg:width="0.162cm" svg:height="0.172cm" svg:x="1.81cm" svg:y="5.482cm" svg:viewBox="0 0 163 173" svg:d="M17 0c-28 28-21 84 18 131 43 43 99 57 128 25">
          <text:p/>
        </draw:path>
        <draw:path draw:style-name="gr8" draw:text-style-name="P2" draw:layer="layout" svg:width="0.021cm" svg:height="0.046cm" svg:x="1.972cm" svg:y="5.591cm" svg:viewBox="0 0 22 47" svg:d="M0 47c15-11 22-25 22-47">
          <text:p/>
        </draw:path>
        <draw:path draw:style-name="gr8" draw:text-style-name="P2" draw:layer="layout" svg:width="0.014cm" svg:height="0.056cm" svg:x="1.594cm" svg:y="5.401cm" svg:viewBox="0 0 15 57" svg:d="M15 57c0-18-3-39-15-57">
          <text:p/>
        </draw:path>
        <draw:path draw:style-name="gr8" draw:text-style-name="P2" draw:layer="layout" svg:width="0.102cm" svg:height="0.022cm" svg:x="1.446cm" svg:y="5.33cm" svg:viewBox="0 0 103 23" svg:d="M103 23c-39-27-78-30-103-8">
          <text:p/>
        </draw:path>
        <draw:path draw:style-name="gr8" draw:text-style-name="P2" draw:layer="layout" svg:width="0.162cm" svg:height="0.172cm" svg:x="1.429cm" svg:y="5.344cm" svg:viewBox="0 0 163 173" svg:d="M17 0c-28 28-21 86 21 128 39 46 96 57 125 32">
          <text:p/>
        </draw:path>
        <draw:path draw:style-name="gr8" draw:text-style-name="P2" draw:layer="layout" svg:width="0.017cm" svg:height="0.05cm" svg:x="1.591cm" svg:y="5.453cm" svg:viewBox="0 0 18 51" svg:d="M0 51c10-11 18-28 18-51">
          <text:p/>
        </draw:path>
        <draw:path draw:style-name="gr8" draw:text-style-name="P2" draw:layer="layout" svg:width="0.169cm" svg:height="0.116cm" svg:x="5.182cm" svg:y="1.633cm" svg:viewBox="0 0 170 117" svg:d="M170 0c-100 10-170 61-170 117">
          <text:p/>
        </draw:path>
        <draw:path draw:style-name="gr8" draw:text-style-name="P2" draw:layer="layout" svg:width="0.102cm" svg:height="0.103cm" svg:x="5.182cm" svg:y="1.749cm" svg:viewBox="0 0 103 104" svg:d="M0 0c0 44 39 82 103 104">
          <text:p/>
        </draw:path>
        <draw:line draw:style-name="gr8" draw:text-style-name="P2" draw:layer="layout" svg:x1="5.483cm" svg:y1="1.923cm" svg:x2="5.281cm" svg:y2="1.852cm">
          <text:p/>
        </draw:line>
        <draw:line draw:style-name="gr8" draw:text-style-name="P2" draw:layer="layout" svg:x1="4.282cm" svg:y1="2.772cm" svg:x2="4.484cm" svg:y2="2.847cm">
          <text:p/>
        </draw:line>
        <draw:path draw:style-name="gr8" draw:text-style-name="P2" draw:layer="layout" svg:width="0.321cm" svg:height="0.121cm" svg:x="4.183cm" svg:y="2.552cm" svg:viewBox="0 0 322 122" svg:d="M322 18c-63-24-144-24-212-3-67 21-110 64-110 107">
          <text:p/>
        </draw:path>
        <draw:path draw:style-name="gr8" draw:text-style-name="P2" draw:layer="layout" svg:width="0.099cm" svg:height="0.106cm" svg:x="4.183cm" svg:y="2.67cm" svg:viewBox="0 0 100 107" svg:d="M0 0c0 47 39 82 100 107">
          <text:p/>
        </draw:path>
        <draw:line draw:style-name="gr8" draw:text-style-name="P2" draw:layer="layout" svg:x1="4.703cm" svg:y1="2.643cm" svg:x2="4.501cm" svg:y2="2.571cm">
          <text:p/>
        </draw:line>
        <draw:path draw:style-name="gr8" draw:text-style-name="P2" draw:layer="layout" svg:width="0.187cm" svg:height="0.027cm" svg:x="4.314cm" svg:y="2.734cm" svg:viewBox="0 0 188 28" svg:d="M0 15c61 22 135 14 188-15">
          <text:p/>
        </draw:path>
        <draw:path draw:style-name="gr8" draw:text-style-name="P2" draw:layer="layout" svg:width="0.302cm" svg:height="0.15cm" svg:x="4.241cm" svg:y="2.584cm" svg:viewBox="0 0 303 151" svg:d="M261 151c56-36 56-89 0-124-60-36-156-36-216 0-60 35-60 88 0 124">
          <text:p/>
        </draw:path>
        <draw:path draw:style-name="gr8" draw:text-style-name="P2" draw:layer="layout" svg:width="0.028cm" svg:height="0.014cm" svg:x="4.286cm" svg:y="2.734cm" svg:viewBox="0 0 29 15" svg:d="M0 0c7 4 18 8 29 15">
          <text:p/>
        </draw:path>
        <draw:line draw:style-name="gr8" draw:text-style-name="P2" draw:layer="layout" svg:x1="3.895cm" svg:y1="5.679cm" svg:x2="3.556cm" svg:y2="5.994cm">
          <text:p/>
        </draw:line>
        <draw:line draw:style-name="gr8" draw:text-style-name="P2" draw:layer="layout" svg:x1="5.351cm" svg:y1="1.633cm" svg:x2="5.673cm" svg:y2="1.747cm">
          <text:p/>
        </draw:line>
        <draw:path draw:style-name="gr8" draw:text-style-name="P2" draw:layer="layout" svg:width="0.187cm" svg:height="0.028cm" svg:x="5.312cm" svg:y="1.809cm" svg:viewBox="0 0 188 29" svg:d="M0 15c60 22 138 18 188-15">
          <text:p/>
        </draw:path>
        <draw:path draw:style-name="gr8" draw:text-style-name="P2" draw:layer="layout" svg:width="0.301cm" svg:height="0.15cm" svg:x="5.243cm" svg:y="1.663cm" svg:viewBox="0 0 302 151" svg:d="M257 151c60-35 60-88 0-125-60-35-155-35-211 0-61 37-61 90 0 125">
          <text:p/>
        </draw:path>
        <draw:path draw:style-name="gr8" draw:text-style-name="P2" draw:layer="layout" svg:width="0.028cm" svg:height="0.014cm" svg:x="5.284cm" svg:y="1.809cm" svg:viewBox="0 0 29 15" svg:d="M0 0c11 4 18 12 29 15">
          <text:p/>
        </draw:path>
        <draw:path draw:style-name="gr8" draw:text-style-name="P2" draw:layer="layout" svg:width="0.014cm" svg:height="0.053cm" svg:x="3.859cm" svg:y="3.859cm" svg:viewBox="0 0 15 54" svg:d="M0 54c3-18 7-35 15-54">
          <text:p/>
        </draw:path>
        <draw:line draw:style-name="gr8" draw:text-style-name="P2" draw:layer="layout" svg:x1="5.222cm" svg:y1="5.045cm" svg:x2="5.016cm" svg:y2="4.97cm">
          <text:p/>
        </draw:line>
        <draw:path draw:style-name="gr8" draw:text-style-name="P2" draw:layer="layout" svg:width="0.106cm" svg:height="0.113cm" svg:x="1.883cm" svg:y="5.471cm" svg:viewBox="0 0 107 114" svg:d="M0 0c4 25 14 49 36 75 21 21 46 35 71 39">
          <text:p/>
        </draw:path>
        <draw:path draw:style-name="gr8" draw:text-style-name="P2" draw:layer="layout" svg:width="0.106cm" svg:height="0.12cm" svg:x="1.502cm" svg:y="5.33cm" svg:viewBox="0 0 107 121" svg:d="M0 0c0 28 14 53 37 78 21 22 45 36 70 43">
          <text:p/>
        </draw:path>
        <draw:path draw:style-name="gr8" draw:text-style-name="P2" draw:layer="layout" svg:width="0.017cm" svg:height="0.035cm" svg:x="4.48cm" svg:y="2.709cm" svg:viewBox="0 0 18 36" svg:d="M0 36c10-10 18-25 18-36">
          <text:p/>
        </draw:path>
        <draw:path draw:style-name="gr8" draw:text-style-name="P2" draw:layer="layout" svg:width="0.211cm" svg:height="0.06cm" svg:x="4.286cm" svg:y="2.649cm" svg:viewBox="0 0 212 61" svg:d="M212 61c0-33-45-61-105-61-57 0-107 28-107 61">
          <text:p/>
        </draw:path>
        <draw:path draw:style-name="gr8" draw:text-style-name="P2" draw:layer="layout" svg:width="0.021cm" svg:height="0.035cm" svg:x="4.286cm" svg:y="2.709cm" svg:viewBox="0 0 22 36" svg:d="M0 0c0 11 7 26 22 36">
          <text:p/>
        </draw:path>
        <draw:path draw:style-name="gr8" draw:text-style-name="P2" draw:layer="layout" svg:width="0.021cm" svg:height="0.035cm" svg:x="5.478cm" svg:y="1.785cm" svg:viewBox="0 0 22 36" svg:d="M0 36c15-11 22-22 22-36">
          <text:p/>
        </draw:path>
        <draw:path draw:style-name="gr8" draw:text-style-name="P2" draw:layer="layout" svg:width="0.215cm" svg:height="0.063cm" svg:x="5.284cm" svg:y="1.725cm" svg:viewBox="0 0 216 64" svg:d="M216 64c0-35-50-64-107-64-59 0-109 29-109 64">
          <text:p/>
        </draw:path>
        <draw:path draw:style-name="gr8" draw:text-style-name="P2" draw:layer="layout" svg:width="0.021cm" svg:height="0.035cm" svg:x="5.284cm" svg:y="1.785cm" svg:viewBox="0 0 22 36" svg:d="M0 0c0 14 7 25 22 36">
          <text:p/>
        </draw:path>
        <draw:path draw:style-name="gr8" draw:text-style-name="P2" draw:layer="layout" svg:width="0.053cm" svg:height="0.18cm" svg:x="3.742cm" svg:y="3.739cm" svg:viewBox="0 0 54 181" svg:d="M0 181c0-57 18-128 54-181">
          <text:p/>
        </draw:path>
        <draw:path draw:style-name="gr8" draw:text-style-name="P2" draw:layer="layout" svg:width="0.018cm" svg:height="0.003cm" svg:x="3.88cm" svg:y="3.658cm" svg:viewBox="0 0 19 4" svg:d="M0 0c8 0 12 0 19 4">
          <text:p/>
        </draw:path>
        <draw:path draw:style-name="gr8" draw:text-style-name="P2" draw:layer="layout" svg:width="0.036cm" svg:height="0.081cm" svg:x="3.742cm" svg:y="3.919cm" svg:viewBox="0 0 37 82" svg:d="M37 82c-26-7-37-35-37-82">
          <text:p/>
        </draw:path>
        <draw:line draw:style-name="gr8" draw:text-style-name="P2" draw:layer="layout" svg:x1="3.485cm" svg:y1="4.402cm" svg:x2="4.096cm" svg:y2="4.622cm">
          <text:p/>
        </draw:line>
        <draw:line draw:style-name="gr8" draw:text-style-name="P2" draw:layer="layout" svg:x1="4.222cm" svg:y1="4.667cm" svg:x2="4.248cm" svg:y2="4.678cm">
          <text:p/>
        </draw:line>
        <draw:line draw:style-name="gr8" draw:text-style-name="P2" draw:layer="layout" svg:x1="4.028cm" svg:y1="3.901cm" svg:x2="4.636cm" svg:y2="4.121cm">
          <text:p/>
        </draw:line>
        <draw:line draw:style-name="gr8" draw:text-style-name="P2" draw:layer="layout" svg:x1="4.762cm" svg:y1="4.166cm" svg:x2="4.791cm" svg:y2="4.177cm">
          <text:p/>
        </draw:line>
        <draw:line draw:style-name="gr8" draw:text-style-name="P2" draw:layer="layout" svg:x1="3.757cm" svg:y1="4.773cm" svg:x2="4.368cm" svg:y2="4.992cm">
          <text:p/>
        </draw:line>
        <draw:line draw:style-name="gr8" draw:text-style-name="P2" draw:layer="layout" svg:x1="4.49cm" svg:y1="5.037cm" svg:x2="4.52cm" svg:y2="5.049cm">
          <text:p/>
        </draw:line>
        <draw:line draw:style-name="gr8" draw:text-style-name="P2" draw:layer="layout" svg:x1="3.485cm" svg:y1="5.662cm" svg:x2="4.096cm" svg:y2="5.885cm">
          <text:p/>
        </draw:line>
        <draw:line draw:style-name="gr8" draw:text-style-name="P2" draw:layer="layout" svg:x1="4.222cm" svg:y1="5.93cm" svg:x2="4.248cm" svg:y2="5.941cm">
          <text:p/>
        </draw:line>
        <draw:line draw:style-name="gr8" draw:text-style-name="P2" draw:layer="layout" svg:x1="4.028cm" svg:y1="5.164cm" svg:x2="4.636cm" svg:y2="5.384cm">
          <text:p/>
        </draw:line>
        <draw:line draw:style-name="gr8" draw:text-style-name="P2" draw:layer="layout" svg:x1="4.762cm" svg:y1="5.429cm" svg:x2="4.791cm" svg:y2="5.44cm">
          <text:p/>
        </draw:line>
        <draw:line draw:style-name="gr8" draw:text-style-name="P2" draw:layer="layout" svg:x1="4.749cm" svg:y1="4.294cm" svg:x2="4.73cm" svg:y2="4.282cm">
          <text:p/>
        </draw:line>
        <draw:line draw:style-name="gr8" draw:text-style-name="P2" draw:layer="layout" svg:x1="4.834cm" svg:y1="4.061cm" svg:x2="4.811cm" svg:y2="4.053cm">
          <text:p/>
        </draw:line>
        <draw:line draw:style-name="gr8" draw:text-style-name="P2" draw:layer="layout" svg:x1="4.714cm" svg:y1="4.269cm" svg:x2="4.667cm" svg:y2="4.25cm">
          <text:p/>
        </draw:line>
        <draw:line draw:style-name="gr8" draw:text-style-name="P2" draw:layer="layout" svg:x1="4.791cm" svg:y1="4.057cm" svg:x2="4.744cm" svg:y2="4.039cm">
          <text:p/>
        </draw:line>
        <draw:line draw:style-name="gr8" draw:text-style-name="P2" draw:layer="layout" svg:x1="4.664cm" svg:y1="4.255cm" svg:x2="4.642cm" svg:y2="4.247cm">
          <text:p/>
        </draw:line>
        <draw:line draw:style-name="gr8" draw:text-style-name="P2" draw:layer="layout" svg:x1="4.742cm" svg:y1="4.036cm" svg:x2="4.723cm" svg:y2="4.028cm">
          <text:p/>
        </draw:line>
        <draw:line draw:style-name="gr8" draw:text-style-name="P2" draw:layer="layout" svg:x1="4.209cm" svg:y1="4.795cm" svg:x2="4.187cm" svg:y2="4.783cm">
          <text:p/>
        </draw:line>
        <draw:line draw:style-name="gr8" draw:text-style-name="P2" draw:layer="layout" svg:x1="4.29cm" svg:y1="4.562cm" svg:x2="4.272cm" svg:y2="4.554cm">
          <text:p/>
        </draw:line>
        <draw:line draw:style-name="gr8" draw:text-style-name="P2" draw:layer="layout" svg:x1="4.17cm" svg:y1="4.771cm" svg:x2="4.127cm" svg:y2="4.751cm">
          <text:p/>
        </draw:line>
        <draw:line draw:style-name="gr8" draw:text-style-name="P2" draw:layer="layout" svg:x1="4.248cm" svg:y1="4.558cm" svg:x2="4.201cm" svg:y2="4.54cm">
          <text:p/>
        </draw:line>
        <draw:line draw:style-name="gr8" draw:text-style-name="P2" draw:layer="layout" svg:x1="4.121cm" svg:y1="4.756cm" svg:x2="4.102cm" svg:y2="4.748cm">
          <text:p/>
        </draw:line>
        <draw:line draw:style-name="gr8" draw:text-style-name="P2" draw:layer="layout" svg:x1="4.202cm" svg:y1="4.537cm" svg:x2="4.18cm" svg:y2="4.526cm">
          <text:p/>
        </draw:line>
        <draw:line draw:style-name="gr8" draw:text-style-name="P2" draw:layer="layout" svg:x1="4.749cm" svg:y1="5.557cm" svg:x2="4.73cm" svg:y2="5.545cm">
          <text:p/>
        </draw:line>
        <draw:line draw:style-name="gr8" draw:text-style-name="P2" draw:layer="layout" svg:x1="4.834cm" svg:y1="5.324cm" svg:x2="4.811cm" svg:y2="5.312cm">
          <text:p/>
        </draw:line>
        <draw:line draw:style-name="gr8" draw:text-style-name="P2" draw:layer="layout" svg:x1="4.714cm" svg:y1="5.532cm" svg:x2="4.667cm" svg:y2="5.513cm">
          <text:p/>
        </draw:line>
        <draw:line draw:style-name="gr8" draw:text-style-name="P2" draw:layer="layout" svg:x1="4.791cm" svg:y1="5.317cm" svg:x2="4.744cm" svg:y2="5.302cm">
          <text:p/>
        </draw:line>
        <draw:line draw:style-name="gr8" draw:text-style-name="P2" draw:layer="layout" svg:x1="4.664cm" svg:y1="5.518cm" svg:x2="4.642cm" svg:y2="5.51cm">
          <text:p/>
        </draw:line>
        <draw:line draw:style-name="gr8" draw:text-style-name="P2" draw:layer="layout" svg:x1="4.742cm" svg:y1="5.299cm" svg:x2="4.723cm" svg:y2="5.288cm">
          <text:p/>
        </draw:line>
        <draw:line draw:style-name="gr8" draw:text-style-name="P2" draw:layer="layout" svg:x1="4.209cm" svg:y1="6.058cm" svg:x2="4.187cm" svg:y2="6.046cm">
          <text:p/>
        </draw:line>
        <draw:line draw:style-name="gr8" draw:text-style-name="P2" draw:layer="layout" svg:x1="4.29cm" svg:y1="5.825cm" svg:x2="4.272cm" svg:y2="5.813cm">
          <text:p/>
        </draw:line>
        <draw:line draw:style-name="gr8" draw:text-style-name="P2" draw:layer="layout" svg:x1="4.17cm" svg:y1="6.033cm" svg:x2="4.127cm" svg:y2="6.014cm">
          <text:p/>
        </draw:line>
        <draw:line draw:style-name="gr8" draw:text-style-name="P2" draw:layer="layout" svg:x1="4.248cm" svg:y1="5.818cm" svg:x2="4.201cm" svg:y2="5.803cm">
          <text:p/>
        </draw:line>
        <draw:line draw:style-name="gr8" draw:text-style-name="P2" draw:layer="layout" svg:x1="4.121cm" svg:y1="6.019cm" svg:x2="4.102cm" svg:y2="6.011cm">
          <text:p/>
        </draw:line>
        <draw:line draw:style-name="gr8" draw:text-style-name="P2" draw:layer="layout" svg:x1="4.202cm" svg:y1="5.8cm" svg:x2="4.18cm" svg:y2="5.789cm">
          <text:p/>
        </draw:line>
        <draw:line draw:style-name="gr8" draw:text-style-name="P2" draw:layer="layout" svg:x1="4.477cm" svg:y1="5.165cm" svg:x2="4.459cm" svg:y2="5.157cm">
          <text:p/>
        </draw:line>
        <draw:line draw:style-name="gr8" draw:text-style-name="P2" draw:layer="layout" svg:x1="4.562cm" svg:y1="4.932cm" svg:x2="4.54cm" svg:y2="4.924cm">
          <text:p/>
        </draw:line>
        <draw:line draw:style-name="gr8" draw:text-style-name="P2" draw:layer="layout" svg:x1="4.442cm" svg:y1="5.14cm" svg:x2="4.395cm" svg:y2="5.122cm">
          <text:p/>
        </draw:line>
        <draw:line draw:style-name="gr8" draw:text-style-name="P2" draw:layer="layout" svg:x1="4.52cm" svg:y1="4.929cm" svg:x2="4.473cm" svg:y2="4.91cm">
          <text:p/>
        </draw:line>
        <draw:line draw:style-name="gr8" draw:text-style-name="P2" draw:layer="layout" svg:x1="4.393cm" svg:y1="5.126cm" svg:x2="4.374cm" svg:y2="5.118cm">
          <text:p/>
        </draw:line>
        <draw:line draw:style-name="gr8" draw:text-style-name="P2" draw:layer="layout" svg:x1="4.474cm" svg:y1="4.908cm" svg:x2="4.452cm" svg:y2="4.9cm">
          <text:p/>
        </draw:line>
        <draw:line draw:style-name="gr8" draw:text-style-name="P2" draw:layer="layout" svg:x1="1.322cm" svg:y1="8.209cm" svg:x2="2.354cm" svg:y2="8.58cm">
          <text:p/>
        </draw:line>
        <draw:line draw:style-name="gr8" draw:text-style-name="P2" draw:layer="layout" svg:x1="4.624cm" svg:y1="1.481cm" svg:x2="5.211cm" svg:y2="1.694cm">
          <text:p/>
        </draw:line>
        <draw:line draw:style-name="gr8" draw:text-style-name="P2" draw:layer="layout" svg:x1="5.182cm" svg:y1="1.749cm" svg:x2="5.182cm" svg:y2="1.823cm">
          <text:p/>
        </draw:line>
        <draw:line draw:style-name="gr8" draw:text-style-name="P2" draw:layer="layout" svg:x1="4.183cm" svg:y1="2.67cm" svg:x2="4.183cm" svg:y2="2.744cm">
          <text:p/>
        </draw:line>
        <draw:line draw:style-name="gr8" draw:text-style-name="P2" draw:layer="layout" svg:x1="3.898cm" svg:y1="3.661cm" svg:x2="3.923cm" svg:y2="3.673cm">
          <text:p/>
        </draw:line>
        <draw:line draw:style-name="gr8" draw:text-style-name="P2" draw:layer="layout" svg:x1="3.774cm" svg:y1="4cm" svg:x2="3.796cm" svg:y2="4.008cm">
          <text:p/>
        </draw:line>
        <draw:line draw:style-name="gr8" draw:text-style-name="P2" draw:layer="layout" svg:x1="3.831cm" svg:y1="5.284cm" svg:x2="3.86cm" svg:y2="5.297cm">
          <text:p/>
        </draw:line>
        <draw:path draw:style-name="gr1" draw:text-style-name="P1" draw:layer="layout" svg:width="6.22cm" svg:height="6.032cm" svg:x="14.488cm" svg:y="1.887cm" svg:viewBox="0 0 6221 6033" svg:d="M6221 5264v-2900c0-38-39-81-82-95l-1188-395c-64-21-120-85-120-141v-250l-2237-749v-67l-370-124-43 53-1274-423v-67l-321-106-170 222v67 50l-367 490c15-18 43-21 71-14l4167 1391 544-723v250c0 56 56 120 120 141l1188 395c43 14 82 57 82 95v2900c0 11-4 18-11 29l-543 723c7-7 7-18 7-28v-2900c0-39-36-78-78-92l-1189-399c-63-21-120-84-120-141v-183-67 67 183c0 57 57 120 120 141l1189 399c42 14 78 53 78 92v2900c0 10 0 21-7 28-14 17-43 21-71 14l-575-194v-67l494 166c32 10 60 3 74-15 4-7 7-17 7-24v-773-1675-191-74-71c0-38-35-81-81-95l-353-116-84-29-131-42-35-14-25-7-130-46-399-130c-67-25-120-85-120-142v-236l-3342-1111-441-149-254-85c-28-11-56-3-70 14-7 7-11 14-11 25v414l-78-25v-481c0-10 4-21 7-28-3 7-7 18-7 28v481l-42 53v2773c0 38 39 81 81 95l4901 1633 39-56 575 194c28 7 57 3 71-14l543-723c7-11 11-18 11-29z">
          <text:p/>
        </draw:path>
        <draw:polygon draw:style-name="gr7" draw:text-style-name="P2" draw:layer="layout" svg:width="0cm" svg:height="0cm" svg:x="17.734cm" svg:y="5.298cm" svg:viewBox="0 0 0 0" draw:points="0,0">
          <text:p/>
        </draw:polygon>
        <draw:path draw:style-name="gr1" draw:text-style-name="P1" draw:layer="layout" svg:width="4.97cm" svg:height="3.979cm" svg:x="15.113cm" svg:y="3.03cm" svg:viewBox="0 0 4971 3980" svg:d="M4971 3980v-1676l-14-25h4c0 0-4-4-4-7l-21-50 21 57-21-57c-7-17-7-45 0-81 7-35 18-70 35-102-17 32-28 67-35 102-7 36-7 64 0 81l21 57v-7c-14-28-7-92 14-159l-14 159c-14-28-7-92 14-159l-10 166c0 0-4-4-4-7-14-28-7-92 14-159v-74-74c0-35-35-78-81-92l-353-120-84-28v109c0 21-7 43-18 57-32 42-106 49-180 10-74-38-123-109-123-173v-109 109c0 64 49 135 123 173 74 39 148 32 180-10l102-138-102 138c11-14 18-36 18-57v-109l-131-42c28 14 53 35 71 60 3 3 3 3 7 7 17 24 24 53 24 77 0 60-53 88-123 71-67-18-131-81-141-141-11-64 32-103 102-96l-130-42-399-130c-67-25-120-89-120-142v-236l-3342-1111-271 360v1675l179 64c92 28 163 113 163 187v148l1802 604 124-170c36-46 114-49 184-11 74 39 124 114 124 174v152l1802 600 127-170c32-42 106-49 180-10s124 109 124 173v151z">
          <text:p/>
        </draw:path>
        <draw:polygon draw:style-name="gr7" draw:text-style-name="P2" draw:layer="layout" svg:width="0cm" svg:height="0cm" svg:x="17.734cm" svg:y="5.298cm" svg:viewBox="0 0 0 0" draw:points="0,0">
          <text:p/>
        </draw:polygon>
        <draw:path draw:style-name="gr1" draw:text-style-name="P1" draw:layer="layout" svg:width="5.514cm" svg:height="5.035cm" svg:x="14.569cm" svg:y="2.792cm" svg:viewBox="0 0 5515 5036" svg:d="M5515 4991v-774l-162-53-356 477-326-110v-148c0-21 7-42 18-56l233-307-1803-600-357 476-324-109v-148c0-22 7-43 18-57l232-307-1802-599-357 476-261-88c-46-14-81-57-81-96v-215l357-476v-1679l-32 42c-28 35-85 46-145 28l-180-63v-265l187-250-254-85c-28-11-56-3-70 14-7 7-11 18-11 28v410l-39 53v2709c0 35 36 77 81 92l4820 1609 39-53 494 163c32 10 60 7 74-11 4-11 7-18 7-28z">
          <text:p/>
        </draw:path>
        <draw:polygon draw:style-name="gr7" draw:text-style-name="P2" draw:layer="layout" svg:width="0cm" svg:height="0cm" svg:x="17.734cm" svg:y="5.298cm" svg:viewBox="0 0 0 0" draw:points="0,0">
          <text:p/>
        </draw:polygon>
        <draw:path draw:style-name="gr1" draw:text-style-name="P1" draw:layer="layout" svg:width="4.781cm" svg:height="2.032cm" svg:x="14.537cm" svg:y="2.06cm" svg:viewBox="0 0 4782 2033" svg:d="M4238 2033l544-723-2237-749v-67l-371-124-43 53-63 88c-14 18-25 39-25 64v67c0 63 67 120 163 134s191-14 233-74l106-141-106 141c-42 60-137 88-233 74s-163-71-163-134v-67c0 63 67 120 163 134s191-14 233-74l106-141-106 141c-42 60-137 88-233 74s-163-71-163-134c0-25 11-46 25-64l63-88-1273-423-106 141c-28 39-85 67-152 74-63 7-130-7-180-35-10-11-21-14-31-18-8-4-15-4-18 0l-371 494 367-490-367 490c15-18 43-21 71-14z">
          <text:p/>
        </draw:path>
        <draw:polygon draw:style-name="gr7" draw:text-style-name="P2" draw:layer="layout" svg:width="0cm" svg:height="0cm" svg:x="17.734cm" svg:y="5.298cm" svg:viewBox="0 0 0 0" draw:points="0,0">
          <text:p/>
        </draw:polygon>
        <draw:polygon draw:style-name="gr1" draw:text-style-name="P1" draw:layer="layout" svg:width="1.005cm" svg:height="1.041cm" svg:x="15.134cm" svg:y="3.982cm" svg:viewBox="0 0 1006 1042" draw:points="1006,975 1006,1042 0,707 0,0 38,14 1006,339">
          <text:p/>
        </draw:polygon>
        <draw:polygon draw:style-name="gr7" draw:text-style-name="P2" draw:layer="layout" svg:width="0cm" svg:height="0cm" svg:x="17.734cm" svg:y="5.298cm" svg:viewBox="0 0 0 0" draw:points="0,0">
          <text:p/>
        </draw:polygon>
        <draw:polygon draw:style-name="gr1" draw:text-style-name="P1" draw:layer="layout" svg:width="0.967cm" svg:height="0.96cm" svg:x="15.172cm" svg:y="3.996cm" svg:viewBox="0 0 968 961" draw:points="968,326 968,961 0,640 0,0">
          <text:p/>
        </draw:polygon>
        <draw:polygon draw:style-name="gr7" draw:text-style-name="P2" draw:layer="layout" svg:width="0cm" svg:height="0cm" svg:x="17.734cm" svg:y="5.298cm" svg:viewBox="0 0 0 0" draw:points="0,0">
          <text:p/>
        </draw:polygon>
        <draw:path draw:style-name="gr1" draw:text-style-name="P1" draw:layer="layout" svg:width="4.981cm" svg:height="4.505cm" svg:x="14.488cm" svg:y="3.273cm" svg:viewBox="0 0 4982 4506" svg:d="M81 2872l4901 1634v-67l-4820-1609c-45-15-81-57-81-96v-2705l-81-29v2777c0 35 39 77 81 95z">
          <text:p/>
        </draw:path>
        <draw:polygon draw:style-name="gr7" draw:text-style-name="P2" draw:layer="layout" svg:width="0cm" svg:height="0cm" svg:x="17.734cm" svg:y="5.298cm" svg:viewBox="0 0 0 0" draw:points="0,0">
          <text:p/>
        </draw:polygon>
        <draw:path draw:style-name="gr1" draw:text-style-name="P1" draw:layer="layout" svg:width="0.988cm" svg:height="0.751cm" svg:x="17.899cm" svg:y="4.6cm" svg:viewBox="0 0 989 752" svg:d="M654 229l-7-42-534-180-31-7-82 509 728 243-10-70-29-209c39 32 85 50 124 53 42 4 77-10 99-35l60-81c10-14 17-32 17-53 0-63-53-135-127-174-70-39-144-35-180 11z">
          <text:p/>
        </draw:path>
        <draw:polygon draw:style-name="gr7" draw:text-style-name="P2" draw:layer="layout" svg:width="0cm" svg:height="0cm" svg:x="17.734cm" svg:y="5.298cm" svg:viewBox="0 0 0 0" draw:points="0,0">
          <text:p/>
        </draw:polygon>
        <draw:path draw:style-name="gr1" draw:text-style-name="P1" draw:layer="layout" svg:width="0.945cm" svg:height="0.674cm" svg:x="17.942cm" svg:y="4.607cm" svg:viewBox="0 0 946 675" svg:d="M869 484c10-14 17-35 17-54 0-63-53-137-127-176-70-39-148-32-180 10-38 53-10 141 67 202 39 32 85 50 124 53 42 4 77-10 99-35l60-82c10-14 17-35 17-56 0-60-53-131-127-170-70-39-144-35-180 11l-28 35-7-42-534-180-70 449 675 226-29-209c-77-61-105-149-67-202l32-42-32 42c32-42 110-49 180-10 74 39 127 113 127 176 0 19-7 40-17 54z">
          <text:p/>
        </draw:path>
        <draw:polygon draw:style-name="gr7" draw:text-style-name="P2" draw:layer="layout" svg:width="0cm" svg:height="0cm" svg:x="17.734cm" svg:y="5.298cm" svg:viewBox="0 0 0 0" draw:points="0,0">
          <text:p/>
        </draw:polygon>
        <draw:path draw:style-name="gr1" draw:text-style-name="P1" draw:layer="layout" svg:width="0.699cm" svg:height="0.879cm" svg:x="14.756cm" svg:y="5.065cm" svg:viewBox="0 0 700 880" svg:d="M700 399v-148c0-74-71-159-159-187l-183-64-358 477 180 63c89 28 163 114 163 188v152z">
          <text:p/>
        </draw:path>
        <draw:polygon draw:style-name="gr7" draw:text-style-name="P2" draw:layer="layout" svg:width="0cm" svg:height="0cm" svg:x="17.734cm" svg:y="5.298cm" svg:viewBox="0 0 0 0" draw:points="0,0">
          <text:p/>
        </draw:polygon>
        <draw:path draw:style-name="gr1" draw:text-style-name="P1" draw:layer="layout" svg:width="0.663cm" svg:height="0.827cm" svg:x="17.025cm" svg:y="5.861cm" svg:viewBox="0 0 664 828" svg:d="M664 199v153l-358 476v-152c0-63-52-134-123-172-74-39-148-32-183 10l232-308 124-169c35-46 109-49 183-11 75 39 125 110 125 173z">
          <text:p/>
        </draw:path>
        <draw:polygon draw:style-name="gr7" draw:text-style-name="P2" draw:layer="layout" svg:width="0cm" svg:height="0cm" svg:x="17.734cm" svg:y="5.298cm" svg:viewBox="0 0 0 0" draw:points="0,0">
          <text:p/>
        </draw:polygon>
        <draw:path draw:style-name="gr1" draw:text-style-name="P1" draw:layer="layout" svg:width="0.663cm" svg:height="0.828cm" svg:x="19.258cm" svg:y="6.605cm" svg:viewBox="0 0 664 829" svg:d="M664 200v148l-356 481v-152c0-64-51-134-125-173s-148-32-183 11l232-308 128-170c32-46 106-49 180-10s124 109 124 173z">
          <text:p/>
        </draw:path>
        <draw:polygon draw:style-name="gr7" draw:text-style-name="P2" draw:layer="layout" svg:width="0cm" svg:height="0cm" svg:x="17.734cm" svg:y="5.298cm" svg:viewBox="0 0 0 0" draw:points="0,0">
          <text:p/>
        </draw:polygon>
        <draw:path draw:style-name="gr1" draw:text-style-name="P1" draw:layer="layout" svg:width="0.628cm" svg:height="0.55cm" svg:x="14.756cm" svg:y="2.882cm" svg:viewBox="0 0 629 551" svg:d="M325 551l32-42 272-360-442-149-187 251 180 60c57 18 109 60 138 106 28 49 31 102 7 134z">
          <text:p/>
        </draw:path>
        <draw:polygon draw:style-name="gr7" draw:text-style-name="P2" draw:layer="layout" svg:width="0cm" svg:height="0cm" svg:x="17.734cm" svg:y="5.298cm" svg:viewBox="0 0 0 0" draw:points="0,0">
          <text:p/>
        </draw:polygon>
        <draw:path draw:style-name="gr1" draw:text-style-name="P1" draw:layer="layout" svg:width="0.384cm" svg:height="0.37cm" svg:x="18.045cm" svg:y="4.019cm" svg:viewBox="0 0 385 371" svg:d="M307 335c11-14 18-35 18-57 0-64-53-135-124-174-75-35-149-31-184 11-39 53-7 149 74 209 78 57 177 64 216 11 11-14 18-35 18-57 0-64-53-135-124-174-75-35-149-31-184 11-39 53-7 149 74 209 78 57 177 64 216 11l60-81c11-14 18-37 18-58 0-60-50-134-124-169-74-39-149-35-184 7l-60 81 60-81c35-42 110-46 184-7 74 35 124 109 124 169 0 21-7 44-18 58z">
          <text:p/>
        </draw:path>
        <draw:polygon draw:style-name="gr7" draw:text-style-name="P2" draw:layer="layout" svg:width="0cm" svg:height="0cm" svg:x="17.734cm" svg:y="5.298cm" svg:viewBox="0 0 0 0" draw:points="0,0">
          <text:p/>
        </draw:polygon>
        <draw:path draw:style-name="gr1" draw:text-style-name="P1" draw:layer="layout" svg:width="0.384cm" svg:height="0.371cm" svg:x="17.587cm" svg:y="4.45cm" svg:viewBox="0 0 385 372" svg:d="M307 335c11-14 18-32 18-53 0-63-53-135-124-174-75-38-149-35-184 11l60-81-60 81c-39 53-7 146 74 206 78 60 178 63 216 10 11-14 18-32 18-53 0-63-53-135-124-174-75-38-149-35-184 11-39 53-7 146 74 206 78 60 178 63 216 10l60-81c11-14 18-32 18-53 0-64-49-135-123-174-76-39-150-35-185 11 35-46 109-50 185-11 74 39 123 110 123 174 0 21-7 39-18 53z">
          <text:p/>
        </draw:path>
        <draw:polygon draw:style-name="gr7" draw:text-style-name="P2" draw:layer="layout" svg:width="0cm" svg:height="0cm" svg:x="17.734cm" svg:y="5.298cm" svg:viewBox="0 0 0 0" draw:points="0,0">
          <text:p/>
        </draw:polygon>
        <draw:path draw:style-name="gr1" draw:text-style-name="P1" draw:layer="layout" svg:width="0.491cm" svg:height="0.324cm" svg:x="14.904cm" svg:y="1.887cm" svg:viewBox="0 0 492 325" svg:d="M0 227l171-227 321 106-106 142c-39 53-120 81-205 77-84-7-156-45-181-98z">
          <text:p/>
        </draw:path>
        <draw:polygon draw:style-name="gr7" draw:text-style-name="P2" draw:layer="layout" svg:width="0cm" svg:height="0cm" svg:x="17.734cm" svg:y="5.298cm" svg:viewBox="0 0 0 0" draw:points="0,0">
          <text:p/>
        </draw:polygon>
        <draw:path draw:style-name="gr1" draw:text-style-name="P1" draw:layer="layout" svg:width="0.342cm" svg:height="0.402cm" svg:x="14.756cm" svg:y="5.542cm" svg:viewBox="0 0 343 403" svg:d="M81 315l262 88v-153c0-74-70-159-162-187l-181-63v218c0 39 35 83 81 97z">
          <text:p/>
        </draw:path>
        <draw:polygon draw:style-name="gr7" draw:text-style-name="P2" draw:layer="layout" svg:width="0cm" svg:height="0cm" svg:x="17.734cm" svg:y="5.298cm" svg:viewBox="0 0 0 0" draw:points="0,0">
          <text:p/>
        </draw:polygon>
        <draw:path draw:style-name="gr1" draw:text-style-name="P1" draw:layer="layout" svg:width="0.342cm" svg:height="0.34cm" svg:x="14.756cm" svg:y="3.129cm" svg:viewBox="0 0 343 341" svg:d="M181 332c64 18 120 7 145-28 24-32 24-85-7-134-29-46-81-93-138-110l-181-60v269z">
          <text:p/>
        </draw:path>
        <draw:polygon draw:style-name="gr7" draw:text-style-name="P2" draw:layer="layout" svg:width="0cm" svg:height="0cm" svg:x="17.734cm" svg:y="5.298cm" svg:viewBox="0 0 0 0" draw:points="0,0">
          <text:p/>
        </draw:polygon>
        <draw:path draw:style-name="gr1" draw:text-style-name="P1" draw:layer="layout" svg:width="0.325cm" svg:height="0.352cm" svg:x="19.24cm" svg:y="7.081cm" svg:viewBox="0 0 326 353" svg:d="M326 201v152l-326-110v-149c0-21 7-42 18-56 36-46 110-50 184-11s124 110 124 174z">
          <text:p/>
        </draw:path>
        <draw:polygon draw:style-name="gr7" draw:text-style-name="P2" draw:layer="layout" svg:width="0cm" svg:height="0cm" svg:x="17.734cm" svg:y="5.298cm" svg:viewBox="0 0 0 0" draw:points="0,0">
          <text:p/>
        </draw:polygon>
        <draw:path draw:style-name="gr1" draw:text-style-name="P1" draw:layer="layout" svg:width="0.324cm" svg:height="0.351cm" svg:x="17.007cm" svg:y="6.337cm" svg:viewBox="0 0 325 352" svg:d="M325 200v152l-325-109v-153c0-21 8-39 19-53 35-46 109-49 183-10 74 38 123 109 123 173z">
          <text:p/>
        </draw:path>
        <draw:polygon draw:style-name="gr7" draw:text-style-name="P2" draw:layer="layout" svg:width="0cm" svg:height="0cm" svg:x="17.734cm" svg:y="5.298cm" svg:viewBox="0 0 0 0" draw:points="0,0">
          <text:p/>
        </draw:polygon>
        <draw:polygon draw:style-name="gr1" draw:text-style-name="P1" draw:layer="layout" svg:width="1.005cm" svg:height="0.388cm" svg:x="15.134cm" svg:y="4.635cm" svg:viewBox="0 0 1006 389" draw:points="1006,322 1006,389 0,53 38,0">
          <text:p/>
        </draw:polygon>
        <draw:polygon draw:style-name="gr7" draw:text-style-name="P2" draw:layer="layout" svg:width="0cm" svg:height="0cm" svg:x="17.734cm" svg:y="5.298cm" svg:viewBox="0 0 0 0" draw:points="0,0">
          <text:p/>
        </draw:polygon>
        <draw:path draw:style-name="gr1" draw:text-style-name="P1" draw:layer="layout" svg:width="0.272cm" svg:height="0.243cm" svg:x="14.802cm" svg:y="3.201cm" svg:viewBox="0 0 273 244" svg:d="M273 169c0-25-11-50-29-75-3-3-3-7-8-10-21-29-56-54-88-68-3-4-7-4-14-7-74-25-134 7-134 71 0 60 60 131 134 156 78 24 139-4 139-67z">
          <text:p/>
        </draw:path>
        <draw:polygon draw:style-name="gr7" draw:text-style-name="P2" draw:layer="layout" svg:width="0cm" svg:height="0cm" svg:x="17.734cm" svg:y="5.298cm" svg:viewBox="0 0 0 0" draw:points="0,0">
          <text:p/>
        </draw:polygon>
        <draw:path draw:style-name="gr1" draw:text-style-name="P1" draw:layer="layout" svg:width="0.272cm" svg:height="0.243cm" svg:x="14.802cm" svg:y="5.617cm" svg:viewBox="0 0 273 244" svg:d="M273 169c0-28-11-53-29-79-3-3-3-7-8-10-21-28-56-53-88-67-3-4-7-4-14-4-74-24-134 4-134 67 0 65 60 132 134 160 78 25 139-7 139-67z">
          <text:p/>
        </draw:path>
        <draw:polygon draw:style-name="gr7" draw:text-style-name="P2" draw:layer="layout" svg:width="0cm" svg:height="0cm" svg:x="17.734cm" svg:y="5.298cm" svg:viewBox="0 0 0 0" draw:points="0,0">
          <text:p/>
        </draw:polygon>
        <draw:path draw:style-name="gr1" draw:text-style-name="P1" draw:layer="layout" svg:width="0.272cm" svg:height="0.241cm" svg:x="17.035cm" svg:y="6.362cm" svg:viewBox="0 0 273 242" svg:d="M273 165c0-21-11-49-28-74-4-4-7-7-7-11-25-28-57-53-93-68-4 0-7-3-11-3-74-25-134 3-134 68 0 63 60 130 134 155 75 28 139-4 139-67z">
          <text:p/>
        </draw:path>
        <draw:polygon draw:style-name="gr7" draw:text-style-name="P2" draw:layer="layout" svg:width="0cm" svg:height="0cm" svg:x="17.734cm" svg:y="5.298cm" svg:viewBox="0 0 0 0" draw:points="0,0">
          <text:p/>
        </draw:polygon>
        <draw:path draw:style-name="gr1" draw:text-style-name="P1" draw:layer="layout" svg:width="0.3cm" svg:height="0.202cm" svg:x="16.639cm" svg:y="2.533cm" svg:viewBox="0 0 301 203" svg:d="M216 191c32-7 54-26 68-47 39-49 7-109-68-134-74-25-162-3-201 46-35 49-7 109 67 135 4 3 7 3 11 3 39 11 77 11 113 0 3 0 10 0 10-3z">
          <text:p/>
        </draw:path>
        <draw:polygon draw:style-name="gr7" draw:text-style-name="P2" draw:layer="layout" svg:width="0cm" svg:height="0cm" svg:x="17.734cm" svg:y="5.298cm" svg:viewBox="0 0 0 0" draw:points="0,0">
          <text:p/>
        </draw:polygon>
        <draw:path draw:style-name="gr1" draw:text-style-name="P1" draw:layer="layout" svg:width="0.268cm" svg:height="0.241cm" svg:x="19.268cm" svg:y="7.105cm" svg:viewBox="0 0 269 242" svg:d="M269 166c0-24-7-49-24-74-4-3-4-7-7-10-25-29-57-53-93-67-4-4-7-4-11-4-74-29-134 4-134 67 0 60 60 131 134 155 75 26 135-3 135-67z">
          <text:p/>
        </draw:path>
        <draw:polygon draw:style-name="gr7" draw:text-style-name="P2" draw:layer="layout" svg:width="0cm" svg:height="0cm" svg:x="17.734cm" svg:y="5.298cm" svg:viewBox="0 0 0 0" draw:points="0,0">
          <text:p/>
        </draw:polygon>
        <draw:path draw:style-name="gr1" draw:text-style-name="P1" draw:layer="layout" svg:width="0.302cm" svg:height="0.202cm" svg:x="14.953cm" svg:y="1.972cm" svg:viewBox="0 0 303 203" svg:d="M216 191c33-7 54-25 72-42 35-54 7-114-72-139-74-25-162-3-201 46-35 49-7 110 67 135 3 4 7 4 10 4 36 10 78 10 113 0 4 0 11 0 11-4z">
          <text:p/>
        </draw:path>
        <draw:polygon draw:style-name="gr7" draw:text-style-name="P2" draw:layer="layout" svg:width="0cm" svg:height="0cm" svg:x="17.734cm" svg:y="5.298cm" svg:viewBox="0 0 0 0" draw:points="0,0">
          <text:p/>
        </draw:polygon>
        <draw:polygon draw:style-name="gr1" draw:text-style-name="P1" draw:layer="layout" svg:width="0.727cm" svg:height="0.296cm" svg:x="17.899cm" svg:y="5.055cm" svg:viewBox="0 0 728 297" draw:points="43,0 0,53 728,297 718,227">
          <text:p/>
        </draw:polygon>
        <draw:polygon draw:style-name="gr7" draw:text-style-name="P2" draw:layer="layout" svg:width="0cm" svg:height="0cm" svg:x="17.734cm" svg:y="5.298cm" svg:viewBox="0 0 0 0" draw:points="0,0">
          <text:p/>
        </draw:polygon>
        <draw:path draw:style-name="gr1" draw:text-style-name="P1" draw:layer="layout" svg:width="0.859cm" svg:height="0.389cm" svg:x="20.263cm" svg:y="5.189cm" svg:viewBox="0 0 860 390" svg:d="M844 156l-17-7c-7-3-15 0-22 4l-46-15c-4-3-8-7-11-7l-21-7c-18-7-53 39-71 99l-656-223 656 223c-10 28-17 60-17 81 0 25 7 39 17 43l18 7c3 0 7 0 10-4l50 18c0 7 7 14 10 14l22 7c22 7 57-39 78-102 21-67 21-124 0-131z">
          <text:p/>
        </draw:path>
        <draw:polygon draw:style-name="gr7" draw:text-style-name="P2" draw:layer="layout" svg:width="0cm" svg:height="0cm" svg:x="17.734cm" svg:y="5.298cm" svg:viewBox="0 0 0 0" draw:points="0,0">
          <text:p/>
        </draw:polygon>
        <draw:path draw:style-name="gr1" draw:text-style-name="P1" draw:layer="layout" svg:width="0.862cm" svg:height="0.389cm" svg:x="20.464cm" svg:y="4.921cm" svg:viewBox="0 0 863 390" svg:d="M844 151l-17-7c-7 0-14 0-22 7l-45-17c-4-4-4-4-11-7l-18-4c-21-7-53 36-74 99l-657-222 657 222c-10 28-14 56-14 81 0 26 4 40 14 43l18 4c7 4 11 4 14 0l46 18c3 7 7 14 14 14l18 7c21 7 56-39 77-107 25-64 25-123 0-131z">
          <text:p/>
        </draw:path>
        <draw:polygon draw:style-name="gr7" draw:text-style-name="P2" draw:layer="layout" svg:width="0cm" svg:height="0cm" svg:x="17.734cm" svg:y="5.298cm" svg:viewBox="0 0 0 0" draw:points="0,0">
          <text:p/>
        </draw:polygon>
        <draw:path draw:style-name="gr1" draw:text-style-name="P1" draw:layer="layout" svg:width="0.491cm" svg:height="0.284cm" svg:x="14.904cm" svg:y="1.993cm" svg:viewBox="0 0 492 285" svg:d="M492 67v-67l-106 142c-39 53-120 81-205 77-84-7-156-45-181-103v72 49l4-3c3-8 10-8 18-4 10 4 22 11 32 18 50 28 117 42 184 35 63-7 120-35 148-74z">
          <text:p/>
        </draw:path>
        <draw:polygon draw:style-name="gr7" draw:text-style-name="P2" draw:layer="layout" svg:width="0cm" svg:height="0cm" svg:x="17.734cm" svg:y="5.298cm" svg:viewBox="0 0 0 0" draw:points="0,0">
          <text:p/>
        </draw:polygon>
        <draw:polygon draw:style-name="gr1" draw:text-style-name="P1" draw:layer="layout" svg:width="0.042cm" svg:height="0.706cm" svg:x="15.134cm" svg:y="3.982cm" svg:viewBox="0 0 43 707" draw:points="43,654 43,14 0,0 0,707">
          <text:p/>
        </draw:polygon>
        <draw:polygon draw:style-name="gr7" draw:text-style-name="P2" draw:layer="layout" svg:width="0cm" svg:height="0cm" svg:x="17.734cm" svg:y="5.298cm" svg:viewBox="0 0 0 0" draw:points="0,0">
          <text:p/>
        </draw:polygon>
        <draw:path draw:style-name="gr1" draw:text-style-name="P1" draw:layer="layout" svg:width="0.272cm" svg:height="0.243cm" svg:x="14.802cm" svg:y="3.201cm" svg:viewBox="0 0 273 244" svg:d="M148 16c-3-4-7-4-14-7-74-25-134 7-134 71 0 60 60 131 134 156 78 24 139-4 139-67 0-25-11-50-29-75-3-3-3-7-8-10 12 14 16 32 16 46 0 10-4 21-11 31-26 32-82 29-128-7-46-35-67-89-42-121 14-21 42-28 77-17z">
          <text:p/>
        </draw:path>
        <draw:polygon draw:style-name="gr7" draw:text-style-name="P2" draw:layer="layout" svg:width="0cm" svg:height="0cm" svg:x="17.734cm" svg:y="5.298cm" svg:viewBox="0 0 0 0" draw:points="0,0">
          <text:p/>
        </draw:polygon>
        <draw:path draw:style-name="gr1" draw:text-style-name="P1" draw:layer="layout" svg:width="0.302cm" svg:height="0.194cm" svg:x="14.953cm" svg:y="1.972cm" svg:viewBox="0 0 303 195" svg:d="M205 195c18-7 32-18 39-29 8-10 12-21 12-31 0-39-47-71-107-71-57 0-106 32-106 71 0 24 21 49 49 60-3 0-7 0-10-4-74-25-102-85-67-134 39-50 127-72 201-47 79 25 107 86 72 139-18 17-39 35-72 42 0 4-7 4-11 4z">
          <text:p/>
        </draw:path>
        <draw:polygon draw:style-name="gr7" draw:text-style-name="P2" draw:layer="layout" svg:width="0cm" svg:height="0cm" svg:x="17.734cm" svg:y="5.298cm" svg:viewBox="0 0 0 0" draw:points="0,0">
          <text:p/>
        </draw:polygon>
        <draw:path draw:style-name="gr1" draw:text-style-name="P1" draw:layer="layout" svg:width="0.272cm" svg:height="0.243cm" svg:x="14.802cm" svg:y="5.617cm" svg:viewBox="0 0 273 244" svg:d="M148 13c-3-4-7-4-14-4-74-24-134 4-134 67 0 65 60 132 134 160 78 25 139-7 139-67 0-28-11-53-29-79-3-3-3-7-8-10 12 19 16 33 16 47s-4 24-11 31c-26 32-82 29-128-7-46-35-67-89-42-121 14-17 42-24 77-17z">
          <text:p/>
        </draw:path>
        <draw:polygon draw:style-name="gr7" draw:text-style-name="P2" draw:layer="layout" svg:width="0cm" svg:height="0cm" svg:x="17.734cm" svg:y="5.298cm" svg:viewBox="0 0 0 0" draw:points="0,0">
          <text:p/>
        </draw:polygon>
        <draw:path draw:style-name="gr1" draw:text-style-name="P1" draw:layer="layout" svg:width="0.272cm" svg:height="0.241cm" svg:x="17.035cm" svg:y="6.362cm" svg:viewBox="0 0 273 242" svg:d="M145 12c-4 0-7-3-11-3-74-25-134 3-134 68 0 63 60 130 134 155 75 28 139-4 139-67 0-21-11-49-28-74-4-4-7-7-7-11 7 18 14 32 14 46s-4 25-11 32c-25 32-82 28-128-7s-67-88-42-120c14-19 42-26 74-19z">
          <text:p/>
        </draw:path>
        <draw:polygon draw:style-name="gr7" draw:text-style-name="P2" draw:layer="layout" svg:width="0cm" svg:height="0cm" svg:x="17.734cm" svg:y="5.298cm" svg:viewBox="0 0 0 0" draw:points="0,0">
          <text:p/>
        </draw:polygon>
        <draw:path draw:style-name="gr1" draw:text-style-name="P1" draw:layer="layout" svg:width="0.268cm" svg:height="0.241cm" svg:x="19.268cm" svg:y="7.105cm" svg:viewBox="0 0 269 242" svg:d="M145 15c-4-4-7-4-11-4-74-29-134 4-134 67 0 60 60 131 134 155 75 26 135-3 135-67 0-24-7-49-24-74-4-3-4-7-7-10 10 14 14 31 14 45 0 11-4 25-11 32-25 32-82 28-128-7s-67-88-42-120c14-21 42-29 74-17z">
          <text:p/>
        </draw:path>
        <draw:polygon draw:style-name="gr7" draw:text-style-name="P2" draw:layer="layout" svg:width="0cm" svg:height="0cm" svg:x="17.734cm" svg:y="5.298cm" svg:viewBox="0 0 0 0" draw:points="0,0">
          <text:p/>
        </draw:polygon>
        <draw:path draw:style-name="gr1" draw:text-style-name="P1" draw:layer="layout" svg:width="0.3cm" svg:height="0.193cm" svg:x="16.639cm" svg:y="2.533cm" svg:viewBox="0 0 301 194" svg:d="M206 194c17-7 31-17 38-28 8-7 12-21 12-31 0-39-47-72-107-72-56 0-106 33-106 72 0 24 22 49 50 59-4 0-7 0-11-3-74-25-102-85-67-135 39-49 127-71 201-46 75 25 107 89 68 139-14 17-36 35-68 42 0 3-7 3-10 3z">
          <text:p/>
        </draw:path>
        <draw:polygon draw:style-name="gr7" draw:text-style-name="P2" draw:layer="layout" svg:width="0cm" svg:height="0cm" svg:x="17.734cm" svg:y="5.298cm" svg:viewBox="0 0 0 0" draw:points="0,0">
          <text:p/>
        </draw:polygon>
        <draw:path draw:style-name="gr1" draw:text-style-name="P1" draw:layer="layout" svg:width="0.27cm" svg:height="0.244cm" svg:x="19.27cm" svg:y="4.691cm" svg:viewBox="0 0 271 245" svg:d="M104 1c-70-7-113 32-102 97 10 60 74 123 141 141 70 21 128-11 128-71 0-24-11-49-28-74-4-3-4-7-7-10 10 14 14 31 14 45 0 11-4 25-11 32-22 32-82 28-128-7s-67-88-42-121c10-14 35-24 60-21z">
          <text:p/>
        </draw:path>
        <draw:polygon draw:style-name="gr7" draw:text-style-name="P2" draw:layer="layout" svg:width="0cm" svg:height="0cm" svg:x="17.734cm" svg:y="5.298cm" svg:viewBox="0 0 0 0" draw:points="0,0">
          <text:p/>
        </draw:polygon>
        <draw:path draw:style-name="gr1" draw:text-style-name="P1" draw:layer="layout" svg:width="0.134cm" svg:height="0.288cm" svg:x="20.397cm" svg:y="4.779cm" svg:viewBox="0 0 135 289" svg:d="M135 54c0-43-14-64-39-50-10 7-17 14-28 28-40 50-68 138-68 201 0 18 0 30 7 40 11 32 44 14 75-36 32-56 53-131 53-183z">
          <text:p/>
        </draw:path>
        <draw:polygon draw:style-name="gr7" draw:text-style-name="P2" draw:layer="layout" svg:width="0cm" svg:height="0cm" svg:x="17.734cm" svg:y="5.298cm" svg:viewBox="0 0 0 0" draw:points="0,0">
          <text:p/>
        </draw:polygon>
        <draw:path draw:style-name="gr1" draw:text-style-name="P1" draw:layer="layout" svg:width="0.134cm" svg:height="0.289cm" svg:x="20.196cm" svg:y="5.047cm" svg:viewBox="0 0 135 290" svg:d="M135 55c0-43-14-65-40-50-10 7-21 18-28 29-39 49-67 137-67 197 0 21 0 32 7 42 11 33 42 16 74-38 33-50 54-127 54-180z">
          <text:p/>
        </draw:path>
        <draw:polygon draw:style-name="gr7" draw:text-style-name="P2" draw:layer="layout" svg:width="0cm" svg:height="0cm" svg:x="17.734cm" svg:y="5.298cm" svg:viewBox="0 0 0 0" draw:points="0,0">
          <text:p/>
        </draw:polygon>
        <draw:path draw:style-name="gr1" draw:text-style-name="P1" draw:layer="layout" svg:width="0.191cm" svg:height="0.171cm" svg:x="18.111cm" svg:y="4.158cm" svg:viewBox="0 0 192 172" svg:d="M181 149c7-11 11-21 11-32 0-21-11-46-29-67-3 0-3-3-3-3-14-14-25-25-42-32-4 0-4 0-8-4-42-18-82-15-99 11-25 32-4 85 43 120 46 36 106 40 127 7z">
          <text:p/>
        </draw:path>
        <draw:polygon draw:style-name="gr7" draw:text-style-name="P2" draw:layer="layout" svg:width="0cm" svg:height="0cm" svg:x="17.734cm" svg:y="5.298cm" svg:viewBox="0 0 0 0" draw:points="0,0">
          <text:p/>
        </draw:polygon>
        <draw:path draw:style-name="gr1" draw:text-style-name="P1" draw:layer="layout" svg:width="0.192cm" svg:height="0.17cm" svg:x="18.568cm" svg:y="4.896cm" svg:viewBox="0 0 193 171" svg:d="M183 149c7-7 10-17 10-33 0-21-10-45-28-67-4-3-7-3-7-7-12-10-26-21-40-28 0 0-3 0-7-3-42-18-81-14-102 10-21 32-4 85 46 121 46 35 103 39 128 7z">
          <text:p/>
        </draw:path>
        <draw:polygon draw:style-name="gr7" draw:text-style-name="P2" draw:layer="layout" svg:width="0cm" svg:height="0cm" svg:x="17.734cm" svg:y="5.298cm" svg:viewBox="0 0 0 0" draw:points="0,0">
          <text:p/>
        </draw:polygon>
        <draw:path draw:style-name="gr1" draw:text-style-name="P1" draw:layer="layout" svg:width="0.189cm" svg:height="0.172cm" svg:x="17.654cm" svg:y="4.591cm" svg:viewBox="0 0 190 173" svg:d="M179 151c7-11 11-21 11-32 0-22-11-47-28-68-4-3-4-7-4-7-14-11-24-21-39-28-3 0-8-4-8-4-42-21-81-14-102 11-21 28-3 85 42 121 50 35 107 39 128 7z">
          <text:p/>
        </draw:path>
        <draw:polygon draw:style-name="gr7" draw:text-style-name="P2" draw:layer="layout" svg:width="0cm" svg:height="0cm" svg:x="17.734cm" svg:y="5.298cm" svg:viewBox="0 0 0 0" draw:points="0,0">
          <text:p/>
        </draw:polygon>
        <draw:path draw:style-name="gr1" draw:text-style-name="P1" draw:layer="layout" svg:width="0.216cm" svg:height="0.138cm" svg:x="16.682cm" svg:y="2.596cm" svg:viewBox="0 0 217 139" svg:d="M206 103c7-7 11-22 11-32 0-39-51-71-107-71-60 0-110 32-110 71 0 25 22 50 50 60 39 11 77 11 116 0 14-7 28-17 40-28z">
          <text:p/>
        </draw:path>
        <draw:polygon draw:style-name="gr7" draw:text-style-name="P2" draw:layer="layout" svg:width="0cm" svg:height="0cm" svg:x="17.734cm" svg:y="5.298cm" svg:viewBox="0 0 0 0" draw:points="0,0">
          <text:p/>
        </draw:polygon>
        <draw:path draw:style-name="gr1" draw:text-style-name="P1" draw:layer="layout" svg:width="0.191cm" svg:height="0.169cm" svg:x="17.095cm" svg:y="6.371cm" svg:viewBox="0 0 192 170" svg:d="M181 149c7-7 11-22 11-33 0-14-4-32-14-46-25-28-57-53-93-67-32-7-60 0-74 18-25 32-4 85 42 121 46 35 103 39 128 7z">
          <text:p/>
        </draw:path>
        <draw:polygon draw:style-name="gr7" draw:text-style-name="P2" draw:layer="layout" svg:width="0cm" svg:height="0cm" svg:x="17.734cm" svg:y="5.298cm" svg:viewBox="0 0 0 0" draw:points="0,0">
          <text:p/>
        </draw:polygon>
        <draw:path draw:style-name="gr1" draw:text-style-name="P1" draw:layer="layout" svg:width="0.191cm" svg:height="0.169cm" svg:x="14.862cm" svg:y="5.627cm" svg:viewBox="0 0 192 170" svg:d="M181 148c7-7 11-17 11-31s-4-28-15-46c-24-28-56-54-91-68-32-7-61 0-75 17-25 33-4 86 43 121 46 36 102 39 127 7z">
          <text:p/>
        </draw:path>
        <draw:polygon draw:style-name="gr7" draw:text-style-name="P2" draw:layer="layout" svg:width="0cm" svg:height="0cm" svg:x="17.734cm" svg:y="5.298cm" svg:viewBox="0 0 0 0" draw:points="0,0">
          <text:p/>
        </draw:polygon>
        <draw:path draw:style-name="gr1" draw:text-style-name="P1" draw:layer="layout" svg:width="0.191cm" svg:height="0.171cm" svg:x="19.328cm" svg:y="7.114cm" svg:viewBox="0 0 192 172" svg:d="M181 149c7-7 11-17 11-32 0-14-4-28-14-45-25-29-58-53-93-67-32-11-60-4-74 17-25 32-4 85 42 120 46 36 103 40 128 7z">
          <text:p/>
        </draw:path>
        <draw:polygon draw:style-name="gr7" draw:text-style-name="P2" draw:layer="layout" svg:width="0cm" svg:height="0cm" svg:x="17.734cm" svg:y="5.298cm" svg:viewBox="0 0 0 0" draw:points="0,0">
          <text:p/>
        </draw:polygon>
        <draw:path draw:style-name="gr1" draw:text-style-name="P1" draw:layer="layout" svg:width="0.191cm" svg:height="0.171cm" svg:x="14.862cm" svg:y="3.212cm" svg:viewBox="0 0 192 172" svg:d="M181 150c7-10 11-21 11-32 0-14-4-32-15-46-24-32-56-53-91-67-32-11-61-4-75 17-25 32-4 85 43 121 46 36 102 39 127 7z">
          <text:p/>
        </draw:path>
        <draw:polygon draw:style-name="gr7" draw:text-style-name="P2" draw:layer="layout" svg:width="0cm" svg:height="0cm" svg:x="17.734cm" svg:y="5.298cm" svg:viewBox="0 0 0 0" draw:points="0,0">
          <text:p/>
        </draw:polygon>
        <draw:path draw:style-name="gr1" draw:text-style-name="P1" draw:layer="layout" svg:width="0.212cm" svg:height="0.139cm" svg:x="14.996cm" svg:y="2.035cm" svg:viewBox="0 0 213 140" svg:d="M202 102c7-10 11-21 11-31 0-39-46-71-106-71-58 0-107 32-107 71 0 24 21 46 49 61 36 10 79 10 114 0 18-7 32-18 39-30z">
          <text:p/>
        </draw:path>
        <draw:polygon draw:style-name="gr7" draw:text-style-name="P2" draw:layer="layout" svg:width="0cm" svg:height="0cm" svg:x="17.734cm" svg:y="5.298cm" svg:viewBox="0 0 0 0" draw:points="0,0">
          <text:p/>
        </draw:polygon>
        <draw:path draw:style-name="gr1" draw:text-style-name="P1" draw:layer="layout" svg:width="0.192cm" svg:height="0.17cm" svg:x="18.568cm" svg:y="4.896cm" svg:viewBox="0 0 193 171" svg:d="M165 49c-22-10-40-21-54-38-42-18-81-14-102 10-21 32-4 85 46 121 46 35 103 39 128 7 7-7 10-17 10-33 0-21-10-45-28-67z">
          <text:p/>
        </draw:path>
        <draw:polygon draw:style-name="gr7" draw:text-style-name="P2" draw:layer="layout" svg:width="0cm" svg:height="0cm" svg:x="17.734cm" svg:y="5.298cm" svg:viewBox="0 0 0 0" draw:points="0,0">
          <text:p/>
        </draw:polygon>
        <draw:path draw:style-name="gr1" draw:text-style-name="P1" draw:layer="layout" svg:width="0.189cm" svg:height="0.172cm" svg:x="17.654cm" svg:y="4.591cm" svg:viewBox="0 0 190 173" svg:d="M162 51c-18-11-39-25-51-39-42-21-81-14-102 11-21 28-3 85 42 121 50 35 107 39 128 7 7-11 11-21 11-32 0-22-11-47-28-68z">
          <text:p/>
        </draw:path>
        <draw:polygon draw:style-name="gr7" draw:text-style-name="P2" draw:layer="layout" svg:width="0cm" svg:height="0cm" svg:x="17.734cm" svg:y="5.298cm" svg:viewBox="0 0 0 0" draw:points="0,0">
          <text:p/>
        </draw:polygon>
        <draw:path draw:style-name="gr1" draw:text-style-name="P1" draw:layer="layout" svg:width="0.191cm" svg:height="0.171cm" svg:x="18.111cm" svg:y="4.158cm" svg:viewBox="0 0 192 172" svg:d="M110 11c15 18 32 32 53 39l-53-39c-42-18-82-15-99 11-25 32-4 85 43 120 46 36 106 40 127 7 7-11 11-21 11-32 0-21-11-46-29-67z">
          <text:p/>
        </draw:path>
        <draw:polygon draw:style-name="gr7" draw:text-style-name="P2" draw:layer="layout" svg:width="0cm" svg:height="0cm" svg:x="17.734cm" svg:y="5.298cm" svg:viewBox="0 0 0 0" draw:points="0,0">
          <text:p/>
        </draw:polygon>
        <draw:path draw:style-name="gr1" draw:text-style-name="P1" draw:layer="layout" svg:width="0.191cm" svg:height="0.17cm" svg:x="19.328cm" svg:y="4.701cm" svg:viewBox="0 0 192 171" svg:d="M71 1c-28-3-50 4-60 21-25 32-4 85 42 120 46 36 103 40 128 8 7-8 11-22 11-33 0-17-4-31-14-45-18-25-44-46-72-60z">
          <text:p/>
        </draw:path>
        <draw:polygon draw:style-name="gr7" draw:text-style-name="P2" draw:layer="layout" svg:width="0cm" svg:height="0cm" svg:x="17.734cm" svg:y="5.298cm" svg:viewBox="0 0 0 0" draw:points="0,0">
          <text:p/>
        </draw:polygon>
        <draw:path draw:style-name="gr1" draw:text-style-name="P1" draw:layer="layout" svg:width="0.134cm" svg:height="0.289cm" svg:x="20.196cm" svg:y="5.047cm" svg:viewBox="0 0 135 290" svg:d="M0 231c0 21 0 32 7 42 11 33 42 16 74-38 33-50 54-127 54-180 0-43-14-65-40-50-10 7-21 18-28 29 4 7 7 17 7 35 0 28-10 70-25 102-17 35-35 60-49 60z">
          <text:p/>
        </draw:path>
        <draw:polygon draw:style-name="gr7" draw:text-style-name="P2" draw:layer="layout" svg:width="0cm" svg:height="0cm" svg:x="17.734cm" svg:y="5.298cm" svg:viewBox="0 0 0 0" draw:points="0,0">
          <text:p/>
        </draw:polygon>
        <draw:path draw:style-name="gr1" draw:text-style-name="P1" draw:layer="layout" svg:width="0.134cm" svg:height="0.288cm" svg:x="20.397cm" svg:y="4.779cm" svg:viewBox="0 0 135 289" svg:d="M0 233c0 18 0 30 7 40 11 32 44 14 75-36 32-56 53-131 53-183 0-43-14-64-39-50-10 7-17 14-28 28 7 7 7 18 7 36 0 28-7 70-24 102-19 35-37 60-51 63z">
          <text:p/>
        </draw:path>
        <draw:polygon draw:style-name="gr7" draw:text-style-name="P2" draw:layer="layout" svg:width="0cm" svg:height="0cm" svg:x="17.734cm" svg:y="5.298cm" svg:viewBox="0 0 0 0" draw:points="0,0">
          <text:p/>
        </draw:polygon>
        <draw:path draw:style-name="gr1" draw:text-style-name="P1" draw:layer="layout" svg:width="0.111cm" svg:height="0.235cm" svg:x="21.011cm" svg:y="5.343cm" svg:viewBox="0 0 112 236" svg:d="M96 1c21 7 21 64 0 131-21 64-56 110-78 103-11 0-18-18-18-42 0-40 14-90 36-132 21-42 46-67 60-60z">
          <text:p/>
        </draw:path>
        <draw:polygon draw:style-name="gr7" draw:text-style-name="P2" draw:layer="layout" svg:width="0cm" svg:height="0cm" svg:x="17.734cm" svg:y="5.298cm" svg:viewBox="0 0 0 0" draw:points="0,0">
          <text:p/>
        </draw:polygon>
        <draw:path draw:style-name="gr1" draw:text-style-name="P1" draw:layer="layout" svg:width="0.114cm" svg:height="0.238cm" svg:x="21.212cm" svg:y="5.072cm" svg:viewBox="0 0 115 239" svg:d="M96 0c25 8 25 68 0 132-22 67-57 113-78 106-11-4-18-18-18-46 0-35 14-88 35-131 21-39 46-64 61-61z">
          <text:p/>
        </draw:path>
        <draw:polygon draw:style-name="gr7" draw:text-style-name="P2" draw:layer="layout" svg:width="0cm" svg:height="0cm" svg:x="17.734cm" svg:y="5.298cm" svg:viewBox="0 0 0 0" draw:points="0,0">
          <text:p/>
        </draw:polygon>
        <draw:polygon draw:style-name="gr1" draw:text-style-name="P1" draw:layer="layout" svg:width="0.113cm" svg:height="0.508cm" svg:x="17.899cm" svg:y="4.6cm" svg:viewBox="0 0 114 509" draw:points="114,7 83,0 0,509 43,456">
          <text:p/>
        </draw:polygon>
        <draw:polygon draw:style-name="gr7" draw:text-style-name="P2" draw:layer="layout" svg:width="0cm" svg:height="0cm" svg:x="17.734cm" svg:y="5.298cm" svg:viewBox="0 0 0 0" draw:points="0,0">
          <text:p/>
        </draw:polygon>
        <draw:path draw:style-name="gr1" draw:text-style-name="P1" draw:layer="layout" svg:width="0.137cm" svg:height="0.233cm" svg:x="21.131cm" svg:y="5.054cm" svg:viewBox="0 0 138 234" svg:d="M68 234c-4-7-4-18-4-29 0-29 7-71 25-110 14-35 32-63 49-78l-49-17-89 176c0-35 10-81 28-120 22-39 43-60 58-56l-72 216c-11-4-14-18-14-40l68 58-50-18z">
          <text:p/>
        </draw:path>
        <draw:polygon draw:style-name="gr7" draw:text-style-name="P2" draw:layer="layout" svg:width="0cm" svg:height="0cm" svg:x="17.734cm" svg:y="5.298cm" svg:viewBox="0 0 0 0" draw:points="0,0">
          <text:p/>
        </draw:polygon>
        <draw:path draw:style-name="gr1" draw:text-style-name="P1" draw:layer="layout" svg:width="0.137cm" svg:height="0.233cm" svg:x="20.93cm" svg:y="5.323cm" svg:viewBox="0 0 138 234" svg:d="M67 234c-4-7-7-18-7-28 0-32 10-72 24-111 19-35 37-67 54-77l-50-18-88 174c0-33 10-82 28-121 21-35 42-57 56-53l-70 216c-11-3-14-18-14-42l67 60-50-18z">
          <text:p/>
        </draw:path>
        <draw:polygon draw:style-name="gr7" draw:text-style-name="P2" draw:layer="layout" svg:width="0cm" svg:height="0cm" svg:x="17.734cm" svg:y="5.298cm" svg:viewBox="0 0 0 0" draw:points="0,0">
          <text:p/>
        </draw:polygon>
        <draw:path draw:style-name="gr1" draw:text-style-name="P1" draw:layer="layout" svg:width="0.074cm" svg:height="0.201cm" svg:x="20.397cm" svg:y="4.811cm" svg:viewBox="0 0 75 202" svg:d="M75 36c0-14 0-29-7-36-40 50-68 139-68 202 14-3 32-28 50-59 18-37 25-79 25-107z">
          <text:p/>
        </draw:path>
        <draw:polygon draw:style-name="gr7" draw:text-style-name="P2" draw:layer="layout" svg:width="0cm" svg:height="0cm" svg:x="17.734cm" svg:y="5.298cm" svg:viewBox="0 0 0 0" draw:points="0,0">
          <text:p/>
        </draw:polygon>
        <draw:path draw:style-name="gr1" draw:text-style-name="P1" draw:layer="layout" svg:width="0.074cm" svg:height="0.201cm" svg:x="20.196cm" svg:y="5.08cm" svg:viewBox="0 0 75 202" svg:d="M75 35c0-18-3-28-7-35-40 50-68 138-68 202 14-4 32-25 50-64 18-32 25-74 25-103z">
          <text:p/>
        </draw:path>
        <draw:polygon draw:style-name="gr7" draw:text-style-name="P2" draw:layer="layout" svg:width="0cm" svg:height="0cm" svg:x="17.734cm" svg:y="5.298cm" svg:viewBox="0 0 0 0" draw:points="0,0">
          <text:p/>
        </draw:polygon>
        <draw:polygon draw:style-name="gr1" draw:text-style-name="P1" draw:layer="layout" svg:width="0.124cm" svg:height="0.082cm" svg:x="14.488cm" svg:y="3.22cm" svg:viewBox="0 0 125 83" draw:points="81,83 125,29 42,0 0,57">
          <text:p/>
        </draw:polygon>
        <draw:polygon draw:style-name="gr7" draw:text-style-name="P2" draw:layer="layout" svg:width="0cm" svg:height="0cm" svg:x="17.734cm" svg:y="5.298cm" svg:viewBox="0 0 0 0" draw:points="0,0">
          <text:p/>
        </draw:polygon>
        <draw:path draw:style-name="gr1" draw:text-style-name="P1" draw:layer="layout" svg:width="0.116cm" svg:height="0.241cm" svg:x="20.99cm" svg:y="5.336cm" svg:viewBox="0 0 117 242" svg:d="M39 242c-11-4-18-18-18-42 0-39 14-89 35-132 22-42 47-67 61-63l-17-4c-7-3-15 0-22 4-18 10-36 42-54 77-14 40-24 79-24 111 0 10 3 21 7 28 0 7 7 14 10 14z">
          <text:p/>
        </draw:path>
        <draw:polygon draw:style-name="gr7" draw:text-style-name="P2" draw:layer="layout" svg:width="0cm" svg:height="0cm" svg:x="17.734cm" svg:y="5.298cm" svg:viewBox="0 0 0 0" draw:points="0,0">
          <text:p/>
        </draw:polygon>
        <draw:path draw:style-name="gr1" draw:text-style-name="P1" draw:layer="layout" svg:width="0.116cm" svg:height="0.244cm" svg:x="21.191cm" svg:y="5.065cm" svg:viewBox="0 0 117 245" svg:d="M39 245c-11-4-18-18-18-43 0-38 14-92 35-135 21-38 47-63 61-60l-17-7c-8 0-15 0-23 7-17 11-35 43-52 78-15 39-25 79-25 110 0 11 3 22 7 29 0 7 7 14 11 14z">
          <text:p/>
        </draw:path>
        <draw:polygon draw:style-name="gr7" draw:text-style-name="P2" draw:layer="layout" svg:width="0cm" svg:height="0cm" svg:x="17.734cm" svg:y="5.298cm" svg:viewBox="0 0 0 0" draw:points="0,0">
          <text:p/>
        </draw:polygon>
        <draw:path draw:style-name="gr1" draw:text-style-name="P1" draw:layer="layout" svg:width="0.109cm" svg:height="0.227cm" svg:x="21.103cm" svg:y="5.043cm" svg:viewBox="0 0 110 228" svg:d="M21 189c0-35 14-84 32-123 21-44 42-65 57-61l-22-4c-18-7-53 36-74 100-7 28-14 56-14 81s7 39 14 42l21 4c-7 0-14-18-14-39z">
          <text:p/>
        </draw:path>
        <draw:polygon draw:style-name="gr7" draw:text-style-name="P2" draw:layer="layout" svg:width="0cm" svg:height="0cm" svg:x="17.734cm" svg:y="5.298cm" svg:viewBox="0 0 0 0" draw:points="0,0">
          <text:p/>
        </draw:polygon>
        <draw:path draw:style-name="gr1" draw:text-style-name="P1" draw:layer="layout" svg:width="0.109cm" svg:height="0.231cm" svg:x="20.902cm" svg:y="5.312cm" svg:viewBox="0 0 110 232" svg:d="M21 189c0-35 14-81 32-124 21-39 43-64 57-57l-18-7c-22-7-57 39-75 100-10 28-17 60-17 81 0 25 7 39 17 43l18 7c-11-4-14-18-14-43z">
          <text:p/>
        </draw:path>
        <draw:polygon draw:style-name="gr7" draw:text-style-name="P2" draw:layer="layout" svg:width="0cm" svg:height="0cm" svg:x="17.734cm" svg:y="5.298cm" svg:viewBox="0 0 0 0" draw:points="0,0">
          <text:p/>
        </draw:polygon>
        <draw:path draw:style-name="gr1" draw:text-style-name="P1" draw:layer="layout" svg:width="0.06cm" svg:height="0.132cm" svg:x="21.039cm" svg:y="5.393cm" svg:viewBox="0 0 61 133" svg:d="M50 0c15 4 15 36 0 76-11 35-32 60-43 56-7-4-7-11-7-25s0-28 7-46c11-39 32-64 43-61z">
          <text:p/>
        </draw:path>
        <draw:polygon draw:style-name="gr7" draw:text-style-name="P2" draw:layer="layout" svg:width="0cm" svg:height="0cm" svg:x="17.734cm" svg:y="5.298cm" svg:viewBox="0 0 0 0" draw:points="0,0">
          <text:p/>
        </draw:polygon>
        <draw:path draw:style-name="gr1" draw:text-style-name="P1" draw:layer="layout" svg:width="0.06cm" svg:height="0.132cm" svg:x="21.039cm" svg:y="5.393cm" svg:viewBox="0 0 61 133" svg:d="M50 0c15 4 15 36 0 76-11 35-32 60-43 56-7-4-7-11-7-25s0-28 7-46l21 8-21-8c11-39 32-64 43-61z">
          <text:p/>
        </draw:path>
        <draw:polygon draw:style-name="gr7" draw:text-style-name="P2" draw:layer="layout" svg:width="0cm" svg:height="0cm" svg:x="17.734cm" svg:y="5.298cm" svg:viewBox="0 0 0 0" draw:points="0,0">
          <text:p/>
        </draw:polygon>
        <draw:path draw:style-name="gr1" draw:text-style-name="P1" draw:layer="layout" svg:width="0.061cm" svg:height="0.131cm" svg:x="21.24cm" svg:y="5.125cm" svg:viewBox="0 0 62 132" svg:d="M51 0c14 4 14 39 0 75-11 36-33 60-44 57-7 0-7-11-7-25s0-28 7-46c11-36 33-64 44-61z">
          <text:p/>
        </draw:path>
        <draw:polygon draw:style-name="gr7" draw:text-style-name="P2" draw:layer="layout" svg:width="0cm" svg:height="0cm" svg:x="17.734cm" svg:y="5.298cm" svg:viewBox="0 0 0 0" draw:points="0,0">
          <text:p/>
        </draw:polygon>
        <draw:path draw:style-name="gr1" draw:text-style-name="P1" draw:layer="layout" svg:width="0.061cm" svg:height="0.131cm" svg:x="21.24cm" svg:y="5.125cm" svg:viewBox="0 0 62 132" svg:d="M7 61c11-36 33-64 44-61 14 4 14 39 0 75-11 36-33 60-44 57-7 0-7-11-7-25s0-28 7-46l21 7z">
          <text:p/>
        </draw:path>
        <draw:polygon draw:style-name="gr7" draw:text-style-name="P2" draw:layer="layout" svg:width="0cm" svg:height="0cm" svg:x="17.734cm" svg:y="5.298cm" svg:viewBox="0 0 0 0" draw:points="0,0">
          <text:p/>
        </draw:polygon>
        <draw:polygon draw:style-name="gr1" draw:text-style-name="P1" draw:layer="layout" svg:width="0.042cm" svg:height="0.123cm" svg:x="19.466cm" svg:y="7.655cm" svg:viewBox="0 0 43 124" draw:points="0,124 43,68 43,0 0,54">
          <text:p/>
        </draw:polygon>
        <draw:polygon draw:style-name="gr7" draw:text-style-name="P2" draw:layer="layout" svg:width="0cm" svg:height="0cm" svg:x="17.734cm" svg:y="5.298cm" svg:viewBox="0 0 0 0" draw:points="0,0">
          <text:p/>
        </draw:polygon>
        <draw:path draw:style-name="gr1" draw:text-style-name="P1" draw:layer="layout" svg:width="0.021cm" svg:height="0.191cm" svg:x="20.062cm" svg:y="5.143cm" svg:viewBox="0 0 22 192" svg:d="M8 163c-15-31-8-96 14-163l-14 167 14 25v-192z">
          <text:p/>
        </draw:path>
        <draw:polygon draw:style-name="gr7" draw:text-style-name="P2" draw:layer="layout" svg:width="0cm" svg:height="0cm" svg:x="17.734cm" svg:y="5.298cm" svg:viewBox="0 0 0 0" draw:points="0,0">
          <text:p/>
        </draw:polygon>
        <draw:path draw:style-name="gr1" draw:text-style-name="P1" draw:layer="layout" svg:width="0.1cm" svg:height="0.226cm" svg:x="20.923cm" svg:y="5.316cm" svg:viewBox="0 0 101 227" svg:d="M25 223c-3 4-7 4-10 4-11-4-15-23-15-44 0-35 15-84 33-123 21-39 42-64 56-60 3 3 7 7 12 7l-93 173c0-32 10-81 28-120 21-35 42-57 56-53l-70 216c-11-4-14-19-14-43z">
          <text:p/>
        </draw:path>
        <draw:polygon draw:style-name="gr7" draw:text-style-name="P2" draw:layer="layout" svg:width="0cm" svg:height="0cm" svg:x="17.734cm" svg:y="5.298cm" svg:viewBox="0 0 0 0" draw:points="0,0">
          <text:p/>
        </draw:polygon>
        <draw:path draw:style-name="gr1" draw:text-style-name="P1" draw:layer="layout" svg:width="0.099cm" svg:height="0.225cm" svg:x="21.124cm" svg:y="5.047cm" svg:viewBox="0 0 100 226" svg:d="M28 223c-7 4-11 4-14 0-7 0-14-18-14-39 0-35 14-84 32-123 21-43 42-65 56-61 8 3 8 3 12 7l-93 177c0-35 10-84 28-120 21-39 42-64 57-57l-71 216c-11-4-14-18-14-39z">
          <text:p/>
        </draw:path>
        <draw:polygon draw:style-name="gr7" draw:text-style-name="P2" draw:layer="layout" svg:width="0cm" svg:height="0cm" svg:x="17.734cm" svg:y="5.298cm" svg:viewBox="0 0 0 0" draw:points="0,0">
          <text:p/>
        </draw:polygon>
        <draw:path draw:style-name="gr1" draw:text-style-name="P1" draw:layer="layout" svg:width="0.053cm" svg:height="0.039cm" svg:x="17.762cm" svg:y="4.603cm" svg:viewBox="0 0 54 40" svg:d="M54 40c-4-3-4-3-4-7-15-7-29-18-43-29 0 0-4-4-7-4 14 19 35 29 54 40z">
          <text:p/>
        </draw:path>
        <draw:polygon draw:style-name="gr7" draw:text-style-name="P2" draw:layer="layout" svg:width="0cm" svg:height="0cm" svg:x="17.734cm" svg:y="5.298cm" svg:viewBox="0 0 0 0" draw:points="0,0">
          <text:p/>
        </draw:polygon>
        <draw:path draw:style-name="gr1" draw:text-style-name="P1" draw:layer="layout" svg:width="0.042cm" svg:height="0.032cm" svg:x="18.228cm" svg:y="4.173cm" svg:viewBox="0 0 43 33" svg:d="M0 0c14 10 25 21 43 33-14-12-26-26-43-33z">
          <text:p/>
        </draw:path>
        <draw:polygon draw:style-name="gr7" draw:text-style-name="P2" draw:layer="layout" svg:width="0cm" svg:height="0cm" svg:x="17.734cm" svg:y="5.298cm" svg:viewBox="0 0 0 0" draw:points="0,0">
          <text:p/>
        </draw:polygon>
        <draw:path draw:style-name="gr1" draw:text-style-name="P1" draw:layer="layout" svg:width="0.039cm" svg:height="0.032cm" svg:x="18.686cm" svg:y="4.91cm" svg:viewBox="0 0 40 33" svg:d="M40 33c-12-14-26-21-40-33 11 15 25 22 40 33z">
          <text:p/>
        </draw:path>
        <draw:polygon draw:style-name="gr7" draw:text-style-name="P2" draw:layer="layout" svg:width="0cm" svg:height="0cm" svg:x="17.734cm" svg:y="5.298cm" svg:viewBox="0 0 0 0" draw:points="0,0">
          <text:p/>
        </draw:polygon>
        <draw:path draw:style-name="gr1" draw:text-style-name="P1" draw:layer="layout" svg:width="0.042cm" svg:height="0.028cm" svg:x="17.769cm" svg:y="4.607cm" svg:viewBox="0 0 43 29" svg:d="M43 29c-14-12-24-22-43-29 14 10 29 21 43 29z">
          <text:p/>
        </draw:path>
        <draw:polygon draw:style-name="gr7" draw:text-style-name="P2" draw:layer="layout" svg:width="0cm" svg:height="0cm" svg:x="17.734cm" svg:y="5.298cm" svg:viewBox="0 0 0 0" draw:points="0,0">
          <text:p/>
        </draw:polygon>
        <draw:path draw:style-name="gr8" draw:text-style-name="P2" draw:layer="layout" svg:width="0.05cm" svg:height="0.106cm" svg:x="21.24cm" svg:y="5.125cm" svg:viewBox="0 0 51 107" svg:d="M0 107c0-21 8-50 19-71 10-25 25-36 32-36">
          <text:p/>
        </draw:path>
        <draw:path draw:style-name="gr8" draw:text-style-name="P2" draw:layer="layout" svg:width="0.053cm" svg:height="0.131cm" svg:x="21.247cm" svg:y="5.125cm" svg:viewBox="0 0 54 132" svg:d="M43 0c15 4 15 40 0 75-11 36-32 60-43 57">
          <text:p/>
        </draw:path>
        <draw:path draw:style-name="gr8" draw:text-style-name="P2" draw:layer="layout" svg:width="0.007cm" svg:height="0.025cm" svg:x="21.24cm" svg:y="5.231cm" svg:viewBox="0 0 8 26" svg:d="M8 26c-8 0-8-11-8-26">
          <text:p/>
        </draw:path>
        <draw:path draw:style-name="gr8" draw:text-style-name="P2" draw:layer="layout" svg:width="0.095cm" svg:height="0.194cm" svg:x="21.212cm" svg:y="5.072cm" svg:viewBox="0 0 96 195" svg:d="M0 195c0-38 14-91 36-135 21-38 46-63 60-60">
          <text:p/>
        </draw:path>
        <draw:path draw:style-name="gr8" draw:text-style-name="P2" draw:layer="layout" svg:width="0.096cm" svg:height="0.238cm" svg:x="21.23cm" svg:y="5.072cm" svg:viewBox="0 0 97 239" svg:d="M78 0c25 8 25 68 0 132-21 67-57 113-78 106">
          <text:p/>
        </draw:path>
        <draw:path draw:style-name="gr8" draw:text-style-name="P2" draw:layer="layout" svg:width="0.018cm" svg:height="0.046cm" svg:x="21.212cm" svg:y="5.263cm" svg:viewBox="0 0 19 47" svg:d="M19 47c-12-4-19-18-19-47">
          <text:p/>
        </draw:path>
        <draw:path draw:style-name="gr8" draw:text-style-name="P2" draw:layer="layout" svg:width="0.099cm" svg:height="0.191cm" svg:x="21.191cm" svg:y="5.068cm" svg:viewBox="0 0 100 192" svg:d="M0 192c0-39 18-89 40-131 17-42 42-67 60-60">
          <text:p/>
        </draw:path>
        <draw:path draw:style-name="gr8" draw:text-style-name="P2" draw:layer="layout" svg:width="0.021cm" svg:height="0.046cm" svg:x="21.191cm" svg:y="5.256cm" svg:viewBox="0 0 22 47" svg:d="M22 47c-15-4-22-19-22-47">
          <text:p/>
        </draw:path>
        <draw:path draw:style-name="gr8" draw:text-style-name="P2" draw:layer="layout" svg:width="0.085cm" svg:height="0.176cm" svg:x="21.131cm" svg:y="5.054cm" svg:viewBox="0 0 86 177" svg:d="M0 177c0-35 10-82 28-121 21-39 42-60 58-56">
          <text:p/>
        </draw:path>
        <draw:path draw:style-name="gr8" draw:text-style-name="P2" draw:layer="layout" svg:width="0.014cm" svg:height="0.042cm" svg:x="21.131cm" svg:y="5.228cm" svg:viewBox="0 0 15 43" svg:d="M15 43c-11-4-15-18-15-43">
          <text:p/>
        </draw:path>
        <draw:path draw:style-name="gr8" draw:text-style-name="P2" draw:layer="layout" svg:width="0.088cm" svg:height="0.183cm" svg:x="21.124cm" svg:y="5.047cm" svg:viewBox="0 0 89 184" svg:d="M0 184c0-36 14-85 32-124 22-43 43-64 57-60">
          <text:p/>
        </draw:path>
        <draw:path draw:style-name="gr8" draw:text-style-name="P2" draw:layer="layout" svg:width="0.011cm" svg:height="0.01cm" svg:x="21.212cm" svg:y="5.048cm" svg:viewBox="0 0 12 11" svg:d="M0 0c5 3 8 8 12 11">
          <text:p/>
        </draw:path>
        <draw:path draw:style-name="gr8" draw:text-style-name="P2" draw:layer="layout" svg:width="0.014cm" svg:height="0.004cm" svg:x="21.138cm" svg:y="5.27cm" svg:viewBox="0 0 15 5" svg:d="M15 0c-8 6-12 6-15 0">
          <text:p/>
        </draw:path>
        <draw:path draw:style-name="gr8" draw:text-style-name="P2" draw:layer="layout" svg:width="0.014cm" svg:height="0.039cm" svg:x="21.124cm" svg:y="5.231cm" svg:viewBox="0 0 15 40" svg:d="M15 40c-8-4-15-19-15-40">
          <text:p/>
        </draw:path>
        <draw:path draw:style-name="gr8" draw:text-style-name="P2" draw:layer="layout" svg:width="0.091cm" svg:height="0.181cm" svg:x="21.103cm" svg:y="5.043cm" svg:viewBox="0 0 92 182" svg:d="M0 182c0-35 14-86 31-124 22-39 44-64 61-57">
          <text:p/>
        </draw:path>
        <draw:path draw:style-name="gr8" draw:text-style-name="P2" draw:layer="layout" svg:width="0.017cm" svg:height="0.042cm" svg:x="21.103cm" svg:y="5.224cm" svg:viewBox="0 0 18 43" svg:d="M18 43c-10-3-18-17-18-43">
          <text:p/>
        </draw:path>
        <draw:path draw:style-name="gr8" draw:text-style-name="P2" draw:layer="layout" svg:width="0.05cm" svg:height="0.106cm" svg:x="21.039cm" svg:y="5.393cm" svg:viewBox="0 0 51 107" svg:d="M0 107c0-21 8-50 19-71 10-25 21-39 32-36">
          <text:p/>
        </draw:path>
        <draw:path draw:style-name="gr8" draw:text-style-name="P2" draw:layer="layout" svg:width="0.054cm" svg:height="0.128cm" svg:x="21.046cm" svg:y="5.397cm" svg:viewBox="0 0 55 129" svg:d="M44 0c14 5 14 33 0 72-12 35-33 61-44 56">
          <text:p/>
        </draw:path>
        <draw:path draw:style-name="gr8" draw:text-style-name="P2" draw:layer="layout" svg:width="0.007cm" svg:height="0.025cm" svg:x="21.039cm" svg:y="5.499cm" svg:viewBox="0 0 8 26" svg:d="M8 26c-8 0-8-11-8-26">
          <text:p/>
        </draw:path>
        <draw:path draw:style-name="gr8" draw:text-style-name="P2" draw:layer="layout" svg:width="0.095cm" svg:height="0.192cm" svg:x="21.011cm" svg:y="5.343cm" svg:viewBox="0 0 96 193" svg:d="M0 193c0-39 14-89 36-132 21-42 46-67 60-60">
          <text:p/>
        </draw:path>
        <draw:path draw:style-name="gr8" draw:text-style-name="P2" draw:layer="layout" svg:width="0.093cm" svg:height="0.237cm" svg:x="21.029cm" svg:y="5.341cm" svg:viewBox="0 0 94 238" svg:d="M78 0c21 10 21 67 0 130-21 67-57 114-78 107">
          <text:p/>
        </draw:path>
        <draw:path draw:style-name="gr8" draw:text-style-name="P2" draw:layer="layout" svg:width="0.018cm" svg:height="0.046cm" svg:x="21.011cm" svg:y="5.531cm" svg:viewBox="0 0 19 47" svg:d="M19 47c-12-4-19-22-19-47">
          <text:p/>
        </draw:path>
        <draw:path draw:style-name="gr8" draw:text-style-name="P2" draw:layer="layout" svg:width="0.099cm" svg:height="0.192cm" svg:x="20.99cm" svg:y="5.336cm" svg:viewBox="0 0 100 193" svg:d="M0 193c0-39 14-93 36-132 21-42 46-67 64-60">
          <text:p/>
        </draw:path>
        <draw:path draw:style-name="gr8" draw:text-style-name="P2" draw:layer="layout" svg:width="0.017cm" svg:height="0.042cm" svg:x="20.99cm" svg:y="5.528cm" svg:viewBox="0 0 18 43" svg:d="M18 43c-11-4-18-19-18-43">
          <text:p/>
        </draw:path>
        <draw:path draw:style-name="gr8" draw:text-style-name="P2" draw:layer="layout" svg:width="0.084cm" svg:height="0.173cm" svg:x="20.93cm" svg:y="5.323cm" svg:viewBox="0 0 85 174" svg:d="M0 174c0-32 10-82 33-121 17-35 38-57 52-53">
          <text:p/>
        </draw:path>
        <draw:path draw:style-name="gr8" draw:text-style-name="P2" draw:layer="layout" svg:width="0.014cm" svg:height="0.042cm" svg:x="20.93cm" svg:y="5.496cm" svg:viewBox="0 0 15 43" svg:d="M15 43c-12-3-15-19-15-43">
          <text:p/>
        </draw:path>
        <draw:path draw:style-name="gr8" draw:text-style-name="P2" draw:layer="layout" svg:width="0.088cm" svg:height="0.183cm" svg:x="20.923cm" svg:y="5.316cm" svg:viewBox="0 0 89 184" svg:d="M0 184c0-35 14-84 32-124 21-39 43-64 57-60">
          <text:p/>
        </draw:path>
        <draw:path draw:style-name="gr8" draw:text-style-name="P2" draw:layer="layout" svg:width="0.011cm" svg:height="0.01cm" svg:x="21.011cm" svg:y="5.316cm" svg:viewBox="0 0 12 11" svg:d="M0 0c3 3 8 7 12 11">
          <text:p/>
        </draw:path>
        <draw:path draw:style-name="gr8" draw:text-style-name="P2" draw:layer="layout" svg:width="0.014cm" svg:height="0.004cm" svg:x="20.937cm" svg:y="5.538cm" svg:viewBox="0 0 15 5" svg:d="M15 0c-8 5-8 5-15 5">
          <text:p/>
        </draw:path>
        <draw:path draw:style-name="gr8" draw:text-style-name="P2" draw:layer="layout" svg:width="0.014cm" svg:height="0.046cm" svg:x="20.923cm" svg:y="5.496cm" svg:viewBox="0 0 15 47" svg:d="M15 47c-12-4-15-22-15-47">
          <text:p/>
        </draw:path>
        <draw:path draw:style-name="gr8" draw:text-style-name="P2" draw:layer="layout" svg:width="0.091cm" svg:height="0.181cm" svg:x="20.902cm" svg:y="5.311cm" svg:viewBox="0 0 92 182" svg:d="M0 182c0-35 14-81 31-123 22-40 47-65 61-58">
          <text:p/>
        </draw:path>
        <draw:path draw:style-name="gr8" draw:text-style-name="P2" draw:layer="layout" svg:width="0.017cm" svg:height="0.043cm" svg:x="20.902cm" svg:y="5.492cm" svg:viewBox="0 0 18 44" svg:d="M18 44c-11-4-18-19-18-44">
          <text:p/>
        </draw:path>
        <draw:path draw:style-name="gr8" draw:text-style-name="P2" draw:layer="layout" svg:width="0.042cm" svg:height="0.032cm" svg:x="18.228cm" svg:y="4.173cm" svg:viewBox="0 0 43 33" svg:d="M0 0c14 10 25 21 43 33">
          <text:p/>
        </draw:path>
        <draw:line draw:style-name="gr8" draw:text-style-name="P2" draw:layer="layout" svg:x1="20.627cm" svg:y1="4.156cm" svg:x2="19.438cm" svg:y2="3.76cm">
          <text:p/>
        </draw:line>
        <draw:path draw:style-name="gr8" draw:text-style-name="P2" draw:layer="layout" svg:width="0.12cm" svg:height="0.141cm" svg:x="19.318cm" svg:y="3.619cm" svg:viewBox="0 0 121 142" svg:d="M121 142c-67-21-121-86-121-142">
          <text:p/>
        </draw:path>
        <draw:line draw:style-name="gr8" draw:text-style-name="P2" draw:layer="layout" svg:x1="19.318cm" svg:y1="3.619cm" svg:x2="19.318cm" svg:y2="3.369cm">
          <text:p/>
        </draw:line>
        <draw:line draw:style-name="gr8" draw:text-style-name="P2" draw:layer="layout" svg:x1="19.319cm" svg:y1="3.37cm" svg:x2="17.081cm" svg:y2="2.621cm">
          <text:p/>
        </draw:line>
        <draw:line draw:style-name="gr8" draw:text-style-name="P2" draw:layer="layout" svg:x1="16.669cm" svg:y1="2.488cm" svg:x2="15.395cm" svg:y2="2.06cm">
          <text:p/>
        </draw:line>
        <draw:path draw:style-name="gr8" draw:text-style-name="P2" draw:layer="layout" svg:width="0.011cm" svg:height="0.032cm" svg:x="20.697cm" svg:y="7.147cm" svg:viewBox="0 0 12 33" svg:d="M12 0c0 14-5 21-12 33">
          <text:p/>
        </draw:path>
        <draw:line draw:style-name="gr8" draw:text-style-name="P2" draw:layer="layout" svg:x1="20.704cm" svg:y1="7.147cm" svg:x2="20.704cm" svg:y2="4.247cm">
          <text:p/>
        </draw:line>
        <draw:path draw:style-name="gr8" draw:text-style-name="P2" draw:layer="layout" svg:width="0.085cm" svg:height="0.095cm" svg:x="20.623cm" svg:y="4.155cm" svg:viewBox="0 0 86 96" svg:d="M86 96c0-39-40-82-86-96">
          <text:p/>
        </draw:path>
        <draw:line draw:style-name="gr8" draw:text-style-name="P2" draw:layer="layout" svg:x1="17.942cm" svg:y1="5.055cm" svg:x2="18.617cm" svg:y2="5.282cm">
          <text:p/>
        </draw:line>
        <draw:line draw:style-name="gr8" draw:text-style-name="P2" draw:layer="layout" svg:x1="18.013cm" svg:y1="4.607cm" svg:x2="17.942cm" svg:y2="5.056cm">
          <text:p/>
        </draw:line>
        <draw:path draw:style-name="gr8" draw:text-style-name="P2" draw:layer="layout" svg:width="0.042cm" svg:height="0.028cm" svg:x="17.769cm" svg:y="4.607cm" svg:viewBox="0 0 43 29" svg:d="M43 29c-14-8-29-19-43-29">
          <text:p/>
        </draw:path>
        <draw:path draw:style-name="gr8" draw:text-style-name="P2" draw:layer="layout" svg:width="0.039cm" svg:height="0.032cm" svg:x="18.686cm" svg:y="4.91cm" svg:viewBox="0 0 40 33" svg:d="M40 33c-15-11-29-18-40-33">
          <text:p/>
        </draw:path>
        <draw:line draw:style-name="gr8" draw:text-style-name="P2" draw:layer="layout" svg:x1="16.14cm" svg:y1="4.957cm" svg:x2="15.172cm" svg:y2="4.635cm">
          <text:p/>
        </draw:line>
        <draw:line draw:style-name="gr8" draw:text-style-name="P2" draw:layer="layout" svg:x1="15.172cm" svg:y1="4.635cm" svg:x2="15.172cm" svg:y2="3.996cm">
          <text:p/>
        </draw:line>
        <draw:path draw:style-name="gr8" draw:text-style-name="P2" draw:layer="layout" svg:width="0.053cm" svg:height="0.039cm" svg:x="18.22cm" svg:y="4.169cm" svg:viewBox="0 0 54 40" svg:d="M0 0c16 18 33 33 54 40">
          <text:p/>
        </draw:path>
        <draw:line draw:style-name="gr8" draw:text-style-name="P2" draw:layer="layout" svg:x1="20.084cm" svg:y1="4.883cm" svg:x2="18.894cm" svg:y2="4.483cm">
          <text:p/>
        </draw:line>
        <draw:path draw:style-name="gr8" draw:text-style-name="P2" draw:layer="layout" svg:width="0.12cm" svg:height="0.141cm" svg:x="18.774cm" svg:y="4.342cm" svg:viewBox="0 0 121 142" svg:d="M121 142c-64-21-121-85-121-142">
          <text:p/>
        </draw:path>
        <draw:path draw:style-name="gr8" draw:text-style-name="P2" draw:layer="layout" svg:width="0.078cm" svg:height="0.096cm" svg:x="20.083cm" svg:y="4.878cm" svg:viewBox="0 0 79 97" svg:d="M79 97c0-39-37-78-79-97">
          <text:p/>
        </draw:path>
        <draw:line draw:style-name="gr8" draw:text-style-name="P2" draw:layer="layout" svg:x1="18.774cm" svg:y1="4.342cm" svg:x2="18.774cm" svg:y2="4.159cm">
          <text:p/>
        </draw:line>
        <draw:line draw:style-name="gr8" draw:text-style-name="P2" draw:layer="layout" svg:x1="18.774cm" svg:y1="4.093cm" svg:x2="19.319cm" svg:y2="3.369cm">
          <text:p/>
        </draw:line>
        <draw:line draw:style-name="gr8" draw:text-style-name="P2" draw:layer="layout" svg:x1="18.774cm" svg:y1="4.159cm" svg:x2="18.774cm" svg:y2="4.092cm">
          <text:p/>
        </draw:line>
        <draw:line draw:style-name="gr8" draw:text-style-name="P2" draw:layer="layout" svg:x1="20.161cm" svg:y1="7.874cm" svg:x2="20.161cm" svg:y2="4.974cm">
          <text:p/>
        </draw:line>
        <draw:path draw:style-name="gr8" draw:text-style-name="P2" draw:layer="layout" svg:width="0.039cm" svg:height="0.057cm" svg:x="20.492cm" svg:y="4.779cm" svg:viewBox="0 0 40 58" svg:d="M40 58c0-47-14-68-40-54">
          <text:p/>
        </draw:path>
        <draw:path draw:style-name="gr8" draw:text-style-name="P2" draw:layer="layout" svg:width="0.095cm" svg:height="0.268cm" svg:x="20.397cm" svg:y="4.783cm" svg:viewBox="0 0 96 269" svg:d="M96 0c-25 14-57 64-78 124-18 61-25 117-11 145">
          <text:p/>
        </draw:path>
        <draw:path draw:style-name="gr8" draw:text-style-name="P2" draw:layer="layout" svg:width="0.127cm" svg:height="0.234cm" svg:x="20.404cm" svg:y="4.833cm" svg:viewBox="0 0 128 235" svg:d="M0 219c11 32 43 14 74-36 32-56 54-131 54-183">
          <text:p/>
        </draw:path>
        <draw:path draw:style-name="gr8" draw:text-style-name="P2" draw:layer="layout" svg:width="0.039cm" svg:height="0.058cm" svg:x="20.291cm" svg:y="5.047cm" svg:viewBox="0 0 40 59" svg:d="M40 59c0-47-14-69-40-54">
          <text:p/>
        </draw:path>
        <draw:path draw:style-name="gr8" draw:text-style-name="P2" draw:layer="layout" svg:width="0.095cm" svg:height="0.268cm" svg:x="20.196cm" svg:y="5.051cm" svg:viewBox="0 0 96 269" svg:d="M96 0c-25 14-57 64-75 124-21 61-28 117-14 145">
          <text:p/>
        </draw:path>
        <draw:path draw:style-name="gr8" draw:text-style-name="P2" draw:layer="layout" svg:width="0.127cm" svg:height="0.234cm" svg:x="20.203cm" svg:y="5.101cm" svg:viewBox="0 0 128 235" svg:d="M0 219c11 32 43 15 75-35 32-54 53-131 53-184">
          <text:p/>
        </draw:path>
        <draw:line draw:style-name="gr8" draw:text-style-name="P2" draw:layer="layout" svg:x1="18.775cm" svg:y1="4.093cm" svg:x2="14.608cm" svg:y2="2.702cm">
          <text:p/>
        </draw:line>
        <draw:line draw:style-name="gr8" draw:text-style-name="P2" draw:layer="layout" svg:x1="16.975cm" svg:y1="2.763cm" svg:x2="17.082cm" svg:y2="2.621cm">
          <text:p/>
        </draw:line>
        <draw:path draw:style-name="gr8" draw:text-style-name="P2" draw:layer="layout" svg:width="0.395cm" svg:height="0.138cm" svg:x="16.58cm" svg:y="2.702cm" svg:viewBox="0 0 396 139" svg:d="M0 0c0 63 67 121 162 135 97 14 192-14 234-75">
          <text:p/>
        </draw:path>
        <draw:line draw:style-name="gr8" draw:text-style-name="P2" draw:layer="layout" svg:x1="15.396cm" svg:y1="2.06cm" svg:x2="15.289cm" svg:y2="2.202cm">
          <text:p/>
        </draw:line>
        <draw:path draw:style-name="gr8" draw:text-style-name="P2" draw:layer="layout" svg:width="0.332cm" svg:height="0.076cm" svg:x="14.957cm" svg:y="2.201cm" svg:viewBox="0 0 333 77" svg:d="M0 40c50 28 118 42 185 35 63-7 120-35 148-75">
          <text:p/>
        </draw:path>
        <draw:path draw:style-name="gr8" draw:text-style-name="P2" draw:layer="layout" svg:width="0.007cm" svg:height="0.028cm" svg:x="20.154cm" svg:y="7.874cm" svg:viewBox="0 0 8 29" svg:d="M8 0c0 11 0 18-8 29">
          <text:p/>
        </draw:path>
        <draw:path draw:style-name="gr8" draw:text-style-name="P2" draw:layer="layout" svg:width="0.071cm" svg:height="0.017cm" svg:x="20.083cm" svg:y="7.902cm" svg:viewBox="0 0 72 18" svg:d="M72 0c-14 18-44 22-72 15">
          <text:p/>
        </draw:path>
        <draw:line draw:style-name="gr8" draw:text-style-name="P2" draw:layer="layout" svg:x1="17.081cm" svg:y1="2.621cm" svg:x2="17.081cm" svg:y2="2.554cm">
          <text:p/>
        </draw:line>
        <draw:line draw:style-name="gr8" draw:text-style-name="P2" draw:layer="layout" svg:x1="17.082cm" svg:y1="2.558cm" svg:x2="16.711cm" svg:y2="2.43cm">
          <text:p/>
        </draw:line>
        <draw:line draw:style-name="gr8" draw:text-style-name="P2" draw:layer="layout" svg:x1="14.569cm" svg:y1="6.145cm" svg:x2="19.47cm" svg:y2="7.779cm">
          <text:p/>
        </draw:line>
        <draw:line draw:style-name="gr8" draw:text-style-name="P2" draw:layer="layout" svg:x1="20.084cm" svg:y1="7.917cm" svg:x2="19.508cm" svg:y2="7.722cm">
          <text:p/>
        </draw:line>
        <draw:line draw:style-name="gr8" draw:text-style-name="P2" draw:layer="layout" svg:x1="19.466cm" svg:y1="7.779cm" svg:x2="19.509cm" svg:y2="7.722cm">
          <text:p/>
        </draw:line>
        <draw:path draw:style-name="gr8" draw:text-style-name="P2" draw:layer="layout" svg:width="0.081cm" svg:height="0.095cm" svg:x="14.488cm" svg:y="6.05cm" svg:viewBox="0 0 82 96" svg:d="M82 96c-43-14-82-61-82-96">
          <text:p/>
        </draw:path>
        <draw:line draw:style-name="gr8" draw:text-style-name="P2" draw:layer="layout" svg:x1="15.074cm" svg:y1="1.887cm" svg:x2="15.396cm" svg:y2="1.994cm">
          <text:p/>
        </draw:line>
        <draw:line draw:style-name="gr8" draw:text-style-name="P2" draw:layer="layout" svg:x1="15.395cm" svg:y1="2.06cm" svg:x2="15.395cm" svg:y2="1.993cm">
          <text:p/>
        </draw:line>
        <draw:line draw:style-name="gr8" draw:text-style-name="P2" draw:layer="layout" svg:x1="14.53cm" svg:y1="2.744cm" svg:x2="14.53cm" svg:y2="3.22cm">
          <text:p/>
        </draw:line>
        <draw:line draw:style-name="gr8" draw:text-style-name="P2" draw:layer="layout" svg:x1="14.904cm" svg:y1="2.176cm" svg:x2="14.904cm" svg:y2="2.229cm">
          <text:p/>
        </draw:line>
        <draw:line draw:style-name="gr8" draw:text-style-name="P2" draw:layer="layout" svg:x1="14.488cm" svg:y1="3.273cm" svg:x2="14.488cm" svg:y2="6.05cm">
          <text:p/>
        </draw:line>
        <draw:line draw:style-name="gr8" draw:text-style-name="P2" draw:layer="layout" svg:x1="14.488cm" svg:y1="3.278cm" svg:x2="14.531cm" svg:y2="3.22cm">
          <text:p/>
        </draw:line>
        <draw:line draw:style-name="gr8" draw:text-style-name="P2" draw:layer="layout" svg:x1="18.627cm" svg:y1="5.352cm" svg:x2="18.584cm" svg:y2="5.072cm">
          <text:p/>
        </draw:line>
        <draw:line draw:style-name="gr8" draw:text-style-name="P2" draw:layer="layout" svg:x1="18.553cm" svg:y1="4.834cm" svg:x2="18.545cm" svg:y2="4.787cm">
          <text:p/>
        </draw:line>
        <draw:line draw:style-name="gr8" draw:text-style-name="P2" draw:layer="layout" svg:x1="17.943cm" svg:y1="5.055cm" svg:x2="17.899cm" svg:y2="5.109cm">
          <text:p/>
        </draw:line>
        <draw:line draw:style-name="gr8" draw:text-style-name="P2" draw:layer="layout" svg:x1="17.899cm" svg:y1="5.108cm" svg:x2="18.627cm" svg:y2="5.352cm">
          <text:p/>
        </draw:line>
        <draw:line draw:style-name="gr8" draw:text-style-name="P2" draw:layer="layout" svg:x1="18.546cm" svg:y1="4.788cm" svg:x2="17.981cm" svg:y2="4.6cm">
          <text:p/>
        </draw:line>
        <draw:line draw:style-name="gr8" draw:text-style-name="P2" draw:layer="layout" svg:x1="17.985cm" svg:y1="4.6cm" svg:x2="17.899cm" svg:y2="5.109cm">
          <text:p/>
        </draw:line>
        <draw:path draw:style-name="gr8" draw:text-style-name="P2" draw:layer="layout" svg:width="0.053cm" svg:height="0.039cm" svg:x="17.762cm" svg:y="4.603cm" svg:viewBox="0 0 54 40" svg:d="M54 40c-19-11-40-21-54-40">
          <text:p/>
        </draw:path>
        <draw:path draw:style-name="gr8" draw:text-style-name="P2" draw:layer="layout" svg:width="0.053cm" svg:height="0.038cm" svg:x="18.679cm" svg:y="4.907cm" svg:viewBox="0 0 54 39" svg:d="M54 39c-21-7-40-21-54-39">
          <text:p/>
        </draw:path>
        <draw:line draw:style-name="gr8" draw:text-style-name="P2" draw:layer="layout" svg:x1="16.139cm" svg:y1="4.321cm" svg:x2="16.139cm" svg:y2="5.023cm">
          <text:p/>
        </draw:line>
        <draw:line draw:style-name="gr8" draw:text-style-name="P2" draw:layer="layout" svg:x1="15.134cm" svg:y1="3.982cm" svg:x2="16.14cm" svg:y2="4.322cm">
          <text:p/>
        </draw:line>
        <draw:line draw:style-name="gr8" draw:text-style-name="P2" draw:layer="layout" svg:x1="16.14cm" svg:y1="5.024cm" svg:x2="15.134cm" svg:y2="4.688cm">
          <text:p/>
        </draw:line>
        <draw:line draw:style-name="gr8" draw:text-style-name="P2" draw:layer="layout" svg:x1="15.177cm" svg:y1="4.635cm" svg:x2="15.134cm" svg:y2="4.689cm">
          <text:p/>
        </draw:line>
        <draw:line draw:style-name="gr8" draw:text-style-name="P2" draw:layer="layout" svg:x1="15.134cm" svg:y1="4.688cm" svg:x2="15.134cm" svg:y2="3.982cm">
          <text:p/>
        </draw:line>
        <draw:line draw:style-name="gr8" draw:text-style-name="P2" draw:layer="layout" svg:x1="18.845cm" svg:y1="4.519cm" svg:x2="20.003cm" svg:y2="4.904cm">
          <text:p/>
        </draw:line>
        <draw:path draw:style-name="gr8" draw:text-style-name="P2" draw:layer="layout" svg:width="0.081cm" svg:height="0.095cm" svg:x="20.002cm" svg:y="4.903cm" svg:viewBox="0 0 82 96" svg:d="M82 96c0-39-35-82-82-96">
          <text:p/>
        </draw:path>
        <draw:line draw:style-name="gr8" draw:text-style-name="P2" draw:layer="layout" svg:x1="18.725cm" svg:y1="4.141cm" svg:x2="18.725cm" svg:y2="4.377cm">
          <text:p/>
        </draw:line>
        <draw:path draw:style-name="gr8" draw:text-style-name="P2" draw:layer="layout" svg:width="0.12cm" svg:height="0.142cm" svg:x="18.725cm" svg:y="4.377cm" svg:viewBox="0 0 121 143" svg:d="M121 143c-67-25-121-86-121-143">
          <text:p/>
        </draw:path>
        <draw:line draw:style-name="gr8" draw:text-style-name="P2" draw:layer="layout" svg:x1="19.508cm" svg:y1="7.722cm" svg:x2="19.508cm" svg:y2="7.655cm">
          <text:p/>
        </draw:line>
        <draw:line draw:style-name="gr8" draw:text-style-name="P2" draw:layer="layout" svg:x1="19.508cm" svg:y1="7.655cm" svg:x2="20.003cm" svg:y2="7.822cm">
          <text:p/>
        </draw:line>
        <draw:path draw:style-name="gr8" draw:text-style-name="P2" draw:layer="layout" svg:width="0.01cm" svg:height="0.028cm" svg:x="20.073cm" svg:y="7.778cm" svg:viewBox="0 0 11 29" svg:d="M11 0c0 11-3 22-11 29">
          <text:p/>
        </draw:path>
        <draw:path draw:style-name="gr8" draw:text-style-name="P2" draw:layer="layout" svg:width="0.074cm" svg:height="0.02cm" svg:x="20.002cm" svg:y="7.806cm" svg:viewBox="0 0 75 21" svg:d="M75 0c-14 19-46 26-75 16">
          <text:p/>
        </draw:path>
        <draw:line draw:style-name="gr8" draw:text-style-name="P2" draw:layer="layout" svg:x1="20.083cm" svg:y1="7.778cm" svg:x2="20.083cm" svg:y2="4.995cm">
          <text:p/>
        </draw:line>
        <draw:line draw:style-name="gr8" draw:text-style-name="P2" draw:layer="layout" svg:x1="18.726cm" svg:y1="4.142cm" svg:x2="14.689cm" svg:y2="2.797cm">
          <text:p/>
        </draw:line>
        <draw:path draw:style-name="gr8" draw:text-style-name="P2" draw:layer="layout" svg:width="0.011cm" svg:height="0.028cm" svg:x="14.608cm" svg:y="2.811cm" svg:viewBox="0 0 12 29" svg:d="M0 29c0-10 8-21 12-29">
          <text:p/>
        </draw:path>
        <draw:path draw:style-name="gr8" draw:text-style-name="P2" draw:layer="layout" svg:width="0.074cm" svg:height="0.019cm" svg:x="14.619cm" svg:y="2.792cm" svg:viewBox="0 0 75 20" svg:d="M0 20c14-18 42-26 75-15">
          <text:p/>
        </draw:path>
        <draw:line draw:style-name="gr8" draw:text-style-name="P2" draw:layer="layout" svg:x1="14.608cm" svg:y1="2.836cm" svg:x2="14.608cm" svg:y2="3.249cm">
          <text:p/>
        </draw:line>
        <draw:line draw:style-name="gr8" draw:text-style-name="P2" draw:layer="layout" svg:x1="14.613cm" svg:y1="3.25cm" svg:x2="14.53cm" svg:y2="3.22cm">
          <text:p/>
        </draw:line>
        <draw:path draw:style-name="gr8" draw:text-style-name="P2" draw:layer="layout" svg:width="0.007cm" svg:height="0.028cm" svg:x="14.53cm" svg:y="2.716cm" svg:viewBox="0 0 8 29" svg:d="M0 29c0-10 4-22 8-29">
          <text:p/>
        </draw:path>
        <draw:path draw:style-name="gr8" draw:text-style-name="P2" draw:layer="layout" svg:width="0.075cm" svg:height="0.017cm" svg:x="14.537cm" svg:y="2.698cm" svg:viewBox="0 0 76 18" svg:d="M0 18c16-19 44-22 76-15">
          <text:p/>
        </draw:path>
        <draw:path draw:style-name="gr8" draw:text-style-name="P2" draw:layer="layout" svg:width="0.007cm" svg:height="0.036cm" svg:x="20.464cm" svg:y="4.811cm" svg:viewBox="0 0 8 37" svg:d="M8 37c0-18 0-29-8-37">
          <text:p/>
        </draw:path>
        <draw:path draw:style-name="gr8" draw:text-style-name="P2" draw:layer="layout" svg:width="0.074cm" svg:height="0.165cm" svg:x="20.397cm" svg:y="4.847cm" svg:viewBox="0 0 75 166" svg:d="M0 166c14-3 32-28 50-63 18-32 25-74 25-103">
          <text:p/>
        </draw:path>
        <draw:path draw:style-name="gr8" draw:text-style-name="P2" draw:layer="layout" svg:width="0.007cm" svg:height="0.035cm" svg:x="20.263cm" svg:y="5.08cm" svg:viewBox="0 0 8 36" svg:d="M8 36c0-14-4-29-8-36">
          <text:p/>
        </draw:path>
        <draw:path draw:style-name="gr8" draw:text-style-name="P2" draw:layer="layout" svg:width="0.074cm" svg:height="0.166cm" svg:x="20.196cm" svg:y="5.115cm" svg:viewBox="0 0 75 167" svg:d="M0 167c14-4 32-25 50-60 18-37 25-75 25-107">
          <text:p/>
        </draw:path>
        <draw:path draw:style-name="gr8" draw:text-style-name="P2" draw:layer="layout" svg:width="0.053cm" svg:height="0.021cm" svg:x="14.908cm" svg:y="2.22cm" svg:viewBox="0 0 54 22" svg:d="M0 7c3-8 10-8 21-4 7 4 18 12 33 19">
          <text:p/>
        </draw:path>
        <draw:path draw:style-name="gr8" draw:text-style-name="P2" draw:layer="layout" svg:width="0.385cm" svg:height="0.102cm" svg:x="14.904cm" svg:y="2.109cm" svg:viewBox="0 0 386 103" svg:d="M0 0c25 57 96 96 180 103 86 4 167-25 206-78">
          <text:p/>
        </draw:path>
        <draw:line draw:style-name="gr8" draw:text-style-name="P2" draw:layer="layout" svg:x1="14.904cm" svg:y1="2.176cm" svg:x2="14.904cm" svg:y2="2.109cm">
          <text:p/>
        </draw:line>
        <draw:line draw:style-name="gr8" draw:text-style-name="P2" draw:layer="layout" svg:x1="15.396cm" svg:y1="1.993cm" svg:x2="15.289cm" svg:y2="2.135cm">
          <text:p/>
        </draw:line>
        <draw:line draw:style-name="gr8" draw:text-style-name="P2" draw:layer="layout" svg:x1="16.975cm" svg:y1="2.699cm" svg:x2="17.082cm" svg:y2="2.554cm">
          <text:p/>
        </draw:line>
        <draw:path draw:style-name="gr8" draw:text-style-name="P2" draw:layer="layout" svg:width="0.025cm" svg:height="0.064cm" svg:x="16.58cm" svg:y="2.571cm" svg:viewBox="0 0 26 65" svg:d="M26 0c-15 21-26 43-26 65">
          <text:p/>
        </draw:path>
        <draw:path draw:style-name="gr8" draw:text-style-name="P2" draw:layer="layout" svg:width="0.395cm" svg:height="0.138cm" svg:x="16.58cm" svg:y="2.635cm" svg:viewBox="0 0 396 139" svg:d="M0 0c0 64 67 121 162 135 97 14 192-14 234-71">
          <text:p/>
        </draw:path>
        <draw:line draw:style-name="gr8" draw:text-style-name="P2" draw:layer="layout" svg:x1="16.712cm" svg:y1="2.43cm" svg:x2="16.605cm" svg:y2="2.572cm">
          <text:p/>
        </draw:line>
        <draw:path draw:style-name="gr8" draw:text-style-name="P2" draw:layer="layout" svg:width="0.3cm" svg:height="0.19cm" svg:x="16.639cm" svg:y="2.533cm" svg:viewBox="0 0 301 191" svg:d="M284 149c39-50 7-110-68-139-74-25-162-3-201 47-35 49-7 109 67 134">
          <text:p/>
        </draw:path>
        <draw:path draw:style-name="gr8" draw:text-style-name="P2" draw:layer="layout" svg:width="0.138cm" svg:height="0.014cm" svg:x="16.721cm" svg:y="2.723cm" svg:viewBox="0 0 139 15" svg:d="M0 0c43 20 93 20 139 0">
          <text:p/>
        </draw:path>
        <draw:path draw:style-name="gr8" draw:text-style-name="P2" draw:layer="layout" svg:width="0.071cm" svg:height="0.047cm" svg:x="16.855cm" svg:y="2.677cm" svg:viewBox="0 0 72 48" svg:d="M0 48c32-8 54-26 72-48">
          <text:p/>
        </draw:path>
        <draw:line draw:style-name="gr8" draw:text-style-name="P2" draw:layer="layout" svg:x1="14.569cm" svg:y1="3.302cm" svg:x2="14.569cm" svg:y2="6.007cm">
          <text:p/>
        </draw:line>
        <draw:line draw:style-name="gr8" draw:text-style-name="P2" draw:layer="layout" svg:x1="14.57cm" svg:y1="3.303cm" svg:x2="14.488cm" svg:y2="3.273cm">
          <text:p/>
        </draw:line>
        <draw:line draw:style-name="gr8" draw:text-style-name="P2" draw:layer="layout" svg:x1="19.466cm" svg:y1="7.775cm" svg:x2="19.466cm" svg:y2="7.708cm">
          <text:p/>
        </draw:line>
        <draw:line draw:style-name="gr8" draw:text-style-name="P2" draw:layer="layout" svg:x1="14.65cm" svg:y1="6.103cm" svg:x2="19.47cm" svg:y2="7.712cm">
          <text:p/>
        </draw:line>
        <draw:path draw:style-name="gr8" draw:text-style-name="P2" draw:layer="layout" svg:width="0.081cm" svg:height="0.096cm" svg:x="14.569cm" svg:y="6.007cm" svg:viewBox="0 0 82 97" svg:d="M82 97c-43-15-82-57-82-97">
          <text:p/>
        </draw:path>
        <draw:line draw:style-name="gr8" draw:text-style-name="P2" draw:layer="layout" svg:x1="19.509cm" svg:y1="7.655cm" svg:x2="19.466cm" svg:y2="7.712cm">
          <text:p/>
        </draw:line>
        <draw:line draw:style-name="gr8" draw:text-style-name="P2" draw:layer="layout" svg:x1="14.904cm" svg:y1="2.114cm" svg:x2="15.075cm" svg:y2="1.887cm">
          <text:p/>
        </draw:line>
        <draw:path draw:style-name="gr8" draw:text-style-name="P2" draw:layer="layout" svg:width="0.302cm" svg:height="0.19cm" svg:x="14.953cm" svg:y="1.972cm" svg:viewBox="0 0 303 191" svg:d="M288 149c35-53 7-113-72-139-74-25-162-3-201 47-35 49-7 109 67 134">
          <text:p/>
        </draw:path>
        <draw:path draw:style-name="gr8" draw:text-style-name="P2" draw:layer="layout" svg:width="0.134cm" svg:height="0.011cm" svg:x="15.035cm" svg:y="2.162cm" svg:viewBox="0 0 135 12" svg:d="M0 0c43 16 96 16 135 0">
          <text:p/>
        </draw:path>
        <draw:path draw:style-name="gr8" draw:text-style-name="P2" draw:layer="layout" svg:width="0.071cm" svg:height="0.046cm" svg:x="15.169cm" svg:y="2.116cm" svg:viewBox="0 0 72 47" svg:d="M0 47c32-11 53-26 72-47">
          <text:p/>
        </draw:path>
        <draw:line draw:style-name="gr8" draw:text-style-name="P2" draw:layer="layout" svg:x1="14.569cm" svg:y1="3.304cm" svg:x2="14.613cm" svg:y2="3.249cm">
          <text:p/>
        </draw:line>
        <draw:line draw:style-name="gr8" draw:text-style-name="P2" draw:layer="layout" svg:x1="15.113cm" svg:y1="5.065cm" svg:x2="15.113cm" svg:y2="3.39cm">
          <text:p/>
        </draw:line>
        <draw:line draw:style-name="gr8" draw:text-style-name="P2" draw:layer="layout" svg:x1="15.297cm" svg:y1="5.13cm" svg:x2="15.113cm" svg:y2="5.065cm">
          <text:p/>
        </draw:line>
        <draw:path draw:style-name="gr8" draw:text-style-name="P2" draw:layer="layout" svg:width="0.163cm" svg:height="0.187cm" svg:x="15.292cm" svg:y="5.129cm" svg:viewBox="0 0 164 188" svg:d="M164 188c0-75-71-160-164-188">
          <text:p/>
        </draw:path>
        <draw:line draw:style-name="gr8" draw:text-style-name="P2" draw:layer="layout" svg:x1="15.455cm" svg:y1="5.464cm" svg:x2="15.455cm" svg:y2="5.316cm">
          <text:p/>
        </draw:line>
        <draw:line draw:style-name="gr8" draw:text-style-name="P2" draw:layer="layout" svg:x1="17.258cm" svg:y1="6.068cm" svg:x2="15.455cm" svg:y2="5.464cm">
          <text:p/>
        </draw:line>
        <draw:path draw:style-name="gr8" draw:text-style-name="P2" draw:layer="layout" svg:width="0.307cm" svg:height="0.199cm" svg:x="17.381cm" svg:y="5.861cm" svg:viewBox="0 0 308 200" svg:d="M308 200c0-63-50-134-125-173-70-39-148-36-183 11">
          <text:p/>
        </draw:path>
        <draw:line draw:style-name="gr8" draw:text-style-name="P2" draw:layer="layout" svg:x1="17.688cm" svg:y1="6.06cm" svg:x2="17.688cm" svg:y2="6.212cm">
          <text:p/>
        </draw:line>
        <draw:line draw:style-name="gr8" draw:text-style-name="P2" draw:layer="layout" svg:x1="19.491cm" svg:y1="6.813cm" svg:x2="17.688cm" svg:y2="6.212cm">
          <text:p/>
        </draw:line>
        <draw:path draw:style-name="gr8" draw:text-style-name="P2" draw:layer="layout" svg:width="0.307cm" svg:height="0.2cm" svg:x="19.614cm" svg:y="6.605cm" svg:viewBox="0 0 308 201" svg:d="M308 201c0-64-53-134-124-174-75-39-149-36-184 10">
          <text:p/>
        </draw:path>
        <draw:line draw:style-name="gr8" draw:text-style-name="P2" draw:layer="layout" svg:x1="19.921cm" svg:y1="6.805cm" svg:x2="19.921cm" svg:y2="6.953cm">
          <text:p/>
        </draw:line>
        <draw:line draw:style-name="gr8" draw:text-style-name="P2" draw:layer="layout" svg:x1="20.084cm" svg:y1="7.01cm" svg:x2="19.921cm" svg:y2="6.953cm">
          <text:p/>
        </draw:line>
        <draw:path draw:style-name="gr8" draw:text-style-name="P2" draw:layer="layout" svg:width="0.307cm" svg:height="0.2cm" svg:x="17.663cm" svg:y="4.45cm" svg:viewBox="0 0 308 201" svg:d="M308 201c0-60-49-134-124-174-75-39-149-35-184 12">
          <text:p/>
        </draw:path>
        <draw:path draw:style-name="gr8" draw:text-style-name="P2" draw:layer="layout" svg:width="0.018cm" svg:height="0.053cm" svg:x="17.952cm" svg:y="4.649cm" svg:viewBox="0 0 19 54" svg:d="M0 54c12-14 19-32 19-54">
          <text:p/>
        </draw:path>
        <draw:path draw:style-name="gr8" draw:text-style-name="P2" draw:layer="layout" svg:width="0.307cm" svg:height="0.2cm" svg:x="18.58cm" svg:y="4.757cm" svg:viewBox="0 0 308 201" svg:d="M308 201c0-63-53-135-128-174-70-39-148-35-180 11">
          <text:p/>
        </draw:path>
        <draw:path draw:style-name="gr8" draw:text-style-name="P2" draw:layer="layout" svg:width="0.021cm" svg:height="0.056cm" svg:x="18.866cm" svg:y="4.953cm" svg:viewBox="0 0 22 57" svg:d="M0 57c15-14 22-35 22-57">
          <text:p/>
        </draw:path>
        <draw:path draw:style-name="gr8" draw:text-style-name="P2" draw:layer="layout" svg:width="0.307cm" svg:height="0.2cm" svg:x="18.122cm" svg:y="4.019cm" svg:viewBox="0 0 308 201" svg:d="M308 201c0-64-53-134-124-174-74-39-149-35-184 7">
          <text:p/>
        </draw:path>
        <draw:path draw:style-name="gr8" draw:text-style-name="P2" draw:layer="layout" svg:width="0.018cm" svg:height="0.057cm" svg:x="18.411cm" svg:y="4.215cm" svg:viewBox="0 0 19 58" svg:d="M0 58c12-14 19-36 19-58">
          <text:p/>
        </draw:path>
        <draw:path draw:style-name="gr8" draw:text-style-name="P2" draw:layer="layout" svg:width="0.18cm" svg:height="0.116cm" svg:x="18.122cm" svg:y="4.159cm" svg:viewBox="0 0 181 117" svg:d="M181 117c0-35-32-78-71-103-46-21-89-18-110 7">
          <text:p/>
        </draw:path>
        <draw:path draw:style-name="gr8" draw:text-style-name="P2" draw:layer="layout" svg:width="0.18cm" svg:height="0.149cm" svg:x="18.111cm" svg:y="4.18cm" svg:viewBox="0 0 181 150" svg:d="M11 0c-25 32-4 86 42 121 47 35 107 39 128 7">
          <text:p/>
        </draw:path>
        <draw:path draw:style-name="gr8" draw:text-style-name="P2" draw:layer="layout" svg:width="0.011cm" svg:height="0.032cm" svg:x="18.291cm" svg:y="4.275cm" svg:viewBox="0 0 12 33" svg:d="M0 33c8-7 12-22 12-33">
          <text:p/>
        </draw:path>
        <draw:line draw:style-name="gr8" draw:text-style-name="P2" draw:layer="layout" svg:x1="14.837cm" svg:y1="5.856cm" svg:x2="15.099cm" svg:y2="5.945cm">
          <text:p/>
        </draw:line>
        <draw:line draw:style-name="gr8" draw:text-style-name="P2" draw:layer="layout" svg:x1="15.456cm" svg:y1="5.464cm" svg:x2="15.098cm" svg:y2="5.945cm">
          <text:p/>
        </draw:line>
        <draw:line draw:style-name="gr8" draw:text-style-name="P2" draw:layer="layout" svg:x1="17.332cm" svg:y1="6.689cm" svg:x2="17.007cm" svg:y2="6.579cm">
          <text:p/>
        </draw:line>
        <draw:line draw:style-name="gr8" draw:text-style-name="P2" draw:layer="layout" svg:x1="17.689cm" svg:y1="6.212cm" svg:x2="17.331cm" svg:y2="6.689cm">
          <text:p/>
        </draw:line>
        <draw:line draw:style-name="gr8" draw:text-style-name="P2" draw:layer="layout" svg:x1="19.566cm" svg:y1="7.434cm" svg:x2="19.24cm" svg:y2="7.323cm">
          <text:p/>
        </draw:line>
        <draw:line draw:style-name="gr8" draw:text-style-name="P2" draw:layer="layout" svg:x1="19.922cm" svg:y1="6.953cm" svg:x2="19.565cm" svg:y2="7.434cm">
          <text:p/>
        </draw:line>
        <draw:line draw:style-name="gr8" draw:text-style-name="P2" draw:layer="layout" svg:x1="14.944cm" svg:y1="2.882cm" svg:x2="14.756cm" svg:y2="3.133cm">
          <text:p/>
        </draw:line>
        <draw:line draw:style-name="gr8" draw:text-style-name="P2" draw:layer="layout" svg:x1="14.756cm" svg:y1="3.129cm" svg:x2="14.756cm" svg:y2="3.397cm">
          <text:p/>
        </draw:line>
        <draw:line draw:style-name="gr8" draw:text-style-name="P2" draw:layer="layout" svg:x1="15.114cm" svg:y1="5.065cm" svg:x2="14.756cm" svg:y2="5.546cm">
          <text:p/>
        </draw:line>
        <draw:line draw:style-name="gr8" draw:text-style-name="P2" draw:layer="layout" svg:x1="14.756cm" svg:y1="5.542cm" svg:x2="14.756cm" svg:y2="5.76cm">
          <text:p/>
        </draw:line>
        <draw:path draw:style-name="gr8" draw:text-style-name="P2" draw:layer="layout" svg:width="0.015cm" svg:height="0.031cm" svg:x="16.883cm" svg:y="2.667cm" svg:viewBox="0 0 16 32" svg:d="M0 32c12-7 16-22 16-32">
          <text:p/>
        </draw:path>
        <draw:path draw:style-name="gr8" draw:text-style-name="P2" draw:layer="layout" svg:width="0.216cm" svg:height="0.071cm" svg:x="16.682cm" svg:y="2.596cm" svg:viewBox="0 0 217 72" svg:d="M217 72c0-39-51-72-107-72-60 0-110 33-110 72">
          <text:p/>
        </draw:path>
        <draw:path draw:style-name="gr8" draw:text-style-name="P2" draw:layer="layout" svg:width="0.053cm" svg:height="0.059cm" svg:x="16.682cm" svg:y="2.667cm" svg:viewBox="0 0 54 60" svg:d="M0 0c0 25 22 50 54 60">
          <text:p/>
        </draw:path>
        <draw:path draw:style-name="gr8" draw:text-style-name="P2" draw:layer="layout" svg:width="0.042cm" svg:height="0.028cm" svg:x="16.845cm" svg:y="2.698cm" svg:viewBox="0 0 43 29" svg:d="M0 29c17-7 32-17 43-29">
          <text:p/>
        </draw:path>
        <draw:path draw:style-name="gr8" draw:text-style-name="P2" draw:layer="layout" svg:width="0.081cm" svg:height="0.096cm" svg:x="14.756cm" svg:y="5.76cm" svg:viewBox="0 0 82 97" svg:d="M82 97c-46-15-82-58-82-97">
          <text:p/>
        </draw:path>
        <draw:path draw:style-name="gr8" draw:text-style-name="P2" draw:layer="layout" svg:width="0.011cm" svg:height="0.031cm" svg:x="15.197cm" svg:y="2.106cm" svg:viewBox="0 0 12 32" svg:d="M0 32c7-10 12-22 12-32">
          <text:p/>
        </draw:path>
        <draw:path draw:style-name="gr8" draw:text-style-name="P2" draw:layer="layout" svg:width="0.212cm" svg:height="0.071cm" svg:x="14.996cm" svg:y="2.035cm" svg:viewBox="0 0 213 72" svg:d="M213 72c0-39-46-72-106-72-58 0-107 33-107 72">
          <text:p/>
        </draw:path>
        <draw:path draw:style-name="gr8" draw:text-style-name="P2" draw:layer="layout" svg:width="0.053cm" svg:height="0.06cm" svg:x="14.996cm" svg:y="2.106cm" svg:viewBox="0 0 54 61" svg:d="M0 0c0 21 22 45 54 61">
          <text:p/>
        </draw:path>
        <draw:path draw:style-name="gr8" draw:text-style-name="P2" draw:layer="layout" svg:width="0.039cm" svg:height="0.032cm" svg:x="15.158cm" svg:y="2.134cm" svg:viewBox="0 0 40 33" svg:d="M0 33c18-7 33-19 40-33">
          <text:p/>
        </draw:path>
        <draw:line draw:style-name="gr8" draw:text-style-name="P2" draw:layer="layout" svg:x1="19.24cm" svg:y1="4.758cm" svg:x2="19.24cm" svg:y2="4.649cm">
          <text:p/>
        </draw:line>
        <draw:path draw:style-name="gr8" draw:text-style-name="P2" draw:layer="layout" svg:width="0.307cm" svg:height="0.2cm" svg:x="19.24cm" svg:y="4.758cm" svg:viewBox="0 0 308 201" svg:d="M0 0c0 64 53 136 127 174 75 39 149 36 181-10">
          <text:p/>
        </draw:path>
        <draw:path draw:style-name="gr8" draw:text-style-name="P2" draw:layer="layout" svg:width="0.018cm" svg:height="0.057cm" svg:x="19.547cm" svg:y="4.864cm" svg:viewBox="0 0 19 58" svg:d="M0 58c11-14 19-33 19-58">
          <text:p/>
        </draw:path>
        <draw:line draw:style-name="gr8" draw:text-style-name="P2" draw:layer="layout" svg:x1="19.565cm" svg:y1="4.755cm" svg:x2="19.565cm" svg:y2="4.864cm">
          <text:p/>
        </draw:line>
        <draw:line draw:style-name="gr8" draw:text-style-name="P2" draw:layer="layout" svg:x1="19.565cm" svg:y1="7.281cm" svg:x2="19.565cm" svg:y2="7.429cm">
          <text:p/>
        </draw:line>
        <draw:path draw:style-name="gr8" draw:text-style-name="P2" draw:layer="layout" svg:width="0.307cm" svg:height="0.2cm" svg:x="19.258cm" svg:y="7.081cm" svg:viewBox="0 0 308 201" svg:d="M308 201c0-65-50-135-124-174-75-39-149-35-184 11">
          <text:p/>
        </draw:path>
        <draw:path draw:style-name="gr8" draw:text-style-name="P2" draw:layer="layout" svg:width="0.021cm" svg:height="0.056cm" svg:x="19.24cm" svg:y="7.119cm" svg:viewBox="0 0 22 57" svg:d="M22 0c-14 14-22 32-22 57">
          <text:p/>
        </draw:path>
        <draw:line draw:style-name="gr8" draw:text-style-name="P2" draw:layer="layout" svg:x1="14.937cm" svg:y1="3.193cm" svg:x2="14.756cm" svg:y2="3.129cm">
          <text:p/>
        </draw:line>
        <draw:line draw:style-name="gr8" draw:text-style-name="P2" draw:layer="layout" svg:x1="19.24cm" svg:y1="7.323cm" svg:x2="19.24cm" svg:y2="7.171cm">
          <text:p/>
        </draw:line>
        <draw:path draw:style-name="gr8" draw:text-style-name="P2" draw:layer="layout" svg:width="0.145cm" svg:height="0.037cm" svg:x="14.936cm" svg:y="3.432cm" svg:viewBox="0 0 146 38" svg:d="M0 29c64 19 121 7 146-29">
          <text:p/>
        </draw:path>
        <draw:path draw:style-name="gr8" draw:text-style-name="P2" draw:layer="layout" svg:width="0.162cm" svg:height="0.243cm" svg:x="14.936cm" svg:y="3.189cm" svg:viewBox="0 0 163 244" svg:d="M146 244c24-32 24-85-7-134-29-50-81-93-139-110">
          <text:p/>
        </draw:path>
        <draw:line draw:style-name="gr8" draw:text-style-name="P2" draw:layer="layout" svg:x1="14.756cm" svg:y1="3.397cm" svg:x2="14.937cm" svg:y2="3.461cm">
          <text:p/>
        </draw:line>
        <draw:line draw:style-name="gr8" draw:text-style-name="P2" draw:layer="layout" svg:x1="17.331cm" svg:y1="6.536cm" svg:x2="17.331cm" svg:y2="6.688cm">
          <text:p/>
        </draw:line>
        <draw:path draw:style-name="gr8" draw:text-style-name="P2" draw:layer="layout" svg:width="0.306cm" svg:height="0.199cm" svg:x="17.025cm" svg:y="6.337cm" svg:viewBox="0 0 307 200" svg:d="M307 200c0-63-50-135-124-173-74-39-148-36-183 10">
          <text:p/>
        </draw:path>
        <draw:path draw:style-name="gr8" draw:text-style-name="P2" draw:layer="layout" svg:width="0.021cm" svg:height="0.057cm" svg:x="17.007cm" svg:y="6.374cm" svg:viewBox="0 0 22 58" svg:d="M22 0c-15 14-22 35-22 58">
          <text:p/>
        </draw:path>
        <draw:line draw:style-name="gr8" draw:text-style-name="P2" draw:layer="layout" svg:x1="14.937cm" svg:y1="5.606cm" svg:x2="14.756cm" svg:y2="5.542cm">
          <text:p/>
        </draw:line>
        <draw:line draw:style-name="gr8" draw:text-style-name="P2" draw:layer="layout" svg:x1="17.007cm" svg:y1="6.579cm" svg:x2="17.007cm" svg:y2="6.427cm">
          <text:p/>
        </draw:line>
        <draw:path draw:style-name="gr8" draw:text-style-name="P2" draw:layer="layout" svg:width="0.162cm" svg:height="0.187cm" svg:x="14.936cm" svg:y="5.605cm" svg:viewBox="0 0 163 188" svg:d="M163 188c0-74-70-160-163-188">
          <text:p/>
        </draw:path>
        <draw:line draw:style-name="gr8" draw:text-style-name="P2" draw:layer="layout" svg:x1="15.098cm" svg:y1="5.94cm" svg:x2="15.098cm" svg:y2="5.792cm">
          <text:p/>
        </draw:line>
        <draw:path draw:style-name="gr8" draw:text-style-name="P2" draw:layer="layout" svg:width="0.307cm" svg:height="0.199cm" svg:x="17.603cm" svg:y="4.531cm" svg:viewBox="0 0 308 200" svg:d="M308 200c0-64-54-135-124-174-75-38-149-35-184 11">
          <text:p/>
        </draw:path>
        <draw:path draw:style-name="gr8" draw:text-style-name="P2" draw:layer="layout" svg:width="0.306cm" svg:height="0.253cm" svg:x="17.587cm" svg:y="4.568cm" svg:viewBox="0 0 307 254" svg:d="M17 0c-39 53-7 146 74 206 78 60 178 63 216 10">
          <text:p/>
        </draw:path>
        <draw:path draw:style-name="gr8" draw:text-style-name="P2" draw:layer="layout" svg:width="0.019cm" svg:height="0.053cm" svg:x="17.892cm" svg:y="4.73cm" svg:viewBox="0 0 20 54" svg:d="M0 54c12-14 20-36 20-54">
          <text:p/>
        </draw:path>
        <draw:path draw:style-name="gr8" draw:text-style-name="P2" draw:layer="layout" svg:width="0.307cm" svg:height="0.201cm" svg:x="18.52cm" svg:y="4.836cm" svg:viewBox="0 0 308 202" svg:d="M308 202c0-63-54-134-128-174-74-42-148-35-180 11">
          <text:p/>
        </draw:path>
        <draw:path draw:style-name="gr8" draw:text-style-name="P2" draw:layer="layout" svg:width="0.308cm" svg:height="0.255cm" svg:x="18.502cm" svg:y="4.871cm" svg:viewBox="0 0 309 256" svg:d="M18 0c-42 57-10 146 71 206 82 60 177 67 220 14">
          <text:p/>
        </draw:path>
        <draw:path draw:style-name="gr8" draw:text-style-name="P2" draw:layer="layout" svg:width="0.021cm" svg:height="0.056cm" svg:x="18.806cm" svg:y="5.034cm" svg:viewBox="0 0 22 57" svg:d="M0 57c14-14 22-36 22-57">
          <text:p/>
        </draw:path>
        <draw:path draw:style-name="gr8" draw:text-style-name="P2" draw:layer="layout" svg:width="0.307cm" svg:height="0.197cm" svg:x="18.062cm" svg:y="4.099cm" svg:viewBox="0 0 308 198" svg:d="M308 198c0-63-53-135-124-174-75-35-149-31-184 11">
          <text:p/>
        </draw:path>
        <draw:path draw:style-name="gr8" draw:text-style-name="P2" draw:layer="layout" svg:width="0.306cm" svg:height="0.255cm" svg:x="18.045cm" svg:y="4.134cm" svg:viewBox="0 0 307 256" svg:d="M17 0c-39 58-7 149 74 209 78 57 177 64 216 11">
          <text:p/>
        </draw:path>
        <draw:path draw:style-name="gr8" draw:text-style-name="P2" draw:layer="layout" svg:width="0.019cm" svg:height="0.057cm" svg:x="18.351cm" svg:y="4.296cm" svg:viewBox="0 0 20 58" svg:d="M0 58c12-19 20-36 20-58">
          <text:p/>
        </draw:path>
        <draw:path draw:style-name="gr8" draw:text-style-name="P2" draw:layer="layout" svg:width="0.18cm" svg:height="0.119cm" svg:x="17.663cm" svg:y="4.59cm" svg:viewBox="0 0 181 120" svg:d="M181 120c0-39-28-82-75-103-42-25-85-21-106 7">
          <text:p/>
        </draw:path>
        <draw:path draw:style-name="gr8" draw:text-style-name="P2" draw:layer="layout" svg:width="0.178cm" svg:height="0.149cm" svg:x="17.654cm" svg:y="4.614cm" svg:viewBox="0 0 179 150" svg:d="M9 0c-21 28-3 86 42 121 47 35 107 39 128 7">
          <text:p/>
        </draw:path>
        <draw:path draw:style-name="gr8" draw:text-style-name="P2" draw:layer="layout" svg:width="0.011cm" svg:height="0.035cm" svg:x="17.832cm" svg:y="4.706cm" svg:viewBox="0 0 12 36" svg:d="M0 36c8-11 12-21 12-36">
          <text:p/>
        </draw:path>
        <draw:path draw:style-name="gr8" draw:text-style-name="P2" draw:layer="layout" svg:width="0.183cm" svg:height="0.117cm" svg:x="18.577cm" svg:y="4.895cm" svg:viewBox="0 0 184 118" svg:d="M184 118c0-35-33-78-75-103-42-21-88-21-109 7">
          <text:p/>
        </draw:path>
        <draw:path draw:style-name="gr8" draw:text-style-name="P2" draw:layer="layout" svg:width="0.182cm" svg:height="0.149cm" svg:x="18.568cm" svg:y="4.917cm" svg:viewBox="0 0 183 150" svg:d="M9 0c-21 32-4 86 46 121 46 35 102 39 128 7">
          <text:p/>
        </draw:path>
        <draw:path draw:style-name="gr8" draw:text-style-name="P2" draw:layer="layout" svg:width="0.014cm" svg:height="0.032cm" svg:x="18.746cm" svg:y="5.012cm" svg:viewBox="0 0 15 33" svg:d="M0 33c12-8 15-22 15-33">
          <text:p/>
        </draw:path>
        <draw:path draw:style-name="gr8" draw:text-style-name="P2" draw:layer="layout" svg:width="0.024cm" svg:height="0.077cm" svg:x="19.512cm" svg:y="4.78cm" svg:viewBox="0 0 25 78" svg:d="M25 78c0-24-7-54-25-78">
          <text:p/>
        </draw:path>
        <draw:path draw:style-name="gr8" draw:text-style-name="P2" draw:layer="layout" svg:width="0.078cm" svg:height="0.07cm" svg:x="19.434cm" svg:y="4.713cm" svg:viewBox="0 0 79 71" svg:d="M79 71c-22-28-46-53-79-71">
          <text:p/>
        </draw:path>
        <draw:path draw:style-name="gr8" draw:text-style-name="P2" draw:layer="layout" svg:width="0.27cm" svg:height="0.244cm" svg:x="19.27cm" svg:y="4.691cm" svg:viewBox="0 0 271 245" svg:d="M104 1c-70-7-113 32-102 97 10 60 74 123 141 141 70 21 128-11 128-71">
          <text:p/>
        </draw:path>
        <draw:path draw:style-name="gr8" draw:text-style-name="P2" draw:layer="layout" svg:width="0.024cm" svg:height="0.074cm" svg:x="19.512cm" svg:y="7.196cm" svg:viewBox="0 0 25 75" svg:d="M25 75c0-24-7-49-25-75">
          <text:p/>
        </draw:path>
        <draw:path draw:style-name="gr8" draw:text-style-name="P2" draw:layer="layout" svg:width="0.11cm" svg:height="0.081cm" svg:x="19.402cm" svg:y="7.115cm" svg:viewBox="0 0 111 82" svg:d="M111 82c-25-40-68-68-111-82">
          <text:p/>
        </draw:path>
        <draw:path draw:style-name="gr8" draw:text-style-name="P2" draw:layer="layout" svg:width="0.268cm" svg:height="0.241cm" svg:x="19.268cm" svg:y="7.105cm" svg:viewBox="0 0 269 242" svg:d="M134 11c-74-29-134 4-134 67 0 60 60 131 134 155 75 26 135-3 135-67">
          <text:p/>
        </draw:path>
        <draw:path draw:style-name="gr8" draw:text-style-name="P2" draw:layer="layout" svg:width="0.028cm" svg:height="0.074cm" svg:x="17.279cm" svg:y="6.452cm" svg:viewBox="0 0 29 75" svg:d="M29 75c0-21-11-49-29-75">
          <text:p/>
        </draw:path>
        <draw:path draw:style-name="gr8" draw:text-style-name="P2" draw:layer="layout" svg:width="0.11cm" svg:height="0.081cm" svg:x="17.169cm" svg:y="6.371cm" svg:viewBox="0 0 111 82" svg:d="M111 82c-26-40-65-68-111-82">
          <text:p/>
        </draw:path>
        <draw:path draw:style-name="gr8" draw:text-style-name="P2" draw:layer="layout" svg:width="0.272cm" svg:height="0.241cm" svg:x="17.035cm" svg:y="6.362cm" svg:viewBox="0 0 273 242" svg:d="M134 9c-74-25-134 3-134 68 0 63 60 130 134 155 75 28 139-4 139-67">
          <text:p/>
        </draw:path>
        <draw:path draw:style-name="gr8" draw:text-style-name="P2" draw:layer="layout" svg:width="0.029cm" svg:height="0.078cm" svg:x="15.045cm" svg:y="5.707cm" svg:viewBox="0 0 30 79" svg:d="M30 79c0-28-11-54-30-79">
          <text:p/>
        </draw:path>
        <draw:path draw:style-name="gr8" draw:text-style-name="P2" draw:layer="layout" svg:width="0.109cm" svg:height="0.081cm" svg:x="14.936cm" svg:y="5.626cm" svg:viewBox="0 0 110 82" svg:d="M110 82c-28-35-68-67-110-82">
          <text:p/>
        </draw:path>
        <draw:path draw:style-name="gr8" draw:text-style-name="P2" draw:layer="layout" svg:width="0.272cm" svg:height="0.243cm" svg:x="14.802cm" svg:y="5.617cm" svg:viewBox="0 0 273 244" svg:d="M134 9c-74-24-134 4-134 67 0 65 60 132 134 160 78 25 139-7 139-67">
          <text:p/>
        </draw:path>
        <draw:path draw:style-name="gr8" draw:text-style-name="P2" draw:layer="layout" svg:width="0.021cm" svg:height="0.162cm" svg:x="20.062cm" svg:y="5.143cm" svg:viewBox="0 0 22 163" svg:d="M8 163c-15-31-8-96 14-163">
          <text:p/>
        </draw:path>
        <draw:path draw:style-name="gr8" draw:text-style-name="P2" draw:layer="layout" svg:width="0.029cm" svg:height="0.078cm" svg:x="15.045cm" svg:y="3.291cm" svg:viewBox="0 0 30 79" svg:d="M30 79c0-26-11-51-30-79">
          <text:p/>
        </draw:path>
        <draw:path draw:style-name="gr8" draw:text-style-name="P2" draw:layer="layout" svg:width="0.109cm" svg:height="0.084cm" svg:x="14.936cm" svg:y="3.21cm" svg:viewBox="0 0 110 85" svg:d="M110 85c-28-38-68-71-110-85">
          <text:p/>
        </draw:path>
        <draw:path draw:style-name="gr8" draw:text-style-name="P2" draw:layer="layout" svg:width="0.272cm" svg:height="0.243cm" svg:x="14.802cm" svg:y="3.201cm" svg:viewBox="0 0 273 244" svg:d="M134 9c-74-25-134 7-134 71 0 60 60 131 134 156 78 24 139-4 139-67">
          <text:p/>
        </draw:path>
        <draw:path draw:style-name="gr8" draw:text-style-name="P2" draw:layer="layout" svg:width="0.041cm" svg:height="0.183cm" svg:x="20.042cm" svg:y="5.069cm" svg:viewBox="0 0 42 184" svg:d="M6 184c-7-14-7-46-4-82 7-35 22-70 40-102">
          <text:p/>
        </draw:path>
        <draw:path draw:style-name="gr8" draw:text-style-name="P2" draw:layer="layout" svg:width="0.014cm" svg:height="0.045cm" svg:x="19.505cm" svg:y="4.773cm" svg:viewBox="0 0 15 46" svg:d="M15 46c0-14-4-32-15-46">
          <text:p/>
        </draw:path>
        <draw:path draw:style-name="gr8" draw:text-style-name="P2" draw:layer="layout" svg:width="0.06cm" svg:height="0.022cm" svg:x="19.339cm" svg:y="4.701cm" svg:viewBox="0 0 61 23" svg:d="M61 1c-26-3-51 4-61 22">
          <text:p/>
        </draw:path>
        <draw:path draw:style-name="gr8" draw:text-style-name="P2" draw:layer="layout" svg:width="0.18cm" svg:height="0.149cm" svg:x="19.328cm" svg:y="4.723cm" svg:viewBox="0 0 181 150" svg:d="M11 0c-25 32-4 85 42 121 47 35 103 39 128 7">
          <text:p/>
        </draw:path>
        <draw:path draw:style-name="gr8" draw:text-style-name="P2" draw:layer="layout" svg:width="0.011cm" svg:height="0.032cm" svg:x="19.508cm" svg:y="4.818cm" svg:viewBox="0 0 12 33" svg:d="M0 33c8-7 12-21 12-33">
          <text:p/>
        </draw:path>
        <draw:path draw:style-name="gr8" draw:text-style-name="P2" draw:layer="layout" svg:width="0.014cm" svg:height="0.045cm" svg:x="19.505cm" svg:y="7.186cm" svg:viewBox="0 0 15 46" svg:d="M15 46c0-15-4-32-15-46">
          <text:p/>
        </draw:path>
        <draw:path draw:style-name="gr8" draw:text-style-name="P2" draw:layer="layout" svg:width="0.074cm" svg:height="0.022cm" svg:x="19.339cm" svg:y="7.114cm" svg:viewBox="0 0 75 23" svg:d="M75 6c-32-12-60-5-75 17">
          <text:p/>
        </draw:path>
        <draw:path draw:style-name="gr8" draw:text-style-name="P2" draw:layer="layout" svg:width="0.18cm" svg:height="0.149cm" svg:x="19.328cm" svg:y="7.136cm" svg:viewBox="0 0 181 150" svg:d="M11 0c-25 32-4 86 42 121 47 35 103 39 128 7">
          <text:p/>
        </draw:path>
        <draw:path draw:style-name="gr8" draw:text-style-name="P2" draw:layer="layout" svg:width="0.011cm" svg:height="0.032cm" svg:x="19.508cm" svg:y="7.231cm" svg:viewBox="0 0 12 33" svg:d="M0 33c8-7 12-17 12-33">
          <text:p/>
        </draw:path>
        <draw:path draw:style-name="gr8" draw:text-style-name="P2" draw:layer="layout" svg:width="0.014cm" svg:height="0.046cm" svg:x="17.272cm" svg:y="6.441cm" svg:viewBox="0 0 15 47" svg:d="M15 47c0-14-8-33-15-47">
          <text:p/>
        </draw:path>
        <draw:path draw:style-name="gr8" draw:text-style-name="P2" draw:layer="layout" svg:width="0.074cm" svg:height="0.021cm" svg:x="17.106cm" svg:y="6.371cm" svg:viewBox="0 0 75 22" svg:d="M75 3c-32-8-61 0-75 19">
          <text:p/>
        </draw:path>
        <draw:path draw:style-name="gr8" draw:text-style-name="P2" draw:layer="layout" svg:width="0.18cm" svg:height="0.149cm" svg:x="17.095cm" svg:y="6.392cm" svg:viewBox="0 0 181 150" svg:d="M11 0c-26 32-4 86 42 121s102 39 128 7">
          <text:p/>
        </draw:path>
        <draw:path draw:style-name="gr8" draw:text-style-name="P2" draw:layer="layout" svg:width="0.011cm" svg:height="0.032cm" svg:x="17.275cm" svg:y="6.487cm" svg:viewBox="0 0 12 33" svg:d="M0 33c7-7 12-18 12-33">
          <text:p/>
        </draw:path>
        <draw:path draw:style-name="gr8" draw:text-style-name="P2" draw:layer="layout" svg:width="0.015cm" svg:height="0.046cm" svg:x="15.038cm" svg:y="5.697cm" svg:viewBox="0 0 16 47" svg:d="M16 47c0-15-8-33-16-47">
          <text:p/>
        </draw:path>
        <draw:path draw:style-name="gr8" draw:text-style-name="P2" draw:layer="layout" svg:width="0.077cm" svg:height="0.019cm" svg:x="14.873cm" svg:y="5.627cm" svg:viewBox="0 0 78 20" svg:d="M78 3c-35-8-64 0-78 17">
          <text:p/>
        </draw:path>
        <draw:path draw:style-name="gr8" draw:text-style-name="P2" draw:layer="layout" svg:width="0.18cm" svg:height="0.149cm" svg:x="14.862cm" svg:y="5.647cm" svg:viewBox="0 0 181 150" svg:d="M11 0c-25 32-4 86 42 121 47 36 103 39 128 7">
          <text:p/>
        </draw:path>
        <draw:path draw:style-name="gr8" draw:text-style-name="P2" draw:layer="layout" svg:width="0.011cm" svg:height="0.031cm" svg:x="15.042cm" svg:y="5.743cm" svg:viewBox="0 0 12 32" svg:d="M0 32c8-7 12-17 12-32">
          <text:p/>
        </draw:path>
        <draw:path draw:style-name="gr8" draw:text-style-name="P2" draw:layer="layout" svg:width="0.004cm" svg:height="0.01cm" svg:x="20.069cm" svg:y="5.302cm" svg:viewBox="0 0 5 11" svg:d="M5 11c-5-3-5-7-5-11">
          <text:p/>
        </draw:path>
        <draw:path draw:style-name="gr8" draw:text-style-name="P2" draw:layer="layout" svg:width="0.022cm" svg:height="0.162cm" svg:x="20.061cm" svg:y="5.143cm" svg:viewBox="0 0 23 163" svg:d="M8 163c-14-31-11-96 15-163">
          <text:p/>
        </draw:path>
        <draw:path draw:style-name="gr8" draw:text-style-name="P2" draw:layer="layout" svg:width="0.015cm" svg:height="0.046cm" svg:x="15.038cm" svg:y="3.284cm" svg:viewBox="0 0 16 47" svg:d="M16 47c0-14-8-33-16-47">
          <text:p/>
        </draw:path>
        <draw:path draw:style-name="gr8" draw:text-style-name="P2" draw:layer="layout" svg:width="0.077cm" svg:height="0.022cm" svg:x="14.873cm" svg:y="3.212cm" svg:viewBox="0 0 78 23" svg:d="M78 5c-35-11-64-4-78 18">
          <text:p/>
        </draw:path>
        <draw:path draw:style-name="gr8" draw:text-style-name="P2" draw:layer="layout" svg:width="0.18cm" svg:height="0.149cm" svg:x="14.862cm" svg:y="3.234cm" svg:viewBox="0 0 181 150" svg:d="M11 0c-25 32-4 85 42 121 47 36 103 39 128 7">
          <text:p/>
        </draw:path>
        <draw:path draw:style-name="gr8" draw:text-style-name="P2" draw:layer="layout" svg:width="0.011cm" svg:height="0.031cm" svg:x="15.042cm" svg:y="3.33cm" svg:viewBox="0 0 12 32" svg:d="M0 32c8-10 12-21 12-32">
          <text:p/>
        </draw:path>
        <draw:line draw:style-name="gr8" draw:text-style-name="P2" draw:layer="layout" svg:x1="20.263cm" svg:y1="5.189cm" svg:x2="20.92cm" svg:y2="5.412cm">
          <text:p/>
        </draw:line>
        <draw:line draw:style-name="gr8" draw:text-style-name="P2" draw:layer="layout" svg:x1="21.046cm" svg:y1="5.453cm" svg:x2="21.068cm" svg:y2="5.462cm">
          <text:p/>
        </draw:line>
        <draw:line draw:style-name="gr8" draw:text-style-name="P2" draw:layer="layout" svg:x1="20.464cm" svg:y1="4.921cm" svg:x2="21.121cm" svg:y2="5.144cm">
          <text:p/>
        </draw:line>
        <draw:line draw:style-name="gr8" draw:text-style-name="P2" draw:layer="layout" svg:x1="21.247cm" svg:y1="5.182cm" svg:x2="21.269cm" svg:y2="5.193cm">
          <text:p/>
        </draw:line>
        <draw:line draw:style-name="gr8" draw:text-style-name="P2" draw:layer="layout" svg:x1="21.231cm" svg:y1="5.31cm" svg:x2="21.209cm" svg:y2="5.302cm">
          <text:p/>
        </draw:line>
        <draw:line draw:style-name="gr8" draw:text-style-name="P2" draw:layer="layout" svg:x1="21.308cm" svg:y1="5.077cm" svg:x2="21.286cm" svg:y2="5.065cm">
          <text:p/>
        </draw:line>
        <draw:line draw:style-name="gr8" draw:text-style-name="P2" draw:layer="layout" svg:x1="21.199cm" svg:y1="5.289cm" svg:x2="21.145cm" svg:y2="5.27cm">
          <text:p/>
        </draw:line>
        <draw:line draw:style-name="gr8" draw:text-style-name="P2" draw:layer="layout" svg:x1="21.269cm" svg:y1="5.073cm" svg:x2="21.216cm" svg:y2="5.055cm">
          <text:p/>
        </draw:line>
        <draw:line draw:style-name="gr8" draw:text-style-name="P2" draw:layer="layout" svg:x1="21.139cm" svg:y1="5.271cm" svg:x2="21.117cm" svg:y2="5.263cm">
          <text:p/>
        </draw:line>
        <draw:line draw:style-name="gr8" draw:text-style-name="P2" draw:layer="layout" svg:x1="21.213cm" svg:y1="5.052cm" svg:x2="21.191cm" svg:y2="5.044cm">
          <text:p/>
        </draw:line>
        <draw:line draw:style-name="gr8" draw:text-style-name="P2" draw:layer="layout" svg:x1="21.03cm" svg:y1="5.578cm" svg:x2="21.007cm" svg:y2="5.57cm">
          <text:p/>
        </draw:line>
        <draw:line draw:style-name="gr8" draw:text-style-name="P2" draw:layer="layout" svg:x1="21.107cm" svg:y1="5.345cm" svg:x2="21.085cm" svg:y2="5.337cm">
          <text:p/>
        </draw:line>
        <draw:line draw:style-name="gr8" draw:text-style-name="P2" draw:layer="layout" svg:x1="20.998cm" svg:y1="5.557cm" svg:x2="20.944cm" svg:y2="5.538cm">
          <text:p/>
        </draw:line>
        <draw:line draw:style-name="gr8" draw:text-style-name="P2" draw:layer="layout" svg:x1="21.068cm" svg:y1="5.342cm" svg:x2="21.014cm" svg:y2="5.323cm">
          <text:p/>
        </draw:line>
        <draw:line draw:style-name="gr8" draw:text-style-name="P2" draw:layer="layout" svg:x1="20.938cm" svg:y1="5.543cm" svg:x2="20.919cm" svg:y2="5.531cm">
          <text:p/>
        </draw:line>
        <draw:line draw:style-name="gr8" draw:text-style-name="P2" draw:layer="layout" svg:x1="21.012cm" svg:y1="5.32cm" svg:x2="20.99cm" svg:y2="5.309cm">
          <text:p/>
        </draw:line>
        <draw:line draw:style-name="gr8" draw:text-style-name="P2" draw:layer="layout" svg:x1="20.154cm" svg:y1="7.903cm" svg:x2="20.698cm" svg:y2="7.175cm">
          <text:p/>
        </draw:line>
        <draw:line draw:style-name="gr8" draw:text-style-name="P2" draw:layer="layout" svg:x1="14.537cm" svg:y1="2.717cm" svg:x2="14.909cm" svg:y2="2.222cm">
          <text:p/>
        </draw:line>
        <draw:line draw:style-name="gr8" draw:text-style-name="P2" draw:layer="layout" svg:x1="16.58cm" svg:y1="2.635cm" svg:x2="16.58cm" svg:y2="2.702cm">
          <text:p/>
        </draw:line>
        <draw:line draw:style-name="gr8" draw:text-style-name="P2" draw:layer="layout" svg:x1="19.547cm" svg:y1="4.922cm" svg:x2="19.65cm" svg:y2="4.783cm">
          <text:p/>
        </draw:line>
        <draw:line draw:style-name="gr8" draw:text-style-name="P2" draw:layer="layout" svg:x1="19.258cm" svg:y1="7.12cm" svg:x2="19.618cm" svg:y2="6.642cm">
          <text:p/>
        </draw:line>
        <draw:line draw:style-name="gr8" draw:text-style-name="P2" draw:layer="layout" svg:x1="15.081cm" svg:y1="3.433cm" svg:x2="15.385cm" svg:y2="3.03cm">
          <text:p/>
        </draw:line>
        <draw:line draw:style-name="gr8" draw:text-style-name="P2" draw:layer="layout" svg:x1="17.025cm" svg:y1="6.375cm" svg:x2="17.385cm" svg:y2="5.898cm">
          <text:p/>
        </draw:line>
        <draw:line draw:style-name="gr8" draw:text-style-name="P2" draw:layer="layout" svg:x1="17.603cm" svg:y1="4.569cm" svg:x2="17.668cm" svg:y2="4.487cm">
          <text:p/>
        </draw:line>
        <draw:line draw:style-name="gr8" draw:text-style-name="P2" draw:layer="layout" svg:x1="17.892cm" svg:y1="4.784cm" svg:x2="17.953cm" svg:y2="4.702cm">
          <text:p/>
        </draw:line>
        <draw:line draw:style-name="gr8" draw:text-style-name="P2" draw:layer="layout" svg:x1="18.52cm" svg:y1="4.876cm" svg:x2="18.581cm" svg:y2="4.794cm">
          <text:p/>
        </draw:line>
        <draw:line draw:style-name="gr8" draw:text-style-name="P2" draw:layer="layout" svg:x1="18.806cm" svg:y1="5.091cm" svg:x2="18.871cm" svg:y2="5.009cm">
          <text:p/>
        </draw:line>
        <draw:line draw:style-name="gr8" draw:text-style-name="P2" draw:layer="layout" svg:x1="18.062cm" svg:y1="4.139cm" svg:x2="18.126cm" svg:y2="4.053cm">
          <text:p/>
        </draw:line>
        <draw:line draw:style-name="gr8" draw:text-style-name="P2" draw:layer="layout" svg:x1="18.351cm" svg:y1="4.354cm" svg:x2="18.412cm" svg:y2="4.272cm">
          <text:p/>
        </draw:line>
        <draw:line draw:style-name="gr8" draw:text-style-name="P2" draw:layer="layout" svg:x1="20.069cm" svg:y1="5.302cm" svg:x2="20.084cm" svg:y2="5.335cm">
          <text:p/>
        </draw:line>
        <draw:line draw:style-name="gr8" draw:text-style-name="P2" draw:layer="layout" svg:x1="20.048cm" svg:y1="5.252cm" svg:x2="20.07cm" svg:y2="5.306cm">
          <text:p/>
        </draw:line>
        <draw:path draw:style-name="gr1" draw:text-style-name="P1" draw:layer="layout" svg:width="5.313cm" svg:height="6.382cm" svg:x="22.034cm" svg:y="2.2cm" svg:viewBox="0 0 5314 6383" svg:d="M5314 357v3995c0 42-32 91-67 109l-4326 1919c-11 4-25 4-36 0 11 4 25 4 36 0l4326-1919c35-18 67-67 67-109v-3995-81l-258 113v81l-1037 462v-81l-296 131v82l-1768 783v303c0 67-42 141-96 166l-938 413c-36 17-64 67-64 109v3489c0 25 11 46 28 53l-860-381c-18-7-25-28-25-53v-3489c0-42 28-92 64-109l938-413c53-25 95-99 95-166v-222-81 81 222c0 67-42 141-95 166l-938 413c-36 17-64 67-64 109v3489c0 25 7 46 25 53l860 381c-17-7-28-28-28-53v-3489c0-42 28-92 64-109l938-413c54-25 96-99 96-166v-303l-858-381 3293-1462c14-3 24-7 35 0l441 194c42-24 109-42 180-38l268 116z">
          <text:p/>
        </draw:path>
        <draw:polygon draw:style-name="gr7" draw:text-style-name="P2" draw:layer="layout" svg:width="0cm" svg:height="0cm" svg:x="24.969cm" svg:y="5.08cm" svg:viewBox="0 0 0 0" draw:points="0,0">
          <text:p/>
        </draw:polygon>
        <draw:path draw:style-name="gr1" draw:text-style-name="P1" draw:layer="layout" svg:width="4.216cm" svg:height="1.846cm" svg:x="23.131cm" svg:y="2.2cm" svg:viewBox="0 0 4217 1847" svg:d="M3949 160l268 116-258 113-165-74c-39-18-60-39-60-64v81c0 25 21 46 60 64l165 74v-81l-165-74c-39-18-60-39-60-64v81c0 25 21 46 60 64l165 74-1037 463v-81l-169-74c-57-25-148-32-226-18s-127 46-127 85c0 25 21 46 60 63l166 75 296-131-169-74c-57-25-148-32-226-18s-127 46-127 85v81c0 25 21 46 60 64l166 74v-81l-166-75c-39-17-60-38-60-63v81c0 25 21 46 60 64l166 74-1768 783-858-381 3293-1462c14-3 24-7 35 0l441 194c-25 18-35 36-35 53 0-17 10-35 35-53 42-24 109-42 180-38z">
          <text:p/>
        </draw:path>
        <draw:polygon draw:style-name="gr7" draw:text-style-name="P2" draw:layer="layout" svg:width="0cm" svg:height="0cm" svg:x="24.969cm" svg:y="5.08cm" svg:viewBox="0 0 0 0" draw:points="0,0">
          <text:p/>
        </draw:polygon>
        <draw:polygon draw:style-name="gr1" draw:text-style-name="P1" draw:layer="layout" svg:width="0.798cm" svg:height="1.2cm" svg:x="26.468cm" svg:y="4.931cm" svg:viewBox="0 0 799 1201" draw:points="799,848 799,0 735,29 0,353 0,1116 0,1144 0,1201">
          <text:p/>
        </draw:polygon>
        <draw:polygon draw:style-name="gr7" draw:text-style-name="P2" draw:layer="layout" svg:width="0cm" svg:height="0cm" svg:x="24.969cm" svg:y="5.08cm" svg:viewBox="0 0 0 0" draw:points="0,0">
          <text:p/>
        </draw:polygon>
        <draw:path draw:style-name="gr1" draw:text-style-name="P1" draw:layer="layout" svg:width="0.734cm" svg:height="1.086cm" svg:x="26.468cm" svg:y="4.96cm" svg:viewBox="0 0 735 1087" svg:d="M226 1017l509-227v-790l-735 324v763c15-10 29-21 43-25l141-68z">
          <text:p/>
        </draw:path>
        <draw:polygon draw:style-name="gr7" draw:text-style-name="P2" draw:layer="layout" svg:width="0cm" svg:height="0cm" svg:x="24.969cm" svg:y="5.08cm" svg:viewBox="0 0 0 0" draw:points="0,0">
          <text:p/>
        </draw:polygon>
        <draw:polygon draw:style-name="gr1" draw:text-style-name="P1" draw:layer="layout" svg:width="0.575cm" svg:height="0.871cm" svg:x="24.503cm" svg:y="5.528cm" svg:viewBox="0 0 576 872" draw:points="513,0 576,618 0,872 8,812 64,198 374,60 452,24">
          <text:p/>
        </draw:polygon>
        <draw:polygon draw:style-name="gr7" draw:text-style-name="P2" draw:layer="layout" svg:width="0cm" svg:height="0cm" svg:x="24.969cm" svg:y="5.08cm" svg:viewBox="0 0 0 0" draw:points="0,0">
          <text:p/>
        </draw:polygon>
        <draw:path draw:style-name="gr1" draw:text-style-name="P1" draw:layer="layout" svg:width="0.504cm" svg:height="0.751cm" svg:x="24.511cm" svg:y="5.588cm" svg:viewBox="0 0 505 752" svg:d="M409 38l47 22 49 470-505 222 56-614 310-138c11 17 25 31 43 38z">
          <text:p/>
        </draw:path>
        <draw:polygon draw:style-name="gr7" draw:text-style-name="P2" draw:layer="layout" svg:width="0cm" svg:height="0cm" svg:x="24.969cm" svg:y="5.08cm" svg:viewBox="0 0 0 0" draw:points="0,0">
          <text:p/>
        </draw:polygon>
        <draw:polygon draw:style-name="gr1" draw:text-style-name="P1" draw:layer="layout" svg:width="0.766cm" svg:height="0.67cm" svg:x="24.408cm" svg:y="3.725cm" svg:viewBox="0 0 767 671" draw:points="682,35 767,0 608,473 159,671 138,624 0,335">
          <text:p/>
        </draw:polygon>
        <draw:polygon draw:style-name="gr7" draw:text-style-name="P2" draw:layer="layout" svg:width="0cm" svg:height="0cm" svg:x="24.969cm" svg:y="5.08cm" svg:viewBox="0 0 0 0" draw:points="0,0">
          <text:p/>
        </draw:polygon>
        <draw:path draw:style-name="gr1" draw:text-style-name="P1" draw:layer="layout" svg:width="0.681cm" svg:height="0.589cm" svg:x="24.408cm" svg:y="3.76cm" svg:viewBox="0 0 682 590" svg:d="M470 442l-332 148-138-285 682-305-49 146c-39 0-85 24-120 70-36 46-57 106-57 159 0 25 7 49 14 67z">
          <text:p/>
        </draw:path>
        <draw:polygon draw:style-name="gr7" draw:text-style-name="P2" draw:layer="layout" svg:width="0cm" svg:height="0cm" svg:x="24.969cm" svg:y="5.08cm" svg:viewBox="0 0 0 0" draw:points="0,0">
          <text:p/>
        </draw:polygon>
        <draw:path draw:style-name="gr1" draw:text-style-name="P1" draw:layer="layout" svg:width="0.251cm" svg:height="0.862cm" svg:x="25.611cm" svg:y="2.182cm" svg:viewBox="0 0 252 863" svg:d="M252 54c0 32-57 53-124 53-70 0-128-21-128-53v21-21c0-14 15-28 40-39 35-14 88-21 134-10 46 7 78 28 78 49 0 32-57 53-124 53-70 0-128-21-128-53 0-14 15-28 40-39 35-14 88-21 134-10 46 7 78 28 78 49v21c0 7-4 14-11 21v36c0 7 4 10 4 14h-4l4 21c0 28-53 53-117 53-67 0-121-25-121-53 0 28 54 53 121 53v643-643c64 0 117-25 117-53l-4-21h4c0 28-53 53-117 53-67 0-121-25-121-53 0-4 4-7 8-14-4 7-8 10-8 14v21-21c0 28 54 53 121 53 64 0 117-25 117-53 0-4-4-7-4-14v14-4c0 29-53 50-113 50-63 0-113-21-113-50v-46 43-43c-8-7-15-14-15-21 0 7 7 14 15 21 18 22 64 32 113 32 46 0 92-10 113-32 7-7 11-14 11-21z">
          <text:p/>
        </draw:path>
        <draw:polygon draw:style-name="gr7" draw:text-style-name="P2" draw:layer="layout" svg:width="0cm" svg:height="0cm" svg:x="24.969cm" svg:y="5.08cm" svg:viewBox="0 0 0 0" draw:points="0,0">
          <text:p/>
        </draw:polygon>
        <draw:polygon draw:style-name="gr1" draw:text-style-name="P1" draw:layer="layout" svg:width="0.064cm" svg:height="0.847cm" svg:x="27.202cm" svg:y="4.931cm" svg:viewBox="0 0 65 848" draw:points="65,848 65,0 0,29 0,820">
          <text:p/>
        </draw:polygon>
        <draw:polygon draw:style-name="gr7" draw:text-style-name="P2" draw:layer="layout" svg:width="0cm" svg:height="0cm" svg:x="24.969cm" svg:y="5.08cm" svg:viewBox="0 0 0 0" draw:points="0,0">
          <text:p/>
        </draw:polygon>
        <draw:path draw:style-name="gr1" draw:text-style-name="P1" draw:layer="layout" svg:width="0.215cm" svg:height="0.286cm" svg:x="24.68cm" svg:y="4.846cm" svg:viewBox="0 0 216 287" svg:d="M60 43c3-4 7-7 10-11 46-38 97-42 125-10 28 35 28 99 0 163-25 60-75 102-121 102-42 4-74-35-74-95 0-3 0-10 0-14 7-50 28-100 60-135z">
          <text:p/>
        </draw:path>
        <draw:polygon draw:style-name="gr7" draw:text-style-name="P2" draw:layer="layout" svg:width="0cm" svg:height="0cm" svg:x="24.969cm" svg:y="5.08cm" svg:viewBox="0 0 0 0" draw:points="0,0">
          <text:p/>
        </draw:polygon>
        <draw:path draw:style-name="gr1" draw:text-style-name="P1" draw:layer="layout" svg:width="0.215cm" svg:height="0.286cm" svg:x="24.32cm" svg:y="4.324cm" svg:viewBox="0 0 216 287" svg:d="M216 96c0-43-17-78-46-92-31-10-67 0-99 28-4 4-7 7-11 11-32 35-56 86-60 135 0 3 0 11 0 14 0 74 46 113 107 88 60-28 109-109 109-184z">
          <text:p/>
        </draw:path>
        <draw:polygon draw:style-name="gr7" draw:text-style-name="P2" draw:layer="layout" svg:width="0cm" svg:height="0cm" svg:x="24.969cm" svg:y="5.08cm" svg:viewBox="0 0 0 0" draw:points="0,0">
          <text:p/>
        </draw:polygon>
        <draw:path draw:style-name="gr1" draw:text-style-name="P1" draw:layer="layout" svg:width="0.215cm" svg:height="0.287cm" svg:x="25.043cm" svg:y="4.003cm" svg:viewBox="0 0 216 288" svg:d="M216 96c0-43-17-78-45-92-29-11-67 0-99 28-4 4-7 7-11 11-32 35-53 85-61 135 0 3 0 11 0 14 0 74 51 113 107 88 60-28 109-109 109-184z">
          <text:p/>
        </draw:path>
        <draw:polygon draw:style-name="gr7" draw:text-style-name="P2" draw:layer="layout" svg:width="0cm" svg:height="0cm" svg:x="24.969cm" svg:y="5.08cm" svg:viewBox="0 0 0 0" draw:points="0,0">
          <text:p/>
        </draw:polygon>
        <draw:path draw:style-name="gr1" draw:text-style-name="P1" draw:layer="layout" svg:width="0.215cm" svg:height="0.286cm" svg:x="24.32cm" svg:y="5.71cm" svg:viewBox="0 0 216 287" svg:d="M216 95c0-46-17-77-46-91-31-11-67 0-99 28-4 3-7 7-11 10-32 36-56 85-60 132 0 7 0 10 0 17 0 75 46 113 107 89 60-29 109-110 109-185z">
          <text:p/>
        </draw:path>
        <draw:polygon draw:style-name="gr7" draw:text-style-name="P2" draw:layer="layout" svg:width="0cm" svg:height="0cm" svg:x="24.969cm" svg:y="5.08cm" svg:viewBox="0 0 0 0" draw:points="0,0">
          <text:p/>
        </draw:polygon>
        <draw:path draw:style-name="gr1" draw:text-style-name="P1" draw:layer="layout" svg:width="0.215cm" svg:height="0.287cm" svg:x="25.043cm" svg:y="5.389cm" svg:viewBox="0 0 216 288" svg:d="M216 96c0-46-17-77-45-92-29-10-67 0-99 29-4 3-7 7-11 10-32 36-53 85-61 131 0 7 0 10 0 18 0 75 51 113 107 89 60-29 109-111 109-185z">
          <text:p/>
        </draw:path>
        <draw:polygon draw:style-name="gr7" draw:text-style-name="P2" draw:layer="layout" svg:width="0cm" svg:height="0cm" svg:x="24.969cm" svg:y="5.08cm" svg:viewBox="0 0 0 0" draw:points="0,0">
          <text:p/>
        </draw:polygon>
        <draw:path draw:style-name="gr1" draw:text-style-name="P1" draw:layer="layout" svg:width="0.212cm" svg:height="0.287cm" svg:x="22.086cm" svg:y="5.007cm" svg:viewBox="0 0 213 288" svg:d="M213 189c0-4 0-11 0-14 0-4 0-7 0-7-7-43-25-85-53-120-4 0-4-4-4-4-7-3-10-7-14-10-42-40-93-47-121-11-28 35-28 99-3 159 28 60 78 102 121 106 42 0 74-39 74-99z">
          <text:p/>
        </draw:path>
        <draw:polygon draw:style-name="gr7" draw:text-style-name="P2" draw:layer="layout" svg:width="0cm" svg:height="0cm" svg:x="24.969cm" svg:y="5.08cm" svg:viewBox="0 0 0 0" draw:points="0,0">
          <text:p/>
        </draw:polygon>
        <draw:path draw:style-name="gr1" draw:text-style-name="P1" draw:layer="layout" svg:width="0.212cm" svg:height="0.288cm" svg:x="22.404cm" svg:y="5.148cm" svg:viewBox="0 0 213 289" svg:d="M213 194c0-7 0-11 0-18 0 0 0-4 0-7-7-43-25-86-54-121-3 0-3-4-7-4-3-3-7-7-10-10-43-39-92-46-120-11-29 36-29 99-4 160 28 60 74 102 120 106 47 0 75-39 75-95z">
          <text:p/>
        </draw:path>
        <draw:polygon draw:style-name="gr7" draw:text-style-name="P2" draw:layer="layout" svg:width="0cm" svg:height="0cm" svg:x="24.969cm" svg:y="5.08cm" svg:viewBox="0 0 0 0" draw:points="0,0">
          <text:p/>
        </draw:polygon>
        <draw:polygon draw:style-name="gr1" draw:text-style-name="P1" draw:layer="layout" svg:width="0.798cm" svg:height="0.381cm" svg:x="26.468cm" svg:y="5.75cm" svg:viewBox="0 0 799 382" draw:points="0,325 0,382 799,28 735,0 226,227">
          <text:p/>
        </draw:polygon>
        <draw:polygon draw:style-name="gr7" draw:text-style-name="P2" draw:layer="layout" svg:width="0cm" svg:height="0cm" svg:x="24.969cm" svg:y="5.08cm" svg:viewBox="0 0 0 0" draw:points="0,0">
          <text:p/>
        </draw:polygon>
        <draw:polygon draw:style-name="gr1" draw:text-style-name="P1" draw:layer="layout" svg:width="0.123cm" svg:height="0.617cm" svg:x="24.955cm" svg:y="5.528cm" svg:viewBox="0 0 124 618" draw:points="0,24 60,0 124,618 60,590 11,119">
          <text:p/>
        </draw:polygon>
        <draw:polygon draw:style-name="gr7" draw:text-style-name="P2" draw:layer="layout" svg:width="0cm" svg:height="0cm" svg:x="24.969cm" svg:y="5.08cm" svg:viewBox="0 0 0 0" draw:points="0,0">
          <text:p/>
        </draw:polygon>
        <draw:polygon draw:style-name="gr1" draw:text-style-name="P1" draw:layer="layout" svg:width="0.226cm" svg:height="0.473cm" svg:x="24.948cm" svg:y="3.725cm" svg:viewBox="0 0 227 474" draw:points="142,35 227,0 67,474 0,445 18,399 35,350 92,180">
          <text:p/>
        </draw:polygon>
        <draw:polygon draw:style-name="gr7" draw:text-style-name="P2" draw:layer="layout" svg:width="0cm" svg:height="0cm" svg:x="24.969cm" svg:y="5.08cm" svg:viewBox="0 0 0 0" draw:points="0,0">
          <text:p/>
        </draw:polygon>
        <draw:path draw:style-name="gr1" draw:text-style-name="P1" draw:layer="layout" svg:width="0.302cm" svg:height="0.136cm" svg:x="25.586cm" svg:y="2.975cm" svg:viewBox="0 0 303 137" svg:d="M255 116c11-4 22-7 29-14 35-28 21-65-36-86s-138-21-195 0c-56 21-70 58-31 86 3 7 14 10 21 14 3 0 3 0 3 0 60 28 152 28 209 0z">
          <text:p/>
        </draw:path>
        <draw:polygon draw:style-name="gr7" draw:text-style-name="P2" draw:layer="layout" svg:width="0cm" svg:height="0cm" svg:x="24.969cm" svg:y="5.08cm" svg:viewBox="0 0 0 0" draw:points="0,0">
          <text:p/>
        </draw:polygon>
        <draw:path draw:style-name="gr1" draw:text-style-name="P1" draw:layer="layout" svg:width="0.302cm" svg:height="0.133cm" svg:x="26.919cm" svg:y="2.386cm" svg:viewBox="0 0 303 134" svg:d="M256 116c11-4 21-11 28-14 35-33 21-65-35-86-57-21-139-21-195 0-57 21-71 53-32 86 7 3 14 10 21 14 4 0 4 0 4 0 60 24 153 24 209 0z">
          <text:p/>
        </draw:path>
        <draw:polygon draw:style-name="gr7" draw:text-style-name="P2" draw:layer="layout" svg:width="0cm" svg:height="0cm" svg:x="24.969cm" svg:y="5.08cm" svg:viewBox="0 0 0 0" draw:points="0,0">
          <text:p/>
        </draw:polygon>
        <draw:polygon draw:style-name="gr1" draw:text-style-name="P1" draw:layer="layout" svg:width="0.575cm" svg:height="0.282cm" svg:x="24.503cm" svg:y="6.117cm" svg:viewBox="0 0 576 283" draw:points="576,28 513,0 8,222 0,283">
          <text:p/>
        </draw:polygon>
        <draw:polygon draw:style-name="gr7" draw:text-style-name="P2" draw:layer="layout" svg:width="0cm" svg:height="0cm" svg:x="24.969cm" svg:y="5.08cm" svg:viewBox="0 0 0 0" draw:points="0,0">
          <text:p/>
        </draw:polygon>
        <draw:path draw:style-name="gr1" draw:text-style-name="P1" draw:layer="layout" svg:width="0.247cm" svg:height="0.86cm" svg:x="26.948cm" svg:y="1.591cm" svg:viewBox="0 0 248 861" svg:d="M248 52c0 32-57 57-124 57-71 0-124-25-124-57 0-14 11-28 35-38 36-14 89-18 135-11 45 7 78 28 78 49 0 32-57 57-124 57-71 0-124-25-124-57 0-14 11-28 35-38 36-14 89-18 135-11 45 7 78 28 78 49v22c0 7-3 17-10 21-23 21-65 35-114 35-50 0-96-14-113-35-7-4-11-14-11-21v-22 22c0 7 4 17 11 21v42l227 7c0 25-51 50-114 50-64 0-113-25-113-50l227-10c3 3 3 7 3 14l-3-7 3 24c0 32-54 53-117 53-67 0-117-21-117-53l4-28-4 11c0-7 0-11 4-14-4 3-4 7-4 14l4-11-4 28c0 32 50 53 117 53v643-643c63 0 117-21 117-53l-3-24 3 7c0 28-54 49-117 49-67 0-117-21-117-49 0 28 50 49 117 49 63 0 117-21 117-49 0-7 0-11-3-14v-39 46l10-67c0 7-3 17-10 21l10-43v22z">
          <text:p/>
        </draw:path>
        <draw:polygon draw:style-name="gr7" draw:text-style-name="P2" draw:layer="layout" svg:width="0cm" svg:height="0cm" svg:x="24.969cm" svg:y="5.08cm" svg:viewBox="0 0 0 0" draw:points="0,0">
          <text:p/>
        </draw:polygon>
        <draw:path draw:style-name="gr1" draw:text-style-name="P1" draw:layer="layout" svg:width="0.177cm" svg:height="0.296cm" svg:x="24.863cm" svg:y="3.904cm" svg:viewBox="0 0 178 297" svg:d="M104 219l-18 46-72 32c-10-18-14-42-14-67 0-53 21-113 58-163 35-43 81-71 120-67l-57 170c-7 14-14 32-17 49z">
          <text:p/>
        </draw:path>
        <draw:polygon draw:style-name="gr7" draw:text-style-name="P2" draw:layer="layout" svg:width="0cm" svg:height="0cm" svg:x="24.969cm" svg:y="5.08cm" svg:viewBox="0 0 0 0" draw:points="0,0">
          <text:p/>
        </draw:polygon>
        <draw:polygon draw:style-name="gr1" draw:text-style-name="P1" draw:layer="layout" svg:width="0.469cm" svg:height="0.226cm" svg:x="24.546cm" svg:y="4.169cm" svg:viewBox="0 0 470 227" draw:points="470,29 403,0 332,32 0,180 21,227">
          <text:p/>
        </draw:polygon>
        <draw:polygon draw:style-name="gr7" draw:text-style-name="P2" draw:layer="layout" svg:width="0cm" svg:height="0cm" svg:x="24.969cm" svg:y="5.08cm" svg:viewBox="0 0 0 0" draw:points="0,0">
          <text:p/>
        </draw:polygon>
        <draw:path draw:style-name="gr1" draw:text-style-name="P1" draw:layer="layout" svg:width="0.215cm" svg:height="0.286cm" svg:x="24.68cm" svg:y="4.846cm" svg:viewBox="0 0 216 287" svg:d="M60 43c21-14 42-18 60-11 36 15 43 71 17 124-24 54-70 86-105 71-18-7-29-24-32-49 0 4 0 11 0 14 0 60 32 99 74 95 46 0 96-42 121-102 28-64 28-128 0-163-28-32-79-28-125 10-3 4-7 7-10 11z">
          <text:p/>
        </draw:path>
        <draw:polygon draw:style-name="gr7" draw:text-style-name="P2" draw:layer="layout" svg:width="0cm" svg:height="0cm" svg:x="24.969cm" svg:y="5.08cm" svg:viewBox="0 0 0 0" draw:points="0,0">
          <text:p/>
        </draw:polygon>
        <draw:path draw:style-name="gr1" draw:text-style-name="P1" draw:layer="layout" svg:width="0.215cm" svg:height="0.286cm" svg:x="24.32cm" svg:y="4.324cm" svg:viewBox="0 0 216 287" svg:d="M0 178c4 25 14 42 32 49 21 11 54 0 78-28 25-28 39-67 39-103 0-32-10-53-32-64-17-7-36-3-57 11 4-4 7-7 11-11 32-28 68-38 99-28 29 14 46 49 46 92 0 75-49 156-109 184-61 25-107-14-107-88 0-3 0-11 0-14z">
          <text:p/>
        </draw:path>
        <draw:polygon draw:style-name="gr7" draw:text-style-name="P2" draw:layer="layout" svg:width="0cm" svg:height="0cm" svg:x="24.969cm" svg:y="5.08cm" svg:viewBox="0 0 0 0" draw:points="0,0">
          <text:p/>
        </draw:polygon>
        <draw:path draw:style-name="gr1" draw:text-style-name="P1" draw:layer="layout" svg:width="0.215cm" svg:height="0.287cm" svg:x="25.043cm" svg:y="4.003cm" svg:viewBox="0 0 216 288" svg:d="M0 178c4 25 15 42 33 49 25 11 53 0 78-28 24-28 42-68 42-103 0-32-14-53-32-64-17-7-39-3-60 11 4-4 7-7 11-11 32-28 70-39 99-28 28 14 45 49 45 92 0 75-49 156-109 184-56 25-107-14-107-88 0-3 0-11 0-14z">
          <text:p/>
        </draw:path>
        <draw:polygon draw:style-name="gr7" draw:text-style-name="P2" draw:layer="layout" svg:width="0cm" svg:height="0cm" svg:x="24.969cm" svg:y="5.08cm" svg:viewBox="0 0 0 0" draw:points="0,0">
          <text:p/>
        </draw:polygon>
        <draw:path draw:style-name="gr1" draw:text-style-name="P1" draw:layer="layout" svg:width="0.215cm" svg:height="0.287cm" svg:x="25.043cm" svg:y="5.389cm" svg:viewBox="0 0 216 288" svg:d="M0 174c4 29 15 47 33 54 25 10 53 0 78-28 24-30 42-69 42-104 0-32-14-56-32-63-17-7-39-4-60 10 4-3 7-7 11-10 32-29 70-39 99-29 28 15 45 46 45 92 0 74-49 156-109 185-56 24-107-14-107-89 0-8 0-11 0-18z">
          <text:p/>
        </draw:path>
        <draw:polygon draw:style-name="gr7" draw:text-style-name="P2" draw:layer="layout" svg:width="0cm" svg:height="0cm" svg:x="24.969cm" svg:y="5.08cm" svg:viewBox="0 0 0 0" draw:points="0,0">
          <text:p/>
        </draw:polygon>
        <draw:path draw:style-name="gr1" draw:text-style-name="P1" draw:layer="layout" svg:width="0.215cm" svg:height="0.286cm" svg:x="24.32cm" svg:y="5.71cm" svg:viewBox="0 0 216 287" svg:d="M0 174c4 28 14 46 32 53 21 10 54 0 78-28 25-29 39-68 39-104 0-32-10-56-32-63-17-7-36-4-57 10 4-3 7-7 11-10 32-28 68-39 99-28 29 14 46 45 46 91 0 75-49 156-109 185-61 24-107-14-107-89 0-7 0-10 0-17z">
          <text:p/>
        </draw:path>
        <draw:polygon draw:style-name="gr7" draw:text-style-name="P2" draw:layer="layout" svg:width="0cm" svg:height="0cm" svg:x="24.969cm" svg:y="5.08cm" svg:viewBox="0 0 0 0" draw:points="0,0">
          <text:p/>
        </draw:polygon>
        <draw:path draw:style-name="gr1" draw:text-style-name="P1" draw:layer="layout" svg:width="0.212cm" svg:height="0.287cm" svg:x="22.086cm" svg:y="5.007cm" svg:viewBox="0 0 213 288" svg:d="M181 224c17-7 28-24 32-49l-117-141c-36 14-43 70-17 123 21 53 70 85 102 67l-25-180c-21-14-42-21-60-10l60 10c-7-3-10-7-14-10-42-40-93-47-121-11-28 35-28 99-3 159 28 60 78 102 121 106 42 0 74-39 74-99 0-4 0-11 0-14z">
          <text:p/>
        </draw:path>
        <draw:polygon draw:style-name="gr7" draw:text-style-name="P2" draw:layer="layout" svg:width="0cm" svg:height="0cm" svg:x="24.969cm" svg:y="5.08cm" svg:viewBox="0 0 0 0" draw:points="0,0">
          <text:p/>
        </draw:polygon>
        <draw:path draw:style-name="gr1" draw:text-style-name="P1" draw:layer="layout" svg:width="0.212cm" svg:height="0.288cm" svg:x="22.404cm" svg:y="5.148cm" svg:viewBox="0 0 213 289" svg:d="M181 229c18-7 29-28 32-53l-117-142c-36 14-43 67-18 123 21 54 67 86 103 72l-29-185c-21-17-42-21-56-10l56 10c-3-3-7-7-10-10-43-39-92-46-120-11-29 36-29 99-4 160 28 60 74 102 120 106 47 0 75-39 75-95 0-7 0-11 0-18z">
          <text:p/>
        </draw:path>
        <draw:polygon draw:style-name="gr7" draw:text-style-name="P2" draw:layer="layout" svg:width="0cm" svg:height="0cm" svg:x="24.969cm" svg:y="5.08cm" svg:viewBox="0 0 0 0" draw:points="0,0">
          <text:p/>
        </draw:polygon>
        <draw:path draw:style-name="gr1" draw:text-style-name="P1" draw:layer="layout" svg:width="0.152cm" svg:height="0.201cm" svg:x="24.32cm" svg:y="5.739cm" svg:viewBox="0 0 153 202" svg:d="M153 67c0-32-14-56-32-63s-39-4-61 10c-32 36-56 85-60 131 4 28 14 47 32 54 24 10 54 0 78-29 25-29 43-67 43-103z">
          <text:p/>
        </draw:path>
        <draw:polygon draw:style-name="gr7" draw:text-style-name="P2" draw:layer="layout" svg:width="0cm" svg:height="0cm" svg:x="24.969cm" svg:y="5.08cm" svg:viewBox="0 0 0 0" draw:points="0,0">
          <text:p/>
        </draw:polygon>
        <draw:path draw:style-name="gr1" draw:text-style-name="P1" draw:layer="layout" svg:width="0.152cm" svg:height="0.202cm" svg:x="24.32cm" svg:y="4.353cm" svg:viewBox="0 0 153 203" svg:d="M153 67c0-32-14-57-32-64s-39-3-61 11c-32 35-56 85-60 130 4 25 14 47 32 54 24 11 54 0 78-29 25-28 43-67 43-102z">
          <text:p/>
        </draw:path>
        <draw:polygon draw:style-name="gr7" draw:text-style-name="P2" draw:layer="layout" svg:width="0cm" svg:height="0cm" svg:x="24.969cm" svg:y="5.08cm" svg:viewBox="0 0 0 0" draw:points="0,0">
          <text:p/>
        </draw:polygon>
        <draw:path draw:style-name="gr1" draw:text-style-name="P1" draw:layer="layout" svg:width="0.152cm" svg:height="0.201cm" svg:x="25.043cm" svg:y="5.418cm" svg:viewBox="0 0 153 202" svg:d="M153 67c0-32-14-56-32-63-17-7-40-4-61 10-32 36-53 85-60 132 4 28 14 46 32 53 25 10 53 0 79-28 24-29 42-69 42-104z">
          <text:p/>
        </draw:path>
        <draw:polygon draw:style-name="gr7" draw:text-style-name="P2" draw:layer="layout" svg:width="0cm" svg:height="0cm" svg:x="24.969cm" svg:y="5.08cm" svg:viewBox="0 0 0 0" draw:points="0,0">
          <text:p/>
        </draw:polygon>
        <draw:path draw:style-name="gr1" draw:text-style-name="P1" draw:layer="layout" svg:width="0.152cm" svg:height="0.202cm" svg:x="25.043cm" svg:y="4.032cm" svg:viewBox="0 0 153 203" svg:d="M153 67c0-32-14-57-32-64-17-7-40-3-61 11-32 35-53 86-60 131 4 25 14 46 32 53 25 11 53 0 79-28 24-28 42-67 42-103z">
          <text:p/>
        </draw:path>
        <draw:polygon draw:style-name="gr7" draw:text-style-name="P2" draw:layer="layout" svg:width="0cm" svg:height="0cm" svg:x="24.969cm" svg:y="5.08cm" svg:viewBox="0 0 0 0" draw:points="0,0">
          <text:p/>
        </draw:polygon>
        <draw:path draw:style-name="gr1" draw:text-style-name="P1" draw:layer="layout" svg:width="0.152cm" svg:height="0.201cm" svg:x="24.68cm" svg:y="4.875cm" svg:viewBox="0 0 153 202" svg:d="M61 14c21-14 42-18 60-11 35 15 42 72 17 125-21 53-70 85-105 70-19-7-30-24-33-49 7-49 29-99 61-135z">
          <text:p/>
        </draw:path>
        <draw:polygon draw:style-name="gr7" draw:text-style-name="P2" draw:layer="layout" svg:width="0cm" svg:height="0cm" svg:x="24.969cm" svg:y="5.08cm" svg:viewBox="0 0 0 0" draw:points="0,0">
          <text:p/>
        </draw:polygon>
        <draw:path draw:style-name="gr1" draw:text-style-name="P1" draw:layer="layout" svg:width="0.226cm" svg:height="0.099cm" svg:x="25.625cm" svg:y="2.278cm" svg:viewBox="0 0 227 100" svg:d="M227 0v44 3c0 29-53 53-114 53-63 0-113-24-113-53v-47 44l227-44c-21 22-67 33-114 33-49 0-95-11-113-33z">
          <text:p/>
        </draw:path>
        <draw:polygon draw:style-name="gr7" draw:text-style-name="P2" draw:layer="layout" svg:width="0cm" svg:height="0cm" svg:x="24.969cm" svg:y="5.08cm" svg:viewBox="0 0 0 0" draw:points="0,0">
          <text:p/>
        </draw:polygon>
        <draw:path draw:style-name="gr1" draw:text-style-name="P1" draw:layer="layout" svg:width="0.226cm" svg:height="0.099cm" svg:x="26.959cm" svg:y="1.686cm" svg:viewBox="0 0 227 100" svg:d="M0 0v43l227-43c-22 21-64 36-114 36s-96-15-113-36h227v43 7c0 25-50 50-114 50s-113-25-113-50z">
          <text:p/>
        </draw:path>
        <draw:polygon draw:style-name="gr7" draw:text-style-name="P2" draw:layer="layout" svg:width="0cm" svg:height="0cm" svg:x="24.969cm" svg:y="5.08cm" svg:viewBox="0 0 0 0" draw:points="0,0">
          <text:p/>
        </draw:polygon>
        <draw:path draw:style-name="gr1" draw:text-style-name="P1" draw:layer="layout" svg:width="0.215cm" svg:height="0.074cm" svg:x="25.629cm" svg:y="3.037cm" svg:viewBox="0 0 216 75" svg:d="M216 47c0-26-49-47-106-47-61 0-110 21-110 47 0 0 3 3 3 7 60 28 153 28 209 0 4-4 4-7 4-7z">
          <text:p/>
        </draw:path>
        <draw:polygon draw:style-name="gr7" draw:text-style-name="P2" draw:layer="layout" svg:width="0cm" svg:height="0cm" svg:x="24.969cm" svg:y="5.08cm" svg:viewBox="0 0 0 0" draw:points="0,0">
          <text:p/>
        </draw:polygon>
        <draw:path draw:style-name="gr1" draw:text-style-name="P1" draw:layer="layout" svg:width="0.212cm" svg:height="0.075cm" svg:x="26.966cm" svg:y="2.444cm" svg:viewBox="0 0 213 76" svg:d="M213 47c0-26-50-47-107-47-60 0-106 21-106 47 0 4 0 7 0 11 60 24 153 24 209 0 4-4 4-7 4-11z">
          <text:p/>
        </draw:path>
        <draw:polygon draw:style-name="gr7" draw:text-style-name="P2" draw:layer="layout" svg:width="0cm" svg:height="0cm" svg:x="24.969cm" svg:y="5.08cm" svg:viewBox="0 0 0 0" draw:points="0,0">
          <text:p/>
        </draw:polygon>
        <draw:path draw:style-name="gr1" draw:text-style-name="P1" draw:layer="layout" svg:width="0.226cm" svg:height="0.12cm" svg:x="26.468cm" svg:y="5.954cm" svg:viewBox="0 0 227 121" svg:d="M0 93v28l227-99-43-22-141 68c-14 4-28 15-43 25z">
          <text:p/>
        </draw:path>
        <draw:polygon draw:style-name="gr7" draw:text-style-name="P2" draw:layer="layout" svg:width="0cm" svg:height="0cm" svg:x="24.969cm" svg:y="5.08cm" svg:viewBox="0 0 0 0" draw:points="0,0">
          <text:p/>
        </draw:polygon>
        <draw:path draw:style-name="gr1" draw:text-style-name="P1" draw:layer="layout" svg:width="0.138cm" svg:height="0.061cm" svg:x="27.001cm" svg:y="1.614cm" svg:viewBox="0 0 139 62" svg:d="M72 62c-40 0-72-14-72-28 0-11 7-18 21-21 18-12 51-15 75-12 25 8 43 19 43 33s-32 28-67 28v-28z">
          <text:p/>
        </draw:path>
        <draw:polygon draw:style-name="gr7" draw:text-style-name="P2" draw:layer="layout" svg:width="0cm" svg:height="0cm" svg:x="24.969cm" svg:y="5.08cm" svg:viewBox="0 0 0 0" draw:points="0,0">
          <text:p/>
        </draw:polygon>
        <draw:path draw:style-name="gr1" draw:text-style-name="P1" draw:layer="layout" svg:width="0.138cm" svg:height="0.061cm" svg:x="27.001cm" svg:y="1.614cm" svg:viewBox="0 0 139 62" svg:d="M139 34c0 14-32 28-67 28-40 0-72-14-72-28 0-11 7-18 21-21 18-12 51-15 75-12 25 8 43 19 43 33z">
          <text:p/>
        </draw:path>
        <draw:polygon draw:style-name="gr7" draw:text-style-name="P2" draw:layer="layout" svg:width="0cm" svg:height="0cm" svg:x="24.969cm" svg:y="5.08cm" svg:viewBox="0 0 0 0" draw:points="0,0">
          <text:p/>
        </draw:polygon>
        <draw:path draw:style-name="gr1" draw:text-style-name="P1" draw:layer="layout" svg:width="0.134cm" svg:height="0.062cm" svg:x="25.671cm" svg:y="2.207cm" svg:viewBox="0 0 135 63" svg:d="M135 31c0 18-33 32-68 32-39 0-67-14-67-32 0-7 7-15 18-22 21-7 49-11 74-7 25 7 43 18 43 29z">
          <text:p/>
        </draw:path>
        <draw:polygon draw:style-name="gr7" draw:text-style-name="P2" draw:layer="layout" svg:width="0cm" svg:height="0cm" svg:x="24.969cm" svg:y="5.08cm" svg:viewBox="0 0 0 0" draw:points="0,0">
          <text:p/>
        </draw:polygon>
        <draw:path draw:style-name="gr1" draw:text-style-name="P1" draw:layer="layout" svg:width="0.134cm" svg:height="0.062cm" svg:x="25.671cm" svg:y="2.207cm" svg:viewBox="0 0 135 63" svg:d="M67 63c-39 0-67-14-67-32 0-7 7-15 18-22 21-7 49-11 74-7 25 7 43 18 43 29 0 18-33 32-68 32v-32z">
          <text:p/>
        </draw:path>
        <draw:polygon draw:style-name="gr7" draw:text-style-name="P2" draw:layer="layout" svg:width="0cm" svg:height="0cm" svg:x="24.969cm" svg:y="5.08cm" svg:viewBox="0 0 0 0" draw:points="0,0">
          <text:p/>
        </draw:polygon>
        <draw:path draw:style-name="gr1" draw:text-style-name="P1" draw:layer="layout" svg:width="0.089cm" svg:height="0.095cm" svg:x="24.877cm" svg:y="5.552cm" svg:viewBox="0 0 90 96" svg:d="M43 75c-18-7-32-21-43-38l79-37 11 96z">
          <text:p/>
        </draw:path>
        <draw:polygon draw:style-name="gr7" draw:text-style-name="P2" draw:layer="layout" svg:width="0cm" svg:height="0cm" svg:x="24.969cm" svg:y="5.08cm" svg:viewBox="0 0 0 0" draw:points="0,0">
          <text:p/>
        </draw:polygon>
        <draw:path draw:style-name="gr1" draw:text-style-name="P1" draw:layer="layout" svg:width="0.053cm" svg:height="0.12cm" svg:x="22.563cm" svg:y="5.196cm" svg:viewBox="0 0 54 121" svg:d="M0 0c-3 46 18 92 54 121-7-43-26-86-54-121z">
          <text:p/>
        </draw:path>
        <draw:polygon draw:style-name="gr7" draw:text-style-name="P2" draw:layer="layout" svg:width="0cm" svg:height="0cm" svg:x="24.969cm" svg:y="5.08cm" svg:viewBox="0 0 0 0" draw:points="0,0">
          <text:p/>
        </draw:polygon>
        <draw:path draw:style-name="gr1" draw:text-style-name="P1" draw:layer="layout" svg:width="0.053cm" svg:height="0.12cm" svg:x="22.245cm" svg:y="5.055cm" svg:viewBox="0 0 54 121" svg:d="M0 0c-4 47 17 93 54 121-7-43-26-85-54-121z">
          <text:p/>
        </draw:path>
        <draw:polygon draw:style-name="gr7" draw:text-style-name="P2" draw:layer="layout" svg:width="0cm" svg:height="0cm" svg:x="24.969cm" svg:y="5.08cm" svg:viewBox="0 0 0 0" draw:points="0,0">
          <text:p/>
        </draw:polygon>
        <draw:path draw:style-name="gr1" draw:text-style-name="P1" draw:layer="layout" svg:width="0.017cm" svg:height="0.049cm" svg:x="24.966cm" svg:y="4.074cm" svg:viewBox="0 0 18 50" svg:d="M18 0l-18 50c3-17 10-36 18-50z">
          <text:p/>
        </draw:path>
        <draw:polygon draw:style-name="gr7" draw:text-style-name="P2" draw:layer="layout" svg:width="0cm" svg:height="0cm" svg:x="24.969cm" svg:y="5.08cm" svg:viewBox="0 0 0 0" draw:points="0,0">
          <text:p/>
        </draw:polygon>
        <draw:path draw:style-name="gr8" draw:text-style-name="P2" draw:layer="layout" svg:width="0.116cm" svg:height="0.03cm" svg:x="25.689cm" svg:y="2.207cm" svg:viewBox="0 0 117 31" svg:d="M0 9c22-7 50-11 75-7 25 7 42 19 42 29">
          <text:p/>
        </draw:path>
        <draw:path draw:style-name="gr8" draw:text-style-name="P2" draw:layer="layout" svg:width="0.134cm" svg:height="0.032cm" svg:x="25.671cm" svg:y="2.236cm" svg:viewBox="0 0 135 33" svg:d="M135 0c0 19-33 33-68 33-39 0-67-14-67-33">
          <text:p/>
        </draw:path>
        <draw:path draw:style-name="gr8" draw:text-style-name="P2" draw:layer="layout" svg:width="0.018cm" svg:height="0.025cm" svg:x="25.671cm" svg:y="2.215cm" svg:viewBox="0 0 19 26" svg:d="M0 26c0-11 7-18 19-26">
          <text:p/>
        </draw:path>
        <draw:path draw:style-name="gr8" draw:text-style-name="P2" draw:layer="layout" svg:width="0.212cm" svg:height="0.054cm" svg:x="25.65cm" svg:y="2.182cm" svg:viewBox="0 0 213 55" svg:d="M0 16c35-15 88-22 134-10 46 7 79 28 79 49">
          <text:p/>
        </draw:path>
        <draw:path draw:style-name="gr8" draw:text-style-name="P2" draw:layer="layout" svg:width="0.251cm" svg:height="0.057cm" svg:x="25.611cm" svg:y="2.236cm" svg:viewBox="0 0 252 58" svg:d="M252 0c0 32-57 58-124 58-70 0-128-26-128-58">
          <text:p/>
        </draw:path>
        <draw:path draw:style-name="gr8" draw:text-style-name="P2" draw:layer="layout" svg:width="0.039cm" svg:height="0.039cm" svg:x="25.611cm" svg:y="2.197cm" svg:viewBox="0 0 40 40" svg:d="M0 40c0-15 14-29 40-40">
          <text:p/>
        </draw:path>
        <draw:path draw:style-name="gr8" draw:text-style-name="P2" draw:layer="layout" svg:width="0.251cm" svg:height="0.057cm" svg:x="25.611cm" svg:y="2.257cm" svg:viewBox="0 0 252 58" svg:d="M252 0c0 30-57 58-124 58-70 0-128-28-128-58">
          <text:p/>
        </draw:path>
        <draw:path draw:style-name="gr8" draw:text-style-name="P2" draw:layer="layout" svg:width="0.226cm" svg:height="0.053cm" svg:x="25.625cm" svg:y="2.324cm" svg:viewBox="0 0 227 54" svg:d="M227 0c0 29-53 54-114 54-63 0-113-25-113-54">
          <text:p/>
        </draw:path>
        <draw:path draw:style-name="gr8" draw:text-style-name="P2" draw:layer="layout" svg:width="0.004cm" svg:height="0.014cm" svg:x="25.851cm" svg:y="2.314cm" svg:viewBox="0 0 5 15" svg:d="M0 0c0 8 5 11 5 15">
          <text:p/>
        </draw:path>
        <draw:path draw:style-name="gr8" draw:text-style-name="P2" draw:layer="layout" svg:width="0.237cm" svg:height="0.053cm" svg:x="25.618cm" svg:y="2.328cm" svg:viewBox="0 0 238 54" svg:d="M238 0c0 28-54 54-118 54-67 0-120-26-120-54">
          <text:p/>
        </draw:path>
        <draw:path draw:style-name="gr8" draw:text-style-name="P2" draw:layer="layout" svg:width="0.007cm" svg:height="0.014cm" svg:x="25.618cm" svg:y="2.314cm" svg:viewBox="0 0 8 15" svg:d="M0 15c0-4 4-7 8-15">
          <text:p/>
        </draw:path>
        <draw:path draw:style-name="gr8" draw:text-style-name="P2" draw:layer="layout" svg:width="0.237cm" svg:height="0.053cm" svg:x="25.618cm" svg:y="2.349cm" svg:viewBox="0 0 238 54" svg:d="M238 0c0 29-54 54-118 54-67 0-120-25-120-54">
          <text:p/>
        </draw:path>
        <draw:path draw:style-name="gr8" draw:text-style-name="P2" draw:layer="layout" svg:width="0.117cm" svg:height="0.033cm" svg:x="27.022cm" svg:y="1.614cm" svg:viewBox="0 0 118 34" svg:d="M0 8c18-7 50-10 75-7 25 7 43 18 43 33">
          <text:p/>
        </draw:path>
        <draw:path draw:style-name="gr8" draw:text-style-name="P2" draw:layer="layout" svg:width="0.138cm" svg:height="0.032cm" svg:x="27.001cm" svg:y="1.643cm" svg:viewBox="0 0 139 33" svg:d="M139 0c0 19-32 33-67 33-40 0-72-14-72-33">
          <text:p/>
        </draw:path>
        <draw:path draw:style-name="gr8" draw:text-style-name="P2" draw:layer="layout" svg:width="0.021cm" svg:height="0.025cm" svg:x="27.001cm" svg:y="1.622cm" svg:viewBox="0 0 22 26" svg:d="M0 26c0-12 11-19 22-26">
          <text:p/>
        </draw:path>
        <draw:path draw:style-name="gr8" draw:text-style-name="P2" draw:layer="layout" svg:width="0.212cm" svg:height="0.054cm" svg:x="26.983cm" svg:y="1.589cm" svg:viewBox="0 0 213 55" svg:d="M0 17c36-15 89-23 136-11 45 7 77 28 77 49">
          <text:p/>
        </draw:path>
        <draw:path draw:style-name="gr8" draw:text-style-name="P2" draw:layer="layout" svg:width="0.247cm" svg:height="0.057cm" svg:x="26.948cm" svg:y="1.643cm" svg:viewBox="0 0 248 58" svg:d="M248 0c0 33-57 58-124 58-71 0-124-25-124-58">
          <text:p/>
        </draw:path>
        <draw:path draw:style-name="gr8" draw:text-style-name="P2" draw:layer="layout" svg:width="0.035cm" svg:height="0.042cm" svg:x="26.948cm" svg:y="1.605cm" svg:viewBox="0 0 36 43" svg:d="M0 43c0-18 11-28 36-43">
          <text:p/>
        </draw:path>
        <draw:path draw:style-name="gr8" draw:text-style-name="P2" draw:layer="layout" svg:width="0.247cm" svg:height="0.056cm" svg:x="26.948cm" svg:y="1.665cm" svg:viewBox="0 0 248 57" svg:d="M248 0c0 31-57 57-124 57-71 0-124-26-124-57">
          <text:p/>
        </draw:path>
        <draw:path draw:style-name="gr8" draw:text-style-name="P2" draw:layer="layout" svg:width="0.226cm" svg:height="0.05cm" svg:x="26.959cm" svg:y="1.735cm" svg:viewBox="0 0 227 51" svg:d="M227 0c0 26-50 51-114 51s-113-25-113-51">
          <text:p/>
        </draw:path>
        <draw:path draw:style-name="gr8" draw:text-style-name="P2" draw:layer="layout" svg:width="0.007cm" svg:height="0.014cm" svg:x="27.181cm" svg:y="1.725cm" svg:viewBox="0 0 8 15" svg:d="M0 0c8 3 8 8 8 15">
          <text:p/>
        </draw:path>
        <draw:path draw:style-name="gr8" draw:text-style-name="P2" draw:layer="layout" svg:width="0.233cm" svg:height="0.053cm" svg:x="26.955cm" svg:y="1.739cm" svg:viewBox="0 0 234 54" svg:d="M234 0c0 29-53 54-116 54-68 0-118-25-118-54">
          <text:p/>
        </draw:path>
        <draw:path draw:style-name="gr8" draw:text-style-name="P2" draw:layer="layout" svg:width="0.004cm" svg:height="0.014cm" svg:x="26.955cm" svg:y="1.725cm" svg:viewBox="0 0 5 15" svg:d="M0 15c0-7 0-12 5-15">
          <text:p/>
        </draw:path>
        <draw:path draw:style-name="gr8" draw:text-style-name="P2" draw:layer="layout" svg:width="0.233cm" svg:height="0.053cm" svg:x="26.955cm" svg:y="1.756cm" svg:viewBox="0 0 234 54" svg:d="M234 0c0 32-53 54-116 54-68 0-118-22-118-54">
          <text:p/>
        </draw:path>
        <draw:path draw:style-name="gr8" draw:text-style-name="P2" draw:layer="layout" svg:width="0.074cm" svg:height="0.159cm" svg:x="24.68cm" svg:y="4.878cm" svg:viewBox="0 0 75 160" svg:d="M0 160c0-56 28-121 75-160">
          <text:p/>
        </draw:path>
        <draw:path draw:style-name="gr8" draw:text-style-name="P2" draw:layer="layout" svg:width="0.215cm" svg:height="0.286cm" svg:x="24.68cm" svg:y="4.846cm" svg:viewBox="0 0 216 287" svg:d="M70 32c46-38 97-42 125-10 28 35 28 99 0 163-25 60-75 102-121 102-42 4-74-35-74-95">
          <text:p/>
        </draw:path>
        <draw:line draw:style-name="gr8" draw:text-style-name="P2" draw:layer="layout" svg:x1="22.955cm" svg:y1="4.929cm" svg:x2="23.894cm" svg:y2="4.512cm">
          <text:p/>
        </draw:line>
        <draw:path draw:style-name="gr8" draw:text-style-name="P2" draw:layer="layout" svg:width="0.095cm" svg:height="0.166cm" svg:x="23.893cm" svg:y="4.349cm" svg:viewBox="0 0 96 167" svg:d="M0 167c53-25 96-99 96-167">
          <text:p/>
        </draw:path>
        <draw:line draw:style-name="gr8" draw:text-style-name="P2" draw:layer="layout" svg:x1="23.988cm" svg:y1="4.349cm" svg:x2="23.988cm" svg:y2="4.046cm">
          <text:p/>
        </draw:line>
        <draw:line draw:style-name="gr8" draw:text-style-name="P2" draw:layer="layout" svg:x1="23.988cm" svg:y1="4.047cm" svg:x2="25.757cm" svg:y2="3.263cm">
          <text:p/>
        </draw:line>
        <draw:line draw:style-name="gr8" draw:text-style-name="P2" draw:layer="layout" svg:x1="26.052cm" svg:y1="3.133cm" svg:x2="27.09cm" svg:y2="2.67cm">
          <text:p/>
        </draw:line>
        <draw:line draw:style-name="gr8" draw:text-style-name="P2" draw:layer="layout" svg:x1="27.343cm" svg:y1="2.557cm" svg:x2="27.343cm" svg:y2="6.547cm">
          <text:p/>
        </draw:line>
        <draw:path draw:style-name="gr8" draw:text-style-name="P2" draw:layer="layout" svg:width="0.067cm" svg:height="0.113cm" svg:x="27.28cm" svg:y="6.547cm" svg:viewBox="0 0 68 114" svg:d="M0 114c36-18 68-67 68-114">
          <text:p/>
        </draw:path>
        <draw:line draw:style-name="gr8" draw:text-style-name="P2" draw:layer="layout" svg:x1="27.281cm" svg:y1="6.656cm" svg:x2="22.955cm" svg:y2="8.58cm">
          <text:p/>
        </draw:line>
        <draw:path draw:style-name="gr8" draw:text-style-name="P2" draw:layer="layout" svg:width="0.028cm" svg:height="0.053cm" svg:x="22.891cm" svg:y="8.526cm" svg:viewBox="0 0 29 54" svg:d="M0 0c0 25 11 47 29 54">
          <text:p/>
        </draw:path>
        <draw:path draw:style-name="gr8" draw:text-style-name="P2" draw:layer="layout" svg:width="0.036cm" svg:height="0.008cm" svg:x="22.919cm" svg:y="8.576cm" svg:viewBox="0 0 37 9" svg:d="M0 3c11 8 26 8 37-3">
          <text:p/>
        </draw:path>
        <draw:line draw:style-name="gr8" draw:text-style-name="P2" draw:layer="layout" svg:x1="22.891cm" svg:y1="8.526cm" svg:x2="22.891cm" svg:y2="5.037cm">
          <text:p/>
        </draw:line>
        <draw:path draw:style-name="gr8" draw:text-style-name="P2" draw:layer="layout" svg:width="0.064cm" svg:height="0.109cm" svg:x="22.891cm" svg:y="4.928cm" svg:viewBox="0 0 65 110" svg:d="M0 110c0-46 33-96 65-110">
          <text:p/>
        </draw:path>
        <draw:line draw:style-name="gr8" draw:text-style-name="P2" draw:layer="layout" svg:x1="24.503cm" svg:y1="6.4cm" svg:x2="24.568cm" svg:y2="5.725cm">
          <text:p/>
        </draw:line>
        <draw:line draw:style-name="gr8" draw:text-style-name="P2" draw:layer="layout" svg:x1="25.079cm" svg:y1="6.145cm" svg:x2="24.503cm" svg:y2="6.4cm">
          <text:p/>
        </draw:line>
        <draw:line draw:style-name="gr8" draw:text-style-name="P2" draw:layer="layout" svg:x1="25.015cm" svg:y1="5.528cm" svg:x2="25.079cm" svg:y2="6.146cm">
          <text:p/>
        </draw:line>
        <draw:line draw:style-name="gr8" draw:text-style-name="P2" draw:layer="layout" svg:x1="24.567cm" svg:y1="5.726cm" svg:x2="25.016cm" svg:y2="5.528cm">
          <text:p/>
        </draw:line>
        <draw:path draw:style-name="gr8" draw:text-style-name="P2" draw:layer="layout" svg:width="0.144cm" svg:height="0.096cm" svg:x="25.114cm" svg:y="5.389cm" svg:viewBox="0 0 145 97" svg:d="M145 97c0-47-17-78-45-93-32-10-67 0-100 29">
          <text:p/>
        </draw:path>
        <draw:path draw:style-name="gr8" draw:text-style-name="P2" draw:layer="layout" svg:width="0.071cm" svg:height="0.158cm" svg:x="25.043cm" svg:y="5.422cm" svg:viewBox="0 0 72 159" svg:d="M72 0c-44 40-72 103-72 159">
          <text:p/>
        </draw:path>
        <draw:path draw:style-name="gr8" draw:text-style-name="P2" draw:layer="layout" svg:width="0.215cm" svg:height="0.191cm" svg:x="25.043cm" svg:y="5.485cm" svg:viewBox="0 0 216 192" svg:d="M0 95c0 76 51 114 107 90 60-29 109-111 109-185">
          <text:p/>
        </draw:path>
        <draw:path draw:style-name="gr8" draw:text-style-name="P2" draw:layer="layout" svg:width="0.144cm" svg:height="0.095cm" svg:x="24.391cm" svg:y="5.71cm" svg:viewBox="0 0 145 96" svg:d="M145 96c0-42-17-78-49-92-28-11-64 0-96 28">
          <text:p/>
        </draw:path>
        <draw:path draw:style-name="gr8" draw:text-style-name="P2" draw:layer="layout" svg:width="0.071cm" svg:height="0.158cm" svg:x="24.32cm" svg:y="5.743cm" svg:viewBox="0 0 72 159" svg:d="M72 0c-43 40-72 103-72 159">
          <text:p/>
        </draw:path>
        <draw:path draw:style-name="gr8" draw:text-style-name="P2" draw:layer="layout" svg:width="0.215cm" svg:height="0.191cm" svg:x="24.32cm" svg:y="5.806cm" svg:viewBox="0 0 216 192" svg:d="M0 95c0 75 46 114 107 90 60-30 109-111 109-185">
          <text:p/>
        </draw:path>
        <draw:line draw:style-name="gr8" draw:text-style-name="P2" draw:layer="layout" svg:x1="24.408cm" svg:y1="4.065cm" svg:x2="25.175cm" svg:y2="3.725cm">
          <text:p/>
        </draw:line>
        <draw:line draw:style-name="gr8" draw:text-style-name="P2" draw:layer="layout" svg:x1="24.568cm" svg:y1="4.396cm" svg:x2="24.408cm" svg:y2="4.06cm">
          <text:p/>
        </draw:line>
        <draw:line draw:style-name="gr8" draw:text-style-name="P2" draw:layer="layout" svg:x1="25.016cm" svg:y1="4.198cm" svg:x2="24.567cm" svg:y2="4.396cm">
          <text:p/>
        </draw:line>
        <draw:line draw:style-name="gr8" draw:text-style-name="P2" draw:layer="layout" svg:x1="25.175cm" svg:y1="3.725cm" svg:x2="25.015cm" svg:y2="4.199cm">
          <text:p/>
        </draw:line>
        <draw:path draw:style-name="gr8" draw:text-style-name="P2" draw:layer="layout" svg:width="0.144cm" svg:height="0.096cm" svg:x="24.391cm" svg:y="4.324cm" svg:viewBox="0 0 145 97" svg:d="M145 97c0-44-17-79-49-93-28-11-64 0-96 28">
          <text:p/>
        </draw:path>
        <draw:path draw:style-name="gr8" draw:text-style-name="P2" draw:layer="layout" svg:width="0.071cm" svg:height="0.159cm" svg:x="24.32cm" svg:y="4.356cm" svg:viewBox="0 0 72 160" svg:d="M72 0c-43 39-72 103-72 160">
          <text:p/>
        </draw:path>
        <draw:path draw:style-name="gr8" draw:text-style-name="P2" draw:layer="layout" svg:width="0.215cm" svg:height="0.191cm" svg:x="24.32cm" svg:y="4.42cm" svg:viewBox="0 0 216 192" svg:d="M0 96c0 74 46 113 107 88 60-28 109-109 109-184">
          <text:p/>
        </draw:path>
        <draw:path draw:style-name="gr8" draw:text-style-name="P2" draw:layer="layout" svg:width="0.144cm" svg:height="0.096cm" svg:x="25.114cm" svg:y="4.003cm" svg:viewBox="0 0 145 97" svg:d="M145 97c0-43-17-79-45-93-32-11-67 0-100 28">
          <text:p/>
        </draw:path>
        <draw:path draw:style-name="gr8" draw:text-style-name="P2" draw:layer="layout" svg:width="0.071cm" svg:height="0.159cm" svg:x="25.043cm" svg:y="4.035cm" svg:viewBox="0 0 72 160" svg:d="M72 0c-44 39-72 103-72 160">
          <text:p/>
        </draw:path>
        <draw:path draw:style-name="gr8" draw:text-style-name="P2" draw:layer="layout" svg:width="0.215cm" svg:height="0.19cm" svg:x="25.043cm" svg:y="4.099cm" svg:viewBox="0 0 216 191" svg:d="M0 95c0 74 51 114 107 89 60-29 109-110 109-184">
          <text:p/>
        </draw:path>
        <draw:line draw:style-name="gr8" draw:text-style-name="P2" draw:layer="layout" svg:x1="26.468cm" svg:y1="5.284cm" svg:x2="26.468cm" svg:y2="6.131cm">
          <text:p/>
        </draw:line>
        <draw:line draw:style-name="gr8" draw:text-style-name="P2" draw:layer="layout" svg:x1="26.468cm" svg:y1="6.132cm" svg:x2="27.267cm" svg:y2="5.778cm">
          <text:p/>
        </draw:line>
        <draw:line draw:style-name="gr8" draw:text-style-name="P2" draw:layer="layout" svg:x1="27.266cm" svg:y1="5.778cm" svg:x2="27.266cm" svg:y2="4.931cm">
          <text:p/>
        </draw:line>
        <draw:line draw:style-name="gr8" draw:text-style-name="P2" draw:layer="layout" svg:x1="27.267cm" svg:y1="4.931cm" svg:x2="26.468cm" svg:y2="5.285cm">
          <text:p/>
        </draw:line>
        <draw:path draw:style-name="gr8" draw:text-style-name="P2" draw:layer="layout" svg:width="0.06cm" svg:height="0.014cm" svg:x="24.74cm" svg:y="4.875cm" svg:viewBox="0 0 61 15" svg:d="M0 15c22-15 43-19 61-12">
          <text:p/>
        </draw:path>
        <draw:path draw:style-name="gr8" draw:text-style-name="P2" draw:layer="layout" svg:width="0.12cm" svg:height="0.198cm" svg:x="24.712cm" svg:y="4.878cm" svg:viewBox="0 0 121 199" svg:d="M89 0c35 15 42 71 17 124-21 54-71 86-106 71">
          <text:p/>
        </draw:path>
        <draw:path draw:style-name="gr8" draw:text-style-name="P2" draw:layer="layout" svg:width="0.035cm" svg:height="0.052cm" svg:x="24.68cm" svg:y="5.02cm" svg:viewBox="0 0 36 53" svg:d="M36 53c-18-8-33-25-36-53">
          <text:p/>
        </draw:path>
        <draw:line draw:style-name="gr8" draw:text-style-name="P2" draw:layer="layout" svg:x1="22.098cm" svg:y1="4.548cm" svg:x2="23.037cm" svg:y2="4.131cm">
          <text:p/>
        </draw:line>
        <draw:path draw:style-name="gr8" draw:text-style-name="P2" draw:layer="layout" svg:width="0.095cm" svg:height="0.166cm" svg:x="23.036cm" svg:y="3.968cm" svg:viewBox="0 0 96 167" svg:d="M0 167c54-25 96-100 96-167">
          <text:p/>
        </draw:path>
        <draw:path draw:style-name="gr8" draw:text-style-name="P2" draw:layer="layout" svg:width="0.064cm" svg:height="0.109cm" svg:x="22.034cm" svg:y="4.547cm" svg:viewBox="0 0 65 110" svg:d="M0 110c0-43 28-96 65-110">
          <text:p/>
        </draw:path>
        <draw:line draw:style-name="gr8" draw:text-style-name="P2" draw:layer="layout" svg:x1="23.131cm" svg:y1="3.968cm" svg:x2="23.131cm" svg:y2="3.746cm">
          <text:p/>
        </draw:line>
        <draw:line draw:style-name="gr8" draw:text-style-name="P2" draw:layer="layout" svg:x1="23.131cm" svg:y1="3.665cm" svg:x2="23.989cm" svg:y2="4.047cm">
          <text:p/>
        </draw:line>
        <draw:line draw:style-name="gr8" draw:text-style-name="P2" draw:layer="layout" svg:x1="23.131cm" svg:y1="3.746cm" svg:x2="23.131cm" svg:y2="3.665cm">
          <text:p/>
        </draw:line>
        <draw:line draw:style-name="gr8" draw:text-style-name="P2" draw:layer="layout" svg:x1="22.034cm" svg:y1="8.145cm" svg:x2="22.034cm" svg:y2="4.656cm">
          <text:p/>
        </draw:line>
        <draw:path draw:style-name="gr8" draw:text-style-name="P2" draw:layer="layout" svg:width="0.07cm" svg:height="0.159cm" svg:x="22.546cm" svg:y="5.182cm" svg:viewBox="0 0 71 160" svg:d="M71 160c0-58-28-125-71-160">
          <text:p/>
        </draw:path>
        <draw:path draw:style-name="gr8" draw:text-style-name="P2" draw:layer="layout" svg:width="0.212cm" svg:height="0.288cm" svg:x="22.404cm" svg:y="5.148cm" svg:viewBox="0 0 213 289" svg:d="M142 34c-43-39-92-46-120-11-29 36-29 99-4 160 28 60 74 102 120 106 47 0 75-39 75-95">
          <text:p/>
        </draw:path>
        <draw:path draw:style-name="gr8" draw:text-style-name="P2" draw:layer="layout" svg:width="0.071cm" svg:height="0.158cm" svg:x="22.228cm" svg:y="5.041cm" svg:viewBox="0 0 72 159" svg:d="M72 159c0-56-30-124-72-159">
          <text:p/>
        </draw:path>
        <draw:path draw:style-name="gr8" draw:text-style-name="P2" draw:layer="layout" svg:width="0.212cm" svg:height="0.287cm" svg:x="22.086cm" svg:y="5.007cm" svg:viewBox="0 0 213 288" svg:d="M142 34c-42-40-93-47-121-11-28 35-28 99-3 159 28 60 78 102 121 106 42 0 74-39 74-99">
          <text:p/>
        </draw:path>
        <draw:line draw:style-name="gr8" draw:text-style-name="P2" draw:layer="layout" svg:x1="23.131cm" svg:y1="3.666cm" svg:x2="26.424cm" svg:y2="2.204cm">
          <text:p/>
        </draw:line>
        <draw:line draw:style-name="gr8" draw:text-style-name="P2" draw:layer="layout" svg:x1="25.59cm" svg:y1="3.189cm" svg:x2="25.757cm" svg:y2="3.264cm">
          <text:p/>
        </draw:line>
        <draw:path draw:style-name="gr8" draw:text-style-name="P2" draw:layer="layout" svg:width="0.06cm" svg:height="0.067cm" svg:x="25.53cm" svg:y="3.122cm" svg:viewBox="0 0 61 68" svg:d="M0 0c0 24 21 49 61 68">
          <text:p/>
        </draw:path>
        <draw:line draw:style-name="gr8" draw:text-style-name="P2" draw:layer="layout" svg:x1="27.09cm" svg:y1="2.671cm" svg:x2="26.924cm" svg:y2="2.596cm">
          <text:p/>
        </draw:line>
        <draw:path draw:style-name="gr8" draw:text-style-name="P2" draw:layer="layout" svg:width="0.06cm" svg:height="0.064cm" svg:x="26.864cm" svg:y="2.532cm" svg:viewBox="0 0 61 65" svg:d="M0 0c0 26 22 51 61 65">
          <text:p/>
        </draw:path>
        <draw:path draw:style-name="gr8" draw:text-style-name="P2" draw:layer="layout" svg:width="0.028cm" svg:height="0.053cm" svg:x="22.034cm" svg:y="8.145cm" svg:viewBox="0 0 29 54" svg:d="M0 0c0 25 7 47 29 54">
          <text:p/>
        </draw:path>
        <draw:line draw:style-name="gr8" draw:text-style-name="P2" draw:layer="layout" svg:x1="25.756cm" svg:y1="3.263cm" svg:x2="25.756cm" svg:y2="3.182cm">
          <text:p/>
        </draw:line>
        <draw:line draw:style-name="gr8" draw:text-style-name="P2" draw:layer="layout" svg:x1="25.756cm" svg:y1="3.183cm" svg:x2="26.053cm" svg:y2="3.051cm">
          <text:p/>
        </draw:line>
        <draw:line draw:style-name="gr8" draw:text-style-name="P2" draw:layer="layout" svg:x1="26.052cm" svg:y1="3.132cm" svg:x2="26.052cm" svg:y2="3.051cm">
          <text:p/>
        </draw:line>
        <draw:line draw:style-name="gr8" draw:text-style-name="P2" draw:layer="layout" svg:x1="27.343cm" svg:y1="2.557cm" svg:x2="27.343cm" svg:y2="2.476cm">
          <text:p/>
        </draw:line>
        <draw:line draw:style-name="gr8" draw:text-style-name="P2" draw:layer="layout" svg:x1="27.348cm" svg:y1="2.476cm" svg:x2="27.089cm" svg:y2="2.593cm">
          <text:p/>
        </draw:line>
        <draw:line draw:style-name="gr8" draw:text-style-name="P2" draw:layer="layout" svg:x1="27.089cm" svg:y1="2.67cm" svg:x2="27.089cm" svg:y2="2.589cm">
          <text:p/>
        </draw:line>
        <draw:line draw:style-name="gr8" draw:text-style-name="P2" draw:layer="layout" svg:x1="25.079cm" svg:y1="6.146cm" svg:x2="25.015cm" svg:y2="6.117cm">
          <text:p/>
        </draw:line>
        <draw:line draw:style-name="gr8" draw:text-style-name="P2" draw:layer="layout" svg:x1="25.016cm" svg:y1="6.117cm" svg:x2="24.511cm" svg:y2="6.34cm">
          <text:p/>
        </draw:line>
        <draw:line draw:style-name="gr8" draw:text-style-name="P2" draw:layer="layout" svg:x1="24.955cm" svg:y1="5.552cm" svg:x2="25.016cm" svg:y2="6.118cm">
          <text:p/>
        </draw:line>
        <draw:path draw:style-name="gr8" draw:text-style-name="P2" draw:layer="layout" svg:width="0.032cm" svg:height="0.063cm" svg:x="25.163cm" svg:y="5.422cm" svg:viewBox="0 0 33 64" svg:d="M33 64c0-32-15-57-33-64">
          <text:p/>
        </draw:path>
        <draw:path draw:style-name="gr8" draw:text-style-name="P2" draw:layer="layout" svg:width="0.06cm" svg:height="0.014cm" svg:x="25.103cm" svg:y="5.418cm" svg:viewBox="0 0 61 15" svg:d="M61 4c-17-7-42-4-61 11">
          <text:p/>
        </draw:path>
        <draw:path draw:style-name="gr8" draw:text-style-name="P2" draw:layer="layout" svg:width="0.032cm" svg:height="0.053cm" svg:x="25.043cm" svg:y="5.563cm" svg:viewBox="0 0 33 54" svg:d="M0 0c4 29 14 47 33 54">
          <text:p/>
        </draw:path>
        <draw:path draw:style-name="gr8" draw:text-style-name="P2" draw:layer="layout" svg:width="0.12cm" svg:height="0.135cm" svg:x="25.075cm" svg:y="5.485cm" svg:viewBox="0 0 121 136" svg:d="M0 132c25 10 53 0 78-28 25-30 43-69 43-104">
          <text:p/>
        </draw:path>
        <draw:path draw:style-name="gr8" draw:text-style-name="P2" draw:layer="layout" svg:width="0.036cm" svg:height="0.063cm" svg:x="24.436cm" svg:y="5.743cm" svg:viewBox="0 0 37 64" svg:d="M37 64c0-32-14-57-37-64">
          <text:p/>
        </draw:path>
        <draw:path draw:style-name="gr8" draw:text-style-name="P2" draw:layer="layout" svg:width="0.06cm" svg:height="0.014cm" svg:x="24.38cm" svg:y="5.739cm" svg:viewBox="0 0 61 15" svg:d="M61 4c-18-7-39-4-61 11">
          <text:p/>
        </draw:path>
        <draw:path draw:style-name="gr8" draw:text-style-name="P2" draw:layer="layout" svg:width="0.032cm" svg:height="0.053cm" svg:x="24.32cm" svg:y="5.884cm" svg:viewBox="0 0 33 54" svg:d="M0 0c4 29 14 47 33 54">
          <text:p/>
        </draw:path>
        <draw:path draw:style-name="gr8" draw:text-style-name="P2" draw:layer="layout" svg:width="0.12cm" svg:height="0.135cm" svg:x="24.352cm" svg:y="5.806cm" svg:viewBox="0 0 121 136" svg:d="M0 132c21 10 53 0 77-28 25-29 44-67 44-104">
          <text:p/>
        </draw:path>
        <draw:line draw:style-name="gr8" draw:text-style-name="P2" draw:layer="layout" svg:x1="25.09cm" svg:y1="3.76cm" svg:x2="24.983cm" svg:y2="4.075cm">
          <text:p/>
        </draw:line>
        <draw:line draw:style-name="gr8" draw:text-style-name="P2" draw:layer="layout" svg:x1="24.984cm" svg:y1="4.074cm" svg:x2="24.966cm" svg:y2="4.124cm">
          <text:p/>
        </draw:line>
        <draw:line draw:style-name="gr8" draw:text-style-name="P2" draw:layer="layout" svg:x1="24.967cm" svg:y1="4.12cm" svg:x2="24.948cm" svg:y2="4.17cm">
          <text:p/>
        </draw:line>
        <draw:line draw:style-name="gr8" draw:text-style-name="P2" draw:layer="layout" svg:x1="25.016cm" svg:y1="4.199cm" svg:x2="24.948cm" svg:y2="4.169cm">
          <text:p/>
        </draw:line>
        <draw:line draw:style-name="gr8" draw:text-style-name="P2" draw:layer="layout" svg:x1="24.952cm" svg:y1="4.169cm" svg:x2="24.546cm" svg:y2="4.35cm">
          <text:p/>
        </draw:line>
        <draw:path draw:style-name="gr8" draw:text-style-name="P2" draw:layer="layout" svg:width="0.036cm" svg:height="0.064cm" svg:x="24.436cm" svg:y="4.356cm" svg:viewBox="0 0 37 65" svg:d="M37 65c0-28-14-54-37-65">
          <text:p/>
        </draw:path>
        <draw:path draw:style-name="gr8" draw:text-style-name="P2" draw:layer="layout" svg:width="0.06cm" svg:height="0.014cm" svg:x="24.38cm" svg:y="4.353cm" svg:viewBox="0 0 61 15" svg:d="M61 3c-18-7-39-3-61 12">
          <text:p/>
        </draw:path>
        <draw:path draw:style-name="gr8" draw:text-style-name="P2" draw:layer="layout" svg:width="0.032cm" svg:height="0.054cm" svg:x="24.32cm" svg:y="4.497cm" svg:viewBox="0 0 33 55" svg:d="M0 0c4 30 14 47 33 55">
          <text:p/>
        </draw:path>
        <draw:path draw:style-name="gr8" draw:text-style-name="P2" draw:layer="layout" svg:width="0.12cm" svg:height="0.134cm" svg:x="24.352cm" svg:y="4.42cm" svg:viewBox="0 0 121 135" svg:d="M0 131c21 11 53 0 77-28 25-28 44-68 44-103">
          <text:p/>
        </draw:path>
        <draw:path draw:style-name="gr8" draw:text-style-name="P2" draw:layer="layout" svg:width="0.032cm" svg:height="0.064cm" svg:x="25.163cm" svg:y="4.035cm" svg:viewBox="0 0 33 65" svg:d="M33 65c0-28-15-54-33-65">
          <text:p/>
        </draw:path>
        <draw:path draw:style-name="gr8" draw:text-style-name="P2" draw:layer="layout" svg:width="0.06cm" svg:height="0.014cm" svg:x="25.103cm" svg:y="4.032cm" svg:viewBox="0 0 61 15" svg:d="M61 3c-17-7-42-3-61 12">
          <text:p/>
        </draw:path>
        <draw:path draw:style-name="gr8" draw:text-style-name="P2" draw:layer="layout" svg:width="0.032cm" svg:height="0.053cm" svg:x="25.043cm" svg:y="4.176cm" svg:viewBox="0 0 33 54" svg:d="M0 0c4 26 14 47 33 54">
          <text:p/>
        </draw:path>
        <draw:path draw:style-name="gr8" draw:text-style-name="P2" draw:layer="layout" svg:width="0.12cm" svg:height="0.134cm" svg:x="25.075cm" svg:y="4.099cm" svg:viewBox="0 0 121 135" svg:d="M0 131c25 11 53 0 78-29 25-28 43-67 43-102">
          <text:p/>
        </draw:path>
        <draw:line draw:style-name="gr8" draw:text-style-name="P2" draw:layer="layout" svg:x1="26.468cm" svg:y1="6.075cm" svg:x2="27.203cm" svg:y2="5.75cm">
          <text:p/>
        </draw:line>
        <draw:line draw:style-name="gr8" draw:text-style-name="P2" draw:layer="layout" svg:x1="27.267cm" svg:y1="5.779cm" svg:x2="27.202cm" svg:y2="5.75cm">
          <text:p/>
        </draw:line>
        <draw:line draw:style-name="gr8" draw:text-style-name="P2" draw:layer="layout" svg:x1="27.202cm" svg:y1="5.75cm" svg:x2="27.202cm" svg:y2="4.96cm">
          <text:p/>
        </draw:line>
        <draw:path draw:style-name="gr8" draw:text-style-name="P2" draw:layer="layout" svg:width="0.035cm" svg:height="0.007cm" svg:x="26.423cm" svg:y="2.201cm" svg:viewBox="0 0 36 8" svg:d="M36 4c-11-8-22-4-36 4">
          <text:p/>
        </draw:path>
        <draw:path draw:style-name="gr8" draw:text-style-name="P2" draw:layer="layout" svg:width="0.06cm" svg:height="0.017cm" svg:x="22.5cm" svg:y="5.176cm" svg:viewBox="0 0 61 18" svg:d="M61 18c-22-19-46-23-61-11">
          <text:p/>
        </draw:path>
        <draw:path draw:style-name="gr8" draw:text-style-name="P2" draw:layer="layout" svg:width="0.117cm" svg:height="0.197cm" svg:x="22.467cm" svg:y="5.182cm" svg:viewBox="0 0 118 198" svg:d="M33 0c-36 14-43 71-18 124 21 53 71 85 103 71">
          <text:p/>
        </draw:path>
        <draw:path draw:style-name="gr8" draw:text-style-name="P2" draw:layer="layout" svg:width="0.032cm" svg:height="0.053cm" svg:x="22.584cm" svg:y="5.323cm" svg:viewBox="0 0 33 54" svg:d="M0 54c18-7 29-28 33-54">
          <text:p/>
        </draw:path>
        <draw:path draw:style-name="gr8" draw:text-style-name="P2" draw:layer="layout" svg:width="0.06cm" svg:height="0.016cm" svg:x="22.182cm" svg:y="5.036cm" svg:viewBox="0 0 61 17" svg:d="M61 17c-21-15-43-23-61-11">
          <text:p/>
        </draw:path>
        <draw:path draw:style-name="gr8" draw:text-style-name="P2" draw:layer="layout" svg:width="0.118cm" svg:height="0.197cm" svg:x="22.149cm" svg:y="5.041cm" svg:viewBox="0 0 119 198" svg:d="M34 0c-36 14-43 70-22 123 26 53 75 86 107 72">
          <text:p/>
        </draw:path>
        <draw:path draw:style-name="gr8" draw:text-style-name="P2" draw:layer="layout" svg:width="0.032cm" svg:height="0.053cm" svg:x="22.267cm" svg:y="5.182cm" svg:viewBox="0 0 33 54" svg:d="M0 54c18-12 29-29 33-54">
          <text:p/>
        </draw:path>
        <draw:path draw:style-name="gr8" draw:text-style-name="P2" draw:layer="layout" svg:width="0.215cm" svg:height="0.092cm" svg:x="26.864cm" svg:y="2.359cm" svg:viewBox="0 0 216 93" svg:d="M216 1c-60-4-114 7-153 24-42 18-63 43-63 68">
          <text:p/>
        </draw:path>
        <draw:path draw:style-name="gr8" draw:text-style-name="P2" draw:layer="layout" svg:width="0.06cm" svg:height="0.067cm" svg:x="26.864cm" svg:y="2.451cm" svg:viewBox="0 0 61 68" svg:d="M0 0c0 25 22 46 61 68">
          <text:p/>
        </draw:path>
        <draw:line draw:style-name="gr8" draw:text-style-name="P2" draw:layer="layout" svg:x1="27.09cm" svg:y1="2.593cm" svg:x2="26.924cm" svg:y2="2.515cm">
          <text:p/>
        </draw:line>
        <draw:line draw:style-name="gr8" draw:text-style-name="P2" draw:layer="layout" svg:x1="25.59cm" svg:y1="3.107cm" svg:x2="25.757cm" svg:y2="3.183cm">
          <text:p/>
        </draw:line>
        <draw:path draw:style-name="gr8" draw:text-style-name="P2" draw:layer="layout" svg:width="0.353cm" svg:height="0.094cm" svg:x="25.53cm" svg:y="2.95cm" svg:viewBox="0 0 354 95" svg:d="M354 28c-58-26-149-36-227-22-78 15-127 50-127 89">
          <text:p/>
        </draw:path>
        <draw:path draw:style-name="gr8" draw:text-style-name="P2" draw:layer="layout" svg:width="0.06cm" svg:height="0.063cm" svg:x="25.53cm" svg:y="3.044cm" svg:viewBox="0 0 61 64" svg:d="M0 0c0 22 21 47 61 64">
          <text:p/>
        </draw:path>
        <draw:line draw:style-name="gr8" draw:text-style-name="P2" draw:layer="layout" svg:x1="26.053cm" svg:y1="3.052cm" svg:x2="25.883cm" svg:y2="2.977cm">
          <text:p/>
        </draw:line>
        <draw:path draw:style-name="gr8" draw:text-style-name="P2" draw:layer="layout" svg:width="0.24cm" svg:height="0.035cm" svg:x="25.629cm" svg:y="3.076cm" svg:viewBox="0 0 241 36" svg:d="M0 14c35 15 82 22 128 22 49-4 88-19 113-36">
          <text:p/>
        </draw:path>
        <draw:path draw:style-name="gr8" draw:text-style-name="P2" draw:layer="layout" svg:width="0.302cm" svg:height="0.101cm" svg:x="25.586cm" svg:y="2.975cm" svg:viewBox="0 0 303 102" svg:d="M284 102c35-29 21-65-36-86s-138-21-195 0c-56 21-70 57-31 86">
          <text:p/>
        </draw:path>
        <draw:path draw:style-name="gr8" draw:text-style-name="P2" draw:layer="layout" svg:width="0.024cm" svg:height="0.014cm" svg:x="25.608cm" svg:y="3.076cm" svg:viewBox="0 0 25 15" svg:d="M0 0c3 3 15 10 25 15">
          <text:p/>
        </draw:path>
        <draw:line draw:style-name="gr8" draw:text-style-name="P2" draw:layer="layout" svg:x1="27.075cm" svg:y1="2.36cm" svg:x2="27.348cm" svg:y2="2.481cm">
          <text:p/>
        </draw:line>
        <draw:path draw:style-name="gr8" draw:text-style-name="P2" draw:layer="layout" svg:width="0.24cm" svg:height="0.036cm" svg:x="26.962cm" svg:y="2.483cm" svg:viewBox="0 0 241 37" svg:d="M0 14c36 19 81 26 131 22 47-3 86-14 110-36">
          <text:p/>
        </draw:path>
        <draw:path draw:style-name="gr8" draw:text-style-name="P2" draw:layer="layout" svg:width="0.302cm" svg:height="0.101cm" svg:x="26.919cm" svg:y="2.386cm" svg:viewBox="0 0 303 102" svg:d="M284 102c35-29 21-65-35-86-57-21-139-21-195 0-57 21-71 57-32 86">
          <text:p/>
        </draw:path>
        <draw:path draw:style-name="gr8" draw:text-style-name="P2" draw:layer="layout" svg:width="0.025cm" svg:height="0.014cm" svg:x="26.941cm" svg:y="2.483cm" svg:viewBox="0 0 26 15" svg:d="M0 0c7 8 14 12 26 15">
          <text:p/>
        </draw:path>
        <draw:path draw:style-name="gr8" draw:text-style-name="P2" draw:layer="layout" svg:width="0.017cm" svg:height="0.049cm" svg:x="24.966cm" svg:y="4.074cm" svg:viewBox="0 0 18 50" svg:d="M0 50c3-17 10-36 18-50">
          <text:p/>
        </draw:path>
        <draw:line draw:style-name="gr8" draw:text-style-name="P2" draw:layer="layout" svg:x1="26.695cm" svg:y1="5.977cm" svg:x2="26.652cm" svg:y2="5.954cm">
          <text:p/>
        </draw:line>
        <draw:path draw:style-name="gr8" draw:text-style-name="P2" draw:layer="layout" svg:width="0.053cm" svg:height="0.12cm" svg:x="22.563cm" svg:y="5.196cm" svg:viewBox="0 0 54 121" svg:d="M0 0c-3 46 18 92 54 121">
          <text:p/>
        </draw:path>
        <draw:path draw:style-name="gr8" draw:text-style-name="P2" draw:layer="layout" svg:width="0.053cm" svg:height="0.12cm" svg:x="22.245cm" svg:y="5.055cm" svg:viewBox="0 0 54 121" svg:d="M0 0c-4 47 17 93 54 121">
          <text:p/>
        </draw:path>
        <draw:path draw:style-name="gr8" draw:text-style-name="P2" draw:layer="layout" svg:width="0.005cm" svg:height="0.007cm" svg:x="25.84cm" svg:y="3.083cm" svg:viewBox="0 0 6 8" svg:d="M0 8c6 0 6-4 6-8">
          <text:p/>
        </draw:path>
        <draw:path draw:style-name="gr8" draw:text-style-name="P2" draw:layer="layout" svg:width="0.215cm" svg:height="0.047cm" svg:x="25.629cm" svg:y="3.037cm" svg:viewBox="0 0 216 48" svg:d="M216 48c0-26-49-48-106-48-61 0-110 22-110 48">
          <text:p/>
        </draw:path>
        <draw:path draw:style-name="gr8" draw:text-style-name="P2" draw:layer="layout" svg:width="0.007cm" svg:height="0.007cm" svg:x="25.629cm" svg:y="3.083cm" svg:viewBox="0 0 8 8" svg:d="M0 0c0 4 4 8 8 8">
          <text:p/>
        </draw:path>
        <draw:path draw:style-name="gr8" draw:text-style-name="P2" draw:layer="layout" svg:width="0.004cm" svg:height="0.011cm" svg:x="27.174cm" svg:y="2.49cm" svg:viewBox="0 0 5 12" svg:d="M0 12c5-4 5-8 5-12">
          <text:p/>
        </draw:path>
        <draw:path draw:style-name="gr8" draw:text-style-name="P2" draw:layer="layout" svg:width="0.212cm" svg:height="0.046cm" svg:x="26.966cm" svg:y="2.444cm" svg:viewBox="0 0 213 47" svg:d="M213 47c0-25-50-47-107-47-60 0-106 22-106 47">
          <text:p/>
        </draw:path>
        <draw:path draw:style-name="gr8" draw:text-style-name="P2" draw:layer="layout" svg:width="0cm" svg:height="0.01cm" svg:x="26.966cm" svg:y="2.49cm" svg:viewBox="0 0 0 11" svg:d="M0 0c0 4 0 7 0 11">
          <text:p/>
        </draw:path>
        <draw:line draw:style-name="gr8" draw:text-style-name="P2" draw:layer="layout" svg:x1="26.511cm" svg:y1="6.022cm" svg:x2="26.653cm" svg:y2="5.954cm">
          <text:p/>
        </draw:line>
        <draw:path draw:style-name="gr8" draw:text-style-name="P2" draw:layer="layout" svg:width="0.043cm" svg:height="0.028cm" svg:x="26.468cm" svg:y="6.018cm" svg:viewBox="0 0 44 29" svg:d="M0 29c16-15 30-22 44-29">
          <text:p/>
        </draw:path>
        <draw:path draw:style-name="gr8" draw:text-style-name="P2" draw:layer="layout" svg:width="0.177cm" svg:height="0.229cm" svg:x="24.863cm" svg:y="3.904cm" svg:viewBox="0 0 178 230" svg:d="M0 230c0-53 21-113 58-160 35-46 81-74 120-70">
          <text:p/>
        </draw:path>
        <draw:path draw:style-name="gr8" draw:text-style-name="P2" draw:layer="layout" svg:width="0.014cm" svg:height="0.067cm" svg:x="24.863cm" svg:y="4.134cm" svg:viewBox="0 0 15 68" svg:d="M15 68c-11-22-15-43-15-68">
          <text:p/>
        </draw:path>
        <draw:path draw:style-name="gr8" draw:text-style-name="P2" draw:layer="layout" svg:width="0.043cm" svg:height="0.038cm" svg:x="24.877cm" svg:y="5.588cm" svg:viewBox="0 0 44 39" svg:d="M44 39c-18-7-32-21-44-39">
          <text:p/>
        </draw:path>
        <draw:line draw:style-name="gr8" draw:text-style-name="P2" draw:layer="layout" svg:x1="25.738cm" svg:y1="3.044cm" svg:x2="25.738cm" svg:y2="2.402cm">
          <text:p/>
        </draw:line>
        <draw:line draw:style-name="gr8" draw:text-style-name="P2" draw:layer="layout" svg:x1="25.738cm" svg:y1="2.268cm" svg:x2="25.738cm" svg:y2="2.236cm">
          <text:p/>
        </draw:line>
        <draw:line draw:style-name="gr8" draw:text-style-name="P2" draw:layer="layout" svg:x1="27.072cm" svg:y1="2.451cm" svg:x2="27.072cm" svg:y2="1.809cm">
          <text:p/>
        </draw:line>
        <draw:line draw:style-name="gr8" draw:text-style-name="P2" draw:layer="layout" svg:x1="27.072cm" svg:y1="1.675cm" svg:x2="27.072cm" svg:y2="1.643cm">
          <text:p/>
        </draw:line>
        <draw:line draw:style-name="gr8" draw:text-style-name="P2" draw:layer="layout" svg:x1="25.862cm" svg:y1="2.236cm" svg:x2="25.862cm" svg:y2="2.257cm">
          <text:p/>
        </draw:line>
        <draw:line draw:style-name="gr8" draw:text-style-name="P2" draw:layer="layout" svg:x1="25.611cm" svg:y1="2.236cm" svg:x2="25.611cm" svg:y2="2.257cm">
          <text:p/>
        </draw:line>
        <draw:line draw:style-name="gr8" draw:text-style-name="P2" draw:layer="layout" svg:x1="25.851cm" svg:y1="2.278cm" svg:x2="25.851cm" svg:y2="2.324cm">
          <text:p/>
        </draw:line>
        <draw:line draw:style-name="gr8" draw:text-style-name="P2" draw:layer="layout" svg:x1="25.625cm" svg:y1="2.278cm" svg:x2="25.625cm" svg:y2="2.324cm">
          <text:p/>
        </draw:line>
        <draw:line draw:style-name="gr8" draw:text-style-name="P2" draw:layer="layout" svg:x1="25.855cm" svg:y1="2.328cm" svg:x2="25.855cm" svg:y2="2.349cm">
          <text:p/>
        </draw:line>
        <draw:line draw:style-name="gr8" draw:text-style-name="P2" draw:layer="layout" svg:x1="25.618cm" svg:y1="2.328cm" svg:x2="25.618cm" svg:y2="2.349cm">
          <text:p/>
        </draw:line>
        <draw:line draw:style-name="gr8" draw:text-style-name="P2" draw:layer="layout" svg:x1="27.195cm" svg:y1="1.643cm" svg:x2="27.195cm" svg:y2="1.665cm">
          <text:p/>
        </draw:line>
        <draw:line draw:style-name="gr8" draw:text-style-name="P2" draw:layer="layout" svg:x1="26.948cm" svg:y1="1.643cm" svg:x2="26.948cm" svg:y2="1.665cm">
          <text:p/>
        </draw:line>
        <draw:line draw:style-name="gr8" draw:text-style-name="P2" draw:layer="layout" svg:x1="27.181cm" svg:y1="1.686cm" svg:x2="27.181cm" svg:y2="1.735cm">
          <text:p/>
        </draw:line>
        <draw:line draw:style-name="gr8" draw:text-style-name="P2" draw:layer="layout" svg:x1="26.959cm" svg:y1="1.686cm" svg:x2="26.959cm" svg:y2="1.735cm">
          <text:p/>
        </draw:line>
        <draw:line draw:style-name="gr8" draw:text-style-name="P2" draw:layer="layout" svg:x1="27.188cm" svg:y1="1.739cm" svg:x2="27.188cm" svg:y2="1.756cm">
          <text:p/>
        </draw:line>
        <draw:line draw:style-name="gr8" draw:text-style-name="P2" draw:layer="layout" svg:x1="26.955cm" svg:y1="1.739cm" svg:x2="26.955cm" svg:y2="1.756cm">
          <text:p/>
        </draw:line>
        <draw:line draw:style-name="gr8" draw:text-style-name="P2" draw:layer="layout" svg:x1="22.059cm" svg:y1="8.198cm" svg:x2="22.92cm" svg:y2="8.58cm">
          <text:p/>
        </draw:line>
        <draw:line draw:style-name="gr8" draw:text-style-name="P2" draw:layer="layout" svg:x1="26.458cm" svg:y1="2.204cm" svg:x2="26.9cm" svg:y2="2.399cm">
          <text:p/>
        </draw:line>
        <draw:line draw:style-name="gr8" draw:text-style-name="P2" draw:layer="layout" svg:x1="26.864cm" svg:y1="2.451cm" svg:x2="26.864cm" svg:y2="2.532cm">
          <text:p/>
        </draw:line>
        <draw:line draw:style-name="gr8" draw:text-style-name="P2" draw:layer="layout" svg:x1="25.53cm" svg:y1="3.044cm" svg:x2="25.53cm" svg:y2="3.122cm">
          <text:p/>
        </draw:line>
        <draw:line draw:style-name="gr8" draw:text-style-name="P2" draw:layer="layout" svg:x1="24.916cm" svg:y1="5.626cm" svg:x2="24.968cm" svg:y2="5.648cm">
          <text:p/>
        </draw:line>
        <draw:polygon draw:style-name="gr7" draw:text-style-name="P2" draw:layer="layout" svg:width="0cm" svg:height="0cm" svg:x="0cm" svg:y="20.99cm" svg:viewBox="0 0 0 0" draw:points="0,0">
          <text:p/>
        </draw:polygon>
        <draw:polygon draw:style-name="gr9" draw:text-style-name="P3" draw:layer="layout" svg:width="0.166cm" svg:height="0.508cm" svg:x="26.281cm" svg:y="8.364cm" svg:viewBox="0 0 167 509" draw:points="47,0 0,509 167,495">
          <text:p/>
        </draw:polygon>
        <draw:polygon draw:style-name="gr9" draw:text-style-name="P3" draw:layer="layout" svg:width="0.208cm" svg:height="0.504cm" svg:x="27.432cm" svg:y="7.874cm" svg:viewBox="0 0 209 505" draw:points="209,0 0,466 163,505">
          <text:p/>
        </draw:polygon>
        <draw:line draw:style-name="gr10" draw:text-style-name="P2" draw:layer="layout" svg:x1="26.417cm" svg:y1="8.763cm" svg:x2="26.162cm" svg:y2="13.717cm">
          <text:p/>
        </draw:line>
        <draw:line draw:style-name="gr10" draw:text-style-name="P2" draw:layer="layout" svg:x1="27.56cm" svg:y1="8.255cm" svg:x2="26.162cm" svg:y2="13.717cm">
          <text:p/>
        </draw:line>
        <draw:polygon draw:style-name="gr3" draw:text-style-name="P3" draw:layer="layout" svg:width="0.205cm" svg:height="0.505cm" svg:x="20.75cm" svg:y="10.417cm" svg:viewBox="0 0 206 506" draw:points="206,0 0,463 159,506">
          <text:p/>
        </draw:polygon>
        <draw:polygon draw:style-name="gr11" draw:text-style-name="P2" draw:layer="layout" svg:width="0.205cm" svg:height="0.505cm" svg:x="20.75cm" svg:y="10.417cm" svg:viewBox="0 0 206 506" draw:points="206,0 0,463 159,506">
          <text:p/>
        </draw:polygon>
        <draw:polygon draw:style-name="gr9" draw:text-style-name="P3" draw:layer="layout" svg:width="0.208cm" svg:height="0.504cm" svg:x="20.447cm" svg:y="10.668cm" svg:viewBox="0 0 209 505" draw:points="209,0 0,466 163,505">
          <text:p/>
        </draw:polygon>
        <draw:line draw:style-name="gr10" draw:text-style-name="P2" draw:layer="layout" svg:x1="20.575cm" svg:y1="11.049cm" svg:x2="19.304cm" svg:y2="13.844cm">
          <text:p/>
        </draw:line>
        <draw:line draw:style-name="gr10" draw:text-style-name="P2" draw:layer="layout" svg:x1="20.829cm" svg:y1="10.922cm" svg:x2="19.304cm" svg:y2="13.844cm">
          <text:p/>
        </draw:line>
        <draw:polygon draw:style-name="gr3" draw:text-style-name="P3" draw:layer="layout" svg:width="0.331cm" svg:height="0.473cm" svg:x="12.086cm" svg:y="13.123cm" svg:viewBox="0 0 332 474" draw:points="332,0 0,385 144,474">
          <text:p/>
        </draw:polygon>
        <draw:polygon draw:style-name="gr11" draw:text-style-name="P2" draw:layer="layout" svg:width="0.331cm" svg:height="0.473cm" svg:x="12.086cm" svg:y="13.123cm" svg:viewBox="0 0 332 474" draw:points="332,0 0,385 144,474">
          <text:p/>
        </draw:polygon>
        <draw:polygon draw:style-name="gr9" draw:text-style-name="P3" draw:layer="layout" svg:width="0.166cm" svg:height="0.505cm" svg:x="10.117cm" svg:y="12.311cm" svg:viewBox="0 0 167 506" draw:points="111,0 0,499 167,506">
          <text:p/>
        </draw:polygon>
        <draw:polygon draw:style-name="gr9" draw:text-style-name="P3" draw:layer="layout" svg:width="0.163cm" svg:height="0.508cm" svg:x="8.092cm" svg:y="11.684cm" svg:viewBox="0 0 164 509" draw:points="18,0 0,509 164,487">
          <text:p/>
        </draw:polygon>
        <draw:polygon draw:style-name="gr9" draw:text-style-name="P3" draw:layer="layout" svg:width="0.163cm" svg:height="0.508cm" svg:x="8.159cm" svg:y="9.002cm" svg:viewBox="0 0 164 509" draw:points="18,0 0,509 164,488">
          <text:p/>
        </draw:polygon>
        <draw:polygon draw:style-name="gr3" draw:text-style-name="P3" draw:layer="layout" svg:width="0.331cm" svg:height="0.472cm" svg:x="12.065cm" svg:y="10.414cm" svg:viewBox="0 0 332 473" draw:points="332,0 0,385 145,473">
          <text:p/>
        </draw:polygon>
        <draw:polygon draw:style-name="gr11" draw:text-style-name="P2" draw:layer="layout" svg:width="0.331cm" svg:height="0.472cm" svg:x="12.065cm" svg:y="10.414cm" svg:viewBox="0 0 332 473" draw:points="332,0 0,385 145,473">
          <text:p/>
        </draw:polygon>
        <draw:line draw:style-name="gr10" draw:text-style-name="P2" draw:layer="layout" svg:x1="8.128cm" svg:y1="12.065cm" svg:x2="9.526cm" svg:y2="14.098cm">
          <text:p/>
        </draw:line>
        <draw:line draw:style-name="gr10" draw:text-style-name="P2" draw:layer="layout" svg:x1="8.255cm" svg:y1="9.398cm" svg:x2="9.529cm" svg:y2="14.098cm">
          <text:p/>
        </draw:line>
        <draw:line draw:style-name="gr10" draw:text-style-name="P2" draw:layer="layout" svg:x1="10.161cm" svg:y1="12.827cm" svg:x2="9.528cm" svg:y2="14.101cm">
          <text:p/>
        </draw:line>
        <draw:line draw:style-name="gr10" draw:text-style-name="P2" draw:layer="layout" svg:x1="12.193cm" svg:y1="10.795cm" svg:x2="9.528cm" svg:y2="14.101cm">
          <text:p/>
        </draw:line>
        <draw:line draw:style-name="gr10" draw:text-style-name="P2" draw:layer="layout" svg:x1="12.193cm" svg:y1="13.462cm" svg:x2="9.528cm" svg:y2="14.101cm">
          <text:p/>
        </draw:line>
        <draw:polygon draw:style-name="gr9" draw:text-style-name="P3" draw:layer="layout" svg:width="0.285cm" svg:height="0.491cm" svg:x="3.683cm" svg:y="11.955cm" svg:viewBox="0 0 286 492" draw:points="0,0 134,492 286,421">
          <text:p/>
        </draw:polygon>
        <draw:polygon draw:style-name="gr9" draw:text-style-name="P3" draw:layer="layout" svg:width="0.286cm" svg:height="0.491cm" svg:x="4.286cm" svg:y="11.447cm" svg:viewBox="0 0 287 492" draw:points="0,0 135,492 287,421">
          <text:p/>
        </draw:polygon>
        <draw:polygon draw:style-name="gr9" draw:text-style-name="P3" draw:layer="layout" svg:width="0.205cm" svg:height="0.508cm" svg:x="3.986cm" svg:y="11.172cm" svg:viewBox="0 0 206 509" draw:points="0,0 42,509 206,467">
          <text:p/>
        </draw:polygon>
        <draw:polygon draw:style-name="gr9" draw:text-style-name="P3" draw:layer="layout" svg:width="0.232cm" svg:height="0.501cm" svg:x="3.683cm" svg:y="10.802cm" svg:viewBox="0 0 233 502" draw:points="0,0 74,502 233,452">
          <text:p/>
        </draw:polygon>
        <draw:polygon draw:style-name="gr9" draw:text-style-name="P3" draw:layer="layout" svg:width="0.285cm" svg:height="0.49cm" svg:x="4.191cm" svg:y="10.287cm" svg:viewBox="0 0 286 491" draw:points="0,0 134,491 286,420">
          <text:p/>
        </draw:polygon>
        <draw:line draw:style-name="gr10" draw:text-style-name="P2" draw:layer="layout" svg:x1="4.395cm" svg:y1="10.668cm" svg:x2="5.793cm" svg:y2="15.114cm">
          <text:p/>
        </draw:line>
        <draw:line draw:style-name="gr10" draw:text-style-name="P2" draw:layer="layout" svg:x1="4.445cm" svg:y1="11.938cm" svg:x2="5.843cm" svg:y2="15.114cm">
          <text:p/>
        </draw:line>
        <draw:line draw:style-name="gr10" draw:text-style-name="P2" draw:layer="layout" svg:x1="4.064cm" svg:y1="11.557cm" svg:x2="5.843cm" svg:y2="15.114cm">
          <text:p/>
        </draw:line>
        <draw:line draw:style-name="gr10" draw:text-style-name="P2" draw:layer="layout" svg:x1="3.81cm" svg:y1="11.303cm" svg:x2="5.793cm" svg:y2="15.117cm">
          <text:p/>
        </draw:line>
        <draw:line draw:style-name="gr10" draw:text-style-name="P2" draw:layer="layout" svg:x1="3.81cm" svg:y1="12.319cm" svg:x2="5.793cm" svg:y2="15.117cm">
          <text:p/>
        </draw:line>
        <draw:frame draw:style-name="gr12" draw:text-style-name="P5" draw:layer="layout" svg:width="5.298cm" svg:height="0.623cm" svg:x="3.429cm" svg:y="15.141cm">
          <draw:text-box>
            <text:p text:style-name="P4"><text:span text:style-name="T1">5X M3 Brass Inserts</text:span></text:p>
          </draw:text-box>
        </draw:frame>
        <draw:frame draw:style-name="gr12" draw:text-style-name="P5" draw:layer="layout" svg:width="3.744cm" svg:height="0.623cm" svg:x="3.429cm" svg:y="15.762cm">
          <draw:text-box>
            <text:p text:style-name="P4"><text:span text:style-name="T1">[HD-MS0030] </text:span></text:p>
          </draw:text-box>
        </draw:frame>
        <draw:frame draw:style-name="gr12" draw:text-style-name="P5" draw:layer="layout" svg:width="5.298cm" svg:height="0.623cm" svg:x="9.017cm" svg:y="14.1cm">
          <draw:text-box>
            <text:p text:style-name="P4"><text:span text:style-name="T1">5X M3 Brass Inserts</text:span></text:p>
          </draw:text-box>
        </draw:frame>
        <draw:frame draw:style-name="gr12" draw:text-style-name="P5" draw:layer="layout" svg:width="3.744cm" svg:height="0.623cm" svg:x="9.017cm" svg:y="14.721cm">
          <draw:text-box>
            <text:p text:style-name="P4"><text:span text:style-name="T1">[HD-MS0030] </text:span></text:p>
          </draw:text-box>
        </draw:frame>
        <draw:frame draw:style-name="gr12" draw:text-style-name="P5" draw:layer="layout" svg:width="5.298cm" svg:height="0.623cm" svg:x="15.875cm" svg:y="13.744cm">
          <draw:text-box>
            <text:p text:style-name="P4"><text:span text:style-name="T1">2X M3 Brass Inserts</text:span></text:p>
          </draw:text-box>
        </draw:frame>
        <draw:frame draw:style-name="gr12" draw:text-style-name="P5" draw:layer="layout" svg:width="3.744cm" svg:height="0.623cm" svg:x="15.875cm" svg:y="14.365cm">
          <draw:text-box>
            <text:p text:style-name="P4"><text:span text:style-name="T1">[HD-MS0030] </text:span></text:p>
          </draw:text-box>
        </draw:frame>
        <draw:frame draw:style-name="gr12" draw:text-style-name="P5" draw:layer="layout" svg:width="5.298cm" svg:height="0.623cm" svg:x="23.276cm" svg:y="13.973cm">
          <draw:text-box>
            <text:p text:style-name="P4"><text:span text:style-name="T1">2X M3 Brass Inserts</text:span></text:p>
          </draw:text-box>
        </draw:frame>
        <draw:frame draw:style-name="gr12" draw:text-style-name="P5" draw:layer="layout" svg:width="3.744cm" svg:height="0.623cm" svg:x="23.276cm" svg:y="14.594cm">
          <draw:text-box>
            <text:p text:style-name="P4"><text:span text:style-name="T1">[HD-MS0030] </text:span></text:p>
          </draw:text-box>
        </draw:frame>
        <draw:frame draw:style-name="gr12" draw:text-style-name="P5" draw:layer="layout" svg:width="0.532cm" svg:height="0.623cm" svg:x="27.686cm" svg:y="19.332cm">
          <draw:text-box>
            <text:p text:style-name="P4"><text:span text:style-name="T1">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19T12:58:45.684480463</dc:date>
    <meta:editing-duration>PT20S</meta:editing-duration>
    <meta:editing-cycles>1</meta:editing-cycles>
    <meta:document-statistic meta:object-count="3352"/>
    <meta:generator>LibreOffice/5.2.7.2$Linux_X86_64 LibreOffice_project/20m0$Build-2</meta:generator>
  </office:meta>
</office:document-meta>
</file>